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draw:textarea-horizontal-align="justify" draw:textarea-vertical-align="middle" draw:auto-grow-height="false" fo:min-height="0.05cm" fo:min-width="0.5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0.562cm"/>
    </style:style>
    <style:style style:name="pr4" style:family="presentation" style:parent-style-name="Default-title">
      <style:graphic-properties fo:min-height="1.72cm"/>
    </style:style>
    <style:style style:name="pr5" style:family="presentation" style:parent-style-name="Default-subtitle">
      <style:graphic-properties draw:fill-color="#ffffff" draw:textarea-vertical-align="top" fo:min-height="13.102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draw:textarea-vertical-align="top" fo:min-height="14.902cm"/>
    </style:style>
    <style:style style:name="pr8" style:family="presentation" style:parent-style-name="Default-subtitle">
      <style:graphic-properties draw:fill-color="#ffffff" draw:textarea-vertical-align="top" fo:min-height="14.905cm"/>
    </style:style>
    <style:style style:name="pr9" style:family="presentation" style:parent-style-name="Default-subtitle">
      <style:graphic-properties draw:fill-color="#ffffff" draw:textarea-vertical-align="top" fo:min-height="15.079cm"/>
    </style:style>
    <style:style style:name="pr10" style:family="presentation" style:parent-style-name="Default-subtitle">
      <style:graphic-properties draw:fill-color="#ffffff" draw:textarea-vertical-align="top" fo:min-height="14.979cm"/>
    </style:style>
    <style:style style:name="pr11" style:family="presentation" style:parent-style-name="Default-title">
      <style:graphic-properties fo:min-height="2.187cm"/>
    </style:style>
    <style:style style:name="pr12" style:family="presentation" style:parent-style-name="Default-subtitle">
      <style:graphic-properties draw:fill-color="#ffffff" draw:textarea-vertical-align="top" fo:min-height="12.713cm"/>
    </style:style>
    <style:style style:name="pr13" style:family="presentation" style:parent-style-name="Default-subtitle">
      <style:graphic-properties draw:fill-color="#ffffff" draw:textarea-vertical-align="top" fo:min-height="15.113cm"/>
    </style:style>
    <style:style style:name="pr14" style:family="presentation" style:parent-style-name="Default-subtitle">
      <style:graphic-properties draw:fill-color="#ffffff" draw:textarea-vertical-align="top" fo:min-height="14.6cm"/>
    </style:style>
    <style:style style:name="pr15" style:family="presentation" style:parent-style-name="Default-title">
      <style:graphic-properties fo:min-height="2.629cm"/>
    </style:style>
    <style:style style:name="pr16" style:family="presentation" style:parent-style-name="Default-title">
      <style:graphic-properties fo:min-height="9.999cm"/>
    </style:style>
    <style:style style:name="co1" style:family="table-column">
      <style:table-column-properties style:column-width="3.698cm" style:use-optimal-column-width="false"/>
    </style:style>
    <style:style style:name="co2" style:family="table-column">
      <style:table-column-properties style:column-width="3.696cm" style:use-optimal-column-width="false"/>
    </style:style>
    <style:style style:name="co3" style:family="table-column">
      <style:table-column-properties style:column-width="3.02cm" style:use-optimal-column-width="false"/>
    </style:style>
    <style:style style:name="co4" style:family="table-column">
      <style:table-column-properties style:column-width="3.025cm" style:use-optimal-column-width="false"/>
    </style:style>
    <style:style style:name="co5" style:family="table-column">
      <style:table-column-properties style:column-width="2.389cm" style:use-optimal-column-width="false"/>
    </style:style>
    <style:style style:name="co6" style:family="table-column">
      <style:table-column-properties style:column-width="2.391cm" style:use-optimal-column-width="false"/>
    </style:style>
    <style:style style:name="co7" style:family="table-column">
      <style:table-column-properties style:column-width="2.408cm" style:use-optimal-column-width="false"/>
    </style:style>
    <style:style style:name="co8" style:family="table-column">
      <style:table-column-properties style:column-width="2.4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08cm"/>
    </style:style>
    <style:style style:name="ro3" style:family="table-row">
      <style:table-row-properties style:row-height="1.011cm"/>
    </style:style>
    <style:style style:name="ro4" style:family="table-row">
      <style:table-row-properties style:row-height="1.013cm"/>
    </style:style>
    <style:style style:name="ro5" style:family="table-row">
      <style:table-row-properties style:row-height="1.017cm"/>
    </style:style>
    <style:style style:name="ce1" style:family="table-cell">
      <loext:graphic-properties draw:fill="solid" draw:fill-color="#ffffff"/>
      <style:paragraph-properties fo:text-align="center" fo:border="0.28pt solid #000000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text-properties style:font-name="Liberation Serif" fo:font-size="36pt" fo:font-weight="bold" style:font-size-asian="36pt" style:font-weight-asian="bold" style:font-size-complex="36pt" style:font-weight-complex="bold"/>
    </style:style>
    <style:style style:name="P12" style:family="paragraph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60pt" style:font-size-asian="60pt" style:font-size-complex="60pt"/>
    </style:style>
    <style:style style:name="P15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2pt" fo:font-style="normal" fo:text-shadow="none" style:text-underline-style="none" fo:font-weight="normal" style:letter-kerning="true" fo:background-color="transparent" style:font-name-asian="Noto Sans CJK SC" style:font-size-asian="72pt" style:font-style-asian="normal" style:font-weight-asian="normal" style:font-name-complex="Lohit Devanagari2" style:font-size-complex="7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4pt" fo:font-style="normal" fo:text-shadow="none" style:text-underline-style="none" fo:font-weight="normal" style:letter-kerning="true" fo:background-color="transparent" style:font-name-asian="Noto Sans CJK SC" style:font-size-asian="54pt" style:font-style-asian="normal" style:font-weight-asian="normal" style:font-name-complex="Lohit Devanagari2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0pt" fo:font-style="normal" fo:text-shadow="none" style:text-underline-style="none" fo:font-weight="normal" style:letter-kerning="true" fo:background-color="transparent" style:font-name-asian="Noto Sans CJK SC" style:font-size-asian="80pt" style:font-style-asian="normal" style:font-weight-asian="normal" style:font-name-complex="Lohit Devanagari2" style:font-size-complex="8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fo:background-color="transparent" style:font-name-asian="Noto Sans CJK SC" style:font-size-asian="60pt" style:font-style-asian="normal" style:font-weight-asian="normal" style:font-name-complex="Lohit Devanagari2" style:font-size-complex="6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0pt" style:font-size-asian="10pt" style:font-size-complex="10pt"/>
    </style:style>
    <style:style style:name="T8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Liberation Serif" fo:font-size="24pt" style:font-size-asian="24pt" style:font-size-complex="24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letter-kerning="true" fo:background-color="transparent" style:font-name-asian="Noto Sans CJK SC" style:font-size-asian="10pt" style:font-style-asian="normal" style:font-weight-asian="bold" style:font-name-complex="Lohit Devanagari2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erif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Liberation Serif" fo:font-size="28pt" style:font-size-asian="28pt" style:font-size-complex="28pt"/>
    </style:style>
    <style:style style:name="T16" style:family="text"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Liberation Serif" fo:font-size="14pt" style:font-size-asian="14pt" style:font-size-complex="14pt"/>
    </style:style>
    <style:style style:name="T18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19" style:family="text">
      <style:text-properties style:text-position="super 58%" style:font-name="Liberation Serif" fo:font-size="26pt" fo:font-weight="bold" style:font-size-asian="26pt" style:font-weight-asian="bold" style:font-size-complex="26pt" style:font-weight-complex="bold"/>
    </style:style>
    <style:style style:name="T20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Liberation Serif" fo:font-size="26pt" style:font-size-asian="26pt" style:font-size-complex="26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24" style:family="text">
      <style:text-properties style:font-name="Liberation Serif" fo:font-size="18pt" style:font-size-asian="18pt" style:font-size-complex="18pt"/>
    </style:style>
    <style:style style:name="T25" style:family="text">
      <style:text-properties style:font-name="Liberation Serif" fo:font-size="16pt" style:font-size-asian="16pt" style:font-size-complex="16pt"/>
    </style:style>
    <style:style style:name="T26" style:family="text">
      <style:text-properties style:font-name="Liberation Serif" fo:font-size="20pt" style:font-size-asian="20pt" style:font-size-complex="20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2" style:font-size-complex="2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font-name="Liberation Serif" fo:font-size="6pt" fo:font-weight="normal" style:font-size-asian="6pt" style:font-weight-asian="normal" style:font-size-complex="6pt" style:font-weight-complex="normal"/>
    </style:style>
    <style:style style:name="T30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Liberation Serif" fo:font-size="22pt" style:font-size-asian="22pt" style:font-size-complex="22pt"/>
    </style:style>
    <style:style style:name="T32" style:family="text">
      <style:text-properties fo:font-size="60pt" style:font-size-asian="60pt" style:font-size-complex="60pt"/>
    </style:style>
    <style:style style:name="T33" style:family="text">
      <style:text-properties style:font-name="Liberation Serif" fo:font-size="36pt"/>
    </style:style>
    <style:style style:name="T34" style:family="text">
      <style:text-properties fo:color="#cf3834" style:font-name="Liberation Serif" fo:font-size="36pt"/>
    </style:style>
    <style:style style:name="T35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7.104cm" svg:height="10.562cm" draw:transform="skewX (-5.20455283036286E-017) rotate (0.413119433947058) translate (-0.473cm 9.397cm)" presentation:class="title" presentation:user-transformed="true">
          <draw:text-box>
            <text:p xml:id="id1" text:id="id1"><text:span text:style-name="T2">Mathematical Logic</text:span><text:span text:style-name="T2"><text:line-break/></text:span><text:span text:style-name="T3"> <text:s text:c="7"/></text:span><text:span text:style-name="T4"><text:line-break/></text:span><text:span text:style-name="T5">Part – 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3" draw:layer="layout" svg:width="25.199cm" svg:height="1.72cm" svg:x="1.4cm" svg:y="0.392cm" presentation:class="title" presentation:user-transformed="true">
          <draw:text-box>
            <text:p xml:id="id2" text:id="id2"><text:span text:style-name="T6">Mathematical Logic</text:span></text:p>
          </draw:text-box>
        </draw:frame>
        <draw:frame presentation:style-name="pr5" draw:text-style-name="P5" draw:layer="layout" svg:width="26.4cm" svg:height="13.102cm" svg:x="0.8cm" svg:y="2.2cm" presentation:class="subtitle" presentation:user-transformed="true">
          <draw:text-box>
            <text:p text:style-name="P4"><text:span text:style-name="T7"><text:s text:c="14"/></text:span></text:p>
            <text:p xml:id="id3" text:id="id3" text:style-name="P4"><text:span text:style-name="T8"><text:tab/></text:span><text:span text:style-name="T8">Statement :</text:span></text:p>
            <text:p text:style-name="P4"><text:span text:style-name="T7"><text:s text:c="41"/></text:span></text:p>
            <text:p xml:id="id4" text:id="id4" text:style-name="P4"><text:span text:style-name="T9"><text:tab/></text:span><text:span text:style-name="T9">A statement is a declarative (assertive) sentence which is either true or</text:span></text:p>
            <text:p xml:id="id5" text:id="id5" text:style-name="P4"><text:span text:style-name="T9"><text:tab/></text:span><text:span text:style-name="T9">false, but not both simultaneously. Statements are denoted by <text:s text:c="15"/></text:span></text:p>
            <text:p text:style-name="P4"><text:span text:style-name="T7"><text:s text:c="17"/></text:span></text:p>
            <text:p xml:id="id7" text:id="id7" text:style-name="P4"><text:span text:style-name="T9"><text:tab/></text:span><text:span text:style-name="T8">Truth value of a statement :</text:span><text:span text:style-name="T7"> <text:s text:c="29"/></text:span></text:p>
            <text:p text:style-name="P4"><text:span text:style-name="T7"/></text:p>
            <text:p xml:id="id8" text:id="id8" text:style-name="P4"><text:span text:style-name="T9"><text:tab/></text:span><text:span text:style-name="T9">Each statement is either true or false. If a statement is true then its truth</text:span></text:p>
            <text:p xml:id="id9" text:id="id9" text:style-name="P4"><text:span text:style-name="T9"><text:s text:c="6"/></text:span><text:span text:style-name="T9">value is 'T' and if the statement is false then its truth value is F. </text:span></text:p>
            <text:p text:style-name="P4"><text:span text:style-name="T7"><text:s text:c="18"/></text:span></text:p>
            <text:p xml:id="id10" text:id="id10" text:style-name="P4"><text:span text:style-name="T10"><text:tab/></text:span><text:span text:style-name="T10">Logical connectives, simple and compound statements : <text:s text:c="7"/></text:span><text:span text:style-name="T11"><text:s text:c="21"/></text:span></text:p>
            <text:p xml:id="id11" text:id="id11" text:style-name="P4"><text:span text:style-name="T12"><text:tab/></text:span><text:span text:style-name="T12">The words or phrases which are used to connect two statements are called</text:span></text:p>
            <text:p xml:id="id12" text:id="id12" text:style-name="P4"><text:span text:style-name="T12"><text:tab/></text:span><text:span text:style-name="T12">logical connectives. We will study the connectives 'and', 'or', 'if ..... then',</text:span></text:p>
            <text:p xml:id="id13" text:id="id13" text:style-name="P4"><text:span text:style-name="T12"><text:tab/></text:span><text:span text:style-name="T12">'if and only if ' and <text:s/>'not''. <text:s text:c="2"/></text:span><text:span text:style-name="T13"><text:s text:c="2"/></text:span></text:p>
          </draw:text-box>
        </draw:frame>
        <draw:g xml:id="id6" draw:id="id6">
          <svg:title>TexMaths</svg:title>
          <svg:desc>24§display§p, q, r ....§svg§600§FALSE§</svg:desc>
          <draw:polygon draw:style-name="gr2" draw:text-style-name="P6" draw:layer="layout" svg:width="2.747cm" svg:height="0.452cm" svg:x="23.178cm" svg:y="5.339cm" svg:viewBox="0 0 2748 453" draw:points="1373,453 0,453 0,0 2748,0 2748,453">
            <text:p/>
          </draw:polygon>
          <draw:path draw:style-name="gr3" draw:text-style-name="P7" draw:layer="layout" svg:width="0.441cm" svg:height="0.537cm" svg:x="23.136cm" svg:y="5.297cm" svg:viewBox="0 0 442 538" svg:d="M65 478c-7 29-7 35-46 35-9 0-19 0-19 15 0 8 4 10 12 10 23 0 46-2 71-2 26 0 55 2 82 2 6 0 15 0 15-15 0-10-7-10-19-10-42 0-42-6-42-13 0-12 35-148 40-170 12 24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099cm" svg:height="0.253cm" svg:x="23.66cm" svg:y="5.58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48cm" svg:height="0.537cm" svg:x="23.996cm" svg:y="5.297cm" svg:viewBox="0 0 349 538" svg:d="M349 10c0-4-1-10-7-10-10 0-44 35-58 60-19-47-52-60-80-60-100 0-204 125-204 248 0 82 50 136 111 136 37 0 71-21 100-52-7 31-34 145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  <draw:path draw:style-name="gr3" draw:text-style-name="P7" draw:layer="layout" svg:width="0.099cm" svg:height="0.253cm" svg:x="24.442cm" svg:y="5.581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45cm" svg:height="0.383cm" svg:x="24.768cm" svg:y="5.297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25.173cm" svg:y="5.581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5.407cm" svg:y="5.581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5.642cm" svg:y="5.581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25.876cm" svg:y="5.581cm" svg:viewBox="0 0 92 92" svg:d="M92 46c0-25-21-46-46-46s-46 21-46 46 21 46 46 46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width*0.05;width" smil:keyTimes="0;1"/>
                  <anim:animate smil:dur="0.5s" smil:fill="hold" smil:targetElement="id3" anim:sub-item="text" smil:attributeName="height" smil:values="height;height" smil:keyTimes="0;1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width*0.05;width" smil:keyTimes="0;1"/>
                  <anim:animate smil:dur="0.5s" smil:fill="hold" smil:targetElement="id4" anim:sub-item="text" smil:attributeName="height" smil:values="height;height" smil:keyTimes="0;1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width*0.05;width" smil:keyTimes="0;1"/>
                  <anim:animate smil:dur="0.5s" smil:fill="hold" smil:targetElement="id5" anim:sub-item="text" smil:attributeName="height" smil:values="height;height" smil:keyTimes="0;1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width*0.05;width" smil:keyTimes="0;1"/>
                  <anim:animate smil:dur="0.5s" smil:fill="hold" smil:targetElement="id7" anim:sub-item="text" smil:attributeName="height" smil:values="height;height" smil:keyTimes="0;1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width*0.05;width" smil:keyTimes="0;1"/>
                  <anim:animate smil:dur="0.5s" smil:fill="hold" smil:targetElement="id8" anim:sub-item="text" smil:attributeName="height" smil:values="height;height" smil:keyTimes="0;1"/>
                  <anim:animate smil:dur="0.5s" smil:fill="hold" smil:targetElement="id8" anim:sub-item="text" smil:attributeName="x" smil:values="x-.2;x" smil:keyTimes="0;1"/>
                  <anim:animate smil:dur="0.5s" smil:fill="hold" smil:targetElement="id8" anim:sub-item="text" smil:attributeName="y" smil:values="y;y" smil:keyTimes="0;1"/>
                  <anim:transitionFilter smil:dur="0.5s" smil:targetElement="id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width" smil:values="width*0.05;width" smil:keyTimes="0;1"/>
                  <anim:animate smil:dur="0.5s" smil:fill="hold" smil:targetElement="id9" anim:sub-item="text" smil:attributeName="height" smil:values="height;height" smil:keyTimes="0;1"/>
                  <anim:animate smil:dur="0.5s" smil:fill="hold" smil:targetElement="id9" anim:sub-item="text" smil:attributeName="x" smil:values="x-.2;x" smil:keyTimes="0;1"/>
                  <anim:animate smil:dur="0.5s" smil:fill="hold" smil:targetElement="id9" anim:sub-item="text" smil:attributeName="y" smil:values="y;y" smil:keyTimes="0;1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width" smil:values="width*0.05;width" smil:keyTimes="0;1"/>
                  <anim:animate smil:dur="0.5s" smil:fill="hold" smil:targetElement="id10" anim:sub-item="text" smil:attributeName="height" smil:values="height;height" smil:keyTimes="0;1"/>
                  <anim:animate smil:dur="0.5s" smil:fill="hold" smil:targetElement="id10" anim:sub-item="text" smil:attributeName="x" smil:values="x-.2;x" smil:keyTimes="0;1"/>
                  <anim:animate smil:dur="0.5s" smil:fill="hold" smil:targetElement="id10" anim:sub-item="text" smil:attributeName="y" smil:values="y;y" smil:keyTimes="0;1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width" smil:values="width*0.05;width" smil:keyTimes="0;1"/>
                  <anim:animate smil:dur="0.5s" smil:fill="hold" smil:targetElement="id11" anim:sub-item="text" smil:attributeName="height" smil:values="height;height" smil:keyTimes="0;1"/>
                  <anim:animate smil:dur="0.5s" smil:fill="hold" smil:targetElement="id11" anim:sub-item="text" smil:attributeName="x" smil:values="x-.2;x" smil:keyTimes="0;1"/>
                  <anim:animate smil:dur="0.5s" smil:fill="hold" smil:targetElement="id11" anim:sub-item="text" smil:attributeName="y" smil:values="y;y" smil:keyTimes="0;1"/>
                  <anim:transitionFilter smil:dur="0.5s" smil:targetElement="id1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width" smil:values="width*0.05;width" smil:keyTimes="0;1"/>
                  <anim:animate smil:dur="0.5s" smil:fill="hold" smil:targetElement="id12" anim:sub-item="text" smil:attributeName="height" smil:values="height;height" smil:keyTimes="0;1"/>
                  <anim:animate smil:dur="0.5s" smil:fill="hold" smil:targetElement="id12" anim:sub-item="text" smil:attributeName="x" smil:values="x-.2;x" smil:keyTimes="0;1"/>
                  <anim:animate smil:dur="0.5s" smil:fill="hold" smil:targetElement="id12" anim:sub-item="text" smil:attributeName="y" smil:values="y;y" smil:keyTimes="0;1"/>
                  <anim:transitionFilter smil:dur="0.5s" smil:targetElement="id12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width" smil:values="width*0.05;width" smil:keyTimes="0;1"/>
                  <anim:animate smil:dur="0.5s" smil:fill="hold" smil:targetElement="id13" anim:sub-item="text" smil:attributeName="height" smil:values="height;height" smil:keyTimes="0;1"/>
                  <anim:animate smil:dur="0.5s" smil:fill="hold" smil:targetElement="id13" anim:sub-item="text" smil:attributeName="x" smil:values="x-.2;x" smil:keyTimes="0;1"/>
                  <anim:animate smil:dur="0.5s" smil:fill="hold" smil:targetElement="id13" anim:sub-item="text" smil:attributeName="y" smil:values="y;y" smil:keyTimes="0;1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902cm" svg:x="0.8cm" svg:y="0.4cm" presentation:class="subtitle" presentation:user-transformed="true">
          <draw:text-box>
            <text:p text:style-name="P4"><text:span text:style-name="T7"><text:s text:c="14"/></text:span></text:p>
            <text:p xml:id="id14" text:id="id14" text:style-name="P4"><text:span text:style-name="T8"><text:tab/></text:span><text:span text:style-name="T8">Simple and Compound Statements :</text:span></text:p>
            <text:p text:style-name="P4"><text:span text:style-name="T7"><text:s text:c="41"/></text:span></text:p>
            <text:p xml:id="id15" text:id="id15" text:style-name="P4"><text:span text:style-name="T9"><text:tab/></text:span><text:span text:style-name="T9">A statement which cannot be split further into two or more statements is</text:span></text:p>
            <text:p xml:id="id16" text:id="id16" text:style-name="P4"><text:span text:style-name="T9"><text:tab/></text:span><text:span text:style-name="T9">called a simple statement. If a statement is the combination of two or</text:span></text:p>
            <text:p xml:id="id17" text:id="id17" text:style-name="P4"><text:span text:style-name="T9"><text:tab/></text:span><text:span text:style-name="T9">more simple statements, then it is called a compound statement.</text:span></text:p>
            <text:p text:style-name="P4"><text:span text:style-name="T7"><text:s text:c="19"/></text:span></text:p>
            <text:p xml:id="id18" text:id="id18" text:style-name="P4"><text:span text:style-name="T9"><text:tab/></text:span><text:span text:style-name="T8">1) Conjunction :</text:span><text:span text:style-name="T7"> <text:s text:c="29"/></text:span></text:p>
            <text:p text:style-name="P4"><text:span text:style-name="T14"><text:s text:c="12"/></text:span></text:p>
            <text:p xml:id="id19" text:id="id19" text:style-name="P4"><text:span text:style-name="T9"><text:tab/></text:span><text:span text:style-name="T9">If two statements are combined using the connective 'and' then it is called <text:s text:c="6"/>as a conjunction. In other words if <text:s text:c="9"/>are two statements then <text:s text:c="14"/></text:span></text:p>
            <text:p xml:id="id22" text:id="id22" text:style-name="P4"><text:span text:style-name="T9"><text:s text:c="6"/></text:span><text:span text:style-name="T9">is called as conjunction. It is denoted by <text:s text:c="11"/>and it is read as </text:span></text:p>
            <text:p xml:id="id27" text:id="id27" text:style-name="P4"><text:span text:style-name="T9"><text:s text:c="50"/></text:span><text:span text:style-name="T9">is said <text:s text:c="13"/></text:span></text:p>
            <text:p xml:id="id28" text:id="id28" text:style-name="P4"><text:span text:style-name="T12"><text:tab/></text:span><text:span text:style-name="T9">to be true if and only if both </text:span></text:p>
            <text:p xml:id="id30" text:id="id30" text:style-name="P4"><text:span text:style-name="T9"><text:tab/></text:span><text:span text:style-name="T9"><text:tab/></text:span><text:span text:style-name="T9"><text:tab/></text:span><text:span text:style-name="T9"> <text:s text:c="2"/></text:span><text:span text:style-name="T9">are true. <text:s/></text:span></text:p>
            <text:p text:style-name="P4"><text:span text:style-name="T7"><text:s text:c="43"/></text:span></text:p>
            <text:p xml:id="id31" text:id="id31" text:style-name="P4"><text:span text:style-name="T15"><text:tab/></text:span><text:span text:style-name="T8">Truth table for conjunction</text:span><text:span text:style-name="T15"> <text:s text:c="26"/></text:span></text:p>
          </draw:text-box>
        </draw:frame>
        <draw:g xml:id="id20" draw:id="id20">
          <svg:title>TexMaths</svg:title>
          <svg:desc>24§display§p , \ q§svg§600§FALSE§</svg:desc>
          <draw:polygon draw:style-name="gr2" draw:text-style-name="P6" draw:layer="layout" svg:width="1.405cm" svg:height="0.452cm" svg:x="13.954cm" svg:y="8.267cm" svg:viewBox="0 0 1406 453" draw:points="703,453 0,453 0,0 1406,0 1406,453">
            <text:p/>
          </draw:polygon>
          <draw:path draw:style-name="gr3" draw:text-style-name="P7" draw:layer="layout" svg:width="0.441cm" svg:height="0.537cm" svg:x="13.912cm" svg:y="8.225cm" svg:viewBox="0 0 442 538" svg:d="M65 478c-7 29-7 35-46 35-9 0-19 0-19 15 0 8 4 10 12 10 23 0 46-2 71-2 26 0 55 2 82 2 6 0 15 0 15-15 0-10-7-10-19-10-42 0-42-6-42-13 0-12 35-148 40-170 12 24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099cm" svg:height="0.253cm" svg:x="14.436cm" svg:y="8.509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48cm" svg:height="0.537cm" svg:x="15.053cm" svg:y="8.225cm" svg:viewBox="0 0 349 538" svg:d="M349 10c0-4-1-10-7-10-10 0-44 35-58 60-19-47-52-60-80-60-100 0-204 125-204 248 0 82 50 136 111 136 37 0 71-21 100-52-7 31-34 145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</draw:g>
        <draw:g xml:id="id21" draw:id="id21">
          <svg:title>TexMaths</svg:title>
          <svg:desc>24§display§p \text { and } q§svg§600§FALSE§</svg:desc>
          <draw:polygon draw:style-name="gr2" draw:text-style-name="P6" draw:layer="layout" svg:width="2.67cm" svg:height="0.665cm" svg:x="24.256cm" svg:y="8.069cm" svg:viewBox="0 0 2671 666" draw:points="1336,666 0,666 0,0 2671,0 2671,666">
            <text:p/>
          </draw:polygon>
          <draw:path draw:style-name="gr3" draw:text-style-name="P7" draw:layer="layout" svg:width="0.441cm" svg:height="0.537cm" svg:x="24.214cm" svg:y="8.2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381cm" svg:height="0.389cm" svg:x="24.982cm" svg:y="8.234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25.395cm" svg:y="8.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5.865cm" svg:y="8.027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48cm" svg:height="0.537cm" svg:x="26.62cm" svg:y="8.24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</draw:g>
        <draw:g xml:id="id23" draw:id="id23">
          <svg:title>TexMaths</svg:title>
          <svg:desc>24§display§p \wedge q§svg§600§FALSE§</svg:desc>
          <draw:polygon draw:style-name="gr2" draw:text-style-name="P6" draw:layer="layout" svg:width="1.686cm" svg:height="0.585cm" svg:x="16.158cm" svg:y="9.07cm" svg:viewBox="0 0 1687 586" draw:points="842,586 0,586 0,0 1687,0 1687,586">
            <text:p/>
          </draw:polygon>
          <draw:path draw:style-name="gr3" draw:text-style-name="P7" draw:layer="layout" svg:width="0.44cm" svg:height="0.537cm" svg:x="16.116cm" svg:y="9.16cm" svg:viewBox="0 0 441 538" svg:d="M65 478c-7 29-7 35-46 35-9 0-19 0-19 15 0 8 4 10 12 10 23 0 46-2 71-2 26 0 55 2 82 2 6 0 15 0 15-16 0-9-7-9-19-9-42 0-42-6-42-14 0-11 34-148 40-169 12 23 35 54 79 54 98 0 203-125 203-248 0-80-48-136-111-136-42 0-84 31-111 63-10-46-46-63-77-63-38 0-56 33-63 48-14 29-25 81-25 83 0 7 7 7 9 7 10 0 10 0 16-19 13-59 30-100 61-100 13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69cm" svg:height="0.523cm" svg:x="16.801cm" svg:y="9.028cm" svg:viewBox="0 0 470 524" svg:d="M255 17c-7-13-11-17-19-17-12 0-13 6-19 17l-211 474c-6 10-6 12-6 18 0 7 8 15 17 15 6 0 12 0 19-17l200-449 198 449c7 17 17 17 19 17 9 0 17-8 17-15 0-2 0-4-4-14z">
            <text:p/>
          </draw:path>
          <draw:path draw:style-name="gr3" draw:text-style-name="P7" draw:layer="layout" svg:width="0.348cm" svg:height="0.537cm" svg:x="17.538cm" svg:y="9.16cm" svg:viewBox="0 0 349 538" svg:d="M349 10c0-4-2-10-7-10-10 0-45 35-58 60-19-47-52-60-81-60-99 0-203 125-203 248 0 82 50 136 111 136 37 0 71-21 100-52-8 31-34 144-36 152-8 25-16 27-62 29-11 0-19 0-19 17 0 0 0 8 10 8 26 0 57-2 86-2s58 2 86 2c4 0 16 0 16-16 0-9-8-9-23-9-41 0-41-6-41-14 0-6 2-11 4-19zM115 365c-52 0-56-66-56-79 0-42 25-134 41-169 25-63 69-98 103-98 56 0 68 67 68 73s-47 192-48 194c-14 25-62 79-108 79z">
            <text:p/>
          </draw:path>
        </draw:g>
        <draw:g xml:id="id24" draw:id="id24">
          <svg:title>TexMaths</svg:title>
          <svg:desc>24§display§\text {'} p \text { and } q \text {'}§svg§600§FALSE§</svg:desc>
          <draw:polygon draw:style-name="gr2" draw:text-style-name="P6" draw:layer="layout" svg:width="3.077cm" svg:height="0.665cm" svg:x="23.916cm" svg:y="9.071cm" svg:viewBox="0 0 3078 666" draw:points="1540,666 0,666 0,0 3078,0 3078,666">
            <text:p/>
          </draw:polygon>
          <draw:path draw:style-name="gr3" draw:text-style-name="P7" draw:layer="layout" svg:width="0.103cm" svg:height="0.253cm" svg:x="23.947cm" svg:y="9.029cm" svg:viewBox="0 0 104 254" svg:d="M104 88c0-50-21-88-58-88-31 0-46 23-46 44 0 23 15 46 46 46 17 0 29-9 35-13 0-2 2-2 2-2 1 0 1 11 1 13 0 29-5 91-59 142-12 10-12 12-12 14 0 8 4 10 10 10 10 0 81-64 81-166z">
            <text:p/>
          </draw:path>
          <draw:path draw:style-name="gr3" draw:text-style-name="P7" draw:layer="layout" svg:width="0.441cm" svg:height="0.537cm" svg:x="24.081cm" svg:y="9.242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381cm" svg:height="0.389cm" svg:x="24.849cm" svg:y="9.23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25.262cm" svg:y="9.24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5.732cm" svg:y="9.029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48cm" svg:height="0.537cm" svg:x="26.487cm" svg:y="9.242cm" svg:viewBox="0 0 349 538" svg:d="M349 10c0-4-1-10-7-10-10 0-44 35-58 60-19-47-52-60-80-60-100 0-204 125-204 248 0 82 50 136 111 136 37 0 71-21 100-52-7 31-34 144-36 152-8 25-16 27-62 29-11 0-19 0-19 17 0 0 0 8 10 8 28 0 57-2 86-2s58 2 86 2c4 0 16 0 16-16 0-9-8-9-21-9-43 0-43-6-43-14 0-5 2-11 4-19zM115 365c-52 0-55-65-55-79 0-42 24-134 40-169 25-63 69-98 104-98 55 0 67 67 67 73s-46 192-48 194c-14 25-62 79-108 79z">
            <text:p/>
          </draw:path>
          <draw:path draw:style-name="gr3" draw:text-style-name="P7" draw:layer="layout" svg:width="0.103cm" svg:height="0.253cm" svg:x="26.932cm" svg:y="9.029cm" svg:viewBox="0 0 104 254" svg:d="M104 88c0-50-21-88-58-88-31 0-46 23-46 44 0 23 15 46 46 46 17 0 29-9 35-13 0-2 2-2 2-2 1 0 1 11 1 13 0 29-5 91-59 142-12 10-12 12-12 14 0 8 4 10 10 10 10 0 81-64 81-166z">
            <text:p/>
          </draw:path>
        </draw:g>
        <draw:g xml:id="id25" draw:id="id25">
          <svg:title>TexMaths</svg:title>
          <svg:desc>24§display§\text {or }p \text { conjunction } q.§svg§600§FALSE§</svg:desc>
          <draw:polygon draw:style-name="gr2" draw:text-style-name="P6" draw:layer="layout" svg:width="6.793cm" svg:height="0.654cm" svg:x="2.137cm" svg:y="9.973cm" svg:viewBox="0 0 6794 655" draw:points="3397,655 0,655 0,0 6794,0 6794,655">
            <text:p/>
          </draw:polygon>
          <draw:path draw:style-name="gr3" draw:text-style-name="P7" draw:layer="layout" svg:width="0.375cm" svg:height="0.389cm" svg:x="2.118cm" svg:y="10.11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2.54cm" svg:y="10.123cm" svg:viewBox="0 0 286 374" svg:d="M117 94v-94l-117 10v26c60 0 65 6 65 47v228c0 36-7 36-65 36v27c33 0 73-2 96-2 35 0 75 0 109 2v-27h-19c-61 0-63-7-63-38v-130c0-85 34-160 100-160 6 0 7 0 9 0-3 2-19 12-19 33 0 25 17 36 37 36 15 0 36-9 36-36s-27-52-63-52c-62 0-92 58-106 94z">
            <text:p/>
          </draw:path>
          <draw:path draw:style-name="gr3" draw:text-style-name="P7" draw:layer="layout" svg:width="0.441cm" svg:height="0.536cm" svg:x="3.101cm" svg:y="10.123cm" svg:viewBox="0 0 442 537" svg:d="M65 478c-7 29-7 35-46 35-9 0-19 0-19 15 0 8 4 9 12 9 23 0 46-1 71-1 26 0 55 1 82 1 6 0 15 0 15-15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322cm" svg:height="0.389cm" svg:x="3.863cm" svg:y="10.117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7" draw:layer="layout" svg:width="0.375cm" svg:height="0.389cm" svg:x="4.232cm" svg:y="10.11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4.658cm" svg:y="10.12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12cm" svg:height="0.738cm" svg:x="5.065cm" svg:y="9.931cm" svg:viewBox="0 0 213 739" svg:d="M213 192l-130 10v24c67 0 74 8 74 48v336c0 37-7 110-63 110-4 0-23 0-46-10 13-4 31-15 31-38s-16-40-41-40c-23 0-38 17-38 40 0 44 48 67 96 67 63 0 117-54 117-131zM213 44c0-23-21-44-46-44s-44 21-44 44c0 25 19 46 44 46s46-21 46-46z">
            <text:p/>
          </draw:path>
          <draw:path draw:style-name="gr3" draw:text-style-name="P7" draw:layer="layout" svg:width="0.425cm" svg:height="0.383cm" svg:x="5.384cm" svg:y="10.123cm" svg:viewBox="0 0 426 384" svg:d="M303 307v77l123-10v-27c-59 0-65-5-65-46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425cm" svg:height="0.373cm" svg:x="5.853cm" svg:y="10.12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22cm" svg:height="0.389cm" svg:x="6.323cm" svg:y="10.117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7" draw:layer="layout" svg:width="0.264cm" svg:height="0.529cm" svg:x="6.686cm" svg:y="9.977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7.026cm" svg:y="9.931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375cm" svg:height="0.389cm" svg:x="7.255cm" svg:y="10.11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7.681cm" svg:y="10.12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48cm" svg:height="0.536cm" svg:x="8.437cm" svg:y="10.123cm" svg:viewBox="0 0 349 537" svg:d="M349 10c0-4-1-10-7-10-10 0-44 35-58 60-19-47-52-60-80-60-100 0-204 125-204 248 0 82 50 136 111 136 37 0 71-21 100-52-7 31-34 144-36 152-8 25-16 27-62 29-11 0-19 0-19 17 0 0 0 7 10 7 27 0 57-1 86-1s58 1 87 1c3 0 15 0 15-15 0-9-8-9-23-9-40 0-40-6-40-14 0-6 1-11 3-19zM115 365c-52 0-55-66-55-79 0-42 24-134 40-169 25-63 69-98 104-98 55 0 67 67 67 73s-46 192-48 194c-14 25-62 79-108 79z">
            <text:p/>
          </draw:path>
          <draw:path draw:style-name="gr3" draw:text-style-name="P7" draw:layer="layout" svg:width="0.091cm" svg:height="0.091cm" svg:x="8.883cm" svg:y="10.405cm" svg:viewBox="0 0 92 92" svg:d="M92 46c0-25-21-46-46-46s-46 21-46 46 21 46 46 46 46-21 46-46z">
            <text:p/>
          </draw:path>
        </draw:g>
        <draw:g xml:id="id26" draw:id="id26">
          <svg:title>TexMaths</svg:title>
          <svg:desc>24§display§p \wedge q§svg§600§FALSE§</svg:desc>
          <draw:polygon draw:style-name="gr2" draw:text-style-name="P6" draw:layer="layout" svg:width="1.686cm" svg:height="0.585cm" svg:x="9.359cm" svg:y="10.07cm" svg:viewBox="0 0 1687 586" draw:points="842,586 0,586 0,0 1687,0 1687,586">
            <text:p/>
          </draw:polygon>
          <draw:path draw:style-name="gr3" draw:text-style-name="P7" draw:layer="layout" svg:width="0.44cm" svg:height="0.537cm" svg:x="9.317cm" svg:y="10.16cm" svg:viewBox="0 0 441 538" svg:d="M65 478c-7 29-7 35-46 35-9 0-19 0-19 15 0 8 4 10 12 10 23 0 46-2 71-2 26 0 55 2 82 2 6 0 15 0 15-16 0-9-7-9-19-9-42 0-42-6-42-14 0-11 34-148 40-169 12 23 35 54 79 54 98 0 203-125 203-248 0-80-48-136-111-136-42 0-84 31-111 63-10-46-46-63-77-63-38 0-56 33-63 48-14 29-25 81-25 83 0 7 7 7 9 7 10 0 10 0 16-19 13-59 30-100 61-100 13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69cm" svg:height="0.523cm" svg:x="10.002cm" svg:y="10.028cm" svg:viewBox="0 0 470 524" svg:d="M255 17c-7-13-11-17-19-17-12 0-13 6-19 17l-211 474c-6 10-6 12-6 18 0 7 8 15 17 15 6 0 12 0 19-17l200-449 198 449c7 17 17 17 19 17 9 0 17-8 17-15 0-2 0-4-4-14z">
            <text:p/>
          </draw:path>
          <draw:path draw:style-name="gr3" draw:text-style-name="P7" draw:layer="layout" svg:width="0.348cm" svg:height="0.537cm" svg:x="10.739cm" svg:y="10.16cm" svg:viewBox="0 0 349 538" svg:d="M349 10c0-4-2-10-7-10-10 0-45 35-58 60-19-47-52-60-81-60-99 0-203 125-203 248 0 82 50 136 111 136 37 0 71-21 100-52-8 31-34 144-36 152-8 25-16 27-62 29-11 0-19 0-19 17 0 0 0 8 10 8 26 0 57-2 86-2s58 2 86 2c4 0 16 0 16-16 0-9-8-9-23-9-41 0-41-6-41-14 0-6 2-11 4-19zM115 365c-52 0-56-66-56-79 0-42 25-134 41-169 25-63 69-98 103-98 56 0 68 67 68 73s-47 192-48 194c-14 25-62 79-108 79z">
            <text:p/>
          </draw:path>
        </draw:g>
        <draw:g xml:id="id29" draw:id="id29">
          <svg:title>TexMaths</svg:title>
          <svg:desc>24§display§p \text { and } q§svg§600§FALSE§</svg:desc>
          <draw:polygon draw:style-name="gr2" draw:text-style-name="P6" draw:layer="layout" svg:width="2.67cm" svg:height="0.665cm" svg:x="2.157cm" svg:y="11.87cm" svg:viewBox="0 0 2671 666" draw:points="1336,666 0,666 0,0 2671,0 2671,666">
            <text:p/>
          </draw:polygon>
          <draw:path draw:style-name="gr3" draw:text-style-name="P7" draw:layer="layout" svg:width="0.441cm" svg:height="0.537cm" svg:x="2.115cm" svg:y="12.041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381cm" svg:height="0.389cm" svg:x="2.883cm" svg:y="12.03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3.296cm" svg:y="12.04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3.766cm" svg:y="11.828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48cm" svg:height="0.537cm" svg:x="4.521cm" svg:y="12.041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</draw:g>
        <draw:frame draw:style-name="standard" xml:id="id33" draw:id="id33" draw:layer="layout" svg:width="11.091cm" svg:height="4.859cm" svg:x="15.432cm" svg:y="10.2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34" draw:id="id34">
          <svg:title>TexMaths</svg:title>
          <svg:desc>24§display§p §svg§600§FALSE§</svg:desc>
          <draw:polygon draw:style-name="gr2" draw:text-style-name="P6" draw:layer="layout" svg:width="0.356cm" svg:height="0.452cm" svg:x="17.259cm" svg:y="10.47cm" svg:viewBox="0 0 357 453" draw:points="179,453 0,453 0,0 357,0 357,453">
            <text:p/>
          </draw:polygon>
          <draw:path draw:style-name="gr3" draw:text-style-name="P7" draw:layer="layout" svg:width="0.441cm" svg:height="0.537cm" svg:x="17.217cm" svg:y="10.4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35" draw:id="id35">
          <svg:title>TexMaths</svg:title>
          <svg:desc>24§display§q§svg§600§FALSE§</svg:desc>
          <draw:polygon draw:style-name="gr2" draw:text-style-name="P6" draw:layer="layout" svg:width="0.297cm" svg:height="0.452cm" svg:x="20.626cm" svg:y="10.47cm" svg:viewBox="0 0 298 453" draw:points="150,453 0,453 0,0 298,0 298,453">
            <text:p/>
          </draw:polygon>
          <draw:path draw:style-name="gr3" draw:text-style-name="P7" draw:layer="layout" svg:width="0.349cm" svg:height="0.537cm" svg:x="20.618cm" svg:y="10.4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36" draw:id="id36">
          <svg:title>TexMaths</svg:title>
          <svg:desc>24§display§p \wedge q§svg§600§FALSE§</svg:desc>
          <draw:polygon draw:style-name="gr2" draw:text-style-name="P6" draw:layer="layout" svg:width="1.686cm" svg:height="0.585cm" svg:x="23.961cm" svg:y="10.47cm" svg:viewBox="0 0 1687 586" draw:points="842,586 0,586 0,0 1687,0 1687,586">
            <text:p/>
          </draw:polygon>
          <draw:path draw:style-name="gr3" draw:text-style-name="P7" draw:layer="layout" svg:width="0.44cm" svg:height="0.537cm" svg:x="23.919cm" svg:y="10.56cm" svg:viewBox="0 0 441 538" svg:d="M65 478c-7 29-7 35-46 35-9 0-19 0-19 15 0 8 4 10 12 10 23 0 46-2 71-2 26 0 55 2 82 2 6 0 15 0 15-16 0-9-7-9-19-9-42 0-42-6-42-14 0-11 34-148 40-169 12 23 35 54 79 54 98 0 203-125 203-248 0-80-48-136-111-136-42 0-84 31-111 63-10-46-46-63-77-63-38 0-56 33-63 48-14 29-25 81-25 83 0 7 7 7 9 7 10 0 10 0 16-19 13-59 30-100 61-100 13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69cm" svg:height="0.523cm" svg:x="24.604cm" svg:y="10.428cm" svg:viewBox="0 0 470 524" svg:d="M255 17c-7-13-11-17-19-17-12 0-13 6-19 17l-211 474c-6 10-6 12-6 18 0 7 8 15 17 15 6 0 12 0 19-17l200-449 198 449c7 17 17 17 19 17 9 0 17-8 17-15 0-2 0-4-4-14z">
            <text:p/>
          </draw:path>
          <draw:path draw:style-name="gr3" draw:text-style-name="P7" draw:layer="layout" svg:width="0.348cm" svg:height="0.537cm" svg:x="25.341cm" svg:y="10.56cm" svg:viewBox="0 0 349 538" svg:d="M349 10c0-4-2-10-7-10-10 0-45 35-58 60-19-47-52-60-81-60-99 0-203 125-203 248 0 82 50 136 111 136 37 0 71-21 100-52-8 31-34 144-36 152-8 25-16 27-62 29-11 0-19 0-19 17 0 0 0 8 10 8 26 0 57-2 86-2s58 2 86 2c4 0 16 0 16-16 0-9-8-9-23-9-41 0-41-6-41-14 0-6 2-11 4-19zM115 365c-52 0-56-66-56-79 0-42 25-134 41-169 25-63 69-98 103-98 56 0 68 67 68 73s-47 192-48 194c-14 25-62 79-108 79z">
            <text:p/>
          </draw:path>
        </draw:g>
        <draw:g xml:id="id37" draw:id="id37">
          <svg:title>TexMaths</svg:title>
          <svg:desc>20§display§\text {T} §svg§600§FALSE§</svg:desc>
          <draw:polygon draw:style-name="gr2" draw:text-style-name="P6" draw:layer="layout" svg:width="0.412cm" svg:height="0.405cm" svg:x="17.228cm" svg:y="11.564cm" svg:viewBox="0 0 413 406" draw:points="207,406 0,406 0,0 413,0 413,406">
            <text:p/>
          </draw:polygon>
          <draw:path draw:style-name="gr3" draw:text-style-name="P7" draw:layer="layout" svg:width="0.457cm" svg:height="0.475cm" svg:x="17.218cm" svg:y="11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38" draw:id="id38">
          <svg:title>TexMaths</svg:title>
          <svg:desc>20§display§\text {T}  §svg§600§FALSE§</svg:desc>
          <draw:polygon draw:style-name="gr2" draw:text-style-name="P6" draw:layer="layout" svg:width="0.412cm" svg:height="0.405cm" svg:x="20.628cm" svg:y="11.564cm" svg:viewBox="0 0 413 406" draw:points="207,406 0,406 0,0 413,0 413,406">
            <text:p/>
          </draw:polygon>
          <draw:path draw:style-name="gr3" draw:text-style-name="P7" draw:layer="layout" svg:width="0.457cm" svg:height="0.475cm" svg:x="20.618cm" svg:y="11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39" draw:id="id39">
          <svg:title>TexMaths</svg:title>
          <svg:desc>20§display§\text {T}  §svg§600§FALSE§</svg:desc>
          <draw:polygon draw:style-name="gr2" draw:text-style-name="P6" draw:layer="layout" svg:width="0.412cm" svg:height="0.405cm" svg:x="24.628cm" svg:y="11.564cm" svg:viewBox="0 0 413 406" draw:points="207,406 0,406 0,0 413,0 413,406">
            <text:p/>
          </draw:polygon>
          <draw:path draw:style-name="gr3" draw:text-style-name="P7" draw:layer="layout" svg:width="0.457cm" svg:height="0.475cm" svg:x="24.618cm" svg:y="11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custom-shape draw:style-name="gr4" draw:text-style-name="P9" xml:id="id32" draw:id="id32" draw:layer="layout" svg:width="1.2cm" svg:height="0.6cm" svg:x="13.8cm" svg:y="1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0" draw:id="id40">
          <svg:title>TexMaths</svg:title>
          <svg:desc>20§display§\text {T} §svg§600§FALSE§</svg:desc>
          <draw:polygon draw:style-name="gr2" draw:text-style-name="P6" draw:layer="layout" svg:width="0.412cm" svg:height="0.405cm" svg:x="17.228cm" svg:y="12.564cm" svg:viewBox="0 0 413 406" draw:points="207,406 0,406 0,0 413,0 413,406">
            <text:p/>
          </draw:polygon>
          <draw:path draw:style-name="gr3" draw:text-style-name="P7" draw:layer="layout" svg:width="0.457cm" svg:height="0.475cm" svg:x="17.218cm" svg:y="12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41" draw:id="id41">
          <svg:title>TexMaths</svg:title>
          <svg:desc>20§display§\text {F}  §svg§600§FALSE§</svg:desc>
          <draw:polygon draw:style-name="gr2" draw:text-style-name="P6" draw:layer="layout" svg:width="0.359cm" svg:height="0.409cm" svg:x="20.631cm" svg:y="12.564cm" svg:viewBox="0 0 360 410" draw:points="179,410 0,410 0,0 360,0 360,410">
            <text:p/>
          </draw:polygon>
          <draw:path draw:style-name="gr3" draw:text-style-name="P7" draw:layer="layout" svg:width="0.405cm" svg:height="0.479cm" svg:x="20.618cm" svg:y="12.529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42" draw:id="id42">
          <svg:title>TexMaths</svg:title>
          <svg:desc>20§display§\text {F}  §svg§600§FALSE§</svg:desc>
          <draw:polygon draw:style-name="gr2" draw:text-style-name="P6" draw:layer="layout" svg:width="0.359cm" svg:height="0.409cm" svg:x="24.631cm" svg:y="12.564cm" svg:viewBox="0 0 360 410" draw:points="179,410 0,410 0,0 360,0 360,410">
            <text:p/>
          </draw:polygon>
          <draw:path draw:style-name="gr3" draw:text-style-name="P7" draw:layer="layout" svg:width="0.405cm" svg:height="0.479cm" svg:x="24.618cm" svg:y="12.529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43" draw:id="id43">
          <svg:title>TexMaths</svg:title>
          <svg:desc>20§display§\text {F} §svg§600§FALSE§</svg:desc>
          <draw:polygon draw:style-name="gr2" draw:text-style-name="P6" draw:layer="layout" svg:width="0.359cm" svg:height="0.409cm" svg:x="17.231cm" svg:y="13.465cm" svg:viewBox="0 0 360 410" draw:points="179,410 0,410 0,0 360,0 360,410">
            <text:p/>
          </draw:polygon>
          <draw:path draw:style-name="gr3" draw:text-style-name="P7" draw:layer="layout" svg:width="0.405cm" svg:height="0.479cm" svg:x="17.218cm" svg:y="13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44" draw:id="id44">
          <svg:title>TexMaths</svg:title>
          <svg:desc>20§display§\text {T}  §svg§600§FALSE§</svg:desc>
          <draw:polygon draw:style-name="gr2" draw:text-style-name="P6" draw:layer="layout" svg:width="0.412cm" svg:height="0.405cm" svg:x="20.628cm" svg:y="13.465cm" svg:viewBox="0 0 413 406" draw:points="207,406 0,406 0,0 413,0 413,406">
            <text:p/>
          </draw:polygon>
          <draw:path draw:style-name="gr3" draw:text-style-name="P7" draw:layer="layout" svg:width="0.457cm" svg:height="0.475cm" svg:x="20.618cm" svg:y="13.4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45" draw:id="id45">
          <svg:title>TexMaths</svg:title>
          <svg:desc>20§display§\text {F}  §svg§600§FALSE§</svg:desc>
          <draw:polygon draw:style-name="gr2" draw:text-style-name="P6" draw:layer="layout" svg:width="0.359cm" svg:height="0.409cm" svg:x="24.631cm" svg:y="13.465cm" svg:viewBox="0 0 360 410" draw:points="179,410 0,410 0,0 360,0 360,410">
            <text:p/>
          </draw:polygon>
          <draw:path draw:style-name="gr3" draw:text-style-name="P7" draw:layer="layout" svg:width="0.405cm" svg:height="0.479cm" svg:x="24.618cm" svg:y="13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46" draw:id="id46">
          <svg:title>TexMaths</svg:title>
          <svg:desc>20§display§\text {F} §svg§600§FALSE§</svg:desc>
          <draw:polygon draw:style-name="gr2" draw:text-style-name="P6" draw:layer="layout" svg:width="0.359cm" svg:height="0.409cm" svg:x="17.231cm" svg:y="14.465cm" svg:viewBox="0 0 360 410" draw:points="179,410 0,410 0,0 360,0 360,410">
            <text:p/>
          </draw:polygon>
          <draw:path draw:style-name="gr3" draw:text-style-name="P7" draw:layer="layout" svg:width="0.405cm" svg:height="0.479cm" svg:x="17.218cm" svg:y="14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47" draw:id="id47">
          <svg:title>TexMaths</svg:title>
          <svg:desc>20§display§\text {F}  §svg§600§FALSE§</svg:desc>
          <draw:polygon draw:style-name="gr2" draw:text-style-name="P6" draw:layer="layout" svg:width="0.359cm" svg:height="0.409cm" svg:x="20.631cm" svg:y="14.465cm" svg:viewBox="0 0 360 410" draw:points="179,410 0,410 0,0 360,0 360,410">
            <text:p/>
          </draw:polygon>
          <draw:path draw:style-name="gr3" draw:text-style-name="P7" draw:layer="layout" svg:width="0.405cm" svg:height="0.479cm" svg:x="20.618cm" svg:y="14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48" draw:id="id48">
          <svg:title>TexMaths</svg:title>
          <svg:desc>20§display§\text {F}  §svg§600§FALSE§</svg:desc>
          <draw:polygon draw:style-name="gr2" draw:text-style-name="P6" draw:layer="layout" svg:width="0.359cm" svg:height="0.409cm" svg:x="24.631cm" svg:y="14.465cm" svg:viewBox="0 0 360 410" draw:points="179,410 0,410 0,0 360,0 360,410">
            <text:p/>
          </draw:polygon>
          <draw:path draw:style-name="gr3" draw:text-style-name="P7" draw:layer="layout" svg:width="0.405cm" svg:height="0.479cm" svg:x="24.618cm" svg:y="14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width*0.05;width" smil:keyTimes="0;1"/>
                  <anim:animate smil:dur="0.5s" smil:fill="hold" smil:targetElement="id14" anim:sub-item="text" smil:attributeName="height" smil:values="height;height" smil:keyTimes="0;1"/>
                  <anim:animate smil:dur="0.5s" smil:fill="hold" smil:targetElement="id14" anim:sub-item="text" smil:attributeName="x" smil:values="x-.2;x" smil:keyTimes="0;1"/>
                  <anim:animate smil:dur="0.5s" smil:fill="hold" smil:targetElement="id14" anim:sub-item="text" smil:attributeName="y" smil:values="y;y" smil:keyTimes="0;1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width*0.05;width" smil:keyTimes="0;1"/>
                  <anim:animate smil:dur="0.5s" smil:fill="hold" smil:targetElement="id15" anim:sub-item="text" smil:attributeName="height" smil:values="height;height" smil:keyTimes="0;1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width" smil:values="width*0.05;width" smil:keyTimes="0;1"/>
                  <anim:animate smil:dur="0.5s" smil:fill="hold" smil:targetElement="id16" anim:sub-item="text" smil:attributeName="height" smil:values="height;height" smil:keyTimes="0;1"/>
                  <anim:animate smil:dur="0.5s" smil:fill="hold" smil:targetElement="id16" anim:sub-item="text" smil:attributeName="x" smil:values="x-.2;x" smil:keyTimes="0;1"/>
                  <anim:animate smil:dur="0.5s" smil:fill="hold" smil:targetElement="id16" anim:sub-item="text" smil:attributeName="y" smil:values="y;y" smil:keyTimes="0;1"/>
                  <anim:transitionFilter smil:dur="0.5s" smil:targetElement="id16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width" smil:values="width*0.05;width" smil:keyTimes="0;1"/>
                  <anim:animate smil:dur="0.5s" smil:fill="hold" smil:targetElement="id17" anim:sub-item="text" smil:attributeName="height" smil:values="height;height" smil:keyTimes="0;1"/>
                  <anim:animate smil:dur="0.5s" smil:fill="hold" smil:targetElement="id17" anim:sub-item="text" smil:attributeName="x" smil:values="x-.2;x" smil:keyTimes="0;1"/>
                  <anim:animate smil:dur="0.5s" smil:fill="hold" smil:targetElement="id17" anim:sub-item="text" smil:attributeName="y" smil:values="y;y" smil:keyTimes="0;1"/>
                  <anim:transitionFilter smil:dur="0.5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width*0.05;width" smil:keyTimes="0;1"/>
                  <anim:animate smil:dur="0.5s" smil:fill="hold" smil:targetElement="id18" anim:sub-item="text" smil:attributeName="height" smil:values="height;height" smil:keyTimes="0;1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width" smil:values="width*0.05;width" smil:keyTimes="0;1"/>
                  <anim:animate smil:dur="0.5s" smil:fill="hold" smil:targetElement="id19" anim:sub-item="text" smil:attributeName="height" smil:values="height;height" smil:keyTimes="0;1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width*0.05;width" smil:keyTimes="0;1"/>
                  <anim:animate smil:dur="0.5s" smil:fill="hold" smil:targetElement="id21" smil:attributeName="height" smil:values="height;height" smil:keyTimes="0;1"/>
                  <anim:animate smil:dur="0.5s" smil:fill="hold" smil:targetElement="id21" smil:attributeName="x" smil:values="x-.2;x" smil:keyTimes="0;1"/>
                  <anim:animate smil:dur="0.5s" smil:fill="hold" smil:targetElement="id21" smil:attributeName="y" smil:values="y;y" smil:keyTimes="0;1"/>
                  <anim:transitionFilter smil:dur="0.5s" smil:targetElement="id2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width" smil:values="width*0.05;width" smil:keyTimes="0;1"/>
                  <anim:animate smil:dur="0.5s" smil:fill="hold" smil:targetElement="id22" anim:sub-item="text" smil:attributeName="height" smil:values="height;height" smil:keyTimes="0;1"/>
                  <anim:animate smil:dur="0.5s" smil:fill="hold" smil:targetElement="id22" anim:sub-item="text" smil:attributeName="x" smil:values="x-.2;x" smil:keyTimes="0;1"/>
                  <anim:animate smil:dur="0.5s" smil:fill="hold" smil:targetElement="id22" anim:sub-item="text" smil:attributeName="y" smil:values="y;y" smil:keyTimes="0;1"/>
                  <anim:transitionFilter smil:dur="0.5s" smil:targetElement="id22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width*0.05;width" smil:keyTimes="0;1"/>
                  <anim:animate smil:dur="0.5s" smil:fill="hold" smil:targetElement="id27" anim:sub-item="text" smil:attributeName="height" smil:values="height;height" smil:keyTimes="0;1"/>
                  <anim:animate smil:dur="0.5s" smil:fill="hold" smil:targetElement="id27" anim:sub-item="text" smil:attributeName="x" smil:values="x-.2;x" smil:keyTimes="0;1"/>
                  <anim:animate smil:dur="0.5s" smil:fill="hold" smil:targetElement="id27" anim:sub-item="text" smil:attributeName="y" smil:values="y;y" smil:keyTimes="0;1"/>
                  <anim:transitionFilter smil:dur="0.5s" smil:targetElement="id27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width*0.05;width" smil:keyTimes="0;1"/>
                  <anim:animate smil:dur="0.5s" smil:fill="hold" smil:targetElement="id28" anim:sub-item="text" smil:attributeName="height" smil:values="height;height" smil:keyTimes="0;1"/>
                  <anim:animate smil:dur="0.5s" smil:fill="hold" smil:targetElement="id28" anim:sub-item="text" smil:attributeName="x" smil:values="x-.2;x" smil:keyTimes="0;1"/>
                  <anim:animate smil:dur="0.5s" smil:fill="hold" smil:targetElement="id28" anim:sub-item="text" smil:attributeName="y" smil:values="y;y" smil:keyTimes="0;1"/>
                  <anim:transitionFilter smil:dur="0.5s" smil:targetElement="id28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width" smil:values="width*0.05;width" smil:keyTimes="0;1"/>
                  <anim:animate smil:dur="0.5s" smil:fill="hold" smil:targetElement="id30" anim:sub-item="text" smil:attributeName="height" smil:values="height;height" smil:keyTimes="0;1"/>
                  <anim:animate smil:dur="0.5s" smil:fill="hold" smil:targetElement="id30" anim:sub-item="text" smil:attributeName="x" smil:values="x-.2;x" smil:keyTimes="0;1"/>
                  <anim:animate smil:dur="0.5s" smil:fill="hold" smil:targetElement="id30" anim:sub-item="text" smil:attributeName="y" smil:values="y;y" smil:keyTimes="0;1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width" smil:values="width*0.05;width" smil:keyTimes="0;1"/>
                  <anim:animate smil:dur="0.5s" smil:fill="hold" smil:targetElement="id31" anim:sub-item="text" smil:attributeName="height" smil:values="height;height" smil:keyTimes="0;1"/>
                  <anim:animate smil:dur="0.5s" smil:fill="hold" smil:targetElement="id31" anim:sub-item="text" smil:attributeName="x" smil:values="x-.2;x" smil:keyTimes="0;1"/>
                  <anim:animate smil:dur="0.5s" smil:fill="hold" smil:targetElement="id31" anim:sub-item="text" smil:attributeName="y" smil:values="y;y" smil:keyTimes="0;1"/>
                  <anim:transitionFilter smil:dur="0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0-width/2;x" smil:keyTimes="0;1"/>
                  <anim:animate smil:dur="0.5s" smil:fill="hold" smil:targetElement="id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1+width/2;x" smil:keyTimes="0;1"/>
                  <anim:animate smil:dur="0.5s" smil:fill="hold" smil:targetElement="id35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1+width/2;x" smil:keyTimes="0;1"/>
                  <anim:animate smil:dur="0.5s" smil:fill="hold" smil:targetElement="id3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4cm" svg:height="14.902cm" svg:x="0.8cm" svg:y="0.4cm" presentation:class="subtitle" presentation:user-transformed="true">
          <draw:text-box>
            <text:p text:style-name="P4"><text:span text:style-name="T7"><text:s text:c="14"/></text:span></text:p>
            <text:p xml:id="id49" text:id="id49" text:style-name="P4"><text:span text:style-name="T9"><text:tab/></text:span><text:span text:style-name="T8">2) Disjunction :</text:span><text:span text:style-name="T7"> <text:s text:c="29"/></text:span></text:p>
            <text:p text:style-name="P4"><text:span text:style-name="T14"><text:s text:c="12"/></text:span></text:p>
            <text:p xml:id="id50" text:id="id50" text:style-name="P4"><text:span text:style-name="T9"><text:tab/></text:span><text:span text:style-name="T9">If two statements are combined using the connective 'or' then it is called <text:s text:c="9"/>as a disjunction. In other words if <text:s text:c="9"/>are two statements then <text:s text:c="14"/></text:span></text:p>
            <text:p xml:id="id53" text:id="id53" text:style-name="P4"><text:span text:style-name="T9"><text:s text:c="6"/></text:span><text:span text:style-name="T9">is called as disjunction. <text:s/>It is denoted by <text:s text:c="11"/>and it is read as </text:span></text:p>
            <text:p xml:id="id58" text:id="id58" text:style-name="P4"><text:span text:style-name="T9"><text:s text:c="50"/></text:span><text:span text:style-name="T9">is said to be false if and only if both <text:s/></text:span></text:p>
            <text:p xml:id="id60" text:id="id60" text:style-name="P4"><text:span text:style-name="T9"><text:tab/></text:span><text:span text:style-name="T9">are false. <text:s/></text:span></text:p>
            <text:p text:style-name="P4"><text:span text:style-name="T7"><text:s text:c="43"/></text:span></text:p>
            <text:p xml:id="id61" text:id="id61" text:style-name="P4"><text:span text:style-name="T15"><text:tab/></text:span><text:span text:style-name="T8">Truth table for Disjunction</text:span><text:span text:style-name="T15"> <text:s text:c="26"/></text:span></text:p>
          </draw:text-box>
        </draw:frame>
        <draw:g xml:id="id51" draw:id="id51">
          <svg:title>TexMaths</svg:title>
          <svg:desc>24§display§p , \ q§svg§600§FALSE§</svg:desc>
          <draw:polygon draw:style-name="gr2" draw:text-style-name="P6" draw:layer="layout" svg:width="1.405cm" svg:height="0.452cm" svg:x="13.754cm" svg:y="3.567cm" svg:viewBox="0 0 1406 453" draw:points="703,453 0,453 0,0 1406,0 1406,453">
            <text:p/>
          </draw:polygon>
          <draw:path draw:style-name="gr3" draw:text-style-name="P7" draw:layer="layout" svg:width="0.441cm" svg:height="0.537cm" svg:x="13.712cm" svg:y="3.525cm" svg:viewBox="0 0 442 538" svg:d="M65 478c-7 29-7 35-46 35-9 0-19 0-19 15 0 8 4 10 12 10 23 0 46-2 71-2 26 0 55 2 82 2 6 0 15 0 15-15 0-10-7-10-19-10-42 0-42-6-42-13 0-12 35-148 40-170 12 24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099cm" svg:height="0.253cm" svg:x="14.236cm" svg:y="3.809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48cm" svg:height="0.537cm" svg:x="14.853cm" svg:y="3.525cm" svg:viewBox="0 0 349 538" svg:d="M349 10c0-4-1-10-7-10-10 0-44 35-58 60-19-47-52-60-80-60-100 0-204 125-204 248 0 82 50 136 111 136 37 0 71-21 100-52-7 31-34 145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</draw:g>
        <draw:g xml:id="id52" draw:id="id52">
          <svg:title>TexMaths</svg:title>
          <svg:desc>24§display§p \text { or } q§svg§600§FALSE§</svg:desc>
          <draw:polygon draw:style-name="gr2" draw:text-style-name="P6" draw:layer="layout" svg:width="2.063cm" svg:height="0.457cm" svg:x="23.956cm" svg:y="3.57cm" svg:viewBox="0 0 2064 458" draw:points="1033,458 0,458 0,0 2064,0 2064,458">
            <text:p/>
          </draw:polygon>
          <draw:path draw:style-name="gr3" draw:text-style-name="P7" draw:layer="layout" svg:width="0.441cm" svg:height="0.535cm" svg:x="23.914cm" svg:y="3.534cm" svg:viewBox="0 0 442 536" svg:d="M65 477c-7 29-7 34-46 34-9 0-19 0-19 16 0 7 4 9 12 9 23 0 46-2 71-2 26 0 55 2 82 2 6 0 15 0 15-15 0-10-7-10-19-10-42 0-42-5-42-13 0-12 35-148 40-169 12 23 35 54 79 54 98 0 204-124 204-247 0-80-48-136-112-136-42 0-84 31-111 63-10-46-46-63-77-63-38 0-56 33-63 48-14 29-25 80-25 82 0 8 7 8 9 8 10 0 10 0 16-19 13-60 30-100 61-100 14 0 25 6 25 38 0 20-2 29-6 43zM215 109c6-23 29-46 44-59 29-25 54-31 67-31 35 0 56 29 56 79 0 49-29 147-44 180-29 57-69 86-100 86-58 0-67-71-67-75 0-2 0-4 2-13z">
            <text:p/>
          </draw:path>
          <draw:path draw:style-name="gr3" draw:text-style-name="P7" draw:layer="layout" svg:width="0.375cm" svg:height="0.388cm" svg:x="24.67cm" svg:y="3.528cm" svg:viewBox="0 0 376 389" svg:d="M376 197c0-107-86-197-188-197-105 0-188 92-188 197 0 109 88 192 188 192 102 0 188-84 188-192zM188 368c-36 0-73-19-96-58-21-36-21-88-21-118 0-33 0-79 19-117 23-39 64-56 98-56 37 0 73 17 94 54 23 36 23 86 23 119 0 30 0 76-19 113-17 38-56 63-98 63z">
            <text:p/>
          </draw:path>
          <draw:path draw:style-name="gr3" draw:text-style-name="P7" draw:layer="layout" svg:width="0.285cm" svg:height="0.372cm" svg:x="25.093cm" svg:y="3.534cm" svg:viewBox="0 0 286 373" svg:d="M117 94v-94l-117 10v26c60 0 65 6 65 46v228c0 37-7 37-65 37v26c33 0 73-1 96-1 35 0 75 0 109 1v-26h-19c-61 0-63-8-63-39v-130c0-84 34-159 100-159 5 0 7 0 9 0-4 2-19 12-19 33 0 25 17 36 37 36 15 0 36-9 36-36s-27-52-63-52c-62 0-92 57-106 94z">
            <text:p/>
          </draw:path>
          <draw:path draw:style-name="gr3" draw:text-style-name="P7" draw:layer="layout" svg:width="0.348cm" svg:height="0.535cm" svg:x="25.713cm" svg:y="3.534cm" svg:viewBox="0 0 349 536" svg:d="M349 10c0-4-2-10-7-10-10 0-44 34-58 59-19-46-52-59-81-59-99 0-203 124-203 247 0 82 50 136 111 136 37 0 71-21 100-52-8 31-34 144-36 152-8 25-16 26-62 28-11 0-19 0-19 18 0 0 0 7 10 7 27 0 57-2 86-2s58 2 86 2c4 0 16 0 16-15 0-10-8-10-23-10-41 0-41-5-41-13 0-6 2-12 4-19zM115 364c-52 0-55-65-55-79 0-42 24-134 40-168 25-63 69-98 103-98 56 0 68 67 68 73s-46 191-48 193c-14 25-62 79-108 79z">
            <text:p/>
          </draw:path>
        </draw:g>
        <draw:g xml:id="id54" draw:id="id54">
          <svg:title>TexMaths</svg:title>
          <svg:desc>24§display§p \vee q§svg§600§FALSE§</svg:desc>
          <draw:polygon draw:style-name="gr2" draw:text-style-name="P6" draw:layer="layout" svg:width="1.686cm" svg:height="0.585cm" svg:x="16.159cm" svg:y="4.37cm" svg:viewBox="0 0 1687 586" draw:points="842,586 0,586 0,0 1687,0 1687,586">
            <text:p/>
          </draw:polygon>
          <draw:path draw:style-name="gr3" draw:text-style-name="P7" draw:layer="layout" svg:width="0.44cm" svg:height="0.537cm" svg:x="16.117cm" svg:y="4.46cm" svg:viewBox="0 0 441 538" svg:d="M65 478c-7 29-7 35-46 35-9 0-19 0-19 15 0 8 4 10 12 10 23 0 46-2 71-2 26 0 55 2 82 2 6 0 15 0 15-16 0-9-7-9-19-9-42 0-42-6-42-14 0-11 34-148 40-169 12 23 35 54 79 54 98 0 203-125 203-248 0-80-48-136-111-136-42 0-84 31-111 63-10-46-46-63-77-63-38 0-56 33-63 48-14 29-25 81-25 83 0 7 7 7 9 7 10 0 10 0 16-19 13-59 30-100 61-100 13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69cm" svg:height="0.523cm" svg:x="16.802cm" svg:y="4.328cm" svg:viewBox="0 0 470 524" svg:d="M464 35c6-12 6-14 6-18 0-9-8-17-17-17-8 0-14 6-19 19l-198 448-200-450c-7-15-13-17-19-17-9 0-17 8-17 17 0 2 0 4 6 14l209 476c8 15 13 17 21 17 10 0 13-6 17-17z">
            <text:p/>
          </draw:path>
          <draw:path draw:style-name="gr3" draw:text-style-name="P7" draw:layer="layout" svg:width="0.348cm" svg:height="0.537cm" svg:x="17.539cm" svg:y="4.46cm" svg:viewBox="0 0 349 538" svg:d="M349 10c0-4-2-10-7-10-10 0-45 35-58 60-19-47-52-60-81-60-99 0-203 125-203 248 0 82 50 136 111 136 37 0 71-21 100-52-8 31-34 144-36 152-8 25-16 27-62 29-11 0-19 0-19 17 0 0 0 8 10 8 26 0 57-2 86-2s58 2 86 2c4 0 16 0 16-16 0-9-8-9-23-9-41 0-41-6-41-14 0-6 2-11 4-19zM115 365c-52 0-56-66-56-79 0-42 25-134 41-169 25-63 69-98 103-98 56 0 68 67 68 73s-47 192-48 194c-14 25-62 79-108 79z">
            <text:p/>
          </draw:path>
        </draw:g>
        <draw:g xml:id="id55" draw:id="id55">
          <svg:title>TexMaths</svg:title>
          <svg:desc>24§display§\text {'} p \text { or } q \text {'}§svg§600§FALSE§</svg:desc>
          <draw:polygon draw:style-name="gr2" draw:text-style-name="P6" draw:layer="layout" svg:width="2.47cm" svg:height="0.665cm" svg:x="23.917cm" svg:y="4.372cm" svg:viewBox="0 0 2471 666" draw:points="1234,666 0,666 0,0 2471,0 2471,666">
            <text:p/>
          </draw:polygon>
          <draw:path draw:style-name="gr3" draw:text-style-name="P7" draw:layer="layout" svg:width="0.103cm" svg:height="0.253cm" svg:x="23.948cm" svg:y="4.33cm" svg:viewBox="0 0 104 254" svg:d="M104 88c0-50-21-88-58-88-31 0-46 23-46 44 0 23 15 46 46 46 17 0 29-9 35-13 0-2 2-2 2-2 1 0 1 11 1 13 0 29-5 91-59 142-12 10-12 12-12 14 0 8 4 10 10 10 10 0 81-64 81-166z">
            <text:p/>
          </draw:path>
          <draw:path draw:style-name="gr3" draw:text-style-name="P7" draw:layer="layout" svg:width="0.441cm" svg:height="0.537cm" svg:x="24.082cm" svg:y="4.543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375cm" svg:height="0.389cm" svg:x="24.838cm" svg:y="4.53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4cm" svg:x="25.259cm" svg:y="4.543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48cm" svg:height="0.537cm" svg:x="25.881cm" svg:y="4.543cm" svg:viewBox="0 0 349 538" svg:d="M349 10c0-4-2-10-7-10-10 0-44 35-58 60-19-47-52-60-81-60-99 0-203 125-203 248 0 82 50 136 111 136 37 0 71-21 100-52-8 31-34 144-36 152-8 25-16 27-62 29-11 0-19 0-19 17 0 0 0 8 10 8 27 0 57-2 86-2s58 2 86 2c4 0 16 0 16-16 0-9-8-9-23-9-41 0-41-6-41-14 0-5 2-11 4-19zM115 365c-52 0-55-65-55-79 0-42 24-134 40-169 25-63 69-98 103-98 56 0 68 67 68 73s-46 192-48 194c-14 25-62 79-108 79z">
            <text:p/>
          </draw:path>
          <draw:path draw:style-name="gr3" draw:text-style-name="P7" draw:layer="layout" svg:width="0.103cm" svg:height="0.253cm" svg:x="26.326cm" svg:y="4.33cm" svg:viewBox="0 0 104 254" svg:d="M104 88c0-50-21-88-58-88-31 0-46 23-46 44 0 23 15 46 46 46 17 0 29-9 35-13 0-2 2-2 2-2 1 0 1 11 1 13 0 29-5 91-59 142-12 10-12 12-12 14 0 8 4 10 10 10 10 0 81-64 81-166z">
            <text:p/>
          </draw:path>
        </draw:g>
        <draw:g xml:id="id56" draw:id="id56">
          <svg:title>TexMaths</svg:title>
          <svg:desc>24§display§\text {or }p \text { disjunction } q.§svg§600§FALSE§</svg:desc>
          <draw:polygon draw:style-name="gr2" draw:text-style-name="P6" draw:layer="layout" svg:width="6.564cm" svg:height="0.675cm" svg:x="2.137cm" svg:y="5.273cm" svg:viewBox="0 0 6565 676" draw:points="3281,676 0,676 0,0 6565,0 6565,676">
            <text:p/>
          </draw:polygon>
          <draw:path draw:style-name="gr3" draw:text-style-name="P7" draw:layer="layout" svg:width="0.375cm" svg:height="0.389cm" svg:x="2.118cm" svg:y="5.439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285cm" svg:height="0.374cm" svg:x="2.54cm" svg:y="5.44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41cm" svg:height="0.537cm" svg:x="3.101cm" svg:y="5.444cm" svg:viewBox="0 0 442 538" svg:d="M65 479c-7 28-7 34-46 34-9 0-19 0-19 15 0 8 4 10 12 10 23 0 46-2 71-2 26 0 55 2 82 2 6 0 15 0 15-15 0-10-7-10-19-10-42 0-42-6-42-13 0-12 35-148 40-169 12 23 35 53 79 53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418cm" svg:height="0.597cm" svg:x="3.863cm" svg:y="5.231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7" draw:layer="layout" svg:width="0.181cm" svg:height="0.566cm" svg:x="4.33cm" svg:y="5.252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4.564cm" svg:y="5.439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12cm" svg:height="0.739cm" svg:x="4.835cm" svg:y="5.252cm" svg:viewBox="0 0 213 740" svg:d="M213 192l-130 10v25c67 0 74 7 74 48v336c0 37-7 110-63 110-4 0-23 0-46-10 13-4 31-15 31-38s-16-41-41-41c-23 0-38 18-38 41 0 44 48 67 96 67 63 0 117-54 117-131zM213 44c0-23-21-44-46-44s-44 21-44 44c0 25 19 46 44 46s46-21 46-46z">
            <text:p/>
          </draw:path>
          <draw:path draw:style-name="gr3" draw:text-style-name="P7" draw:layer="layout" svg:width="0.425cm" svg:height="0.383cm" svg:x="5.154cm" svg:y="5.444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425cm" svg:height="0.374cm" svg:x="5.622cm" svg:y="5.44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22cm" svg:height="0.389cm" svg:x="6.092cm" svg:y="5.439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4cm" svg:height="0.529cm" svg:x="6.455cm" svg:y="5.298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6.795cm" svg:y="5.252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7.026cm" svg:y="5.439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7.45cm" svg:y="5.44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48cm" svg:height="0.537cm" svg:x="8.206cm" svg:y="5.444cm" svg:viewBox="0 0 349 538" svg:d="M349 10c0-4-1-10-7-10-10 0-44 35-58 60-19-47-52-60-80-60-100 0-204 125-204 248 0 83 50 136 111 136 37 0 71-21 100-52-7 31-34 145-36 152-8 25-16 27-62 29-11 0-19 0-19 17 0 0 0 8 10 8 27 0 57-2 84-2 31 0 60 2 88 2 4 0 16 0 16-15 0-10-8-10-23-10-41 0-41-6-41-13 0-6 2-12 4-20zM115 365c-52 0-55-65-55-79 0-42 24-134 40-169 25-63 69-98 104-98 55 0 67 67 67 73s-46 192-48 194c-14 25-62 79-108 79z">
            <text:p/>
          </draw:path>
          <draw:path draw:style-name="gr3" draw:text-style-name="P7" draw:layer="layout" svg:width="0.091cm" svg:height="0.091cm" svg:x="8.652cm" svg:y="5.727cm" svg:viewBox="0 0 92 92" svg:d="M92 46c0-25-21-46-46-46s-46 21-46 46 21 46 46 46 46-21 46-46z">
            <text:p/>
          </draw:path>
        </draw:g>
        <draw:g xml:id="id57" draw:id="id57">
          <svg:title>TexMaths</svg:title>
          <svg:desc>24§display§p \vee q§svg§600§FALSE§</svg:desc>
          <draw:polygon draw:style-name="gr2" draw:text-style-name="P6" draw:layer="layout" svg:width="1.686cm" svg:height="0.585cm" svg:x="9.36cm" svg:y="5.27cm" svg:viewBox="0 0 1687 586" draw:points="842,586 0,586 0,0 1687,0 1687,586">
            <text:p/>
          </draw:polygon>
          <draw:path draw:style-name="gr3" draw:text-style-name="P7" draw:layer="layout" svg:width="0.44cm" svg:height="0.537cm" svg:x="9.318cm" svg:y="5.36cm" svg:viewBox="0 0 441 538" svg:d="M65 478c-7 29-7 35-46 35-9 0-19 0-19 15 0 8 4 10 12 10 23 0 46-2 71-2 26 0 55 2 82 2 6 0 15 0 15-16 0-9-7-9-19-9-42 0-42-6-42-14 0-11 34-148 40-169 12 23 35 54 79 54 98 0 203-125 203-248 0-80-48-136-111-136-42 0-84 31-111 63-10-46-46-63-77-63-38 0-56 33-63 48-14 29-25 81-25 83 0 7 7 7 9 7 10 0 10 0 16-19 13-59 30-100 61-100 13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69cm" svg:height="0.523cm" svg:x="10.003cm" svg:y="5.228cm" svg:viewBox="0 0 470 524" svg:d="M464 35c6-12 6-14 6-18 0-9-8-17-17-17-8 0-14 6-19 19l-198 448-200-450c-7-15-13-17-19-17-9 0-17 8-17 17 0 2 0 4 6 14l209 476c8 15 13 17 21 17 10 0 13-6 17-17z">
            <text:p/>
          </draw:path>
          <draw:path draw:style-name="gr3" draw:text-style-name="P7" draw:layer="layout" svg:width="0.348cm" svg:height="0.537cm" svg:x="10.74cm" svg:y="5.36cm" svg:viewBox="0 0 349 538" svg:d="M349 10c0-4-2-10-7-10-10 0-45 35-58 60-19-47-52-60-81-60-99 0-203 125-203 248 0 82 50 136 111 136 37 0 71-21 100-52-8 31-34 144-36 152-8 25-16 27-62 29-11 0-19 0-19 17 0 0 0 8 10 8 26 0 57-2 86-2s58 2 86 2c4 0 16 0 16-16 0-9-8-9-23-9-41 0-41-6-41-14 0-6 2-11 4-19zM115 365c-52 0-56-66-56-79 0-42 25-134 41-169 25-63 69-98 103-98 56 0 68 67 68 73s-47 192-48 194c-14 25-62 79-108 79z">
            <text:p/>
          </draw:path>
        </draw:g>
        <draw:g xml:id="id59" draw:id="id59">
          <svg:title>TexMaths</svg:title>
          <svg:desc>24§display§p \text { and } q§svg§600§FALSE§</svg:desc>
          <draw:polygon draw:style-name="gr2" draw:text-style-name="P6" draw:layer="layout" svg:width="2.67cm" svg:height="0.665cm" svg:x="23.857cm" svg:y="5.27cm" svg:viewBox="0 0 2671 666" draw:points="1336,666 0,666 0,0 2671,0 2671,666">
            <text:p/>
          </draw:polygon>
          <draw:path draw:style-name="gr3" draw:text-style-name="P7" draw:layer="layout" svg:width="0.441cm" svg:height="0.537cm" svg:x="23.815cm" svg:y="5.441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381cm" svg:height="0.389cm" svg:x="24.583cm" svg:y="5.43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24.996cm" svg:y="5.44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5.466cm" svg:y="5.228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348cm" svg:height="0.537cm" svg:x="26.221cm" svg:y="5.441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</draw:g>
        <draw:frame draw:style-name="standard" xml:id="id62" draw:id="id62" draw:layer="layout" svg:width="11.091cm" svg:height="4.859cm" svg:x="8.432cm" svg:y="9.2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3" draw:id="id63">
          <svg:title>TexMaths</svg:title>
          <svg:desc>24§display§p §svg§600§FALSE§</svg:desc>
          <draw:polygon draw:style-name="gr2" draw:text-style-name="P6" draw:layer="layout" svg:width="0.356cm" svg:height="0.452cm" svg:x="10.259cm" svg:y="9.47cm" svg:viewBox="0 0 357 453" draw:points="179,453 0,453 0,0 357,0 357,453">
            <text:p/>
          </draw:polygon>
          <draw:path draw:style-name="gr3" draw:text-style-name="P7" draw:layer="layout" svg:width="0.441cm" svg:height="0.537cm" svg:x="10.217cm" svg:y="9.4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64" draw:id="id64">
          <svg:title>TexMaths</svg:title>
          <svg:desc>24§display§q§svg§600§FALSE§</svg:desc>
          <draw:polygon draw:style-name="gr2" draw:text-style-name="P6" draw:layer="layout" svg:width="0.297cm" svg:height="0.452cm" svg:x="13.626cm" svg:y="9.47cm" svg:viewBox="0 0 298 453" draw:points="150,453 0,453 0,0 298,0 298,453">
            <text:p/>
          </draw:polygon>
          <draw:path draw:style-name="gr3" draw:text-style-name="P7" draw:layer="layout" svg:width="0.349cm" svg:height="0.537cm" svg:x="13.618cm" svg:y="9.4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65" draw:id="id65">
          <svg:title>TexMaths</svg:title>
          <svg:desc>24§display§p \vee q§svg§600§FALSE§</svg:desc>
          <draw:polygon draw:style-name="gr2" draw:text-style-name="P6" draw:layer="layout" svg:width="1.686cm" svg:height="0.585cm" svg:x="16.962cm" svg:y="9.47cm" svg:viewBox="0 0 1687 586" draw:points="842,586 0,586 0,0 1687,0 1687,586">
            <text:p/>
          </draw:polygon>
          <draw:path draw:style-name="gr3" draw:text-style-name="P7" draw:layer="layout" svg:width="0.44cm" svg:height="0.537cm" svg:x="16.92cm" svg:y="9.56cm" svg:viewBox="0 0 441 538" svg:d="M65 478c-7 29-7 35-46 35-9 0-19 0-19 15 0 8 4 10 12 10 23 0 46-2 71-2 26 0 55 2 82 2 6 0 15 0 15-16 0-9-7-9-19-9-42 0-42-6-42-14 0-11 34-148 40-169 12 23 35 54 79 54 98 0 203-125 203-248 0-80-48-136-111-136-42 0-84 31-111 63-10-46-46-63-77-63-38 0-56 33-63 48-14 29-25 81-25 83 0 7 7 7 9 7 10 0 10 0 16-19 13-59 30-100 61-100 13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69cm" svg:height="0.523cm" svg:x="17.605cm" svg:y="9.428cm" svg:viewBox="0 0 470 524" svg:d="M464 35c6-12 6-14 6-18 0-9-8-17-17-17-8 0-14 6-19 19l-198 448-200-450c-7-15-13-17-19-17-9 0-17 8-17 17 0 2 0 4 6 14l209 476c8 15 13 17 21 17 10 0 13-6 17-17z">
            <text:p/>
          </draw:path>
          <draw:path draw:style-name="gr3" draw:text-style-name="P7" draw:layer="layout" svg:width="0.348cm" svg:height="0.537cm" svg:x="18.342cm" svg:y="9.56cm" svg:viewBox="0 0 349 538" svg:d="M349 10c0-4-2-10-7-10-10 0-45 35-58 60-19-47-52-60-81-60-99 0-203 125-203 248 0 82 50 136 111 136 37 0 71-21 100-52-8 31-34 144-36 152-8 25-16 27-62 29-11 0-19 0-19 17 0 0 0 8 10 8 26 0 57-2 86-2s58 2 86 2c4 0 16 0 16-16 0-9-8-9-23-9-41 0-41-6-41-14 0-6 2-11 4-19zM115 365c-52 0-56-66-56-79 0-42 25-134 41-169 25-63 69-98 103-98 56 0 68 67 68 73s-47 192-48 194c-14 25-62 79-108 79z">
            <text:p/>
          </draw:path>
        </draw:g>
        <draw:g xml:id="id66" draw:id="id66">
          <svg:title>TexMaths</svg:title>
          <svg:desc>20§display§\text {T} §svg§600§FALSE§</svg:desc>
          <draw:polygon draw:style-name="gr2" draw:text-style-name="P6" draw:layer="layout" svg:width="0.412cm" svg:height="0.405cm" svg:x="10.228cm" svg:y="10.564cm" svg:viewBox="0 0 413 406" draw:points="207,406 0,406 0,0 413,0 413,406">
            <text:p/>
          </draw:polygon>
          <draw:path draw:style-name="gr3" draw:text-style-name="P7" draw:layer="layout" svg:width="0.457cm" svg:height="0.475cm" svg:x="10.218cm" svg:y="10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67" draw:id="id67">
          <svg:title>TexMaths</svg:title>
          <svg:desc>20§display§\text {T}  §svg§600§FALSE§</svg:desc>
          <draw:polygon draw:style-name="gr2" draw:text-style-name="P6" draw:layer="layout" svg:width="0.412cm" svg:height="0.405cm" svg:x="13.628cm" svg:y="10.564cm" svg:viewBox="0 0 413 406" draw:points="207,406 0,406 0,0 413,0 413,406">
            <text:p/>
          </draw:polygon>
          <draw:path draw:style-name="gr3" draw:text-style-name="P7" draw:layer="layout" svg:width="0.457cm" svg:height="0.475cm" svg:x="13.618cm" svg:y="10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68" draw:id="id68">
          <svg:title>TexMaths</svg:title>
          <svg:desc>20§display§\text {T}  §svg§600§FALSE§</svg:desc>
          <draw:polygon draw:style-name="gr2" draw:text-style-name="P6" draw:layer="layout" svg:width="0.412cm" svg:height="0.405cm" svg:x="17.628cm" svg:y="10.564cm" svg:viewBox="0 0 413 406" draw:points="207,406 0,406 0,0 413,0 413,406">
            <text:p/>
          </draw:polygon>
          <draw:path draw:style-name="gr3" draw:text-style-name="P7" draw:layer="layout" svg:width="0.457cm" svg:height="0.475cm" svg:x="17.618cm" svg:y="10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69" draw:id="id69">
          <svg:title>TexMaths</svg:title>
          <svg:desc>20§display§\text {T} §svg§600§FALSE§</svg:desc>
          <draw:polygon draw:style-name="gr2" draw:text-style-name="P6" draw:layer="layout" svg:width="0.412cm" svg:height="0.405cm" svg:x="10.228cm" svg:y="11.564cm" svg:viewBox="0 0 413 406" draw:points="207,406 0,406 0,0 413,0 413,406">
            <text:p/>
          </draw:polygon>
          <draw:path draw:style-name="gr3" draw:text-style-name="P7" draw:layer="layout" svg:width="0.457cm" svg:height="0.475cm" svg:x="10.218cm" svg:y="11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70" draw:id="id70">
          <svg:title>TexMaths</svg:title>
          <svg:desc>20§display§\text {F}  §svg§600§FALSE§</svg:desc>
          <draw:polygon draw:style-name="gr2" draw:text-style-name="P6" draw:layer="layout" svg:width="0.359cm" svg:height="0.409cm" svg:x="13.631cm" svg:y="11.564cm" svg:viewBox="0 0 360 410" draw:points="179,410 0,410 0,0 360,0 360,410">
            <text:p/>
          </draw:polygon>
          <draw:path draw:style-name="gr3" draw:text-style-name="P7" draw:layer="layout" svg:width="0.405cm" svg:height="0.479cm" svg:x="13.618cm" svg:y="11.529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71" draw:id="id71">
          <svg:title>TexMaths</svg:title>
          <svg:desc>20§display§\text {T}  §svg§600§FALSE§</svg:desc>
          <draw:polygon draw:style-name="gr2" draw:text-style-name="P6" draw:layer="layout" svg:width="0.412cm" svg:height="0.405cm" svg:x="17.628cm" svg:y="11.564cm" svg:viewBox="0 0 413 406" draw:points="207,406 0,406 0,0 413,0 413,406">
            <text:p/>
          </draw:polygon>
          <draw:path draw:style-name="gr3" draw:text-style-name="P7" draw:layer="layout" svg:width="0.457cm" svg:height="0.475cm" svg:x="17.618cm" svg:y="11.5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72" draw:id="id72">
          <svg:title>TexMaths</svg:title>
          <svg:desc>20§display§\text {F} §svg§600§FALSE§</svg:desc>
          <draw:polygon draw:style-name="gr2" draw:text-style-name="P6" draw:layer="layout" svg:width="0.359cm" svg:height="0.409cm" svg:x="10.231cm" svg:y="12.465cm" svg:viewBox="0 0 360 410" draw:points="179,410 0,410 0,0 360,0 360,410">
            <text:p/>
          </draw:polygon>
          <draw:path draw:style-name="gr3" draw:text-style-name="P7" draw:layer="layout" svg:width="0.405cm" svg:height="0.479cm" svg:x="10.218cm" svg:y="12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73" draw:id="id73">
          <svg:title>TexMaths</svg:title>
          <svg:desc>20§display§\text {T}  §svg§600§FALSE§</svg:desc>
          <draw:polygon draw:style-name="gr2" draw:text-style-name="P6" draw:layer="layout" svg:width="0.412cm" svg:height="0.405cm" svg:x="13.628cm" svg:y="12.465cm" svg:viewBox="0 0 413 406" draw:points="207,406 0,406 0,0 413,0 413,406">
            <text:p/>
          </draw:polygon>
          <draw:path draw:style-name="gr3" draw:text-style-name="P7" draw:layer="layout" svg:width="0.457cm" svg:height="0.475cm" svg:x="13.618cm" svg:y="12.4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74" draw:id="id74">
          <svg:title>TexMaths</svg:title>
          <svg:desc>20§display§\text T}  §svg§600§FALSE§</svg:desc>
          <draw:polygon draw:style-name="gr2" draw:text-style-name="P6" draw:layer="layout" svg:width="0.412cm" svg:height="0.405cm" svg:x="17.628cm" svg:y="12.465cm" svg:viewBox="0 0 413 406" draw:points="207,406 0,406 0,0 413,0 413,406">
            <text:p/>
          </draw:polygon>
          <draw:path draw:style-name="gr3" draw:text-style-name="P7" draw:layer="layout" svg:width="0.457cm" svg:height="0.475cm" svg:x="17.618cm" svg:y="12.4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75" draw:id="id75">
          <svg:title>TexMaths</svg:title>
          <svg:desc>20§display§\text {F} §svg§600§FALSE§</svg:desc>
          <draw:polygon draw:style-name="gr2" draw:text-style-name="P6" draw:layer="layout" svg:width="0.359cm" svg:height="0.409cm" svg:x="10.231cm" svg:y="13.465cm" svg:viewBox="0 0 360 410" draw:points="179,410 0,410 0,0 360,0 360,410">
            <text:p/>
          </draw:polygon>
          <draw:path draw:style-name="gr3" draw:text-style-name="P7" draw:layer="layout" svg:width="0.405cm" svg:height="0.479cm" svg:x="10.218cm" svg:y="13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76" draw:id="id76">
          <svg:title>TexMaths</svg:title>
          <svg:desc>20§display§\text {F}  §svg§600§FALSE§</svg:desc>
          <draw:polygon draw:style-name="gr2" draw:text-style-name="P6" draw:layer="layout" svg:width="0.359cm" svg:height="0.409cm" svg:x="13.631cm" svg:y="13.465cm" svg:viewBox="0 0 360 410" draw:points="179,410 0,410 0,0 360,0 360,410">
            <text:p/>
          </draw:polygon>
          <draw:path draw:style-name="gr3" draw:text-style-name="P7" draw:layer="layout" svg:width="0.405cm" svg:height="0.479cm" svg:x="13.618cm" svg:y="13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77" draw:id="id77">
          <svg:title>TexMaths</svg:title>
          <svg:desc>20§display§\text {F}  §svg§600§FALSE§</svg:desc>
          <draw:polygon draw:style-name="gr2" draw:text-style-name="P6" draw:layer="layout" svg:width="0.359cm" svg:height="0.409cm" svg:x="17.631cm" svg:y="13.465cm" svg:viewBox="0 0 360 410" draw:points="179,410 0,410 0,0 360,0 360,410">
            <text:p/>
          </draw:polygon>
          <draw:path draw:style-name="gr3" draw:text-style-name="P7" draw:layer="layout" svg:width="0.405cm" svg:height="0.479cm" svg:x="17.618cm" svg:y="13.4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width" smil:values="width*0.05;width" smil:keyTimes="0;1"/>
                  <anim:animate smil:dur="0.5s" smil:fill="hold" smil:targetElement="id49" anim:sub-item="text" smil:attributeName="height" smil:values="height;height" smil:keyTimes="0;1"/>
                  <anim:animate smil:dur="0.5s" smil:fill="hold" smil:targetElement="id49" anim:sub-item="text" smil:attributeName="x" smil:values="x-.2;x" smil:keyTimes="0;1"/>
                  <anim:animate smil:dur="0.5s" smil:fill="hold" smil:targetElement="id49" anim:sub-item="text" smil:attributeName="y" smil:values="y;y" smil:keyTimes="0;1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width" smil:values="width*0.05;width" smil:keyTimes="0;1"/>
                  <anim:animate smil:dur="0.5s" smil:fill="hold" smil:targetElement="id50" anim:sub-item="text" smil:attributeName="height" smil:values="height;height" smil:keyTimes="0;1"/>
                  <anim:animate smil:dur="0.5s" smil:fill="hold" smil:targetElement="id50" anim:sub-item="text" smil:attributeName="x" smil:values="x-.2;x" smil:keyTimes="0;1"/>
                  <anim:animate smil:dur="0.5s" smil:fill="hold" smil:targetElement="id50" anim:sub-item="text" smil:attributeName="y" smil:values="y;y" smil:keyTimes="0;1"/>
                  <anim:transitionFilter smil:dur="0.5s" smil:targetElement="id5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2" smil:attributeName="visibility" smil:to="visible"/>
                  <anim:animate smil:dur="0.5s" smil:fill="hold" smil:targetElement="id52" smil:attributeName="width" smil:values="width*0.05;width" smil:keyTimes="0;1"/>
                  <anim:animate smil:dur="0.5s" smil:fill="hold" smil:targetElement="id52" smil:attributeName="height" smil:values="height;height" smil:keyTimes="0;1"/>
                  <anim:animate smil:dur="0.5s" smil:fill="hold" smil:targetElement="id52" smil:attributeName="x" smil:values="x-.2;x" smil:keyTimes="0;1"/>
                  <anim:animate smil:dur="0.5s" smil:fill="hold" smil:targetElement="id52" smil:attributeName="y" smil:values="y;y" smil:keyTimes="0;1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width" smil:values="width*0.05;width" smil:keyTimes="0;1"/>
                  <anim:animate smil:dur="0.5s" smil:fill="hold" smil:targetElement="id53" anim:sub-item="text" smil:attributeName="height" smil:values="height;height" smil:keyTimes="0;1"/>
                  <anim:animate smil:dur="0.5s" smil:fill="hold" smil:targetElement="id53" anim:sub-item="text" smil:attributeName="x" smil:values="x-.2;x" smil:keyTimes="0;1"/>
                  <anim:animate smil:dur="0.5s" smil:fill="hold" smil:targetElement="id53" anim:sub-item="text" smil:attributeName="y" smil:values="y;y" smil:keyTimes="0;1"/>
                  <anim:transitionFilter smil:dur="0.5s" smil:targetElement="id53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width*0.05;width" smil:keyTimes="0;1"/>
                  <anim:animate smil:dur="0.5s" smil:fill="hold" smil:targetElement="id54" smil:attributeName="height" smil:values="height;height" smil:keyTimes="0;1"/>
                  <anim:animate smil:dur="0.5s" smil:fill="hold" smil:targetElement="id54" smil:attributeName="x" smil:values="x-.2;x" smil:keyTimes="0;1"/>
                  <anim:animate smil:dur="0.5s" smil:fill="hold" smil:targetElement="id54" smil:attributeName="y" smil:values="y;y" smil:keyTimes="0;1"/>
                  <anim:transitionFilter smil:dur="0.5s" smil:targetElement="id5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5" smil:attributeName="visibility" smil:to="visible"/>
                  <anim:animate smil:dur="0.5s" smil:fill="hold" smil:targetElement="id55" smil:attributeName="width" smil:values="width*0.05;width" smil:keyTimes="0;1"/>
                  <anim:animate smil:dur="0.5s" smil:fill="hold" smil:targetElement="id55" smil:attributeName="height" smil:values="height;height" smil:keyTimes="0;1"/>
                  <anim:animate smil:dur="0.5s" smil:fill="hold" smil:targetElement="id55" smil:attributeName="x" smil:values="x-.2;x" smil:keyTimes="0;1"/>
                  <anim:animate smil:dur="0.5s" smil:fill="hold" smil:targetElement="id55" smil:attributeName="y" smil:values="y;y" smil:keyTimes="0;1"/>
                  <anim:transitionFilter smil:dur="0.5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width*0.05;width" smil:keyTimes="0;1"/>
                  <anim:animate smil:dur="0.5s" smil:fill="hold" smil:targetElement="id57" smil:attributeName="height" smil:values="height;height" smil:keyTimes="0;1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width" smil:values="width*0.05;width" smil:keyTimes="0;1"/>
                  <anim:animate smil:dur="0.5s" smil:fill="hold" smil:targetElement="id58" anim:sub-item="text" smil:attributeName="height" smil:values="height;height" smil:keyTimes="0;1"/>
                  <anim:animate smil:dur="0.5s" smil:fill="hold" smil:targetElement="id58" anim:sub-item="text" smil:attributeName="x" smil:values="x-.2;x" smil:keyTimes="0;1"/>
                  <anim:animate smil:dur="0.5s" smil:fill="hold" smil:targetElement="id58" anim:sub-item="text" smil:attributeName="y" smil:values="y;y" smil:keyTimes="0;1"/>
                  <anim:transitionFilter smil:dur="0.5s" smil:targetElement="id58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width*0.05;width" smil:keyTimes="0;1"/>
                  <anim:animate smil:dur="0.5s" smil:fill="hold" smil:targetElement="id60" anim:sub-item="text" smil:attributeName="height" smil:values="height;height" smil:keyTimes="0;1"/>
                  <anim:animate smil:dur="0.5s" smil:fill="hold" smil:targetElement="id60" anim:sub-item="text" smil:attributeName="x" smil:values="x-.2;x" smil:keyTimes="0;1"/>
                  <anim:animate smil:dur="0.5s" smil:fill="hold" smil:targetElement="id60" anim:sub-item="text" smil:attributeName="y" smil:values="y;y" smil:keyTimes="0;1"/>
                  <anim:transitionFilter smil:dur="0.5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width" smil:values="width*0.05;width" smil:keyTimes="0;1"/>
                  <anim:animate smil:dur="0.5s" smil:fill="hold" smil:targetElement="id61" anim:sub-item="text" smil:attributeName="height" smil:values="height;height" smil:keyTimes="0;1"/>
                  <anim:animate smil:dur="0.5s" smil:fill="hold" smil:targetElement="id61" anim:sub-item="text" smil:attributeName="x" smil:values="x-.2;x" smil:keyTimes="0;1"/>
                  <anim:animate smil:dur="0.5s" smil:fill="hold" smil:targetElement="id61" anim:sub-item="text" smil:attributeName="y" smil:values="y;y" smil:keyTimes="0;1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1+width/2;x" smil:keyTimes="0;1"/>
                  <anim:animate smil:dur="0.5s" smil:fill="hold" smil:targetElement="id6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1+width/2;x" smil:keyTimes="0;1"/>
                  <anim:animate smil:dur="0.5s" smil:fill="hold" smil:targetElement="id63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1+width/2;x" smil:keyTimes="0;1"/>
                  <anim:animate smil:dur="0.5s" smil:fill="hold" smil:targetElement="id64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1+width/2;x" smil:keyTimes="0;1"/>
                  <anim:animate smil:dur="0.5s" smil:fill="hold" smil:targetElement="id6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7" draw:text-style-name="P5" draw:layer="layout" svg:width="26.8cm" svg:height="14.902cm" svg:x="0.8cm" svg:y="0.4cm" presentation:class="subtitle" presentation:user-transformed="true">
          <draw:text-box>
            <text:p text:style-name="P4"><text:span text:style-name="T7"><text:s text:c="14"/></text:span></text:p>
            <text:p xml:id="id78" text:id="id78" text:style-name="P4"><text:span text:style-name="T9"><text:tab/></text:span><text:span text:style-name="T8">3) Conditional (Implication) :</text:span><text:span text:style-name="T7"> <text:s text:c="29"/></text:span></text:p>
            <text:p text:style-name="P4"><text:span text:style-name="T14"><text:s text:c="12"/></text:span></text:p>
            <text:p xml:id="id79" text:id="id79" text:style-name="P4"><text:span text:style-name="T9"><text:tab/></text:span><text:span text:style-name="T9">If two statements are combined by using the connective ‘if .... then ’, then</text:span></text:p>
            <text:p xml:id="id80" text:id="id80" text:style-name="P4"><text:span text:style-name="T9"><text:tab/></text:span><text:span text:style-name="T9">it is called as conditional or implication statement. If <text:s text:c="10"/>are two </text:span></text:p>
            <text:p xml:id="id82" text:id="id82" text:style-name="P4"><text:span text:style-name="T9"><text:tab/></text:span><text:span text:style-name="T9">statements then <text:s text:c="19"/>is called as conditional. It is denoted by <text:s text:c="11"/></text:span></text:p>
            <text:p xml:id="id86" text:id="id86" text:style-name="P4"><text:span text:style-name="T9"><text:s text:c="21"/></text:span><text:span text:style-name="T9">or <text:s text:c="13"/>and it is read as </text:span></text:p>
            <text:p text:style-name="P4"><text:span text:style-name="T9"><text:s text:c="51"/></text:span></text:p>
            <text:p text:style-name="P4"><text:span text:style-name="T7"><text:s text:c="26"/></text:span></text:p>
            <text:p xml:id="id88" text:id="id88" text:style-name="P4"><text:span text:style-name="T15"><text:tab/></text:span><text:span text:style-name="T8">Truth table for Conditional</text:span><text:span text:style-name="T15"> <text:s text:c="26"/></text:span></text:p>
            <text:p xml:id="id106" text:id="id106" text:style-name="P4"><text:span text:style-name="T9"><text:s text:c="6"/></text:span><text:span text:style-name="T16">Note :</text:span><text:span text:style-name="T9"> The following are also </text:span></text:p>
            <text:p xml:id="id107" text:id="id107" text:style-name="P4"><text:span text:style-name="T9"><text:s text:c="18"/></text:span><text:span text:style-name="T9">conditional statements </text:span></text:p>
            <text:p xml:id="id110" text:id="id110" text:style-name="P4"><text:span text:style-name="T9"><text:s text:c="7"/></text:span><text:span text:style-name="T9">i) <text:s text:c="6"/>is sufficient for </text:span></text:p>
            <text:p xml:id="id113" text:id="id113" text:style-name="P4"><text:span text:style-name="T9"><text:s text:c="7"/></text:span><text:span text:style-name="T9">ii) <text:s text:c="5"/>is necessary for </text:span></text:p>
            <text:p xml:id="id116" text:id="id116" text:style-name="P4"><text:span text:style-name="T9"><text:s text:c="7"/></text:span><text:span text:style-name="T9">iii) <text:s text:c="4"/>implies </text:span></text:p>
            <text:p xml:id="id119" text:id="id119" text:style-name="P4"><text:span text:style-name="T9"><text:s text:c="7"/></text:span><text:span text:style-name="T9">iv) <text:s text:c="4"/>follows from </text:span></text:p>
            <text:p xml:id="id122" text:id="id122" text:style-name="P4"><text:span text:style-name="T9"><text:s text:c="7"/></text:span><text:span text:style-name="T9">v) <text:s text:c="5"/>only if <text:s text:c="3"/></text:span></text:p>
          </draw:text-box>
        </draw:frame>
        <draw:g xml:id="id81" draw:id="id81">
          <svg:title>TexMaths</svg:title>
          <svg:desc>24§display§p , \ q§svg§600§FALSE§</svg:desc>
          <draw:polygon draw:style-name="gr2" draw:text-style-name="P6" draw:layer="layout" svg:width="1.405cm" svg:height="0.452cm" svg:x="20.454cm" svg:y="3.567cm" svg:viewBox="0 0 1406 453" draw:points="703,453 0,453 0,0 1406,0 1406,453">
            <text:p/>
          </draw:polygon>
          <draw:path draw:style-name="gr3" draw:text-style-name="P7" draw:layer="layout" svg:width="0.441cm" svg:height="0.537cm" svg:x="20.412cm" svg:y="3.525cm" svg:viewBox="0 0 442 538" svg:d="M65 478c-7 29-7 35-46 35-9 0-19 0-19 15 0 8 4 10 12 10 23 0 46-2 71-2 26 0 55 2 82 2 6 0 15 0 15-15 0-10-7-10-19-10-42 0-42-6-42-13 0-12 35-148 40-170 12 24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099cm" svg:height="0.253cm" svg:x="20.936cm" svg:y="3.809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48cm" svg:height="0.537cm" svg:x="21.553cm" svg:y="3.525cm" svg:viewBox="0 0 349 538" svg:d="M349 10c0-4-1-10-7-10-10 0-44 35-58 60-19-47-52-60-80-60-100 0-204 125-204 248 0 82 50 136 111 136 37 0 71-21 100-52-7 31-34 145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</draw:g>
        <draw:g xml:id="id84" draw:id="id84">
          <svg:title>TexMaths</svg:title>
          <svg:desc>24§display§p \rightarrow q§svg§600§FALSE§</svg:desc>
          <draw:polygon draw:style-name="gr2" draw:text-style-name="P6" draw:layer="layout" svg:width="2.061cm" svg:height="0.511cm" svg:x="2.36cm" svg:y="5.37cm" svg:viewBox="0 0 2062 512" draw:points="1031,512 0,512 0,0 2062,0 2062,512">
            <text:p/>
          </draw:polygon>
          <draw:path draw:style-name="gr3" draw:text-style-name="P7" draw:layer="layout" svg:width="0.44cm" svg:height="0.536cm" svg:x="2.318cm" svg:y="5.386cm" svg:viewBox="0 0 441 537" svg:d="M65 478c-7 29-7 34-46 34-9 0-19 0-19 16 0 7 4 9 12 9 23 0 46-1 71-1 26 0 55 1 82 1 6 0 15 0 15-15 0-10-7-10-19-10-42 0-42-5-42-13 0-11 35-148 40-169 12 23 35 54 79 54 98 0 203-125 203-248 0-80-48-136-111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75cm" svg:height="0.44cm" svg:x="3.049cm" svg:y="5.328cm" svg:viewBox="0 0 751 441" svg:d="M658 238c-46 36-69 71-76 81-37 59-45 113-45 113 0 9 10 9 18 9 13 0 15-1 19-15 19-84 69-155 165-194 10-4 12-6 12-11 0-6-6-8-6-10-39-13-140-56-173-198-2-11-4-13-17-13-8 0-18 0-18 10 0 2 8 55 45 113 15 25 40 54 76 80h-627c-16 0-31 0-31 18 0 17 15 17 31 17z">
            <text:p/>
          </draw:path>
          <draw:path draw:style-name="gr3" draw:text-style-name="P7" draw:layer="layout" svg:width="0.348cm" svg:height="0.536cm" svg:x="4.115cm" svg:y="5.386cm" svg:viewBox="0 0 349 537" svg:d="M349 10c0-4-2-10-7-10-10 0-44 35-58 60-19-47-52-60-81-60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</draw:g>
        <draw:frame draw:style-name="standard" xml:id="id90" draw:id="id90" draw:layer="layout" svg:width="11.091cm" svg:height="4.859cm" svg:x="16.032cm" svg:y="5.4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91" draw:id="id91">
          <svg:title>TexMaths</svg:title>
          <svg:desc>24§display§p §svg§600§FALSE§</svg:desc>
          <draw:polygon draw:style-name="gr2" draw:text-style-name="P6" draw:layer="layout" svg:width="0.356cm" svg:height="0.452cm" svg:x="17.859cm" svg:y="5.67cm" svg:viewBox="0 0 357 453" draw:points="179,453 0,453 0,0 357,0 357,453">
            <text:p/>
          </draw:polygon>
          <draw:path draw:style-name="gr3" draw:text-style-name="P7" draw:layer="layout" svg:width="0.441cm" svg:height="0.537cm" svg:x="17.817cm" svg:y="5.6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92" draw:id="id92">
          <svg:title>TexMaths</svg:title>
          <svg:desc>24§display§q§svg§600§FALSE§</svg:desc>
          <draw:polygon draw:style-name="gr2" draw:text-style-name="P6" draw:layer="layout" svg:width="0.297cm" svg:height="0.452cm" svg:x="21.226cm" svg:y="5.67cm" svg:viewBox="0 0 298 453" draw:points="150,453 0,453 0,0 298,0 298,453">
            <text:p/>
          </draw:polygon>
          <draw:path draw:style-name="gr3" draw:text-style-name="P7" draw:layer="layout" svg:width="0.349cm" svg:height="0.537cm" svg:x="21.218cm" svg:y="5.6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93" draw:id="id93">
          <svg:title>TexMaths</svg:title>
          <svg:desc>24§display§p \rightarrow q§svg§600§FALSE§</svg:desc>
          <draw:polygon draw:style-name="gr2" draw:text-style-name="P6" draw:layer="layout" svg:width="2.061cm" svg:height="0.511cm" svg:x="24.462cm" svg:y="5.67cm" svg:viewBox="0 0 2062 512" draw:points="1031,512 0,512 0,0 2062,0 2062,512">
            <text:p/>
          </draw:polygon>
          <draw:path draw:style-name="gr3" draw:text-style-name="P7" draw:layer="layout" svg:width="0.44cm" svg:height="0.536cm" svg:x="24.42cm" svg:y="5.686cm" svg:viewBox="0 0 441 537" svg:d="M65 478c-7 29-7 34-46 34-9 0-19 0-19 16 0 8 4 9 12 9 23 0 46-1 71-1 26 0 55 1 82 1 6 0 15 0 15-15 0-10-7-10-19-10-42 0-42-5-42-13 0-11 35-148 40-169 12 23 35 54 79 54 98 0 203-125 203-248 0-80-48-136-111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75cm" svg:height="0.44cm" svg:x="25.151cm" svg:y="5.628cm" svg:viewBox="0 0 751 441" svg:d="M658 238c-46 36-69 71-76 81-37 59-45 113-45 113 0 9 10 9 18 9 13 0 15-1 19-15 19-84 69-155 165-194 10-4 12-6 12-11 0-6-6-8-6-10-39-13-140-56-173-198-2-11-4-13-17-13-8 0-18 0-18 10 0 2 8 55 45 113 15 25 40 54 76 80h-627c-16 0-31 0-31 18 0 17 15 17 31 17z">
            <text:p/>
          </draw:path>
          <draw:path draw:style-name="gr3" draw:text-style-name="P7" draw:layer="layout" svg:width="0.348cm" svg:height="0.536cm" svg:x="26.217cm" svg:y="5.686cm" svg:viewBox="0 0 349 537" svg:d="M349 10c0-4-2-10-7-10-10 0-44 35-58 60-19-47-52-60-81-60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</draw:g>
        <draw:g xml:id="id94" draw:id="id94">
          <svg:title>TexMaths</svg:title>
          <svg:desc>20§display§\text {T} §svg§600§FALSE§</svg:desc>
          <draw:polygon draw:style-name="gr2" draw:text-style-name="P6" draw:layer="layout" svg:width="0.412cm" svg:height="0.405cm" svg:x="17.828cm" svg:y="6.764cm" svg:viewBox="0 0 413 406" draw:points="207,406 0,406 0,0 413,0 413,406">
            <text:p/>
          </draw:polygon>
          <draw:path draw:style-name="gr3" draw:text-style-name="P7" draw:layer="layout" svg:width="0.457cm" svg:height="0.475cm" svg:x="17.818cm" svg:y="6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95" draw:id="id95">
          <svg:title>TexMaths</svg:title>
          <svg:desc>20§display§\text {T}  §svg§600§FALSE§</svg:desc>
          <draw:polygon draw:style-name="gr2" draw:text-style-name="P6" draw:layer="layout" svg:width="0.412cm" svg:height="0.405cm" svg:x="21.228cm" svg:y="6.764cm" svg:viewBox="0 0 413 406" draw:points="207,406 0,406 0,0 413,0 413,406">
            <text:p/>
          </draw:polygon>
          <draw:path draw:style-name="gr3" draw:text-style-name="P7" draw:layer="layout" svg:width="0.457cm" svg:height="0.475cm" svg:x="21.218cm" svg:y="6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96" draw:id="id96">
          <svg:title>TexMaths</svg:title>
          <svg:desc>20§display§\text {T}  §svg§600§FALSE§</svg:desc>
          <draw:polygon draw:style-name="gr2" draw:text-style-name="P6" draw:layer="layout" svg:width="0.412cm" svg:height="0.405cm" svg:x="25.228cm" svg:y="6.764cm" svg:viewBox="0 0 413 406" draw:points="207,406 0,406 0,0 413,0 413,406">
            <text:p/>
          </draw:polygon>
          <draw:path draw:style-name="gr3" draw:text-style-name="P7" draw:layer="layout" svg:width="0.457cm" svg:height="0.475cm" svg:x="25.218cm" svg:y="6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97" draw:id="id97">
          <svg:title>TexMaths</svg:title>
          <svg:desc>20§display§\text {T} §svg§600§FALSE§</svg:desc>
          <draw:polygon draw:style-name="gr2" draw:text-style-name="P6" draw:layer="layout" svg:width="0.412cm" svg:height="0.405cm" svg:x="17.828cm" svg:y="7.764cm" svg:viewBox="0 0 413 406" draw:points="207,406 0,406 0,0 413,0 413,406">
            <text:p/>
          </draw:polygon>
          <draw:path draw:style-name="gr3" draw:text-style-name="P7" draw:layer="layout" svg:width="0.457cm" svg:height="0.475cm" svg:x="17.818cm" svg:y="7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98" draw:id="id98">
          <svg:title>TexMaths</svg:title>
          <svg:desc>20§display§\text {F}  §svg§600§FALSE§</svg:desc>
          <draw:polygon draw:style-name="gr2" draw:text-style-name="P6" draw:layer="layout" svg:width="0.359cm" svg:height="0.409cm" svg:x="21.231cm" svg:y="7.764cm" svg:viewBox="0 0 360 410" draw:points="179,410 0,410 0,0 360,0 360,410">
            <text:p/>
          </draw:polygon>
          <draw:path draw:style-name="gr3" draw:text-style-name="P7" draw:layer="layout" svg:width="0.405cm" svg:height="0.479cm" svg:x="21.218cm" svg:y="7.729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99" draw:id="id99">
          <svg:title>TexMaths</svg:title>
          <svg:desc>20§display§\text {F}  §svg§600§FALSE§</svg:desc>
          <draw:polygon draw:style-name="gr2" draw:text-style-name="P6" draw:layer="layout" svg:width="0.359cm" svg:height="0.409cm" svg:x="25.231cm" svg:y="7.764cm" svg:viewBox="0 0 360 410" draw:points="179,410 0,410 0,0 360,0 360,410">
            <text:p/>
          </draw:polygon>
          <draw:path draw:style-name="gr3" draw:text-style-name="P7" draw:layer="layout" svg:width="0.405cm" svg:height="0.479cm" svg:x="25.218cm" svg:y="7.729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00" draw:id="id100">
          <svg:title>TexMaths</svg:title>
          <svg:desc>20§display§\text {F} §svg§600§FALSE§</svg:desc>
          <draw:polygon draw:style-name="gr2" draw:text-style-name="P6" draw:layer="layout" svg:width="0.359cm" svg:height="0.409cm" svg:x="17.831cm" svg:y="8.665cm" svg:viewBox="0 0 360 410" draw:points="179,410 0,410 0,0 360,0 360,410">
            <text:p/>
          </draw:polygon>
          <draw:path draw:style-name="gr3" draw:text-style-name="P7" draw:layer="layout" svg:width="0.405cm" svg:height="0.479cm" svg:x="17.818cm" svg:y="8.6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01" draw:id="id101">
          <svg:title>TexMaths</svg:title>
          <svg:desc>20§display§\text {T}  §svg§600§FALSE§</svg:desc>
          <draw:polygon draw:style-name="gr2" draw:text-style-name="P6" draw:layer="layout" svg:width="0.412cm" svg:height="0.405cm" svg:x="21.228cm" svg:y="8.665cm" svg:viewBox="0 0 413 406" draw:points="207,406 0,406 0,0 413,0 413,406">
            <text:p/>
          </draw:polygon>
          <draw:path draw:style-name="gr3" draw:text-style-name="P7" draw:layer="layout" svg:width="0.457cm" svg:height="0.475cm" svg:x="21.218cm" svg:y="8.6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02" draw:id="id102">
          <svg:title>TexMaths</svg:title>
          <svg:desc>20§display§\text {T}  §svg§600§FALSE§</svg:desc>
          <draw:polygon draw:style-name="gr2" draw:text-style-name="P6" draw:layer="layout" svg:width="0.412cm" svg:height="0.405cm" svg:x="25.228cm" svg:y="8.665cm" svg:viewBox="0 0 413 406" draw:points="207,406 0,406 0,0 413,0 413,406">
            <text:p/>
          </draw:polygon>
          <draw:path draw:style-name="gr3" draw:text-style-name="P7" draw:layer="layout" svg:width="0.457cm" svg:height="0.475cm" svg:x="25.218cm" svg:y="8.6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03" draw:id="id103">
          <svg:title>TexMaths</svg:title>
          <svg:desc>20§display§\text {F} §svg§600§FALSE§</svg:desc>
          <draw:polygon draw:style-name="gr2" draw:text-style-name="P6" draw:layer="layout" svg:width="0.359cm" svg:height="0.409cm" svg:x="17.831cm" svg:y="9.665cm" svg:viewBox="0 0 360 410" draw:points="179,410 0,410 0,0 360,0 360,410">
            <text:p/>
          </draw:polygon>
          <draw:path draw:style-name="gr3" draw:text-style-name="P7" draw:layer="layout" svg:width="0.405cm" svg:height="0.479cm" svg:x="17.818cm" svg:y="9.6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04" draw:id="id104">
          <svg:title>TexMaths</svg:title>
          <svg:desc>20§display§\text {F}  §svg§600§FALSE§</svg:desc>
          <draw:polygon draw:style-name="gr2" draw:text-style-name="P6" draw:layer="layout" svg:width="0.359cm" svg:height="0.409cm" svg:x="21.231cm" svg:y="9.665cm" svg:viewBox="0 0 360 410" draw:points="179,410 0,410 0,0 360,0 360,410">
            <text:p/>
          </draw:polygon>
          <draw:path draw:style-name="gr3" draw:text-style-name="P7" draw:layer="layout" svg:width="0.405cm" svg:height="0.479cm" svg:x="21.218cm" svg:y="9.6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05" draw:id="id105">
          <svg:title>TexMaths</svg:title>
          <svg:desc>20§display§\text {T}  §svg§600§FALSE§</svg:desc>
          <draw:polygon draw:style-name="gr2" draw:text-style-name="P6" draw:layer="layout" svg:width="0.412cm" svg:height="0.405cm" svg:x="25.228cm" svg:y="9.665cm" svg:viewBox="0 0 413 406" draw:points="207,406 0,406 0,0 413,0 413,406">
            <text:p/>
          </draw:polygon>
          <draw:path draw:style-name="gr3" draw:text-style-name="P7" draw:layer="layout" svg:width="0.457cm" svg:height="0.475cm" svg:x="25.218cm" svg:y="9.6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83" draw:id="id83">
          <svg:title>TexMaths</svg:title>
          <svg:desc>24§display§\text {if }p \text { then } q§svg§600§FALSE§</svg:desc>
          <draw:polygon draw:style-name="gr2" draw:text-style-name="P6" draw:layer="layout" svg:width="3.697cm" svg:height="0.675cm" svg:x="7.529cm" svg:y="4.368cm" svg:viewBox="0 0 3698 676" draw:points="1849,676 0,676 0,0 3698,0 3698,676">
            <text:p/>
          </draw:polygon>
          <draw:path draw:style-name="gr3" draw:text-style-name="P7" draw:layer="layout" svg:width="0.181cm" svg:height="0.566cm" svg:x="7.514cm" svg:y="4.357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7cm" svg:x="7.75cm" svg:y="4.326cm" svg:viewBox="0 0 275 598" svg:d="M121 233v-98c0-75 40-116 79-116 2 0 13 0 27 6-10 4-25 13-25 35 0 19 13 36 36 36 25 0 37-17 37-36 0-31-31-60-75-60-60 0-133 44-133 135v98h-67v25h67v274c0 39-9 39-67 39v27c35-2 73-4 98-4 34 0 73 0 107 4v-27h-17c-63 0-65-10-65-41v-272h98v-25z">
            <text:p/>
          </draw:path>
          <draw:path draw:style-name="gr3" draw:text-style-name="P7" draw:layer="layout" svg:width="0.441cm" svg:height="0.537cm" svg:x="8.234cm" svg:y="4.549cm" svg:viewBox="0 0 442 538" svg:d="M65 479c-7 28-7 34-46 34-9 0-19 0-19 15 0 8 4 10 12 10 23 0 46-2 71-2 26 0 55 2 82 2 6 0 16 0 16-15 0-10-8-10-20-10-42 0-42-6-42-13 0-12 35-148 40-169 12 23 35 53 79 53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7 0-67-71-67-75 0-2 0-4 2-13z">
            <text:p/>
          </draw:path>
          <draw:path draw:style-name="gr3" draw:text-style-name="P7" draw:layer="layout" svg:width="0.266cm" svg:height="0.529cm" svg:x="8.983cm" svg:y="4.403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425cm" svg:height="0.587cm" svg:x="9.321cm" svg:y="4.336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9.786cm" svg:y="4.543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7" draw:layer="layout" svg:width="0.425cm" svg:height="0.374cm" svg:x="10.164cm" svg:y="4.54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48cm" svg:height="0.537cm" svg:x="10.921cm" svg:y="4.549cm" svg:viewBox="0 0 349 538" svg:d="M349 10c0-4-1-10-7-10-10 0-44 35-58 60-19-47-52-60-80-60-100 0-204 125-204 248 0 83 50 136 111 136 37 0 71-21 100-52-7 31-34 145-36 152-8 25-16 27-62 29-11 0-19 0-19 17 0 0 0 8 10 8 28 0 57-2 86-2s58 2 87 2c3 0 15 0 15-15 0-10-8-10-23-10-40 0-40-6-40-13 0-6 1-12 3-20zM115 365c-52 0-55-65-55-79 0-42 24-134 40-169 25-63 69-98 104-98 55 0 67 67 67 73s-46 192-48 194c-14 25-62 79-108 79z">
            <text:p/>
          </draw:path>
        </draw:g>
        <draw:g xml:id="id85" draw:id="id85">
          <svg:title>TexMaths</svg:title>
          <svg:desc>24§display§p \Rightarrow q§svg§600§FALSE§</svg:desc>
          <draw:polygon draw:style-name="gr2" draw:text-style-name="P6" draw:layer="layout" svg:width="2.061cm" svg:height="0.523cm" svg:x="6.46cm" svg:y="5.371cm" svg:viewBox="0 0 2062 524" draw:points="1031,524 0,524 0,0 2062,0 2062,524">
            <text:p/>
          </draw:polygon>
          <draw:path draw:style-name="gr3" draw:text-style-name="P7" draw:layer="layout" svg:width="0.44cm" svg:height="0.537cm" svg:x="6.418cm" svg:y="5.398cm" svg:viewBox="0 0 441 538" svg:d="M65 478c-7 29-7 35-46 35-9 0-19 0-19 15 0 8 4 10 12 10 23 0 46-2 71-2 26 0 55 2 82 2 6 0 15 0 15-16 0-9-7-9-19-9-42 0-42-6-42-14 0-11 35-147 40-169 12 23 35 54 79 54 98 0 203-125 203-248 0-80-48-136-111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75cm" svg:height="0.466cm" svg:x="7.149cm" svg:y="5.329cm" svg:viewBox="0 0 751 467" svg:d="M568 167c35 31 79 54 106 65-31 14-71 37-106 66h-537c-16 0-31 0-31 17s15 17 29 17h501c-41 39-85 114-85 125 0 10 10 10 16 10 7 0 13 0 15-8 19-33 42-77 98-127 58-52 115-73 157-86 16-6 16-6 18-8 2 0 2-4 2-6 0-1 0-1 0-3l-4-2c-2-2-2-2-18-8-115-33-199-111-247-202-8-17-10-17-21-17-6 0-16 0-16 10 0 11 43 84 85 124h-501c-14 0-29 0-29 18 0 15 15 15 31 15z">
            <text:p/>
          </draw:path>
          <draw:path draw:style-name="gr3" draw:text-style-name="P7" draw:layer="layout" svg:width="0.348cm" svg:height="0.537cm" svg:x="8.215cm" svg:y="5.398cm" svg:viewBox="0 0 349 538" svg:d="M349 10c0-4-2-10-7-10-10 0-44 35-58 60-19-47-52-60-81-60-99 0-203 125-203 248 0 82 50 136 111 136 37 0 71-21 100-52-8 31-34 144-36 152-8 25-16 27-62 29-11 0-19 0-19 17 0 0 0 8 10 8 27 0 57-2 86-2s58 2 86 2c4 0 16 0 16-16 0-9-8-9-23-9-41 0-41-6-41-14 0-5 2-11 4-19zM115 365c-52 0-55-65-55-79 0-42 24-134 40-169 25-63 69-98 103-98 56 0 68 67 68 73s-46 192-48 194c-14 25-62 79-108 79z">
            <text:p/>
          </draw:path>
        </draw:g>
        <draw:g xml:id="id87" draw:id="id87">
          <svg:title>TexMaths</svg:title>
          <svg:desc>24§display§\text {' if }p \text { then } q \text {' or } p \text { implies } q.§svg§600§FALSE§</svg:desc>
          <draw:polygon draw:style-name="gr2" draw:text-style-name="P6" draw:layer="layout" svg:width="9.927cm" svg:height="0.675cm" svg:x="2.117cm" svg:y="6.271cm" svg:viewBox="0 0 9928 676" draw:points="4964,676 0,676 0,0 9928,0 9928,676">
            <text:p/>
          </draw:polygon>
          <draw:path draw:style-name="gr3" draw:text-style-name="P7" draw:layer="layout" svg:width="0.103cm" svg:height="0.253cm" svg:x="2.148cm" svg:y="6.239cm" svg:viewBox="0 0 104 254" svg:d="M104 88c0-50-21-88-58-88-31 0-46 23-46 44 0 23 15 46 46 46 17 0 29-9 35-13 0-2 2-2 2-2 1 0 1 11 1 13 0 29-5 91-59 143-12 9-12 11-12 13 0 8 4 10 10 10 10 0 81-64 81-166z">
            <text:p/>
          </draw:path>
          <draw:path draw:style-name="gr3" draw:text-style-name="P7" draw:layer="layout" svg:width="0.181cm" svg:height="0.566cm" svg:x="2.618cm" svg:y="6.2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7cm" svg:x="2.852cm" svg:y="6.229cm" svg:viewBox="0 0 275 598" svg:d="M121 233v-98c0-75 40-116 79-116 2 0 13 0 27 6-10 4-25 13-25 35 0 19 13 36 36 36 25 0 37-17 37-36 0-31-31-60-75-60-60 0-133 44-133 135v98h-67v25h67v274c0 39-9 39-67 39v27c35-2 73-4 98-4 34 0 73 0 107 4v-27h-17c-63 0-65-10-65-41v-272h98v-25z">
            <text:p/>
          </draw:path>
          <draw:path draw:style-name="gr3" draw:text-style-name="P7" draw:layer="layout" svg:width="0.441cm" svg:height="0.537cm" svg:x="3.336cm" svg:y="6.452cm" svg:viewBox="0 0 442 538" svg:d="M65 479c-7 28-7 34-46 34-9 0-19 0-19 15 0 8 4 10 12 10 23 0 46-2 71-2 26 0 55 2 82 2 6 0 16 0 16-15 0-10-8-10-20-10-42 0-42-6-42-13 0-12 35-148 40-169 12 23 35 53 79 53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7 0-67-71-67-75 0-2 0-4 2-13z">
            <text:p/>
          </draw:path>
          <draw:path draw:style-name="gr3" draw:text-style-name="P7" draw:layer="layout" svg:width="0.264cm" svg:height="0.529cm" svg:x="4.085cm" svg:y="6.306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4.425cm" svg:y="6.239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4.89cm" svg:y="6.446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7" draw:layer="layout" svg:width="0.425cm" svg:height="0.374cm" svg:x="5.268cm" svg:y="6.4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48cm" svg:height="0.537cm" svg:x="6.025cm" svg:y="6.452cm" svg:viewBox="0 0 349 538" svg:d="M349 10c0-4-1-10-7-10-10 0-44 35-58 60-19-47-52-60-80-60-100 0-204 125-204 248 0 83 50 136 111 136 37 0 71-21 100-52-7 31-34 145-36 152-8 25-16 27-62 29-11 0-19 0-19 17 0 0 0 8 10 8 27 0 57-2 84-2 31 0 60 2 89 2 3 0 15 0 15-15 0-10-8-10-23-10-40 0-40-6-40-13 0-6 1-12 3-20zM115 365c-52 0-55-65-55-79 0-42 24-134 40-169 25-63 69-98 104-98 55 0 67 67 67 73s-46 192-48 194c-14 25-62 79-108 79z">
            <text:p/>
          </draw:path>
          <draw:path draw:style-name="gr3" draw:text-style-name="P7" draw:layer="layout" svg:width="0.103cm" svg:height="0.253cm" svg:x="6.47cm" svg:y="6.239cm" svg:viewBox="0 0 104 254" svg:d="M104 88c0-50-21-88-58-88-31 0-46 23-46 44 0 23 15 46 46 46 17 0 29-9 35-13 0-2 2-2 2-2 1 0 1 11 1 13 0 29-5 91-59 143-12 9-12 11-12 13 0 8 4 10 10 10 10 0 81-64 81-166z">
            <text:p/>
          </draw:path>
          <draw:path draw:style-name="gr3" draw:text-style-name="P7" draw:layer="layout" svg:width="0.375cm" svg:height="0.389cm" svg:x="6.937cm" svg:y="6.446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285cm" svg:height="0.374cm" svg:x="7.359cm" svg:y="6.452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441cm" svg:height="0.537cm" svg:x="7.92cm" svg:y="6.452cm" svg:viewBox="0 0 442 538" svg:d="M65 479c-7 28-7 34-46 34-9 0-19 0-19 15 0 8 4 10 12 10 23 0 46-2 71-2 26 0 55 2 82 2 6 0 16 0 16-15 0-10-8-10-20-10-42 0-42-6-42-13 0-12 35-148 40-169 12 23 35 53 79 53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7 0-67-71-67-75 0-2 0-4 2-13z">
            <text:p/>
          </draw:path>
          <draw:path draw:style-name="gr3" draw:text-style-name="P7" draw:layer="layout" svg:width="0.181cm" svg:height="0.566cm" svg:x="8.68cm" svg:y="6.2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66cm" svg:height="0.374cm" svg:x="8.913cm" svg:y="6.452cm" svg:viewBox="0 0 661 375" svg:d="M65 83v228c0 37-7 37-65 37v27c29 0 73-2 96-2 21 0 65 2 94 2v-27c-56 0-65 0-65-37v-157c0-89 59-135 113-135s63 46 63 94v198c0 37-9 37-65 37v27c29 0 71-2 94-2s67 2 96 2v-27c-57 0-67 0-67-37v-157c0-89 62-135 115-135 54 0 62 46 62 94v198c0 37-8 37-66 37v27c29 0 73-2 96-2 22 0 66 2 95 2v-27c-45 0-66 0-66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418cm" svg:height="0.537cm" svg:x="9.614cm" svg:y="6.452cm" svg:viewBox="0 0 419 538" svg:d="M123 56v-56l-123 10v27c60 0 65 3 65 42v396c0 38-7 38-65 38v25c29 0 73-2 94-2 23 0 67 2 96 2v-25c-56 0-65 0-65-38v-143-7c4 13 40 59 104 59 101 0 190-82 190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189cm" svg:height="0.587cm" svg:x="10.086cm" svg:y="6.239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1cm" svg:height="0.566cm" svg:x="10.32cm" svg:y="6.2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7cm" svg:height="0.389cm" svg:x="10.551cm" svg:y="6.446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7" draw:layer="layout" svg:width="0.277cm" svg:height="0.389cm" svg:x="10.929cm" svg:y="6.446cm" svg:viewBox="0 0 278 390" svg:d="M148 215c19 4 88 18 88 79 0 42-29 77-96 77-71 0-102-48-117-121-2-10-4-14-11-14-12 0-12 6-12 22v111c0 15 0 21 10 21 3 0 5-2 21-17 2-2 2-4 17-19 36 34 75 36 92 36 98 0 138-58 138-119 0-44-26-69-36-81-29-27-61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7" draw:layer="layout" svg:width="0.348cm" svg:height="0.537cm" svg:x="11.549cm" svg:y="6.452cm" svg:viewBox="0 0 349 538" svg:d="M349 10c0-4-1-10-7-10-10 0-44 35-58 60-19-47-52-60-80-60-100 0-204 125-204 248 0 83 50 136 111 136 37 0 71-21 100-52-7 31-34 145-36 152-8 25-16 27-62 29-11 0-19 0-19 17 0 0 0 8 10 8 27 0 57-2 86-2s58 2 87 2c3 0 15 0 15-15 0-10-8-10-23-10-40 0-40-6-40-13 0-6 1-12 3-20zM115 365c-52 0-55-65-55-79 0-42 24-134 40-169 25-63 69-98 104-98 55 0 67 67 67 73s-46 192-48 194c-14 25-62 79-108 79z">
            <text:p/>
          </draw:path>
          <draw:path draw:style-name="gr3" draw:text-style-name="P7" draw:layer="layout" svg:width="0.091cm" svg:height="0.091cm" svg:x="11.995cm" svg:y="6.734cm" svg:viewBox="0 0 92 92" svg:d="M92 46c0-25-21-46-46-46s-46 21-46 46 21 46 46 46 46-21 46-46z">
            <text:p/>
          </draw:path>
        </draw:g>
        <draw:custom-shape draw:style-name="gr4" draw:text-style-name="P9" xml:id="id89" draw:id="id89" draw:layer="layout" svg:width="1.2cm" svg:height="0.6cm" svg:x="14.201cm" svg:y="7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08" draw:id="id108">
          <svg:title>TexMaths</svg:title>
          <svg:desc>24§display§p \rightarrow q§svg§600§FALSE§</svg:desc>
          <draw:polygon draw:style-name="gr2" draw:text-style-name="P6" draw:layer="layout" svg:width="2.061cm" svg:height="0.511cm" svg:x="12.66cm" svg:y="9.67cm" svg:viewBox="0 0 2062 512" draw:points="1031,512 0,512 0,0 2062,0 2062,512">
            <text:p/>
          </draw:polygon>
          <draw:path draw:style-name="gr3" draw:text-style-name="P7" draw:layer="layout" svg:width="0.44cm" svg:height="0.536cm" svg:x="12.618cm" svg:y="9.686cm" svg:viewBox="0 0 441 537" svg:d="M65 478c-7 29-7 34-46 34-9 0-19 0-19 16 0 7 4 9 12 9 23 0 46-1 71-1 26 0 55 1 82 1 6 0 15 0 15-15 0-10-7-10-19-10-42 0-42-5-42-13 0-11 35-148 40-169 12 23 35 54 79 54 98 0 203-125 203-248 0-80-48-136-111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75cm" svg:height="0.44cm" svg:x="13.349cm" svg:y="9.628cm" svg:viewBox="0 0 751 441" svg:d="M658 238c-46 36-69 71-76 81-37 59-45 113-45 113 0 9 10 9 18 9 13 0 15-1 19-15 19-84 69-155 165-194 10-4 12-6 12-11 0-6-6-8-6-10-39-13-140-56-173-198-2-11-4-13-17-13-8 0-18 0-18 10 0 2 8 55 45 113 15 25 40 54 76 80h-627c-16 0-31 0-31 18 0 17 15 17 31 17z">
            <text:p/>
          </draw:path>
          <draw:path draw:style-name="gr3" draw:text-style-name="P7" draw:layer="layout" svg:width="0.348cm" svg:height="0.536cm" svg:x="14.415cm" svg:y="9.686cm" svg:viewBox="0 0 349 537" svg:d="M349 10c0-4-2-10-7-10-10 0-44 35-58 60-19-47-52-60-81-60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</draw:g>
        <draw:g xml:id="id109" draw:id="id109">
          <svg:title>TexMaths</svg:title>
          <svg:desc>24§display§p §svg§600§FALSE§</svg:desc>
          <draw:polygon draw:style-name="gr2" draw:text-style-name="P6" draw:layer="layout" svg:width="0.356cm" svg:height="0.452cm" svg:x="3.559cm" svg:y="10.67cm" svg:viewBox="0 0 357 453" draw:points="179,453 0,453 0,0 357,0 357,453">
            <text:p/>
          </draw:polygon>
          <draw:path draw:style-name="gr3" draw:text-style-name="P7" draw:layer="layout" svg:width="0.441cm" svg:height="0.537cm" svg:x="3.517cm" svg:y="10.6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11" draw:id="id111">
          <svg:title>TexMaths</svg:title>
          <svg:desc>24§display§q§svg§600§FALSE§</svg:desc>
          <draw:polygon draw:style-name="gr2" draw:text-style-name="P6" draw:layer="layout" svg:width="0.297cm" svg:height="0.452cm" svg:x="9.926cm" svg:y="10.67cm" svg:viewBox="0 0 298 453" draw:points="150,453 0,453 0,0 298,0 298,453">
            <text:p/>
          </draw:polygon>
          <draw:path draw:style-name="gr3" draw:text-style-name="P7" draw:layer="layout" svg:width="0.349cm" svg:height="0.537cm" svg:x="9.918cm" svg:y="10.6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112" draw:id="id112">
          <svg:title>TexMaths</svg:title>
          <svg:desc>24§display§q§svg§600§FALSE§</svg:desc>
          <draw:polygon draw:style-name="gr2" draw:text-style-name="P6" draw:layer="layout" svg:width="0.297cm" svg:height="0.452cm" svg:x="3.526cm" svg:y="11.57cm" svg:viewBox="0 0 298 453" draw:points="150,453 0,453 0,0 298,0 298,453">
            <text:p/>
          </draw:polygon>
          <draw:path draw:style-name="gr3" draw:text-style-name="P7" draw:layer="layout" svg:width="0.349cm" svg:height="0.537cm" svg:x="3.518cm" svg:y="11.5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114" draw:id="id114">
          <svg:title>TexMaths</svg:title>
          <svg:desc>24§display§p §svg§600§FALSE§</svg:desc>
          <draw:polygon draw:style-name="gr2" draw:text-style-name="P6" draw:layer="layout" svg:width="0.356cm" svg:height="0.452cm" svg:x="9.96cm" svg:y="11.57cm" svg:viewBox="0 0 357 453" draw:points="179,453 0,453 0,0 357,0 357,453">
            <text:p/>
          </draw:polygon>
          <draw:path draw:style-name="gr3" draw:text-style-name="P7" draw:layer="layout" svg:width="0.441cm" svg:height="0.537cm" svg:x="9.918cm" svg:y="11.5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15" draw:id="id115">
          <svg:title>TexMaths</svg:title>
          <svg:desc>24§display§p §svg§600§FALSE§</svg:desc>
          <draw:polygon draw:style-name="gr2" draw:text-style-name="P6" draw:layer="layout" svg:width="0.356cm" svg:height="0.452cm" svg:x="3.56cm" svg:y="12.47cm" svg:viewBox="0 0 357 453" draw:points="179,453 0,453 0,0 357,0 357,453">
            <text:p/>
          </draw:polygon>
          <draw:path draw:style-name="gr3" draw:text-style-name="P7" draw:layer="layout" svg:width="0.441cm" svg:height="0.537cm" svg:x="3.518cm" svg:y="12.4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17" draw:id="id117">
          <svg:title>TexMaths</svg:title>
          <svg:desc>24§display§q§svg§600§FALSE§</svg:desc>
          <draw:polygon draw:style-name="gr2" draw:text-style-name="P6" draw:layer="layout" svg:width="0.297cm" svg:height="0.452cm" svg:x="7.226cm" svg:y="12.47cm" svg:viewBox="0 0 298 453" draw:points="150,453 0,453 0,0 298,0 298,453">
            <text:p/>
          </draw:polygon>
          <draw:path draw:style-name="gr3" draw:text-style-name="P7" draw:layer="layout" svg:width="0.349cm" svg:height="0.537cm" svg:x="7.218cm" svg:y="12.4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118" draw:id="id118">
          <svg:title>TexMaths</svg:title>
          <svg:desc>24§display§q§svg§600§FALSE§</svg:desc>
          <draw:polygon draw:style-name="gr2" draw:text-style-name="P6" draw:layer="layout" svg:width="0.297cm" svg:height="0.452cm" svg:x="3.526cm" svg:y="13.371cm" svg:viewBox="0 0 298 453" draw:points="150,453 0,453 0,0 298,0 298,453">
            <text:p/>
          </draw:polygon>
          <draw:path draw:style-name="gr3" draw:text-style-name="P7" draw:layer="layout" svg:width="0.349cm" svg:height="0.537cm" svg:x="3.518cm" svg:y="13.329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120" draw:id="id120">
          <svg:title>TexMaths</svg:title>
          <svg:desc>24§display§p §svg§600§FALSE§</svg:desc>
          <draw:polygon draw:style-name="gr2" draw:text-style-name="P6" draw:layer="layout" svg:width="0.356cm" svg:height="0.452cm" svg:x="9.061cm" svg:y="13.471cm" svg:viewBox="0 0 357 453" draw:points="179,453 0,453 0,0 357,0 357,453">
            <text:p/>
          </draw:polygon>
          <draw:path draw:style-name="gr3" draw:text-style-name="P7" draw:layer="layout" svg:width="0.441cm" svg:height="0.537cm" svg:x="9.019cm" svg:y="13.429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21" draw:id="id121">
          <svg:title>TexMaths</svg:title>
          <svg:desc>24§display§p §svg§600§FALSE§</svg:desc>
          <draw:polygon draw:style-name="gr2" draw:text-style-name="P6" draw:layer="layout" svg:width="0.356cm" svg:height="0.452cm" svg:x="3.56cm" svg:y="14.37cm" svg:viewBox="0 0 357 453" draw:points="179,453 0,453 0,0 357,0 357,453">
            <text:p/>
          </draw:polygon>
          <draw:path draw:style-name="gr3" draw:text-style-name="P7" draw:layer="layout" svg:width="0.441cm" svg:height="0.537cm" svg:x="3.518cm" svg:y="14.3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23" draw:id="id123">
          <svg:title>TexMaths</svg:title>
          <svg:desc>24§display§q§svg§600§FALSE§</svg:desc>
          <draw:polygon draw:style-name="gr2" draw:text-style-name="P6" draw:layer="layout" svg:width="0.297cm" svg:height="0.452cm" svg:x="6.826cm" svg:y="14.37cm" svg:viewBox="0 0 298 453" draw:points="150,453 0,453 0,0 298,0 298,453">
            <text:p/>
          </draw:polygon>
          <draw:path draw:style-name="gr3" draw:text-style-name="P7" draw:layer="layout" svg:width="0.349cm" svg:height="0.537cm" svg:x="6.818cm" svg:y="14.3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125" draw:id="id125">
          <svg:title>TexMaths</svg:title>
          <svg:desc>24§display§\text {The conditional statement }p \rightarrow q§svg§600§FALSE§</svg:desc>
          <draw:polygon draw:style-name="gr2" draw:text-style-name="P6" draw:layer="layout" svg:width="12.043cm" svg:height="0.665cm" svg:x="14.928cm" svg:y="12.069cm" svg:viewBox="0 0 12044 666" draw:points="6023,666 0,666 0,0 12044,0 12044,666">
            <text:p/>
          </draw:polygon>
          <draw:path draw:style-name="gr3" draw:text-style-name="P7" draw:layer="layout" svg:width="0.548cm" svg:height="0.571cm" svg:x="14.916cm" svg:y="12.04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425cm" svg:height="0.587cm" svg:x="15.521cm" svg:y="12.027cm" svg:viewBox="0 0 426 588" svg:d="M65 522c0 39-7 39-65 39v27c29-2 73-2 96-2 21 0 65 0 94 2v-27c-56 0-65 0-65-39v-155c0-88 59-135 113-135s63 47 63 95v195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327cm" svg:height="0.389cm" svg:x="15.987cm" svg:y="12.23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322cm" svg:height="0.389cm" svg:x="16.648cm" svg:y="12.234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7.018cm" svg:y="12.23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4cm" svg:x="17.443cm" svg:y="12.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7.913cm" svg:y="12.027cm" svg:viewBox="0 0 419 597" svg:d="M294 542v55l125-9v-27c-60 0-68-6-68-46v-515l-121 10v26c58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7" draw:layer="layout" svg:width="0.181cm" svg:height="0.566cm" svg:x="18.382cm" svg:y="12.04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8.604cm" svg:y="12.09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181cm" svg:height="0.566cm" svg:x="18.944cm" svg:y="12.04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9.173cm" svg:y="12.23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4cm" svg:x="19.599cm" svg:y="12.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20.075cm" svg:y="12.23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20.49cm" svg:y="12.02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277cm" svg:height="0.389cm" svg:x="21.004cm" svg:y="12.23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1.327cm" svg:y="12.09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381cm" svg:height="0.389cm" svg:x="21.673cm" svg:y="12.234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64cm" svg:height="0.529cm" svg:x="22.076cm" svg:y="12.09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327cm" svg:height="0.389cm" svg:x="22.412cm" svg:y="12.23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659cm" svg:height="0.374cm" svg:x="22.79cm" svg:y="12.24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23.489cm" svg:y="12.234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7" draw:layer="layout" svg:width="0.425cm" svg:height="0.374cm" svg:x="23.867cm" svg:y="12.2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24.301cm" svg:y="12.094cm" svg:viewBox="0 0 265 530" svg:d="M131 182h121v-26h-121v-156h-22c0 69-26 159-109 163v19h73v233c0 106 79 115 109 115 60 0 83-59 83-115v-48h-21v48c0 61-25 94-56 94-57 0-57-77-57-92z">
            <text:p/>
          </draw:path>
          <draw:path draw:style-name="gr3" draw:text-style-name="P7" draw:layer="layout" svg:width="0.441cm" svg:height="0.537cm" svg:x="24.867cm" svg:y="12.2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75cm" svg:height="0.441cm" svg:x="25.601cm" svg:y="12.181cm" svg:viewBox="0 0 751 442" svg:d="M659 238c-47 37-70 71-77 81-37 59-44 113-44 113 0 10 9 10 17 10 13 0 15-2 19-16 19-84 69-155 163-194 12-3 14-5 14-11s-6-8-6-10c-38-13-140-55-173-198-2-11-4-13-17-13-8 0-17 0-17 10 0 2 7 55 44 113 15 25 40 54 77 81h-628c-16 0-31 0-31 17s15 17 31 17z">
            <text:p/>
          </draw:path>
          <draw:path draw:style-name="gr3" draw:text-style-name="P7" draw:layer="layout" svg:width="0.348cm" svg:height="0.537cm" svg:x="26.665cm" svg:y="12.24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</draw:g>
        <draw:g xml:id="id126" draw:id="id126">
          <svg:title>TexMaths</svg:title>
          <svg:desc>24§display§\text {is False only if }p \text { is true and } q \text { is}§svg§600§FALSE§</svg:desc>
          <draw:polygon draw:style-name="gr2" draw:text-style-name="P6" draw:layer="layout" svg:width="11.715cm" svg:height="0.684cm" svg:x="15.032cm" svg:y="13.07cm" svg:viewBox="0 0 11716 685" draw:points="5857,685 0,685 0,0 11716,0 11716,685">
            <text:p/>
          </draw:polygon>
          <draw:path draw:style-name="gr3" draw:text-style-name="P7" draw:layer="layout" svg:width="0.181cm" svg:height="0.565cm" svg:x="15.017cm" svg:y="13.05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5.253cm" svg:y="13.245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87cm" svg:height="0.575cm" svg:x="15.866cm" svg:y="13.049cm" svg:viewBox="0 0 488 576" svg:d="M465 0h-465v27h21c65 0 65 9 65 38v444c0 31 0 40-65 40h-21v27c29-4 96-4 129-4 34 0 111 0 142 4v-27h-27c-81 0-81-11-81-40v-209h73c81 0 88 28 88 99h22v-224h-22c0 71-7 100-88 100h-73v-215c0-27 2-33 40-33h102c127 0 148 46 162 163h21z">
            <text:p/>
          </draw:path>
          <draw:path draw:style-name="gr3" draw:text-style-name="P7" draw:layer="layout" svg:width="0.381cm" svg:height="0.389cm" svg:x="16.353cm" svg:y="13.245cm" svg:viewBox="0 0 382 390" svg:d="M246 315c4 34 27 69 67 69 17 0 69-12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189cm" svg:height="0.587cm" svg:x="16.768cm" svg:y="13.03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277cm" svg:height="0.389cm" svg:x="17.002cm" svg:y="13.245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7.33cm" svg:y="13.24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75cm" svg:height="0.389cm" svg:x="17.987cm" svg:y="13.24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8.411cm" svg:y="13.251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18.882cm" svg:y="13.03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19.104cm" svg:y="13.258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6-48 107-96z">
            <text:p/>
          </draw:path>
          <draw:path draw:style-name="gr3" draw:text-style-name="P7" draw:layer="layout" svg:width="0.181cm" svg:height="0.565cm" svg:x="19.841cm" svg:y="13.05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4cm" svg:height="0.596cm" svg:x="20.076cm" svg:y="13.028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441cm" svg:height="0.537cm" svg:x="20.559cm" svg:y="13.251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181cm" svg:height="0.565cm" svg:x="21.32cm" svg:y="13.05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1.554cm" svg:y="13.245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22.157cm" svg:y="13.105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7" draw:layer="layout" svg:width="0.285cm" svg:height="0.373cm" svg:x="22.493cm" svg:y="13.251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22.827cm" svg:y="13.251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27cm" svg:height="0.389cm" svg:x="23.291cm" svg:y="13.245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23.959cm" svg:y="13.245cm" svg:viewBox="0 0 382 390" svg:d="M246 315c4 34 27 69 67 69 17 0 69-12 69-81v-46h-21v46c0 50-21 56-31 56-27 0-31-38-31-42v-171c0-35 0-67-30-100-33-33-75-46-115-46-71 0-129 40-129 96 0 25 17 40 38 40 25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24.372cm" svg:y="13.251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4.842cm" svg:y="13.038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48cm" svg:height="0.537cm" svg:x="25.597cm" svg:y="13.251cm" svg:viewBox="0 0 349 538" svg:d="M349 10c0-4-2-10-7-10-10 0-44 35-58 60-19-47-52-60-81-60-99 0-203 125-203 248 0 82 50 136 111 136 37 0 71-21 100-52-8 31-34 144-36 152-8 25-16 27-62 29-11 0-19 0-19 17 0 0 0 8 10 8 27 0 57-2 86-2s58 2 86 2c4 0 16 0 16-16 0-9-8-9-23-9-41 0-41-6-41-14 0-6 2-11 4-19zM115 365c-52 0-55-65-55-79 0-42 24-134 40-169 25-63 69-98 103-98 56 0 68 67 68 73s-46 192-48 194c-14 25-62 79-108 79z">
            <text:p/>
          </draw:path>
          <draw:path draw:style-name="gr3" draw:text-style-name="P7" draw:layer="layout" svg:width="0.181cm" svg:height="0.565cm" svg:x="26.278cm" svg:y="13.059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6.513cm" svg:y="13.245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127" draw:id="id127">
          <svg:title>TexMaths</svg:title>
          <svg:desc>24§display§\text {false. Otherse it is true.}§svg§600§FALSE§</svg:desc>
          <draw:polygon draw:style-name="gr2" draw:text-style-name="P6" draw:layer="layout" svg:width="8.649cm" svg:height="0.529cm" svg:x="15.033cm" svg:y="14.074cm" svg:viewBox="0 0 8650 530" draw:points="4326,530 0,530 0,0 8650,0 8650,530">
            <text:p/>
          </draw:polygon>
          <draw:path draw:style-name="gr3" draw:text-style-name="P7" draw:layer="layout" svg:width="0.274cm" svg:height="0.596cm" svg:x="15.018cm" svg:y="14.032cm" svg:viewBox="0 0 275 597" svg:d="M121 232v-98c0-75 40-115 79-115 2 0 13 0 27 6-10 4-25 13-25 34 0 20 13 37 36 37 25 0 37-17 37-37 0-30-31-59-75-59-60 0-133 44-133 134v98h-67v25h67v274c0 39-9 39-67 39v27c35-2 73-4 98-4 34 0 73 0 107 4v-27h-17c-63 0-65-10-65-40v-273h98v-25z">
            <text:p/>
          </draw:path>
          <draw:path draw:style-name="gr3" draw:text-style-name="P7" draw:layer="layout" svg:width="0.381cm" svg:height="0.389cm" svg:x="15.285cm" svg:y="14.249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189cm" svg:height="0.586cm" svg:x="15.698cm" svg:y="14.042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277cm" svg:height="0.389cm" svg:x="15.932cm" svg:y="14.24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327cm" svg:height="0.389cm" svg:x="16.262cm" svg:y="14.249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091cm" svg:height="0.091cm" svg:x="16.685cm" svg:y="14.537cm" svg:viewBox="0 0 92 92" svg:d="M92 46c0-25-21-46-46-46s-46 21-46 46 21 46 46 46 46-21 46-46z">
            <text:p/>
          </draw:path>
          <draw:path draw:style-name="gr3" draw:text-style-name="P7" draw:layer="layout" svg:width="0.562cm" svg:height="0.613cm" svg:x="17.268cm" svg:y="14.032cm" svg:viewBox="0 0 563 614" svg:d="M563 309c0-173-127-309-283-309-151 0-280 136-280 309 0 175 131 305 280 305 156 0 283-134 283-305zM282 593c-82 0-196-75-196-296 0-218 125-276 194-276 75 0 196 60 196 276 0 225-117 296-194 296z">
            <text:p/>
          </draw:path>
          <draw:path draw:style-name="gr3" draw:text-style-name="P7" draw:layer="layout" svg:width="0.264cm" svg:height="0.529cm" svg:x="17.894cm" svg:y="14.109cm" svg:viewBox="0 0 265 530" svg:d="M131 182h121v-27h-121v-155h-22c0 69-26 159-109 163v19h73v232c0 106 79 116 109 116 60 0 83-60 83-116v-48h-21v48c0 62-25 94-56 94-57 0-57-76-57-92z">
            <text:p/>
          </draw:path>
          <draw:path draw:style-name="gr3" draw:text-style-name="P7" draw:layer="layout" svg:width="0.425cm" svg:height="0.586cm" svg:x="18.232cm" svg:y="14.042cm" svg:viewBox="0 0 426 587" svg:d="M65 522c0 38-7 38-65 38v27c29-2 73-2 96-2 21 0 65 0 94 2v-27c-56 0-65 0-65-38v-156c0-88 59-134 113-134s63 46 63 94v196c0 38-9 38-65 38v27c29-2 73-2 96-2 21 0 65 0 94 2v-27c-44 0-65 0-65-25v-161c0-73 0-100-27-130-11-14-40-31-88-31-73 0-110 52-123 82v-295l-123 10v26c60 0 65 6 65 47z">
            <text:p/>
          </draw:path>
          <draw:path draw:style-name="gr3" draw:text-style-name="P7" draw:layer="layout" svg:width="0.327cm" svg:height="0.389cm" svg:x="18.699cm" svg:y="14.249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285cm" svg:height="0.373cm" svg:x="19.073cm" svg:y="14.255cm" svg:viewBox="0 0 286 374" svg:d="M117 94v-94l-117 10v26c60 0 65 6 65 47v228c0 36-7 36-65 36v27c33 0 73-2 96-2 35 0 75 0 109 2v-27h-19c-61 0-63-7-63-38v-131c0-84 34-159 100-159 6 0 7 0 9 0-3 2-19 12-19 33 0 25 17 36 37 36 15 0 36-9 36-36s-27-52-63-52c-62 0-92 58-106 94z">
            <text:p/>
          </draw:path>
          <draw:path draw:style-name="gr3" draw:text-style-name="P7" draw:layer="layout" svg:width="0.277cm" svg:height="0.389cm" svg:x="19.408cm" svg:y="14.24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327cm" svg:height="0.389cm" svg:x="19.736cm" svg:y="14.249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181cm" svg:height="0.565cm" svg:x="20.396cm" svg:y="14.06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64cm" svg:height="0.529cm" svg:x="20.619cm" svg:y="14.109cm" svg:viewBox="0 0 265 530" svg:d="M131 182h121v-27h-121v-155h-22c0 69-26 159-109 163v19h73v232c0 106 79 116 109 116 60 0 83-60 83-116v-48h-21v48c0 62-25 94-56 94-57 0-57-76-57-92z">
            <text:p/>
          </draw:path>
          <draw:path draw:style-name="gr3" draw:text-style-name="P7" draw:layer="layout" svg:width="0.181cm" svg:height="0.565cm" svg:x="21.241cm" svg:y="14.06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21.476cm" svg:y="14.24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266cm" svg:height="0.529cm" svg:x="22.077cm" svg:y="14.109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285cm" svg:height="0.373cm" svg:x="22.413cm" svg:y="14.255cm" svg:viewBox="0 0 286 374" svg:d="M117 94v-94l-117 10v26c60 0 65 6 65 47v228c0 36-7 36-65 36v27c33 0 73-2 96-2 35 0 75 0 109 2v-27h-19c-61 0-63-7-63-38v-131c0-84 34-159 100-159 6 0 7 0 9 0-3 2-19 12-19 33 0 25 17 36 37 36 15 0 36-9 36-36s-27-52-63-52c-62 0-92 58-106 94z">
            <text:p/>
          </draw:path>
          <draw:path draw:style-name="gr3" draw:text-style-name="P7" draw:layer="layout" svg:width="0.425cm" svg:height="0.383cm" svg:x="22.747cm" svg:y="14.255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27cm" svg:height="0.389cm" svg:x="23.211cm" svg:y="14.249cm" svg:viewBox="0 0 328 390" svg:d="M71 167c6-127 77-148 106-148 86 0 96 113 96 148zM71 184h236c19 0 21 0 21-17 0-84-46-167-151-167-98 0-177 86-177 194 0 113 88 196 186 196 104 0 142-95 142-112 0-7-7-9-11-9-8 0-10 5-10 11-30 88-107 88-115 88-42 0-77-26-96-57-25-40-25-96-25-127z">
            <text:p/>
          </draw:path>
          <draw:path draw:style-name="gr3" draw:text-style-name="P7" draw:layer="layout" svg:width="0.091cm" svg:height="0.091cm" svg:x="23.636cm" svg:y="14.537cm" svg:viewBox="0 0 92 92" svg:d="M92 46c0-25-21-46-46-46s-46 21-46 46 21 46 46 46 46-21 46-46z">
            <text:p/>
          </draw:path>
        </draw:g>
        <draw:g xml:id="id124" draw:id="id124">
          <svg:title>TexMaths</svg:title>
          <svg:desc>24§display§\text {Note : }§svg§600§FALSE§</svg:desc>
          <draw:polygon draw:style-name="gr2" draw:text-style-name="P6" draw:layer="layout" svg:width="2.116cm" svg:height="0.502cm" svg:x="14.932cm" svg:y="11.07cm" svg:viewBox="0 0 2117 503" draw:points="1058,503 0,503 0,0 2117,0 2117,503">
            <text:p/>
          </draw:polygon>
          <draw:path draw:style-name="gr3" draw:text-style-name="P7" draw:layer="layout" svg:width="0.577cm" svg:height="0.577cm" svg:x="14.917cm" svg:y="11.028cm" svg:viewBox="0 0 578 578" svg:d="M169 12c-8-12-10-12-25-12h-144v27h25c11 0 29 0 42 2 19 2 19 2 19 19v442c0 23 0 61-86 61v27c29 0 71-2 100-2 27 0 69 2 98 2v-27c-87 0-87-38-87-61v-440c4 4 4 4 8 10l346 507c7 11 7 11 13 11 13 0 13-5 13-21v-469c0-23 0-61 87-61v-27c-29 0-71 2-100 2-27 0-69-2-98-2v27c86 0 87 38 87 61v364z">
            <text:p/>
          </draw:path>
          <draw:path draw:style-name="gr3" draw:text-style-name="P7" draw:layer="layout" svg:width="0.375cm" svg:height="0.389cm" svg:x="15.547cm" svg:y="11.226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66cm" svg:height="0.529cm" svg:x="15.961cm" svg:y="11.086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327cm" svg:height="0.389cm" svg:x="16.295cm" svg:y="11.22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091cm" svg:height="0.364cm" svg:x="17.002cm" svg:y="11.241cm" svg:viewBox="0 0 92 365" svg:d="M92 44c0-23-21-44-46-44s-46 21-46 44c0 25 21 46 46 46s46-21 46-46zM92 321c0-25-21-44-46-44s-46 19-46 44 21 44 46 44 46-19 46-4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width" smil:values="width*0.05;width" smil:keyTimes="0;1"/>
                  <anim:animate smil:dur="0.5s" smil:fill="hold" smil:targetElement="id78" anim:sub-item="text" smil:attributeName="height" smil:values="height;height" smil:keyTimes="0;1"/>
                  <anim:animate smil:dur="0.5s" smil:fill="hold" smil:targetElement="id78" anim:sub-item="text" smil:attributeName="x" smil:values="x-.2;x" smil:keyTimes="0;1"/>
                  <anim:animate smil:dur="0.5s" smil:fill="hold" smil:targetElement="id78" anim:sub-item="text" smil:attributeName="y" smil:values="y;y" smil:keyTimes="0;1"/>
                  <anim:transitionFilter smil:dur="0.5s" smil:targetElement="id7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width" smil:values="width*0.05;width" smil:keyTimes="0;1"/>
                  <anim:animate smil:dur="0.5s" smil:fill="hold" smil:targetElement="id79" anim:sub-item="text" smil:attributeName="height" smil:values="height;height" smil:keyTimes="0;1"/>
                  <anim:animate smil:dur="0.5s" smil:fill="hold" smil:targetElement="id79" anim:sub-item="text" smil:attributeName="x" smil:values="x-.2;x" smil:keyTimes="0;1"/>
                  <anim:animate smil:dur="0.5s" smil:fill="hold" smil:targetElement="id79" anim:sub-item="text" smil:attributeName="y" smil:values="y;y" smil:keyTimes="0;1"/>
                  <anim:transitionFilter smil:dur="0.5s" smil:targetElement="id7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width" smil:values="width*0.05;width" smil:keyTimes="0;1"/>
                  <anim:animate smil:dur="0.5s" smil:fill="hold" smil:targetElement="id80" anim:sub-item="text" smil:attributeName="height" smil:values="height;height" smil:keyTimes="0;1"/>
                  <anim:animate smil:dur="0.5s" smil:fill="hold" smil:targetElement="id80" anim:sub-item="text" smil:attributeName="x" smil:values="x-.2;x" smil:keyTimes="0;1"/>
                  <anim:animate smil:dur="0.5s" smil:fill="hold" smil:targetElement="id80" anim:sub-item="text" smil:attributeName="y" smil:values="y;y" smil:keyTimes="0;1"/>
                  <anim:transitionFilter smil:dur="0.5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2" anim:sub-item="text" smil:attributeName="visibility" smil:to="visible"/>
                  <anim:animate smil:dur="0.5s" smil:fill="hold" smil:targetElement="id82" anim:sub-item="text" smil:attributeName="width" smil:values="width*0.05;width" smil:keyTimes="0;1"/>
                  <anim:animate smil:dur="0.5s" smil:fill="hold" smil:targetElement="id82" anim:sub-item="text" smil:attributeName="height" smil:values="height;height" smil:keyTimes="0;1"/>
                  <anim:animate smil:dur="0.5s" smil:fill="hold" smil:targetElement="id82" anim:sub-item="text" smil:attributeName="x" smil:values="x-.2;x" smil:keyTimes="0;1"/>
                  <anim:animate smil:dur="0.5s" smil:fill="hold" smil:targetElement="id82" anim:sub-item="text" smil:attributeName="y" smil:values="y;y" smil:keyTimes="0;1"/>
                  <anim:transitionFilter smil:dur="0.5s" smil:targetElement="id82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width*0.05;width" smil:keyTimes="0;1"/>
                  <anim:animate smil:dur="0.5s" smil:fill="hold" smil:targetElement="id84" smil:attributeName="height" smil:values="height;height" smil:keyTimes="0;1"/>
                  <anim:animate smil:dur="0.5s" smil:fill="hold" smil:targetElement="id84" smil:attributeName="x" smil:values="x-.2;x" smil:keyTimes="0;1"/>
                  <anim:animate smil:dur="0.5s" smil:fill="hold" smil:targetElement="id84" smil:attributeName="y" smil:values="y;y" smil:keyTimes="0;1"/>
                  <anim:transitionFilter smil:dur="0.5s" smil:targetElement="id8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width" smil:values="width*0.05;width" smil:keyTimes="0;1"/>
                  <anim:animate smil:dur="0.5s" smil:fill="hold" smil:targetElement="id88" anim:sub-item="text" smil:attributeName="height" smil:values="height;height" smil:keyTimes="0;1"/>
                  <anim:animate smil:dur="0.5s" smil:fill="hold" smil:targetElement="id88" anim:sub-item="text" smil:attributeName="x" smil:values="x-.2;x" smil:keyTimes="0;1"/>
                  <anim:animate smil:dur="0.5s" smil:fill="hold" smil:targetElement="id88" anim:sub-item="text" smil:attributeName="y" smil:values="y;y" smil:keyTimes="0;1"/>
                  <anim:transitionFilter smil:dur="0.5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0-width/2;x" smil:keyTimes="0;1"/>
                  <anim:animate smil:dur="0.5s" smil:fill="hold" smil:targetElement="id8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1+width/2;x" smil:keyTimes="0;1"/>
                  <anim:animate smil:dur="0.5s" smil:fill="hold" smil:targetElement="id9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1+width/2;x" smil:keyTimes="0;1"/>
                  <anim:animate smil:dur="0.5s" smil:fill="hold" smil:targetElement="id9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1+width/2;x" smil:keyTimes="0;1"/>
                  <anim:animate smil:dur="0.5s" smil:fill="hold" smil:targetElement="id92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1+width/2;x" smil:keyTimes="0;1"/>
                  <anim:animate smil:dur="0.5s" smil:fill="hold" smil:targetElement="id9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6" anim:sub-item="text" smil:attributeName="visibility" smil:to="visible"/>
                  <anim:animate smil:dur="0.5s" smil:fill="hold" smil:targetElement="id106" anim:sub-item="text" smil:attributeName="width" smil:values="width*0.05;width" smil:keyTimes="0;1"/>
                  <anim:animate smil:dur="0.5s" smil:fill="hold" smil:targetElement="id106" anim:sub-item="text" smil:attributeName="height" smil:values="height;height" smil:keyTimes="0;1"/>
                  <anim:animate smil:dur="0.5s" smil:fill="hold" smil:targetElement="id106" anim:sub-item="text" smil:attributeName="x" smil:values="x-.2;x" smil:keyTimes="0;1"/>
                  <anim:animate smil:dur="0.5s" smil:fill="hold" smil:targetElement="id106" anim:sub-item="text" smil:attributeName="y" smil:values="y;y" smil:keyTimes="0;1"/>
                  <anim:transitionFilter smil:dur="0.5s" smil:targetElement="id10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width" smil:values="width*0.05;width" smil:keyTimes="0;1"/>
                  <anim:animate smil:dur="0.5s" smil:fill="hold" smil:targetElement="id107" anim:sub-item="text" smil:attributeName="height" smil:values="height;height" smil:keyTimes="0;1"/>
                  <anim:animate smil:dur="0.5s" smil:fill="hold" smil:targetElement="id107" anim:sub-item="text" smil:attributeName="x" smil:values="x-.2;x" smil:keyTimes="0;1"/>
                  <anim:animate smil:dur="0.5s" smil:fill="hold" smil:targetElement="id107" anim:sub-item="text" smil:attributeName="y" smil:values="y;y" smil:keyTimes="0;1"/>
                  <anim:transitionFilter smil:dur="0.5s" smil:targetElement="id107" anim:sub-item="text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0" anim:sub-item="text" smil:attributeName="visibility" smil:to="visible"/>
                  <anim:animate smil:dur="0.5s" smil:fill="hold" smil:targetElement="id110" anim:sub-item="text" smil:attributeName="width" smil:values="width*0.05;width" smil:keyTimes="0;1"/>
                  <anim:animate smil:dur="0.5s" smil:fill="hold" smil:targetElement="id110" anim:sub-item="text" smil:attributeName="height" smil:values="height;height" smil:keyTimes="0;1"/>
                  <anim:animate smil:dur="0.5s" smil:fill="hold" smil:targetElement="id110" anim:sub-item="text" smil:attributeName="x" smil:values="x-.2;x" smil:keyTimes="0;1"/>
                  <anim:animate smil:dur="0.5s" smil:fill="hold" smil:targetElement="id110" anim:sub-item="text" smil:attributeName="y" smil:values="y;y" smil:keyTimes="0;1"/>
                  <anim:transitionFilter smil:dur="0.5s" smil:targetElement="id110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2" smil:attributeName="visibility" smil:to="visible"/>
                  <anim:animate smil:dur="0.5s" smil:fill="hold" smil:targetElement="id112" smil:attributeName="width" smil:values="width*0.05;width" smil:keyTimes="0;1"/>
                  <anim:animate smil:dur="0.5s" smil:fill="hold" smil:targetElement="id112" smil:attributeName="height" smil:values="height;height" smil:keyTimes="0;1"/>
                  <anim:animate smil:dur="0.5s" smil:fill="hold" smil:targetElement="id112" smil:attributeName="x" smil:values="x-.2;x" smil:keyTimes="0;1"/>
                  <anim:animate smil:dur="0.5s" smil:fill="hold" smil:targetElement="id112" smil:attributeName="y" smil:values="y;y" smil:keyTimes="0;1"/>
                  <anim:transitionFilter smil:dur="0.5s" smil:targetElement="id1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width" smil:values="width*0.05;width" smil:keyTimes="0;1"/>
                  <anim:animate smil:dur="0.5s" smil:fill="hold" smil:targetElement="id113" anim:sub-item="text" smil:attributeName="height" smil:values="height;height" smil:keyTimes="0;1"/>
                  <anim:animate smil:dur="0.5s" smil:fill="hold" smil:targetElement="id113" anim:sub-item="text" smil:attributeName="x" smil:values="x-.2;x" smil:keyTimes="0;1"/>
                  <anim:animate smil:dur="0.5s" smil:fill="hold" smil:targetElement="id113" anim:sub-item="text" smil:attributeName="y" smil:values="y;y" smil:keyTimes="0;1"/>
                  <anim:transitionFilter smil:dur="0.5s" smil:targetElement="id113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5" smil:attributeName="visibility" smil:to="visible"/>
                  <anim:animate smil:dur="0.5s" smil:fill="hold" smil:targetElement="id115" smil:attributeName="width" smil:values="width*0.05;width" smil:keyTimes="0;1"/>
                  <anim:animate smil:dur="0.5s" smil:fill="hold" smil:targetElement="id115" smil:attributeName="height" smil:values="height;height" smil:keyTimes="0;1"/>
                  <anim:animate smil:dur="0.5s" smil:fill="hold" smil:targetElement="id115" smil:attributeName="x" smil:values="x-.2;x" smil:keyTimes="0;1"/>
                  <anim:animate smil:dur="0.5s" smil:fill="hold" smil:targetElement="id115" smil:attributeName="y" smil:values="y;y" smil:keyTimes="0;1"/>
                  <anim:transitionFilter smil:dur="0.5s" smil:targetElement="id1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anim:sub-item="text" smil:attributeName="visibility" smil:to="visible"/>
                  <anim:animate smil:dur="0.5s" smil:fill="hold" smil:targetElement="id116" anim:sub-item="text" smil:attributeName="width" smil:values="width*0.05;width" smil:keyTimes="0;1"/>
                  <anim:animate smil:dur="0.5s" smil:fill="hold" smil:targetElement="id116" anim:sub-item="text" smil:attributeName="height" smil:values="height;height" smil:keyTimes="0;1"/>
                  <anim:animate smil:dur="0.5s" smil:fill="hold" smil:targetElement="id116" anim:sub-item="text" smil:attributeName="x" smil:values="x-.2;x" smil:keyTimes="0;1"/>
                  <anim:animate smil:dur="0.5s" smil:fill="hold" smil:targetElement="id116" anim:sub-item="text" smil:attributeName="y" smil:values="y;y" smil:keyTimes="0;1"/>
                  <anim:transitionFilter smil:dur="0.5s" smil:targetElement="id116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9" anim:sub-item="text" smil:attributeName="visibility" smil:to="visible"/>
                  <anim:animate smil:dur="0.5s" smil:fill="hold" smil:targetElement="id119" anim:sub-item="text" smil:attributeName="width" smil:values="width*0.05;width" smil:keyTimes="0;1"/>
                  <anim:animate smil:dur="0.5s" smil:fill="hold" smil:targetElement="id119" anim:sub-item="text" smil:attributeName="height" smil:values="height;height" smil:keyTimes="0;1"/>
                  <anim:animate smil:dur="0.5s" smil:fill="hold" smil:targetElement="id119" anim:sub-item="text" smil:attributeName="x" smil:values="x-.2;x" smil:keyTimes="0;1"/>
                  <anim:animate smil:dur="0.5s" smil:fill="hold" smil:targetElement="id119" anim:sub-item="text" smil:attributeName="y" smil:values="y;y" smil:keyTimes="0;1"/>
                  <anim:transitionFilter smil:dur="0.5s" smil:targetElement="id119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width*0.05;width" smil:keyTimes="0;1"/>
                  <anim:animate smil:dur="0.5s" smil:fill="hold" smil:targetElement="id121" smil:attributeName="height" smil:values="height;height" smil:keyTimes="0;1"/>
                  <anim:animate smil:dur="0.5s" smil:fill="hold" smil:targetElement="id121" smil:attributeName="x" smil:values="x-.2;x" smil:keyTimes="0;1"/>
                  <anim:animate smil:dur="0.5s" smil:fill="hold" smil:targetElement="id121" smil:attributeName="y" smil:values="y;y" smil:keyTimes="0;1"/>
                  <anim:transitionFilter smil:dur="0.5s" smil:targetElement="id12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anim:sub-item="text" smil:attributeName="visibility" smil:to="visible"/>
                  <anim:animate smil:dur="0.5s" smil:fill="hold" smil:targetElement="id122" anim:sub-item="text" smil:attributeName="width" smil:values="width*0.05;width" smil:keyTimes="0;1"/>
                  <anim:animate smil:dur="0.5s" smil:fill="hold" smil:targetElement="id122" anim:sub-item="text" smil:attributeName="height" smil:values="height;height" smil:keyTimes="0;1"/>
                  <anim:animate smil:dur="0.5s" smil:fill="hold" smil:targetElement="id122" anim:sub-item="text" smil:attributeName="x" smil:values="x-.2;x" smil:keyTimes="0;1"/>
                  <anim:animate smil:dur="0.5s" smil:fill="hold" smil:targetElement="id122" anim:sub-item="text" smil:attributeName="y" smil:values="y;y" smil:keyTimes="0;1"/>
                  <anim:transitionFilter smil:dur="0.5s" smil:targetElement="id122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width*0.05;width" smil:keyTimes="0;1"/>
                  <anim:animate smil:dur="0.5s" smil:fill="hold" smil:targetElement="id124" smil:attributeName="height" smil:values="height;height" smil:keyTimes="0;1"/>
                  <anim:animate smil:dur="0.5s" smil:fill="hold" smil:targetElement="id124" smil:attributeName="x" smil:values="x-.2;x" smil:keyTimes="0;1"/>
                  <anim:animate smil:dur="0.5s" smil:fill="hold" smil:targetElement="id124" smil:attributeName="y" smil:values="y;y" smil:keyTimes="0;1"/>
                  <anim:transitionFilter smil:dur="0.5s" smil:targetElement="id1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6" smil:attributeName="visibility" smil:to="visible"/>
                  <anim:animate smil:dur="0.5s" smil:fill="hold" smil:targetElement="id126" smil:attributeName="width" smil:values="width*0.05;width" smil:keyTimes="0;1"/>
                  <anim:animate smil:dur="0.5s" smil:fill="hold" smil:targetElement="id126" smil:attributeName="height" smil:values="height;height" smil:keyTimes="0;1"/>
                  <anim:animate smil:dur="0.5s" smil:fill="hold" smil:targetElement="id126" smil:attributeName="x" smil:values="x-.2;x" smil:keyTimes="0;1"/>
                  <anim:animate smil:dur="0.5s" smil:fill="hold" smil:targetElement="id126" smil:attributeName="y" smil:values="y;y" smil:keyTimes="0;1"/>
                  <anim:transitionFilter smil:dur="0.5s" smil:targetElement="id126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8" draw:text-style-name="P5" draw:layer="layout" svg:width="26.8cm" svg:height="14.905cm" svg:x="0.8cm" svg:y="0.4cm" presentation:class="subtitle" presentation:user-transformed="true">
          <draw:text-box>
            <text:p text:style-name="P4"><text:span text:style-name="T7"><text:s text:c="14"/></text:span></text:p>
            <text:p xml:id="id128" text:id="id128" text:style-name="P4"><text:span text:style-name="T9"><text:tab/></text:span><text:span text:style-name="T8">4) Biconditional (Double Implication) :</text:span><text:span text:style-name="T7"> <text:s text:c="29"/></text:span></text:p>
            <text:p text:style-name="P4"><text:span text:style-name="T14"><text:s text:c="12"/></text:span></text:p>
            <text:p xml:id="id129" text:id="id129" text:style-name="P4"><text:span text:style-name="T9"><text:tab/></text:span><text:span text:style-name="T9">If two statements are combined by using the connective ‘if andonly if’ then</text:span></text:p>
            <text:p xml:id="id130" text:id="id130" text:style-name="P4"><text:span text:style-name="T12"><text:tab/></text:span><text:span text:style-name="T12">it is called as biconditional. If <text:s text:c="9"/>are two </text:span><text:span text:style-name="T9">statements then</text:span></text:p>
            <text:p xml:id="id133" text:id="id133" text:style-name="P4"><text:span text:style-name="T9"><text:tab/></text:span><text:span text:style-name="T9"> <text:s text:c="30"/></text:span><text:span text:style-name="T9">is called as biconditional. It is denoted by <text:s text:c="11"/></text:span></text:p>
            <text:p xml:id="id135" text:id="id135" text:style-name="P4"><text:span text:style-name="T9"><text:s text:c="6"/></text:span><text:span text:style-name="T9">or <text:s text:c="13"/>and it is read as </text:span></text:p>
            <text:p text:style-name="P4"><text:span text:style-name="T9"><text:s text:c="51"/></text:span></text:p>
            <text:p text:style-name="P4"><text:span text:style-name="T7"><text:s text:c="26"/></text:span></text:p>
            <text:p xml:id="id138" text:id="id138" text:style-name="P4"><text:span text:style-name="T15"><text:tab/></text:span><text:span text:style-name="T8">Truth table for Biconditional</text:span><text:span text:style-name="T15"> <text:s text:c="26"/></text:span></text:p>
            <text:p text:style-name="P4"><text:span text:style-name="T9"><text:s text:c="6"/></text:span></text:p>
            <text:p text:style-name="P4"><text:span text:style-name="T9"/></text:p>
            <text:p xml:id="id156" text:id="id156" text:style-name="P4"><text:span text:style-name="T9"><text:tab/></text:span><text:span text:style-name="T9"> </text:span><text:span text:style-name="T8">5) Negation of a statement : </text:span><text:span text:style-name="T13">For any given statement <text:s text:c="3"/>, there is </text:span></text:p>
            <text:p xml:id="id158" text:id="id158" text:style-name="P4"><text:span text:style-name="T13"><text:tab/></text:span><text:span text:style-name="T13"> </text:span><text:span text:style-name="T13">another statement which is said to be true when </text:span></text:p>
            <text:p xml:id="id160" text:id="id160" text:style-name="P4"><text:span text:style-name="T13"><text:s text:c="11"/></text:span><text:span text:style-name="T13">is false, and false when <text:s text:c="4"/>is true, is called the </text:span></text:p>
            <text:p xml:id="id162" text:id="id162" text:style-name="P4"><text:span text:style-name="T13"><text:tab/></text:span><text:span text:style-name="T13"> </text:span><text:span text:style-name="T13">negation of <text:s text:c="3"/>and is denoted by <text:s text:c="11"/></text:span></text:p>
            <text:p xml:id="id165" text:id="id165" text:style-name="P4"><text:span text:style-name="T13"><text:s text:c="32"/></text:span><text:span text:style-name="T8">Truth table for negation.</text:span></text:p>
          </draw:text-box>
        </draw:frame>
        <draw:g xml:id="id131" draw:id="id131">
          <svg:title>TexMaths</svg:title>
          <svg:desc>24§display§p , \ q§svg§600§FALSE§</svg:desc>
          <draw:polygon draw:style-name="gr2" draw:text-style-name="P6" draw:layer="layout" svg:width="1.405cm" svg:height="0.452cm" svg:x="12.454cm" svg:y="3.567cm" svg:viewBox="0 0 1406 453" draw:points="703,453 0,453 0,0 1406,0 1406,453">
            <text:p/>
          </draw:polygon>
          <draw:path draw:style-name="gr3" draw:text-style-name="P7" draw:layer="layout" svg:width="0.441cm" svg:height="0.537cm" svg:x="12.412cm" svg:y="3.525cm" svg:viewBox="0 0 442 538" svg:d="M65 478c-7 29-7 35-46 35-9 0-19 0-19 15 0 8 4 10 12 10 23 0 46-2 71-2 26 0 55 2 82 2 6 0 15 0 15-15 0-10-7-10-19-10-42 0-42-6-42-13 0-12 35-148 40-170 12 24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099cm" svg:height="0.253cm" svg:x="12.936cm" svg:y="3.809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348cm" svg:height="0.537cm" svg:x="13.553cm" svg:y="3.525cm" svg:viewBox="0 0 349 538" svg:d="M349 10c0-4-1-10-7-10-10 0-44 35-58 60-19-47-52-60-80-60-100 0-204 125-204 248 0 82 50 136 111 136 37 0 71-21 100-52-7 31-34 145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</draw:g>
        <draw:g xml:id="id134" draw:id="id134">
          <svg:title>TexMaths</svg:title>
          <svg:desc>24§display§p \leftrightarrow q§svg§600§FALSE§</svg:desc>
          <draw:polygon draw:style-name="gr2" draw:text-style-name="P6" draw:layer="layout" svg:width="2.061cm" svg:height="0.511cm" svg:x="23.16cm" svg:y="4.472cm" svg:viewBox="0 0 2062 512" draw:points="1031,512 0,512 0,0 2062,0 2062,512">
            <text:p/>
          </draw:polygon>
          <draw:path draw:style-name="gr3" draw:text-style-name="P7" draw:layer="layout" svg:width="0.44cm" svg:height="0.536cm" svg:x="23.118cm" svg:y="4.488cm" svg:viewBox="0 0 441 537" svg:d="M65 478c-7 29-7 34-46 34-9 0-19 0-19 16 0 7 4 9 12 9 23 0 46-1 71-1 26 0 55 1 82 1 6 0 15 0 15-15 0-10-7-10-19-10-42 0-42-5-42-13 0-11 35-148 40-169 12 23 35 54 79 54 98 0 203-125 203-248 0-80-48-136-111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75cm" svg:height="0.44cm" svg:x="23.851cm" svg:y="4.43cm" svg:viewBox="0 0 751 441" svg:d="M92 203c46-34 69-69 77-80 36-58 44-111 44-113 0-10-10-10-17-10-14 0-16 2-19 17-20 83-70 154-164 192-9 4-13 6-13 12 0 5 4 7 13 11 87 37 144 102 166 198 1 10 3 11 17 11 7 0 17 0 17-9 0-2-8-56-42-111-17-25-42-56-79-83h566c-48 36-69 71-76 81-39 59-45 113-45 113 0 9 10 9 16 9 15 0 15-1 19-15 19-84 69-155 165-194 10-4 14-6 14-11 0-6-6-8-8-10-37-13-140-56-171-198-4-11-4-13-19-13-6 0-16 0-16 10 0 2 8 55 43 113 17 25 42 54 78 80z">
            <text:p/>
          </draw:path>
          <draw:path draw:style-name="gr3" draw:text-style-name="P7" draw:layer="layout" svg:width="0.348cm" svg:height="0.536cm" svg:x="24.915cm" svg:y="4.488cm" svg:viewBox="0 0 349 537" svg:d="M349 10c0-4-2-10-7-10-10 0-44 35-58 60-19-47-52-60-81-60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</draw:g>
        <draw:frame draw:style-name="standard" xml:id="id140" draw:id="id140" draw:layer="layout" svg:width="11.091cm" svg:height="4.859cm" svg:x="16.032cm" svg:y="5.4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141" draw:id="id141">
          <svg:title>TexMaths</svg:title>
          <svg:desc>24§display§p §svg§600§FALSE§</svg:desc>
          <draw:polygon draw:style-name="gr2" draw:text-style-name="P6" draw:layer="layout" svg:width="0.356cm" svg:height="0.452cm" svg:x="17.859cm" svg:y="5.67cm" svg:viewBox="0 0 357 453" draw:points="179,453 0,453 0,0 357,0 357,453">
            <text:p/>
          </draw:polygon>
          <draw:path draw:style-name="gr3" draw:text-style-name="P7" draw:layer="layout" svg:width="0.441cm" svg:height="0.537cm" svg:x="17.817cm" svg:y="5.6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42" draw:id="id142">
          <svg:title>TexMaths</svg:title>
          <svg:desc>24§display§q§svg§600§FALSE§</svg:desc>
          <draw:polygon draw:style-name="gr2" draw:text-style-name="P6" draw:layer="layout" svg:width="0.297cm" svg:height="0.452cm" svg:x="21.226cm" svg:y="5.67cm" svg:viewBox="0 0 298 453" draw:points="150,453 0,453 0,0 298,0 298,453">
            <text:p/>
          </draw:polygon>
          <draw:path draw:style-name="gr3" draw:text-style-name="P7" draw:layer="layout" svg:width="0.349cm" svg:height="0.537cm" svg:x="21.218cm" svg:y="5.628cm" svg:viewBox="0 0 350 538" svg:d="M350 10c0-4-2-10-8-10-9 0-44 35-57 60-20-47-52-60-81-60-100 0-204 125-204 248 0 82 50 136 112 136 36 0 71-21 100-52-8 31-35 145-37 152-8 25-15 27-62 29-11 0-19 0-19 17 0 0 0 8 10 8 27 0 58-2 86-2 29 0 58 2 87 2 4 0 15 0 15-15 0-10-7-10-23-10-40 0-40-6-40-13 0-6 2-12 4-20zM115 365c-52 0-55-65-55-79 0-42 25-134 40-169 25-63 69-98 104-98 56 0 67 67 67 73s-46 192-48 194c-13 25-61 79-108 79z">
            <text:p/>
          </draw:path>
        </draw:g>
        <draw:g xml:id="id143" draw:id="id143">
          <svg:title>TexMaths</svg:title>
          <svg:desc>24§display§p \leftrightarrow q§svg§600§FALSE§</svg:desc>
          <draw:polygon draw:style-name="gr2" draw:text-style-name="P6" draw:layer="layout" svg:width="2.061cm" svg:height="0.511cm" svg:x="24.462cm" svg:y="5.67cm" svg:viewBox="0 0 2062 512" draw:points="1031,512 0,512 0,0 2062,0 2062,512">
            <text:p/>
          </draw:polygon>
          <draw:path draw:style-name="gr3" draw:text-style-name="P7" draw:layer="layout" svg:width="0.44cm" svg:height="0.536cm" svg:x="24.42cm" svg:y="5.686cm" svg:viewBox="0 0 441 537" svg:d="M65 478c-7 29-7 34-46 34-9 0-19 0-19 16 0 8 4 9 12 9 23 0 46-1 71-1 26 0 55 1 82 1 6 0 15 0 15-15 0-10-7-10-19-10-42 0-42-5-42-13 0-11 35-148 40-169 12 23 35 54 79 54 98 0 203-125 203-248 0-80-48-136-111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75cm" svg:height="0.44cm" svg:x="25.153cm" svg:y="5.628cm" svg:viewBox="0 0 751 441" svg:d="M92 203c46-34 69-69 77-80 36-58 44-111 44-113 0-10-10-10-17-10-14 0-16 2-19 17-20 83-70 154-164 192-9 4-13 6-13 12 0 5 4 7 13 11 87 37 144 102 166 198 1 10 3 11 17 11 7 0 17 0 17-9 0-2-8-56-42-111-17-25-42-56-79-83h566c-48 36-69 71-76 81-39 59-45 113-45 113 0 9 10 9 16 9 15 0 15-1 19-15 19-84 69-155 165-194 10-4 14-6 14-11 0-6-6-8-8-10-37-13-140-56-171-198-4-11-4-13-19-13-6 0-16 0-16 10 0 2 8 55 43 113 17 25 42 54 78 80z">
            <text:p/>
          </draw:path>
          <draw:path draw:style-name="gr3" draw:text-style-name="P7" draw:layer="layout" svg:width="0.348cm" svg:height="0.536cm" svg:x="26.217cm" svg:y="5.686cm" svg:viewBox="0 0 349 537" svg:d="M349 10c0-4-2-10-7-10-10 0-44 35-58 60-19-47-52-60-81-60-99 0-203 125-203 248 0 82 50 136 111 136 37 0 71-21 100-52-8 31-34 144-36 152-8 25-16 27-62 28-11 0-19 0-19 18 0 0 0 7 10 7 27 0 57-1 86-1s58 1 86 1c4 0 16 0 16-15 0-10-8-10-23-10-41 0-41-5-41-13 0-6 2-11 4-19zM115 365c-52 0-55-66-55-79 0-42 24-134 40-169 25-63 69-98 103-98 56 0 68 67 68 73s-46 192-48 194c-14 25-62 79-108 79z">
            <text:p/>
          </draw:path>
        </draw:g>
        <draw:g xml:id="id144" draw:id="id144">
          <svg:title>TexMaths</svg:title>
          <svg:desc>20§display§\text {T} §svg§600§FALSE§</svg:desc>
          <draw:polygon draw:style-name="gr2" draw:text-style-name="P6" draw:layer="layout" svg:width="0.412cm" svg:height="0.405cm" svg:x="17.828cm" svg:y="6.764cm" svg:viewBox="0 0 413 406" draw:points="207,406 0,406 0,0 413,0 413,406">
            <text:p/>
          </draw:polygon>
          <draw:path draw:style-name="gr3" draw:text-style-name="P7" draw:layer="layout" svg:width="0.457cm" svg:height="0.475cm" svg:x="17.818cm" svg:y="6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45" draw:id="id145">
          <svg:title>TexMaths</svg:title>
          <svg:desc>20§display§\text {T}  §svg§600§FALSE§</svg:desc>
          <draw:polygon draw:style-name="gr2" draw:text-style-name="P6" draw:layer="layout" svg:width="0.412cm" svg:height="0.405cm" svg:x="21.228cm" svg:y="6.764cm" svg:viewBox="0 0 413 406" draw:points="207,406 0,406 0,0 413,0 413,406">
            <text:p/>
          </draw:polygon>
          <draw:path draw:style-name="gr3" draw:text-style-name="P7" draw:layer="layout" svg:width="0.457cm" svg:height="0.475cm" svg:x="21.218cm" svg:y="6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46" draw:id="id146">
          <svg:title>TexMaths</svg:title>
          <svg:desc>20§display§\text {T}  §svg§600§FALSE§</svg:desc>
          <draw:polygon draw:style-name="gr2" draw:text-style-name="P6" draw:layer="layout" svg:width="0.412cm" svg:height="0.405cm" svg:x="25.228cm" svg:y="6.764cm" svg:viewBox="0 0 413 406" draw:points="207,406 0,406 0,0 413,0 413,406">
            <text:p/>
          </draw:polygon>
          <draw:path draw:style-name="gr3" draw:text-style-name="P7" draw:layer="layout" svg:width="0.457cm" svg:height="0.475cm" svg:x="25.218cm" svg:y="6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47" draw:id="id147">
          <svg:title>TexMaths</svg:title>
          <svg:desc>20§display§\text {T} §svg§600§FALSE§</svg:desc>
          <draw:polygon draw:style-name="gr2" draw:text-style-name="P6" draw:layer="layout" svg:width="0.412cm" svg:height="0.405cm" svg:x="17.828cm" svg:y="7.764cm" svg:viewBox="0 0 413 406" draw:points="207,406 0,406 0,0 413,0 413,406">
            <text:p/>
          </draw:polygon>
          <draw:path draw:style-name="gr3" draw:text-style-name="P7" draw:layer="layout" svg:width="0.457cm" svg:height="0.475cm" svg:x="17.818cm" svg:y="7.729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48" draw:id="id148">
          <svg:title>TexMaths</svg:title>
          <svg:desc>20§display§\text {F}  §svg§600§FALSE§</svg:desc>
          <draw:polygon draw:style-name="gr2" draw:text-style-name="P6" draw:layer="layout" svg:width="0.359cm" svg:height="0.409cm" svg:x="21.231cm" svg:y="7.764cm" svg:viewBox="0 0 360 410" draw:points="179,410 0,410 0,0 360,0 360,410">
            <text:p/>
          </draw:polygon>
          <draw:path draw:style-name="gr3" draw:text-style-name="P7" draw:layer="layout" svg:width="0.405cm" svg:height="0.479cm" svg:x="21.218cm" svg:y="7.729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49" draw:id="id149">
          <svg:title>TexMaths</svg:title>
          <svg:desc>20§display§\text {F}  §svg§600§FALSE§</svg:desc>
          <draw:polygon draw:style-name="gr2" draw:text-style-name="P6" draw:layer="layout" svg:width="0.359cm" svg:height="0.409cm" svg:x="25.231cm" svg:y="7.764cm" svg:viewBox="0 0 360 410" draw:points="179,410 0,410 0,0 360,0 360,410">
            <text:p/>
          </draw:polygon>
          <draw:path draw:style-name="gr3" draw:text-style-name="P7" draw:layer="layout" svg:width="0.405cm" svg:height="0.479cm" svg:x="25.218cm" svg:y="7.729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50" draw:id="id150">
          <svg:title>TexMaths</svg:title>
          <svg:desc>20§display§\text {F} §svg§600§FALSE§</svg:desc>
          <draw:polygon draw:style-name="gr2" draw:text-style-name="P6" draw:layer="layout" svg:width="0.359cm" svg:height="0.409cm" svg:x="17.831cm" svg:y="8.665cm" svg:viewBox="0 0 360 410" draw:points="179,410 0,410 0,0 360,0 360,410">
            <text:p/>
          </draw:polygon>
          <draw:path draw:style-name="gr3" draw:text-style-name="P7" draw:layer="layout" svg:width="0.405cm" svg:height="0.479cm" svg:x="17.818cm" svg:y="8.6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51" draw:id="id151">
          <svg:title>TexMaths</svg:title>
          <svg:desc>20§display§\text {T}  §svg§600§FALSE§</svg:desc>
          <draw:polygon draw:style-name="gr2" draw:text-style-name="P6" draw:layer="layout" svg:width="0.412cm" svg:height="0.405cm" svg:x="21.228cm" svg:y="8.665cm" svg:viewBox="0 0 413 406" draw:points="207,406 0,406 0,0 413,0 413,406">
            <text:p/>
          </draw:polygon>
          <draw:path draw:style-name="gr3" draw:text-style-name="P7" draw:layer="layout" svg:width="0.457cm" svg:height="0.475cm" svg:x="21.218cm" svg:y="8.6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52" draw:id="id152">
          <svg:title>TexMaths</svg:title>
          <svg:desc>20§display§\text {F}  §svg§600§FALSE§</svg:desc>
          <draw:polygon draw:style-name="gr2" draw:text-style-name="P6" draw:layer="layout" svg:width="0.359cm" svg:height="0.409cm" svg:x="25.231cm" svg:y="8.665cm" svg:viewBox="0 0 360 410" draw:points="179,410 0,410 0,0 360,0 360,410">
            <text:p/>
          </draw:polygon>
          <draw:path draw:style-name="gr3" draw:text-style-name="P7" draw:layer="layout" svg:width="0.405cm" svg:height="0.479cm" svg:x="25.218cm" svg:y="8.6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53" draw:id="id153">
          <svg:title>TexMaths</svg:title>
          <svg:desc>20§display§\text {F} §svg§600§FALSE§</svg:desc>
          <draw:polygon draw:style-name="gr2" draw:text-style-name="P6" draw:layer="layout" svg:width="0.359cm" svg:height="0.409cm" svg:x="17.831cm" svg:y="9.665cm" svg:viewBox="0 0 360 410" draw:points="179,410 0,410 0,0 360,0 360,410">
            <text:p/>
          </draw:polygon>
          <draw:path draw:style-name="gr3" draw:text-style-name="P7" draw:layer="layout" svg:width="0.405cm" svg:height="0.479cm" svg:x="17.818cm" svg:y="9.6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54" draw:id="id154">
          <svg:title>TexMaths</svg:title>
          <svg:desc>20§display§\text {F}  §svg§600§FALSE§</svg:desc>
          <draw:polygon draw:style-name="gr2" draw:text-style-name="P6" draw:layer="layout" svg:width="0.359cm" svg:height="0.409cm" svg:x="21.231cm" svg:y="9.665cm" svg:viewBox="0 0 360 410" draw:points="179,410 0,410 0,0 360,0 360,410">
            <text:p/>
          </draw:polygon>
          <draw:path draw:style-name="gr3" draw:text-style-name="P7" draw:layer="layout" svg:width="0.405cm" svg:height="0.479cm" svg:x="21.218cm" svg:y="9.6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55" draw:id="id155">
          <svg:title>TexMaths</svg:title>
          <svg:desc>20§display§\text {T}  §svg§600§FALSE§</svg:desc>
          <draw:polygon draw:style-name="gr2" draw:text-style-name="P6" draw:layer="layout" svg:width="0.412cm" svg:height="0.405cm" svg:x="25.228cm" svg:y="9.665cm" svg:viewBox="0 0 413 406" draw:points="207,406 0,406 0,0 413,0 413,406">
            <text:p/>
          </draw:polygon>
          <draw:path draw:style-name="gr3" draw:text-style-name="P7" draw:layer="layout" svg:width="0.457cm" svg:height="0.475cm" svg:x="25.218cm" svg:y="9.6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32" draw:id="id132">
          <svg:title>TexMaths</svg:title>
          <svg:desc>24§display§p \text { if and only if } q§svg§600§FALSE§</svg:desc>
          <draw:polygon draw:style-name="gr2" draw:text-style-name="P6" draw:layer="layout" svg:width="6.069cm" svg:height="0.684cm" svg:x="2.156cm" svg:y="4.368cm" svg:viewBox="0 0 6070 685" draw:points="3034,685 0,685 0,0 6070,0 6070,685">
            <text:p/>
          </draw:polygon>
          <draw:path draw:style-name="gr3" draw:text-style-name="P7" draw:layer="layout" svg:width="0.441cm" svg:height="0.537cm" svg:x="2.114cm" svg:y="4.549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181cm" svg:height="0.565cm" svg:x="2.874cm" svg:y="4.357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4cm" svg:height="0.596cm" svg:x="3.109cm" svg:y="4.326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81cm" svg:height="0.389cm" svg:x="3.656cm" svg:y="4.54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4.069cm" svg:y="4.54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4.539cm" svg:y="4.336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75cm" svg:height="0.389cm" svg:x="5.284cm" svg:y="4.54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5.708cm" svg:y="4.549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6.179cm" svg:y="4.33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6.402cm" svg:y="4.55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6-48 107-96z">
            <text:p/>
          </draw:path>
          <draw:path draw:style-name="gr3" draw:text-style-name="P7" draw:layer="layout" svg:width="0.181cm" svg:height="0.565cm" svg:x="7.139cm" svg:y="4.357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4cm" svg:height="0.596cm" svg:x="7.373cm" svg:y="4.326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48cm" svg:height="0.537cm" svg:x="7.919cm" svg:y="4.549cm" svg:viewBox="0 0 349 538" svg:d="M349 10c0-4-1-10-7-10-10 0-44 35-58 60-19-47-52-60-80-60-100 0-204 125-204 248 0 82 50 136 111 136 37 0 71-21 100-52-7 31-34 144-36 152-8 25-16 27-62 29-11 0-19 0-19 17 0 0 0 8 10 8 28 0 57-2 86-2s58 2 86 2c4 0 16 0 16-16 0-9-8-9-21-9-43 0-43-6-43-14 0-6 2-11 4-19zM115 365c-52 0-55-65-55-79 0-42 24-134 40-169 25-63 69-98 104-98 55 0 67 67 67 73s-46 192-48 194c-14 25-62 79-108 79z">
            <text:p/>
          </draw:path>
        </draw:g>
        <draw:g xml:id="id136" draw:id="id136">
          <svg:title>TexMaths</svg:title>
          <svg:desc>24§display§p \Leftrightarrow q§svg§600§FALSE§</svg:desc>
          <draw:polygon draw:style-name="gr2" draw:text-style-name="P6" draw:layer="layout" svg:width="2.061cm" svg:height="0.523cm" svg:x="3.26cm" svg:y="5.372cm" svg:viewBox="0 0 2062 524" draw:points="1031,524 0,524 0,0 2062,0 2062,524">
            <text:p/>
          </draw:polygon>
          <draw:path draw:style-name="gr3" draw:text-style-name="P7" draw:layer="layout" svg:width="0.44cm" svg:height="0.537cm" svg:x="3.218cm" svg:y="5.399cm" svg:viewBox="0 0 441 538" svg:d="M65 478c-7 29-7 35-46 35-9 0-19 0-19 15 0 8 4 10 12 10 23 0 46-2 71-2 26 0 55 2 82 2 6 0 15 0 15-16 0-9-7-9-19-9-42 0-42-6-42-14 0-11 35-147 40-169 12 23 35 54 79 54 98 0 203-125 203-248 0-80-48-136-111-136-42 0-84 31-111 63-10-46-46-63-77-63-38 0-56 33-63 48-14 29-25 81-25 83 0 7 7 7 9 7 10 0 10 0 16-19 13-59 30-100 61-100 14 0 25 6 25 39 0 19-2 28-6 42zM215 109c6-23 29-46 44-59 29-25 54-31 67-31 35 0 56 29 56 79s-29 148-44 181c-29 57-69 86-100 86-58 0-67-71-67-75 0-2 0-4 2-13z">
            <text:p/>
          </draw:path>
          <draw:path draw:style-name="gr3" draw:text-style-name="P7" draw:layer="layout" svg:width="0.786cm" svg:height="0.466cm" svg:x="3.932cm" svg:y="5.33cm" svg:viewBox="0 0 787 467" svg:d="M186 134c48-55 73-117 73-124 0-10-9-10-17-10-12 0-12 0-19 17-35 79-98 156-210 204-11 6-13 6-13 11 0 2 0 4 0 6 2 2 4 2 21 10 92 40 161 111 206 209 1 8 5 10 15 10 8 0 17 0 17-12 0-6-25-67-73-123h415c-48 56-73 117-73 123 0 12 9 12 17 12 12 0 12-2 19-19 35-77 98-156 210-204 11-4 13-6 13-12 0-1 0-1 0-3-2-2-4-4-21-12-92-38-161-109-206-209-1-8-5-8-15-8-8 0-17 0-17 10 0 7 25 69 73 124zM154 298c-27-25-54-44-91-66 48-26 73-48 91-65h479c27 25 54 46 91 65-48 27-73 48-91 66z">
            <text:p/>
          </draw:path>
          <draw:path draw:style-name="gr3" draw:text-style-name="P7" draw:layer="layout" svg:width="0.348cm" svg:height="0.537cm" svg:x="5.015cm" svg:y="5.399cm" svg:viewBox="0 0 349 538" svg:d="M349 10c0-4-2-10-7-10-10 0-44 35-58 60-19-47-52-60-81-60-99 0-203 125-203 248 0 82 50 136 111 136 37 0 71-21 100-52-8 31-34 144-36 152-8 25-16 27-62 29-11 0-19 0-19 17 0 0 0 8 10 8 27 0 57-2 86-2s58 2 86 2c4 0 16 0 16-16 0-9-8-9-23-9-41 0-41-6-41-14 0-5 2-11 4-19zM115 365c-52 0-55-65-55-79 0-42 24-134 40-169 25-63 69-98 103-98 56 0 68 67 68 73s-46 192-48 194c-14 25-62 79-108 79z">
            <text:p/>
          </draw:path>
        </draw:g>
        <draw:g xml:id="id137" draw:id="id137">
          <svg:title>TexMaths</svg:title>
          <svg:desc>24§display§p \text { if and only if } q \text { or } p \text { biconditional } q.§svg§600§FALSE§</svg:desc>
          <draw:polygon draw:style-name="gr2" draw:text-style-name="P6" draw:layer="layout" svg:width="13.742cm" svg:height="0.684cm" svg:x="2.161cm" svg:y="6.269cm" svg:viewBox="0 0 13743 685" draw:points="6871,685 0,685 0,0 13743,0 13743,685">
            <text:p/>
          </draw:polygon>
          <draw:path draw:style-name="gr3" draw:text-style-name="P7" draw:layer="layout" svg:width="0.441cm" svg:height="0.537cm" svg:x="2.119cm" svg:y="6.45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181cm" svg:height="0.565cm" svg:x="2.879cm" svg:y="6.25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4cm" svg:height="0.596cm" svg:x="3.114cm" svg:y="6.227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81cm" svg:height="0.389cm" svg:x="3.661cm" svg:y="6.444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425cm" svg:height="0.373cm" svg:x="4.073cm" svg:y="6.4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4.544cm" svg:y="6.237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375cm" svg:height="0.389cm" svg:x="5.289cm" svg:y="6.444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5.713cm" svg:y="6.4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6.183cm" svg:y="6.23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6.406cm" svg:y="6.457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6-48 107-96z">
            <text:p/>
          </draw:path>
          <draw:path draw:style-name="gr3" draw:text-style-name="P7" draw:layer="layout" svg:width="0.181cm" svg:height="0.565cm" svg:x="7.143cm" svg:y="6.25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74cm" svg:height="0.596cm" svg:x="7.378cm" svg:y="6.227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48cm" svg:height="0.537cm" svg:x="7.923cm" svg:y="6.45cm" svg:viewBox="0 0 349 538" svg:d="M349 10c0-4-1-10-7-10-10 0-44 35-58 60-19-47-52-60-80-60-100 0-204 125-204 248 0 82 50 136 111 136 37 0 71-21 100-52-7 31-34 144-36 152-8 25-16 27-62 29-11 0-19 0-19 17 0 0 0 8 10 8 28 0 57-2 86-2s58 2 86 2c4 0 16 0 16-16 0-9-8-9-21-9-43 0-43-6-43-14 0-6 2-11 4-19zM115 365c-52 0-55-65-55-79 0-42 24-134 40-169 25-63 69-98 104-98 55 0 67 67 67 73s-46 192-48 194c-14 25-62 79-108 79z">
            <text:p/>
          </draw:path>
          <draw:path draw:style-name="gr3" draw:text-style-name="P7" draw:layer="layout" svg:width="0.375cm" svg:height="0.389cm" svg:x="8.601cm" svg:y="6.444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9.023cm" svg:y="6.45cm" svg:viewBox="0 0 286 374" svg:d="M117 94v-94l-117 10v26c60 0 65 6 65 47v228c0 37-7 37-65 37v26c33 0 73-2 96-2 35 0 75 0 109 2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41cm" svg:height="0.537cm" svg:x="9.584cm" svg:y="6.45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418cm" svg:height="0.596cm" svg:x="10.34cm" svg:y="6.237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181cm" svg:height="0.565cm" svg:x="10.812cm" svg:y="6.25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1.047cm" svg:y="6.44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1.417cm" svg:y="6.44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1.841cm" svg:y="6.4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2.312cm" svg:y="6.237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7" draw:layer="layout" svg:width="0.181cm" svg:height="0.565cm" svg:x="12.78cm" svg:y="6.25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3.003cm" svg:y="6.304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7" draw:layer="layout" svg:width="0.181cm" svg:height="0.565cm" svg:x="13.343cm" svg:y="6.258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3.573cm" svg:y="6.444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73cm" svg:x="13.997cm" svg:y="6.45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14.475cm" svg:y="6.444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7" draw:layer="layout" svg:width="0.189cm" svg:height="0.587cm" svg:x="14.888cm" svg:y="6.23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48cm" svg:height="0.537cm" svg:x="15.41cm" svg:y="6.45cm" svg:viewBox="0 0 349 538" svg:d="M349 10c0-4-1-10-7-10-10 0-44 35-58 60-19-47-52-60-80-60-100 0-204 125-204 248 0 82 50 136 111 136 37 0 71-21 100-52-7 31-34 144-36 152-8 25-16 27-62 29-11 0-19 0-19 17 0 0 0 8 10 8 27 0 57-2 84-2 31 0 60 2 88 2 4 0 16 0 16-16 0-9-8-9-23-9-41 0-41-6-41-14 0-6 2-11 4-19zM115 365c-52 0-55-65-55-79 0-42 24-134 40-169 25-63 69-98 104-98 55 0 67 67 67 73s-46 192-48 194c-14 25-62 79-108 79z">
            <text:p/>
          </draw:path>
          <draw:path draw:style-name="gr3" draw:text-style-name="P7" draw:layer="layout" svg:width="0.091cm" svg:height="0.091cm" svg:x="15.856cm" svg:y="6.732cm" svg:viewBox="0 0 92 92" svg:d="M92 46c0-25-21-46-46-46s-46 21-46 46 21 46 46 46 46-21 46-46z">
            <text:p/>
          </draw:path>
        </draw:g>
        <draw:custom-shape draw:style-name="gr4" draw:text-style-name="P9" xml:id="id139" draw:id="id139" draw:layer="layout" svg:width="1.2cm" svg:height="0.6cm" svg:x="14.501cm" svg:y="7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xml:id="id167" draw:id="id167" draw:layer="layout" svg:width="7.395cm" svg:height="2.915cm" svg:x="19.633cm" svg:y="11.836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g xml:id="id168" draw:id="id168">
          <svg:title>TexMaths</svg:title>
          <svg:desc>24§display§p §svg§600§FALSE§</svg:desc>
          <draw:polygon draw:style-name="gr2" draw:text-style-name="P6" draw:layer="layout" svg:width="0.356cm" svg:height="0.452cm" svg:x="21.46cm" svg:y="12.071cm" svg:viewBox="0 0 357 453" draw:points="179,453 0,453 0,0 357,0 357,453">
            <text:p/>
          </draw:polygon>
          <draw:path draw:style-name="gr3" draw:text-style-name="P7" draw:layer="layout" svg:width="0.441cm" svg:height="0.537cm" svg:x="21.418cm" svg:y="12.029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69" draw:id="id169">
          <svg:title>TexMaths</svg:title>
          <svg:desc>24§display§\sim p§svg§600§FALSE§</svg:desc>
          <draw:polygon draw:style-name="gr2" draw:text-style-name="P6" draw:layer="layout" svg:width="1.219cm" svg:height="0.452cm" svg:x="24.52cm" svg:y="12.071cm" svg:viewBox="0 0 1220 453" draw:points="610,453 0,453 0,0 1220,0 1220,453">
            <text:p/>
          </draw:polygon>
          <draw:path draw:style-name="gr3" draw:text-style-name="P7" draw:layer="layout" svg:width="0.563cm" svg:height="0.199cm" svg:x="24.524cm" svg:y="12.092cm" svg:viewBox="0 0 564 200" svg:d="M564 29c0-19-6-29-12-29-3 0-11 8-11 23-4 83-60 129-119 129-54 0-94-37-136-73-42-41-87-79-144-79-92 0-142 94-142 171 0 27 12 27 12 27 9 0 11-17 11-19 4-94 67-131 119-131 54 0 94 37 136 73 42 38 86 79 144 79 92 0 142-94 142-171z">
            <text:p/>
          </draw:path>
          <draw:path draw:style-name="gr3" draw:text-style-name="P7" draw:layer="layout" svg:width="0.44cm" svg:height="0.537cm" svg:x="25.341cm" svg:y="12.029cm" svg:viewBox="0 0 441 538" svg:d="M65 478c-7 29-7 35-46 35-9 0-19 0-19 15 0 8 4 10 12 10 23 0 46-2 70-2 27 0 56 2 83 2 6 0 15 0 15-15 0-10-7-10-19-10-42 0-42-6-42-13 0-12 34-148 40-170 12 24 35 54 79 54 98 0 203-125 203-248 0-80-48-136-111-136-42 0-85 31-111 63-10-46-46-63-77-63-38 0-56 33-63 48-14 29-25 81-25 83 0 7 7 7 9 7 10 0 10 0 16-19 13-59 30-100 61-100 13 0 25 6 25 39 0 19-2 28-6 42zM215 110c6-24 29-47 44-60 29-25 54-31 67-31 35 0 56 29 56 79s-29 148-44 181c-29 57-69 86-100 86-58 0-67-71-67-75 0-2 0-4 2-13z">
            <text:p/>
          </draw:path>
        </draw:g>
        <draw:g xml:id="id170" draw:id="id170">
          <svg:title>TexMaths</svg:title>
          <svg:desc>20§display§\text {T} §svg§600§FALSE§</svg:desc>
          <draw:polygon draw:style-name="gr2" draw:text-style-name="P6" draw:layer="layout" svg:width="0.412cm" svg:height="0.405cm" svg:x="21.429cm" svg:y="13.165cm" svg:viewBox="0 0 413 406" draw:points="207,406 0,406 0,0 413,0 413,406">
            <text:p/>
          </draw:polygon>
          <draw:path draw:style-name="gr3" draw:text-style-name="P7" draw:layer="layout" svg:width="0.457cm" svg:height="0.475cm" svg:x="21.419cm" svg:y="13.1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71" draw:id="id171">
          <svg:title>TexMaths</svg:title>
          <svg:desc>20§display§\text {F}  §svg§600§FALSE§</svg:desc>
          <draw:polygon draw:style-name="gr2" draw:text-style-name="P6" draw:layer="layout" svg:width="0.359cm" svg:height="0.409cm" svg:x="24.832cm" svg:y="13.165cm" svg:viewBox="0 0 360 410" draw:points="179,410 0,410 0,0 360,0 360,410">
            <text:p/>
          </draw:polygon>
          <draw:path draw:style-name="gr3" draw:text-style-name="P7" draw:layer="layout" svg:width="0.405cm" svg:height="0.479cm" svg:x="24.819cm" svg:y="13.1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72" draw:id="id172">
          <svg:title>TexMaths</svg:title>
          <svg:desc>20§display§\text {F} §svg§600§FALSE§</svg:desc>
          <draw:polygon draw:style-name="gr2" draw:text-style-name="P6" draw:layer="layout" svg:width="0.359cm" svg:height="0.409cm" svg:x="21.432cm" svg:y="14.165cm" svg:viewBox="0 0 360 410" draw:points="179,410 0,410 0,0 360,0 360,410">
            <text:p/>
          </draw:polygon>
          <draw:path draw:style-name="gr3" draw:text-style-name="P7" draw:layer="layout" svg:width="0.405cm" svg:height="0.479cm" svg:x="21.419cm" svg:y="14.13cm" svg:viewBox="0 0 406 480" svg:d="M387 0h-387v22h18c54 0 54 8 54 32v370c0 26 0 34-54 34h-18v22c24-3 80-3 107-3 29 0 93 0 118 3v-22h-22c-67 0-67-10-67-34v-174h61c67 0 73 24 73 83h18v-187h-18c0 59-6 83-73 83h-61v-179c0-23 1-28 33-28h85c106 0 123 39 134 136h18z">
            <text:p/>
          </draw:path>
        </draw:g>
        <draw:g xml:id="id173" draw:id="id173">
          <svg:title>TexMaths</svg:title>
          <svg:desc>20§display§\text {T}  §svg§600§FALSE§</svg:desc>
          <draw:polygon draw:style-name="gr2" draw:text-style-name="P6" draw:layer="layout" svg:width="0.412cm" svg:height="0.405cm" svg:x="24.829cm" svg:y="14.165cm" svg:viewBox="0 0 413 406" draw:points="207,406 0,406 0,0 413,0 413,406">
            <text:p/>
          </draw:polygon>
          <draw:path draw:style-name="gr3" draw:text-style-name="P7" draw:layer="layout" svg:width="0.457cm" svg:height="0.475cm" svg:x="24.819cm" svg:y="14.13cm" svg:viewBox="0 0 458 476" svg:d="M445 0h-432l-13 158h18c9-113 20-136 126-136 13 0 32 0 39 2 14 2 14 10 14 26v372c0 24 0 33-74 33h-27v21c29-2 101-2 133-2s106 0 135 2v-21h-29c-74 0-74-9-74-33v-372c0-15 0-24 13-26 6-2 25-2 40-2 106 0 117 23 126 136h18z">
            <text:p/>
          </draw:path>
        </draw:g>
        <draw:g xml:id="id157" draw:id="id157">
          <svg:title>TexMaths</svg:title>
          <svg:desc>24§display§p §svg§600§FALSE§</svg:desc>
          <draw:polygon draw:style-name="gr2" draw:text-style-name="P6" draw:layer="layout" svg:width="0.356cm" svg:height="0.452cm" svg:x="22.559cm" svg:y="10.77cm" svg:viewBox="0 0 357 453" draw:points="179,453 0,453 0,0 357,0 357,453">
            <text:p/>
          </draw:polygon>
          <draw:path draw:style-name="gr3" draw:text-style-name="P7" draw:layer="layout" svg:width="0.441cm" svg:height="0.537cm" svg:x="22.517cm" svg:y="10.7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59" draw:id="id159">
          <svg:title>TexMaths</svg:title>
          <svg:desc>24§display§p §svg§600§FALSE§</svg:desc>
          <draw:polygon draw:style-name="gr2" draw:text-style-name="P6" draw:layer="layout" svg:width="0.356cm" svg:height="0.452cm" svg:x="2.36cm" svg:y="12.67cm" svg:viewBox="0 0 357 453" draw:points="179,453 0,453 0,0 357,0 357,453">
            <text:p/>
          </draw:polygon>
          <draw:path draw:style-name="gr3" draw:text-style-name="P7" draw:layer="layout" svg:width="0.441cm" svg:height="0.537cm" svg:x="2.318cm" svg:y="12.6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64" draw:id="id164">
          <svg:title>TexMaths</svg:title>
          <svg:desc>24§display§p §svg§600§FALSE§</svg:desc>
          <draw:polygon draw:style-name="gr2" draw:text-style-name="P6" draw:layer="layout" svg:width="0.356cm" svg:height="0.452cm" svg:x="6.36cm" svg:y="13.67cm" svg:viewBox="0 0 357 453" draw:points="179,453 0,453 0,0 357,0 357,453">
            <text:p/>
          </draw:polygon>
          <draw:path draw:style-name="gr3" draw:text-style-name="P7" draw:layer="layout" svg:width="0.441cm" svg:height="0.537cm" svg:x="6.318cm" svg:y="13.6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g xml:id="id163" draw:id="id163">
          <svg:title>TexMaths</svg:title>
          <svg:desc>24§display§\sim p§svg§600§FALSE§</svg:desc>
          <draw:polygon draw:style-name="gr2" draw:text-style-name="P6" draw:layer="layout" svg:width="1.219cm" svg:height="0.452cm" svg:x="13.22cm" svg:y="13.671cm" svg:viewBox="0 0 1220 453" draw:points="610,453 0,453 0,0 1220,0 1220,453">
            <text:p/>
          </draw:polygon>
          <draw:path draw:style-name="gr3" draw:text-style-name="P7" draw:layer="layout" svg:width="0.563cm" svg:height="0.199cm" svg:x="13.224cm" svg:y="13.692cm" svg:viewBox="0 0 564 200" svg:d="M564 29c0-19-6-29-12-29-3 0-11 8-11 23-4 83-60 129-119 129-54 0-94-37-136-73-42-41-87-79-144-79-92 0-142 94-142 171 0 27 12 27 12 27 9 0 11-17 11-19 4-94 67-131 119-131 54 0 94 37 136 73 42 38 86 79 144 79 92 0 142-94 142-171z">
            <text:p/>
          </draw:path>
          <draw:path draw:style-name="gr3" draw:text-style-name="P7" draw:layer="layout" svg:width="0.44cm" svg:height="0.537cm" svg:x="14.041cm" svg:y="13.629cm" svg:viewBox="0 0 441 538" svg:d="M65 478c-7 29-7 35-46 35-9 0-19 0-19 15 0 8 4 10 12 10 23 0 46-2 70-2 27 0 56 2 83 2 6 0 15 0 15-15 0-10-7-10-19-10-42 0-42-6-42-13 0-12 34-148 40-170 12 24 35 54 79 54 98 0 203-125 203-248 0-80-48-136-111-136-42 0-85 31-111 63-10-46-46-63-77-63-38 0-56 33-63 48-14 29-25 81-25 83 0 7 7 7 9 7 10 0 10 0 16-19 13-59 30-100 61-100 13 0 25 6 25 39 0 19-2 28-6 42zM215 110c6-24 29-47 44-60 29-25 54-31 67-31 35 0 56 29 56 79s-29 148-44 181c-29 57-69 86-100 86-58 0-67-71-67-75 0-2 0-4 2-13z">
            <text:p/>
          </draw:path>
        </draw:g>
        <draw:g xml:id="id161" draw:id="id161">
          <svg:title>TexMaths</svg:title>
          <svg:desc>24§display§p §svg§600§FALSE§</svg:desc>
          <draw:polygon draw:style-name="gr2" draw:text-style-name="P6" draw:layer="layout" svg:width="0.356cm" svg:height="0.452cm" svg:x="11.361cm" svg:y="12.67cm" svg:viewBox="0 0 357 453" draw:points="179,453 0,453 0,0 357,0 357,453">
            <text:p/>
          </draw:polygon>
          <draw:path draw:style-name="gr3" draw:text-style-name="P7" draw:layer="layout" svg:width="0.441cm" svg:height="0.537cm" svg:x="11.319cm" svg:y="12.628cm" svg:viewBox="0 0 442 538" svg:d="M65 478c-7 29-7 35-46 35-9 0-19 0-19 15 0 8 4 10 12 10 23 0 46-2 71-2 27 0 55 2 82 2 6 0 16 0 16-15 0-10-8-10-20-10-42 0-42-6-42-13 0-12 35-148 41-170 11 24 34 54 78 54 98 0 204-125 204-248 0-80-48-136-111-136-43 0-85 31-112 63-10-46-46-63-77-63-38 0-56 33-63 48-14 29-25 81-25 83 0 7 7 7 9 7 10 0 10 0 16-19 13-59 31-100 61-100 14 0 25 6 25 39 0 19-2 28-5 42zM215 110c6-24 29-47 44-60 29-25 54-31 68-31 34 0 55 29 55 79s-28 148-44 181c-29 57-69 86-100 86-57 0-67-71-67-75 0-2 0-4 2-13z">
            <text:p/>
          </draw:path>
        </draw:g>
        <draw:custom-shape draw:style-name="gr4" draw:text-style-name="P9" xml:id="id166" draw:id="id166" draw:layer="layout" svg:width="1.2cm" svg:height="0.6cm" draw:transform="rotate (0.581369173839311) translate (18.036cm 14.58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28" anim:sub-item="text" smil:attributeName="visibility" smil:to="visible"/>
                  <anim:animate smil:dur="0.5s" smil:fill="hold" smil:targetElement="id128" anim:sub-item="text" smil:attributeName="width" smil:values="width*0.05;width" smil:keyTimes="0;1"/>
                  <anim:animate smil:dur="0.5s" smil:fill="hold" smil:targetElement="id128" anim:sub-item="text" smil:attributeName="height" smil:values="height;height" smil:keyTimes="0;1"/>
                  <anim:animate smil:dur="0.5s" smil:fill="hold" smil:targetElement="id128" anim:sub-item="text" smil:attributeName="x" smil:values="x-.2;x" smil:keyTimes="0;1"/>
                  <anim:animate smil:dur="0.5s" smil:fill="hold" smil:targetElement="id128" anim:sub-item="text" smil:attributeName="y" smil:values="y;y" smil:keyTimes="0;1"/>
                  <anim:transitionFilter smil:dur="0.5s" smil:targetElement="id1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9" anim:sub-item="text" smil:attributeName="visibility" smil:to="visible"/>
                  <anim:animate smil:dur="0.5s" smil:fill="hold" smil:targetElement="id129" anim:sub-item="text" smil:attributeName="width" smil:values="width*0.05;width" smil:keyTimes="0;1"/>
                  <anim:animate smil:dur="0.5s" smil:fill="hold" smil:targetElement="id129" anim:sub-item="text" smil:attributeName="height" smil:values="height;height" smil:keyTimes="0;1"/>
                  <anim:animate smil:dur="0.5s" smil:fill="hold" smil:targetElement="id129" anim:sub-item="text" smil:attributeName="x" smil:values="x-.2;x" smil:keyTimes="0;1"/>
                  <anim:animate smil:dur="0.5s" smil:fill="hold" smil:targetElement="id129" anim:sub-item="text" smil:attributeName="y" smil:values="y;y" smil:keyTimes="0;1"/>
                  <anim:transitionFilter smil:dur="0.5s" smil:targetElement="id12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0" anim:sub-item="text" smil:attributeName="visibility" smil:to="visible"/>
                  <anim:animate smil:dur="0.5s" smil:fill="hold" smil:targetElement="id130" anim:sub-item="text" smil:attributeName="width" smil:values="width*0.05;width" smil:keyTimes="0;1"/>
                  <anim:animate smil:dur="0.5s" smil:fill="hold" smil:targetElement="id130" anim:sub-item="text" smil:attributeName="height" smil:values="height;height" smil:keyTimes="0;1"/>
                  <anim:animate smil:dur="0.5s" smil:fill="hold" smil:targetElement="id130" anim:sub-item="text" smil:attributeName="x" smil:values="x-.2;x" smil:keyTimes="0;1"/>
                  <anim:animate smil:dur="0.5s" smil:fill="hold" smil:targetElement="id130" anim:sub-item="text" smil:attributeName="y" smil:values="y;y" smil:keyTimes="0;1"/>
                  <anim:transitionFilter smil:dur="0.5s" smil:targetElement="id130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33" anim:sub-item="text" smil:attributeName="visibility" smil:to="visible"/>
                  <anim:animate smil:dur="0.25s" smil:fill="hold" smil:targetElement="id133" anim:sub-item="text" smil:attributeName="width" smil:values="width*0.05;width" smil:keyTimes="0;1"/>
                  <anim:animate smil:dur="0.25s" smil:fill="hold" smil:targetElement="id133" anim:sub-item="text" smil:attributeName="height" smil:values="height;height" smil:keyTimes="0;1"/>
                  <anim:animate smil:dur="0.25s" smil:fill="hold" smil:targetElement="id133" anim:sub-item="text" smil:attributeName="x" smil:values="x-.2;x" smil:keyTimes="0;1"/>
                  <anim:animate smil:dur="0.25s" smil:fill="hold" smil:targetElement="id133" anim:sub-item="text" smil:attributeName="y" smil:values="y;y" smil:keyTimes="0;1"/>
                  <anim:transitionFilter smil:dur="0.25s" smil:targetElement="id133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5" anim:sub-item="text" smil:attributeName="visibility" smil:to="visible"/>
                  <anim:animate smil:dur="0.5s" smil:fill="hold" smil:targetElement="id135" anim:sub-item="text" smil:attributeName="width" smil:values="width*0.05;width" smil:keyTimes="0;1"/>
                  <anim:animate smil:dur="0.5s" smil:fill="hold" smil:targetElement="id135" anim:sub-item="text" smil:attributeName="height" smil:values="height;height" smil:keyTimes="0;1"/>
                  <anim:animate smil:dur="0.5s" smil:fill="hold" smil:targetElement="id135" anim:sub-item="text" smil:attributeName="x" smil:values="x-.2;x" smil:keyTimes="0;1"/>
                  <anim:animate smil:dur="0.5s" smil:fill="hold" smil:targetElement="id135" anim:sub-item="text" smil:attributeName="y" smil:values="y;y" smil:keyTimes="0;1"/>
                  <anim:transitionFilter smil:dur="0.5s" smil:targetElement="id135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8" anim:sub-item="text" smil:attributeName="visibility" smil:to="visible"/>
                  <anim:animate smil:dur="0.5s" smil:fill="hold" smil:targetElement="id138" anim:sub-item="text" smil:attributeName="width" smil:values="width*0.05;width" smil:keyTimes="0;1"/>
                  <anim:animate smil:dur="0.5s" smil:fill="hold" smil:targetElement="id138" anim:sub-item="text" smil:attributeName="height" smil:values="height;height" smil:keyTimes="0;1"/>
                  <anim:animate smil:dur="0.5s" smil:fill="hold" smil:targetElement="id138" anim:sub-item="text" smil:attributeName="x" smil:values="x-.2;x" smil:keyTimes="0;1"/>
                  <anim:animate smil:dur="0.5s" smil:fill="hold" smil:targetElement="id138" anim:sub-item="text" smil:attributeName="y" smil:values="y;y" smil:keyTimes="0;1"/>
                  <anim:transitionFilter smil:dur="0.5s" smil:targetElement="id1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0-width/2;x" smil:keyTimes="0;1"/>
                  <anim:animate smil:dur="0.5s" smil:fill="hold" smil:targetElement="id1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1+width/2;x" smil:keyTimes="0;1"/>
                  <anim:animate smil:dur="0.5s" smil:fill="hold" smil:targetElement="id140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1+width/2;x" smil:keyTimes="0;1"/>
                  <anim:animate smil:dur="0.5s" smil:fill="hold" smil:targetElement="id141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1+width/2;x" smil:keyTimes="0;1"/>
                  <anim:animate smil:dur="0.5s" smil:fill="hold" smil:targetElement="id142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1+width/2;x" smil:keyTimes="0;1"/>
                  <anim:animate smil:dur="0.5s" smil:fill="hold" smil:targetElement="id1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6" anim:sub-item="text" smil:attributeName="visibility" smil:to="visible"/>
                  <anim:animate smil:dur="0.5s" smil:fill="hold" smil:targetElement="id156" anim:sub-item="text" smil:attributeName="width" smil:values="width*0.05;width" smil:keyTimes="0;1"/>
                  <anim:animate smil:dur="0.5s" smil:fill="hold" smil:targetElement="id156" anim:sub-item="text" smil:attributeName="height" smil:values="height;height" smil:keyTimes="0;1"/>
                  <anim:animate smil:dur="0.5s" smil:fill="hold" smil:targetElement="id156" anim:sub-item="text" smil:attributeName="x" smil:values="x-.2;x" smil:keyTimes="0;1"/>
                  <anim:animate smil:dur="0.5s" smil:fill="hold" smil:targetElement="id156" anim:sub-item="text" smil:attributeName="y" smil:values="y;y" smil:keyTimes="0;1"/>
                  <anim:transitionFilter smil:dur="0.5s" smil:targetElement="id156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8" anim:sub-item="text" smil:attributeName="visibility" smil:to="visible"/>
                  <anim:animate smil:dur="0.5s" smil:fill="hold" smil:targetElement="id158" anim:sub-item="text" smil:attributeName="width" smil:values="width*0.05;width" smil:keyTimes="0;1"/>
                  <anim:animate smil:dur="0.5s" smil:fill="hold" smil:targetElement="id158" anim:sub-item="text" smil:attributeName="height" smil:values="height;height" smil:keyTimes="0;1"/>
                  <anim:animate smil:dur="0.5s" smil:fill="hold" smil:targetElement="id158" anim:sub-item="text" smil:attributeName="x" smil:values="x-.2;x" smil:keyTimes="0;1"/>
                  <anim:animate smil:dur="0.5s" smil:fill="hold" smil:targetElement="id158" anim:sub-item="text" smil:attributeName="y" smil:values="y;y" smil:keyTimes="0;1"/>
                  <anim:transitionFilter smil:dur="0.5s" smil:targetElement="id158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0" anim:sub-item="text" smil:attributeName="visibility" smil:to="visible"/>
                  <anim:animate smil:dur="0.5s" smil:fill="hold" smil:targetElement="id160" anim:sub-item="text" smil:attributeName="width" smil:values="width*0.05;width" smil:keyTimes="0;1"/>
                  <anim:animate smil:dur="0.5s" smil:fill="hold" smil:targetElement="id160" anim:sub-item="text" smil:attributeName="height" smil:values="height;height" smil:keyTimes="0;1"/>
                  <anim:animate smil:dur="0.5s" smil:fill="hold" smil:targetElement="id160" anim:sub-item="text" smil:attributeName="x" smil:values="x-.2;x" smil:keyTimes="0;1"/>
                  <anim:animate smil:dur="0.5s" smil:fill="hold" smil:targetElement="id160" anim:sub-item="text" smil:attributeName="y" smil:values="y;y" smil:keyTimes="0;1"/>
                  <anim:transitionFilter smil:dur="0.5s" smil:targetElement="id160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2" anim:sub-item="text" smil:attributeName="visibility" smil:to="visible"/>
                  <anim:animate smil:dur="0.5s" smil:fill="hold" smil:targetElement="id162" anim:sub-item="text" smil:attributeName="width" smil:values="width*0.05;width" smil:keyTimes="0;1"/>
                  <anim:animate smil:dur="0.5s" smil:fill="hold" smil:targetElement="id162" anim:sub-item="text" smil:attributeName="height" smil:values="height;height" smil:keyTimes="0;1"/>
                  <anim:animate smil:dur="0.5s" smil:fill="hold" smil:targetElement="id162" anim:sub-item="text" smil:attributeName="x" smil:values="x-.2;x" smil:keyTimes="0;1"/>
                  <anim:animate smil:dur="0.5s" smil:fill="hold" smil:targetElement="id162" anim:sub-item="text" smil:attributeName="y" smil:values="y;y" smil:keyTimes="0;1"/>
                  <anim:transitionFilter smil:dur="0.5s" smil:targetElement="id162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5" anim:sub-item="text" smil:attributeName="visibility" smil:to="visible"/>
                  <anim:animate smil:dur="0.5s" smil:fill="hold" smil:targetElement="id165" anim:sub-item="text" smil:attributeName="width" smil:values="width*0.05;width" smil:keyTimes="0;1"/>
                  <anim:animate smil:dur="0.5s" smil:fill="hold" smil:targetElement="id165" anim:sub-item="text" smil:attributeName="height" smil:values="height;height" smil:keyTimes="0;1"/>
                  <anim:animate smil:dur="0.5s" smil:fill="hold" smil:targetElement="id165" anim:sub-item="text" smil:attributeName="x" smil:values="x-.2;x" smil:keyTimes="0;1"/>
                  <anim:animate smil:dur="0.5s" smil:fill="hold" smil:targetElement="id165" anim:sub-item="text" smil:attributeName="y" smil:values="y;y" smil:keyTimes="0;1"/>
                  <anim:transitionFilter smil:dur="0.5s" smil:targetElement="id1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0-width/2;x" smil:keyTimes="0;1"/>
                  <anim:animate smil:dur="0.5s" smil:fill="hold" smil:targetElement="id16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1+width/2;x" smil:keyTimes="0;1"/>
                  <anim:animate smil:dur="0.5s" smil:fill="hold" smil:targetElement="id16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1+width/2;x" smil:keyTimes="0;1"/>
                  <anim:animate smil:dur="0.5s" smil:fill="hold" smil:targetElement="id168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1+width/2;x" smil:keyTimes="0;1"/>
                  <anim:animate smil:dur="0.5s" smil:fill="hold" smil:targetElement="id169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9" draw:text-style-name="P5" draw:layer="layout" svg:width="26.8cm" svg:height="15.079cm" svg:x="0.8cm" svg:y="0.4cm" presentation:class="subtitle" presentation:user-transformed="true">
          <draw:text-box>
            <text:p text:style-name="P4"><text:span text:style-name="T7"><text:s text:c="14"/></text:span></text:p>
            <text:p xml:id="id174" text:id="id174" text:style-name="P4"><text:span text:style-name="T8"><text:tab/></text:span><text:span text:style-name="T8">Let us discuss some thing more of a statement :</text:span></text:p>
            <text:p text:style-name="P4"><text:span text:style-name="T7"><text:s text:c="41"/></text:span></text:p>
            <text:p text:style-name="P4"><text:span text:style-name="T9"><text:tab/></text:span></text:p>
            <text:p text:style-name="P4"><text:span text:style-name="T9"/></text:p>
            <text:p text:style-name="P4"><text:span text:style-name="T9"/></text:p>
            <text:p text:style-name="P4"><text:span text:style-name="T17"><text:s text:c="17"/></text:span></text:p>
            <text:p xml:id="id180" text:id="id180" text:style-name="P4"><text:span text:style-name="T18"><text:tab/></text:span><text:span text:style-name="T18">The above sentences are not statements. </text:span></text:p>
            <text:p xml:id="id181" text:id="id181" text:style-name="P4"><text:span text:style-name="T18"><text:tab/></text:span><text:span text:style-name="T18">Note : Interrogative (1</text:span><text:span text:style-name="T19">st</text:span><text:span text:style-name="T18"> ), Exclamatory (2</text:span><text:span text:style-name="T19">nd</text:span><text:span text:style-name="T18"> ) and Imperative (3</text:span><text:span text:style-name="T19">rd</text:span><text:span text:style-name="T18"> <text:s text:c="6"/>and 4</text:span><text:span text:style-name="T19">th</text:span><text:span text:style-name="T18"> ) sentences are not statements.</text:span></text:p>
            <text:p text:style-name="P4"><text:span text:style-name="T18"/></text:p>
            <text:p text:style-name="P4"><text:span text:style-name="T18"/></text:p>
            <text:p text:style-name="P4"><text:span text:style-name="T18"/></text:p>
            <text:p text:style-name="P4"><text:span text:style-name="T20"><text:s text:c="23"/></text:span></text:p>
            <text:p xml:id="id186" text:id="id186" text:style-name="P10"><text:span text:style-name="T18"><text:tab/></text:span><text:span text:style-name="T18">In the above examples truth of the sentences vary from situation</text:span></text:p>
            <text:p xml:id="id187" text:id="id187" text:style-name="P10"><text:span text:style-name="T18"><text:tab/></text:span><text:span text:style-name="T18">to situation. Such sentences are called open sentences.</text:span></text:p>
            <text:p xml:id="id188" text:id="id188" text:style-name="P10"><text:span text:style-name="T18"><text:tab/></text:span><text:span text:style-name="T18">Note : Open sentences are not statements.</text:span><text:span text:style-name="T21"> <text:s text:c="24"/></text:span></text:p>
          </draw:text-box>
        </draw:frame>
        <draw:g xml:id="id176" draw:id="id176">
          <svg:title>TexMaths</svg:title>
          <svg:desc>24§display§\text {(1)  What is your name ?}§svg§600§FALSE§</svg:desc>
          <draw:polygon draw:style-name="gr2" draw:text-style-name="P6" draw:layer="layout" svg:width="9.015cm" svg:height="0.76cm" svg:x="6.023cm" svg:y="2.287cm" svg:viewBox="0 0 9016 761" draw:points="4507,761 0,761 0,0 9016,0 9016,761">
            <text:p/>
          </draw:polygon>
          <draw:path draw:style-name="gr3" draw:text-style-name="P7" draw:layer="layout" svg:width="0.197cm" svg:height="0.844cm" svg:x="6.063cm" svg:y="2.245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6.384cm" svg:y="2.31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6.78cm" svg:y="2.24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836cm" svg:height="0.596cm" svg:x="7.356cm" svg:y="2.301cm" svg:viewBox="0 0 837 597" svg:d="M753 83c15-48 52-56 84-56v-27c-25 2-50 2-77 2-23 0-78-2-99-2v27c55 0 73 29 73 44 0 6-2 12-4 17l-127 390-134-415c-2-2-4-7-4-11 0-25 50-25 71-25v-27c-31 2-89 2-119 2-33 0-69-2-104-2v27c48 0 65 0 77 31l17 57-117 363-136-415c0-3-2-9-2-11 0-25 50-25 71-25v-27c-31 2-89 2-119 2-33 0-69-2-104-2v27c63 0 67 4 77 34l169 519c2 8 6 17 17 17 12 0 14-5 15-17l141-430 140 430c2 8 6 17 15 17 14 0 14-5 17-17z">
            <text:p/>
          </draw:path>
          <draw:path draw:style-name="gr3" draw:text-style-name="P7" draw:layer="layout" svg:width="0.425cm" svg:height="0.587cm" svg:x="8.233cm" svg:y="2.29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8.711cm" svg:y="2.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59 110-98 110-42 0-77-31-77-73 0-46 37-117 175-121z">
            <text:p/>
          </draw:path>
          <draw:path draw:style-name="gr3" draw:text-style-name="P7" draw:layer="layout" svg:width="0.264cm" svg:height="0.529cm" svg:x="9.113cm" svg:y="2.35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9.735cm" svg:y="2.31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9.969cm" svg:y="2.5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414cm" svg:height="0.537cm" svg:x="10.57cm" svg:y="2.514cm" svg:viewBox="0 0 415 538" svg:d="M336 81c21-54 65-54 79-54v-27c-19 2-44 2-64 2-15 0-55-2-74-2v27c26 0 40 15 40 36 0 8 0 10-6 20l-84 209-95-229c-3-7-5-11-5-15 0-21 32-21 48-21v-27c-23 0-79 2-92 2-23 0-58 0-83-2v27c40 0 58 0 69 29l127 309c-4 11-15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375cm" svg:height="0.389cm" svg:x="11cm" svg:y="2.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83cm" svg:x="11.427cm" svg:y="2.50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85cm" svg:height="0.373cm" svg:x="11.891cm" svg:y="2.504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425cm" svg:height="0.373cm" svg:x="12.506cm" svg:y="2.50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12.984cm" svg:y="2.5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59 110-98 110-42 0-77-31-77-73 0-46 37-117 175-121z">
            <text:p/>
          </draw:path>
          <draw:path draw:style-name="gr3" draw:text-style-name="P7" draw:layer="layout" svg:width="0.66cm" svg:height="0.373cm" svg:x="13.397cm" svg:y="2.504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4.096cm" svg:y="2.5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304cm" svg:height="0.596cm" svg:x="14.776cm" svg:y="2.283cm" svg:viewBox="0 0 305 597" svg:d="M152 386c0-108 82-167 111-188 23-17 42-48 42-85 0-48-34-113-161-113-92 0-144 58-144 113 0 29 19 41 38 41 25 0 41-18 41-41 0-36-37-36-48-36 27-46 75-58 111-58 92 0 92 58 92 90 0 50-13 66-29 81-55 60-74 138-74 190v39c0 15 0 19 9 19 12 0 12-8 12-23zM186 551c0-23-21-44-46-44-23 0-44 21-44 44 0 25 21 46 44 46 25 0 46-21 46-46z">
            <text:p/>
          </draw:path>
        </draw:g>
        <draw:g xml:id="id177" draw:id="id177">
          <svg:title>TexMaths</svg:title>
          <svg:desc>24§display§\text {(2)  Waw, how beautiful the weather is !}§svg§600§FALSE§</svg:desc>
          <draw:polygon draw:style-name="gr2" draw:text-style-name="P6" draw:layer="layout" svg:width="14.542cm" svg:height="0.76cm" svg:x="6.023cm" svg:y="3.389cm" svg:viewBox="0 0 14543 761" draw:points="7271,761 0,761 0,0 14543,0 14543,761">
            <text:p/>
          </draw:polygon>
          <draw:path draw:style-name="gr3" draw:text-style-name="P7" draw:layer="layout" svg:width="0.197cm" svg:height="0.844cm" svg:x="6.063cm" svg:y="3.34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6.351cm" svg:y="3.41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6.78cm" svg:y="3.34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836cm" svg:height="0.596cm" svg:x="7.356cm" svg:y="3.403cm" svg:viewBox="0 0 837 597" svg:d="M753 83c15-48 52-56 84-56v-27c-25 2-50 2-77 2-23 0-78-2-99-2v27c55 0 72 29 72 44 0 6-1 12-3 17l-127 390-134-415c-2-2-4-7-4-11 0-25 50-25 71-25v-27c-31 2-89 2-119 2-33 0-69-2-104-2v27c48 0 65 0 77 31l17 57-117 363-136-415c0-3-2-9-2-11 0-25 50-25 71-25v-27c-31 2-89 2-119 2-33 0-69-2-104-2v27c63 0 67 4 77 34l169 519c2 8 6 17 17 17 12 0 13-5 15-17l141-430 140 430c2 8 6 17 15 17 14 0 14-5 17-17z">
            <text:p/>
          </draw:path>
          <draw:path draw:style-name="gr3" draw:text-style-name="P7" draw:layer="layout" svg:width="0.381cm" svg:height="0.389cm" svg:x="8.172cm" svg:y="3.60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579cm" svg:height="0.373cm" svg:x="8.55cm" svg:y="3.616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099cm" svg:height="0.253cm" svg:x="9.216cm" svg:y="3.89cm" svg:viewBox="0 0 100 254" svg:d="M100 88c0-53-19-88-54-88-31 0-46 23-46 44 0 23 15 46 46 46 14 0 23-6 33-11l2-2c0 0 2 0 2 11 0 56-25 108-64 148-4 4-6 6-6 8 0 8 4 10 10 10 10 0 77-68 77-166z">
            <text:p/>
          </draw:path>
          <draw:path draw:style-name="gr3" draw:text-style-name="P7" draw:layer="layout" svg:width="0.425cm" svg:height="0.587cm" svg:x="9.687cm" svg:y="3.39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75cm" svg:height="0.389cm" svg:x="10.151cm" svg:y="3.60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579cm" svg:height="0.373cm" svg:x="10.541cm" svg:y="3.616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418cm" svg:height="0.596cm" svg:x="11.442cm" svg:y="3.395cm" svg:viewBox="0 0 419 597" svg:d="M123 269v-269l-123 10v26c60 0 65 6 65 47v505h21c2-2 8-14 31-52 14 19 50 61 111 61 102 0 191-82 191-192 0-107-85-192-181-192-65 0-102 41-115 56zM125 492v-175c0-17 0-17 9-31 33-48 79-54 100-54 39 0 69 21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11.933cm" svg:y="3.6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12.319cm" svg:y="3.60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83cm" svg:x="12.732cm" svg:y="3.606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64cm" svg:height="0.529cm" svg:x="13.191cm" svg:y="3.4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13.531cm" svg:y="3.4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3.765cm" svg:y="3.38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425cm" svg:height="0.383cm" svg:x="14.022cm" svg:y="3.606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189cm" svg:height="0.587cm" svg:x="14.491cm" svg:y="3.39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264cm" svg:height="0.529cm" svg:x="14.994cm" svg:y="3.4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5.334cm" svg:y="3.39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5.798cm" svg:y="3.6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579cm" svg:height="0.373cm" svg:x="16.447cm" svg:y="3.616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17.041cm" svg:y="3.6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17.428cm" svg:y="3.602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64cm" svg:height="0.529cm" svg:x="17.83cm" svg:y="3.4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8.17cm" svg:y="3.39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8.634cm" svg:y="3.6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9.009cm" svg:y="3.60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9.625cm" svg:y="3.4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9.859cm" svg:y="3.60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606cm" svg:x="20.518cm" svg:y="3.376cm" svg:viewBox="0 0 92 607" svg:d="M58 428l34-386c0-27-25-42-46-42-23 0-46 15-46 42l35 386c0 14 0 19 11 19 8 0 12-3 12-19zM92 561c0-25-21-44-46-44s-46 19-46 44 21 46 46 46 46-21 46-46z">
            <text:p/>
          </draw:path>
        </draw:g>
        <draw:g xml:id="id178" draw:id="id178">
          <svg:title>TexMaths</svg:title>
          <svg:desc>24§display§\text {(3)  Please, give me your Pen.}§svg§600§FALSE§</svg:desc>
          <draw:polygon draw:style-name="gr2" draw:text-style-name="P6" draw:layer="layout" svg:width="10.675cm" svg:height="0.759cm" svg:x="6.024cm" svg:y="4.59cm" svg:viewBox="0 0 10676 760" draw:points="5337,760 0,760 0,0 10676,0 10676,760">
            <text:p/>
          </draw:polygon>
          <draw:path draw:style-name="gr3" draw:text-style-name="P7" draw:layer="layout" svg:width="0.197cm" svg:height="0.844cm" svg:x="6.064cm" svg:y="4.54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5cm" svg:height="0.581cm" svg:x="6.345cm" svg:y="4.619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6.78cm" svg:y="4.54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98cm" svg:height="0.577cm" svg:x="7.37cm" svg:y="4.604cm" svg:viewBox="0 0 499 578" svg:d="M163 311h142c102 0 194-69 194-154 0-82-84-157-200-157h-299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189cm" svg:height="0.587cm" svg:x="7.942cm" svg:y="4.59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8.172cm" svg:y="4.8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8.56cm" svg:y="4.803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8.973cm" svg:y="4.803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9.301cm" svg:y="4.8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9cm" svg:height="0.253cm" svg:x="9.725cm" svg:y="5.091cm" svg:viewBox="0 0 100 254" svg:d="M100 88c0-53-19-88-54-88-31 0-46 23-46 44 0 23 15 46 46 46 14 0 23-6 33-11l2-2c0 0 2 0 2 11 0 56-25 108-64 148-4 4-6 6-6 8 0 8 4 10 10 10 10 0 77-68 77-166z">
            <text:p/>
          </draw:path>
          <draw:path draw:style-name="gr3" draw:text-style-name="P7" draw:layer="layout" svg:width="0.387cm" svg:height="0.558cm" svg:x="10.192cm" svg:y="4.798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81cm" svg:height="0.566cm" svg:x="10.618cm" svg:y="4.61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3cm" svg:x="10.841cm" svg:y="4.817cm" svg:viewBox="0 0 415 374" svg:d="M336 83c8-20 23-56 79-56v-27c-20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1.269cm" svg:y="4.8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1.929cm" svg:y="4.807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2.628cm" svg:y="4.8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4cm" svg:height="0.537cm" svg:x="13.277cm" svg:y="4.817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375cm" svg:height="0.389cm" svg:x="13.707cm" svg:y="4.80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83cm" svg:x="14.131cm" svg:y="4.80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85cm" svg:height="0.373cm" svg:x="14.596cm" svg:y="4.80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98cm" svg:height="0.577cm" svg:x="15.214cm" svg:y="4.604cm" svg:viewBox="0 0 499 578" svg:d="M163 311h142c102 0 194-69 194-154 0-82-84-157-200-157h-299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327cm" svg:height="0.389cm" svg:x="15.759cm" svg:y="4.8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6.137cm" svg:y="4.80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091cm" svg:height="0.091cm" svg:x="16.65cm" svg:y="5.091cm" svg:viewBox="0 0 92 92" svg:d="M92 46c0-25-21-46-46-46s-46 21-46 46 21 46 46 46 46-21 46-46z">
            <text:p/>
          </draw:path>
        </draw:g>
        <draw:g xml:id="id179" draw:id="id179">
          <svg:title>TexMaths</svg:title>
          <svg:desc>24§display§\text {(4) Sit down.}§svg§600§FALSE§</svg:desc>
          <draw:polygon draw:style-name="gr2" draw:text-style-name="P6" draw:layer="layout" svg:width="4.693cm" svg:height="0.759cm" svg:x="18.023cm" svg:y="4.591cm" svg:viewBox="0 0 4694 760" draw:points="2348,760 0,760 0,0 4694,0 4694,760">
            <text:p/>
          </draw:polygon>
          <draw:path draw:style-name="gr3" draw:text-style-name="P7" draw:layer="layout" svg:width="0.197cm" svg:height="0.844cm" svg:x="18.063cm" svg:y="4.54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75cm" svg:height="0.571cm" svg:x="18.332cm" svg:y="4.6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97cm" svg:height="0.844cm" svg:x="18.779cm" svg:y="4.54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75cm" svg:height="0.614cm" svg:x="19.386cm" svg:y="4.587cm" svg:viewBox="0 0 376 615" svg:d="M248 269l-108-27c-54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3" draw:text-style-name="P7" draw:layer="layout" svg:width="0.181cm" svg:height="0.566cm" svg:x="19.835cm" svg:y="4.61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20.058cm" svg:y="4.662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7" draw:layer="layout" svg:width="0.418cm" svg:height="0.596cm" svg:x="20.68cm" svg:y="4.597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75cm" svg:height="0.389cm" svg:x="21.145cm" svg:y="4.80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579cm" svg:height="0.373cm" svg:x="21.534cm" svg:y="4.818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7-17l87-240 86 242c4 10 6 15 18 15 9 0 13-7 15-15z">
            <text:p/>
          </draw:path>
          <draw:path draw:style-name="gr3" draw:text-style-name="P7" draw:layer="layout" svg:width="0.425cm" svg:height="0.373cm" svg:x="22.154cm" svg:y="4.80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091cm" svg:height="0.091cm" svg:x="22.669cm" svg:y="5.092cm" svg:viewBox="0 0 92 92" svg:d="M92 46c0-25-21-46-46-46s-46 21-46 46 21 46 46 46 46-21 46-46z">
            <text:p/>
          </draw:path>
        </draw:g>
        <draw:g xml:id="id183" draw:id="id183">
          <svg:title>TexMaths</svg:title>
          <svg:desc>24§display§\text {(1) Mathematics is an interesting subject.}§svg§600§FALSE§</svg:desc>
          <draw:polygon draw:style-name="gr2" draw:text-style-name="P6" draw:layer="layout" svg:width="15.305cm" svg:height="0.76cm" svg:x="6.024cm" svg:y="8.989cm" svg:viewBox="0 0 15306 761" draw:points="7653,761 0,761 0,0 15306,0 15306,761">
            <text:p/>
          </draw:polygon>
          <draw:path draw:style-name="gr3" draw:text-style-name="P7" draw:layer="layout" svg:width="0.197cm" svg:height="0.844cm" svg:x="6.064cm" svg:y="8.94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279cm" svg:height="0.564cm" svg:x="6.385cm" svg:y="9.01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6.78cm" svg:y="8.94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711cm" svg:height="0.577cm" svg:x="7.372cm" svg:y="9.003cm" svg:viewBox="0 0 712 578" svg:d="M173 19c-8-19-10-19-31-19h-142v27h21c63 0 65 9 65 38v425c0 23 0 61-86 61v27c29 0 71-2 100-2 27 0 69 2 98 2v-27c-87 0-87-38-87-61v-457l204 526c6 11 9 19 17 19 10 0 12-6 16-15l207-536h2v486c0 30-2 38-67 38h-22v27c33-2 91-2 123-2 33 0 91 0 121 2v-27h-21c-65 0-65-8-65-38v-448c0-29 0-38 65-38h21v-27h-144c-21 0-21 0-27 15l-186 479z">
            <text:p/>
          </draw:path>
          <draw:path draw:style-name="gr3" draw:text-style-name="P7" draw:layer="layout" svg:width="0.381cm" svg:height="0.389cm" svg:x="8.149cm" svg:y="9.20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8.553cm" svg:y="9.0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8.89cm" svg:y="8.99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9.355cm" svg:y="9.2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9.733cm" svg:y="9.206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0.446cm" svg:y="9.20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0.847cm" svg:y="9.0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11.187cm" svg:y="9.0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1.423cm" svg:y="9.20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77cm" svg:height="0.389cm" svg:x="11.797cm" svg:y="9.20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2.412cm" svg:y="9.0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2.646cm" svg:y="9.20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13.266cm" svg:y="9.202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3.679cm" svg:y="9.20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81cm" svg:height="0.566cm" svg:x="14.43cm" svg:y="9.0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664cm" svg:y="9.20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5.098cm" svg:y="9.0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15.434cm" svg:y="9.2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5.808cm" svg:y="9.20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6.138cm" svg:y="9.2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6.518cm" svg:y="9.20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16.839cm" svg:y="9.0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17.179cm" svg:y="9.0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7.413cm" svg:y="9.20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17.878cm" svg:y="9.19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277cm" svg:height="0.389cm" svg:x="18.584cm" svg:y="9.20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5cm" svg:height="0.383cm" svg:x="18.916cm" svg:y="9.206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418cm" svg:height="0.596cm" svg:x="19.381cm" svg:y="8.995cm" svg:viewBox="0 0 419 597" svg:d="M123 269v-269l-123 10v26c60 0 65 6 65 47v505h21c2-2 8-14 31-52 14 19 48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212cm" svg:height="0.738cm" svg:x="19.84cm" svg:y="9.016cm" svg:viewBox="0 0 213 739" svg:d="M213 192l-130 10v25c67 0 74 7 74 48v336c0 36-7 109-63 109-4 0-23 0-46-9 13-4 31-16 31-39s-16-40-41-40c-23 0-38 17-38 40 0 44 48 67 96 67 63 0 117-53 117-130zM213 44c0-23-21-44-46-44s-44 21-44 44c0 25 19 46 44 46s46-21 46-46z">
            <text:p/>
          </draw:path>
          <draw:path draw:style-name="gr3" draw:text-style-name="P7" draw:layer="layout" svg:width="0.327cm" svg:height="0.389cm" svg:x="20.155cm" svg:y="9.2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20.535cm" svg:y="9.20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64cm" svg:height="0.529cm" svg:x="20.898cm" svg:y="9.0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091cm" svg:height="0.091cm" svg:x="21.282cm" svg:y="9.49cm" svg:viewBox="0 0 92 92" svg:d="M92 46c0-25-21-46-46-46s-46 21-46 46 21 46 46 46 46-21 46-46z">
            <text:p/>
          </draw:path>
        </draw:g>
        <draw:g xml:id="id184" draw:id="id184">
          <svg:title>TexMaths</svg:title>
          <svg:desc>24§display§\text {(2) It is black in colour.}§svg§600§FALSE§</svg:desc>
          <draw:polygon draw:style-name="gr2" draw:text-style-name="P6" draw:layer="layout" svg:width="8.638cm" svg:height="0.759cm" svg:x="6.024cm" svg:y="10.091cm" svg:viewBox="0 0 8639 760" draw:points="4320,760 0,760 0,0 8639,0 8639,760">
            <text:p/>
          </draw:polygon>
          <draw:path draw:style-name="gr3" draw:text-style-name="P7" draw:layer="layout" svg:width="0.197cm" svg:height="0.844cm" svg:x="6.064cm" svg:y="10.04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6.352cm" svg:y="10.1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6.781cm" svg:y="10.04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258cm" svg:height="0.577cm" svg:x="7.364cm" svg:y="10.105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66cm" svg:height="0.529cm" svg:x="7.662cm" svg:y="10.16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8.282cm" svg:y="10.11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8.516cm" svg:y="10.30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418cm" svg:height="0.596cm" svg:x="9.127cm" svg:y="10.097cm" svg:viewBox="0 0 419 597" svg:d="M123 269v-269l-123 10v26c60 0 65 6 65 47v505h21c2-2 8-14 31-52 14 19 50 61 112 61 101 0 190-82 190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189cm" svg:height="0.587cm" svg:x="9.599cm" svg:y="10.09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9.841cm" svg:y="10.30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10.256cm" svg:y="10.304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408cm" svg:height="0.587cm" svg:x="10.604cm" svg:y="10.097cm" svg:viewBox="0 0 409 588" svg:d="M65 522c0 39-7 39-65 39v27c29-2 67-2 92-2s60 0 94 2v-27c-57 0-67 0-67-39v-86l54-46c65 88 102 136 102 152 0 15-16 19-31 19v27c23-2 75-2 92-2 25 0 48 0 73 2v-27c-31 0-50 0-83-44l-107-152c0-2-4-8-4-10 0-4 60-53 67-61 54-42 91-44 108-44v-27c-25 2-37 2-60 2-30 0-82-2-94-2v27c16 0 23 9 23 21 0 15-11 27-17 32l-119 104v-407l-123 10v26c60 0 65 6 65 47z">
            <text:p/>
          </draw:path>
          <draw:path draw:style-name="gr3" draw:text-style-name="P7" draw:layer="layout" svg:width="0.181cm" svg:height="0.566cm" svg:x="11.333cm" svg:y="10.11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1.568cm" svg:y="10.30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2.318cm" svg:y="10.304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12.689cm" svg:y="10.30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13.115cm" svg:y="10.09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3.344cm" svg:y="10.30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25cm" svg:height="0.383cm" svg:x="13.77cm" svg:y="10.308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85cm" svg:height="0.373cm" svg:x="14.235cm" svg:y="10.308cm" svg:viewBox="0 0 286 374" svg:d="M117 94v-94l-117 10v26c60 0 65 6 65 47v228c0 37-7 37-65 37v26c33 0 73-1 96-1 35 0 75 0 109 1v-26h-19c-61 0-63-8-63-39v-130c0-85 34-160 100-160 6 0 7 0 9 0-3 2-19 12-19 33 0 25 17 36 37 36 15 0 36-9 36-36s-27-52-63-52c-62 0-92 58-106 94z">
            <text:p/>
          </draw:path>
          <draw:path draw:style-name="gr3" draw:text-style-name="P7" draw:layer="layout" svg:width="0.091cm" svg:height="0.091cm" svg:x="14.615cm" svg:y="10.592cm" svg:viewBox="0 0 92 92" svg:d="M92 46c0-25-21-46-46-46s-46 21-46 46 21 46 46 46 46-21 46-46z">
            <text:p/>
          </draw:path>
        </draw:g>
        <draw:g xml:id="id185" draw:id="id185">
          <svg:title>TexMaths</svg:title>
          <svg:desc>24§display§\text {(3) } x^2 \ge 10§svg§600§FALSE§</svg:desc>
          <draw:polygon draw:style-name="gr2" draw:text-style-name="P6" draw:layer="layout" svg:width="4.069cm" svg:height="0.867cm" svg:x="6.024cm" svg:y="11.192cm" svg:viewBox="0 0 4070 868" draw:points="2035,868 0,868 0,0 4070,0 4070,868">
            <text:p/>
          </draw:polygon>
          <draw:path draw:style-name="gr3" draw:text-style-name="P7" draw:layer="layout" svg:width="0.197cm" svg:height="0.844cm" svg:x="6.064cm" svg:y="11.258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35cm" svg:height="0.581cm" svg:x="6.345cm" svg:y="11.329cm" svg:viewBox="0 0 351 582" svg:d="M211 265c69-21 117-81 117-148 0-69-73-117-155-117-85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197cm" svg:height="0.844cm" svg:x="6.78cm" svg:y="11.258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421cm" svg:height="0.383cm" svg:x="7.366cm" svg:y="11.517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262cm" svg:height="0.393cm" svg:x="7.859cm" svg:y="11.15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15cm" svg:height="0.654cm" svg:x="8.504cm" svg:y="11.354cm" svg:viewBox="0 0 516 655" svg:d="M501 263c12-4 15-9 15-17 0-10-2-14-15-19l-466-221c-14-6-16-6-18-6-9 0-17 8-17 17 0 10 8 14 15 20l446 207-444 209c-17 8-17 16-17 20 0 9 8 17 17 17 2 0 4 0 16-6zM488 655c13 0 28 0 28-17s-17-17-28-17h-457c-14 0-31 0-31 17s15 17 29 17z">
            <text:p/>
          </draw:path>
          <draw:path draw:style-name="gr3" draw:text-style-name="P7" draw:layer="layout" svg:width="0.279cm" svg:height="0.564cm" svg:x="9.401cm" svg:y="11.329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6cm" svg:height="0.581cm" svg:x="9.781cm" svg:y="11.329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</draw:g>
        <draw:g xml:id="id175" draw:id="id175">
          <svg:title>TexMaths</svg:title>
          <svg:desc>24§display§\text {Consider, }§svg§600§FALSE§</svg:desc>
          <draw:polygon draw:style-name="gr2" draw:text-style-name="P6" draw:layer="layout" svg:width="3.329cm" svg:height="0.673cm" svg:x="2.123cm" svg:y="2.288cm" svg:viewBox="0 0 3330 674" draw:points="1665,674 0,674 0,0 3330,0 3330,674">
            <text:p/>
          </draw:polygon>
          <draw:path draw:style-name="gr3" draw:text-style-name="P7" draw:layer="layout" svg:width="0.516cm" svg:height="0.613cm" svg:x="2.129cm" svg:y="2.246cm" svg:viewBox="0 0 517 614" svg:d="M0 307c0 175 136 307 294 307 138 0 223-117 223-215 0-8 0-13-12-13-10 0-10 4-10 13-7 121-98 190-190 190-52 0-219-29-219-282 0-251 166-280 217-280 93 0 169 77 185 199 2 12 2 16 13 16 16 0 16-4 16-21v-200c0-15 0-21-10-21-4 0-8 0-13 10l-43 63c-32-31-75-73-157-73-158 0-294 134-294 307z">
            <text:p/>
          </draw:path>
          <draw:path draw:style-name="gr3" draw:text-style-name="P7" draw:layer="layout" svg:width="0.375cm" svg:height="0.389cm" svg:x="2.714cm" svg:y="2.463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425cm" svg:height="0.373cm" svg:x="3.139cm" svg:y="2.46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77cm" svg:height="0.389cm" svg:x="3.609cm" svg:y="2.463cm" svg:viewBox="0 0 278 390" svg:d="M148 215c19 4 88 17 88 79 0 42-29 76-96 76-71 0-102-48-117-121-2-9-4-13-11-13-12 0-12 6-12 21v111c0 16 0 22 10 22 3 0 5-2 21-18 2-2 2-4 17-19 36 35 75 37 92 37 98 0 138-58 138-119 0-45-26-70-36-81-29-27-61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81cm" svg:height="0.565cm" svg:x="3.941cm" svg:y="2.27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96cm" svg:x="4.176cm" svg:y="2.256cm" svg:viewBox="0 0 419 597" svg:d="M294 541v56l125-10v-27c-60 0-68-5-68-46v-514l-121 10v26c58 0 66 6 66 47v182c-25-29-62-52-108-52-100 0-188 83-188 192 0 107 83 192 181 192 53 0 92-29 113-56zM294 315v172c0 16 0 18-10 31-25 40-63 60-100 60-38 0-69-21-90-54-21-35-23-83-23-117 0-33 0-83 25-121 19-27 50-54 96-54 31 0 65 12 92 50 10 15 10 17 10 33z">
            <text:p/>
          </draw:path>
          <draw:path draw:style-name="gr3" draw:text-style-name="P7" draw:layer="layout" svg:width="0.327cm" svg:height="0.389cm" svg:x="4.64cm" svg:y="2.463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7" draw:layer="layout" svg:width="0.285cm" svg:height="0.373cm" svg:x="5.015cm" svg:y="2.469cm" svg:viewBox="0 0 286 374" svg:d="M117 94v-94l-117 10v26c60 0 67 6 67 47v228c0 36-9 36-67 36v27c33 0 73-2 96-2 35 0 75 0 109 2v-27h-19c-61 0-63-7-63-38v-131c0-84 34-159 100-159 6 0 7 0 9 0-3 2-19 12-19 33 0 25 17 36 37 36 15 0 36-9 36-36s-27-52-63-52c-62 0-92 58-106 94z">
            <text:p/>
          </draw:path>
          <draw:path draw:style-name="gr3" draw:text-style-name="P7" draw:layer="layout" svg:width="0.099cm" svg:height="0.252cm" svg:x="5.395cm" svg:y="2.75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2" draw:id="id182">
          <svg:title>TexMaths</svg:title>
          <svg:desc>24§display§\text {Consider, }§svg§600§FALSE§</svg:desc>
          <draw:polygon draw:style-name="gr2" draw:text-style-name="P6" draw:layer="layout" svg:width="3.329cm" svg:height="0.673cm" svg:x="2.123cm" svg:y="9.088cm" svg:viewBox="0 0 3330 674" draw:points="1665,674 0,674 0,0 3330,0 3330,674">
            <text:p/>
          </draw:polygon>
          <draw:path draw:style-name="gr3" draw:text-style-name="P7" draw:layer="layout" svg:width="0.516cm" svg:height="0.613cm" svg:x="2.129cm" svg:y="9.046cm" svg:viewBox="0 0 517 614" svg:d="M0 307c0 175 136 307 294 307 138 0 223-117 223-215 0-8 0-13-12-13-10 0-10 4-10 13-7 121-98 190-190 190-52 0-219-29-219-282 0-251 166-280 217-280 93 0 169 77 185 199 2 12 2 16 13 16 16 0 16-4 16-21v-200c0-15 0-21-10-21-4 0-8 0-13 10l-43 63c-32-31-75-73-157-73-158 0-294 134-294 307z">
            <text:p/>
          </draw:path>
          <draw:path draw:style-name="gr3" draw:text-style-name="P7" draw:layer="layout" svg:width="0.375cm" svg:height="0.389cm" svg:x="2.714cm" svg:y="9.263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425cm" svg:height="0.373cm" svg:x="3.139cm" svg:y="9.26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77cm" svg:height="0.389cm" svg:x="3.609cm" svg:y="9.263cm" svg:viewBox="0 0 278 390" svg:d="M148 215c19 4 88 17 88 79 0 42-29 76-96 76-71 0-102-48-117-121-2-9-4-13-11-13-12 0-12 6-12 21v111c0 16 0 22 10 22 3 0 5-2 21-18 2-2 2-4 17-19 36 35 75 37 92 37 98 0 138-58 138-119 0-45-26-70-36-81-29-27-61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81cm" svg:height="0.565cm" svg:x="3.941cm" svg:y="9.07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8cm" svg:height="0.596cm" svg:x="4.176cm" svg:y="9.056cm" svg:viewBox="0 0 419 597" svg:d="M294 541v56l125-10v-27c-60 0-68-5-68-46v-514l-121 10v26c58 0 66 6 66 47v182c-25-29-62-52-108-52-100 0-188 83-188 192 0 107 83 192 181 192 53 0 92-29 113-56zM294 315v172c0 16 0 18-10 31-25 40-63 60-100 60-38 0-69-21-90-54-21-35-23-83-23-117 0-33 0-83 25-121 19-27 50-54 96-54 31 0 65 12 92 50 10 15 10 17 10 33z">
            <text:p/>
          </draw:path>
          <draw:path draw:style-name="gr3" draw:text-style-name="P7" draw:layer="layout" svg:width="0.327cm" svg:height="0.389cm" svg:x="4.64cm" svg:y="9.263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7" draw:layer="layout" svg:width="0.285cm" svg:height="0.373cm" svg:x="5.015cm" svg:y="9.269cm" svg:viewBox="0 0 286 374" svg:d="M117 94v-94l-117 10v26c60 0 67 6 67 47v228c0 36-9 36-67 36v27c33 0 73-2 96-2 35 0 75 0 109 2v-27h-19c-61 0-63-7-63-38v-131c0-84 34-159 100-159 6 0 7 0 9 0-3 2-19 12-19 33 0 25 17 36 37 36 15 0 36-9 36-36s-27-52-63-52c-62 0-92 58-106 94z">
            <text:p/>
          </draw:path>
          <draw:path draw:style-name="gr3" draw:text-style-name="P7" draw:layer="layout" svg:width="0.099cm" svg:height="0.252cm" svg:x="5.395cm" svg:y="9.551cm" svg:viewBox="0 0 100 253" svg:d="M100 88c0-53-19-88-54-88-31 0-46 23-46 44 0 23 15 46 46 46 14 0 23-6 33-11l2-2c0 0 2 0 2 11 0 56-25 108-64 148-4 4-6 6-6 8 0 7 4 9 10 9 10 0 77-67 77-16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4" anim:sub-item="text" smil:attributeName="visibility" smil:to="visible"/>
                  <anim:animate smil:dur="0.5s" smil:fill="hold" smil:targetElement="id174" anim:sub-item="text" smil:attributeName="width" smil:values="width*0.05;width" smil:keyTimes="0;1"/>
                  <anim:animate smil:dur="0.5s" smil:fill="hold" smil:targetElement="id174" anim:sub-item="text" smil:attributeName="height" smil:values="height;height" smil:keyTimes="0;1"/>
                  <anim:animate smil:dur="0.5s" smil:fill="hold" smil:targetElement="id174" anim:sub-item="text" smil:attributeName="x" smil:values="x-.2;x" smil:keyTimes="0;1"/>
                  <anim:animate smil:dur="0.5s" smil:fill="hold" smil:targetElement="id174" anim:sub-item="text" smil:attributeName="y" smil:values="y;y" smil:keyTimes="0;1"/>
                  <anim:transitionFilter smil:dur="0.5s" smil:targetElement="id1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5" smil:attributeName="visibility" smil:to="visible"/>
                  <anim:animate smil:dur="0.5s" smil:fill="hold" smil:targetElement="id175" smil:attributeName="width" smil:values="width*0.05;width" smil:keyTimes="0;1"/>
                  <anim:animate smil:dur="0.5s" smil:fill="hold" smil:targetElement="id175" smil:attributeName="height" smil:values="height;height" smil:keyTimes="0;1"/>
                  <anim:animate smil:dur="0.5s" smil:fill="hold" smil:targetElement="id175" smil:attributeName="x" smil:values="x-.2;x" smil:keyTimes="0;1"/>
                  <anim:animate smil:dur="0.5s" smil:fill="hold" smil:targetElement="id175" smil:attributeName="y" smil:values="y;y" smil:keyTimes="0;1"/>
                  <anim:transitionFilter smil:dur="0.5s" smil:targetElement="id17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0" anim:sub-item="text" smil:attributeName="visibility" smil:to="visible"/>
                  <anim:animate smil:dur="0.5s" smil:fill="hold" smil:targetElement="id180" anim:sub-item="text" smil:attributeName="width" smil:values="width*0.05;width" smil:keyTimes="0;1"/>
                  <anim:animate smil:dur="0.5s" smil:fill="hold" smil:targetElement="id180" anim:sub-item="text" smil:attributeName="height" smil:values="height;height" smil:keyTimes="0;1"/>
                  <anim:animate smil:dur="0.5s" smil:fill="hold" smil:targetElement="id180" anim:sub-item="text" smil:attributeName="x" smil:values="x-.2;x" smil:keyTimes="0;1"/>
                  <anim:animate smil:dur="0.5s" smil:fill="hold" smil:targetElement="id180" anim:sub-item="text" smil:attributeName="y" smil:values="y;y" smil:keyTimes="0;1"/>
                  <anim:transitionFilter smil:dur="0.5s" smil:targetElement="id180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1" anim:sub-item="text" smil:attributeName="visibility" smil:to="visible"/>
                  <anim:animate smil:dur="0.5s" smil:fill="hold" smil:targetElement="id181" anim:sub-item="text" smil:attributeName="width" smil:values="width*0.05;width" smil:keyTimes="0;1"/>
                  <anim:animate smil:dur="0.5s" smil:fill="hold" smil:targetElement="id181" anim:sub-item="text" smil:attributeName="height" smil:values="height;height" smil:keyTimes="0;1"/>
                  <anim:animate smil:dur="0.5s" smil:fill="hold" smil:targetElement="id181" anim:sub-item="text" smil:attributeName="x" smil:values="x-.2;x" smil:keyTimes="0;1"/>
                  <anim:animate smil:dur="0.5s" smil:fill="hold" smil:targetElement="id181" anim:sub-item="text" smil:attributeName="y" smil:values="y;y" smil:keyTimes="0;1"/>
                  <anim:transitionFilter smil:dur="0.5s" smil:targetElement="id1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6" anim:sub-item="text" smil:attributeName="visibility" smil:to="visible"/>
                  <anim:animate smil:dur="0.5s" smil:fill="hold" smil:targetElement="id186" anim:sub-item="text" smil:attributeName="width" smil:values="width*0.05;width" smil:keyTimes="0;1"/>
                  <anim:animate smil:dur="0.5s" smil:fill="hold" smil:targetElement="id186" anim:sub-item="text" smil:attributeName="height" smil:values="height;height" smil:keyTimes="0;1"/>
                  <anim:animate smil:dur="0.5s" smil:fill="hold" smil:targetElement="id186" anim:sub-item="text" smil:attributeName="x" smil:values="x-.2;x" smil:keyTimes="0;1"/>
                  <anim:animate smil:dur="0.5s" smil:fill="hold" smil:targetElement="id186" anim:sub-item="text" smil:attributeName="y" smil:values="y;y" smil:keyTimes="0;1"/>
                  <anim:transitionFilter smil:dur="0.5s" smil:targetElement="id18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7" anim:sub-item="text" smil:attributeName="visibility" smil:to="visible"/>
                  <anim:animate smil:dur="0.5s" smil:fill="hold" smil:targetElement="id187" anim:sub-item="text" smil:attributeName="width" smil:values="width*0.05;width" smil:keyTimes="0;1"/>
                  <anim:animate smil:dur="0.5s" smil:fill="hold" smil:targetElement="id187" anim:sub-item="text" smil:attributeName="height" smil:values="height;height" smil:keyTimes="0;1"/>
                  <anim:animate smil:dur="0.5s" smil:fill="hold" smil:targetElement="id187" anim:sub-item="text" smil:attributeName="x" smil:values="x-.2;x" smil:keyTimes="0;1"/>
                  <anim:animate smil:dur="0.5s" smil:fill="hold" smil:targetElement="id187" anim:sub-item="text" smil:attributeName="y" smil:values="y;y" smil:keyTimes="0;1"/>
                  <anim:transitionFilter smil:dur="0.5s" smil:targetElement="id1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8" anim:sub-item="text" smil:attributeName="visibility" smil:to="visible"/>
                  <anim:animate smil:dur="0.5s" smil:fill="hold" smil:targetElement="id188" anim:sub-item="text" smil:attributeName="width" smil:values="width*0.05;width" smil:keyTimes="0;1"/>
                  <anim:animate smil:dur="0.5s" smil:fill="hold" smil:targetElement="id188" anim:sub-item="text" smil:attributeName="height" smil:values="height;height" smil:keyTimes="0;1"/>
                  <anim:animate smil:dur="0.5s" smil:fill="hold" smil:targetElement="id188" anim:sub-item="text" smil:attributeName="x" smil:values="x-.2;x" smil:keyTimes="0;1"/>
                  <anim:animate smil:dur="0.5s" smil:fill="hold" smil:targetElement="id188" anim:sub-item="text" smil:attributeName="y" smil:values="y;y" smil:keyTimes="0;1"/>
                  <anim:transitionFilter smil:dur="0.5s" smil:targetElement="id18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199cm" svg:height="1.72cm" svg:x="1.4cm" svg:y="0.392cm" presentation:class="title" presentation:user-transformed="true">
          <draw:text-box>
            <text:p xml:id="id189" text:id="id189"><text:span text:style-name="T22">Examples</text:span></text:p>
          </draw:text-box>
        </draw:frame>
        <draw:frame presentation:style-name="pr5" draw:text-style-name="P5" draw:layer="layout" svg:width="26.4cm" svg:height="13.102cm" svg:x="0.8cm" svg:y="2.2cm" presentation:class="subtitle" presentation:user-transformed="true">
          <draw:text-box>
            <text:p text:style-name="P4"><text:span text:style-name="T7"><text:s text:c="14"/></text:span></text:p>
            <text:p text:style-name="P4"><text:span text:style-name="T23"><text:tab/></text:span><text:span text:style-name="T23"> <text:s text:c="5"/></text:span></text:p>
            <text:p text:style-name="P4"><text:span text:style-name="T23"><text:tab/></text:span><text:span text:style-name="T23"><text:tab/></text:span><text:span text:style-name="T23"> </text:span></text:p>
            <text:p text:style-name="P4"><text:span text:style-name="T7"><text:s text:c="41"/></text:span></text:p>
            <text:p text:style-name="P4"><text:span text:style-name="T9"><text:tab/></text:span></text:p>
          </draw:text-box>
        </draw:frame>
        <draw:g xml:id="id190" draw:id="id190">
          <svg:title>TexMaths</svg:title>
          <svg:desc>26§display§\text {(1)}§svg§600§FALSE§</svg:desc>
          <draw:polygon draw:style-name="gr2" draw:text-style-name="P6" draw:layer="layout" svg:width="0.986cm" svg:height="0.823cm" svg:x="2.024cm" svg:y="2.692cm" svg:viewBox="0 0 987 824" draw:points="494,824 0,824 0,0 987,0 987,824">
            <text:p/>
          </draw:polygon>
          <draw:path draw:style-name="gr3" draw:text-style-name="P7" draw:layer="layout" svg:width="0.213cm" svg:height="0.914cm" svg:x="2.068cm" svg:y="2.646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416cm" svg:y="2.723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845cm" svg:y="2.6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1" draw:id="id191">
          <svg:title>TexMaths</svg:title>
          <svg:desc>24§display§\text {State which of the following are statements. Justify. In case of }§svg§600§FALSE§</svg:desc>
          <draw:polygon draw:style-name="gr2" draw:text-style-name="P6" draw:layer="layout" svg:width="23.095cm" svg:height="0.685cm" svg:x="3.425cm" svg:y="2.79cm" svg:viewBox="0 0 23096 686" draw:points="11549,686 0,686 0,0 23096,0 23096,686">
            <text:p/>
          </draw:polygon>
          <draw:path draw:style-name="gr3" draw:text-style-name="P7" draw:layer="layout" svg:width="0.375cm" svg:height="0.614cm" svg:x="3.431cm" svg:y="2.748cm" svg:viewBox="0 0 376 615" svg:d="M248 269l-108-27c-54-13-86-57-86-107 0-60 46-112 113-112 140 0 159 140 165 177 0 6 0 12 10 12 11 0 11-4 11-22v-169c0-15 0-21-9-21-6 0-8 0-14 12l-29 48c-25-25-61-60-136-60-94 0-165 75-165 163 0 72 44 133 111 156 10 4 52 14 112 29 23 6 48 12 73 42 17 23 25 50 25 79 0 60-43 121-114 121-25 0-88-4-134-46-48-46-52-100-52-131 0-7-8-7-9-7-12 0-12 5-12 21v169c0 14 0 19 10 19 5 0 5 0 11-9 0-2 4-4 31-48 27 28 80 57 157 57 98 0 167-82 167-175 0-84-57-153-128-171z">
            <text:p/>
          </draw:path>
          <draw:path draw:style-name="gr3" draw:text-style-name="P7" draw:layer="layout" svg:width="0.266cm" svg:height="0.53cm" svg:x="3.867cm" svg:y="2.8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81cm" svg:height="0.389cm" svg:x="4.214cm" svg:y="2.96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66cm" svg:height="0.53cm" svg:x="4.617cm" svg:y="2.8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27cm" svg:height="0.389cm" svg:x="4.953cm" svg:y="2.9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579cm" svg:height="0.374cm" svg:x="5.6cm" svg:y="2.979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4 9 6 15 18 15 9 0 13-8 15-15z">
            <text:p/>
          </draw:path>
          <draw:path draw:style-name="gr3" draw:text-style-name="P7" draw:layer="layout" svg:width="0.425cm" svg:height="0.587cm" svg:x="6.221cm" svg:y="2.75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181cm" svg:height="0.566cm" svg:x="6.691cm" svg:y="2.77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22cm" svg:height="0.389cm" svg:x="6.925cm" svg:y="2.965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425cm" svg:height="0.587cm" svg:x="7.277cm" svg:y="2.75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75cm" svg:height="0.389cm" svg:x="8.021cm" svg:y="2.965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274cm" svg:height="0.597cm" svg:x="8.448cm" svg:y="2.748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7" draw:layer="layout" svg:width="0.264cm" svg:height="0.53cm" svg:x="8.976cm" svg:y="2.82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425cm" svg:height="0.587cm" svg:x="9.314cm" svg:y="2.75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9.78cm" svg:y="2.9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4cm" svg:height="0.597cm" svg:x="10.441cm" svg:y="2.748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7" draw:layer="layout" svg:width="0.375cm" svg:height="0.389cm" svg:x="10.694cm" svg:y="2.96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189cm" svg:height="0.587cm" svg:x="11.118cm" svg:y="2.7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9cm" svg:height="0.587cm" svg:x="11.353cm" svg:y="2.7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11.583cm" svg:y="2.96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579cm" svg:height="0.374cm" svg:x="11.973cm" svg:y="2.979cm" svg:viewBox="0 0 580 375" svg:d="M509 81c15-43 40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2 9 6 15 16 15 11 0 15-8 17-15z">
            <text:p/>
          </draw:path>
          <draw:path draw:style-name="gr3" draw:text-style-name="P7" draw:layer="layout" svg:width="0.181cm" svg:height="0.566cm" svg:x="12.595cm" svg:y="2.77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12.829cm" svg:y="2.97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87cm" svg:height="0.559cm" svg:x="13.294cm" svg:y="2.961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381cm" svg:height="0.389cm" svg:x="14.008cm" svg:y="2.96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85cm" svg:height="0.374cm" svg:x="14.419cm" svg:y="2.971cm" svg:viewBox="0 0 286 375" svg:d="M117 94v-94l-117 10v27c60 0 67 5 67 46v229c0 36-9 36-67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4.749cm" svg:y="2.9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7cm" svg:height="0.389cm" svg:x="15.41cm" svg:y="2.96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6cm" svg:height="0.53cm" svg:x="15.73cm" svg:y="2.8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81cm" svg:height="0.389cm" svg:x="16.078cm" svg:y="2.96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64cm" svg:height="0.53cm" svg:x="16.481cm" svg:y="2.82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327cm" svg:height="0.389cm" svg:x="16.815cm" svg:y="2.9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659cm" svg:height="0.374cm" svg:x="17.193cm" svg:y="2.971cm" svg:viewBox="0 0 660 375" svg:d="M65 83v229c0 36-9 36-65 36v27c29 0 73-2 96-2 21 0 65 2 94 2v-27c-56 0-65 0-65-36v-158c0-89 59-135 113-135s63 46 63 94v199c0 36-9 36-67 36v27c31 0 73-2 96-2s67 2 96 2v-27c-57 0-67 0-67-36v-158c0-89 61-135 115-135 52 0 62 46 62 94v199c0 36-10 36-66 36v27c29 0 73-2 96-2 22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327cm" svg:height="0.389cm" svg:x="17.894cm" svg:y="2.9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18.272cm" svg:y="2.97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66cm" svg:height="0.53cm" svg:x="18.706cm" svg:y="2.8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277cm" svg:height="0.389cm" svg:x="19.046cm" svg:y="2.96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091cm" svg:height="0.091cm" svg:x="19.422cm" svg:y="3.254cm" svg:viewBox="0 0 92 92" svg:d="M92 46c0-25-21-46-46-46s-46 21-46 46 21 46 46 46 46-21 46-46z">
            <text:p/>
          </draw:path>
          <draw:path draw:style-name="gr3" draw:text-style-name="P7" draw:layer="layout" svg:width="0.358cm" svg:height="0.597cm" svg:x="19.995cm" svg:y="2.767cm" svg:viewBox="0 0 359 598" svg:d="M221 454c0 77-42 125-87 125-5 0-63 0-94-50 44 0 54-25 54-46 0-31-23-48-46-48-19 0-48 11-48 50 0 61 60 113 136 113 87 0 148-60 158-123 0-8 0-10 0-39v-374c0-35 11-35 65-35v-27c-36 2-69 2-109 2-35 0-110 0-142-2v27h30c83 0 83 10 83 40z">
            <text:p/>
          </draw:path>
          <draw:path draw:style-name="gr3" draw:text-style-name="P7" draw:layer="layout" svg:width="0.425cm" svg:height="0.384cm" svg:x="20.421cm" svg:y="2.971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7" draw:layer="layout" svg:width="0.277cm" svg:height="0.389cm" svg:x="20.889cm" svg:y="2.96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4cm" svg:height="0.53cm" svg:x="21.21cm" svg:y="2.82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181cm" svg:height="0.566cm" svg:x="21.55cm" svg:y="2.77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4cm" svg:height="0.597cm" svg:x="21.784cm" svg:y="2.748cm" svg:viewBox="0 0 275 598" svg:d="M121 233v-98c0-75 40-116 79-116 2 0 15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7" draw:layer="layout" svg:width="0.414cm" svg:height="0.537cm" svg:x="22.032cm" svg:y="2.979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7" draw:layer="layout" svg:width="0.091cm" svg:height="0.091cm" svg:x="22.462cm" svg:y="3.254cm" svg:viewBox="0 0 92 92" svg:d="M92 46c0-25-21-46-46-46s-46 21-46 46 21 46 46 46 46-21 46-46z">
            <text:p/>
          </draw:path>
          <draw:path draw:style-name="gr3" draw:text-style-name="P7" draw:layer="layout" svg:width="0.258cm" svg:height="0.578cm" svg:x="23.023cm" svg:y="2.767cm" svg:viewBox="0 0 259 579" svg:d="M167 65c0-28 2-38 69-38h23v-27c-29 2-98 2-128 2-35 0-102 0-131-2v27h23c65 0 69 10 69 38v448c0 31-4 39-69 39h-23v27c29-2 96-2 129-2 32 0 101 0 130 2v-27h-23c-67 0-69-8-69-39z">
            <text:p/>
          </draw:path>
          <draw:path draw:style-name="gr3" draw:text-style-name="P7" draw:layer="layout" svg:width="0.425cm" svg:height="0.374cm" svg:x="23.33cm" svg:y="2.97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22cm" svg:height="0.389cm" svg:x="24.082cm" svg:y="2.965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81cm" svg:height="0.389cm" svg:x="24.464cm" svg:y="2.965cm" svg:viewBox="0 0 382 390" svg:d="M246 315c4 35 27 70 67 70 17 0 69-12 69-81v-46h-21v46c0 50-21 56-31 56-27 0-30-39-30-43v-171c0-34 0-67-31-100-33-33-75-46-115-46-71 0-129 40-129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77cm" svg:height="0.389cm" svg:x="24.877cm" svg:y="2.96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25.206cm" svg:y="2.9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375cm" svg:height="0.389cm" svg:x="25.862cm" svg:y="2.96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274cm" svg:height="0.597cm" svg:x="26.288cm" svg:y="2.748cm" svg:viewBox="0 0 275 598" svg:d="M121 233v-98c0-75 40-116 79-116 2 0 13 0 27 6-10 4-25 13-25 35 0 19 13 36 36 36 25 0 37-17 37-36 0-31-31-60-75-60-60 0-133 44-133 135v98h-67v25h67v275c0 38-9 38-67 38v27c35-2 73-4 98-4 34 0 73 0 107 4v-27h-17c-63 0-65-10-65-40v-273h98v-25z">
            <text:p/>
          </draw:path>
        </draw:g>
        <draw:g xml:id="id192" draw:id="id192">
          <svg:title>TexMaths</svg:title>
          <svg:desc>24§display§\text {of statement, state its truth value. }§svg§600§FALSE§</svg:desc>
          <draw:polygon draw:style-name="gr2" draw:text-style-name="P6" draw:layer="layout" svg:width="12.538cm" svg:height="0.673cm" svg:x="3.544cm" svg:y="3.892cm" svg:viewBox="0 0 12539 674" draw:points="6269,674 0,674 0,0 12539,0 12539,674">
            <text:p/>
          </draw:polygon>
          <draw:path draw:style-name="gr3" draw:text-style-name="P7" draw:layer="layout" svg:width="0.375cm" svg:height="0.389cm" svg:x="3.525cm" svg:y="4.067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4cm" svg:height="0.596cm" svg:x="3.951cm" svg:y="3.85cm" svg:viewBox="0 0 275 597" svg:d="M121 232v-98c0-75 40-115 79-115 2 0 13 0 27 6-10 4-25 13-25 34 0 20 13 37 36 37 25 0 37-17 37-37 0-30-31-59-75-59-60 0-133 44-133 134v98h-67v25h67v275c0 38-9 38-67 38v27c35-2 73-4 98-4 34 0 73 0 107 4v-27h-17c-63 0-65-10-65-40v-273h98v-25z">
            <text:p/>
          </draw:path>
          <draw:path draw:style-name="gr3" draw:text-style-name="P7" draw:layer="layout" svg:width="0.277cm" svg:height="0.389cm" svg:x="4.491cm" svg:y="4.067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66cm" svg:height="0.529cm" svg:x="4.811cm" svg:y="3.927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381cm" svg:height="0.389cm" svg:x="5.159cm" svg:y="4.06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66cm" svg:height="0.529cm" svg:x="5.56cm" svg:y="3.927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327cm" svg:height="0.389cm" svg:x="5.896cm" svg:y="4.067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7" draw:layer="layout" svg:width="0.66cm" svg:height="0.373cm" svg:x="6.275cm" svg:y="4.073cm" svg:viewBox="0 0 661 374" svg:d="M65 83v228c0 36-7 36-65 36v27c29 0 73-2 96-2 21 0 65 2 94 2v-27c-56 0-65 0-65-36v-157c0-89 59-135 113-135s63 46 63 94v198c0 36-9 36-65 36v27c29 0 71-2 94-2s67 2 96 2v-27c-57 0-67 0-67-36v-157c0-89 62-135 115-135 54 0 62 46 62 94v198c0 36-8 36-66 36v27c29 0 73-2 96-2 22 0 66 2 95 2v-27c-45 0-66 0-66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6.976cm" svg:y="4.067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7" draw:layer="layout" svg:width="0.425cm" svg:height="0.373cm" svg:x="7.354cm" svg:y="4.07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264cm" svg:height="0.529cm" svg:x="7.788cm" svg:y="3.927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099cm" svg:height="0.252cm" svg:x="8.172cm" svg:y="4.355cm" svg:viewBox="0 0 100 253" svg:d="M100 88c0-53-19-88-54-88-31 0-46 23-46 44 0 23 15 46 46 46 14 0 23-6 33-11l2-2c0 0 2 0 2 11 0 56-25 108-64 148-4 4-6 6-6 8 0 7 4 9 10 9 10 0 77-67 77-165z">
            <text:p/>
          </draw:path>
          <draw:path draw:style-name="gr3" draw:text-style-name="P7" draw:layer="layout" svg:width="0.277cm" svg:height="0.389cm" svg:x="8.642cm" svg:y="4.067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64cm" svg:height="0.529cm" svg:x="8.963cm" svg:y="3.927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81cm" svg:height="0.389cm" svg:x="9.31cm" svg:y="4.067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264cm" svg:height="0.529cm" svg:x="9.714cm" svg:y="3.927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27cm" svg:height="0.389cm" svg:x="10.05cm" svg:y="4.067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7" draw:layer="layout" svg:width="0.181cm" svg:height="0.565cm" svg:x="10.71cm" svg:y="3.881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66cm" svg:height="0.529cm" svg:x="10.933cm" svg:y="3.927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277cm" svg:height="0.389cm" svg:x="11.273cm" svg:y="4.067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66cm" svg:height="0.529cm" svg:x="11.874cm" svg:y="3.927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285cm" svg:height="0.373cm" svg:x="12.21cm" svg:y="4.073cm" svg:viewBox="0 0 286 374" svg:d="M117 94v-94l-117 10v26c60 0 65 6 65 47v228c0 36-7 36-65 36v27c33 0 73-2 96-2 35 0 75 0 109 2v-27h-19c-61 0-63-7-63-38v-131c0-84 34-159 100-159 5 0 7 0 9 0-4 2-19 12-19 33 0 25 17 36 37 36 15 0 36-9 36-36s-27-52-63-52c-62 0-92 58-106 94z">
            <text:p/>
          </draw:path>
          <draw:path draw:style-name="gr3" draw:text-style-name="P7" draw:layer="layout" svg:width="0.425cm" svg:height="0.383cm" svg:x="12.544cm" svg:y="4.073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4cm" svg:height="0.529cm" svg:x="13.001cm" svg:y="3.927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425cm" svg:height="0.586cm" svg:x="13.341cm" svg:y="3.86cm" svg:viewBox="0 0 426 587" svg:d="M65 522c0 38-7 38-65 38v27c29-2 73-2 96-2 21 0 65 0 94 2v-27c-56 0-65 0-65-38v-155c0-89 59-135 113-135s63 46 63 94v196c0 38-9 38-65 38v27c29-2 73-2 96-2 21 0 65 0 94 2v-27c-44 0-65 0-65-25v-161c0-73 0-100-27-130-11-14-40-31-88-31-73 0-110 52-123 83v-296l-123 10v26c60 0 65 6 65 47z">
            <text:p/>
          </draw:path>
          <draw:path draw:style-name="gr3" draw:text-style-name="P7" draw:layer="layout" svg:width="0.414cm" svg:height="0.373cm" svg:x="14.078cm" svg:y="4.08cm" svg:viewBox="0 0 415 374" svg:d="M336 83c8-20 23-56 79-56v-27c-19 2-44 2-64 2-21 0-59-2-74-2v27c32 0 42 19 42 36 0 8-2 10-6 20l-86 216-96-236c-4-11-4-13-4-15 0-21 32-21 48-21v-27c-25 0-73 2-92 2-23 0-58 0-83-2v27c54 0 58 4 67 31l123 301c4 11 6 15 17 15 12 0 16-7 18-15z">
            <text:p/>
          </draw:path>
          <draw:path draw:style-name="gr3" draw:text-style-name="P7" draw:layer="layout" svg:width="0.381cm" svg:height="0.389cm" svg:x="14.497cm" svg:y="4.067cm" svg:viewBox="0 0 382 390" svg:d="M248 315c2 34 25 69 65 69 17 0 69-12 69-81v-46h-21v46c0 50-21 56-31 56-27 0-30-39-30-42v-171c0-35 0-67-31-100-33-33-75-46-115-46-71 0-129 40-129 96 0 25 17 40 38 40 25 0 39-17 39-40 0-10-4-38-42-38 23-29 63-39 92-39 40 0 88 33 88 108v32c-42 2-102 4-156 29-63 29-84 73-84 111 0 69 83 91 136 91 56 0 94-35 112-75zM240 177v84c0 81-60 109-98 109-42 0-77-30-77-73 0-46 37-117 175-120z">
            <text:p/>
          </draw:path>
          <draw:path draw:style-name="gr3" draw:text-style-name="P7" draw:layer="layout" svg:width="0.189cm" svg:height="0.586cm" svg:x="14.911cm" svg:y="3.86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425cm" svg:height="0.383cm" svg:x="15.144cm" svg:y="4.073cm" svg:viewBox="0 0 426 384" svg:d="M303 307v77l123-10v-27c-59 0-65-5-65-46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15.61cm" svg:y="4.067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7" draw:layer="layout" svg:width="0.091cm" svg:height="0.091cm" svg:x="16.033cm" svg:y="4.355cm" svg:viewBox="0 0 92 92" svg:d="M92 46c0-25-21-46-46-46s-46 21-46 46 21 46 46 46 46-21 46-46z">
            <text:p/>
          </draw:path>
        </draw:g>
        <draw:g xml:id="id193" draw:id="id193">
          <svg:title>TexMaths</svg:title>
          <svg:desc>24§display§\text {(i) Zero is a complex number. }§svg§600§FALSE§</svg:desc>
          <draw:polygon draw:style-name="gr2" draw:text-style-name="P6" draw:layer="layout" svg:width="10.817cm" svg:height="0.759cm" svg:x="3.625cm" svg:y="4.993cm" svg:viewBox="0 0 10818 760" draw:points="5410,760 0,760 0,0 10818,0 10818,760">
            <text:p/>
          </draw:polygon>
          <draw:path draw:style-name="gr3" draw:text-style-name="P7" draw:layer="layout" svg:width="0.197cm" svg:height="0.844cm" svg:x="3.665cm" svg:y="4.9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3.938cm" svg:y="5.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193cm" svg:y="4.9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25cm" svg:height="0.577cm" svg:x="4.802cm" svg:y="5.007cm" svg:viewBox="0 0 426 578" svg:d="M417 29c5-8 5-10 5-16 0-13-5-13-23-13h-378l-9 190h21c5-96 30-163 169-163h134l-330 520c-6 10-6 10-6 18 0 13 4 13 21 13h392l13-227h-21c-6 120-23 198-178 198h-141z">
            <text:p/>
          </draw:path>
          <draw:path draw:style-name="gr3" draw:text-style-name="P7" draw:layer="layout" svg:width="0.327cm" svg:height="0.389cm" svg:x="5.293cm" svg:y="5.20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5.668cm" svg:y="5.21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5.998cm" svg:y="5.2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1cm" svg:height="0.566cm" svg:x="6.706cm" svg:y="5.0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6.94cm" svg:y="5.206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7.561cm" svg:y="5.206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8.257cm" svg:y="5.206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628cm" svg:y="5.2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659cm" svg:height="0.373cm" svg:x="9.052cm" svg:y="5.21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18cm" svg:height="0.537cm" svg:x="9.751cm" svg:y="5.21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7" draw:layer="layout" svg:width="0.189cm" svg:height="0.587cm" svg:x="10.225cm" svg:y="4.99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0.454cm" svg:y="5.20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10.816cm" svg:y="5.22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9-27z">
            <text:p/>
          </draw:path>
          <draw:path draw:style-name="gr3" draw:text-style-name="P7" draw:layer="layout" svg:width="0.425cm" svg:height="0.373cm" svg:x="11.559cm" svg:y="5.2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5cm" svg:height="0.383cm" svg:x="12.005cm" svg:y="5.21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659cm" svg:height="0.373cm" svg:x="12.473cm" svg:y="5.21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18cm" svg:height="0.596cm" svg:x="13.149cm" svg:y="4.999cm" svg:viewBox="0 0 419 597" svg:d="M123 269v-269l-123 10v26c60 0 65 6 65 47v505h21c2-2 8-14 31-52 14 19 48 61 111 61 102 0 191-82 191-192 0-107-85-192-181-192-65 0-102 40-115 56zM125 492v-175c0-17 0-17 9-31 33-48 79-54 100-54 39 0 69 22 89 54 23 35 24 83 24 117 0 33-1 83-26 121-18 25-50 54-96 54-37 0-68-21-89-52-11-17-11-19-11-34z">
            <text:p/>
          </draw:path>
          <draw:path draw:style-name="gr3" draw:text-style-name="P7" draw:layer="layout" svg:width="0.327cm" svg:height="0.389cm" svg:x="13.64cm" svg:y="5.20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4.015cm" svg:y="5.2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14.395cm" svg:y="5.494cm" svg:viewBox="0 0 92 92" svg:d="M92 46c0-25-21-46-46-46s-46 21-46 46 21 46 46 46 46-21 46-46z">
            <text:p/>
          </draw:path>
        </draw:g>
        <draw:g xml:id="id194" draw:id="id194">
          <svg:title>TexMaths</svg:title>
          <svg:desc>24§display§\text {(ii) Close the door. }§svg§600§FALSE§</svg:desc>
          <draw:polygon draw:style-name="gr2" draw:text-style-name="P6" draw:layer="layout" svg:width="6.857cm" svg:height="0.759cm" svg:x="3.425cm" svg:y="6.095cm" svg:viewBox="0 0 6858 760" draw:points="3429,760 0,760 0,0 6858,0 6858,760">
            <text:p/>
          </draw:polygon>
          <draw:path draw:style-name="gr3" draw:text-style-name="P7" draw:layer="layout" svg:width="0.197cm" svg:height="0.844cm" svg:x="3.465cm" svg:y="6.05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3.738cm" svg:y="6.12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972cm" svg:y="6.12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228cm" svg:y="6.05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614cm" svg:x="4.836cm" svg:y="6.091cm" svg:viewBox="0 0 516 615" svg:d="M0 307c0 175 136 308 294 308 138 0 222-118 222-216 0-7 0-13-11-13-10 0-10 4-10 13-7 121-98 191-190 191-52 0-219-29-219-283 0-251 166-280 217-280 92 0 169 77 185 200 2 11 2 15 13 15 15 0 15-4 15-21v-200c0-15 0-21-9-21-4 0-8 0-14 10l-42 63c-32-31-75-73-157-73-158 0-294 134-294 307z">
            <text:p/>
          </draw:path>
          <draw:path draw:style-name="gr3" draw:text-style-name="P7" draw:layer="layout" svg:width="0.189cm" svg:height="0.587cm" svg:x="5.426cm" svg:y="6.10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5.656cm" svg:y="6.30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6.082cm" svg:y="6.30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6.41cm" svg:y="6.30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7.059cm" svg:y="6.16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7.397cm" svg:y="6.10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7.862cm" svg:y="6.30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8.524cm" svg:y="6.10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75cm" svg:height="0.389cm" svg:x="8.987cm" svg:y="6.30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75cm" svg:height="0.389cm" svg:x="9.432cm" svg:y="6.30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9.855cm" svg:y="6.31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10.233cm" svg:y="6.596cm" svg:viewBox="0 0 92 92" svg:d="M92 46c0-25-21-46-46-46s-46 21-46 46 21 46 46 46 46-21 46-46z">
            <text:p/>
          </draw:path>
        </draw:g>
        <draw:g xml:id="id195" draw:id="id195">
          <svg:title>TexMaths</svg:title>
          <svg:desc>24§display§\text {(iii) A quadratic equation cannot have more than two roots. }§svg§600§FALSE§</svg:desc>
          <draw:polygon draw:style-name="gr2" draw:text-style-name="P6" draw:layer="layout" svg:width="22.09cm" svg:height="0.76cm" svg:x="3.126cm" svg:y="7.197cm" svg:viewBox="0 0 22091 761" draw:points="11045,761 0,761 0,0 22091,0 22091,761">
            <text:p/>
          </draw:polygon>
          <draw:path draw:style-name="gr3" draw:text-style-name="P7" draw:layer="layout" svg:width="0.197cm" svg:height="0.844cm" svg:x="3.166cm" svg:y="7.15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3.439cm" svg:y="7.22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673cm" svg:y="7.22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907cm" svg:y="7.22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163cm" svg:y="7.15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606cm" svg:x="4.75cm" svg:y="7.184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18cm" svg:height="0.537cm" svg:x="5.666cm" svg:y="7.414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6.11cm" svg:y="7.41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6.588cm" svg:y="7.41cm" svg:viewBox="0 0 382 390" svg:d="M246 315c4 35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7.002cm" svg:y="7.203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85cm" svg:height="0.373cm" svg:x="7.465cm" svg:y="7.41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7.807cm" svg:y="7.4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21cm" svg:y="7.26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8.55cm" svg:y="7.22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8.784cm" svg:y="7.4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9.435cm" svg:y="7.4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9.815cm" svg:y="7.414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0.259cm" svg:y="7.41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10.737cm" svg:y="7.4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1.138cm" svg:y="7.268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11.478cm" svg:y="7.22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1.708cm" svg:y="7.4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2.134cm" svg:y="7.41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2.885cm" svg:y="7.4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3.267cm" svg:y="7.4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3.68cm" svg:y="7.41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5cm" svg:height="0.373cm" svg:x="14.148cm" svg:y="7.41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4.613cm" svg:y="7.4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5.028cm" svg:y="7.268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15.648cm" svg:y="7.20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16.126cm" svg:y="7.4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4cm" svg:height="0.373cm" svg:x="16.504cm" svg:y="7.424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6.934cm" svg:y="7.4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7.593cm" svg:y="7.414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75cm" svg:height="0.389cm" svg:x="18.292cm" svg:y="7.4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8.714cm" svg:y="7.41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9.044cm" svg:y="7.4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19.693cm" svg:y="7.268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20.031cm" svg:y="7.20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20.509cm" svg:y="7.4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20.922cm" svg:y="7.41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21.661cm" svg:y="7.268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579cm" svg:height="0.373cm" svg:x="21.964cm" svg:y="7.424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375cm" svg:height="0.389cm" svg:x="22.56cm" svg:y="7.4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23.262cm" svg:y="7.41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3.593cm" svg:y="7.4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75cm" svg:height="0.389cm" svg:x="24.038cm" svg:y="7.4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24.451cm" svg:y="7.268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77cm" svg:height="0.389cm" svg:x="24.791cm" svg:y="7.4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25.169cm" svg:y="7.698cm" svg:viewBox="0 0 92 92" svg:d="M92 46c0-25-21-46-46-46s-46 21-46 46 21 46 46 46 46-21 46-46z">
            <text:p/>
          </draw:path>
        </draw:g>
        <draw:g xml:id="id196" draw:id="id196">
          <svg:title>TexMaths</svg:title>
          <svg:desc>24§display§\text {(iv) } x^2 = 9§svg§600§FALSE§</svg:desc>
          <draw:polygon draw:style-name="gr2" draw:text-style-name="P6" draw:layer="layout" svg:width="3.905cm" svg:height="0.867cm" svg:x="3.227cm" svg:y="8.301cm" svg:viewBox="0 0 3906 868" draw:points="1953,868 0,868 0,0 3906,0 3906,868">
            <text:p/>
          </draw:polygon>
          <draw:path draw:style-name="gr3" draw:text-style-name="P7" draw:layer="layout" svg:width="0.197cm" svg:height="0.844cm" svg:x="3.267cm" svg:y="8.367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181cm" svg:height="0.566cm" svg:x="3.54cm" svg:y="8.4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4cm" svg:x="3.763cm" svg:y="8.636cm" svg:viewBox="0 0 415 375" svg:d="M336 83c8-20 23-56 79-56v-27c-19 2-44 2-64 2-21 0-59-2-74-2v27c32 0 42 19 42 36 0 8-2 10-6 20l-86 217-96-237c-4-11-4-13-4-15 0-21 32-21 48-21v-27c-25 0-73 2-92 2-23 0-58 0-83-2v27c54 0 58 4 67 31l123 301c6 12 6 16 17 16 12 0 16-8 18-16z">
            <text:p/>
          </draw:path>
          <draw:path draw:style-name="gr3" draw:text-style-name="P7" draw:layer="layout" svg:width="0.197cm" svg:height="0.844cm" svg:x="4.241cm" svg:y="8.36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421cm" svg:height="0.383cm" svg:x="4.827cm" svg:y="8.626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262cm" svg:height="0.393cm" svg:x="5.322cm" svg:y="8.259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2cm" svg:height="0.199cm" svg:x="5.944cm" svg:y="8.68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822cm" svg:y="8.438cm" svg:viewBox="0 0 351 582" svg:d="M277 294v27c0 200-89 238-139 238-15 0-59-2-82-31 36 0 44-25 44-38 0-27-21-40-40-40-14 0-39 7-39 42 0 56 46 90 117 90 110 0 213-115 213-296 0-228-98-286-172-286-47 0-89 15-125 54-35 38-54 73-54 136 0 106 75 189 169 189 52 0 86-35 108-85zM171 359c-14 0-54 0-79-52-15-32-15-75-15-115 0-46 0-86 17-117 23-42 56-54 85-54 40 0 67 29 82 67 10 27 14 81 14 120 0 71-29 151-104 151z">
            <text:p/>
          </draw:path>
        </draw:g>
        <draw:g xml:id="id197" draw:id="id197">
          <svg:title>TexMaths</svg:title>
          <svg:desc>24§display§\text {(v) Do you like Mathematics ? }§svg§600§FALSE§</svg:desc>
          <draw:polygon draw:style-name="gr2" draw:text-style-name="P6" draw:layer="layout" svg:width="11.177cm" svg:height="0.76cm" svg:x="3.427cm" svg:y="9.498cm" svg:viewBox="0 0 11178 761" draw:points="5589,761 0,761 0,0 11178,0 11178,761">
            <text:p/>
          </draw:polygon>
          <draw:path draw:style-name="gr3" draw:text-style-name="P7" draw:layer="layout" svg:width="0.197cm" svg:height="0.844cm" svg:x="3.467cm" svg:y="9.45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14cm" svg:height="0.373cm" svg:x="3.728cm" svg:y="9.725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97cm" svg:height="0.844cm" svg:x="4.206cm" svg:y="9.45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7cm" svg:height="0.577cm" svg:x="4.796cm" svg:y="9.512cm" svg:viewBox="0 0 568 578" svg:d="M0 0v27h21c65 0 65 9 65 38v448c0 30 0 38-65 38h-21v27h309c142 0 259-125 259-284 0-161-113-294-259-294zM202 551c-41 0-43-6-43-32v-459c0-27 2-33 43-33h84c52 0 111 17 154 79 36 50 44 123 44 188 0 94-16 144-46 186-18 23-66 71-152 71z">
            <text:p/>
          </draw:path>
          <draw:path draw:style-name="gr3" draw:text-style-name="P7" draw:layer="layout" svg:width="0.375cm" svg:height="0.389cm" svg:x="5.435cm" svg:y="9.71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4cm" svg:height="0.537cm" svg:x="6.13cm" svg:y="9.725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375cm" svg:height="0.389cm" svg:x="6.56cm" svg:y="9.71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83cm" svg:x="6.985cm" svg:y="9.715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189cm" svg:height="0.587cm" svg:x="7.735cm" svg:y="9.50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6cm" svg:x="7.97cm" svg:y="9.5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08cm" svg:height="0.587cm" svg:x="8.2cm" svg:y="9.504cm" svg:viewBox="0 0 409 588" svg:d="M65 522c0 39-7 39-65 39v27c29-2 67-2 92-2s60 0 94 2v-27c-57 0-67 0-67-39v-86l54-46c65 88 102 136 102 152 0 15-16 19-31 19v27c23-2 75-2 92-2 25 0 48 0 73 2v-27c-31 0-50 0-83-44l-107-152c0-2-4-8-4-10 0-4 60-53 67-61 54-42 90-44 108-44v-27c-25 2-37 2-60 2-30 0-82-2-94-2v27c16 0 23 9 23 21 0 15-11 27-17 32l-119 104v-407l-123 10v26c60 0 65 6 65 47z">
            <text:p/>
          </draw:path>
          <draw:path draw:style-name="gr3" draw:text-style-name="P7" draw:layer="layout" svg:width="0.327cm" svg:height="0.389cm" svg:x="8.622cm" svg:y="9.7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711cm" svg:height="0.577cm" svg:x="9.285cm" svg:y="9.512cm" svg:viewBox="0 0 712 578" svg:d="M173 19c-8-19-10-19-31-19h-142v27h21c65 0 65 9 65 38v425c0 23 0 61-86 61v27c29 0 71-2 100-2 27 0 69 2 98 2v-27c-87 0-87-38-87-61v-457l204 526c6 11 9 19 17 19 10 0 12-6 16-15l207-536h2v486c0 30-2 38-67 38h-20v27c31-2 89-2 121-2 33 0 91 0 121 2v-27h-21c-65 0-65-8-65-38v-448c0-29 0-38 65-38h21v-27h-144c-21 0-21 0-27 15l-186 479z">
            <text:p/>
          </draw:path>
          <draw:path draw:style-name="gr3" draw:text-style-name="P7" draw:layer="layout" svg:width="0.381cm" svg:height="0.389cm" svg:x="10.062cm" svg:y="9.71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0.465cm" svg:y="9.56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0.803cm" svg:y="9.50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1.27cm" svg:y="9.7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1.648cm" svg:y="9.715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2.359cm" svg:y="9.711cm" svg:viewBox="0 0 382 390" svg:d="M246 315c4 35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2.762cm" svg:y="9.56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13.102cm" svg:y="9.5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3.336cm" svg:y="9.71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77cm" svg:height="0.389cm" svg:x="13.71cm" svg:y="9.71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04cm" svg:height="0.596cm" svg:x="14.344cm" svg:y="9.494cm" svg:viewBox="0 0 305 597" svg:d="M152 386c0-108 82-167 113-188 21-17 40-48 40-85 0-48-34-113-161-113-92 0-144 58-144 113 0 29 19 41 38 41 25 0 41-18 41-41 0-36-37-36-48-36 27-46 75-58 111-58 92 0 92 58 92 90 0 50-13 66-29 81-55 60-74 138-74 190v39c0 15 0 19 9 19 12 0 12-8 12-23zM186 551c0-23-21-44-46-44-23 0-44 21-44 44 0 25 21 46 44 46 25 0 46-21 46-46z">
            <text:p/>
          </draw:path>
        </draw:g>
        <draw:g xml:id="id198" draw:id="id198">
          <svg:title>TexMaths</svg:title>
          <svg:desc>24§display§\text {(vi) The quadratic equation } x^2 - 5x + 6 = 0 \text { has 2 real roots. }§svg§600§FALSE§</svg:desc>
          <draw:polygon draw:style-name="gr2" draw:text-style-name="P6" draw:layer="layout" svg:width="22.431cm" svg:height="0.867cm" svg:x="3.227cm" svg:y="10.6cm" svg:viewBox="0 0 22432 868" draw:points="11217,868 0,868 0,0 22432,0 22432,868">
            <text:p/>
          </draw:polygon>
          <draw:path draw:style-name="gr3" draw:text-style-name="P7" draw:layer="layout" svg:width="0.197cm" svg:height="0.844cm" svg:x="3.267cm" svg:y="10.666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414cm" svg:height="0.374cm" svg:x="3.528cm" svg:y="10.935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7" draw:layer="layout" svg:width="0.181cm" svg:height="0.566cm" svg:x="3.985cm" svg:y="10.73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241cm" svg:y="10.666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48cm" svg:height="0.572cm" svg:x="4.832cm" svg:y="10.727cm" svg:viewBox="0 0 549 573" svg:d="M534 0h-519l-15 190h21c12-136 25-163 152-163 15 0 38 0 46 2 17 2 17 11 17 31v447c0 29 0 41-88 41h-33v25c35-2 121-2 160-2 38 0 126 0 161 2v-25h-35c-88 0-88-12-88-41v-447c0-18 0-29 15-31 8-2 31-2 48-2 127 0 140 27 152 163h21z">
            <text:p/>
          </draw:path>
          <draw:path draw:style-name="gr3" draw:text-style-name="P7" draw:layer="layout" svg:width="0.425cm" svg:height="0.587cm" svg:x="5.437cm" svg:y="10.714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5.904cm" svg:y="10.92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6.564cm" svg:y="10.925cm" svg:viewBox="0 0 419 538" svg:d="M294 323v152c0 38-10 38-67 38v25c28 0 73-2 96-2s65 2 96 2v-25c-58 0-68 0-68-38v-475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7.008cm" svg:y="10.925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381cm" svg:height="0.389cm" svg:x="7.486cm" svg:y="10.92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7cm" svg:x="7.9cm" svg:y="10.714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285cm" svg:height="0.374cm" svg:x="8.363cm" svg:y="10.92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8.705cm" svg:y="10.92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9.108cm" svg:y="10.779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181cm" svg:height="0.566cm" svg:x="9.448cm" svg:y="10.73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9.682cm" svg:y="10.92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27cm" svg:height="0.389cm" svg:x="10.333cm" svg:y="10.92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10.713cm" svg:y="10.925cm" svg:viewBox="0 0 419 538" svg:d="M294 323v152c0 38-10 38-67 38v25c28 0 73-2 96-2s65 2 96 2v-25c-58 0-68 0-68-38v-475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1.157cm" svg:y="10.925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81cm" svg:height="0.389cm" svg:x="11.635cm" svg:y="10.921cm" svg:viewBox="0 0 382 390" svg:d="M246 315c4 35 27 69 67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2.036cm" svg:y="10.779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181cm" svg:height="0.566cm" svg:x="12.376cm" svg:y="10.73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2.606cm" svg:y="10.92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425cm" svg:height="0.374cm" svg:x="13.033cm" svg:y="10.92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3.78cm" svg:y="10.92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62cm" svg:height="0.393cm" svg:x="14.273cm" svg:y="10.558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15cm" svg:height="0.036cm" svg:x="14.872cm" svg:y="11.071cm" svg:viewBox="0 0 516 37" svg:d="M488 37c13 0 28 0 28-20 0-17-15-17-28-17h-459c-14 0-29 0-29 17 0 20 15 20 29 20z">
            <text:p/>
          </draw:path>
          <draw:path draw:style-name="gr3" draw:text-style-name="P7" draw:layer="layout" svg:width="0.337cm" svg:height="0.581cm" svg:x="15.688cm" svg:y="10.737cm" svg:viewBox="0 0 338 582" svg:d="M338 394c0-100-69-186-161-186-41 0-77 13-108 44v-166c17 6 46 12 73 12 104 0 163-77 163-88 0-6-2-10-7-10-2 0-4 0-8 2-17 8-58 25-115 25-35 0-73-6-114-23-5-4-7-4-9-4-8 0-8 8-8 21v250c0 15 0 23 12 23 5 0 7-2 9-8 10-13 43-59 110-59 44 0 65 38 73 54 13 32 15 65 15 107 0 29 0 81-21 115-19 33-52 56-90 56-62 0-110-44-125-94 2 0 6 0 15 0 27 0 42-21 42-40 0-22-15-43-42-43-13 0-42 6-42 46 0 72 58 154 154 154 98 0 184-81 184-188z">
            <text:p/>
          </draw:path>
          <draw:path draw:style-name="gr3" draw:text-style-name="P7" draw:layer="layout" svg:width="0.421cm" svg:height="0.383cm" svg:x="16.093cm" svg:y="10.92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6.784cm" svg:y="10.806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7.616cm" svg:y="10.737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7" draw:layer="layout" svg:width="0.562cm" svg:height="0.199cm" svg:x="18.284cm" svg:y="10.98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6cm" svg:height="0.581cm" svg:x="19.16cm" svg:y="10.737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425cm" svg:height="0.587cm" svg:x="19.856cm" svg:y="10.714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81cm" svg:height="0.389cm" svg:x="20.335cm" svg:y="10.92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20.749cm" svg:y="10.92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37cm" svg:height="0.564cm" svg:x="21.377cm" svg:y="10.737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85cm" svg:height="0.374cm" svg:x="22.061cm" svg:y="10.92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2.391cm" svg:y="10.92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22.779cm" svg:y="10.92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23.192cm" svg:y="10.714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285cm" svg:height="0.374cm" svg:x="23.704cm" svg:y="10.92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4.034cm" svg:y="10.92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375cm" svg:height="0.389cm" svg:x="24.48cm" svg:y="10.92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64cm" svg:height="0.529cm" svg:x="24.893cm" svg:y="10.779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277cm" svg:height="0.389cm" svg:x="25.233cm" svg:y="10.92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091cm" svg:height="0.091cm" svg:x="25.611cm" svg:y="11.209cm" svg:viewBox="0 0 92 92" svg:d="M92 46c0-25-21-46-46-46s-46 21-46 46 21 46 46 46 46-21 46-46z">
            <text:p/>
          </draw:path>
        </draw:g>
        <draw:g xml:id="id199" draw:id="id199">
          <svg:title>TexMaths</svg:title>
          <svg:desc>24§display§\text {(vii) What a beautiful place it is ! }§svg§600§FALSE§</svg:desc>
          <draw:polygon draw:style-name="gr2" draw:text-style-name="P6" draw:layer="layout" svg:width="12.408cm" svg:height="0.759cm" svg:x="2.929cm" svg:y="12cm" svg:viewBox="0 0 12409 760" draw:points="6203,760 0,760 0,0 12409,0 12409,760">
            <text:p/>
          </draw:polygon>
          <draw:path draw:style-name="gr3" draw:text-style-name="P7" draw:layer="layout" svg:width="0.197cm" svg:height="0.844cm" svg:x="2.969cm" svg:y="11.958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14cm" svg:height="0.373cm" svg:x="3.23cm" svg:y="12.227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81cm" svg:height="0.566cm" svg:x="3.687cm" svg:y="12.02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922cm" svg:y="12.02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177cm" svg:y="11.95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836cm" svg:height="0.596cm" svg:x="4.753cm" svg:y="12.014cm" svg:viewBox="0 0 837 597" svg:d="M753 83c15-48 51-56 84-56v-27c-25 2-52 2-77 2-23 0-78-2-100-2v27c56 0 73 29 73 44 0 6-1 12-3 17l-127 390-135-415c-1-2-3-7-3-11 0-25 50-25 71-25v-27c-31 2-89 2-119 2-33 0-69-2-104-2v27c48 0 65 0 77 31l17 57-117 363-136-415c0-3-2-9-2-11 0-25 50-25 71-25v-27c-31 2-89 2-119 2-33 0-69-2-104-2v27c63 0 67 4 77 34l169 519c2 8 6 17 17 17 12 0 13-6 15-17l141-430 140 430c2 8 5 17 15 17 14 0 14-6 17-17z">
            <text:p/>
          </draw:path>
          <draw:path draw:style-name="gr3" draw:text-style-name="P7" draw:layer="layout" svg:width="0.425cm" svg:height="0.587cm" svg:x="5.632cm" svg:y="12.00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6.108cm" svg:y="12.21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6.512cm" svg:y="12.07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7.139cm" svg:y="12.21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7.831cm" svg:y="12.006cm" svg:viewBox="0 0 419 597" svg:d="M123 269v-269l-123 10v26c60 0 65 6 65 47v505h21c2-2 8-14 31-52 14 19 50 61 111 61 102 0 191-82 191-192 0-107-85-192-181-192-65 0-102 40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8.322cm" svg:y="12.21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8.71cm" svg:y="12.21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83cm" svg:x="9.123cm" svg:y="12.21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4cm" svg:height="0.529cm" svg:x="9.58cm" svg:y="12.07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9.92cm" svg:y="12.02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0.154cm" svg:y="11.996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425cm" svg:height="0.383cm" svg:x="10.411cm" svg:y="12.21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189cm" svg:height="0.587cm" svg:x="10.882cm" svg:y="12.00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8cm" svg:height="0.537cm" svg:x="11.392cm" svg:y="12.217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189cm" svg:height="0.587cm" svg:x="11.865cm" svg:y="12.00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12.106cm" svg:y="12.21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12.521cm" svg:y="12.21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2.892cm" svg:y="12.21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3.552cm" svg:y="12.02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6cm" svg:height="0.529cm" svg:x="13.775cm" svg:y="12.07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14.395cm" svg:y="12.02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4.629cm" svg:y="12.21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606cm" svg:x="15.288cm" svg:y="11.987cm" svg:viewBox="0 0 92 607" svg:d="M58 428l34-386c0-27-25-42-46-42-23 0-46 15-46 42l35 386c0 14 0 19 11 19 8 0 12-3 12-19zM92 561c0-25-21-44-46-44s-46 19-46 44 21 46 46 46 46-21 46-46z">
            <text:p/>
          </draw:path>
        </draw:g>
        <draw:g xml:id="id200" draw:id="id200">
          <svg:title>TexMaths</svg:title>
          <svg:desc>24§display§\text {(viii) The Moon revolves around the earth. }§svg§600§FALSE§</svg:desc>
          <draw:polygon draw:style-name="gr2" draw:text-style-name="P6" draw:layer="layout" svg:width="15.718cm" svg:height="0.759cm" svg:x="2.831cm" svg:y="13.203cm" svg:viewBox="0 0 15719 760" draw:points="7860,760 0,760 0,0 15719,0 15719,760">
            <text:p/>
          </draw:polygon>
          <draw:path draw:style-name="gr3" draw:text-style-name="P7" draw:layer="layout" svg:width="0.197cm" svg:height="0.844cm" svg:x="2.871cm" svg:y="13.161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14cm" svg:height="0.373cm" svg:x="3.132cm" svg:y="13.43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81cm" svg:height="0.566cm" svg:x="3.589cm" svg:y="13.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824cm" svg:y="13.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4.058cm" svg:y="13.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313cm" svg:y="13.16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48cm" svg:height="0.571cm" svg:x="4.905cm" svg:y="13.222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425cm" svg:height="0.587cm" svg:x="5.509cm" svg:y="13.20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5.976cm" svg:y="13.4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711cm" svg:height="0.577cm" svg:x="6.638cm" svg:y="13.217cm" svg:viewBox="0 0 712 578" svg:d="M173 19c-8-19-10-19-31-19h-142v27h21c63 0 65 9 65 38v425c0 23 0 61-86 61v27c29 0 71-2 100-2 27 0 69 2 98 2v-27c-87 0-87-38-87-61v-457l204 526c6 11 9 19 17 19 10 0 12-6 16-15l207-536h2v486c0 30-2 38-67 38h-22v27c33-2 91-2 123-2 33 0 91 0 121 2v-27h-21c-65 0-65-8-65-38v-448c0-29 0-38 65-38h21v-27h-144c-21 0-21 0-27 15l-186 479z">
            <text:p/>
          </draw:path>
          <draw:path draw:style-name="gr3" draw:text-style-name="P7" draw:layer="layout" svg:width="0.375cm" svg:height="0.389cm" svg:x="7.404cm" svg:y="13.41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75cm" svg:height="0.389cm" svg:x="7.85cm" svg:y="13.41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8.274cm" svg:y="13.4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85cm" svg:height="0.373cm" svg:x="9.021cm" svg:y="13.4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9.351cm" svg:y="13.4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4cm" svg:height="0.373cm" svg:x="9.72cm" svg:y="13.43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75cm" svg:height="0.389cm" svg:x="10.148cm" svg:y="13.41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10.574cm" svg:y="13.20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373cm" svg:x="10.797cm" svg:y="13.43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1.227cm" svg:y="13.4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1.605cm" svg:y="13.41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12.227cm" svg:y="13.41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2.636cm" svg:y="13.4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2.967cm" svg:y="13.41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83cm" svg:x="13.393cm" svg:y="13.42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425cm" svg:height="0.373cm" svg:x="13.861cm" svg:y="13.4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4.332cm" svg:y="13.209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64cm" svg:height="0.529cm" svg:x="15.069cm" svg:y="13.27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5.407cm" svg:y="13.20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5.873cm" svg:y="13.4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16.528cm" svg:y="13.4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16.916cm" svg:y="13.41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7.325cm" svg:y="13.4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17.647cm" svg:y="13.27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7.987cm" svg:y="13.20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091cm" svg:height="0.091cm" svg:x="18.502cm" svg:y="13.704cm" svg:viewBox="0 0 92 92" svg:d="M92 46c0-25-21-46-46-46s-46 21-46 46 21 46 46 46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89" anim:sub-item="text" smil:attributeName="visibility" smil:to="visible"/>
                  <anim:animate smil:begin="0s" smil:dur="0.5s" smil:fill="hold" smil:decelerate="0.5" smil:targetElement="id189" anim:sub-item="text" smil:attributeName="rotate" smil:values="-90;0" smil:keyTimes="0;1"/>
                  <anim:animate smil:begin="0s" smil:dur="0.5s" smil:fill="hold" smil:decelerate="0.5" smil:targetElement="id189" anim:sub-item="text" smil:attributeName="width" smil:values="width;width*.05" smil:keyTimes="0;1"/>
                  <anim:animate smil:begin="0.5s" smil:dur="0.5s" smil:fill="hold" smil:accelerate="0.5" smil:targetElement="id189" anim:sub-item="text" smil:attributeName="width" smil:values="width*.05;width" smil:keyTimes="0;1"/>
                  <anim:animate smil:dur="1s" smil:fill="hold" smil:targetElement="id189" anim:sub-item="text" smil:attributeName="height" smil:values="height;height" smil:keyTimes="0;1"/>
                  <anim:animate smil:begin="0s" smil:dur="0.5s" smil:fill="hold" smil:decelerate="0.5" smil:targetElement="id189" anim:sub-item="text" smil:attributeName="x" smil:values="x+.4;x" smil:keyTimes="0;1"/>
                  <anim:animate smil:begin="0s" smil:dur="0.5s" smil:fill="hold" smil:decelerate="0.5" smil:targetElement="id189" anim:sub-item="text" smil:attributeName="y" smil:values="y-.2;y+.1" smil:keyTimes="0;1"/>
                  <anim:animate smil:begin="0.5s" smil:dur="0.5s" smil:fill="hold" smil:accelerate="0.5" smil:targetElement="id189" anim:sub-item="text" smil:attributeName="y" smil:values="y+.1;y" smil:keyTimes="0;1"/>
                  <anim:transitionFilter smil:begin="0s" smil:dur="1s" smil:decelerate="0.5" smil:targetElement="id1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91" smil:attributeName="visibility" smil:to="visible"/>
                  <anim:animate smil:dur="0.25s" smil:fill="hold" smil:targetElement="id191" smil:attributeName="width" smil:values="width*0.05;width" smil:keyTimes="0;1"/>
                  <anim:animate smil:dur="0.25s" smil:fill="hold" smil:targetElement="id191" smil:attributeName="height" smil:values="height;height" smil:keyTimes="0;1"/>
                  <anim:animate smil:dur="0.25s" smil:fill="hold" smil:targetElement="id191" smil:attributeName="x" smil:values="x-.2;x" smil:keyTimes="0;1"/>
                  <anim:animate smil:dur="0.25s" smil:fill="hold" smil:targetElement="id191" smil:attributeName="y" smil:values="y;y" smil:keyTimes="0;1"/>
                  <anim:transitionFilter smil:dur="0.25s" smil:targetElement="id191" smil:type="fade" smil:subtype="crossfade"/>
                </anim:par>
              </anim:par>
              <anim:par smil:begin="0.2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0" draw:text-style-name="P5" draw:layer="layout" svg:width="26.4cm" svg:height="14.979cm" svg:x="0.8cm" svg:y="0.4cm" presentation:class="subtitle" presentation:user-transformed="true">
          <draw:text-box>
            <text:p text:style-name="P4"><text:span text:style-name="T7"><text:s text:c="14"/></text:span></text:p>
            <text:p xml:id="id201" text:id="id201" text:style-name="P4"><text:span text:style-name="T8"><text:tab/></text:span><text:span text:style-name="T8">Solutions :</text:span></text:p>
            <text:p text:style-name="P4"><text:span text:style-name="T7"><text:s text:c="41"/></text:span></text:p>
            <text:p text:style-name="P4"><text:span text:style-name="T9"><text:tab/></text:span></text:p>
          </draw:text-box>
        </draw:frame>
        <draw:g xml:id="id202" draw:id="id202">
          <svg:title>TexMaths</svg:title>
          <svg:desc>26§display§\text {(1)}§svg§600§FALSE§</svg:desc>
          <draw:polygon draw:style-name="gr2" draw:text-style-name="P6" draw:layer="layout" svg:width="0.986cm" svg:height="0.823cm" svg:x="2.024cm" svg:y="2.191cm" svg:viewBox="0 0 987 824" draw:points="494,824 0,824 0,0 987,0 987,824">
            <text:p/>
          </draw:polygon>
          <draw:path draw:style-name="gr3" draw:text-style-name="P7" draw:layer="layout" svg:width="0.213cm" svg:height="0.914cm" svg:x="2.068cm" svg:y="2.145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416cm" svg:y="2.222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845cm" svg:y="2.14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3" draw:id="id203">
          <svg:title>TexMaths</svg:title>
          <svg:desc>24§display§\text {(i) Zero is a complex number.}§svg§600§FALSE§</svg:desc>
          <draw:polygon draw:style-name="gr2" draw:text-style-name="P6" draw:layer="layout" svg:width="10.817cm" svg:height="0.76cm" svg:x="3.423cm" svg:y="2.287cm" svg:viewBox="0 0 10818 761" draw:points="5410,761 0,761 0,0 10818,0 10818,761">
            <text:p/>
          </draw:polygon>
          <draw:path draw:style-name="gr3" draw:text-style-name="P7" draw:layer="layout" svg:width="0.197cm" svg:height="0.844cm" svg:x="3.463cm" svg:y="2.24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3.736cm" svg:y="2.31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3.991cm" svg:y="2.24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25cm" svg:height="0.577cm" svg:x="4.6cm" svg:y="2.301cm" svg:viewBox="0 0 426 578" svg:d="M417 29c5-8 5-10 5-16 0-13-5-13-23-13h-378l-9 190h21c5-96 30-163 169-163h134l-330 520c-6 10-6 10-6 18 0 13 4 13 21 13h392l13-227h-21c-6 120-23 198-178 198h-141z">
            <text:p/>
          </draw:path>
          <draw:path draw:style-name="gr3" draw:text-style-name="P7" draw:layer="layout" svg:width="0.327cm" svg:height="0.389cm" svg:x="5.091cm" svg:y="2.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5.466cm" svg:y="2.504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5.796cm" svg:y="2.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1cm" svg:height="0.566cm" svg:x="6.504cm" svg:y="2.31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6.738cm" svg:y="2.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7.359cm" svg:y="2.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8.055cm" svg:y="2.5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426cm" svg:y="2.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659cm" svg:height="0.373cm" svg:x="8.85cm" svg:y="2.504cm" svg:viewBox="0 0 660 374" svg:d="M65 83v228c0 37-9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18cm" svg:height="0.537cm" svg:x="9.549cm" svg:y="2.504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7" draw:layer="layout" svg:width="0.189cm" svg:height="0.587cm" svg:x="10.023cm" svg:y="2.29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0.252cm" svg:y="2.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64cm" svg:x="10.614cm" svg:y="2.514cm" svg:viewBox="0 0 426 365" svg:d="M232 167c27-33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10 17 23 17 29 0 7-8 19-31 21v25c27 0 73-2 93-2 23 0 55 0 80 2v-25c-44 0-59-2-79-27z">
            <text:p/>
          </draw:path>
          <draw:path draw:style-name="gr3" draw:text-style-name="P7" draw:layer="layout" svg:width="0.425cm" svg:height="0.373cm" svg:x="11.357cm" svg:y="2.50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5cm" svg:height="0.383cm" svg:x="11.803cm" svg:y="2.504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659cm" svg:height="0.373cm" svg:x="12.271cm" svg:y="2.504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418cm" svg:height="0.596cm" svg:x="12.947cm" svg:y="2.293cm" svg:viewBox="0 0 419 597" svg:d="M123 269v-269l-123 10v26c60 0 65 6 65 47v505h21c2-2 8-14 31-52 14 19 48 61 111 61 102 0 191-82 191-192 0-107-85-192-181-192-65 0-102 41-115 56zM125 492v-175c0-17 0-17 9-31 33-48 79-54 100-54 39 0 69 21 89 54 23 35 24 83 24 117 0 33-1 83-26 121-18 25-50 54-96 54-37 0-68-21-89-52-11-17-11-19-11-34z">
            <text:p/>
          </draw:path>
          <draw:path draw:style-name="gr3" draw:text-style-name="P7" draw:layer="layout" svg:width="0.327cm" svg:height="0.389cm" svg:x="13.438cm" svg:y="2.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3.813cm" svg:y="2.50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14.193cm" svg:y="2.788cm" svg:viewBox="0 0 92 92" svg:d="M92 46c0-25-21-46-46-46s-46 21-46 46 21 46 46 46 46-21 46-46z">
            <text:p/>
          </draw:path>
        </draw:g>
        <draw:g xml:id="id204" draw:id="id204">
          <svg:title>TexMaths</svg:title>
          <svg:desc>24§display§\text {It is a statement which is True, hence its truth value is T.}§svg§600§FALSE§</svg:desc>
          <draw:polygon draw:style-name="gr2" draw:text-style-name="P6" draw:layer="layout" svg:width="21.31cm" svg:height="0.665cm" svg:x="4.544cm" svg:y="3.389cm" svg:viewBox="0 0 21311 666" draw:points="10655,666 0,666 0,0 21311,0 21311,666">
            <text:p/>
          </draw:polygon>
          <draw:path draw:style-name="gr3" draw:text-style-name="P7" draw:layer="layout" svg:width="0.258cm" svg:height="0.577cm" svg:x="4.525cm" svg:y="3.357cm" svg:viewBox="0 0 259 578" svg:d="M167 65c0-29 4-38 69-38h23v-27c-29 2-96 2-128 2-35 0-102 0-131-2v27h23c65 0 69 9 69 38v448c0 31-4 38-69 38h-23v27c29-2 96-2 129-2 34 0 101 0 130 2v-27h-23c-65 0-69-7-69-38z">
            <text:p/>
          </draw:path>
          <draw:path draw:style-name="gr3" draw:text-style-name="P7" draw:layer="layout" svg:width="0.266cm" svg:height="0.529cm" svg:x="4.823cm" svg:y="3.4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5.443cm" svg:y="3.3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677cm" svg:y="3.5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6.299cm" svg:y="3.554cm" svg:viewBox="0 0 382 390" svg:d="M248 315c2 35 25 69 65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77cm" svg:height="0.389cm" svg:x="6.994cm" svg:y="3.5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7.315cm" svg:y="3.4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1cm" svg:height="0.389cm" svg:x="7.662cm" svg:y="3.5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065cm" svg:y="3.4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8.401cm" svg:y="3.5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4cm" svg:x="8.779cm" svg:y="3.56cm" svg:viewBox="0 0 660 375" svg:d="M65 83v228c0 37-9 37-65 37v27c29 0 73-2 96-2 21 0 65 2 94 2v-27c-56 0-65 0-65-37v-157c0-89 59-135 113-135s63 46 63 94v198c0 37-9 37-67 37v27c31 0 73-2 96-2s67 2 96 2v-27c-57 0-67 0-67-37v-157c0-89 61-135 115-135s62 46 62 94v198c0 37-8 37-66 37v27c29 0 73-2 96-2 21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9.478cm" svg:y="3.5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9.857cm" svg:y="3.5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0.29cm" svg:y="3.4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579cm" svg:height="0.374cm" svg:x="10.899cm" svg:y="3.57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425cm" svg:height="0.587cm" svg:x="11.521cm" svg:y="3.3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1.989cm" svg:y="3.3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2.226cm" svg:y="3.55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587cm" svg:x="12.575cm" svg:y="3.3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3.326cm" svg:y="3.3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3.56cm" svg:y="3.5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48cm" svg:height="0.571cm" svg:x="14.176cm" svg:y="3.36cm" svg:viewBox="0 0 549 572" svg:d="M534 0h-519l-15 190h21c12-136 25-163 152-163 15 0 38 0 46 2 17 2 17 11 17 31v447c0 29 0 40-88 40h-33v25c35-2 121-2 160-2 38 0 126 0 161 2v-25h-35c-88 0-88-11-88-40v-447c0-18 0-29 15-31 10-2 31-2 48-2 127 0 140 27 152 163h21z">
            <text:p/>
          </draw:path>
          <draw:path draw:style-name="gr3" draw:text-style-name="P7" draw:layer="layout" svg:width="0.285cm" svg:height="0.374cm" svg:x="14.708cm" svg:y="3.56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15.042cm" svg:y="3.56cm" svg:viewBox="0 0 426 384" svg:d="M303 307v77l123-9v-27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15.507cm" svg:y="3.5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9cm" svg:height="0.253cm" svg:x="15.931cm" svg:y="3.84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425cm" svg:height="0.587cm" svg:x="16.401cm" svg:y="3.3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327cm" svg:height="0.389cm" svg:x="16.866cm" svg:y="3.5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17.244cm" svg:y="3.5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7.715cm" svg:y="3.55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8.083cm" svg:y="3.5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8.744cm" svg:y="3.3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8.966cm" svg:y="3.4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19.306cm" svg:y="3.5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19.909cm" svg:y="3.4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4cm" svg:x="20.245cm" svg:y="3.56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20.577cm" svg:y="3.56cm" svg:viewBox="0 0 426 384" svg:d="M303 307v77l123-9v-27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4cm" svg:height="0.529cm" svg:x="21.036cm" svg:y="3.4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1.374cm" svg:y="3.3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414cm" svg:height="0.374cm" svg:x="22.113cm" svg:y="3.57cm" svg:viewBox="0 0 415 375" svg:d="M336 83c8-20 23-56 79-56v-27c-20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81cm" svg:height="0.389cm" svg:x="22.532cm" svg:y="3.5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22.944cm" svg:y="3.34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23.179cm" svg:y="3.56cm" svg:viewBox="0 0 426 384" svg:d="M303 307v77l123-9v-27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23.643cm" svg:y="3.5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24.304cm" svg:y="3.3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4.538cm" svg:y="3.5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48cm" svg:height="0.571cm" svg:x="25.154cm" svg:y="3.36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091cm" svg:height="0.091cm" svg:x="25.807cm" svg:y="3.842cm" svg:viewBox="0 0 92 92" svg:d="M92 46c0-25-21-46-46-46s-46 21-46 46 21 46 46 46 46-21 46-46z">
            <text:p/>
          </draw:path>
        </draw:g>
        <draw:g xml:id="id205" draw:id="id205">
          <svg:title>TexMaths</svg:title>
          <svg:desc>24§display§\text {Reason : Every real number is a complex number.}§svg§600§FALSE§</svg:desc>
          <draw:polygon draw:style-name="gr2" draw:text-style-name="P6" draw:layer="layout" svg:width="18.397cm" svg:height="0.675cm" svg:x="4.537cm" svg:y="4.39cm" svg:viewBox="0 0 18398 676" draw:points="9199,676 0,676 0,0 18398,0 18398,676">
            <text:p/>
          </draw:polygon>
          <draw:path draw:style-name="gr3" draw:text-style-name="P7" draw:layer="layout" svg:width="0.588cm" svg:height="0.597cm" svg:x="4.524cm" svg:y="4.358cm" svg:viewBox="0 0 589 598" svg:d="M159 279v-219c0-20 0-29 20-31 7-2 32-2 49-2 77 0 171 2 171 125 0 59-21 127-146 127zM338 290c83-19 148-71 148-138 0-81-96-152-221-152h-265v27h21c65 0 65 10 65 38v448c0 31 0 39-65 39h-21v26c31-1 90-1 123-1 34 0 94 0 125 1v-26h-21c-66 0-68-8-68-39v-215h98c14 0 50 0 79 29 33 30 33 57 33 113s0 88 34 121c35 31 81 37 106 37 67 0 80-70 80-95 0-3 0-13-11-13-8 0-8 8-10 13-3 60-34 75-55 75-41 0-48-42-60-121l-11-69c-16-54-56-81-104-98z">
            <text:p/>
          </draw:path>
          <draw:path draw:style-name="gr3" draw:text-style-name="P7" draw:layer="layout" svg:width="0.327cm" svg:height="0.389cm" svg:x="5.14cm" svg:y="4.55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5.526cm" svg:y="4.556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77cm" svg:height="0.389cm" svg:x="5.941cm" svg:y="4.556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6.269cm" svg:y="4.556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6.694cm" svg:y="4.56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091cm" svg:height="0.364cm" svg:x="7.491cm" svg:y="4.571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523cm" svg:height="0.576cm" svg:x="8.055cm" svg:y="4.36cm" svg:viewBox="0 0 524 577" svg:d="M86 509c0 31 0 41-65 41h-21v27h488l36-220h-21c-21 131-40 193-186 193h-113c-39 0-41-6-41-35v-225h75c83 0 92 27 92 98h21v-223h-21c0 71-9 98-92 98h-75v-203c0-27 2-33 41-33h109c131 0 152 46 167 163h21l-25-190h-476v27h21c65 0 65 10 65 38z">
            <text:p/>
          </draw:path>
          <draw:path draw:style-name="gr3" draw:text-style-name="P7" draw:layer="layout" svg:width="0.414cm" svg:height="0.374cm" svg:x="8.616cm" svg:y="4.571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27cm" svg:height="0.389cm" svg:x="9.046cm" svg:y="4.55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9.42cm" svg:y="4.561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9.743cm" svg:y="4.571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6 27-3 33-23 33-36 0-21-15-35-35-35-17 0-36 10-36 37 0 38 36 67 79 67 52 0 86-48 107-96z">
            <text:p/>
          </draw:path>
          <draw:path draw:style-name="gr3" draw:text-style-name="P7" draw:layer="layout" svg:width="0.285cm" svg:height="0.374cm" svg:x="10.478cm" svg:y="4.561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0.808cm" svg:y="4.55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11.194cm" svg:y="4.556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189cm" svg:height="0.587cm" svg:x="11.609cm" svg:y="4.34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25cm" svg:height="0.374cm" svg:x="12.124cm" svg:y="4.56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5cm" svg:height="0.383cm" svg:x="12.569cm" svg:y="4.561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66cm" svg:height="0.374cm" svg:x="13.038cm" svg:y="4.561cm" svg:viewBox="0 0 661 375" svg:d="M65 83v228c0 37-9 37-65 37v27c29 0 73-2 96-2 21 0 65 2 94 2v-27c-56 0-65 0-65-37v-157c0-89 59-135 113-135s63 46 63 94v198c0 37-9 37-67 37v27c31 0 73-2 96-2s67 2 96 2v-27c-57 0-67 0-67-37v-157c0-89 62-135 115-135 52 0 62 46 62 94v198c0 37-10 37-66 37v27c29 0 73-2 96-2 22 0 66 2 95 2v-27c-45 0-66 0-66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418cm" svg:height="0.597cm" svg:x="13.714cm" svg:y="4.348cm" svg:viewBox="0 0 419 598" svg:d="M123 269v-269l-123 10v27c60 0 65 5 65 46v505h21c2-2 8-13 31-52 14 19 50 62 111 62 102 0 191-83 191-193 0-107-85-192-181-192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7" draw:layer="layout" svg:width="0.327cm" svg:height="0.389cm" svg:x="14.205cm" svg:y="4.55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14.58cm" svg:y="4.56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5.196cm" svg:y="4.36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5.43cm" svg:y="4.556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81cm" svg:height="0.389cm" svg:x="16.052cm" svg:y="4.556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322cm" svg:height="0.389cm" svg:x="16.749cm" svg:y="4.556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7.118cm" svg:y="4.556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66cm" svg:height="0.374cm" svg:x="17.544cm" svg:y="4.561cm" svg:viewBox="0 0 661 375" svg:d="M65 83v228c0 37-9 37-65 37v27c29 0 73-2 96-2 21 0 65 2 94 2v-27c-56 0-65 0-65-37v-157c0-89 59-135 113-135s63 46 63 94v198c0 37-9 37-65 37v27c29 0 71-2 94-2s67 2 96 2v-27c-57 0-67 0-67-37v-157c0-89 62-135 115-135 54 0 62 46 62 94v198c0 37-8 37-66 37v27c29 0 73-2 96-2 22 0 66 2 95 2v-27c-45 0-66 0-66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418cm" svg:height="0.537cm" svg:x="18.243cm" svg:y="4.561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189cm" svg:height="0.587cm" svg:x="18.715cm" svg:y="4.34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27cm" svg:height="0.389cm" svg:x="18.946cm" svg:y="4.55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64cm" svg:x="19.307cm" svg:y="4.571cm" svg:viewBox="0 0 426 365" svg:d="M232 167c27-32 58-75 79-96 27-31 61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78-27z">
            <text:p/>
          </draw:path>
          <draw:path draw:style-name="gr3" draw:text-style-name="P7" draw:layer="layout" svg:width="0.425cm" svg:height="0.374cm" svg:x="20.05cm" svg:y="4.56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5cm" svg:height="0.383cm" svg:x="20.495cm" svg:y="4.561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66cm" svg:height="0.374cm" svg:x="20.964cm" svg:y="4.561cm" svg:viewBox="0 0 661 375" svg:d="M65 83v228c0 37-7 37-65 37v27c29 0 73-2 96-2 21 0 65 2 94 2v-27c-56 0-65 0-65-37v-157c0-89 59-135 113-135s63 46 63 94v198c0 37-9 37-65 37v27c29 0 71-2 94-2s67 2 96 2v-27c-57 0-67 0-67-37v-157c0-89 62-135 115-135 54 0 62 46 62 94v198c0 37-8 37-66 37v27c29 0 73-2 96-2 22 0 66 2 95 2v-27c-45 0-66 0-66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418cm" svg:height="0.597cm" svg:x="21.64cm" svg:y="4.348cm" svg:viewBox="0 0 419 598" svg:d="M123 269v-269l-123 10v27c60 0 65 5 65 46v505h21c2-2 8-13 31-52 14 19 48 62 111 62 102 0 191-83 191-193 0-107-85-192-181-192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7" draw:layer="layout" svg:width="0.327cm" svg:height="0.389cm" svg:x="22.133cm" svg:y="4.55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22.508cm" svg:y="4.56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22.886cm" svg:y="4.844cm" svg:viewBox="0 0 92 92" svg:d="M92 46c0-25-21-46-46-46s-46 21-46 46 21 46 46 46 46-21 46-46z">
            <text:p/>
          </draw:path>
        </draw:g>
        <draw:g xml:id="id206" draw:id="id206">
          <svg:title>TexMaths</svg:title>
          <svg:desc>24§display§\text {(ii) Close the door. }§svg§600§FALSE§</svg:desc>
          <draw:polygon draw:style-name="gr2" draw:text-style-name="P6" draw:layer="layout" svg:width="6.857cm" svg:height="0.759cm" svg:x="3.224cm" svg:y="5.389cm" svg:viewBox="0 0 6858 760" draw:points="3429,760 0,760 0,0 6858,0 6858,760">
            <text:p/>
          </draw:polygon>
          <draw:path draw:style-name="gr3" draw:text-style-name="P7" draw:layer="layout" svg:width="0.197cm" svg:height="0.844cm" svg:x="3.264cm" svg:y="5.34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3.537cm" svg:y="5.4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771cm" svg:y="5.41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027cm" svg:y="5.34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614cm" svg:x="4.635cm" svg:y="5.385cm" svg:viewBox="0 0 516 615" svg:d="M0 307c0 175 136 308 294 308 138 0 222-118 222-216 0-7 0-13-11-13-10 0-10 4-10 13-7 121-98 191-190 191-52 0-219-29-219-283 0-251 166-280 217-280 92 0 169 77 185 200 2 11 2 15 13 15 15 0 15-4 15-21v-200c0-15 0-21-9-21-4 0-8 0-14 10l-42 63c-32-31-75-73-157-73-158 0-294 134-294 307z">
            <text:p/>
          </draw:path>
          <draw:path draw:style-name="gr3" draw:text-style-name="P7" draw:layer="layout" svg:width="0.189cm" svg:height="0.587cm" svg:x="5.225cm" svg:y="5.39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5.455cm" svg:y="5.60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5.881cm" svg:y="5.60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6.209cm" svg:y="5.6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6.858cm" svg:y="5.4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7.196cm" svg:y="5.39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7.661cm" svg:y="5.60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8.323cm" svg:y="5.395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75cm" svg:height="0.389cm" svg:x="8.786cm" svg:y="5.60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75cm" svg:height="0.389cm" svg:x="9.231cm" svg:y="5.60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9.654cm" svg:y="5.60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091cm" svg:x="10.032cm" svg:y="5.89cm" svg:viewBox="0 0 92 92" svg:d="M92 46c0-25-21-46-46-46s-46 21-46 46 21 46 46 46 46-21 46-46z">
            <text:p/>
          </draw:path>
        </draw:g>
        <draw:g xml:id="id207" draw:id="id207">
          <svg:title>TexMaths</svg:title>
          <svg:desc>24§display§\text {It is not a statement.}§svg§600§FALSE§</svg:desc>
          <draw:polygon draw:style-name="gr2" draw:text-style-name="P6" draw:layer="layout" svg:width="7.678cm" svg:height="0.502cm" svg:x="4.746cm" svg:y="6.388cm" svg:viewBox="0 0 7679 503" draw:points="3839,503 0,503 0,0 7679,0 7679,503">
            <text:p/>
          </draw:polygon>
          <draw:path draw:style-name="gr3" draw:text-style-name="P7" draw:layer="layout" svg:width="0.258cm" svg:height="0.577cm" svg:x="4.727cm" svg:y="6.346cm" svg:viewBox="0 0 259 578" svg:d="M167 65c0-28 4-38 69-38h23v-27c-29 2-96 2-128 2-35 0-102 0-131-2v27h23c65 0 69 10 69 38v448c0 31-4 38-69 38h-23v27c29-2 96-2 129-2 34 0 101 0 130 2v-27h-23c-65 0-69-7-69-38z">
            <text:p/>
          </draw:path>
          <draw:path draw:style-name="gr3" draw:text-style-name="P7" draw:layer="layout" svg:width="0.266cm" svg:height="0.529cm" svg:x="5.025cm" svg:y="6.404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5.645cm" svg:y="6.358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879cm" svg:y="6.544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425cm" svg:height="0.374cm" svg:x="6.493cm" svg:y="6.5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75cm" svg:height="0.389cm" svg:x="6.958cm" svg:y="6.544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64cm" svg:height="0.529cm" svg:x="7.372cm" svg:y="6.4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8cm" svg:y="6.544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8.695cm" svg:y="6.544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4cm" svg:height="0.529cm" svg:x="9.016cm" svg:y="6.4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9.363cm" svg:y="6.544cm" svg:viewBox="0 0 382 390" svg:d="M246 315c4 35 27 69 67 69 17 0 69-11 69-80v-47h-21v47c0 50-21 55-31 55-27 0-31-38-31-42v-171c0-35 0-67-30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9.766cm" svg:y="6.4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27cm" svg:height="0.389cm" svg:x="10.102cm" svg:y="6.54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659cm" svg:height="0.374cm" svg:x="10.48cm" svg:y="6.55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1 0 66 2 94 2v-27c-44 0-65 0-65-25v-162c0-73 0-100-27-130-11-14-40-31-88-31-71 0-110 50-123 83-11-73-75-83-113-83-62 0-102 37-125 88v-88l-119 10v27c60 0 65 5 65 46z">
            <text:p/>
          </draw:path>
          <draw:path draw:style-name="gr3" draw:text-style-name="P7" draw:layer="layout" svg:width="0.327cm" svg:height="0.389cm" svg:x="11.179cm" svg:y="6.54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11.557cm" svg:y="6.5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11.991cm" svg:y="6.4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091cm" svg:height="0.091cm" svg:x="12.377cm" svg:y="6.832cm" svg:viewBox="0 0 92 92" svg:d="M92 46c0-25-21-46-46-46s-46 21-46 46 21 46 46 46 46-21 46-46z">
            <text:p/>
          </draw:path>
        </draw:g>
        <draw:g xml:id="id208" draw:id="id208">
          <svg:title>TexMaths</svg:title>
          <svg:desc>24§display§\text {Reason : It is an Imperative sentence}§svg§600§FALSE§</svg:desc>
          <draw:polygon draw:style-name="gr2" draw:text-style-name="P6" draw:layer="layout" svg:width="13.695cm" svg:height="0.656cm" svg:x="12.838cm" svg:y="6.391cm" svg:viewBox="0 0 13696 657" draw:points="6848,657 0,657 0,0 13696,0 13696,657">
            <text:p/>
          </draw:polygon>
          <draw:path draw:style-name="gr3" draw:text-style-name="P7" draw:layer="layout" svg:width="0.588cm" svg:height="0.597cm" svg:x="12.825cm" svg:y="6.349cm" svg:viewBox="0 0 589 598" svg:d="M159 279v-219c0-20 0-29 20-31 7-2 32-2 49-2 77 0 171 2 171 125 0 59-21 127-146 127zM338 290c82-19 148-71 148-138 0-81-96-152-221-152h-265v27h21c65 0 65 10 65 38v448c0 31 0 39-65 39h-21v27c31-2 90-2 123-2 34 0 94 0 125 2v-27h-21c-66 0-68-8-68-39v-215h98c14 0 50 0 79 29 33 31 33 57 33 113s0 89 34 121c35 31 81 37 106 37 67 0 80-69 80-94 0-4 0-14-11-14-8 0-8 8-10 14-4 59-34 75-55 75-41 0-48-43-60-121l-11-70c-16-54-56-80-104-98z">
            <text:p/>
          </draw:path>
          <draw:path draw:style-name="gr3" draw:text-style-name="P7" draw:layer="layout" svg:width="0.327cm" svg:height="0.389cm" svg:x="13.441cm" svg:y="6.54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381cm" svg:height="0.389cm" svg:x="13.827cm" svg:y="6.547cm" svg:viewBox="0 0 382 390" svg:d="M246 315c4 35 27 69 67 69 17 0 69-11 69-80v-46h-21v46c0 50-21 55-31 55-27 0-31-38-31-42v-171c0-35 0-67-30-100-33-33-75-46-117-46-69 0-127 40-127 96 0 25 17 40 38 40 23 0 39-17 39-40 0-9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77cm" svg:height="0.389cm" svg:x="14.242cm" svg:y="6.547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14.57cm" svg:y="6.547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14.994cm" svg:y="6.553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091cm" svg:height="0.364cm" svg:x="15.791cm" svg:y="6.562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8cm" svg:x="16.35cm" svg:y="6.349cm" svg:viewBox="0 0 259 579" svg:d="M167 65c0-28 4-38 71-38h21v-27c-29 2-96 2-128 2-35 0-100 0-131-2v27h23c65 0 69 10 69 38v448c0 31-4 39-69 39h-23v27c31-2 96-2 129-2 34 0 101 0 130 2v-27h-21c-67 0-71-8-71-39z">
            <text:p/>
          </draw:path>
          <draw:path draw:style-name="gr3" draw:text-style-name="P7" draw:layer="layout" svg:width="0.264cm" svg:height="0.53cm" svg:x="16.647cm" svg:y="6.407cm" svg:viewBox="0 0 265 531" svg:d="M131 183h121v-27h-121v-156h-22c0 69-26 160-109 163v20h73v232c0 106 79 116 109 116 60 0 83-60 83-116v-48h-21v48c0 62-25 94-56 94-57 0-57-76-57-92z">
            <text:p/>
          </draw:path>
          <draw:path draw:style-name="gr3" draw:text-style-name="P7" draw:layer="layout" svg:width="0.181cm" svg:height="0.566cm" svg:x="17.269cm" svg:y="6.36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7.504cm" svg:y="6.547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81cm" svg:height="0.389cm" svg:x="18.124cm" svg:y="6.547cm" svg:viewBox="0 0 382 390" svg:d="M248 315c2 35 25 69 65 69 17 0 69-11 69-80v-46h-21v46c0 50-21 55-31 55-27 0-31-38-31-42v-171c0-35 0-67-30-100-33-33-75-46-115-46-71 0-129 40-129 96 0 25 17 40 38 40 25 0 39-17 39-40 0-9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7" draw:layer="layout" svg:width="0.425cm" svg:height="0.374cm" svg:x="18.537cm" svg:y="6.553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258cm" svg:height="0.578cm" svg:x="19.283cm" svg:y="6.349cm" svg:viewBox="0 0 259 579" svg:d="M167 65c0-28 4-38 71-38h21v-27c-29 2-96 2-128 2-35 0-100 0-131-2v27h23c65 0 69 10 69 38v448c0 31-4 39-69 39h-23v27c31-2 96-2 129-2 34 0 101 0 130 2v-27h-21c-67 0-71-8-71-39z">
            <text:p/>
          </draw:path>
          <draw:path draw:style-name="gr3" draw:text-style-name="P7" draw:layer="layout" svg:width="0.659cm" svg:height="0.374cm" svg:x="19.593cm" svg:y="6.553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1 0 66 2 94 2v-27c-44 0-65 0-65-25v-162c0-73 0-99-27-130-11-14-40-31-88-31-71 0-109 50-123 83-11-73-75-83-113-83-62 0-102 37-125 88v-88l-119 10v27c60 0 65 5 65 46z">
            <text:p/>
          </draw:path>
          <draw:path draw:style-name="gr3" draw:text-style-name="P7" draw:layer="layout" svg:width="0.418cm" svg:height="0.537cm" svg:x="20.291cm" svg:y="6.553cm" svg:viewBox="0 0 419 538" svg:d="M123 56v-56l-123 10v27c60 0 65 3 65 42v396c0 38-7 38-65 38v25c29 0 73-2 94-2 23 0 67 2 96 2v-25c-56 0-65 0-65-38v-142-8c4 13 40 59 103 59 102 0 191-82 191-192 0-107-83-192-179-192-65 0-102 37-117 56zM125 279v-191c25-42 65-67 109-67 62 0 113 75 113 171 0 102-59 173-122 173-33 0-66-17-89-52-11-17-11-19-11-34z">
            <text:p/>
          </draw:path>
          <draw:path draw:style-name="gr3" draw:text-style-name="P7" draw:layer="layout" svg:width="0.327cm" svg:height="0.389cm" svg:x="20.783cm" svg:y="6.54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285cm" svg:height="0.374cm" svg:x="21.159cm" svg:y="6.55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21.501cm" svg:y="6.547cm" svg:viewBox="0 0 382 390" svg:d="M246 315c4 35 27 69 67 69 17 0 69-11 69-80v-46h-21v46c0 50-21 55-31 55-27 0-31-38-31-42v-171c0-35 0-67-30-100-33-33-75-46-117-46-69 0-127 40-127 96 0 25 17 40 38 40 23 0 39-17 39-40 0-9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3cm" svg:x="21.902cm" svg:y="6.407cm" svg:viewBox="0 0 265 531" svg:d="M131 183h121v-27h-121v-156h-22c0 69-26 160-109 163v20h73v232c0 106 79 116 109 116 60 0 83-60 83-116v-48h-21v48c0 62-25 94-56 94-57 0-57-76-57-92z">
            <text:p/>
          </draw:path>
          <draw:path draw:style-name="gr3" draw:text-style-name="P7" draw:layer="layout" svg:width="0.181cm" svg:height="0.566cm" svg:x="22.242cm" svg:y="6.36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14cm" svg:height="0.374cm" svg:x="22.465cm" svg:y="6.562cm" svg:viewBox="0 0 415 375" svg:d="M336 83c8-20 23-56 79-56v-27c-20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27cm" svg:height="0.389cm" svg:x="22.895cm" svg:y="6.54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277cm" svg:height="0.389cm" svg:x="23.555cm" svg:y="6.547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23.883cm" svg:y="6.54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25cm" svg:height="0.374cm" svg:x="24.262cm" svg:y="6.553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266cm" svg:height="0.53cm" svg:x="24.696cm" svg:y="6.407cm" svg:viewBox="0 0 267 531" svg:d="M131 183h121v-27h-121v-156h-22c0 69-26 160-109 163v20h73v232c0 106 79 116 109 116 60 0 85-60 85-116v-48h-23v48c0 62-25 94-56 94-57 0-57-76-57-92z">
            <text:p/>
          </draw:path>
          <draw:path draw:style-name="gr3" draw:text-style-name="P7" draw:layer="layout" svg:width="0.327cm" svg:height="0.389cm" svg:x="25.032cm" svg:y="6.54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25cm" svg:height="0.374cm" svg:x="25.41cm" svg:y="6.553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322cm" svg:height="0.389cm" svg:x="25.88cm" svg:y="6.547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27cm" svg:height="0.389cm" svg:x="26.249cm" svg:y="6.547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</draw:g>
        <draw:g xml:id="id209" draw:id="id209">
          <svg:title>TexMaths</svg:title>
          <svg:desc>24§display§\text {(iii) A quadratic equation cannot have more than two roots. }§svg§600§FALSE§</svg:desc>
          <draw:polygon draw:style-name="gr2" draw:text-style-name="P6" draw:layer="layout" svg:width="22.09cm" svg:height="0.76cm" svg:x="3.127cm" svg:y="7.398cm" svg:viewBox="0 0 22091 761" draw:points="11045,761 0,761 0,0 22091,0 22091,761">
            <text:p/>
          </draw:polygon>
          <draw:path draw:style-name="gr3" draw:text-style-name="P7" draw:layer="layout" svg:width="0.197cm" svg:height="0.844cm" svg:x="3.167cm" svg:y="7.35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3.44cm" svg:y="7.4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674cm" svg:y="7.4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908cm" svg:y="7.4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164cm" svg:y="7.35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606cm" svg:x="4.751cm" svg:y="7.385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18cm" svg:height="0.537cm" svg:x="5.667cm" svg:y="7.615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6.111cm" svg:y="7.61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6.589cm" svg:y="7.611cm" svg:viewBox="0 0 382 390" svg:d="M246 315c4 35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7.003cm" svg:y="7.404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85cm" svg:height="0.373cm" svg:x="7.466cm" svg:y="7.61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7.808cm" svg:y="7.61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211cm" svg:y="7.46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8.551cm" svg:y="7.4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8.785cm" svg:y="7.61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9.436cm" svg:y="7.6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9.816cm" svg:y="7.615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0.26cm" svg:y="7.61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81cm" svg:height="0.389cm" svg:x="10.738cm" svg:y="7.61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1.139cm" svg:y="7.46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11.479cm" svg:y="7.4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1.709cm" svg:y="7.61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2.135cm" svg:y="7.6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2.886cm" svg:y="7.61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13.268cm" svg:y="7.61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3.681cm" svg:y="7.6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5cm" svg:height="0.373cm" svg:x="14.149cm" svg:y="7.6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4.614cm" svg:y="7.61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5.029cm" svg:y="7.46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15.649cm" svg:y="7.40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16.127cm" svg:y="7.61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4cm" svg:height="0.373cm" svg:x="16.505cm" svg:y="7.625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6.935cm" svg:y="7.6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7.594cm" svg:y="7.615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75cm" svg:height="0.389cm" svg:x="18.293cm" svg:y="7.61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8.715cm" svg:y="7.61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9.045cm" svg:y="7.6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19.694cm" svg:y="7.46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20.032cm" svg:y="7.40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20.51cm" svg:y="7.61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20.923cm" svg:y="7.6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21.662cm" svg:y="7.469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579cm" svg:height="0.373cm" svg:x="21.965cm" svg:y="7.625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4 10 6 15 18 15 9 0 13-7 15-15z">
            <text:p/>
          </draw:path>
          <draw:path draw:style-name="gr3" draw:text-style-name="P7" draw:layer="layout" svg:width="0.375cm" svg:height="0.389cm" svg:x="22.561cm" svg:y="7.61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23.263cm" svg:y="7.61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3.594cm" svg:y="7.61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75cm" svg:height="0.389cm" svg:x="24.039cm" svg:y="7.61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24.452cm" svg:y="7.46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77cm" svg:height="0.389cm" svg:x="24.792cm" svg:y="7.61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25.17cm" svg:y="7.899cm" svg:viewBox="0 0 92 92" svg:d="M92 46c0-25-21-46-46-46s-46 21-46 46 21 46 46 46 46-21 46-46z">
            <text:p/>
          </draw:path>
        </draw:g>
        <draw:g xml:id="id210" draw:id="id210">
          <svg:title>TexMaths</svg:title>
          <svg:desc>24§display§\text {It is a statement which is True, hence its truth value is T.}§svg§600§FALSE§</svg:desc>
          <draw:polygon draw:style-name="gr2" draw:text-style-name="P6" draw:layer="layout" svg:width="21.31cm" svg:height="0.665cm" svg:x="4.745cm" svg:y="8.588cm" svg:viewBox="0 0 21311 666" draw:points="10655,666 0,666 0,0 21311,0 21311,666">
            <text:p/>
          </draw:polygon>
          <draw:path draw:style-name="gr3" draw:text-style-name="P7" draw:layer="layout" svg:width="0.258cm" svg:height="0.577cm" svg:x="4.726cm" svg:y="8.556cm" svg:viewBox="0 0 259 578" svg:d="M167 65c0-29 4-38 69-38h23v-27c-29 2-96 2-128 2-35 0-102 0-131-2v27h23c65 0 69 9 69 38v448c0 31-4 38-69 38h-23v27c29-2 96-2 129-2 34 0 101 0 130 2v-27h-23c-65 0-69-7-69-38z">
            <text:p/>
          </draw:path>
          <draw:path draw:style-name="gr3" draw:text-style-name="P7" draw:layer="layout" svg:width="0.266cm" svg:height="0.529cm" svg:x="5.024cm" svg:y="8.6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5.644cm" svg:y="8.5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878cm" svg:y="8.7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6.5cm" svg:y="8.753cm" svg:viewBox="0 0 382 390" svg:d="M248 315c2 35 25 69 65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77cm" svg:height="0.389cm" svg:x="7.195cm" svg:y="8.7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7.516cm" svg:y="8.6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1cm" svg:height="0.389cm" svg:x="7.863cm" svg:y="8.75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266cm" svg:y="8.6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8.602cm" svg:y="8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4cm" svg:x="8.98cm" svg:y="8.759cm" svg:viewBox="0 0 660 375" svg:d="M65 83v228c0 37-9 37-65 37v27c29 0 73-2 96-2 21 0 65 2 94 2v-27c-56 0-65 0-65-37v-157c0-89 59-135 113-135s63 46 63 94v198c0 37-9 37-67 37v27c31 0 73-2 96-2s67 2 96 2v-27c-57 0-67 0-67-37v-157c0-89 61-135 115-135s62 46 62 94v198c0 37-8 37-66 37v27c29 0 73-2 96-2 21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9.679cm" svg:y="8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10.058cm" svg:y="8.75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0.491cm" svg:y="8.6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579cm" svg:height="0.374cm" svg:x="11.1cm" svg:y="8.769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425cm" svg:height="0.587cm" svg:x="11.722cm" svg:y="8.546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2.19cm" svg:y="8.5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2.427cm" svg:y="8.7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587cm" svg:x="12.776cm" svg:y="8.546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3.527cm" svg:y="8.5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3.761cm" svg:y="8.7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48cm" svg:height="0.571cm" svg:x="14.377cm" svg:y="8.559cm" svg:viewBox="0 0 549 572" svg:d="M534 0h-519l-15 190h21c12-136 25-163 152-163 15 0 38 0 46 2 17 2 17 11 17 31v447c0 29 0 40-88 40h-33v25c35-2 121-2 160-2 38 0 126 0 161 2v-25h-35c-88 0-88-11-88-40v-447c0-18 0-29 15-31 10-2 31-2 48-2 127 0 140 27 152 163h21z">
            <text:p/>
          </draw:path>
          <draw:path draw:style-name="gr3" draw:text-style-name="P7" draw:layer="layout" svg:width="0.285cm" svg:height="0.374cm" svg:x="14.909cm" svg:y="8.75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15.243cm" svg:y="8.759cm" svg:viewBox="0 0 426 384" svg:d="M303 307v77l123-9v-27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15.708cm" svg:y="8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9cm" svg:height="0.253cm" svg:x="16.132cm" svg:y="9.041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425cm" svg:height="0.587cm" svg:x="16.602cm" svg:y="8.546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327cm" svg:height="0.389cm" svg:x="17.067cm" svg:y="8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17.445cm" svg:y="8.75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7.916cm" svg:y="8.7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8.284cm" svg:y="8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8.945cm" svg:y="8.5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9.167cm" svg:y="8.6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19.507cm" svg:y="8.7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0.11cm" svg:y="8.6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4cm" svg:x="20.446cm" svg:y="8.759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20.778cm" svg:y="8.759cm" svg:viewBox="0 0 426 384" svg:d="M303 307v77l123-9v-27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4cm" svg:height="0.529cm" svg:x="21.237cm" svg:y="8.6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1.575cm" svg:y="8.546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414cm" svg:height="0.374cm" svg:x="22.314cm" svg:y="8.769cm" svg:viewBox="0 0 415 375" svg:d="M336 83c8-20 23-56 79-56v-27c-20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81cm" svg:height="0.389cm" svg:x="22.733cm" svg:y="8.75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23.145cm" svg:y="8.54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23.38cm" svg:y="8.759cm" svg:viewBox="0 0 426 384" svg:d="M303 307v77l123-9v-27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23.844cm" svg:y="8.7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24.505cm" svg:y="8.5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4.739cm" svg:y="8.7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48cm" svg:height="0.571cm" svg:x="25.355cm" svg:y="8.559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091cm" svg:height="0.091cm" svg:x="26.008cm" svg:y="9.041cm" svg:viewBox="0 0 92 92" svg:d="M92 46c0-25-21-46-46-46s-46 21-46 46 21 46 46 46 46-21 46-46z">
            <text:p/>
          </draw:path>
        </draw:g>
        <draw:g xml:id="id211" draw:id="id211">
          <svg:title>TexMaths</svg:title>
          <svg:desc>24§display§\text {Reason : Every quadratic equation has two roots.}§svg§600§FALSE§</svg:desc>
          <draw:polygon draw:style-name="gr2" draw:text-style-name="P6" draw:layer="layout" svg:width="18.212cm" svg:height="0.675cm" svg:x="4.739cm" svg:y="9.591cm" svg:viewBox="0 0 18213 676" draw:points="9107,676 0,676 0,0 18213,0 18213,676">
            <text:p/>
          </draw:polygon>
          <draw:path draw:style-name="gr3" draw:text-style-name="P7" draw:layer="layout" svg:width="0.588cm" svg:height="0.597cm" svg:x="4.726cm" svg:y="9.559cm" svg:viewBox="0 0 589 598" svg:d="M159 279v-219c0-20 0-29 20-31 7-2 32-2 49-2 77 0 171 2 171 125 0 59-21 127-146 127zM338 290c82-19 148-71 148-138 0-81-96-152-221-152h-265v27h21c65 0 65 10 65 38v448c0 31 0 39-65 39h-21v26c31-1 90-1 123-1 34 0 94 0 125 1v-26h-21c-66 0-68-8-68-39v-215h98c14 0 50 0 79 29 33 30 33 57 33 113s0 88 34 121c35 31 81 37 106 37 67 0 80-70 80-95 0-3 0-13-11-13-8 0-8 8-10 13-4 60-34 75-55 75-41 0-48-42-60-121l-11-69c-16-54-56-81-104-98z">
            <text:p/>
          </draw:path>
          <draw:path draw:style-name="gr3" draw:text-style-name="P7" draw:layer="layout" svg:width="0.327cm" svg:height="0.389cm" svg:x="5.342cm" svg:y="9.75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5.728cm" svg:y="9.75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77cm" svg:height="0.389cm" svg:x="6.143cm" svg:y="9.75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6.471cm" svg:y="9.75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6.896cm" svg:y="9.76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091cm" svg:height="0.364cm" svg:x="7.692cm" svg:y="9.772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523cm" svg:height="0.576cm" svg:x="8.257cm" svg:y="9.561cm" svg:viewBox="0 0 524 577" svg:d="M86 509c0 31 0 41-65 41h-21v27h488l36-220h-21c-21 131-40 193-186 193h-113c-39 0-41-6-41-35v-225h75c83 0 92 27 92 98h21v-223h-21c0 71-9 98-92 98h-75v-203c0-27 2-33 41-33h109c131 0 152 46 167 163h21l-25-190h-476v27h21c65 0 65 10 65 38z">
            <text:p/>
          </draw:path>
          <draw:path draw:style-name="gr3" draw:text-style-name="P7" draw:layer="layout" svg:width="0.414cm" svg:height="0.374cm" svg:x="8.818cm" svg:y="9.772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27cm" svg:height="0.389cm" svg:x="9.248cm" svg:y="9.75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9.622cm" svg:y="9.762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9.945cm" svg:y="9.772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6 27-3 33-23 33-36 0-21-15-35-35-35-17 0-36 10-36 37 0 38 36 67 79 67 52 0 86-48 107-96z">
            <text:p/>
          </draw:path>
          <draw:path draw:style-name="gr3" draw:text-style-name="P7" draw:layer="layout" svg:width="0.418cm" svg:height="0.537cm" svg:x="10.684cm" svg:y="9.762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9 0 104 73 104 119z">
            <text:p/>
          </draw:path>
          <draw:path draw:style-name="gr3" draw:text-style-name="P7" draw:layer="layout" svg:width="0.425cm" svg:height="0.383cm" svg:x="11.127cm" svg:y="9.762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381cm" svg:height="0.389cm" svg:x="11.605cm" svg:y="9.75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418cm" svg:height="0.597cm" svg:x="12.02cm" svg:y="9.549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7" draw:layer="layout" svg:width="0.285cm" svg:height="0.374cm" svg:x="12.483cm" svg:y="9.762cm" svg:viewBox="0 0 286 375" svg:d="M117 94v-94l-117 10v27c60 0 67 5 67 46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2.827cm" svg:y="9.75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6cm" svg:height="0.529cm" svg:x="13.228cm" svg:y="9.616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13.568cm" svg:y="9.57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3.804cm" svg:y="9.757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27cm" svg:height="0.389cm" svg:x="14.455cm" svg:y="9.757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14.835cm" svg:y="9.762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9 0 104 73 104 119z">
            <text:p/>
          </draw:path>
          <draw:path draw:style-name="gr3" draw:text-style-name="P7" draw:layer="layout" svg:width="0.425cm" svg:height="0.383cm" svg:x="15.278cm" svg:y="9.762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381cm" svg:height="0.389cm" svg:x="15.755cm" svg:y="9.75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29cm" svg:x="16.158cm" svg:y="9.616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16.498cm" svg:y="9.57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6.726cm" svg:y="9.757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425cm" svg:height="0.374cm" svg:x="17.152cm" svg:y="9.76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5cm" svg:height="0.587cm" svg:x="17.901cm" svg:y="9.549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81cm" svg:height="0.389cm" svg:x="18.379cm" svg:y="9.757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77cm" svg:height="0.389cm" svg:x="18.792cm" svg:y="9.75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6cm" svg:height="0.529cm" svg:x="19.395cm" svg:y="9.616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7" draw:layer="layout" svg:width="0.579cm" svg:height="0.374cm" svg:x="19.698cm" svg:y="9.772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8l86-240 86 242c2 10 6 16 18 16 9 0 13-8 15-16z">
            <text:p/>
          </draw:path>
          <draw:path draw:style-name="gr3" draw:text-style-name="P7" draw:layer="layout" svg:width="0.375cm" svg:height="0.389cm" svg:x="20.294cm" svg:y="9.757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285cm" svg:height="0.374cm" svg:x="20.996cm" svg:y="9.762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1.327cm" svg:y="9.757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375cm" svg:height="0.389cm" svg:x="21.772cm" svg:y="9.757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264cm" svg:height="0.529cm" svg:x="22.185cm" svg:y="9.616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277cm" svg:height="0.389cm" svg:x="22.525cm" svg:y="9.757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091cm" svg:height="0.091cm" svg:x="22.903cm" svg:y="10.045cm" svg:viewBox="0 0 92 92" svg:d="M92 46c0-25-21-46-46-46s-46 21-46 46 21 46 46 46 46-21 46-46z">
            <text:p/>
          </draw:path>
        </draw:g>
        <draw:g xml:id="id212" draw:id="id212">
          <svg:title>TexMaths</svg:title>
          <svg:desc>24§display§\text {(iv) } x^2 = 9§svg§600§FALSE§</svg:desc>
          <draw:polygon draw:style-name="gr2" draw:text-style-name="P6" draw:layer="layout" svg:width="3.905cm" svg:height="0.867cm" svg:x="3.228cm" svg:y="10.501cm" svg:viewBox="0 0 3906 868" draw:points="1953,868 0,868 0,0 3906,0 3906,868">
            <text:p/>
          </draw:polygon>
          <draw:path draw:style-name="gr3" draw:text-style-name="P7" draw:layer="layout" svg:width="0.197cm" svg:height="0.844cm" svg:x="3.268cm" svg:y="10.567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181cm" svg:height="0.566cm" svg:x="3.541cm" svg:y="10.63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4cm" svg:x="3.764cm" svg:y="10.836cm" svg:viewBox="0 0 415 375" svg:d="M336 83c8-20 23-56 79-56v-27c-19 2-44 2-64 2-21 0-59-2-74-2v27c32 0 42 19 42 36 0 8-2 10-6 20l-86 217-96-237c-4-11-4-13-4-15 0-21 32-21 48-21v-27c-25 0-73 2-92 2-23 0-58 0-83-2v27c54 0 58 4 67 31l123 301c6 12 6 16 17 16 12 0 16-8 18-16z">
            <text:p/>
          </draw:path>
          <draw:path draw:style-name="gr3" draw:text-style-name="P7" draw:layer="layout" svg:width="0.197cm" svg:height="0.844cm" svg:x="4.242cm" svg:y="10.56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421cm" svg:height="0.383cm" svg:x="4.828cm" svg:y="10.826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262cm" svg:height="0.393cm" svg:x="5.323cm" svg:y="10.459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2cm" svg:height="0.199cm" svg:x="5.945cm" svg:y="10.88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823cm" svg:y="10.638cm" svg:viewBox="0 0 351 582" svg:d="M277 294v27c0 200-89 238-139 238-15 0-59-2-82-31 36 0 44-25 44-38 0-27-21-40-40-40-14 0-39 7-39 42 0 56 46 90 117 90 110 0 213-115 213-296 0-228-98-286-172-286-47 0-89 15-125 54-35 38-54 73-54 136 0 106 75 189 169 189 52 0 86-35 108-85zM171 359c-14 0-54 0-79-52-15-32-15-75-15-115 0-46 0-86 17-117 23-42 56-54 85-54 40 0 67 29 82 67 10 27 14 81 14 120 0 71-29 151-104 151z">
            <text:p/>
          </draw:path>
        </draw:g>
        <draw:g xml:id="id213" draw:id="id213">
          <svg:title>TexMaths</svg:title>
          <svg:desc>24§display§\text {It is not a statement.}§svg§600§FALSE§</svg:desc>
          <draw:polygon draw:style-name="gr2" draw:text-style-name="P6" draw:layer="layout" svg:width="7.678cm" svg:height="0.502cm" svg:x="4.746cm" svg:y="11.789cm" svg:viewBox="0 0 7679 503" draw:points="3839,503 0,503 0,0 7679,0 7679,503">
            <text:p/>
          </draw:polygon>
          <draw:path draw:style-name="gr3" draw:text-style-name="P7" draw:layer="layout" svg:width="0.258cm" svg:height="0.577cm" svg:x="4.727cm" svg:y="11.747cm" svg:viewBox="0 0 259 578" svg:d="M167 65c0-28 4-38 69-38h23v-27c-29 2-96 2-128 2-35 0-102 0-131-2v27h23c65 0 69 10 69 38v448c0 31-4 38-69 38h-23v27c29-2 96-2 129-2 34 0 101 0 130 2v-27h-23c-65 0-69-7-69-38z">
            <text:p/>
          </draw:path>
          <draw:path draw:style-name="gr3" draw:text-style-name="P7" draw:layer="layout" svg:width="0.266cm" svg:height="0.529cm" svg:x="5.025cm" svg:y="11.805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5.645cm" svg:y="11.75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879cm" svg:y="11.945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425cm" svg:height="0.374cm" svg:x="6.493cm" svg:y="11.95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75cm" svg:height="0.389cm" svg:x="6.958cm" svg:y="11.945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64cm" svg:height="0.529cm" svg:x="7.372cm" svg:y="11.805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8cm" svg:y="11.945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8.695cm" svg:y="11.945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4cm" svg:height="0.529cm" svg:x="9.016cm" svg:y="11.805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9.363cm" svg:y="11.945cm" svg:viewBox="0 0 382 390" svg:d="M246 315c4 35 27 69 67 69 17 0 69-11 69-80v-47h-21v47c0 50-21 55-31 55-27 0-31-38-31-42v-171c0-35 0-67-30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9.766cm" svg:y="11.805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27cm" svg:height="0.389cm" svg:x="10.102cm" svg:y="11.94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659cm" svg:height="0.374cm" svg:x="10.48cm" svg:y="11.951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1 0 66 2 94 2v-27c-44 0-65 0-65-25v-162c0-73 0-100-27-130-11-14-40-31-88-31-71 0-110 50-123 83-11-73-75-83-113-83-62 0-102 37-125 88v-88l-119 10v27c60 0 65 5 65 46z">
            <text:p/>
          </draw:path>
          <draw:path draw:style-name="gr3" draw:text-style-name="P7" draw:layer="layout" svg:width="0.327cm" svg:height="0.389cm" svg:x="11.179cm" svg:y="11.94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11.557cm" svg:y="11.95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11.991cm" svg:y="11.805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091cm" svg:height="0.091cm" svg:x="12.377cm" svg:y="12.233cm" svg:viewBox="0 0 92 92" svg:d="M92 46c0-25-21-46-46-46s-46 21-46 46 21 46 46 46 46-21 46-46z">
            <text:p/>
          </draw:path>
        </draw:g>
        <draw:g xml:id="id214" draw:id="id214">
          <svg:title>TexMaths</svg:title>
          <svg:desc>24§display§\text {Reason : It is an open sentence}§svg§600§FALSE§</svg:desc>
          <draw:polygon draw:style-name="gr2" draw:text-style-name="P6" draw:layer="layout" svg:width="11.468cm" svg:height="0.656cm" svg:x="12.839cm" svg:y="11.792cm" svg:viewBox="0 0 11469 657" draw:points="5735,657 0,657 0,0 11469,0 11469,657">
            <text:p/>
          </draw:polygon>
          <draw:path draw:style-name="gr3" draw:text-style-name="P7" draw:layer="layout" svg:width="0.588cm" svg:height="0.597cm" svg:x="12.826cm" svg:y="11.75cm" svg:viewBox="0 0 589 598" svg:d="M159 279v-219c0-20 0-29 20-31 7-2 32-2 49-2 77 0 171 2 171 125 0 59-21 127-146 127zM338 290c82-19 148-71 148-138 0-81-96-152-221-152h-265v27h21c65 0 65 10 65 38v448c0 31 0 39-65 39h-21v27c31-2 90-2 123-2 34 0 94 0 125 2v-27h-21c-66 0-68-8-68-39v-215h98c14 0 50 0 79 29 33 31 33 57 33 113s0 89 34 121c35 31 81 37 106 37 67 0 80-69 80-94 0-4 0-14-11-14-8 0-8 8-10 14-4 59-34 75-55 75-41 0-48-43-60-121l-11-70c-16-54-56-80-104-98z">
            <text:p/>
          </draw:path>
          <draw:path draw:style-name="gr3" draw:text-style-name="P7" draw:layer="layout" svg:width="0.327cm" svg:height="0.389cm" svg:x="13.442cm" svg:y="11.94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381cm" svg:height="0.389cm" svg:x="13.828cm" svg:y="11.948cm" svg:viewBox="0 0 382 390" svg:d="M246 315c4 35 27 69 67 69 17 0 69-11 69-80v-46h-21v46c0 50-21 55-31 55-27 0-30-38-30-42v-171c0-35 0-67-31-100-33-33-75-46-117-46-69 0-127 40-127 96 0 25 17 40 38 40 23 0 39-17 39-40 0-9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77cm" svg:height="0.389cm" svg:x="14.243cm" svg:y="11.948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14.571cm" svg:y="11.948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14.995cm" svg:y="11.95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091cm" svg:height="0.364cm" svg:x="15.792cm" svg:y="11.963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8cm" svg:x="16.351cm" svg:y="11.75cm" svg:viewBox="0 0 259 579" svg:d="M167 65c0-28 4-38 71-38h21v-27c-29 2-96 2-128 2-35 0-100 0-131-2v27h23c65 0 69 10 69 38v448c0 31-4 39-69 39h-23v27c31-2 96-2 129-2 34 0 101 0 130 2v-27h-21c-67 0-71-8-71-39z">
            <text:p/>
          </draw:path>
          <draw:path draw:style-name="gr3" draw:text-style-name="P7" draw:layer="layout" svg:width="0.264cm" svg:height="0.53cm" svg:x="16.648cm" svg:y="11.808cm" svg:viewBox="0 0 265 531" svg:d="M131 183h121v-27h-121v-156h-22c0 69-26 160-109 163v20h73v232c0 106 79 116 109 116 60 0 83-60 83-116v-48h-21v48c0 62-25 94-56 94-57 0-57-76-57-92z">
            <text:p/>
          </draw:path>
          <draw:path draw:style-name="gr3" draw:text-style-name="P7" draw:layer="layout" svg:width="0.181cm" svg:height="0.566cm" svg:x="17.271cm" svg:y="11.762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77cm" svg:height="0.389cm" svg:x="17.505cm" svg:y="11.948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81cm" svg:height="0.389cm" svg:x="18.125cm" svg:y="11.948cm" svg:viewBox="0 0 382 390" svg:d="M248 315c2 35 25 69 65 69 17 0 69-11 69-80v-46h-21v46c0 50-21 55-31 55-27 0-30-38-30-42v-171c0-35 0-67-31-100-33-33-75-46-115-46-71 0-129 40-129 96 0 25 17 40 38 40 25 0 39-17 39-40 0-9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7" draw:layer="layout" svg:width="0.425cm" svg:height="0.374cm" svg:x="18.538cm" svg:y="11.95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375cm" svg:height="0.389cm" svg:x="19.284cm" svg:y="11.948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7" draw:layer="layout" svg:width="0.418cm" svg:height="0.537cm" svg:x="19.707cm" svg:y="11.954cm" svg:viewBox="0 0 419 538" svg:d="M123 56v-56l-123 10v27c60 0 65 3 65 42v396c0 38-7 38-65 38v25c29 0 73-2 94-2 23 0 67 2 96 2v-25c-56 0-65 0-65-38v-142-8c4 13 40 59 103 59 102 0 191-82 191-192 0-107-83-192-179-192-65 0-102 37-117 56zM125 279v-191c25-42 65-67 109-67 62 0 113 75 113 171 0 102-59 173-122 173-33 0-66-17-89-52-11-17-11-19-11-34z">
            <text:p/>
          </draw:path>
          <draw:path draw:style-name="gr3" draw:text-style-name="P7" draw:layer="layout" svg:width="0.327cm" svg:height="0.389cm" svg:x="20.198cm" svg:y="11.94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25cm" svg:height="0.374cm" svg:x="20.577cm" svg:y="11.95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277cm" svg:height="0.389cm" svg:x="21.327cm" svg:y="11.948cm" svg:viewBox="0 0 278 390" svg:d="M148 215c19 4 88 18 88 79 0 42-29 77-96 77-71 0-102-48-117-121-2-10-4-14-11-14-12 0-12 6-12 22v111c0 15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21.655cm" svg:y="11.94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25cm" svg:height="0.374cm" svg:x="22.034cm" svg:y="11.95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266cm" svg:height="0.53cm" svg:x="22.468cm" svg:y="11.808cm" svg:viewBox="0 0 267 531" svg:d="M131 183h121v-27h-121v-156h-22c0 69-26 160-109 163v20h73v232c0 106 79 116 109 116 60 0 85-60 85-116v-48h-23v48c0 62-25 94-56 94-57 0-57-76-57-92z">
            <text:p/>
          </draw:path>
          <draw:path draw:style-name="gr3" draw:text-style-name="P7" draw:layer="layout" svg:width="0.327cm" svg:height="0.389cm" svg:x="22.804cm" svg:y="11.94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  <draw:path draw:style-name="gr3" draw:text-style-name="P7" draw:layer="layout" svg:width="0.425cm" svg:height="0.374cm" svg:x="23.182cm" svg:y="11.954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7" draw:layer="layout" svg:width="0.322cm" svg:height="0.389cm" svg:x="23.652cm" svg:y="11.948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27cm" svg:height="0.389cm" svg:x="24.023cm" svg:y="11.948cm" svg:viewBox="0 0 328 390" svg:d="M71 167c6-127 77-148 106-148 86 0 96 114 96 148zM71 185h236c19 0 21 0 21-18 0-84-46-167-151-167-98 0-177 87-177 194 0 114 88 196 186 196 104 0 142-94 142-111 0-8-7-10-11-10-8 0-10 6-10 12-31 88-107 88-115 88-42 0-77-27-96-58-25-40-25-96-25-126z">
            <text:p/>
          </draw:path>
        </draw:g>
        <draw:g xml:id="id215" draw:id="id215">
          <svg:title>TexMaths</svg:title>
          <svg:desc>24§display§\text {(v) Do you like Mathematics ? }§svg§600§FALSE§</svg:desc>
          <draw:polygon draw:style-name="gr2" draw:text-style-name="P6" draw:layer="layout" svg:width="11.177cm" svg:height="0.76cm" svg:x="3.427cm" svg:y="12.899cm" svg:viewBox="0 0 11178 761" draw:points="5589,761 0,761 0,0 11178,0 11178,761">
            <text:p/>
          </draw:polygon>
          <draw:path draw:style-name="gr3" draw:text-style-name="P7" draw:layer="layout" svg:width="0.197cm" svg:height="0.844cm" svg:x="3.467cm" svg:y="12.85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14cm" svg:height="0.373cm" svg:x="3.728cm" svg:y="13.126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97cm" svg:height="0.844cm" svg:x="4.206cm" svg:y="12.85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7cm" svg:height="0.577cm" svg:x="4.796cm" svg:y="12.913cm" svg:viewBox="0 0 568 578" svg:d="M0 0v27h21c65 0 65 9 65 38v448c0 30 0 38-65 38h-21v27h309c142 0 259-125 259-284 0-161-113-294-259-294zM202 551c-41 0-43-6-43-32v-459c0-27 2-33 43-33h84c52 0 111 17 154 79 36 50 44 123 44 188 0 94-16 144-46 186-18 23-66 71-152 71z">
            <text:p/>
          </draw:path>
          <draw:path draw:style-name="gr3" draw:text-style-name="P7" draw:layer="layout" svg:width="0.375cm" svg:height="0.389cm" svg:x="5.435cm" svg:y="13.11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414cm" svg:height="0.537cm" svg:x="6.13cm" svg:y="13.12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ath draw:style-name="gr3" draw:text-style-name="P7" draw:layer="layout" svg:width="0.375cm" svg:height="0.389cm" svg:x="6.56cm" svg:y="13.1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83cm" svg:x="6.985cm" svg:y="13.116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189cm" svg:height="0.587cm" svg:x="7.735cm" svg:y="12.90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6cm" svg:x="7.97cm" svg:y="12.9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08cm" svg:height="0.587cm" svg:x="8.2cm" svg:y="12.905cm" svg:viewBox="0 0 409 588" svg:d="M65 522c0 39-7 39-65 39v27c29-2 67-2 92-2s60 0 94 2v-27c-57 0-67 0-67-39v-86l54-46c65 88 102 136 102 152 0 15-16 19-31 19v27c23-2 75-2 92-2 25 0 48 0 73 2v-27c-31 0-50 0-83-44l-107-152c0-2-4-8-4-10 0-4 60-53 67-61 54-42 90-44 108-44v-27c-25 2-37 2-60 2-30 0-82-2-94-2v27c16 0 23 9 23 21 0 15-11 27-17 32l-119 104v-407l-123 10v26c60 0 65 6 65 47z">
            <text:p/>
          </draw:path>
          <draw:path draw:style-name="gr3" draw:text-style-name="P7" draw:layer="layout" svg:width="0.327cm" svg:height="0.389cm" svg:x="8.622cm" svg:y="13.1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711cm" svg:height="0.577cm" svg:x="9.285cm" svg:y="12.913cm" svg:viewBox="0 0 712 578" svg:d="M173 19c-8-19-10-19-31-19h-142v27h21c65 0 65 9 65 38v425c0 23 0 61-86 61v27c29 0 71-2 100-2 27 0 69 2 98 2v-27c-87 0-87-38-87-61v-457l204 526c6 11 9 19 17 19 10 0 12-6 16-15l207-536h2v486c0 30-2 38-67 38h-20v27c31-2 89-2 121-2 33 0 91 0 121 2v-27h-21c-65 0-65-8-65-38v-448c0-29 0-38 65-38h21v-27h-144c-21 0-21 0-27 15l-186 479z">
            <text:p/>
          </draw:path>
          <draw:path draw:style-name="gr3" draw:text-style-name="P7" draw:layer="layout" svg:width="0.381cm" svg:height="0.389cm" svg:x="10.062cm" svg:y="13.11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0.465cm" svg:y="12.9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0.803cm" svg:y="12.90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1.27cm" svg:y="13.1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1.648cm" svg:y="13.116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12.359cm" svg:y="13.112cm" svg:viewBox="0 0 382 390" svg:d="M246 315c4 35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2.762cm" svg:y="12.9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13.102cm" svg:y="12.9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3.336cm" svg:y="13.11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277cm" svg:height="0.389cm" svg:x="13.71cm" svg:y="13.1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04cm" svg:height="0.596cm" svg:x="14.344cm" svg:y="12.895cm" svg:viewBox="0 0 305 597" svg:d="M152 386c0-108 82-167 113-188 21-17 40-48 40-85 0-48-34-113-161-113-92 0-144 58-144 113 0 29 19 41 38 41 25 0 41-18 41-41 0-36-37-36-48-36 27-46 75-58 111-58 92 0 92 58 92 90 0 50-13 66-29 81-55 60-74 138-74 190v39c0 15 0 19 9 19 12 0 12-8 12-23zM186 551c0-23-21-44-46-44-23 0-44 21-44 44 0 25 21 46 44 46 25 0 46-21 46-46z">
            <text:p/>
          </draw:path>
        </draw:g>
        <draw:g xml:id="id216" draw:id="id216">
          <svg:title>TexMaths</svg:title>
          <svg:desc>24§display§\text {It is not a statement.}§svg§600§FALSE§</svg:desc>
          <draw:polygon draw:style-name="gr2" draw:text-style-name="P6" draw:layer="layout" svg:width="7.678cm" svg:height="0.502cm" svg:x="4.746cm" svg:y="14.09cm" svg:viewBox="0 0 7679 503" draw:points="3839,503 0,503 0,0 7679,0 7679,503">
            <text:p/>
          </draw:polygon>
          <draw:path draw:style-name="gr3" draw:text-style-name="P7" draw:layer="layout" svg:width="0.258cm" svg:height="0.577cm" svg:x="4.727cm" svg:y="14.048cm" svg:viewBox="0 0 259 578" svg:d="M167 65c0-28 4-38 69-38h23v-27c-29 2-96 2-128 2-35 0-102 0-131-2v27h23c65 0 69 10 69 38v448c0 31-4 38-69 38h-23v27c29-2 96-2 129-2 34 0 101 0 130 2v-27h-23c-65 0-69-7-69-38z">
            <text:p/>
          </draw:path>
          <draw:path draw:style-name="gr3" draw:text-style-name="P7" draw:layer="layout" svg:width="0.266cm" svg:height="0.529cm" svg:x="5.025cm" svg:y="14.106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5.645cm" svg:y="14.0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879cm" svg:y="14.246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425cm" svg:height="0.374cm" svg:x="6.493cm" svg:y="14.2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75cm" svg:height="0.389cm" svg:x="6.958cm" svg:y="14.246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64cm" svg:height="0.529cm" svg:x="7.372cm" svg:y="14.106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8cm" svg:y="14.246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8.695cm" svg:y="14.246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4cm" svg:height="0.529cm" svg:x="9.016cm" svg:y="14.106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9.363cm" svg:y="14.246cm" svg:viewBox="0 0 382 390" svg:d="M246 315c4 35 27 69 67 69 17 0 69-11 69-80v-47h-21v47c0 50-21 55-31 55-27 0-31-38-31-42v-171c0-35 0-67-30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9.766cm" svg:y="14.106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27cm" svg:height="0.389cm" svg:x="10.102cm" svg:y="14.24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659cm" svg:height="0.374cm" svg:x="10.48cm" svg:y="14.252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1 0 66 2 94 2v-27c-44 0-65 0-65-25v-162c0-73 0-100-27-130-11-14-40-31-88-31-71 0-110 50-123 83-11-73-75-83-113-83-62 0-102 37-125 88v-88l-119 10v27c60 0 65 5 65 46z">
            <text:p/>
          </draw:path>
          <draw:path draw:style-name="gr3" draw:text-style-name="P7" draw:layer="layout" svg:width="0.327cm" svg:height="0.389cm" svg:x="11.179cm" svg:y="14.246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11.557cm" svg:y="14.2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11.991cm" svg:y="14.106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091cm" svg:height="0.091cm" svg:x="12.377cm" svg:y="14.534cm" svg:viewBox="0 0 92 92" svg:d="M92 46c0-25-21-46-46-46s-46 21-46 46 21 46 46 46 46-21 46-46z">
            <text:p/>
          </draw:path>
        </draw:g>
        <draw:g xml:id="id217" draw:id="id217">
          <svg:title>TexMaths</svg:title>
          <svg:desc>24§display§\text {Reason : It is an interogative sentence}§svg§600§FALSE§</svg:desc>
          <draw:polygon draw:style-name="gr2" draw:text-style-name="P6" draw:layer="layout" svg:width="14.048cm" svg:height="0.666cm" svg:x="12.84cm" svg:y="14.094cm" svg:viewBox="0 0 14049 667" draw:points="7026,667 0,667 0,0 14049,0 14049,667">
            <text:p/>
          </draw:polygon>
          <draw:path draw:style-name="gr3" draw:text-style-name="P7" draw:layer="layout" svg:width="0.588cm" svg:height="0.597cm" svg:x="12.827cm" svg:y="14.052cm" svg:viewBox="0 0 589 598" svg:d="M159 279v-219c0-20 0-29 20-31 7-2 32-2 49-2 77 0 171 2 171 125 0 60-21 127-146 127zM338 290c83-19 148-71 148-138 0-81-96-152-221-152h-265v27h21c65 0 65 10 65 38v449c0 30 0 38-65 38h-21v27c31-2 90-2 123-2 34 0 94 0 125 2v-27h-21c-66 0-68-8-68-38v-216h98c14 0 50 0 79 29 33 31 33 58 33 113 0 56 0 89 34 122 35 30 81 36 106 36 67 0 80-69 80-94 0-4 0-14-11-14-8 0-8 8-10 14-3 60-34 75-55 75-41 0-48-42-60-121l-11-69c-16-54-56-81-104-99z">
            <text:p/>
          </draw:path>
          <draw:path draw:style-name="gr3" draw:text-style-name="P7" draw:layer="layout" svg:width="0.327cm" svg:height="0.389cm" svg:x="13.443cm" svg:y="14.2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381cm" svg:height="0.389cm" svg:x="13.829cm" svg:y="14.2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9-63 28-84 73-84 111 0 69 83 90 136 90 56 0 94-34 110-75zM240 177v85c0 80-60 109-98 109-42 0-77-31-77-73 0-46 37-117 175-121z">
            <text:p/>
          </draw:path>
          <draw:path draw:style-name="gr3" draw:text-style-name="P7" draw:layer="layout" svg:width="0.277cm" svg:height="0.389cm" svg:x="14.244cm" svg:y="14.25cm" svg:viewBox="0 0 278 390" svg:d="M148 215c19 4 88 18 88 79 0 43-29 77-96 77-71 0-102-48-117-121-2-10-4-13-11-13-12 0-12 5-12 21v111c0 16 0 21 10 21 3 0 5-1 21-17 2-2 2-4 17-19 36 35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14.572cm" svg:y="14.2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14.997cm" svg:y="14.256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091cm" svg:height="0.364cm" svg:x="15.794cm" svg:y="14.266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8cm" svg:x="16.352cm" svg:y="14.052cm" svg:viewBox="0 0 259 579" svg:d="M167 65c0-28 4-38 71-38h21v-27c-29 2-96 2-128 2-35 0-100 0-131-2v27h23c65 0 69 10 69 38v449c0 30-4 38-69 38h-23v27c31-2 96-2 129-2 34 0 101 0 130 2v-27h-21c-67 0-71-8-71-38z">
            <text:p/>
          </draw:path>
          <draw:path draw:style-name="gr3" draw:text-style-name="P7" draw:layer="layout" svg:width="0.264cm" svg:height="0.53cm" svg:x="16.65cm" svg:y="14.11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181cm" svg:height="0.566cm" svg:x="17.272cm" svg:y="14.064cm" svg:viewBox="0 0 182 567" svg:d="M123 192l-119 10v27c56 0 63 4 63 46v227c0 38-9 38-67 38v27c27-2 73-1 94-1 29 0 60-1 88 1v-27c-55 0-59-3-59-36zM127 44c0-27-21-44-46-44-27 0-45 23-45 44 0 23 18 46 45 46 25 0 46-19 46-46z">
            <text:p/>
          </draw:path>
          <draw:path draw:style-name="gr3" draw:text-style-name="P7" draw:layer="layout" svg:width="0.277cm" svg:height="0.389cm" svg:x="17.506cm" svg:y="14.25cm" svg:viewBox="0 0 278 390" svg:d="M148 215c19 4 88 18 88 79 0 43-29 77-96 77-71 0-102-48-117-121-2-10-4-13-11-13-12 0-12 5-12 21v111c0 16 0 21 10 21 3 0 5-1 21-17 2-2 2-4 17-19 36 35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81cm" svg:height="0.389cm" svg:x="18.126cm" svg:y="14.25cm" svg:viewBox="0 0 382 390" svg:d="M248 315c2 35 25 70 65 70 17 0 69-12 69-81v-46h-21v46c0 50-21 56-31 56-27 0-30-39-30-43v-171c0-34 0-67-31-100-33-33-75-46-115-46-71 0-129 40-129 96 0 25 17 41 38 41 25 0 39-18 39-41 0-9-4-38-42-38 23-29 63-39 92-39 40 0 88 33 88 108v33c-42 2-102 3-156 29-63 28-84 73-84 111 0 69 83 90 136 90 56 0 94-34 112-75zM240 177v85c0 80-60 109-98 109-42 0-77-31-77-73 0-46 37-117 175-121z">
            <text:p/>
          </draw:path>
          <draw:path draw:style-name="gr3" draw:text-style-name="P7" draw:layer="layout" svg:width="0.425cm" svg:height="0.374cm" svg:x="18.539cm" svg:y="14.256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181cm" svg:height="0.566cm" svg:x="19.29cm" svg:y="14.064cm" svg:viewBox="0 0 182 567" svg:d="M123 192l-119 10v27c56 0 63 4 63 46v227c0 38-9 38-67 38v27c27-2 73-1 94-1 29 0 60-1 88 1v-27c-55 0-59-3-59-36zM127 44c0-27-21-44-46-44-27 0-45 23-45 44 0 23 18 46 45 46 25 0 46-19 46-46z">
            <text:p/>
          </draw:path>
          <draw:path draw:style-name="gr3" draw:text-style-name="P7" draw:layer="layout" svg:width="0.425cm" svg:height="0.374cm" svg:x="19.524cm" svg:y="14.256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64cm" svg:height="0.53cm" svg:x="19.958cm" svg:y="14.11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327cm" svg:height="0.389cm" svg:x="20.294cm" svg:y="14.2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85cm" svg:height="0.374cm" svg:x="20.669cm" svg:y="14.256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0.999cm" svg:y="14.2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9cm" svg:x="21.421cm" svg:y="14.246cm" svg:viewBox="0 0 388 560" svg:d="M165 239c-75 0-75-85-75-104 0-23 2-50 14-72 7-11 27-34 61-34 73 0 73 84 73 104 0 23 0 50-13 71-8 11-27 35-60 35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60 84 108 188 108 100 0 188-45 188-110 0-31-13-73-55-98-46-23-94-23-146-23-21 0-58 0-64 0-27-4-46-31-46-58zM188 539c-86 0-144-43-144-87 0-40 33-71 69-73h50c73 0 169 0 169 73 0 44-61 87-144 87z">
            <text:p/>
          </draw:path>
          <draw:path draw:style-name="gr3" draw:text-style-name="P7" draw:layer="layout" svg:width="0.381cm" svg:height="0.389cm" svg:x="21.855cm" svg:y="14.2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9-63 28-84 73-84 111 0 69 83 90 136 90 56 0 94-34 110-75zM240 177v85c0 80-60 109-98 109-42 0-77-31-77-73 0-46 37-117 175-121z">
            <text:p/>
          </draw:path>
          <draw:path draw:style-name="gr3" draw:text-style-name="P7" draw:layer="layout" svg:width="0.264cm" svg:height="0.53cm" svg:x="22.257cm" svg:y="14.11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181cm" svg:height="0.566cm" svg:x="22.596cm" svg:y="14.064cm" svg:viewBox="0 0 182 567" svg:d="M123 192l-119 10v27c56 0 63 4 63 46v227c0 38-9 38-67 38v27c27-2 73-1 94-1 29 0 60-1 88 1v-27c-55 0-59-3-59-36zM127 44c0-27-21-44-46-44-27 0-45 23-45 44 0 23 18 46 45 46 25 0 46-19 46-46z">
            <text:p/>
          </draw:path>
          <draw:path draw:style-name="gr3" draw:text-style-name="P7" draw:layer="layout" svg:width="0.414cm" svg:height="0.374cm" svg:x="22.819cm" svg:y="14.266cm" svg:viewBox="0 0 415 375" svg:d="M336 83c8-20 23-56 79-56v-27c-19 2-44 2-64 2-21 0-59-2-75-2v27c33 0 43 19 43 36 0 8-2 10-6 20l-86 217-96-237c-4-11-4-13-4-15 0-21 32-21 48-21v-27c-25 0-73 2-92 2-23 0-58 0-83-2v27c54 0 58 4 67 31l123 302c4 11 6 15 17 15 12 0 16-8 18-15z">
            <text:p/>
          </draw:path>
          <draw:path draw:style-name="gr3" draw:text-style-name="P7" draw:layer="layout" svg:width="0.327cm" svg:height="0.389cm" svg:x="23.249cm" svg:y="14.2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7cm" svg:height="0.389cm" svg:x="23.91cm" svg:y="14.25cm" svg:viewBox="0 0 278 390" svg:d="M148 215c19 4 88 18 88 79 0 43-29 77-96 77-71 0-102-48-117-121-2-10-4-13-11-13-12 0-12 5-12 21v111c0 16 0 21 10 21 3 0 5-1 21-17 2-2 2-4 17-19 36 35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24.238cm" svg:y="14.2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24.616cm" svg:y="14.256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64cm" svg:height="0.53cm" svg:x="25.05cm" svg:y="14.11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327cm" svg:height="0.389cm" svg:x="25.386cm" svg:y="14.2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25.765cm" svg:y="14.256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22cm" svg:height="0.389cm" svg:x="26.235cm" svg:y="14.25cm" svg:viewBox="0 0 323 390" svg:d="M71 196c0-138 69-175 113-175 8 0 62 0 92 31-36 4-40 29-40 40 0 21 16 39 39 39s40-16 40-41c0-57-65-90-131-90-105 0-184 92-184 196 0 110 84 194 182 194 114 0 141-101 141-111 0-8-8-8-10-8-8 0-10 4-12 8-25 79-80 90-111 90-44 0-119-36-119-173z">
            <text:p/>
          </draw:path>
          <draw:path draw:style-name="gr3" draw:text-style-name="P7" draw:layer="layout" svg:width="0.327cm" svg:height="0.389cm" svg:x="26.604cm" svg:y="14.2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1" anim:sub-item="text" smil:attributeName="visibility" smil:to="visible"/>
                  <anim:animate smil:dur="0.5s" smil:fill="hold" smil:targetElement="id201" anim:sub-item="text" smil:attributeName="width" smil:values="width*0.05;width" smil:keyTimes="0;1"/>
                  <anim:animate smil:dur="0.5s" smil:fill="hold" smil:targetElement="id201" anim:sub-item="text" smil:attributeName="height" smil:values="height;height" smil:keyTimes="0;1"/>
                  <anim:animate smil:dur="0.5s" smil:fill="hold" smil:targetElement="id201" anim:sub-item="text" smil:attributeName="x" smil:values="x-.2;x" smil:keyTimes="0;1"/>
                  <anim:animate smil:dur="0.5s" smil:fill="hold" smil:targetElement="id201" anim:sub-item="text" smil:attributeName="y" smil:values="y;y" smil:keyTimes="0;1"/>
                  <anim:transitionFilter smil:dur="0.5s" smil:targetElement="id20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2" smil:attributeName="visibility" smil:to="visible"/>
                  <anim:animate smil:dur="0.5s" smil:fill="hold" smil:targetElement="id202" smil:attributeName="width" smil:values="width*0.05;width" smil:keyTimes="0;1"/>
                  <anim:animate smil:dur="0.5s" smil:fill="hold" smil:targetElement="id202" smil:attributeName="height" smil:values="height;height" smil:keyTimes="0;1"/>
                  <anim:animate smil:dur="0.5s" smil:fill="hold" smil:targetElement="id202" smil:attributeName="x" smil:values="x-.2;x" smil:keyTimes="0;1"/>
                  <anim:animate smil:dur="0.5s" smil:fill="hold" smil:targetElement="id202" smil:attributeName="y" smil:values="y;y" smil:keyTimes="0;1"/>
                  <anim:transitionFilter smil:dur="0.5s" smil:targetElement="id2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4" smil:attributeName="visibility" smil:to="visible"/>
                  <anim:animate smil:dur="0.5s" smil:fill="hold" smil:targetElement="id204" smil:attributeName="width" smil:values="width*0.05;width" smil:keyTimes="0;1"/>
                  <anim:animate smil:dur="0.5s" smil:fill="hold" smil:targetElement="id204" smil:attributeName="height" smil:values="height;height" smil:keyTimes="0;1"/>
                  <anim:animate smil:dur="0.5s" smil:fill="hold" smil:targetElement="id204" smil:attributeName="x" smil:values="x-.2;x" smil:keyTimes="0;1"/>
                  <anim:animate smil:dur="0.5s" smil:fill="hold" smil:targetElement="id204" smil:attributeName="y" smil:values="y;y" smil:keyTimes="0;1"/>
                  <anim:transitionFilter smil:dur="0.5s" smil:targetElement="id20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9" smil:attributeName="visibility" smil:to="visible"/>
                  <anim:animate smil:dur="0.5s" smil:fill="hold" smil:targetElement="id209" smil:attributeName="width" smil:values="width*0.05;width" smil:keyTimes="0;1"/>
                  <anim:animate smil:dur="0.5s" smil:fill="hold" smil:targetElement="id209" smil:attributeName="height" smil:values="height;height" smil:keyTimes="0;1"/>
                  <anim:animate smil:dur="0.5s" smil:fill="hold" smil:targetElement="id209" smil:attributeName="x" smil:values="x-.2;x" smil:keyTimes="0;1"/>
                  <anim:animate smil:dur="0.5s" smil:fill="hold" smil:targetElement="id209" smil:attributeName="y" smil:values="y;y" smil:keyTimes="0;1"/>
                  <anim:transitionFilter smil:dur="0.5s" smil:targetElement="id20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2" smil:attributeName="visibility" smil:to="visible"/>
                  <anim:animate smil:dur="0.5s" smil:fill="hold" smil:targetElement="id212" smil:attributeName="width" smil:values="width*0.05;width" smil:keyTimes="0;1"/>
                  <anim:animate smil:dur="0.5s" smil:fill="hold" smil:targetElement="id212" smil:attributeName="height" smil:values="height;height" smil:keyTimes="0;1"/>
                  <anim:animate smil:dur="0.5s" smil:fill="hold" smil:targetElement="id212" smil:attributeName="x" smil:values="x-.2;x" smil:keyTimes="0;1"/>
                  <anim:animate smil:dur="0.5s" smil:fill="hold" smil:targetElement="id212" smil:attributeName="y" smil:values="y;y" smil:keyTimes="0;1"/>
                  <anim:transitionFilter smil:dur="0.5s" smil:targetElement="id2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0" draw:text-style-name="P5" draw:layer="layout" svg:width="26.4cm" svg:height="14.979cm" svg:x="0.8cm" svg:y="0.4cm" presentation:class="subtitle" presentation:user-transformed="true">
          <draw:text-box>
            <text:p text:style-name="P4"><text:span text:style-name="T7"><text:s text:c="14"/></text:span></text:p>
            <text:p text:style-name="P4"><text:span text:style-name="T8"/></text:p>
            <text:p text:style-name="P4"><text:span text:style-name="T7"><text:s text:c="41"/></text:span></text:p>
            <text:p text:style-name="P4"><text:span text:style-name="T9"><text:tab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17"><text:s text:c="16"/></text:span></text:p>
            <text:p text:style-name="P4"><text:span text:style-name="T9"><text:tab/></text:span></text:p>
          </draw:text-box>
        </draw:frame>
        <draw:g xml:id="id218" draw:id="id218">
          <svg:title>TexMaths</svg:title>
          <svg:desc>24§display§\text {(vi) The quadratic equation } x^2 - 4x + 6 = 0 \text { has 2 real roots. }§svg§600§FALSE§</svg:desc>
          <draw:polygon draw:style-name="gr2" draw:text-style-name="P6" draw:layer="layout" svg:width="22.431cm" svg:height="0.867cm" svg:x="2.823cm" svg:y="0.588cm" svg:viewBox="0 0 22432 868" draw:points="11217,868 0,868 0,0 22432,0 22432,868">
            <text:p/>
          </draw:polygon>
          <draw:path draw:style-name="gr3" draw:text-style-name="P7" draw:layer="layout" svg:width="0.197cm" svg:height="0.844cm" svg:x="2.863cm" svg:y="0.65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414cm" svg:height="0.374cm" svg:x="3.124cm" svg:y="0.923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7" draw:layer="layout" svg:width="0.181cm" svg:height="0.566cm" svg:x="3.581cm" svg:y="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3.837cm" svg:y="0.65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48cm" svg:height="0.572cm" svg:x="4.428cm" svg:y="0.715cm" svg:viewBox="0 0 549 573" svg:d="M534 0h-519l-15 190h21c12-136 25-163 152-163 15 0 38 0 46 2 17 2 17 11 17 31v447c0 29 0 41-88 41h-33v25c35-2 121-2 160-2 38 0 126 0 161 2v-25h-35c-88 0-88-12-88-41v-447c0-18 0-29 15-31 8-2 31-2 48-2 127 0 140 27 152 163h21z">
            <text:p/>
          </draw:path>
          <draw:path draw:style-name="gr3" draw:text-style-name="P7" draw:layer="layout" svg:width="0.425cm" svg:height="0.587cm" svg:x="5.033cm" svg:y="0.702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5.5cm" svg:y="0.90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6.16cm" svg:y="0.913cm" svg:viewBox="0 0 419 538" svg:d="M294 323v152c0 38-10 38-67 38v25c28 0 73-2 96-2s65 2 96 2v-25c-58 0-68 0-68-38v-475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6.604cm" svg:y="0.91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381cm" svg:height="0.389cm" svg:x="7.082cm" svg:y="0.909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7cm" svg:x="7.496cm" svg:y="0.702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285cm" svg:height="0.374cm" svg:x="7.959cm" svg:y="0.9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8.301cm" svg:y="0.909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704cm" svg:y="0.76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9.044cm" svg:y="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9.278cm" svg:y="0.90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27cm" svg:height="0.389cm" svg:x="9.929cm" svg:y="0.90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8cm" svg:height="0.537cm" svg:x="10.309cm" svg:y="0.913cm" svg:viewBox="0 0 419 538" svg:d="M294 323v152c0 38-10 38-67 38v25c28 0 73-2 96-2s65 2 96 2v-25c-58 0-68 0-68-38v-475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7" draw:layer="layout" svg:width="0.425cm" svg:height="0.383cm" svg:x="10.753cm" svg:y="0.913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81cm" svg:height="0.389cm" svg:x="11.231cm" svg:y="0.909cm" svg:viewBox="0 0 382 390" svg:d="M246 315c4 35 27 69 67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1.632cm" svg:y="0.76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11.972cm" svg:y="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75cm" svg:height="0.389cm" svg:x="12.202cm" svg:y="0.90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425cm" svg:height="0.374cm" svg:x="12.629cm" svg:y="0.91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3.376cm" svg:y="0.91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62cm" svg:height="0.393cm" svg:x="13.869cm" svg:y="0.54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15cm" svg:height="0.036cm" svg:x="14.468cm" svg:y="1.059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15.265cm" svg:y="0.71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21cm" svg:height="0.383cm" svg:x="15.689cm" svg:y="0.91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6.38cm" svg:y="0.79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7.212cm" svg:y="0.725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7" draw:layer="layout" svg:width="0.562cm" svg:height="0.199cm" svg:x="17.88cm" svg:y="0.97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6cm" svg:height="0.581cm" svg:x="18.756cm" svg:y="0.725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425cm" svg:height="0.587cm" svg:x="19.452cm" svg:y="0.702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81cm" svg:height="0.389cm" svg:x="19.931cm" svg:y="0.909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20.345cm" svg:y="0.90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37cm" svg:height="0.564cm" svg:x="20.973cm" svg:y="0.72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85cm" svg:height="0.374cm" svg:x="21.657cm" svg:y="0.9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1.987cm" svg:y="0.90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22.375cm" svg:y="0.909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22.788cm" svg:y="0.702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285cm" svg:height="0.374cm" svg:x="23.3cm" svg:y="0.9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23.63cm" svg:y="0.90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375cm" svg:height="0.389cm" svg:x="24.076cm" svg:y="0.90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64cm" svg:height="0.529cm" svg:x="24.489cm" svg:y="0.76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277cm" svg:height="0.389cm" svg:x="24.829cm" svg:y="0.90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091cm" svg:height="0.091cm" svg:x="25.207cm" svg:y="1.197cm" svg:viewBox="0 0 92 92" svg:d="M92 46c0-25-21-46-46-46s-46 21-46 46 21 46 46 46 46-21 46-46z">
            <text:p/>
          </draw:path>
        </draw:g>
        <draw:g xml:id="id219" draw:id="id219">
          <svg:title>TexMaths</svg:title>
          <svg:desc>24§display§\text {It is a statement which is False, hence its truth value is F.}§svg§600§FALSE§</svg:desc>
          <draw:polygon draw:style-name="gr2" draw:text-style-name="P6" draw:layer="layout" svg:width="21.384cm" svg:height="0.665cm" svg:x="4.543cm" svg:y="1.789cm" svg:viewBox="0 0 21385 666" draw:points="10692,666 0,666 0,0 21385,0 21385,666">
            <text:p/>
          </draw:polygon>
          <draw:path draw:style-name="gr3" draw:text-style-name="P7" draw:layer="layout" svg:width="0.258cm" svg:height="0.577cm" svg:x="4.524cm" svg:y="1.757cm" svg:viewBox="0 0 259 578" svg:d="M167 65c0-29 4-38 69-38h23v-27c-29 2-96 2-128 2-35 0-102 0-131-2v27h23c65 0 69 9 69 38v448c0 31-4 38-69 38h-23v27c29-2 96-2 129-2 34 0 101 0 130 2v-27h-23c-65 0-69-7-69-38z">
            <text:p/>
          </draw:path>
          <draw:path draw:style-name="gr3" draw:text-style-name="P7" draw:layer="layout" svg:width="0.266cm" svg:height="0.529cm" svg:x="4.822cm" svg:y="1.8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5.442cm" svg:y="1.7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676cm" svg:y="1.9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6.298cm" svg:y="1.954cm" svg:viewBox="0 0 382 390" svg:d="M248 315c2 35 25 69 65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77cm" svg:height="0.389cm" svg:x="6.993cm" svg:y="1.9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7.314cm" svg:y="1.8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1cm" svg:height="0.389cm" svg:x="7.661cm" svg:y="1.9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064cm" svg:y="1.8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8.4cm" svg:y="1.9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4cm" svg:x="8.779cm" svg:y="1.96cm" svg:viewBox="0 0 660 375" svg:d="M65 83v228c0 37-9 37-65 37v27c29 0 73-2 96-2 21 0 65 2 94 2v-27c-56 0-65 0-65-37v-157c0-89 59-135 113-135s63 46 63 94v198c0 37-9 37-67 37v27c31 0 73-2 96-2s67 2 96 2v-27c-57 0-67 0-67-37v-157c0-89 61-135 115-135s62 46 62 94v198c0 37-8 37-66 37v27c29 0 73-2 96-2 22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9.478cm" svg:y="1.9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9.856cm" svg:y="1.9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0.29cm" svg:y="1.8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579cm" svg:height="0.374cm" svg:x="10.898cm" svg:y="1.97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425cm" svg:height="0.587cm" svg:x="11.52cm" svg:y="1.7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1.989cm" svg:y="1.7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2.225cm" svg:y="1.95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587cm" svg:x="12.574cm" svg:y="1.7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3.325cm" svg:y="1.7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3.559cm" svg:y="1.9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87cm" svg:height="0.575cm" svg:x="14.172cm" svg:y="1.759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381cm" svg:height="0.389cm" svg:x="14.661cm" svg:y="1.954cm" svg:viewBox="0 0 382 390" svg:d="M246 315c4 35 27 69 67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15.074cm" svg:y="1.74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277cm" svg:height="0.389cm" svg:x="15.308cm" svg:y="1.9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5.637cm" svg:y="1.9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9cm" svg:height="0.253cm" svg:x="16.061cm" svg:y="2.24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425cm" svg:height="0.587cm" svg:x="16.531cm" svg:y="1.7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327cm" svg:height="0.389cm" svg:x="16.996cm" svg:y="1.9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17.374cm" svg:y="1.9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7.845cm" svg:y="1.95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8.215cm" svg:y="1.9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8.876cm" svg:y="1.7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6cm" svg:height="0.529cm" svg:x="19.098cm" svg:y="1.8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77cm" svg:height="0.389cm" svg:x="19.438cm" svg:y="1.9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20.039cm" svg:y="1.8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85cm" svg:height="0.374cm" svg:x="20.375cm" svg:y="1.96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20.709cm" svg:y="1.96cm" svg:viewBox="0 0 426 384" svg:d="M303 307v77l123-9v-27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4cm" svg:height="0.529cm" svg:x="21.166cm" svg:y="1.8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1.506cm" svg:y="1.7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414cm" svg:height="0.374cm" svg:x="22.245cm" svg:y="1.97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81cm" svg:height="0.389cm" svg:x="22.662cm" svg:y="1.954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23.077cm" svg:y="1.74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23.309cm" svg:y="1.96cm" svg:viewBox="0 0 426 384" svg:d="M303 307v77l123-9v-27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327cm" svg:height="0.389cm" svg:x="23.775cm" svg:y="1.9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24.436cm" svg:y="1.7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4.67cm" svg:y="1.9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87cm" svg:height="0.575cm" svg:x="25.283cm" svg:y="1.759cm" svg:viewBox="0 0 488 576" svg:d="M465 0h-465v27h21c65 0 65 9 65 38v444c0 31 0 40-65 40h-21v27c29-4 96-4 129-4 34 0 111 0 142 4v-27h-27c-81 0-81-11-81-40v-209h73c81 0 88 28 88 99h22v-224h-22c0 71-7 100-88 100h-73v-215c0-27 2-33 41-33h101c127 0 148 46 162 163h21z">
            <text:p/>
          </draw:path>
          <draw:path draw:style-name="gr3" draw:text-style-name="P7" draw:layer="layout" svg:width="0.091cm" svg:height="0.091cm" svg:x="25.878cm" svg:y="2.242cm" svg:viewBox="0 0 92 92" svg:d="M92 46c0-25-21-46-46-46s-46 21-46 46 21 46 46 46 46-21 46-46z">
            <text:p/>
          </draw:path>
        </draw:g>
        <draw:g xml:id="id220" draw:id="id220">
          <svg:title>TexMaths</svg:title>
          <svg:desc>24§display§\text {Reason : } b^2 - 4ac = 16 - 4(1)(6) = - 8 &lt; 0 §svg§600§FALSE§</svg:desc>
          <draw:polygon draw:style-name="gr2" draw:text-style-name="P6" draw:layer="layout" svg:width="15.742cm" svg:height="0.867cm" svg:x="4.539cm" svg:y="2.793cm" svg:viewBox="0 0 15743 868" draw:points="7872,868 0,868 0,0 15743,0 15743,868">
            <text:p/>
          </draw:polygon>
          <draw:path draw:style-name="gr3" draw:text-style-name="P7" draw:layer="layout" svg:width="0.588cm" svg:height="0.597cm" svg:x="4.526cm" svg:y="2.916cm" svg:viewBox="0 0 589 598" svg:d="M159 279v-219c0-20 0-29 20-31 7-2 32-2 49-2 77 0 171 2 171 125 0 59-21 127-146 127zM338 290c82-19 148-71 148-138 0-81-96-152-221-152h-265v27h21c65 0 65 10 65 38v448c0 31 0 38-65 38h-21v27c31-2 90-2 123-2 34 0 94 0 125 2v-27h-21c-66 0-68-7-68-38v-215h98c14 0 50 0 79 29 33 30 33 57 33 113s0 88 34 121c35 31 81 37 106 37 67 0 80-70 80-95 0-3 0-13-11-13-8 0-8 8-10 13-4 60-34 75-55 75-41 0-48-42-60-121l-11-69c-16-54-56-81-104-98z">
            <text:p/>
          </draw:path>
          <draw:path draw:style-name="gr3" draw:text-style-name="P7" draw:layer="layout" svg:width="0.327cm" svg:height="0.389cm" svg:x="5.142cm" svg:y="3.11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5.528cm" svg:y="3.114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5.943cm" svg:y="3.11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6.271cm" svg:y="3.11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425cm" svg:height="0.374cm" svg:x="6.696cm" svg:y="3.11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091cm" svg:height="0.364cm" svg:x="7.492cm" svg:y="3.128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312cm" svg:height="0.597cm" svg:x="8.068cm" svg:y="2.907cm" svg:viewBox="0 0 313 598" svg:d="M163 10c0-2 0-10-11-10-20 0-81 8-104 8-6 2-15 2-15 17 0 12 7 12 19 12 42 0 44 5 44 13 0 6-8 35-13 52l-70 277c-9 42-13 55-13 86 0 79 44 133 108 133 99 0 205-127 205-248 0-79-46-137-113-137-39 0-75 25-100 52zM83 329c5-18 5-20 13-29 42-56 81-68 102-68 30 0 54 25 54 79 0 50-29 148-45 181-27 56-67 86-99 86-29 0-56-23-56-84 0-18 0-33 13-87z">
            <text:p/>
          </draw:path>
          <draw:path draw:style-name="gr3" draw:text-style-name="P7" draw:layer="layout" svg:width="0.262cm" svg:height="0.393cm" svg:x="8.427cm" svg:y="2.75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15cm" svg:height="0.036cm" svg:x="9.026cm" svg:y="3.264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9.823cm" svg:y="2.92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387cm" svg:height="0.383cm" svg:x="10.255cm" svg:y="3.118cm" svg:viewBox="0 0 388 384" svg:d="M282 54c-15-31-40-54-78-54-98 0-204 125-204 248 0 81 46 136 113 136 18 0 60-4 110-63 7 34 36 63 77 63 30 0 49-19 63-46 13-31 25-82 25-84 0-8-8-8-10-8-7 0-9 2-11 15-16 54-31 104-66 104-23 0-25-21-25-38 0-20 2-25 12-64 10-34 10-44 17-75l31-119c6-25 6-25 6-29 0-15-10-23-23-23-21 0-35 20-37 37zM227 275c-4 15-4 15-16 30-38 47-73 60-96 60-42 0-55-46-55-79 0-42 28-148 48-186 24-50 63-81 97-81 56 0 68 69 68 75 0 4-2 10-4 14z">
            <text:p/>
          </draw:path>
          <draw:path draw:style-name="gr3" draw:text-style-name="P7" draw:layer="layout" svg:width="0.329cm" svg:height="0.383cm" svg:x="10.702cm" svg:y="3.118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  <draw:path draw:style-name="gr3" draw:text-style-name="P7" draw:layer="layout" svg:width="0.562cm" svg:height="0.199cm" svg:x="11.313cm" svg:y="3.18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79cm" svg:height="0.564cm" svg:x="12.233cm" svg:y="2.9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12.615cm" svg:y="2.93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7" draw:layer="layout" svg:width="0.515cm" svg:height="0.036cm" svg:x="13.258cm" svg:y="3.264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14.055cm" svg:y="2.92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197cm" svg:height="0.844cm" svg:x="14.536cm" svg:y="2.859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279cm" svg:height="0.564cm" svg:x="14.855cm" svg:y="2.93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197cm" svg:height="0.844cm" svg:x="15.251cm" svg:y="2.85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197cm" svg:height="0.844cm" svg:x="15.614cm" svg:y="2.859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35cm" svg:height="0.581cm" svg:x="15.894cm" svg:y="2.93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0 15 75 15 115s0 83-15 113c-25 52-63 56-84 56z">
            <text:p/>
          </draw:path>
          <draw:path draw:style-name="gr3" draw:text-style-name="P7" draw:layer="layout" svg:width="0.197cm" svg:height="0.844cm" svg:x="16.328cm" svg:y="2.85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62cm" svg:height="0.199cm" svg:x="16.89cm" svg:y="3.18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515cm" svg:height="0.036cm" svg:x="17.802cm" svg:y="3.264cm" svg:viewBox="0 0 516 37" svg:d="M488 37c13 0 28 0 28-20 0-17-15-17-28-17h-459c-14 0-29 0-29 17 0 20 15 20 29 20z">
            <text:p/>
          </draw:path>
          <draw:path draw:style-name="gr3" draw:text-style-name="P7" draw:layer="layout" svg:width="0.35cm" svg:height="0.581cm" svg:x="18.424cm" svg:y="2.93cm" svg:viewBox="0 0 351 582" svg:d="M102 177c-39-25-42-54-42-69 0-50 55-87 115-87 63 0 117 44 117 106 0 48-33 88-85 117zM227 257c61-30 101-74 101-130 0-79-75-127-151-127-85 0-154 63-154 142 0 16 2 52 37 92 9 10 42 31 63 47-50 24-123 71-123 155 0 90 86 146 175 146 96 0 176-69 176-159 0-31-9-69-40-106-17-17-31-25-84-60zM142 294l104 65c23 16 63 41 63 93 0 63-63 107-132 107-73 0-135-52-135-123 0-50 27-104 100-142z">
            <text:p/>
          </draw:path>
          <draw:path draw:style-name="gr3" draw:text-style-name="P7" draw:layer="layout" svg:width="0.515cm" svg:height="0.491cm" svg:x="19.115cm" svg:y="3.035cm" svg:viewBox="0 0 516 492" svg:d="M501 37c10-6 15-10 15-20 0-9-7-17-15-17-4 0-6 0-15 6l-471 221c-7 4-15 9-15 19s8 13 15 19l471 221c9 6 11 6 15 6 8 0 15-8 15-17 0-10-5-14-15-20l-443-209z">
            <text:p/>
          </draw:path>
          <draw:path draw:style-name="gr3" draw:text-style-name="P7" draw:layer="layout" svg:width="0.356cm" svg:height="0.581cm" svg:x="19.968cm" svg:y="2.93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</draw:g>
        <draw:g xml:id="id221" draw:id="id221">
          <svg:title>TexMaths</svg:title>
          <svg:desc>24§display§\text {(vii) What a beautiful place it is ! }§svg§600§FALSE§</svg:desc>
          <draw:polygon draw:style-name="gr2" draw:text-style-name="P6" draw:layer="layout" svg:width="12.408cm" svg:height="0.76cm" svg:x="2.625cm" svg:y="4.09cm" svg:viewBox="0 0 12409 761" draw:points="6203,761 0,761 0,0 12409,0 12409,761">
            <text:p/>
          </draw:polygon>
          <draw:path draw:style-name="gr3" draw:text-style-name="P7" draw:layer="layout" svg:width="0.197cm" svg:height="0.844cm" svg:x="2.665cm" svg:y="4.04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14cm" svg:height="0.373cm" svg:x="2.926cm" svg:y="4.317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81cm" svg:height="0.566cm" svg:x="3.383cm" svg:y="4.11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618cm" svg:y="4.11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3.873cm" svg:y="4.04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836cm" svg:height="0.596cm" svg:x="4.449cm" svg:y="4.104cm" svg:viewBox="0 0 837 597" svg:d="M753 83c15-48 51-56 84-56v-27c-25 2-52 2-77 2-23 0-78-2-100-2v27c56 0 73 29 73 44 0 6-1 12-3 17l-127 390-135-415c-1-2-3-7-3-11 0-25 50-25 71-25v-27c-31 2-89 2-119 2-33 0-69-2-104-2v27c48 0 65 0 77 31l17 57-117 363-136-415c0-3-2-9-2-11 0-25 50-25 71-25v-27c-31 2-89 2-119 2-33 0-69-2-104-2v27c63 0 67 4 77 34l169 519c2 8 6 17 17 17 12 0 13-5 15-17l141-430 140 430c2 8 5 17 15 17 14 0 14-5 17-17z">
            <text:p/>
          </draw:path>
          <draw:path draw:style-name="gr3" draw:text-style-name="P7" draw:layer="layout" svg:width="0.425cm" svg:height="0.587cm" svg:x="5.328cm" svg:y="4.09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5.804cm" svg:y="4.3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6.208cm" svg:y="4.16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6.835cm" svg:y="4.3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7.527cm" svg:y="4.096cm" svg:viewBox="0 0 419 597" svg:d="M123 269v-269l-123 10v26c60 0 65 6 65 47v505h21c2-2 8-14 31-52 14 19 50 61 111 61 102 0 191-82 191-192 0-107-85-192-181-192-65 0-102 41-115 56zM125 492v-175c0-17 0-17 9-31 33-48 79-54 100-54 39 0 69 22 89 54 23 35 25 83 25 117 0 33-2 83-27 121-18 25-50 54-96 54-37 0-68-21-89-52-11-17-11-19-11-34z">
            <text:p/>
          </draw:path>
          <draw:path draw:style-name="gr3" draw:text-style-name="P7" draw:layer="layout" svg:width="0.327cm" svg:height="0.389cm" svg:x="8.018cm" svg:y="4.3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8.406cm" svg:y="4.3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83cm" svg:x="8.819cm" svg:y="4.30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4cm" svg:height="0.529cm" svg:x="9.276cm" svg:y="4.16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81cm" svg:height="0.566cm" svg:x="9.616cm" svg:y="4.11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9.85cm" svg:y="4.086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425cm" svg:height="0.383cm" svg:x="10.107cm" svg:y="4.307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189cm" svg:height="0.587cm" svg:x="10.578cm" svg:y="4.09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8cm" svg:height="0.537cm" svg:x="11.088cm" svg:y="4.307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189cm" svg:height="0.587cm" svg:x="11.561cm" svg:y="4.09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11.802cm" svg:y="4.3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12.217cm" svg:y="4.30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2.588cm" svg:y="4.3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3.248cm" svg:y="4.11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6cm" svg:height="0.529cm" svg:x="13.471cm" svg:y="4.16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14.091cm" svg:y="4.11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4.325cm" svg:y="4.30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606cm" svg:x="14.984cm" svg:y="4.077cm" svg:viewBox="0 0 92 607" svg:d="M58 428l34-386c0-27-25-42-46-42-23 0-46 15-46 42l35 386c0 14 0 19 11 19 8 0 12-3 12-19zM92 561c0-25-21-44-46-44s-46 19-46 44 21 46 46 46 46-21 46-46z">
            <text:p/>
          </draw:path>
        </draw:g>
        <draw:g xml:id="id222" draw:id="id222">
          <svg:title>TexMaths</svg:title>
          <svg:desc>24§display§\text {It is not a statement.}§svg§600§FALSE§</svg:desc>
          <draw:polygon draw:style-name="gr2" draw:text-style-name="P6" draw:layer="layout" svg:width="7.678cm" svg:height="0.502cm" svg:x="4.646cm" svg:y="5.188cm" svg:viewBox="0 0 7679 503" draw:points="3839,503 0,503 0,0 7679,0 7679,503">
            <text:p/>
          </draw:polygon>
          <draw:path draw:style-name="gr3" draw:text-style-name="P7" draw:layer="layout" svg:width="0.258cm" svg:height="0.577cm" svg:x="4.627cm" svg:y="5.146cm" svg:viewBox="0 0 259 578" svg:d="M167 65c0-28 4-38 69-38h23v-27c-29 2-96 2-128 2-35 0-102 0-131-2v27h23c65 0 69 10 69 38v448c0 31-4 38-69 38h-23v27c29-2 96-2 129-2 34 0 101 0 130 2v-27h-23c-65 0-69-7-69-38z">
            <text:p/>
          </draw:path>
          <draw:path draw:style-name="gr3" draw:text-style-name="P7" draw:layer="layout" svg:width="0.266cm" svg:height="0.529cm" svg:x="4.925cm" svg:y="5.204cm" svg:viewBox="0 0 267 530" svg:d="M131 183h120v-27h-120v-156h-22c0 69-26 159-109 163v20h73v232c0 106 79 115 109 115 60 0 85-59 85-115v-48h-23v48c0 62-25 94-56 94-57 0-57-77-57-92z">
            <text:p/>
          </draw:path>
          <draw:path draw:style-name="gr3" draw:text-style-name="P7" draw:layer="layout" svg:width="0.181cm" svg:height="0.566cm" svg:x="5.545cm" svg:y="5.158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779cm" svg:y="5.344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425cm" svg:height="0.374cm" svg:x="6.393cm" svg:y="5.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75cm" svg:height="0.389cm" svg:x="6.858cm" svg:y="5.344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64cm" svg:height="0.529cm" svg:x="7.272cm" svg:y="5.2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7.9cm" svg:y="5.344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8.595cm" svg:y="5.344cm" svg:viewBox="0 0 278 390" svg:d="M148 215c19 4 88 18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4cm" svg:height="0.529cm" svg:x="8.916cm" svg:y="5.2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81cm" svg:height="0.389cm" svg:x="9.263cm" svg:y="5.344cm" svg:viewBox="0 0 382 390" svg:d="M246 315c4 35 27 69 67 69 17 0 69-11 69-80v-47h-21v47c0 50-21 55-31 55-27 0-31-38-31-42v-171c0-35 0-67-30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9.666cm" svg:y="5.2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327cm" svg:height="0.389cm" svg:x="10.002cm" svg:y="5.34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659cm" svg:height="0.374cm" svg:x="10.38cm" svg:y="5.35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1 0 66 2 94 2v-27c-44 0-65 0-65-25v-162c0-73 0-100-27-130-11-14-40-31-88-31-71 0-110 50-123 83-11-73-75-83-113-83-62 0-102 37-125 88v-88l-119 10v27c60 0 65 5 65 46z">
            <text:p/>
          </draw:path>
          <draw:path draw:style-name="gr3" draw:text-style-name="P7" draw:layer="layout" svg:width="0.327cm" svg:height="0.389cm" svg:x="11.079cm" svg:y="5.344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11.457cm" svg:y="5.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11.891cm" svg:y="5.204cm" svg:viewBox="0 0 265 530" svg:d="M131 183h120v-27h-120v-156h-22c0 69-26 159-109 163v20h73v232c0 106 79 115 109 115 60 0 83-59 83-115v-48h-21v48c0 62-25 94-56 94-57 0-57-77-57-92z">
            <text:p/>
          </draw:path>
          <draw:path draw:style-name="gr3" draw:text-style-name="P7" draw:layer="layout" svg:width="0.091cm" svg:height="0.091cm" svg:x="12.277cm" svg:y="5.632cm" svg:viewBox="0 0 92 92" svg:d="M92 46c0-25-21-46-46-46s-46 21-46 46 21 46 46 46 46-21 46-46z">
            <text:p/>
          </draw:path>
        </draw:g>
        <draw:g xml:id="id223" draw:id="id223">
          <svg:title>TexMaths</svg:title>
          <svg:desc>24§display§\text {Reason : It is an Exclamatory sentence}§svg§600§FALSE§</svg:desc>
          <draw:polygon draw:style-name="gr2" draw:text-style-name="P6" draw:layer="layout" svg:width="14.411cm" svg:height="0.675cm" svg:x="12.838cm" svg:y="5.193cm" svg:viewBox="0 0 14412 676" draw:points="7206,676 0,676 0,0 14412,0 14412,676">
            <text:p/>
          </draw:polygon>
          <draw:path draw:style-name="gr3" draw:text-style-name="P7" draw:layer="layout" svg:width="0.588cm" svg:height="0.597cm" svg:x="12.825cm" svg:y="5.161cm" svg:viewBox="0 0 589 598" svg:d="M159 279v-219c0-20 0-29 20-31 7-2 32-2 49-2 77 0 171 2 171 125 0 59-21 127-146 127zM338 290c83-19 148-71 148-138 0-81-96-152-221-152h-265v27h21c65 0 65 10 65 38v448c0 31 0 39-65 39h-21v26c31-1 90-1 123-1 34 0 94 0 125 1v-26h-21c-66 0-68-8-68-39v-215h98c14 0 50 0 79 29 33 30 33 57 33 113s0 88 34 121c35 31 81 37 106 37 67 0 80-70 80-95 0-3 0-13-11-13-8 0-8 8-10 13-3 60-34 75-55 75-41 0-48-42-60-121l-11-69c-16-54-56-81-104-98z">
            <text:p/>
          </draw:path>
          <draw:path draw:style-name="gr3" draw:text-style-name="P7" draw:layer="layout" svg:width="0.327cm" svg:height="0.389cm" svg:x="13.441cm" svg:y="5.35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81cm" svg:height="0.389cm" svg:x="13.827cm" svg:y="5.359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77cm" svg:height="0.389cm" svg:x="14.242cm" svg:y="5.359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75cm" svg:height="0.389cm" svg:x="14.57cm" svg:y="5.359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425cm" svg:height="0.374cm" svg:x="14.995cm" svg:y="5.36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091cm" svg:height="0.364cm" svg:x="15.792cm" svg:y="5.374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7cm" svg:x="16.35cm" svg:y="5.161cm" svg:viewBox="0 0 259 578" svg:d="M167 65c0-28 4-38 71-38h21v-27c-29 2-96 2-128 2-35 0-100 0-131-2v27h23c65 0 69 10 69 38v448c0 31-4 39-69 39h-23v26c31-1 96-1 129-1 34 0 101 0 130 1v-26h-21c-67 0-71-8-71-39z">
            <text:p/>
          </draw:path>
          <draw:path draw:style-name="gr3" draw:text-style-name="P7" draw:layer="layout" svg:width="0.264cm" svg:height="0.529cm" svg:x="16.648cm" svg:y="5.218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181cm" svg:height="0.566cm" svg:x="17.27cm" svg:y="5.172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7.504cm" svg:y="5.359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81cm" svg:height="0.389cm" svg:x="18.125cm" svg:y="5.359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7" draw:layer="layout" svg:width="0.425cm" svg:height="0.374cm" svg:x="18.537cm" svg:y="5.36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523cm" svg:height="0.576cm" svg:x="19.288cm" svg:y="5.163cm" svg:viewBox="0 0 524 577" svg:d="M86 509c0 31 0 41-65 41h-21v27h488l36-220h-21c-21 131-40 193-186 193h-113c-39 0-41-6-41-35v-225h75c83 0 92 27 92 98h21v-223h-21c0 71-9 98-92 98h-75v-203c0-27 2-33 41-33h109c131 0 152 46 167 163h21l-25-190h-476v27h21c65 0 65 10 65 38z">
            <text:p/>
          </draw:path>
          <draw:path draw:style-name="gr3" draw:text-style-name="P7" draw:layer="layout" svg:width="0.425cm" svg:height="0.364cm" svg:x="19.845cm" svg:y="5.374cm" svg:viewBox="0 0 426 365" svg:d="M232 167c27-32 58-75 79-96 27-31 62-44 100-44v-27c-21 2-46 2-69 2-25 0-69-2-81-2v27c17 2 25 11 25 25 0 13-10 25-13 31l-52 65-67-85c-8-9-8-11-8-15 0-13 13-21 31-21v-27c-23 0-79 2-93 2-17 0-57 0-80-2v27c59 0 61 0 100 52l84 109-80 100c-41 50-91 52-108 52v25c21-2 48-2 71-2s60 2 81 2v-25c-20-4-25-13-25-27 0-19 25-46 75-107l65 84c8 10 17 23 17 29 0 8-8 19-31 21v25c27 0 73-2 93-2 23 0 55 0 80 2v-25c-44 0-59-2-80-27z">
            <text:p/>
          </draw:path>
          <draw:path draw:style-name="gr3" draw:text-style-name="P7" draw:layer="layout" svg:width="0.322cm" svg:height="0.389cm" svg:x="20.31cm" svg:y="5.359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189cm" svg:height="0.587cm" svg:x="20.684cm" svg:y="5.151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81cm" svg:height="0.389cm" svg:x="20.926cm" svg:y="5.359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66cm" svg:height="0.374cm" svg:x="21.339cm" svg:y="5.364cm" svg:viewBox="0 0 661 375" svg:d="M65 83v228c0 37-9 37-65 37v27c29 0 73-2 96-2 21 0 65 2 94 2v-27c-56 0-65 0-65-37v-157c0-89 59-135 113-135s63 46 63 94v198c0 37-9 37-67 37v27c31 0 73-2 96-2s67 2 96 2v-27c-57 0-67 0-67-37v-157c0-89 62-135 115-135 52 0 62 46 62 94v198c0 37-10 37-66 37v27c29 0 73-2 96-2 22 0 66 2 95 2v-27c-45 0-66 0-66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381cm" svg:height="0.389cm" svg:x="22.049cm" svg:y="5.359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7" draw:layer="layout" svg:width="0.264cm" svg:height="0.529cm" svg:x="22.452cm" svg:y="5.218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375cm" svg:height="0.389cm" svg:x="22.788cm" svg:y="5.359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285cm" svg:height="0.374cm" svg:x="23.209cm" svg:y="5.364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14cm" svg:height="0.537cm" svg:x="23.532cm" svg:y="5.374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6 27-3 33-23 33-36 0-21-15-35-35-35-17 0-36 10-36 37 0 38 36 67 79 67 52 0 88-48 107-96z">
            <text:p/>
          </draw:path>
          <draw:path draw:style-name="gr3" draw:text-style-name="P7" draw:layer="layout" svg:width="0.277cm" svg:height="0.389cm" svg:x="24.271cm" svg:y="5.359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24.599cm" svg:y="5.35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24.977cm" svg:y="5.36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4cm" svg:height="0.529cm" svg:x="25.411cm" svg:y="5.218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7" draw:layer="layout" svg:width="0.327cm" svg:height="0.389cm" svg:x="25.747cm" svg:y="5.35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26.126cm" svg:y="5.36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22cm" svg:height="0.389cm" svg:x="26.596cm" svg:y="5.359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27cm" svg:height="0.389cm" svg:x="26.967cm" svg:y="5.35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</draw:g>
        <draw:g xml:id="id224" draw:id="id224">
          <svg:title>TexMaths</svg:title>
          <svg:desc>24§display§\text {(viii) The Moon revolves around the earth. }§svg§600§FALSE§</svg:desc>
          <draw:polygon draw:style-name="gr2" draw:text-style-name="P6" draw:layer="layout" svg:width="15.718cm" svg:height="0.759cm" svg:x="2.527cm" svg:y="6.199cm" svg:viewBox="0 0 15719 760" draw:points="7860,760 0,760 0,0 15719,0 15719,760">
            <text:p/>
          </draw:polygon>
          <draw:path draw:style-name="gr3" draw:text-style-name="P7" draw:layer="layout" svg:width="0.197cm" svg:height="0.844cm" svg:x="2.567cm" svg:y="6.15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14cm" svg:height="0.373cm" svg:x="2.828cm" svg:y="6.426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81cm" svg:height="0.566cm" svg:x="3.285cm" svg:y="6.2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52cm" svg:y="6.2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754cm" svg:y="6.2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009cm" svg:y="6.15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48cm" svg:height="0.571cm" svg:x="4.601cm" svg:y="6.218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425cm" svg:height="0.587cm" svg:x="5.205cm" svg:y="6.20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5.672cm" svg:y="6.4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711cm" svg:height="0.577cm" svg:x="6.334cm" svg:y="6.213cm" svg:viewBox="0 0 712 578" svg:d="M173 19c-8-19-10-19-31-19h-142v27h21c63 0 65 9 65 38v425c0 23 0 61-86 61v27c29 0 71-2 100-2 27 0 69 2 98 2v-27c-87 0-87-38-87-61v-457l204 526c6 11 9 19 17 19 10 0 12-6 16-15l207-536h2v486c0 30-2 38-67 38h-22v27c33-2 91-2 123-2 33 0 91 0 121 2v-27h-21c-65 0-65-8-65-38v-448c0-29 0-38 65-38h21v-27h-144c-21 0-21 0-27 15l-186 479z">
            <text:p/>
          </draw:path>
          <draw:path draw:style-name="gr3" draw:text-style-name="P7" draw:layer="layout" svg:width="0.375cm" svg:height="0.389cm" svg:x="7.1cm" svg:y="6.41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75cm" svg:height="0.389cm" svg:x="7.546cm" svg:y="6.4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7.97cm" svg:y="6.41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85cm" svg:height="0.373cm" svg:x="8.717cm" svg:y="6.41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9.047cm" svg:y="6.4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4cm" svg:height="0.373cm" svg:x="9.416cm" svg:y="6.426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75cm" svg:height="0.389cm" svg:x="9.844cm" svg:y="6.4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10.27cm" svg:y="6.20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373cm" svg:x="10.493cm" svg:y="6.426cm" svg:viewBox="0 0 415 374" svg:d="M336 83c8-20 23-56 79-56v-27c-19 2-44 2-64 2-21 0-59-2-75-2v27c33 0 43 19 43 36 0 8-2 10-6 20l-86 217-96-237c-4-11-4-13-4-15 0-21 32-21 48-21v-27c-25 0-73 2-92 2-23 0-58 0-83-2v27c54 0 58 4 67 31l123 301c4 12 6 15 17 15 12 0 16-7 18-15z">
            <text:p/>
          </draw:path>
          <draw:path draw:style-name="gr3" draw:text-style-name="P7" draw:layer="layout" svg:width="0.327cm" svg:height="0.389cm" svg:x="10.923cm" svg:y="6.4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1.301cm" svg:y="6.4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11.923cm" svg:y="6.41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2.332cm" svg:y="6.41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2.663cm" svg:y="6.4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83cm" svg:x="13.089cm" svg:y="6.416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425cm" svg:height="0.373cm" svg:x="13.557cm" svg:y="6.41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4.028cm" svg:y="6.205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264cm" svg:height="0.529cm" svg:x="14.765cm" svg:y="6.2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5.103cm" svg:y="6.20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5.569cm" svg:y="6.4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7cm" svg:height="0.389cm" svg:x="16.224cm" svg:y="6.4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1cm" svg:height="0.389cm" svg:x="16.612cm" svg:y="6.41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7.021cm" svg:y="6.41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264cm" svg:height="0.529cm" svg:x="17.343cm" svg:y="6.2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7.683cm" svg:y="6.20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091cm" svg:height="0.091cm" svg:x="18.198cm" svg:y="6.7cm" svg:viewBox="0 0 92 92" svg:d="M92 46c0-25-21-46-46-46s-46 21-46 46 21 46 46 46 46-21 46-46z">
            <text:p/>
          </draw:path>
        </draw:g>
        <draw:g xml:id="id225" draw:id="id225">
          <svg:title>TexMaths</svg:title>
          <svg:desc>24§display§\text {It is a statement which is True, hence its truth value is T.}§svg§600§FALSE§</svg:desc>
          <draw:polygon draw:style-name="gr2" draw:text-style-name="P6" draw:layer="layout" svg:width="21.31cm" svg:height="0.665cm" svg:x="4.745cm" svg:y="7.289cm" svg:viewBox="0 0 21311 666" draw:points="10655,666 0,666 0,0 21311,0 21311,666">
            <text:p/>
          </draw:polygon>
          <draw:path draw:style-name="gr3" draw:text-style-name="P7" draw:layer="layout" svg:width="0.258cm" svg:height="0.577cm" svg:x="4.726cm" svg:y="7.257cm" svg:viewBox="0 0 259 578" svg:d="M167 65c0-29 4-38 69-38h23v-27c-29 2-96 2-128 2-35 0-102 0-131-2v27h23c65 0 69 9 69 38v448c0 31-4 38-69 38h-23v27c29-2 96-2 129-2 34 0 101 0 130 2v-27h-23c-65 0-69-7-69-38z">
            <text:p/>
          </draw:path>
          <draw:path draw:style-name="gr3" draw:text-style-name="P7" draw:layer="layout" svg:width="0.266cm" svg:height="0.529cm" svg:x="5.024cm" svg:y="7.3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81cm" svg:height="0.566cm" svg:x="5.644cm" svg:y="7.2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5.878cm" svg:y="7.4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1cm" svg:height="0.389cm" svg:x="6.5cm" svg:y="7.454cm" svg:viewBox="0 0 382 390" svg:d="M248 315c2 35 25 69 65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77cm" svg:height="0.389cm" svg:x="7.195cm" svg:y="7.4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7.516cm" svg:y="7.31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381cm" svg:height="0.389cm" svg:x="7.863cm" svg:y="7.4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8.266cm" svg:y="7.3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8.602cm" svg:y="7.4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4cm" svg:x="8.98cm" svg:y="7.46cm" svg:viewBox="0 0 660 375" svg:d="M65 83v228c0 37-9 37-65 37v27c29 0 73-2 96-2 21 0 65 2 94 2v-27c-56 0-65 0-65-37v-157c0-89 59-135 113-135s63 46 63 94v198c0 37-9 37-67 37v27c31 0 73-2 96-2s67 2 96 2v-27c-57 0-67 0-67-37v-157c0-89 61-135 115-135s62 46 62 94v198c0 37-8 37-66 37v27c29 0 73-2 96-2 21 0 66 2 94 2v-27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9.679cm" svg:y="7.4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10.058cm" svg:y="7.4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0.491cm" svg:y="7.3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579cm" svg:height="0.374cm" svg:x="11.1cm" svg:y="7.47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20 17 20 12 0 14-4 18-18l86-240 86 242c2 10 6 16 16 16 11 0 15-8 17-16z">
            <text:p/>
          </draw:path>
          <draw:path draw:style-name="gr3" draw:text-style-name="P7" draw:layer="layout" svg:width="0.425cm" svg:height="0.587cm" svg:x="11.722cm" svg:y="7.2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2.19cm" svg:y="7.2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2cm" svg:height="0.389cm" svg:x="12.427cm" svg:y="7.45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587cm" svg:x="12.776cm" svg:y="7.2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181cm" svg:height="0.566cm" svg:x="13.527cm" svg:y="7.2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3.761cm" svg:y="7.4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48cm" svg:height="0.571cm" svg:x="14.377cm" svg:y="7.26cm" svg:viewBox="0 0 549 572" svg:d="M534 0h-519l-15 190h21c12-136 25-163 152-163 15 0 38 0 46 2 17 2 17 11 17 31v447c0 29 0 40-88 40h-33v25c35-2 121-2 160-2 38 0 126 0 161 2v-25h-35c-88 0-88-11-88-40v-447c0-18 0-29 15-31 10-2 31-2 48-2 127 0 140 27 152 163h21z">
            <text:p/>
          </draw:path>
          <draw:path draw:style-name="gr3" draw:text-style-name="P7" draw:layer="layout" svg:width="0.285cm" svg:height="0.374cm" svg:x="14.909cm" svg:y="7.46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15.243cm" svg:y="7.46cm" svg:viewBox="0 0 426 384" svg:d="M303 307v77l123-9v-27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15.708cm" svg:y="7.4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9cm" svg:height="0.253cm" svg:x="16.132cm" svg:y="7.74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425cm" svg:height="0.587cm" svg:x="16.602cm" svg:y="7.2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327cm" svg:height="0.389cm" svg:x="17.067cm" svg:y="7.4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4cm" svg:x="17.445cm" svg:y="7.4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7" draw:layer="layout" svg:width="0.322cm" svg:height="0.389cm" svg:x="17.916cm" svg:y="7.45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8.284cm" svg:y="7.4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18.945cm" svg:y="7.2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19.167cm" svg:y="7.3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77cm" svg:height="0.389cm" svg:x="19.507cm" svg:y="7.4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0.11cm" svg:y="7.3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4cm" svg:x="20.446cm" svg:y="7.46cm" svg:viewBox="0 0 286 375" svg:d="M117 94v-94l-117 10v26c60 0 65 6 65 47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20.778cm" svg:y="7.46cm" svg:viewBox="0 0 426 384" svg:d="M303 307v77l123-9v-27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4cm" svg:height="0.529cm" svg:x="21.237cm" svg:y="7.3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21.575cm" svg:y="7.247cm" svg:viewBox="0 0 426 588" svg:d="M65 522c0 39-7 39-65 39v27c29-2 73-2 96-2 21 0 65 0 94 2v-27c-56 0-65 0-65-39v-155c0-89 59-135 113-135s63 46 63 94v196c0 39-9 39-65 39v27c29-2 73-2 96-2 21 0 65 0 94 2v-27c-44 0-65 0-65-25v-161c0-73 0-100-27-131-11-14-40-31-88-31-73 0-110 52-123 83v-296l-123 10v26c60 0 65 6 65 47z">
            <text:p/>
          </draw:path>
          <draw:path draw:style-name="gr3" draw:text-style-name="P7" draw:layer="layout" svg:width="0.414cm" svg:height="0.374cm" svg:x="22.314cm" svg:y="7.47cm" svg:viewBox="0 0 415 375" svg:d="M336 83c8-20 23-56 79-56v-27c-20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81cm" svg:height="0.389cm" svg:x="22.733cm" svg:y="7.4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23.145cm" svg:y="7.24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83cm" svg:x="23.38cm" svg:y="7.46cm" svg:viewBox="0 0 426 384" svg:d="M303 307v77l123-9v-27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327cm" svg:height="0.389cm" svg:x="23.844cm" svg:y="7.4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24.505cm" svg:y="7.2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4.739cm" svg:y="7.45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48cm" svg:height="0.571cm" svg:x="25.355cm" svg:y="7.26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091cm" svg:height="0.091cm" svg:x="26.008cm" svg:y="7.742cm" svg:viewBox="0 0 92 92" svg:d="M92 46c0-25-21-46-46-46s-46 21-46 46 21 46 46 46 46-21 46-46z">
            <text:p/>
          </draw:path>
        </draw:g>
        <draw:g xml:id="id226" draw:id="id226">
          <svg:title>TexMaths</svg:title>
          <svg:desc>26§display§\text {(2)}§svg§600§FALSE§</svg:desc>
          <draw:polygon draw:style-name="gr2" draw:text-style-name="P6" draw:layer="layout" svg:width="0.986cm" svg:height="0.822cm" svg:x="2.025cm" svg:y="8.392cm" svg:viewBox="0 0 987 823" draw:points="494,823 0,823 0,0 987,0 987,823">
            <text:p/>
          </draw:polygon>
          <draw:path draw:style-name="gr3" draw:text-style-name="P7" draw:layer="layout" svg:width="0.213cm" svg:height="0.914cm" svg:x="2.069cm" svg:y="8.34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2.381cm" svg:y="8.423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2.846cm" svg:y="8.3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27" draw:id="id227">
          <svg:title>TexMaths</svg:title>
          <svg:desc>24§display§\text {Write the following compound statements symbollically. }§svg§600§FALSE§</svg:desc>
          <draw:polygon draw:style-name="gr2" draw:text-style-name="P6" draw:layer="layout" svg:width="20.503cm" svg:height="0.685cm" svg:x="3.453cm" svg:y="8.49cm" svg:viewBox="0 0 20504 686" draw:points="10253,686 0,686 0,0 20504,0 20504,686">
            <text:p/>
          </draw:polygon>
          <draw:path draw:style-name="gr3" draw:text-style-name="P7" draw:layer="layout" svg:width="0.836cm" svg:height="0.597cm" svg:x="3.426cm" svg:y="8.467cm" svg:viewBox="0 0 837 598" svg:d="M753 83c15-48 51-56 84-56v-27c-25 2-50 2-77 2-23 0-78-2-100-2v27c56 0 73 29 73 44 0 6-1 12-3 17l-127 391-135-416c-1-1-3-7-3-11 0-25 50-25 71-25v-27c-31 2-89 2-119 2-33 0-69-2-104-2v27c48 0 65 0 77 31l17 57-117 364-136-416c0-3-2-9-2-11 0-25 50-25 71-25v-27c-31 2-89 2-119 2-33 0-69-2-104-2v27c63 0 67 4 77 35l169 519c2 7 6 17 17 17 12 0 13-6 15-17l141-431 140 431c2 7 5 17 15 17 14 0 14-6 17-17z">
            <text:p/>
          </draw:path>
          <draw:path draw:style-name="gr3" draw:text-style-name="P7" draw:layer="layout" svg:width="0.285cm" svg:height="0.374cm" svg:x="4.23cm" svg:y="8.671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4.565cm" svg:y="8.47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266cm" svg:height="0.53cm" svg:x="4.787cm" svg:y="8.5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27cm" svg:height="0.389cm" svg:x="5.123cm" svg:y="8.6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66cm" svg:height="0.53cm" svg:x="5.772cm" svg:y="8.5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425cm" svg:height="0.587cm" svg:x="6.11cm" svg:y="8.45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6.577cm" svg:y="8.6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274cm" svg:height="0.597cm" svg:x="7.237cm" svg:y="8.448cm" svg:viewBox="0 0 275 598" svg:d="M121 233v-98c0-75 40-116 79-116 2 0 13 0 27 6-10 4-25 13-25 35 0 19 13 36 36 36 25 0 37-17 37-36 0-31-31-60-75-60-60 0-133 44-133 135v98h-67v25h67v275c0 38-9 38-67 38v27c35-2 73-4 98-4 34 0 73 0 107 4v-27h-17c-63 0-65-10-65-40v-273h98v-25z">
            <text:p/>
          </draw:path>
          <draw:path draw:style-name="gr3" draw:text-style-name="P7" draw:layer="layout" svg:width="0.375cm" svg:height="0.389cm" svg:x="7.491cm" svg:y="8.665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189cm" svg:height="0.587cm" svg:x="7.917cm" svg:y="8.4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9cm" svg:height="0.587cm" svg:x="8.151cm" svg:y="8.4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8.38cm" svg:y="8.665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579cm" svg:height="0.374cm" svg:x="8.771cm" svg:y="8.679cm" svg:viewBox="0 0 580 375" svg:d="M509 81c15-43 42-54 71-54v-27c-19 2-44 2-62 2-25 0-63-2-78-2v27c30 0 48 15 48 40 0 6 0 6-4 18l-77 217-84-237c-2-9-4-11-4-15 0-23 32-23 50-23v-27c-25 0-68 2-89 2-25 0-50 0-75-2v27c31 0 45 2 54 11 4 6 14 31 19 49l-73 203-80-225c-4-11-4-13-4-15 0-23 33-23 50-23v-27c-25 0-73 2-92 2-4 0-48 0-79-2v27c42 0 52 2 63 29l106 300c4 13 8 19 17 19 12 0 14-4 18-17l86-241 86 243c2 9 6 15 18 15 9 0 13-8 15-15z">
            <text:p/>
          </draw:path>
          <draw:path draw:style-name="gr3" draw:text-style-name="P7" draw:layer="layout" svg:width="0.181cm" svg:height="0.566cm" svg:x="9.392cm" svg:y="8.47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4cm" svg:x="9.626cm" svg:y="8.67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387cm" svg:height="0.559cm" svg:x="10.09cm" svg:y="8.661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7" draw:layer="layout" svg:width="0.322cm" svg:height="0.389cm" svg:x="10.799cm" svg:y="8.665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75cm" svg:height="0.389cm" svg:x="11.169cm" svg:y="8.665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7" draw:layer="layout" svg:width="0.659cm" svg:height="0.374cm" svg:x="11.594cm" svg:y="8.671cm" svg:viewBox="0 0 660 375" svg:d="M65 83v229c0 36-9 36-65 36v27c29 0 73-2 96-2 21 0 65 2 94 2v-27c-56 0-65 0-65-36v-158c0-89 59-135 113-135s63 46 63 94v199c0 36-9 36-67 36v27c31 0 73-2 96-2s67 2 96 2v-27c-57 0-67 0-67-36v-158c0-89 61-135 115-135 52 0 62 46 62 94v199c0 36-10 36-66 36v27c29 0 73-2 96-2 22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418cm" svg:height="0.537cm" svg:x="12.293cm" svg:y="8.671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375cm" svg:height="0.389cm" svg:x="12.786cm" svg:y="8.66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425cm" svg:height="0.384cm" svg:x="13.21cm" svg:y="8.671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7" draw:layer="layout" svg:width="0.425cm" svg:height="0.374cm" svg:x="13.679cm" svg:y="8.67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418cm" svg:height="0.597cm" svg:x="14.149cm" svg:y="8.458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7" draw:layer="layout" svg:width="0.277cm" svg:height="0.389cm" svg:x="14.898cm" svg:y="8.66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66cm" svg:height="0.53cm" svg:x="15.219cm" svg:y="8.5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81cm" svg:height="0.389cm" svg:x="15.566cm" svg:y="8.66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264cm" svg:height="0.53cm" svg:x="15.97cm" svg:y="8.52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7" draw:layer="layout" svg:width="0.327cm" svg:height="0.389cm" svg:x="16.306cm" svg:y="8.6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659cm" svg:height="0.374cm" svg:x="16.684cm" svg:y="8.671cm" svg:viewBox="0 0 660 375" svg:d="M65 83v229c0 36-9 36-65 36v27c29 0 73-2 96-2 21 0 65 2 94 2v-27c-56 0-65 0-65-36v-158c0-89 59-135 113-135s63 46 63 94v199c0 36-9 36-67 36v27c31 0 73-2 96-2s67 2 96 2v-27c-57 0-67 0-67-36v-158c0-89 61-135 115-135 52 0 62 46 62 94v199c0 36-10 36-66 36v27c29 0 73-2 96-2 22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327cm" svg:height="0.389cm" svg:x="17.383cm" svg:y="8.66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7" draw:layer="layout" svg:width="0.425cm" svg:height="0.374cm" svg:x="17.761cm" svg:y="8.67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7" draw:layer="layout" svg:width="0.266cm" svg:height="0.53cm" svg:x="18.195cm" svg:y="8.52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277cm" svg:height="0.389cm" svg:x="18.535cm" svg:y="8.66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277cm" svg:height="0.389cm" svg:x="19.149cm" svg:y="8.66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414cm" svg:height="0.537cm" svg:x="19.47cm" svg:y="8.679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7" draw:layer="layout" svg:width="0.659cm" svg:height="0.374cm" svg:x="19.927cm" svg:y="8.671cm" svg:viewBox="0 0 660 375" svg:d="M65 83v229c0 36-9 36-65 36v27c29 0 73-2 96-2 21 0 65 2 94 2v-27c-56 0-65 0-65-36v-158c0-89 59-135 113-135s63 46 63 94v199c0 36-9 36-67 36v27c31 0 73-2 96-2s67 2 96 2v-27c-57 0-67 0-67-36v-158c0-89 61-135 115-135 52 0 62 46 62 94v199c0 36-10 36-66 36v27c29 0 73-2 96-2 22 0 66 2 94 2v-27c-44 0-65 0-65-25v-161c0-74 0-100-27-131-11-14-40-31-88-31-71 0-109 50-123 83-11-73-75-83-113-83-62 0-102 37-125 88v-88l-119 10v27c60 0 65 5 65 46z">
            <text:p/>
          </draw:path>
          <draw:path draw:style-name="gr3" draw:text-style-name="P7" draw:layer="layout" svg:width="0.418cm" svg:height="0.597cm" svg:x="20.603cm" svg:y="8.458cm" svg:viewBox="0 0 419 598" svg:d="M123 269v-269l-123 10v27c60 0 65 5 65 46v505h21c2-2 8-13 31-52 14 20 50 62 111 62 102 0 191-83 191-192 0-108-85-193-181-193-65 0-102 41-115 56zM125 492v-175c0-17 0-17 9-30 33-49 79-54 100-54 39 0 69 21 89 54 23 34 25 82 25 117 0 32-2 82-27 121-18 25-50 54-96 54-37 0-68-21-89-52-11-17-11-19-11-35z">
            <text:p/>
          </draw:path>
          <draw:path draw:style-name="gr3" draw:text-style-name="P7" draw:layer="layout" svg:width="0.375cm" svg:height="0.389cm" svg:x="21.094cm" svg:y="8.66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7" draw:layer="layout" svg:width="0.189cm" svg:height="0.587cm" svg:x="21.52cm" svg:y="8.4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9cm" svg:height="0.587cm" svg:x="21.755cm" svg:y="8.4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1cm" svg:height="0.566cm" svg:x="21.989cm" svg:y="8.47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22cm" svg:height="0.389cm" svg:x="22.223cm" svg:y="8.665cm" svg:viewBox="0 0 323 390" svg:d="M71 196c0-138 69-175 113-175 8 0 62 0 92 31-34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7" draw:layer="layout" svg:width="0.381cm" svg:height="0.389cm" svg:x="22.605cm" svg:y="8.66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7" draw:layer="layout" svg:width="0.189cm" svg:height="0.587cm" svg:x="23.02cm" svg:y="8.4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9cm" svg:height="0.587cm" svg:x="23.254cm" svg:y="8.458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14cm" svg:height="0.537cm" svg:x="23.477cm" svg:y="8.679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6-48 107-96z">
            <text:p/>
          </draw:path>
          <draw:path draw:style-name="gr3" draw:text-style-name="P7" draw:layer="layout" svg:width="0.091cm" svg:height="0.091cm" svg:x="23.909cm" svg:y="8.954cm" svg:viewBox="0 0 92 92" svg:d="M92 46c0-25-21-46-46-46s-46 21-46 46 21 46 46 46 46-21 46-46z">
            <text:p/>
          </draw:path>
        </draw:g>
        <draw:g xml:id="id228" draw:id="id228">
          <svg:title>TexMaths</svg:title>
          <svg:desc>24§display§\text {(i) Nagpur is in Maharashtra and Chennai is in Tamilnadu. }§svg§600§FALSE§</svg:desc>
          <draw:polygon draw:style-name="gr2" draw:text-style-name="P6" draw:layer="layout" svg:width="21.843cm" svg:height="0.76cm" svg:x="3.626cm" svg:y="9.594cm" svg:viewBox="0 0 21844 761" draw:points="10923,761 0,761 0,0 21844,0 21844,761">
            <text:p/>
          </draw:polygon>
          <draw:path draw:style-name="gr3" draw:text-style-name="P7" draw:layer="layout" svg:width="0.197cm" svg:height="0.844cm" svg:x="3.666cm" svg:y="9.55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3.939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194cm" svg:y="9.55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7cm" svg:height="0.577cm" svg:x="4.784cm" svg:y="9.608cm" svg:viewBox="0 0 578 578" svg:d="M169 12c-8-12-10-12-25-12h-144v27h25c11 0 29 0 42 2 19 2 19 2 19 19v442c0 23 0 61-86 61v27c29 0 71-2 100-2 27 0 69 2 98 2v-27c-87 0-87-38-87-61v-440c4 4 4 4 8 10l346 507c7 11 7 11 13 11 14 0 14-6 14-21v-469c0-23 0-61 86-61v-27c-29 0-71 2-100 2-27 0-69-2-98-2v27c87 0 87 38 87 61v363z">
            <text:p/>
          </draw:path>
          <draw:path draw:style-name="gr3" draw:text-style-name="P7" draw:layer="layout" svg:width="0.381cm" svg:height="0.389cm" svg:x="5.423cm" svg:y="9.8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87cm" svg:height="0.558cm" svg:x="5.834cm" svg:y="9.802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8cm" svg:height="0.537cm" svg:x="6.254cm" svg:y="9.811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425cm" svg:height="0.383cm" svg:x="6.727cm" svg:y="9.811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85cm" svg:height="0.373cm" svg:x="7.191cm" svg:y="9.81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7.808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8.042cm" svg:y="9.8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8.656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8.891cm" svg:y="9.8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711cm" svg:height="0.577cm" svg:x="9.643cm" svg:y="9.608cm" svg:viewBox="0 0 712 578" svg:d="M173 19c-8-19-10-19-31-19h-142v27h21c65 0 65 9 65 38v425c0 23 0 61-86 61v27c29 0 71-2 100-2 27 0 69 2 98 2v-27c-87 0-87-38-87-61v-457l204 526c6 11 9 19 17 19 10 0 12-6 16-15l207-536h2v486c0 30-2 38-67 38h-20v27c31-2 89-2 121-2 33 0 91 0 121 2v-27h-21c-65 0-65-8-65-38v-448c0-29 0-38 65-38h21v-27h-144c-21 0-21 0-27 15l-186 479z">
            <text:p/>
          </draw:path>
          <draw:path draw:style-name="gr3" draw:text-style-name="P7" draw:layer="layout" svg:width="0.381cm" svg:height="0.389cm" svg:x="10.421cm" svg:y="9.8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587cm" svg:x="10.834cm" svg:y="9.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81cm" svg:height="0.389cm" svg:x="11.312cm" svg:y="9.8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1.721cm" svg:y="9.81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2.064cm" svg:y="9.8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12.477cm" svg:y="9.8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5cm" svg:height="0.587cm" svg:x="12.809cm" svg:y="9.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264cm" svg:height="0.529cm" svg:x="13.243cm" svg:y="9.665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285cm" svg:height="0.373cm" svg:x="13.579cm" svg:y="9.811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3.921cm" svg:y="9.8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81cm" svg:height="0.389cm" svg:x="14.624cm" svg:y="9.8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5.038cm" svg:y="9.8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5.509cm" svg:y="9.6cm" svg:viewBox="0 0 419 597" svg:d="M294 542v55l125-9v-27c-60 0-68-6-68-46v-515l-121 10v26c60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515cm" svg:height="0.614cm" svg:x="16.277cm" svg:y="9.59cm" svg:viewBox="0 0 516 615" svg:d="M0 307c0 175 136 308 294 308 138 0 222-118 222-216 0-7 0-13-11-13-10 0-10 4-10 13-7 121-98 191-190 191-52 0-219-29-219-283 0-251 166-280 217-280 93 0 169 77 185 200 2 11 2 15 13 15 15 0 15-4 15-21v-200c0-15 0-21-9-21-4 0-8 0-14 10l-42 63c-32-31-75-73-157-73-158 0-294 134-294 307z">
            <text:p/>
          </draw:path>
          <draw:path draw:style-name="gr3" draw:text-style-name="P7" draw:layer="layout" svg:width="0.425cm" svg:height="0.587cm" svg:x="16.866cm" svg:y="9.6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7.331cm" svg:y="9.80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7.709cm" svg:y="9.8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5cm" svg:height="0.373cm" svg:x="18.178cm" svg:y="9.8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18.654cm" svg:y="9.807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1cm" svg:height="0.566cm" svg:x="19.069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19.585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9.819cm" svg:y="9.80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0.432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0.666cm" svg:y="9.8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548cm" svg:height="0.571cm" svg:x="21.419cm" svg:y="9.613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381cm" svg:height="0.389cm" svg:x="21.964cm" svg:y="9.80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659cm" svg:height="0.373cm" svg:x="22.377cm" svg:y="9.811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181cm" svg:height="0.566cm" svg:x="23.079cm" svg:y="9.62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9cm" svg:height="0.587cm" svg:x="23.314cm" svg:y="9.6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25cm" svg:height="0.373cm" svg:x="23.548cm" svg:y="9.81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1cm" svg:height="0.389cm" svg:x="24.024cm" svg:y="9.807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18cm" svg:height="0.596cm" svg:x="24.441cm" svg:y="9.6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425cm" svg:height="0.383cm" svg:x="24.907cm" svg:y="9.811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091cm" svg:height="0.091cm" svg:x="25.422cm" svg:y="10.095cm" svg:viewBox="0 0 92 92" svg:d="M92 46c0-25-21-46-46-46s-46 21-46 46 21 46 46 46 46-21 46-46z">
            <text:p/>
          </draw:path>
        </draw:g>
        <draw:g xml:id="id229" draw:id="id229">
          <svg:title>TexMaths</svg:title>
          <svg:desc>24§display§\text {(ii) Triangle is equilateral or isosceles.}§svg§600§FALSE§</svg:desc>
          <draw:polygon draw:style-name="gr2" draw:text-style-name="P6" draw:layer="layout" svg:width="13.834cm" svg:height="0.76cm" svg:x="3.427cm" svg:y="10.696cm" svg:viewBox="0 0 13835 761" draw:points="6917,761 0,761 0,0 13835,0 13835,761">
            <text:p/>
          </draw:polygon>
          <draw:path draw:style-name="gr3" draw:text-style-name="P7" draw:layer="layout" svg:width="0.197cm" svg:height="0.844cm" svg:x="3.467cm" svg:y="10.65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3.74cm" svg:y="1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974cm" svg:y="1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23cm" svg:y="10.65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48cm" svg:height="0.571cm" svg:x="4.821cm" svg:y="10.715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7" draw:layer="layout" svg:width="0.285cm" svg:height="0.373cm" svg:x="5.353cm" svg:y="10.913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5.687cm" svg:y="1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81cm" svg:height="0.389cm" svg:x="5.929cm" svg:y="10.90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6.343cm" svg:y="10.91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6.808cm" svg:y="10.904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89cm" svg:height="0.587cm" svg:x="7.234cm" svg:y="10.70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7.465cm" svg:y="10.90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8.125cm" svg:y="1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8.359cm" svg:y="10.90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8.968cm" svg:y="10.90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9.348cm" svg:y="10.913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7" draw:layer="layout" svg:width="0.425cm" svg:height="0.383cm" svg:x="9.791cm" svg:y="10.913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181cm" svg:height="0.566cm" svg:x="10.262cm" svg:y="1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9cm" svg:height="0.587cm" svg:x="10.496cm" svg:y="10.70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81cm" svg:height="0.389cm" svg:x="10.738cm" svg:y="10.909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4cm" svg:height="0.529cm" svg:x="11.139cm" svg:y="10.76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11.475cm" svg:y="10.90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1.85cm" svg:y="10.91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2.191cm" svg:y="10.909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189cm" svg:height="0.587cm" svg:x="12.606cm" svg:y="10.70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3.117cm" svg:y="10.90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3.539cm" svg:y="10.913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4.155cm" svg:y="10.72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14.39cm" svg:y="10.90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75cm" svg:height="0.389cm" svg:x="14.718cm" svg:y="10.90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5.144cm" svg:y="10.90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2cm" svg:height="0.389cm" svg:x="15.478cm" svg:y="10.90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27cm" svg:height="0.389cm" svg:x="15.847cm" svg:y="10.90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9cm" svg:height="0.587cm" svg:x="16.227cm" svg:y="10.70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6.455cm" svg:y="10.909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6.836cm" svg:y="10.90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17.212cm" svg:y="11.197cm" svg:viewBox="0 0 92 92" svg:d="M92 46c0-25-21-46-46-46s-46 21-46 46 21 46 46 46 46-21 46-46z">
            <text:p/>
          </draw:path>
        </draw:g>
        <draw:g xml:id="id230" draw:id="id230">
          <svg:title>TexMaths</svg:title>
          <svg:desc>24§display§\text {(iii) Angle is neither acute nor obtuse.}§svg§600§FALSE§</svg:desc>
          <draw:polygon draw:style-name="gr2" draw:text-style-name="P6" draw:layer="layout" svg:width="13.985cm" svg:height="0.759cm" svg:x="3.327cm" svg:y="11.798cm" svg:viewBox="0 0 13986 760" draw:points="6994,760 0,760 0,0 13986,0 13986,760">
            <text:p/>
          </draw:polygon>
          <draw:path draw:style-name="gr3" draw:text-style-name="P7" draw:layer="layout" svg:width="0.197cm" svg:height="0.844cm" svg:x="3.367cm" svg:y="11.756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3.64cm" svg:y="11.8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874cm" svg:y="11.8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4.108cm" svg:y="11.8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364cm" svg:y="11.75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9cm" svg:height="0.606cm" svg:x="4.951cm" svg:y="11.785cm" svg:viewBox="0 0 580 607" svg:d="M309 17c-4-11-6-17-19-17-14 0-15 6-19 17l-177 505c-15 45-48 56-94 58v27c19-2 56-4 86-4 27 0 71 2 98 4v-27c-42 0-63-21-63-44 0-2 0-10 0-12l40-111h210l44 129c0 3 2 9 2 13 0 25-46 25-70 25v27c31-4 89-4 121-4 37 0 75 2 112 4v-27h-16c-49 0-63-6-71-35zM265 111l96 275h-190z">
            <text:p/>
          </draw:path>
          <draw:path draw:style-name="gr3" draw:text-style-name="P7" draw:layer="layout" svg:width="0.425cm" svg:height="0.373cm" svg:x="5.585cm" svg:y="12.0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6.049cm" svg:y="12.006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89cm" svg:height="0.587cm" svg:x="6.475cm" svg:y="11.80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6.706cm" svg:y="12.0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7.366cm" svg:y="11.8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7.601cm" svg:y="12.01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5cm" svg:height="0.373cm" svg:x="8.213cm" svg:y="12.0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27cm" svg:height="0.389cm" svg:x="8.678cm" svg:y="12.0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181cm" svg:height="0.566cm" svg:x="9.058cm" svg:y="11.8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64cm" svg:height="0.529cm" svg:x="9.28cm" svg:y="11.869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9.618cm" svg:y="11.804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0.085cm" svg:y="12.0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0.459cm" svg:y="12.01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1.081cm" svg:y="12.011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322cm" svg:height="0.389cm" svg:x="11.498cm" svg:y="12.011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5cm" svg:height="0.383cm" svg:x="11.87cm" svg:y="12.01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64cm" svg:height="0.529cm" svg:x="12.327cm" svg:y="11.869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12.663cm" svg:y="12.0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3.323cm" svg:y="12.01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75cm" svg:height="0.389cm" svg:x="13.788cm" svg:y="12.01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14.21cm" svg:y="12.015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75cm" svg:height="0.389cm" svg:x="14.821cm" svg:y="12.01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15.243cm" svg:y="11.804cm" svg:viewBox="0 0 419 597" svg:d="M123 269v-269l-123 10v26c60 0 65 6 65 47v505h21c2-2 8-14 31-52 14 19 50 61 111 61 102 0 191-82 191-192 0-107-85-192-181-192-65 0-102 40-115 56zM125 492v-175c0-17 0-17 9-31 33-48 79-54 100-54 39 0 69 22 89 54 23 35 24 83 24 117 0 33-1 83-26 121-18 25-50 54-96 54-37 0-68-21-89-52-11-17-11-19-11-34z">
            <text:p/>
          </draw:path>
          <draw:path draw:style-name="gr3" draw:text-style-name="P7" draw:layer="layout" svg:width="0.264cm" svg:height="0.529cm" svg:x="15.704cm" svg:y="11.869cm" svg:viewBox="0 0 265 530" svg:d="M131 182h120v-26h-120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383cm" svg:x="16.042cm" svg:y="12.01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277cm" svg:height="0.389cm" svg:x="16.512cm" svg:y="12.01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6.841cm" svg:y="12.01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091cm" svg:height="0.091cm" svg:x="17.265cm" svg:y="12.299cm" svg:viewBox="0 0 92 92" svg:d="M92 46c0-25-21-46-46-46s-46 21-46 46 21 46 46 46 46-21 46-46z">
            <text:p/>
          </draw:path>
        </draw:g>
        <draw:g xml:id="id231" draw:id="id231">
          <svg:title>TexMaths</svg:title>
          <svg:desc>24§display§\text {(iv) If } \triangle ABC \text { is right angled at B, then } \angle A + \angle C= 90^\circ .§svg§600§FALSE§</svg:desc>
          <draw:polygon draw:style-name="gr2" draw:text-style-name="P6" draw:layer="layout" svg:width="21.073cm" svg:height="0.76cm" svg:x="3.228cm" svg:y="12.903cm" svg:viewBox="0 0 21074 761" draw:points="10537,761 0,761 0,0 21074,0 21074,761">
            <text:p/>
          </draw:polygon>
          <draw:path draw:style-name="gr3" draw:text-style-name="P7" draw:layer="layout" svg:width="0.197cm" svg:height="0.844cm" svg:x="3.268cm" svg:y="12.86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181cm" svg:height="0.566cm" svg:x="3.541cm" svg:y="12.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14cm" svg:height="0.373cm" svg:x="3.764cm" svg:y="13.13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97cm" svg:height="0.844cm" svg:x="4.242cm" svg:y="12.86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258cm" svg:height="0.577cm" svg:x="4.825cm" svg:y="12.917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7" draw:layer="layout" svg:width="0.274cm" svg:height="0.596cm" svg:x="5.135cm" svg:y="12.899cm" svg:viewBox="0 0 275 597" svg:d="M121 232v-98c0-74 40-115 79-115 2 0 13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65cm" svg:height="0.606cm" svg:x="5.695cm" svg:y="12.89cm" svg:viewBox="0 0 651 607" svg:d="M344 15c-6-9-8-15-18-15-9 0-13 4-19 17l-299 555c-8 12-8 14-8 18 0 17 17 17 31 17h591c14 0 29 0 29-17 0-4-2-8-4-14zM326 52l281 520h-563z">
            <text:p/>
          </draw:path>
          <draw:path draw:style-name="gr3" draw:text-style-name="P7" draw:layer="layout" svg:width="0.579cm" svg:height="0.606cm" svg:x="6.425cm" svg:y="12.89cm" svg:viewBox="0 0 580 607" svg:d="M121 509c-33 56-65 69-104 71-9 0-17 0-17 17 0 4 4 10 12 10 23 0 48-4 72-4 27 0 58 4 85 4 4 0 15 0 15-17 0-10-7-10-13-10-19-2-40-10-40-31 0-9 5-19 13-30l63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604cm" svg:height="0.577cm" svg:x="7.064cm" svg:y="12.917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3 0 98 64 98 100 0 85-75 165-175 165z">
            <text:p/>
          </draw:path>
          <draw:path draw:style-name="gr3" draw:text-style-name="P7" draw:layer="layout" svg:width="0.6cm" svg:height="0.614cm" svg:x="7.753cm" svg:y="12.899cm" svg:viewBox="0 0 601 615" svg:d="M601 8c0-2-2-8-10-8-2 0-3 0-13 10l-58 65c-7-12-48-75-142-75-188 0-378 186-378 384 0 138 100 231 228 231 75 0 139-33 185-73 79-70 92-146 92-148 0-8-8-8-10-8-5 0-9 0-11 8-8 25-27 84-85 134-59 46-113 62-157 62-75 0-165-45-165-177 0-48 17-184 102-284 51-60 132-102 207-102 86 0 136 65 136 163 0 33-2 35-2 42 0 10 8 10 12 10 11 0 11-2 15-17z">
            <text:p/>
          </draw:path>
          <draw:path draw:style-name="gr3" draw:text-style-name="P7" draw:layer="layout" svg:width="0.181cm" svg:height="0.566cm" svg:x="8.683cm" svg:y="12.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8.917cm" svg:y="13.11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85cm" svg:height="0.373cm" svg:x="9.527cm" svg:y="13.12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9.862cm" svg:y="12.9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87cm" svg:height="0.558cm" svg:x="10.092cm" svg:y="13.111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5cm" svg:height="0.587cm" svg:x="10.516cm" svg:y="12.90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264cm" svg:height="0.529cm" svg:x="10.95cm" svg:y="12.97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11.58cm" svg:y="13.116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11.993cm" svg:y="13.1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87cm" svg:height="0.558cm" svg:x="12.457cm" svg:y="13.111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89cm" svg:height="0.587cm" svg:x="12.884cm" svg:y="12.90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27cm" svg:height="0.389cm" svg:x="13.114cm" svg:y="13.1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13.494cm" svg:y="12.909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81cm" svg:height="0.389cm" svg:x="14.251cm" svg:y="13.116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64cm" svg:height="0.529cm" svg:x="14.652cm" svg:y="12.97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519cm" svg:height="0.577cm" svg:x="15.276cm" svg:y="12.917cm" svg:viewBox="0 0 520 578" svg:d="M157 269v-209c0-27 2-33 43-33h103c83 0 114 71 114 115 0 56-43 127-137 127zM357 277c83-18 140-72 140-135 0-73-77-142-188-142h-309v27h21c65 0 65 9 65 38v448c0 30 0 38-65 38h-21v27h332c113 0 188-75 188-155 0-73-69-137-163-146zM305 551h-105c-41 0-43-6-43-32v-233h160c84 0 119 79 119 137 0 59-44 128-131 128z">
            <text:p/>
          </draw:path>
          <draw:path draw:style-name="gr3" draw:text-style-name="P7" draw:layer="layout" svg:width="0.099cm" svg:height="0.253cm" svg:x="15.915cm" svg:y="13.404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264cm" svg:height="0.529cm" svg:x="16.374cm" svg:y="12.97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25cm" svg:height="0.587cm" svg:x="16.714cm" svg:y="12.909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17.179cm" svg:y="13.116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7.557cm" svg:y="13.1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515cm" svg:height="0.587cm" svg:x="18.327cm" svg:y="12.909cm" svg:viewBox="0 0 516 588" svg:d="M507 35c9-10 9-14 9-18 0-9-7-17-17-17-6 0-11 2-19 12l-470 541c-8 8-10 12-10 17 0 18 15 18 31 18h455c15 0 30 0 30-18 0-17-15-17-30-17h-432z">
            <text:p/>
          </draw:path>
          <draw:path draw:style-name="gr3" draw:text-style-name="P7" draw:layer="layout" svg:width="0.579cm" svg:height="0.606cm" svg:x="18.918cm" svg:y="12.89cm" svg:viewBox="0 0 580 607" svg:d="M121 509c-33 56-65 69-104 71-9 0-17 0-17 17 0 4 4 10 12 10 23 0 48-4 72-4 27 0 58 4 85 4 4 0 15 0 15-17 0-10-7-10-13-10-19-2-40-10-40-31 0-9 5-19 13-30l63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562cm" svg:height="0.564cm" svg:x="19.757cm" svg:y="13.00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515cm" svg:height="0.587cm" svg:x="20.6cm" svg:y="12.909cm" svg:viewBox="0 0 516 588" svg:d="M507 35c9-10 9-14 9-18 0-9-7-17-17-17-6 0-11 2-19 12l-470 541c-8 8-10 12-10 17 0 18 15 18 31 18h455c15 0 30 0 30-18 0-17-15-17-30-17h-432z">
            <text:p/>
          </draw:path>
          <draw:path draw:style-name="gr3" draw:text-style-name="P7" draw:layer="layout" svg:width="0.6cm" svg:height="0.614cm" svg:x="21.205cm" svg:y="12.899cm" svg:viewBox="0 0 601 615" svg:d="M601 8c0-2-2-8-10-8-2 0-3 0-13 10l-58 65c-7-12-48-75-142-75-188 0-378 186-378 384 0 138 100 231 228 231 75 0 139-33 185-73 79-70 92-146 92-148 0-8-8-8-10-8-5 0-9 0-11 8-8 25-27 84-85 134-59 46-113 62-157 62-75 0-165-45-165-177 0-48 17-184 102-284 51-60 132-102 207-102 86 0 136 65 136 163 0 33-2 35-2 42 0 10 8 10 12 10 11 0 11-2 15-17z">
            <text:p/>
          </draw:path>
          <draw:path draw:style-name="gr3" draw:text-style-name="P7" draw:layer="layout" svg:width="0.562cm" svg:height="0.199cm" svg:x="22.107cm" svg:y="13.18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22.985cm" svg:y="12.932cm" svg:viewBox="0 0 351 582" svg:d="M276 294v27c0 199-88 238-138 238-13 0-59-2-82-31 36 0 44-25 44-38 0-27-21-41-40-41-14 0-39 8-39 43 0 55 46 90 117 90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356cm" svg:height="0.581cm" svg:x="23.405cm" svg:y="12.932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254cm" svg:height="0.254cm" svg:x="23.839cm" svg:y="12.871cm" svg:viewBox="0 0 255 255" svg:d="M255 129c0-73-57-129-126-129-73 0-129 58-129 127 0 73 58 128 129 128s126-57 126-126zM129 227c-58 0-100-46-100-98 0-56 44-100 100-100 55 0 98 46 98 98 0 55-45 100-98 100z">
            <text:p/>
          </draw:path>
          <draw:path draw:style-name="gr3" draw:text-style-name="P7" draw:layer="layout" svg:width="0.091cm" svg:height="0.091cm" svg:x="24.254cm" svg:y="13.404cm" svg:viewBox="0 0 92 92" svg:d="M92 46c0-25-21-46-46-46s-46 21-46 46 21 46 46 46 46-21 46-46z">
            <text:p/>
          </draw:path>
        </draw:g>
        <draw:g xml:id="id232" draw:id="id232">
          <svg:title>TexMaths</svg:title>
          <svg:desc>24§display§\text {(v) Hima Das wins gold medal if and only if she runs fast.}§svg§600§FALSE§</svg:desc>
          <draw:polygon draw:style-name="gr2" draw:text-style-name="P6" draw:layer="layout" svg:width="21.368cm" svg:height="0.76cm" svg:x="3.429cm" svg:y="14.099cm" svg:viewBox="0 0 21369 761" draw:points="10685,761 0,761 0,0 21369,0 21369,761">
            <text:p/>
          </draw:polygon>
          <draw:path draw:style-name="gr3" draw:text-style-name="P7" draw:layer="layout" svg:width="0.197cm" svg:height="0.844cm" svg:x="3.469cm" svg:y="14.057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14cm" svg:height="0.373cm" svg:x="3.73cm" svg:y="14.326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7" draw:layer="layout" svg:width="0.197cm" svg:height="0.844cm" svg:x="4.209cm" svg:y="14.05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77cm" svg:height="0.577cm" svg:x="4.798cm" svg:y="14.113cm" svg:viewBox="0 0 578 578" svg:d="M492 65c0-29 1-38 65-38h21v-27c-29 2-92 2-125 2-31 0-96 0-125-2v27h21c66 0 66 9 66 38v200h-252v-200c0-29 2-38 65-38h22v-27c-29 2-93 2-125 2-33 0-96 0-125-2v27h21c65 0 65 9 65 38v448c0 30 0 38-65 38h-21v27c29-2 92-2 125-2 32 0 96 0 125 2v-27h-22c-63 0-65-8-65-38v-223h252v223c0 30 0 38-66 38h-21v27c29-2 93-2 125-2 33 0 96 0 125 2v-27h-21c-64 0-65-8-65-38z">
            <text:p/>
          </draw:path>
          <draw:path draw:style-name="gr3" draw:text-style-name="P7" draw:layer="layout" svg:width="0.181cm" svg:height="0.566cm" svg:x="5.43cm" svg:y="14.1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66cm" svg:height="0.373cm" svg:x="5.664cm" svg:y="14.316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81cm" svg:height="0.389cm" svg:x="6.374cm" svg:y="14.31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567cm" svg:height="0.577cm" svg:x="7.071cm" svg:y="14.113cm" svg:viewBox="0 0 568 578" svg:d="M0 0v27h21c65 0 65 9 65 38v448c0 30 0 38-65 38h-21v27h309c142 0 259-125 259-284 0-161-113-294-259-294zM202 551c-41 0-43-6-43-32v-459c0-27 2-33 43-33h84c52 0 111 17 154 79 36 50 44 123 44 188 0 94-15 144-46 186-17 23-65 71-152 71z">
            <text:p/>
          </draw:path>
          <draw:path draw:style-name="gr3" draw:text-style-name="P7" draw:layer="layout" svg:width="0.381cm" svg:height="0.389cm" svg:x="7.722cm" svg:y="14.31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8.135cm" svg:y="14.3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79cm" svg:height="0.373cm" svg:x="8.738cm" svg:y="14.326cm" svg:viewBox="0 0 580 374" svg:d="M509 81c15-43 40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6 15 11 0 15-7 17-15z">
            <text:p/>
          </draw:path>
          <draw:path draw:style-name="gr3" draw:text-style-name="P7" draw:layer="layout" svg:width="0.181cm" svg:height="0.566cm" svg:x="9.36cm" svg:y="14.1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9.593cm" svg:y="14.31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10.063cm" svg:y="14.3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87cm" svg:height="0.558cm" svg:x="10.672cm" svg:y="14.307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375cm" svg:height="0.389cm" svg:x="11.094cm" svg:y="14.3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189cm" svg:height="0.587cm" svg:x="11.52cm" svg:y="14.10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8cm" svg:height="0.596cm" svg:x="11.755cm" svg:y="14.105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66cm" svg:height="0.373cm" svg:x="12.503cm" svg:y="14.316cm" svg:viewBox="0 0 661 374" svg:d="M65 83v228c0 37-9 37-65 37v26c29 0 73-1 96-1 21 0 65 1 94 1v-26c-56 0-65 0-65-37v-157c0-89 59-135 113-135s63 46 63 94v198c0 37-9 37-67 37v26c31 0 73-1 96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3.202cm" svg:y="14.3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96cm" svg:x="13.583cm" svg:y="14.105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81cm" svg:height="0.389cm" svg:x="14.059cm" svg:y="14.312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189cm" svg:height="0.587cm" svg:x="14.472cm" svg:y="14.10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1cm" svg:height="0.566cm" svg:x="14.988cm" svg:y="14.1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5.222cm" svg:y="14.09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381cm" svg:height="0.389cm" svg:x="15.768cm" svg:y="14.312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425cm" svg:height="0.373cm" svg:x="16.182cm" svg:y="14.31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16.653cm" svg:y="14.105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375cm" svg:height="0.389cm" svg:x="17.398cm" svg:y="14.3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17.822cm" svg:y="14.31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89cm" svg:height="0.587cm" svg:x="18.293cm" svg:y="14.10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18.513cm" svg:y="14.326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6-48 107-96z">
            <text:p/>
          </draw:path>
          <draw:path draw:style-name="gr3" draw:text-style-name="P7" draw:layer="layout" svg:width="0.181cm" svg:height="0.566cm" svg:x="19.253cm" svg:y="14.12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4cm" svg:height="0.596cm" svg:x="19.487cm" svg:y="14.095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277cm" svg:height="0.389cm" svg:x="20.026cm" svg:y="14.3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5cm" svg:height="0.587cm" svg:x="20.357cm" svg:y="14.105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327cm" svg:height="0.389cm" svg:x="20.823cm" svg:y="14.312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21.478cm" svg:y="14.316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83cm" svg:x="21.812cm" svg:y="14.316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425cm" svg:height="0.373cm" svg:x="22.281cm" svg:y="14.31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22.751cm" svg:y="14.3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4cm" svg:height="0.596cm" svg:x="23.365cm" svg:y="14.09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7" draw:layer="layout" svg:width="0.381cm" svg:height="0.389cm" svg:x="23.63cm" svg:y="14.312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77cm" svg:height="0.389cm" svg:x="24.043cm" svg:y="14.3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24.366cm" svg:y="14.17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091cm" svg:height="0.091cm" svg:x="24.75cm" svg:y="14.6cm" svg:viewBox="0 0 92 92" svg:d="M92 46c0-25-21-46-46-46s-46 21-46 46 21 46 46 46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4" smil:attributeName="visibility" smil:to="visible"/>
                  <anim:animate smil:dur="0.5s" smil:fill="hold" smil:targetElement="id224" smil:attributeName="width" smil:values="width*0.05;width" smil:keyTimes="0;1"/>
                  <anim:animate smil:dur="0.5s" smil:fill="hold" smil:targetElement="id224" smil:attributeName="height" smil:values="height;height" smil:keyTimes="0;1"/>
                  <anim:animate smil:dur="0.5s" smil:fill="hold" smil:targetElement="id224" smil:attributeName="x" smil:values="x-.2;x" smil:keyTimes="0;1"/>
                  <anim:animate smil:dur="0.5s" smil:fill="hold" smil:targetElement="id224" smil:attributeName="y" smil:values="y;y" smil:keyTimes="0;1"/>
                  <anim:transitionFilter smil:dur="0.5s" smil:targetElement="id2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7" smil:attributeName="visibility" smil:to="visible"/>
                  <anim:animate smil:dur="0.5s" smil:fill="hold" smil:targetElement="id227" smil:attributeName="width" smil:values="width*0.05;width" smil:keyTimes="0;1"/>
                  <anim:animate smil:dur="0.5s" smil:fill="hold" smil:targetElement="id227" smil:attributeName="height" smil:values="height;height" smil:keyTimes="0;1"/>
                  <anim:animate smil:dur="0.5s" smil:fill="hold" smil:targetElement="id227" smil:attributeName="x" smil:values="x-.2;x" smil:keyTimes="0;1"/>
                  <anim:animate smil:dur="0.5s" smil:fill="hold" smil:targetElement="id227" smil:attributeName="y" smil:values="y;y" smil:keyTimes="0;1"/>
                  <anim:transitionFilter smil:dur="0.5s" smil:targetElement="id22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10" draw:text-style-name="P5" draw:layer="layout" svg:width="26.4cm" svg:height="14.979cm" svg:x="0.8cm" svg:y="0.4cm" presentation:class="subtitle" presentation:user-transformed="true">
          <draw:text-box>
            <text:p text:style-name="P4"><text:span text:style-name="T7"><text:s text:c="14"/></text:span></text:p>
            <text:p xml:id="id233" text:id="id233" text:style-name="P4"><text:span text:style-name="T16"><text:tab/></text:span><text:span text:style-name="T16">Solutions :</text:span></text:p>
            <text:p text:style-name="P4"><text:span text:style-name="T7"><text:s text:c="41"/></text:span></text:p>
            <text:p text:style-name="P4"><text:span text:style-name="T9"><text:tab/></text:span></text:p>
          </draw:text-box>
        </draw:frame>
        <draw:g xml:id="id234" draw:id="id234">
          <svg:title>TexMaths</svg:title>
          <svg:desc>26§display§\text {(1)}§svg§600§FALSE§</svg:desc>
          <draw:polygon draw:style-name="gr2" draw:text-style-name="P6" draw:layer="layout" svg:width="0.986cm" svg:height="0.823cm" svg:x="2.024cm" svg:y="2.191cm" svg:viewBox="0 0 987 824" draw:points="494,824 0,824 0,0 987,0 987,824">
            <text:p/>
          </draw:polygon>
          <draw:path draw:style-name="gr3" draw:text-style-name="P7" draw:layer="layout" svg:width="0.213cm" svg:height="0.914cm" svg:x="2.068cm" svg:y="2.145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416cm" svg:y="2.222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845cm" svg:y="2.14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5" draw:id="id235">
          <svg:title>TexMaths</svg:title>
          <svg:desc>22§display§\text {(i) Nagpur is in Maharashtra and Chennai is in Tamilnadu.}§svg§600§FALSE§</svg:desc>
          <draw:polygon draw:style-name="gr2" draw:text-style-name="P6" draw:layer="layout" svg:width="20.023cm" svg:height="0.696cm" svg:x="3.423cm" svg:y="2.185cm" svg:viewBox="0 0 20024 697" draw:points="10013,697 0,697 0,0 20024,0 20024,697">
            <text:p/>
          </draw:polygon>
          <draw:path draw:style-name="gr3" draw:text-style-name="P7" draw:layer="layout" svg:width="0.18cm" svg:height="0.773cm" svg:x="3.46cm" svg:y="2.14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1cm" svg:y="2.2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3.944cm" svg:y="2.14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9cm" svg:height="0.528cm" svg:x="4.484cm" svg:y="2.197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7" draw:layer="layout" svg:width="0.349cm" svg:height="0.356cm" svg:x="5.07cm" svg:y="2.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55cm" svg:height="0.511cm" svg:x="5.447cm" svg:y="2.37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3cm" svg:height="0.492cm" svg:x="5.832cm" svg:y="2.383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9cm" svg:height="0.351cm" svg:x="6.265cm" svg:y="2.38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61cm" svg:height="0.342cm" svg:x="6.691cm" svg:y="2.3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7.256cm" svg:y="2.2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7.471cm" svg:y="2.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8.034cm" svg:y="2.2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249cm" svg:y="2.3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652cm" svg:height="0.528cm" svg:x="8.939cm" svg:y="2.197cm" svg:viewBox="0 0 653 529" svg:d="M158 18c-7-18-8-18-28-18h-130v25h19c60 0 60 8 60 35v389c0 21 0 56-79 56v24c26 0 65-1 92-1 24 0 63 1 89 1v-24c-79 0-79-35-79-56v-419l187 482c5 10 8 17 15 17 9 0 11-5 15-14l190-490h1v445c0 28-1 35-61 35h-18v24c28-1 81-1 111-1s83 0 111 1v-24h-19c-60 0-60-7-60-35v-410c0-27 0-35 60-35h19v-25h-132c-19 0-19 0-25 14l-170 438z">
            <text:p/>
          </draw:path>
          <draw:path draw:style-name="gr3" draw:text-style-name="P7" draw:layer="layout" svg:width="0.349cm" svg:height="0.356cm" svg:x="9.652cm" svg:y="2.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537cm" svg:x="10.03cm" svg:y="2.1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10.468cm" svg:y="2.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0.843cm" svg:y="2.3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1.158cm" svg:y="2.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54cm" svg:height="0.356cm" svg:x="11.537cm" svg:y="2.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537cm" svg:x="11.841cm" svg:y="2.1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2cm" svg:height="0.485cm" svg:x="12.239cm" svg:y="2.2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12.547cm" svg:y="2.3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2.86cm" svg:y="2.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49cm" svg:height="0.356cm" svg:x="13.504cm" svg:y="2.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3.884cm" svg:y="2.3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4.316cm" svg:y="2.19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472cm" svg:height="0.562cm" svg:x="15.02cm" svg:y="2.181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39cm" svg:height="0.537cm" svg:x="15.56cm" svg:y="2.1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5.986cm" svg:y="2.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6.333cm" svg:y="2.3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9cm" svg:height="0.342cm" svg:x="16.762cm" svg:y="2.3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17.199cm" svg:y="2.38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66cm" svg:height="0.518cm" svg:x="17.579cm" svg:y="2.2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18.052cm" svg:y="2.2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8.267cm" svg:y="2.3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828cm" svg:y="2.2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043cm" svg:y="2.3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502cm" svg:height="0.523cm" svg:x="19.733cm" svg:y="2.202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349cm" svg:height="0.356cm" svg:x="20.233cm" svg:y="2.3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604cm" svg:height="0.342cm" svg:x="20.611cm" svg:y="2.383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1.255cm" svg:y="2.2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73cm" svg:height="0.537cm" svg:x="21.47cm" svg:y="2.19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42cm" svg:x="21.685cm" svg:y="2.3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22.121cm" svg:y="2.38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22.503cm" svg:y="2.19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9cm" svg:height="0.351cm" svg:x="22.931cm" svg:y="2.38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083cm" svg:height="0.083cm" svg:x="23.403cm" svg:y="2.644cm" svg:viewBox="0 0 84 84" svg:d="M84 42c0-23-19-42-42-42s-42 19-42 42 19 42 42 42 42-19 42-42z">
            <text:p/>
          </draw:path>
        </draw:g>
        <draw:g xml:id="id236" draw:id="id236">
          <svg:title>TexMaths</svg:title>
          <svg:desc>22§display§\text {Let, } p : \text { Nagpur is in Maharashtra,}§svg§600§FALSE§</svg:desc>
          <draw:polygon draw:style-name="gr2" draw:text-style-name="P6" draw:layer="layout" svg:width="11.727cm" svg:height="0.62cm" svg:x="4.541cm" svg:y="3.287cm" svg:viewBox="0 0 11728 621" draw:points="5864,621 0,621 0,0 11728,0 11728,621">
            <text:p/>
          </draw:polygon>
          <draw:path draw:style-name="gr3" draw:text-style-name="P7" draw:layer="layout" svg:width="0.425cm" svg:height="0.53cm" svg:x="4.527cm" svg:y="3.257cm" svg:viewBox="0 0 426 531" svg:d="M426 330h-19c-9 79-20 176-157 176h-63c-36 0-37-5-37-30v-414c0-27 0-37 74-37h24v-25c-28 2-98 2-130 2-30 0-92 0-118-2v25h19c60 0 60 9 60 35v411c0 28 0 35-60 35h-19v25h405z">
            <text:p/>
          </draw:path>
          <draw:path draw:style-name="gr3" draw:text-style-name="P7" draw:layer="layout" svg:width="0.3cm" svg:height="0.357cm" svg:x="5.007cm" svg:y="3.438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44cm" svg:height="0.486cm" svg:x="5.344cm" svg:y="3.31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091cm" svg:height="0.232cm" svg:x="5.696cm" svg:y="3.703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7" draw:layer="layout" svg:width="0.404cm" svg:height="0.493cm" svg:x="6.078cm" svg:y="3.444cm" svg:viewBox="0 0 405 494" svg:d="M60 439c-7 26-7 32-42 32-9 0-18 0-18 14 0 7 4 9 11 9 21 0 42-2 65-2 24 0 51 2 75 2 6 0 14 0 14-14 0-9-7-9-17-9-39 0-39-6-39-13 0-10 32-135 37-155 11 21 32 50 72 50 90 0 187-115 187-228 0-74-44-125-102-125-39 0-78 28-102 58-9-42-43-58-71-58-35 0-51 30-58 44-12 27-23 74-23 76 0 7 7 7 9 7 9 0 9 0 14-18 12-54 28-91 56-91 13 0 23 5 23 35 0 18-1 26-5 39zM197 101c5-22 27-43 41-55 26-23 49-28 61-28 32 0 51 26 51 72s-26 136-40 166c-27 53-64 79-92 79-53 0-61-65-61-69 0-2 0-3 1-12z">
            <text:p/>
          </draw:path>
          <draw:path draw:style-name="gr3" draw:text-style-name="P7" draw:layer="layout" svg:width="0.083cm" svg:height="0.334cm" svg:x="6.773cm" svg:y="3.453cm" svg:viewBox="0 0 84 335" svg:d="M84 41c0-22-19-41-42-41s-42 19-42 41 19 42 42 42 42-20 42-42zM84 294c0-22-19-40-42-40s-42 18-42 40c0 23 19 41 42 41s42-18 42-41z">
            <text:p/>
          </draw:path>
          <draw:path draw:style-name="gr3" draw:text-style-name="P7" draw:layer="layout" svg:width="0.529cm" svg:height="0.53cm" svg:x="7.419cm" svg:y="3.257cm" svg:viewBox="0 0 530 531" svg:d="M155 11c-7-11-9-11-23-11h-132v25h23c10 0 26 0 39 1 17 2 17 2 17 18v406c0 21 0 56-79 56v25c26 0 65-2 92-2 24 0 63 2 89 2v-25c-79 0-79-35-79-56v-404c4 3 4 3 7 9l317 465c7 11 7 11 12 11 13 0 13-6 13-20v-430c0-21 0-56 79-56v-25c-27 0-65 2-92 2-24 0-63-2-90-2v25c80 0 80 35 80 56v333z">
            <text:p/>
          </draw:path>
          <draw:path draw:style-name="gr3" draw:text-style-name="P7" draw:layer="layout" svg:width="0.349cm" svg:height="0.357cm" svg:x="8.006cm" svg:y="3.438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55cm" svg:height="0.512cm" svg:x="8.381cm" svg:y="3.435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383cm" svg:height="0.493cm" svg:x="8.768cm" svg:y="3.444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7" draw:layer="layout" svg:width="0.39cm" svg:height="0.352cm" svg:x="9.201cm" svg:y="3.444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261cm" svg:height="0.343cm" svg:x="9.627cm" svg:y="3.444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166cm" svg:height="0.519cm" svg:x="10.192cm" svg:y="3.26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0.407cm" svg:y="3.438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166cm" svg:height="0.519cm" svg:x="10.968cm" svg:y="3.26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1.183cm" svg:y="3.444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652cm" svg:height="0.53cm" svg:x="11.875cm" svg:y="3.257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7" draw:layer="layout" svg:width="0.349cm" svg:height="0.357cm" svg:x="12.587cm" svg:y="3.438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539cm" svg:x="12.966cm" svg:y="3.248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349cm" svg:height="0.357cm" svg:x="13.402cm" svg:y="3.438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61cm" svg:height="0.343cm" svg:x="13.779cm" svg:y="3.444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49cm" svg:height="0.357cm" svg:x="14.092cm" svg:y="3.438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54cm" svg:height="0.357cm" svg:x="14.472cm" svg:y="3.438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9cm" svg:height="0.539cm" svg:x="14.777cm" svg:y="3.248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7" draw:layer="layout" svg:width="0.242cm" svg:height="0.486cm" svg:x="15.175cm" svg:y="3.31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261cm" svg:height="0.343cm" svg:x="15.483cm" svg:y="3.444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49cm" svg:height="0.357cm" svg:x="15.796cm" svg:y="3.438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091cm" svg:height="0.232cm" svg:x="16.216cm" svg:y="3.703cm" svg:viewBox="0 0 92 233" svg:d="M92 81c0-49-18-81-50-81-28 0-42 21-42 41 0 21 14 42 42 42 13 0 21-5 30-11l2-1c0 0 2 0 2 10 0 51-23 99-58 136-4 3-6 5-6 7 0 7 4 9 9 9 9 0 71-62 71-152z">
            <text:p/>
          </draw:path>
        </draw:g>
        <draw:g xml:id="id238" draw:id="id238">
          <svg:title>TexMaths</svg:title>
          <svg:desc>22§display§\text {So the given statement is } p \wedge q§svg§600§FALSE§</svg:desc>
          <draw:polygon draw:style-name="gr2" draw:text-style-name="P6" draw:layer="layout" svg:width="10.313cm" svg:height="0.628cm" svg:x="4.528cm" svg:y="4.287cm" svg:viewBox="0 0 10314 629" draw:points="5156,629 0,629 0,0 10314,0 10314,629">
            <text:p/>
          </draw:polygon>
          <draw:path draw:style-name="gr3" draw:text-style-name="P7" draw:layer="layout" svg:width="0.344cm" svg:height="0.563cm" svg:x="4.533cm" svg:y="4.248cm" svg:viewBox="0 0 345 564" svg:d="M227 247l-99-25c-49-12-79-53-79-99 0-54 43-102 104-102 129 0 146 129 151 162 0 5 0 11 9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7" draw:layer="layout" svg:width="0.344cm" svg:height="0.357cm" svg:x="4.94cm" svg:y="4.44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44cm" svg:height="0.485cm" svg:x="5.579cm" svg:y="4.318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9cm" svg:height="0.538cm" svg:x="5.888cm" svg:y="4.257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314cm" svg:y="4.4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4cm" svg:height="0.512cm" svg:x="6.916cm" svg:y="4.443cm" svg:viewBox="0 0 355 513" svg:d="M151 218c-68 0-68-77-68-95 0-21 1-46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166cm" svg:height="0.519cm" svg:x="7.307cm" svg:y="4.27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79cm" svg:height="0.342cm" svg:x="7.511cm" svg:y="4.459cm" svg:viewBox="0 0 380 343" svg:d="M308 76c7-18 21-51 72-51v-25c-17 2-40 2-58 2-19 0-55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7cm" svg:x="7.903cm" svg:y="4.4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8.25cm" svg:y="4.452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8.938cm" svg:y="4.44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9.234cm" svg:y="4.3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49cm" svg:height="0.357cm" svg:x="9.551cm" svg:y="4.447cm" svg:viewBox="0 0 350 358" svg:d="M227 289c2 32 23 63 60 63 16 0 63-10 63-74v-42h-19v42c0 46-20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9.92cm" svg:y="4.3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cm" svg:height="0.357cm" svg:x="10.228cm" svg:y="4.4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604cm" svg:height="0.342cm" svg:x="10.575cm" svg:y="4.452cm" svg:viewBox="0 0 605 343" svg:d="M60 76v209c0 34-7 34-60 34v24c26 0 67-1 88-1 19 0 60 1 86 1v-24c-51 0-60 0-60-34v-144c0-81 55-123 104-123s58 42 58 86v181c0 34-9 34-60 34v24c27 0 66-1 87-1s61 1 88 1v-24c-53 0-62 0-62-34v-144c0-81 56-123 106-123 49 0 56 42 56 86v181c0 34-7 34-60 34v24c27 0 67-1 88-1 20 0 60 1 86 1v-24c-40 0-59 0-59-23v-148c0-67 0-92-25-120-11-12-37-28-81-28-65 0-100 46-113 76-10-67-68-76-104-76-56 0-93 33-114 81v-81l-109 9v24c55 0 60 6 60 43z">
            <text:p/>
          </draw:path>
          <draw:path draw:style-name="gr3" draw:text-style-name="P7" draw:layer="layout" svg:width="0.3cm" svg:height="0.357cm" svg:x="11.215cm" svg:y="4.4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11.562cm" svg:y="4.452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1.96cm" svg:y="4.3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166cm" svg:height="0.519cm" svg:x="12.53cm" svg:y="4.27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4cm" svg:height="0.357cm" svg:x="12.745cm" svg:y="4.44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404cm" svg:height="0.492cm" svg:x="13.257cm" svg:y="4.452cm" svg:viewBox="0 0 405 493" svg:d="M60 439c-7 26-7 31-42 31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80-92 80-53 0-61-66-61-69 0-2 0-4 1-12z">
            <text:p/>
          </draw:path>
          <draw:path draw:style-name="gr3" draw:text-style-name="P7" draw:layer="layout" svg:width="0.43cm" svg:height="0.48cm" svg:x="13.885cm" svg:y="4.331cm" svg:viewBox="0 0 431 481" svg:d="M234 16c-7-12-11-16-18-16-10 0-12 5-17 16l-194 435c-5 9-5 10-5 16 0 7 7 14 16 14 5 0 10 0 17-16l183-412 182 412c7 16 16 16 17 16 9 0 16-7 16-14 0-2 0-4-3-13z">
            <text:p/>
          </draw:path>
          <draw:path draw:style-name="gr3" draw:text-style-name="P7" draw:layer="layout" svg:width="0.319cm" svg:height="0.492cm" svg:x="14.561cm" svg:y="4.452cm" svg:viewBox="0 0 320 493" svg:d="M320 9c0-4-1-9-7-9-9 0-40 32-53 55-17-43-47-55-73-55-92 0-187 114-187 227 0 76 46 125 102 125 34 0 65-19 92-47-7 28-32 132-34 139-7 23-14 24-56 26-11 0-18 0-18 16 0 0 0 7 9 7 26 0 53-2 79-2 27 0 53 2 79 2 4 0 14 0 14-14 0-9-7-9-21-9-37 0-37-5-37-12 0-5 2-11 4-18zM106 335c-48 0-51-60-51-73 0-38 22-123 37-155 22-58 63-89 95-89 51 0 61 61 61 67 0 5-42 176-44 177-12 23-56 73-98 73z">
            <text:p/>
          </draw:path>
        </draw:g>
        <draw:g xml:id="id239" draw:id="id239">
          <svg:title>TexMaths</svg:title>
          <svg:desc>22§display§\text {(ii) Triangle is equilateral or isosceles.}§svg§600§FALSE§</svg:desc>
          <draw:polygon draw:style-name="gr2" draw:text-style-name="P6" draw:layer="layout" svg:width="12.68cm" svg:height="0.696cm" svg:x="3.223cm" svg:y="5.286cm" svg:viewBox="0 0 12681 697" draw:points="6341,697 0,697 0,0 12681,0 12681,697">
            <text:p/>
          </draw:polygon>
          <draw:path draw:style-name="gr3" draw:text-style-name="P7" draw:layer="layout" svg:width="0.18cm" svg:height="0.773cm" svg:x="3.26cm" svg:y="5.24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51cm" svg:y="5.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725cm" svg:y="5.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3.959cm" svg:y="5.24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02cm" svg:height="0.523cm" svg:x="4.501cm" svg:y="5.303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7" draw:layer="layout" svg:width="0.261cm" svg:height="0.342cm" svg:x="4.988cm" svg:y="5.484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5.294cm" svg:y="5.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9cm" svg:height="0.356cm" svg:x="5.516cm" svg:y="5.481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5.896cm" svg:y="5.48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4cm" svg:height="0.511cm" svg:x="6.322cm" svg:y="5.476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73cm" svg:height="0.537cm" svg:x="6.713cm" svg:y="5.291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6.924cm" svg:y="5.48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7.529cm" svg:y="5.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7.744cm" svg:y="5.4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8.302cm" svg:y="5.48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8.65cm" svg:y="5.484cm" svg:viewBox="0 0 384 493" svg:d="M269 296v138c0 36-9 36-61 36v23c26 0 67-2 88-2s59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51cm" svg:x="9.057cm" svg:y="5.48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166cm" svg:height="0.518cm" svg:x="9.488cm" svg:y="5.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73cm" svg:height="0.537cm" svg:x="9.703cm" svg:y="5.291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9cm" svg:height="0.356cm" svg:x="9.924cm" svg:y="5.481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0.292cm" svg:y="5.351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7" draw:layer="layout" svg:width="0.3cm" svg:height="0.356cm" svg:x="10.6cm" svg:y="5.48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0.943cm" svg:y="5.48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1.257cm" svg:y="5.481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173cm" svg:height="0.537cm" svg:x="11.637cm" svg:y="5.291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2.105cm" svg:y="5.48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2.492cm" svg:y="5.48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3.057cm" svg:y="5.3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3.272cm" svg:y="5.4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44cm" svg:height="0.356cm" svg:x="13.573cm" svg:y="5.48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963cm" svg:y="5.4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295cm" svg:height="0.356cm" svg:x="14.269cm" svg:y="5.48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14.607cm" svg:y="5.48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7cm" svg:x="14.956cm" svg:y="5.291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15.165cm" svg:y="5.48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5.514cm" svg:y="5.4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083cm" svg:height="0.083cm" svg:x="15.859cm" svg:y="5.745cm" svg:viewBox="0 0 84 84" svg:d="M84 42c0-23-19-42-42-42s-42 19-42 42 19 42 42 42 42-19 42-42z">
            <text:p/>
          </draw:path>
        </draw:g>
        <draw:g xml:id="id240" draw:id="id240">
          <svg:title>TexMaths</svg:title>
          <svg:desc>22§display§\text {Let, } p : \text { Triangle is equilateral,}§svg§600§FALSE§</svg:desc>
          <draw:polygon draw:style-name="gr2" draw:text-style-name="P6" draw:layer="layout" svg:width="10.326cm" svg:height="0.62cm" svg:x="4.541cm" svg:y="6.388cm" svg:viewBox="0 0 10327 621" draw:points="5164,621 0,621 0,0 10327,0 10327,621">
            <text:p/>
          </draw:polygon>
          <draw:path draw:style-name="gr3" draw:text-style-name="P7" draw:layer="layout" svg:width="0.425cm" svg:height="0.53cm" svg:x="4.527cm" svg:y="6.358cm" svg:viewBox="0 0 426 531" svg:d="M426 330h-19c-9 79-20 176-157 176h-63c-36 0-37-5-37-30v-414c0-27 0-37 74-37h24v-25c-28 2-98 2-130 2-30 0-92 0-118-2v25h19c60 0 60 9 60 35v411c0 28 0 35-60 35h-19v25h405z">
            <text:p/>
          </draw:path>
          <draw:path draw:style-name="gr3" draw:text-style-name="P7" draw:layer="layout" svg:width="0.3cm" svg:height="0.357cm" svg:x="5.008cm" svg:y="6.5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44cm" svg:height="0.486cm" svg:x="5.344cm" svg:y="6.411cm" svg:viewBox="0 0 245 487" svg:d="M120 168h111v-25h-111v-143h-20c0 63-24 146-100 150v18h67v213c0 97 72 106 100 106 55 0 78-55 78-106v-44h-21v44c0 56-23 86-51 86-53 0-53-70-53-84z">
            <text:p/>
          </draw:path>
          <draw:path draw:style-name="gr3" draw:text-style-name="P7" draw:layer="layout" svg:width="0.091cm" svg:height="0.232cm" svg:x="5.696cm" svg:y="6.804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7" draw:layer="layout" svg:width="0.404cm" svg:height="0.493cm" svg:x="6.078cm" svg:y="6.545cm" svg:viewBox="0 0 405 494" svg:d="M60 439c-7 26-7 32-42 32-9 0-18 0-18 14 0 7 4 9 11 9 21 0 42-2 65-2 24 0 51 2 75 2 6 0 14 0 14-14 0-9-7-9-17-9-39 0-39-6-39-13 0-10 32-135 37-155 11 21 32 50 72 50 90 0 187-115 187-228 0-74-44-125-102-125-39 0-78 28-102 58-9-42-43-58-71-58-35 0-51 30-58 44-12 27-23 74-23 76 0 7 7 7 9 7 9 0 9 0 14-18 12-54 28-91 56-91 13 0 23 5 23 35 0 18-1 26-5 39zM197 101c5-22 27-43 41-55 26-23 49-28 61-28 32 0 51 26 51 72s-26 136-40 166c-27 53-64 79-92 79-53 0-61-65-61-69 0-2 0-3 1-12z">
            <text:p/>
          </draw:path>
          <draw:path draw:style-name="gr3" draw:text-style-name="P7" draw:layer="layout" svg:width="0.083cm" svg:height="0.334cm" svg:x="6.773cm" svg:y="6.554cm" svg:viewBox="0 0 84 335" svg:d="M84 41c0-22-19-41-42-41s-42 19-42 41 19 42 42 42 42-20 42-42zM84 294c0-22-19-40-42-40s-42 18-42 40c0 23 19 41 42 41s42-18 42-41z">
            <text:p/>
          </draw:path>
          <draw:path draw:style-name="gr3" draw:text-style-name="P7" draw:layer="layout" svg:width="0.502cm" svg:height="0.524cm" svg:x="7.423cm" svg:y="6.361cm" svg:viewBox="0 0 503 525" svg:d="M489 0h-475l-14 175h19c11-126 23-150 139-150 15 0 36 0 43 1 16 2 16 11 16 29v410c0 27 0 38-81 38h-30v22c31-1 111-1 146-1s116 0 148 1v-22h-32c-81 0-81-11-81-38v-410c0-16 0-27 14-29 7-1 28-1 44-1 116 0 128 24 139 150h19z">
            <text:p/>
          </draw:path>
          <draw:path draw:style-name="gr3" draw:text-style-name="P7" draw:layer="layout" svg:width="0.261cm" svg:height="0.343cm" svg:x="7.91cm" svg:y="6.54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166cm" svg:height="0.519cm" svg:x="8.216cm" svg:y="6.3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9cm" svg:height="0.357cm" svg:x="8.438cm" svg:y="6.539cm" svg:viewBox="0 0 350 358" svg:d="M225 289c4 32 25 64 62 64 16 0 63-11 63-74v-43h-19v43c0 45-19 51-28 51-25 0-28-36-28-39v-157c0-32 0-62-29-92s-68-42-107-42c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8.817cm" svg:y="6.545cm" svg:viewBox="0 0 391 344" svg:d="M60 76v210c0 33-7 33-60 33v25c26 0 67-2 88-2 19 0 60 2 86 2v-25c-51 0-60 0-60-33v-145c0-81 55-123 104-123 50 0 58 42 58 86v182c0 33-8 33-59 33v25c26 0 66-2 88-2 19 0 59 2 86 2v-25c-41 0-60 0-60-23v-148c0-67 0-92-25-120-10-12-37-28-81-28-58 0-93 34-116 81v-81l-109 9v25c55 0 60 5 60 42z">
            <text:p/>
          </draw:path>
          <draw:path draw:style-name="gr3" draw:text-style-name="P7" draw:layer="layout" svg:width="0.355cm" svg:height="0.512cm" svg:x="9.244cm" svg:y="6.536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3 99 91 0 172-40 172-100 0-29-12-67-51-90-42-21-86-21-134-21-19 0-53 0-58 0-25-4-42-29-42-53zM173 494c-80 0-133-39-133-80 0-37 30-65 64-67h46c67 0 155 0 155 67 0 41-57 80-132 80z">
            <text:p/>
          </draw:path>
          <draw:path draw:style-name="gr3" draw:text-style-name="P7" draw:layer="layout" svg:width="0.173cm" svg:height="0.539cm" svg:x="9.633cm" svg:y="6.34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cm" svg:height="0.357cm" svg:x="9.845cm" svg:y="6.5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166cm" svg:height="0.519cm" svg:x="10.45cm" svg:y="6.3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0.665cm" svg:y="6.539cm" svg:viewBox="0 0 255 358" svg:d="M136 197c17 4 81 16 81 73 0 39-27 70-89 70-65 0-93-44-107-111-2-9-3-12-10-12-11 0-11 5-11 19v103c0 14 0 19 9 19 3 0 5-2 19-16 2-2 2-3 16-18 33 32 69 34 84 34 90 0 127-53 127-109 0-41-24-64-33-74-27-25-57-30-88-37-44-9-97-18-97-64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11.225cm" svg:y="6.5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83cm" svg:height="0.493cm" svg:x="11.573cm" svg:y="6.545cm" svg:viewBox="0 0 384 494" svg:d="M269 296v140c0 35-8 35-61 35v23c26 0 67-2 88-2s60 2 88 2v-23c-53 0-62 0-62-35v-436h-17l-29 71c-10-22-42-71-103-71-92 0-173 76-173 176 0 97 76 177 165 177 55 0 87-34 104-57zM271 129v109c0 25-14 46-32 65-8 11-33 32-70 32-56 0-104-69-104-159 0-91 55-157 111-157 62 0 95 67 95 110z">
            <text:p/>
          </draw:path>
          <draw:path draw:style-name="gr3" draw:text-style-name="P7" draw:layer="layout" svg:width="0.39cm" svg:height="0.352cm" svg:x="11.98cm" svg:y="6.545cm" svg:viewBox="0 0 391 353" svg:d="M278 282v71l113-9v-25c-55 0-60-5-60-42v-277l-114 9v25c54 0 59 5 59 42v139c0 67-37 120-93 120-65 0-69-35-69-76v-259l-114 9v25c60 0 60 1 60 70v116c0 62 0 133 118 133 44 0 79-22 100-71z">
            <text:p/>
          </draw:path>
          <draw:path draw:style-name="gr3" draw:text-style-name="P7" draw:layer="layout" svg:width="0.166cm" svg:height="0.519cm" svg:x="12.409cm" svg:y="6.3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173cm" svg:height="0.539cm" svg:x="12.624cm" svg:y="6.34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49cm" svg:height="0.357cm" svg:x="12.846cm" svg:y="6.539cm" svg:viewBox="0 0 350 358" svg:d="M225 289c4 32 25 64 62 64 16 0 63-11 63-74v-43h-19v43c0 45-19 51-28 51-25 0-28-36-28-39v-157c0-32 0-62-29-92s-68-42-107-42c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44cm" svg:height="0.486cm" svg:x="13.215cm" svg:y="6.411cm" svg:viewBox="0 0 245 487" svg:d="M120 168h111v-25h-111v-143h-20c0 63-24 146-100 150v18h67v213c0 97 72 106 100 106 55 0 78-55 78-106v-44h-21v44c0 56-23 86-51 86-53 0-53-70-53-84z">
            <text:p/>
          </draw:path>
          <draw:path draw:style-name="gr3" draw:text-style-name="P7" draw:layer="layout" svg:width="0.3cm" svg:height="0.357cm" svg:x="13.522cm" svg:y="6.5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61cm" svg:height="0.343cm" svg:x="13.867cm" svg:y="6.54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49cm" svg:height="0.357cm" svg:x="14.18cm" svg:y="6.539cm" svg:viewBox="0 0 350 358" svg:d="M225 289c4 32 25 64 62 64 16 0 63-11 63-74v-43h-19v43c0 45-19 51-28 51-25 0-28-36-28-39v-157c0-32 0-62-29-92s-68-42-107-42c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173cm" svg:height="0.539cm" svg:x="14.56cm" svg:y="6.34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091cm" svg:height="0.232cm" svg:x="14.815cm" svg:y="6.804cm" svg:viewBox="0 0 92 233" svg:d="M92 81c0-49-18-81-50-81-28 0-42 21-42 41 0 21 14 42 42 42 13 0 21-5 30-11l2-1c0 0 2 0 2 10 0 51-23 99-58 136-4 3-6 5-6 7 0 7 4 9 9 9 9 0 71-62 71-152z">
            <text:p/>
          </draw:path>
        </draw:g>
        <draw:g xml:id="id242" draw:id="id242">
          <svg:title>TexMaths</svg:title>
          <svg:desc>22§display§\text {So the given statement is } p \vee q§svg§600§FALSE§</svg:desc>
          <draw:polygon draw:style-name="gr2" draw:text-style-name="P6" draw:layer="layout" svg:width="10.313cm" svg:height="0.628cm" svg:x="4.529cm" svg:y="7.487cm" svg:viewBox="0 0 10314 629" draw:points="5156,629 0,629 0,0 10314,0 10314,629">
            <text:p/>
          </draw:polygon>
          <draw:path draw:style-name="gr3" draw:text-style-name="P7" draw:layer="layout" svg:width="0.344cm" svg:height="0.563cm" svg:x="4.534cm" svg:y="7.448cm" svg:viewBox="0 0 345 564" svg:d="M227 247l-99-25c-49-12-79-53-79-99 0-54 43-102 104-102 129 0 146 129 151 162 0 5 0 11 9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7" draw:layer="layout" svg:width="0.344cm" svg:height="0.357cm" svg:x="4.941cm" svg:y="7.64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44cm" svg:height="0.485cm" svg:x="5.58cm" svg:y="7.518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9cm" svg:height="0.538cm" svg:x="5.889cm" svg:y="7.457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315cm" svg:y="7.6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4cm" svg:height="0.512cm" svg:x="6.917cm" svg:y="7.643cm" svg:viewBox="0 0 355 513" svg:d="M151 218c-68 0-68-77-68-95 0-21 1-46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166cm" svg:height="0.519cm" svg:x="7.308cm" svg:y="7.47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79cm" svg:height="0.342cm" svg:x="7.512cm" svg:y="7.659cm" svg:viewBox="0 0 380 343" svg:d="M308 76c7-18 21-51 72-51v-25c-17 2-40 2-58 2-19 0-55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7cm" svg:x="7.904cm" svg:y="7.6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8.251cm" svg:y="7.652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8.939cm" svg:y="7.64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9.235cm" svg:y="7.5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49cm" svg:height="0.357cm" svg:x="9.552cm" svg:y="7.647cm" svg:viewBox="0 0 350 358" svg:d="M227 289c2 32 23 63 60 63 16 0 63-10 63-74v-42h-19v42c0 46-20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9.921cm" svg:y="7.5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cm" svg:height="0.357cm" svg:x="10.229cm" svg:y="7.6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604cm" svg:height="0.342cm" svg:x="10.576cm" svg:y="7.652cm" svg:viewBox="0 0 605 343" svg:d="M60 76v209c0 34-7 34-60 34v24c26 0 67-1 88-1 19 0 60 1 86 1v-24c-51 0-60 0-60-34v-144c0-81 55-123 104-123s58 42 58 86v181c0 34-9 34-60 34v24c27 0 66-1 87-1s61 1 88 1v-24c-53 0-62 0-62-34v-144c0-81 56-123 106-123 49 0 56 42 56 86v181c0 34-7 34-60 34v24c27 0 67-1 88-1 20 0 60 1 86 1v-24c-40 0-59 0-59-23v-148c0-67 0-92-25-120-11-12-37-28-81-28-65 0-100 46-113 76-10-67-68-76-104-76-56 0-93 33-114 81v-81l-109 9v24c55 0 60 6 60 43z">
            <text:p/>
          </draw:path>
          <draw:path draw:style-name="gr3" draw:text-style-name="P7" draw:layer="layout" svg:width="0.3cm" svg:height="0.357cm" svg:x="11.216cm" svg:y="7.6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11.563cm" svg:y="7.652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1.961cm" svg:y="7.5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166cm" svg:height="0.519cm" svg:x="12.531cm" svg:y="7.47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4cm" svg:height="0.357cm" svg:x="12.746cm" svg:y="7.64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404cm" svg:height="0.492cm" svg:x="13.258cm" svg:y="7.652cm" svg:viewBox="0 0 405 493" svg:d="M60 439c-7 26-7 31-42 31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80-92 80-53 0-61-66-61-69 0-2 0-4 1-12z">
            <text:p/>
          </draw:path>
          <draw:path draw:style-name="gr3" draw:text-style-name="P7" draw:layer="layout" svg:width="0.43cm" svg:height="0.48cm" svg:x="13.886cm" svg:y="7.531cm" svg:viewBox="0 0 431 481" svg:d="M426 32c5-11 5-13 5-16 0-9-7-16-16-16-7 0-12 5-17 18l-182 410-183-412c-7-14-12-16-17-16-9 0-16 7-16 16 0 2 0 3 5 12l194 437c5 14 10 16 17 16 9 0 13-5 16-16z">
            <text:p/>
          </draw:path>
          <draw:path draw:style-name="gr3" draw:text-style-name="P7" draw:layer="layout" svg:width="0.319cm" svg:height="0.492cm" svg:x="14.562cm" svg:y="7.652cm" svg:viewBox="0 0 320 493" svg:d="M320 9c0-4-1-9-7-9-9 0-40 32-53 55-17-43-47-55-73-55-92 0-187 114-187 227 0 76 46 125 102 125 34 0 65-19 92-47-7 28-32 132-34 139-7 23-14 24-56 26-11 0-18 0-18 16 0 0 0 7 9 7 26 0 53-2 79-2 27 0 53 2 79 2 4 0 14 0 14-14 0-9-7-9-21-9-37 0-37-5-37-12 0-5 2-11 4-18zM106 335c-48 0-51-60-51-73 0-38 22-123 37-155 22-58 63-89 95-89 51 0 61 61 61 67 0 5-42 176-44 177-12 23-56 73-98 73z">
            <text:p/>
          </draw:path>
        </draw:g>
        <draw:g xml:id="id241" draw:id="id241">
          <svg:title>TexMaths</svg:title>
          <svg:desc>22§display§q : \text { Triangle is isosceles.}§svg§600§FALSE§</svg:desc>
          <draw:polygon draw:style-name="gr2" draw:text-style-name="P6" draw:layer="layout" svg:width="7.917cm" svg:height="0.62cm" svg:x="15.836cm" svg:y="6.388cm" svg:viewBox="0 0 7918 621" draw:points="3958,621 0,621 0,0 7918,0 7918,621">
            <text:p/>
          </draw:polygon>
          <draw:path draw:style-name="gr3" draw:text-style-name="P7" draw:layer="layout" svg:width="0.319cm" svg:height="0.493cm" svg:x="15.829cm" svg:y="6.545cm" svg:viewBox="0 0 320 494" svg:d="M320 9c0-4-1-9-7-9-9 0-40 32-53 55-17-43-47-55-73-55-92 0-187 115-187 227 0 76 46 126 102 126 34 0 65-20 92-48-7 28-32 132-34 139-7 23-14 25-56 27-11 0-18 0-18 16 0 0 0 7 9 7 25 0 53-2 79-2 27 0 53 2 79 2 4 0 15 0 15-14 0-9-8-9-22-9-37 0-37-6-37-13 0-5 2-10 4-17zM106 335c-48 0-51-60-51-72 0-39 22-124 37-155 22-59 63-90 95-90 51 0 61 61 61 67 0 5-42 176-44 178-12 23-56 72-98 72z">
            <text:p/>
          </draw:path>
          <draw:path draw:style-name="gr3" draw:text-style-name="P7" draw:layer="layout" svg:width="0.083cm" svg:height="0.334cm" svg:x="16.452cm" svg:y="6.554cm" svg:viewBox="0 0 84 335" svg:d="M84 41c0-22-19-41-42-41s-42 19-42 41 19 42 42 42 42-20 42-42zM84 294c0-22-19-40-42-40s-42 18-42 40c0 23 19 41 42 41s42-18 42-41z">
            <text:p/>
          </draw:path>
          <draw:path draw:style-name="gr3" draw:text-style-name="P7" draw:layer="layout" svg:width="0.502cm" svg:height="0.524cm" svg:x="17.1cm" svg:y="6.361cm" svg:viewBox="0 0 503 525" svg:d="M489 0h-475l-14 175h19c11-126 23-150 139-150 14 0 36 0 43 1 15 2 15 11 15 29v410c0 27 0 38-80 38h-30v22c31-1 110-1 146-1 35 0 116 0 148 1v-22h-32c-81 0-81-11-81-38v-410c0-16 0-27 14-29 7-1 28-1 44-1 116 0 128 24 139 150h19z">
            <text:p/>
          </draw:path>
          <draw:path draw:style-name="gr3" draw:text-style-name="P7" draw:layer="layout" svg:width="0.261cm" svg:height="0.343cm" svg:x="17.587cm" svg:y="6.545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166cm" svg:height="0.519cm" svg:x="17.895cm" svg:y="6.3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9cm" svg:height="0.357cm" svg:x="18.117cm" svg:y="6.539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8.495cm" svg:y="6.54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55cm" svg:height="0.512cm" svg:x="18.921cm" svg:y="6.536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173cm" svg:height="0.539cm" svg:x="19.312cm" svg:y="6.34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cm" svg:height="0.357cm" svg:x="19.523cm" svg:y="6.5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166cm" svg:height="0.519cm" svg:x="20.129cm" svg:y="6.3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20.343cm" svg:y="6.53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166cm" svg:height="0.519cm" svg:x="20.907cm" svg:y="6.3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21.121cm" svg:y="6.53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44cm" svg:height="0.357cm" svg:x="21.422cm" svg:y="6.539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7" draw:layer="layout" svg:width="0.254cm" svg:height="0.357cm" svg:x="21.813cm" svg:y="6.53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295cm" svg:height="0.357cm" svg:x="22.117cm" svg:y="6.539cm" svg:viewBox="0 0 296 358" svg:d="M65 180c0-127 63-161 104-161 7 0 56 0 84 29-31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cm" svg:height="0.357cm" svg:x="22.457cm" svg:y="6.5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173cm" svg:height="0.539cm" svg:x="22.804cm" svg:y="6.34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cm" svg:height="0.357cm" svg:x="23.015cm" svg:y="6.5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54cm" svg:height="0.357cm" svg:x="23.364cm" svg:y="6.53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083cm" svg:height="0.084cm" svg:x="23.709cm" svg:y="6.804cm" svg:viewBox="0 0 84 85" svg:d="M84 42c0-23-19-42-42-42s-42 19-42 42 19 43 42 43 42-20 42-43z">
            <text:p/>
          </draw:path>
        </draw:g>
        <draw:g xml:id="id237" draw:id="id237">
          <svg:title>TexMaths</svg:title>
          <svg:desc>22§display§q : \text { Chennai is in Tamilnadu.}§svg§600§FALSE§</svg:desc>
          <draw:polygon draw:style-name="gr2" draw:text-style-name="P6" draw:layer="layout" svg:width="9.706cm" svg:height="0.619cm" svg:x="17.035cm" svg:y="3.29cm" svg:viewBox="0 0 9707 620" draw:points="4855,620 0,620 0,0 9707,0 9707,620">
            <text:p/>
          </draw:polygon>
          <draw:path draw:style-name="gr3" draw:text-style-name="P7" draw:layer="layout" svg:width="0.319cm" svg:height="0.492cm" svg:x="17.028cm" svg:y="3.455cm" svg:viewBox="0 0 320 493" svg:d="M320 9c0-4-1-9-7-9-8 0-40 32-52 55-18-43-48-55-74-55-92 0-187 114-187 227 0 76 46 125 102 125 34 0 65-19 92-48-7 29-32 133-34 140-7 22-14 24-56 26-11 0-18 0-18 16 0 0 0 7 9 7 25 0 53-2 79-2 27 0 53 2 79 2 4 0 15 0 15-14 0-9-7-9-22-9-37 0-37-5-37-12 0-6 2-11 4-18zM106 334c-48 0-51-59-51-72 0-38 22-123 37-155 22-58 63-89 95-89 51 0 61 61 61 66 0 6-42 176-44 178-12 23-56 72-98 72z">
            <text:p/>
          </draw:path>
          <draw:path draw:style-name="gr3" draw:text-style-name="P7" draw:layer="layout" svg:width="0.083cm" svg:height="0.333cm" svg:x="17.651cm" svg:y="3.462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472cm" svg:height="0.562cm" svg:x="18.315cm" svg:y="3.251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39cm" svg:height="0.538cm" svg:x="18.855cm" svg:y="3.26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9.281cm" svg:y="3.4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9.628cm" svg:y="3.455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9cm" svg:height="0.342cm" svg:x="20.057cm" svg:y="3.455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20.496cm" svg:y="3.45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66cm" svg:height="0.518cm" svg:x="20.874cm" svg:y="3.27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66cm" svg:height="0.518cm" svg:x="21.348cm" svg:y="3.27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21.562cm" svg:y="3.45cm" svg:viewBox="0 0 255 357" svg:d="M136 197c17 4 81 16 81 72 0 39-27 71-89 71-65 0-93-44-107-111-2-9-3-13-10-13-11 0-11 6-11 20v102c0 14 0 19 9 19 3 0 5-1 19-16 2-1 2-3 16-17 33 32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2.126cm" svg:y="3.27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2.339cm" svg:y="3.455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502cm" svg:height="0.524cm" svg:x="23.029cm" svg:y="3.272cm" svg:viewBox="0 0 503 525" svg:d="M489 0h-475l-14 174h19c11-125 23-149 139-149 14 0 36 0 43 1 16 2 16 11 16 29v410c0 26 0 37-81 37h-30v23c31-2 111-2 146-2s116 0 148 2v-23h-32c-81 0-81-11-81-37v-410c0-16 0-27 14-29 7-1 28-1 44-1 116 0 128 24 139 149h19z">
            <text:p/>
          </draw:path>
          <draw:path draw:style-name="gr3" draw:text-style-name="P7" draw:layer="layout" svg:width="0.349cm" svg:height="0.356cm" svg:x="23.528cm" svg:y="3.45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605cm" svg:height="0.342cm" svg:x="23.907cm" svg:y="3.455cm" svg:viewBox="0 0 606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7 2v-24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4.553cm" svg:y="3.27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73cm" svg:height="0.538cm" svg:x="24.768cm" svg:y="3.2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9cm" svg:height="0.342cm" svg:x="24.981cm" svg:y="3.455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49cm" svg:height="0.356cm" svg:x="25.419cm" svg:y="3.45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83cm" svg:height="0.546cm" svg:x="25.799cm" svg:y="3.26cm" svg:viewBox="0 0 384 547" svg:d="M269 496v51l115-8v-25c-55 0-62-5-62-42v-472l-111 9v24c53 0 60 6 60 43v167c-23-27-56-48-99-48-91 0-172 76-172 176 0 99 76 176 165 176 50 0 85-26 104-51zM269 289v158c0 14 0 16-8 28-23 37-59 55-92 55-35 0-63-20-83-49-19-32-21-76-21-108 0-30 2-76 23-111 18-24 46-49 88-49 28 0 60 11 85 46 8 14 8 16 8 30z">
            <text:p/>
          </draw:path>
          <draw:path draw:style-name="gr3" draw:text-style-name="P7" draw:layer="layout" svg:width="0.39cm" svg:height="0.351cm" svg:x="26.227cm" svg:y="3.455cm" svg:viewBox="0 0 391 352" svg:d="M278 282v70l113-9v-24c-55 0-60-6-60-43v-276l-114 9v24c54 0 59 6 59 43v139c0 67-37 119-93 119-65 0-69-35-69-75v-259l-114 9v24c60 0 60 2 60 71v116c0 62 0 132 118 132 44 0 79-21 100-70z">
            <text:p/>
          </draw:path>
          <draw:path draw:style-name="gr3" draw:text-style-name="P7" draw:layer="layout" svg:width="0.083cm" svg:height="0.083cm" svg:x="26.699cm" svg:y="3.714cm" svg:viewBox="0 0 84 84" svg:d="M84 42c0-23-19-42-42-42s-42 19-42 42 19 42 42 42 42-19 42-42z">
            <text:p/>
          </draw:path>
        </draw:g>
        <draw:g xml:id="id243" draw:id="id243">
          <svg:title>TexMaths</svg:title>
          <svg:desc>22§display§\text {(iii) Angle is neither acute nor obtuse.}§svg§600§FALSE§</svg:desc>
          <draw:polygon draw:style-name="gr2" draw:text-style-name="P6" draw:layer="layout" svg:width="12.82cm" svg:height="0.696cm" svg:x="3.225cm" svg:y="8.588cm" svg:viewBox="0 0 12821 697" draw:points="6411,697 0,697 0,0 12821,0 12821,697">
            <text:p/>
          </draw:polygon>
          <draw:path draw:style-name="gr3" draw:text-style-name="P7" draw:layer="layout" svg:width="0.18cm" svg:height="0.773cm" svg:x="3.262cm" svg:y="8.54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512cm" svg:y="8.6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727cm" svg:y="8.6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941cm" svg:y="8.6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175cm" svg:y="8.54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cm" svg:height="0.555cm" svg:x="4.714cm" svg:y="8.575cm" svg:viewBox="0 0 531 556" svg:d="M283 16c-3-11-5-16-17-16-13 0-14 5-18 16l-162 462c-14 41-44 51-86 53v25c18-2 51-4 79-4 25 0 65 2 90 4v-25c-39 0-58-19-58-40 0-2 0-9 0-11l37-102h192l40 118c0 4 2 9 2 12 0 23-42 23-63 23v25c28-4 80-4 110-4 34 0 69 2 102 4v-25h-14c-45 0-58-5-65-31zM243 102l88 252h-174z">
            <text:p/>
          </draw:path>
          <draw:path draw:style-name="gr3" draw:text-style-name="P7" draw:layer="layout" svg:width="0.39cm" svg:height="0.342cm" svg:x="5.295cm" svg:y="8.78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4cm" svg:height="0.511cm" svg:x="5.72cm" svg:y="8.778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73cm" svg:height="0.537cm" svg:x="6.111cm" svg:y="8.593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6.322cm" svg:y="8.78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6.928cm" svg:y="8.6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7.142cm" svg:y="8.78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342cm" svg:x="7.704cm" svg:y="8.78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cm" svg:height="0.356cm" svg:x="8.13cm" svg:y="8.78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8.478cm" svg:y="8.6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42cm" svg:height="0.485cm" svg:x="8.682cm" svg:y="8.65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8.992cm" svg:y="8.593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42cm" svg:y="8.78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9.763cm" svg:y="8.78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0.333cm" svg:y="8.783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95cm" svg:height="0.356cm" svg:x="10.715cm" svg:y="8.78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9cm" svg:height="0.351cm" svg:x="11.056cm" svg:y="8.78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42cm" svg:height="0.485cm" svg:x="11.475cm" svg:y="8.65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1.783cm" svg:y="8.78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2.389cm" svg:y="8.78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12.814cm" svg:y="8.78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3.202cm" svg:y="8.78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13.761cm" svg:y="8.78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83cm" svg:height="0.546cm" svg:x="14.148cm" svg:y="8.593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242cm" svg:height="0.485cm" svg:x="14.571cm" svg:y="8.65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351cm" svg:x="14.881cm" svg:y="8.78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54cm" svg:height="0.356cm" svg:x="15.312cm" svg:y="8.78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5.613cm" svg:y="8.78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16.002cm" svg:y="9.047cm" svg:viewBox="0 0 84 84" svg:d="M84 42c0-23-19-42-42-42s-42 19-42 42 19 42 42 42 42-19 42-42z">
            <text:p/>
          </draw:path>
        </draw:g>
        <draw:g xml:id="id244" draw:id="id244">
          <svg:title>TexMaths</svg:title>
          <svg:desc>22§display§\text {Let, } p : \text { Angle is acute,}§svg§600§FALSE§</svg:desc>
          <draw:polygon draw:style-name="gr2" draw:text-style-name="P6" draw:layer="layout" svg:width="7.767cm" svg:height="0.637cm" svg:x="4.545cm" svg:y="9.691cm" svg:viewBox="0 0 7768 638" draw:points="3883,638 0,638 0,0 7768,0 7768,638">
            <text:p/>
          </draw:polygon>
          <draw:path draw:style-name="gr3" draw:text-style-name="P7" draw:layer="layout" svg:width="0.425cm" svg:height="0.529cm" svg:x="4.531cm" svg:y="9.677cm" svg:viewBox="0 0 426 530" svg:d="M426 329h-19c-9 80-20 177-157 177h-63c-36 0-37-6-37-30v-414c0-27 0-37 74-37h24v-25c-28 2-98 2-130 2-30 0-92 0-118-2v25h19c60 0 60 8 60 35v410c0 29 0 36-60 36h-19v24h405z">
            <text:p/>
          </draw:path>
          <draw:path draw:style-name="gr3" draw:text-style-name="P7" draw:layer="layout" svg:width="0.3cm" svg:height="0.357cm" svg:x="5.012cm" svg:y="9.8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4cm" svg:height="0.485cm" svg:x="5.348cm" svg:y="9.73cm" svg:viewBox="0 0 245 486" svg:d="M120 167h111v-24h-111v-143h-20c0 63-24 146-100 150v17h67v214c0 96 72 105 100 105 55 0 78-54 78-105v-45h-21v45c0 56-23 86-51 86-53 0-53-71-53-85z">
            <text:p/>
          </draw:path>
          <draw:path draw:style-name="gr3" draw:text-style-name="P7" draw:layer="layout" svg:width="0.091cm" svg:height="0.232cm" svg:x="5.7cm" svg:y="10.124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7" draw:layer="layout" svg:width="0.404cm" svg:height="0.492cm" svg:x="6.082cm" svg:y="9.863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5-61-69 0-2 0-4 1-12z">
            <text:p/>
          </draw:path>
          <draw:path draw:style-name="gr3" draw:text-style-name="P7" draw:layer="layout" svg:width="0.083cm" svg:height="0.334cm" svg:x="6.777cm" svg:y="9.872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531cm" svg:height="0.556cm" svg:x="7.423cm" svg:y="9.652cm" svg:viewBox="0 0 532 557" svg:d="M283 16c-3-11-5-16-17-16-13 0-14 5-18 16l-162 463c-14 41-44 51-86 53v25c18-2 51-4 79-4 25 0 65 2 90 4v-25c-39 0-58-19-58-40 0-2 0-9 0-11l37-102h192l40 118c0 3 2 9 2 12 0 23-42 23-63 23v25c28-4 81-4 110-4 34 0 69 2 103 4v-25h-14c-46 0-59-5-66-32zM243 102l88 252h-174z">
            <text:p/>
          </draw:path>
          <draw:path draw:style-name="gr3" draw:text-style-name="P7" draw:layer="layout" svg:width="0.39cm" svg:height="0.343cm" svg:x="8.002cm" svg:y="9.863cm" svg:viewBox="0 0 391 344" svg:d="M60 76v209c0 34-7 34-60 34v25c26 0 67-2 88-2 19 0 60 2 86 2v-25c-51 0-60 0-60-34v-144c0-81 55-123 104-123 50 0 58 42 58 86v181c0 34-8 34-59 34v25c26 0 66-2 88-2 19 0 59 2 86 2v-25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8.43cm" svg:y="9.856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3 99 91 0 172-41 172-101 0-28-12-67-51-90-42-21-86-21-134-21-19 0-53 0-58 0-25-3-42-28-42-53zM173 493c-80 0-133-38-133-79 0-37 30-65 64-67h46c67 0 155 0 155 67 0 41-57 79-132 79z">
            <text:p/>
          </draw:path>
          <draw:path draw:style-name="gr3" draw:text-style-name="P7" draw:layer="layout" svg:width="0.173cm" svg:height="0.538cm" svg:x="8.819cm" svg:y="9.6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7cm" svg:x="9.03cm" svg:y="9.8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166cm" svg:height="0.519cm" svg:x="9.636cm" svg:y="9.68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9.85cm" svg:y="9.86cm" svg:viewBox="0 0 255 358" svg:d="M136 197c17 4 81 16 81 73 0 38-27 70-89 70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7cm" svg:x="10.421cm" svg:y="9.86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95cm" svg:height="0.357cm" svg:x="10.801cm" svg:y="9.86cm" svg:viewBox="0 0 296 358" svg:d="M65 180c0-127 63-161 104-161 7 0 56 0 84 29-31 3-36 26-36 37 0 19 14 35 35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9cm" svg:height="0.351cm" svg:x="11.142cm" svg:y="9.863cm" svg:viewBox="0 0 391 352" svg:d="M278 282v70l113-8v-25c-55 0-60-5-60-42v-277l-114 9v24c54 0 59 6 59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11.563cm" svg:y="9.73cm" svg:viewBox="0 0 245 486" svg:d="M120 167h111v-24h-111v-143h-20c0 63-24 146-100 150v17h67v214c0 96 72 105 100 105 55 0 78-54 78-105v-45h-21v45c0 56-23 86-51 86-53 0-53-71-53-85z">
            <text:p/>
          </draw:path>
          <draw:path draw:style-name="gr3" draw:text-style-name="P7" draw:layer="layout" svg:width="0.3cm" svg:height="0.357cm" svg:x="11.871cm" svg:y="9.8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091cm" svg:height="0.232cm" svg:x="12.258cm" svg:y="10.124cm" svg:viewBox="0 0 92 233" svg:d="M92 81c0-49-18-81-50-81-28 0-42 21-42 41 0 21 14 42 42 42 13 0 21-5 30-11l2-2c0 0 2 0 2 11 0 51-23 99-58 136-4 3-6 5-6 7 0 7 4 9 9 9 9 0 71-62 71-152z">
            <text:p/>
          </draw:path>
        </draw:g>
        <draw:g xml:id="id246" draw:id="id246">
          <svg:title>TexMaths</svg:title>
          <svg:desc>22§display§\text {So the given statement is } \sim p \ \wedge \sim q§svg§600§FALSE§</svg:desc>
          <draw:polygon draw:style-name="gr2" draw:text-style-name="P6" draw:layer="layout" svg:width="12.29cm" svg:height="0.628cm" svg:x="4.531cm" svg:y="10.788cm" svg:viewBox="0 0 12291 629" draw:points="6146,629 0,629 0,0 12291,0 12291,629">
            <text:p/>
          </draw:polygon>
          <draw:path draw:style-name="gr3" draw:text-style-name="P7" draw:layer="layout" svg:width="0.344cm" svg:height="0.563cm" svg:x="4.536cm" svg:y="10.749cm" svg:viewBox="0 0 345 564" svg:d="M227 247l-99-25c-49-12-79-53-79-99 0-54 43-102 104-102 129 0 146 129 151 162 0 5 0 11 9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7" draw:layer="layout" svg:width="0.344cm" svg:height="0.357cm" svg:x="4.943cm" svg:y="10.94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44cm" svg:height="0.485cm" svg:x="5.582cm" svg:y="10.81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5.892cm" svg:y="10.758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317cm" svg:y="10.9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6.919cm" svg:y="10.944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166cm" svg:height="0.519cm" svg:x="7.31cm" svg:y="10.77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79cm" svg:height="0.342cm" svg:x="7.514cm" svg:y="10.96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7cm" svg:x="7.907cm" svg:y="10.9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8.254cm" svg:y="10.95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8.942cm" svg:y="10.94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9.237cm" svg:y="10.81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7cm" svg:x="9.554cm" svg:y="10.948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9.924cm" svg:y="10.81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cm" svg:height="0.357cm" svg:x="10.232cm" svg:y="10.9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604cm" svg:height="0.342cm" svg:x="10.579cm" svg:y="10.953cm" svg:viewBox="0 0 605 343" svg:d="M60 76v209c0 34-7 34-60 34v24c26 0 67-1 88-1 19 0 60 1 86 1v-24c-51 0-60 0-60-34v-144c0-81 55-123 104-123 50 0 58 42 58 86v181c0 34-8 34-60 34v24c27 0 66-1 87-1s61 1 88 1v-24c-53 0-62 0-62-34v-144c0-81 56-123 106-123 49 0 56 42 56 86v181c0 34-7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1.219cm" svg:y="10.9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11.566cm" svg:y="10.95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1.964cm" svg:y="10.81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12.534cm" svg:y="10.77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4cm" svg:height="0.357cm" svg:x="12.749cm" svg:y="10.94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16cm" svg:height="0.182cm" svg:x="13.543cm" svg:y="11.01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7" draw:layer="layout" svg:width="0.404cm" svg:height="0.492cm" svg:x="14.292cm" svg:y="10.953cm" svg:viewBox="0 0 405 493" svg:d="M60 439c-7 26-7 31-42 31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7" draw:layer="layout" svg:width="0.43cm" svg:height="0.48cm" svg:x="15.007cm" svg:y="10.832cm" svg:viewBox="0 0 431 481" svg:d="M234 16c-7-12-10-16-18-16-10 0-12 5-17 16l-194 435c-5 9-5 10-5 16 0 7 7 14 16 14 5 0 10 0 17-16l183-412 182 412c7 16 16 16 17 16 9 0 16-7 16-14 0-2 0-4-3-13z">
            <text:p/>
          </draw:path>
          <draw:path draw:style-name="gr3" draw:text-style-name="P7" draw:layer="layout" svg:width="0.516cm" svg:height="0.182cm" svg:x="15.736cm" svg:y="11.01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7" draw:layer="layout" svg:width="0.319cm" svg:height="0.492cm" svg:x="16.542cm" svg:y="10.953cm" svg:viewBox="0 0 320 493" svg:d="M320 9c0-4-1-9-7-9-9 0-40 32-53 55-17-43-47-55-73-55-92 0-187 114-187 227 0 76 46 125 102 125 34 0 65-19 92-47-7 28-32 132-34 139-7 23-14 24-56 26-11 0-18 0-18 16 0 0 0 7 9 7 26 0 53-2 79-2 27 0 53 2 79 2 4 0 15 0 15-14 0-9-8-9-22-9-37 0-37-5-37-12 0-5 2-11 4-18zM106 335c-48 0-51-60-51-73 0-38 22-123 37-155 22-58 63-89 95-89 51 0 61 61 61 67 0 5-42 176-44 177-12 23-56 73-98 73z">
            <text:p/>
          </draw:path>
        </draw:g>
        <draw:g xml:id="id245" draw:id="id245">
          <svg:title>TexMaths</svg:title>
          <svg:desc>22§display§q : \text { Angle is obtuse.}§svg§600§FALSE§</svg:desc>
          <draw:polygon draw:style-name="gr2" draw:text-style-name="P6" draw:layer="layout" svg:width="6.531cm" svg:height="0.637cm" svg:x="12.838cm" svg:y="9.691cm" svg:viewBox="0 0 6532 638" draw:points="3266,638 0,638 0,0 6532,0 6532,638">
            <text:p/>
          </draw:polygon>
          <draw:path draw:style-name="gr3" draw:text-style-name="P7" draw:layer="layout" svg:width="0.319cm" svg:height="0.492cm" svg:x="12.831cm" svg:y="9.863cm" svg:viewBox="0 0 320 493" svg:d="M320 9c0-4-1-9-7-9-9 0-40 32-53 55-17-43-47-55-73-55-92 0-187 115-187 227 0 76 46 125 102 125 34 0 65-19 92-47-7 28-32 132-34 139-7 23-14 25-56 26-11 0-18 0-18 16 0 0 0 7 9 7 25 0 53-1 79-1 27 0 53 1 79 1 4 0 14 0 14-14 0-9-7-9-21-9-37 0-37-5-37-12 0-5 2-11 4-18zM106 335c-48 0-51-60-51-73 0-38 22-123 37-155 22-58 63-89 95-89 51 0 61 61 61 67 0 5-42 176-44 177-12 23-56 73-98 73z">
            <text:p/>
          </draw:path>
          <draw:path draw:style-name="gr3" draw:text-style-name="P7" draw:layer="layout" svg:width="0.083cm" svg:height="0.334cm" svg:x="13.454cm" svg:y="9.872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53cm" svg:height="0.556cm" svg:x="14.098cm" svg:y="9.652cm" svg:viewBox="0 0 531 557" svg:d="M283 16c-3-11-5-16-17-16-13 0-14 5-18 16l-162 463c-14 41-44 51-86 53v25c18-2 51-4 79-4 25 0 65 2 90 4v-25c-39 0-58-19-58-40 0-2 0-9 0-11l37-102h192l40 118c0 3 2 9 2 12 0 23-42 23-63 23v25c28-4 80-4 110-4 34 0 69 2 102 4v-25h-14c-45 0-58-5-65-32zM243 102l88 252h-174z">
            <text:p/>
          </draw:path>
          <draw:path draw:style-name="gr3" draw:text-style-name="P7" draw:layer="layout" svg:width="0.39cm" svg:height="0.343cm" svg:x="14.679cm" svg:y="9.863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54cm" svg:height="0.512cm" svg:x="15.105cm" svg:y="9.856cm" svg:viewBox="0 0 355 513" svg:d="M151 218c-68 0-68-77-68-95 0-21 1-45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173cm" svg:height="0.538cm" svg:x="15.495cm" svg:y="9.6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7cm" svg:x="15.706cm" svg:y="9.8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166cm" svg:height="0.519cm" svg:x="16.312cm" svg:y="9.68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6.527cm" svg:y="9.86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44cm" svg:height="0.357cm" svg:x="17.084cm" svg:y="9.86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83cm" svg:height="0.547cm" svg:x="17.471cm" svg:y="9.67cm" svg:viewBox="0 0 384 548" svg:d="M113 247v-247l-113 9v24c55 0 60 6 60 43v463h19c2-2 7-12 28-47 13 17 44 56 102 56 94 0 175-76 175-176 0-99-78-176-166-176-60 0-93 37-105 51zM114 451v-160c0-16 0-16 9-29 30-44 72-49 92-49 35 0 63 20 81 49 21 32 23 76 23 108 0 30-2 76-25 111-16 23-46 49-88 49-34 0-62-19-81-47-11-16-11-18-11-32z">
            <text:p/>
          </draw:path>
          <draw:path draw:style-name="gr3" draw:text-style-name="P7" draw:layer="layout" svg:width="0.242cm" svg:height="0.485cm" svg:x="17.894cm" svg:y="9.73cm" svg:viewBox="0 0 243 486" svg:d="M120 167h111v-24h-111v-143h-20c0 63-24 146-100 150v17h67v214c0 96 72 105 100 105 55 0 76-54 76-105v-45h-20v45c0 56-22 86-51 86-52 0-52-71-52-85z">
            <text:p/>
          </draw:path>
          <draw:path draw:style-name="gr3" draw:text-style-name="P7" draw:layer="layout" svg:width="0.39cm" svg:height="0.351cm" svg:x="18.205cm" svg:y="9.863cm" svg:viewBox="0 0 391 352" svg:d="M278 282v70l113-8v-25c-55 0-60-5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254cm" svg:height="0.357cm" svg:x="18.635cm" svg:y="9.86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18.936cm" svg:y="9.8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083cm" svg:height="0.084cm" svg:x="19.325cm" svg:y="10.124cm" svg:viewBox="0 0 84 85" svg:d="M84 42c0-23-19-42-42-42s-42 19-42 42 19 43 42 43 42-20 42-43z">
            <text:p/>
          </draw:path>
        </draw:g>
        <draw:g xml:id="id247" draw:id="id247">
          <svg:title>TexMaths</svg:title>
          <svg:desc>22§display§\text {(iv) If } \triangle ABC \text { is right angled at B, then } \angle A + \angle C= 90^\circ .§svg§600§FALSE§</svg:desc>
          <draw:polygon draw:style-name="gr2" draw:text-style-name="P6" draw:layer="layout" svg:width="19.317cm" svg:height="0.696cm" svg:x="3.226cm" svg:y="11.988cm" svg:viewBox="0 0 19318 697" draw:points="9659,697 0,697 0,0 19318,0 19318,697">
            <text:p/>
          </draw:polygon>
          <draw:path draw:style-name="gr3" draw:text-style-name="P7" draw:layer="layout" svg:width="0.18cm" svg:height="0.773cm" svg:x="3.263cm" svg:y="11.94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513cm" svg:y="12.0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3.717cm" svg:y="12.195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18cm" svg:height="0.773cm" svg:x="4.155cm" svg:y="11.94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37cm" svg:height="0.528cm" svg:x="4.69cm" svg:y="12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7" draw:layer="layout" svg:width="0.251cm" svg:height="0.546cm" svg:x="4.974cm" svg:y="11.984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596cm" svg:height="0.555cm" svg:x="5.488cm" svg:y="11.975cm" svg:viewBox="0 0 597 556" svg:d="M315 14c-5-9-7-14-16-14s-12 4-17 16l-275 508c-7 11-7 13-7 16 0 16 16 16 28 16h542c13 0 27 0 27-16 0-3-2-7-4-12zM299 47l257 477h-516z">
            <text:p/>
          </draw:path>
          <draw:path draw:style-name="gr3" draw:text-style-name="P7" draw:layer="layout" svg:width="0.531cm" svg:height="0.555cm" svg:x="6.156cm" svg:y="11.975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53cm" svg:height="0.528cm" svg:x="6.742cm" svg:y="12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55cm" svg:height="0.562cm" svg:x="7.374cm" svg:y="11.984cm" svg:viewBox="0 0 551 563" svg:d="M551 7c0-2-2-7-9-7-2 0-3 0-12 9l-53 60c-7-11-44-69-130-69-173 0-347 171-347 352 0 126 92 211 209 211 69 0 127-30 169-67 73-63 85-134 85-135 0-7-7-7-9-7-5 0-9 0-10 7-8 22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166cm" svg:height="0.518cm" svg:x="8.226cm" svg:y="12.0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8.441cm" svg:y="12.18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61cm" svg:height="0.342cm" svg:x="9cm" svg:y="12.18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9.307cm" svg:y="12.0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55cm" svg:height="0.511cm" svg:x="9.518cm" svg:y="12.17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9cm" svg:height="0.537cm" svg:x="9.907cm" svg:y="11.99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2cm" svg:height="0.485cm" svg:x="10.305cm" svg:y="12.05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0.882cm" svg:y="12.18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1.26cm" svg:y="12.18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11.686cm" svg:y="12.17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73cm" svg:height="0.537cm" svg:x="12.077cm" svg:y="11.993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12.288cm" svg:y="12.18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2.637cm" svg:y="11.993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49cm" svg:height="0.356cm" svg:x="13.33cm" svg:y="12.183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42cm" svg:height="0.485cm" svg:x="13.698cm" svg:y="12.05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476cm" svg:height="0.528cm" svg:x="14.27cm" svg:y="12cm" svg:viewBox="0 0 477 529" svg:d="M144 246v-191c0-25 2-30 39-30h95c76 0 104 65 104 105 0 51-39 116-125 116zM327 253c76-16 129-65 129-123 0-67-71-130-173-130h-283v25h19c60 0 60 8 60 35v410c0 28 0 35-60 35h-19v24h304c104 0 173-68 173-142 0-67-63-125-150-134zM280 505h-97c-37 0-39-5-39-30v-213h146c78 0 110 72 110 125 0 55-41 118-120 118z">
            <text:p/>
          </draw:path>
          <draw:path draw:style-name="gr3" draw:text-style-name="P7" draw:layer="layout" svg:width="0.091cm" svg:height="0.231cm" svg:x="14.856cm" svg:y="12.44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42cm" svg:height="0.485cm" svg:x="15.277cm" svg:y="12.05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5.588cm" svg:y="11.99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6.014cm" svg:y="12.18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6.361cm" svg:y="12.18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472cm" svg:height="0.537cm" svg:x="17.066cm" svg:y="11.993cm" svg:viewBox="0 0 473 538" svg:d="M465 32c8-9 8-13 8-16 0-9-7-16-15-16-6 0-11 2-18 11l-431 496c-7 7-9 10-9 15 0 16 14 16 28 16h417c14 0 28 0 28-16 0-15-14-15-28-15h-396z">
            <text:p/>
          </draw:path>
          <draw:path draw:style-name="gr3" draw:text-style-name="P7" draw:layer="layout" svg:width="0.531cm" svg:height="0.555cm" svg:x="17.609cm" svg:y="11.975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516cm" svg:x="18.378cm" svg:y="12.0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72cm" svg:height="0.537cm" svg:x="19.15cm" svg:y="11.993cm" svg:viewBox="0 0 473 538" svg:d="M465 32c8-9 8-13 8-16 0-9-7-16-15-16-6 0-11 2-18 11l-431 496c-7 7-9 10-9 15 0 16 14 16 28 16h417c14 0 28 0 28-16 0-15-14-15-28-15h-396z">
            <text:p/>
          </draw:path>
          <draw:path draw:style-name="gr3" draw:text-style-name="P7" draw:layer="layout" svg:width="0.55cm" svg:height="0.562cm" svg:x="19.705cm" svg:y="11.984cm" svg:viewBox="0 0 551 563" svg:d="M551 7c0-2-2-7-9-7-2 0-3 0-12 9l-53 60c-7-11-44-69-130-69-173 0-347 171-347 352 0 126 92 211 209 211 69 0 127-30 169-67 73-63 85-134 85-135 0-7-7-7-9-7-5 0-9 0-10 7-8 22-25 77-78 123-54 42-104 56-144 56-69 0-152-40-152-162 0-44 16-169 94-260 47-55 121-93 190-93 79 0 125 59 125 149 0 30-2 32-2 39 0 9 7 9 11 9 10 0 10-2 14-16z">
            <text:p/>
          </draw:path>
          <draw:path draw:style-name="gr3" draw:text-style-name="P7" draw:layer="layout" svg:width="0.515cm" svg:height="0.182cm" svg:x="20.532cm" svg:y="12.2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1.336cm" svg:y="12.014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26cm" svg:height="0.532cm" svg:x="21.722cm" svg:y="12.014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233cm" svg:height="0.233cm" svg:x="22.119cm" svg:y="11.958cm" svg:viewBox="0 0 234 234" svg:d="M234 118c0-67-53-118-116-118-67 0-118 53-118 116 0 67 53 118 118 118s116-53 116-116zM118 208c-53 0-92-43-92-90 0-51 41-92 92-92s90 43 90 90c0 51-41 92-90 92z">
            <text:p/>
          </draw:path>
          <draw:path draw:style-name="gr3" draw:text-style-name="P7" draw:layer="layout" svg:width="0.083cm" svg:height="0.083cm" svg:x="22.5cm" svg:y="12.447cm" svg:viewBox="0 0 84 84" svg:d="M84 42c0-23-19-42-42-42s-42 19-42 42 19 42 42 42 42-19 42-42z">
            <text:p/>
          </draw:path>
        </draw:g>
        <draw:g xml:id="id248" draw:id="id248">
          <svg:title>TexMaths</svg:title>
          <svg:desc>22§display§\text {Let, } p : \triangle ABC \text { is right angled at B,}§svg§600§FALSE§</svg:desc>
          <draw:polygon draw:style-name="gr2" draw:text-style-name="P6" draw:layer="layout" svg:width="12.061cm" svg:height="0.637cm" svg:x="4.545cm" svg:y="13.092cm" svg:viewBox="0 0 12062 638" draw:points="6031,638 0,638 0,0 12062,0 12062,638">
            <text:p/>
          </draw:polygon>
          <draw:path draw:style-name="gr3" draw:text-style-name="P7" draw:layer="layout" svg:width="0.425cm" svg:height="0.529cm" svg:x="4.531cm" svg:y="13.078cm" svg:viewBox="0 0 426 530" svg:d="M426 329h-19c-9 80-20 177-157 177h-63c-36 0-37-6-37-30v-414c0-27 0-37 74-37h24v-25c-28 2-98 2-130 2-30 0-92 0-118-2v25h19c60 0 60 8 60 35v410c0 29 0 36-60 36h-19v24h405z">
            <text:p/>
          </draw:path>
          <draw:path draw:style-name="gr3" draw:text-style-name="P7" draw:layer="layout" svg:width="0.3cm" svg:height="0.357cm" svg:x="5.011cm" svg:y="13.261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4cm" svg:height="0.485cm" svg:x="5.348cm" svg:y="13.131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091cm" svg:height="0.232cm" svg:x="5.7cm" svg:y="13.525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7" draw:layer="layout" svg:width="0.404cm" svg:height="0.492cm" svg:x="6.081cm" svg:y="13.264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5-61-69 0-2 0-4 1-12z">
            <text:p/>
          </draw:path>
          <draw:path draw:style-name="gr3" draw:text-style-name="P7" draw:layer="layout" svg:width="0.083cm" svg:height="0.334cm" svg:x="6.777cm" svg:y="13.273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596cm" svg:height="0.556cm" svg:x="7.185cm" svg:y="13.053cm" svg:viewBox="0 0 597 557" svg:d="M315 14c-5-9-7-14-16-14s-12 4-17 16l-275 509c-7 11-7 12-7 16 0 16 16 16 28 16h542c13 0 27 0 27-16 0-4-2-7-4-12zM299 48l257 477h-516z">
            <text:p/>
          </draw:path>
          <draw:path draw:style-name="gr3" draw:text-style-name="P7" draw:layer="layout" svg:width="0.53cm" svg:height="0.556cm" svg:x="7.854cm" svg:y="13.053cm" svg:viewBox="0 0 531 557" svg:d="M111 467c-30 51-60 63-95 65-9 0-16 0-16 16 0 3 4 9 11 9 21 0 44-4 66-4 25 0 53 4 78 4 3 0 14 0 14-16 0-9-7-9-12-9-18-2-37-9-37-28 0-9 5-18 12-28l58-99h195c2 16 13 122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53cm" svg:height="0.529cm" svg:x="8.44cm" svg:y="13.078cm" svg:viewBox="0 0 554 530" svg:d="M92 470c-8 30-9 36-71 36-14 0-21 0-21 15 0 9 7 9 21 9h276c124 0 215-91 215-167 0-56-46-101-120-109 80-16 162-73 162-147 0-58-51-107-144-107h-260c-16 0-23 0-23 16 0 9 7 9 21 9 2 0 16 0 30 1 14 0 21 2 21 13 0 2-2 5-4 14zM209 247l48-194c7-27 9-28 42-28h100c67 0 85 45 85 79 0 69-67 143-162 143zM174 506c-10 0-12 0-17 0-7 0-11-2-11-7 0-4 0-6 5-20l53-217h146c76 0 90 59 90 92 0 78-69 152-160 152z">
            <text:p/>
          </draw:path>
          <draw:path draw:style-name="gr3" draw:text-style-name="P7" draw:layer="layout" svg:width="0.55cm" svg:height="0.563cm" svg:x="9.071cm" svg:y="13.062cm" svg:viewBox="0 0 551 564" svg:d="M551 7c0-2-2-7-9-7-2 0-3 0-12 9l-53 60c-7-11-44-69-130-69-173 0-347 171-347 352 0 127 92 212 209 212 69 0 127-30 169-67 73-64 85-134 85-136 0-7-7-7-9-7-5 0-9 0-11 7-7 23-24 78-77 123-55 43-104 57-142 57-71 0-154-41-154-162 0-44 16-169 94-261 47-55 121-93 190-93 79 0 125 60 125 149 0 30-2 32-2 39 0 9 7 9 10 9 11 0 11-2 15-16z">
            <text:p/>
          </draw:path>
          <draw:path draw:style-name="gr3" draw:text-style-name="P7" draw:layer="layout" svg:width="0.166cm" svg:height="0.519cm" svg:x="9.923cm" svg:y="13.0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0.138cm" svg:y="13.261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61cm" svg:height="0.343cm" svg:x="10.696cm" svg:y="13.264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1.004cm" svg:y="13.0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54cm" svg:height="0.512cm" svg:x="11.215cm" svg:y="13.257cm" svg:viewBox="0 0 355 513" svg:d="M151 218c-68 0-68-77-68-95 0-21 1-45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39cm" svg:height="0.538cm" svg:x="11.604cm" svg:y="13.071cm" svg:viewBox="0 0 391 539" svg:d="M60 479c0 35-7 35-60 35v25c26-2 67-2 88-2 19 0 60 0 86 2v-25c-51 0-60 0-60-35v-143c0-81 55-123 104-123s58 42 58 86v180c0 35-9 35-60 35v25c27-2 67-2 88-2 20 0 60 0 87 2v-25c-41 0-60 0-60-22v-148c0-67 0-92-25-120-10-13-37-28-81-28-67 0-100 47-112 75v-271l-113 9v24c55 0 60 6 60 43z">
            <text:p/>
          </draw:path>
          <draw:path draw:style-name="gr3" draw:text-style-name="P7" draw:layer="layout" svg:width="0.244cm" svg:height="0.485cm" svg:x="12.002cm" svg:y="13.131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349cm" svg:height="0.357cm" svg:x="12.579cm" svg:y="13.261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2.957cm" svg:y="13.264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54cm" svg:height="0.512cm" svg:x="13.383cm" svg:y="13.257cm" svg:viewBox="0 0 355 513" svg:d="M151 218c-68 0-68-77-68-95 0-21 1-45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173cm" svg:height="0.538cm" svg:x="13.774cm" svg:y="13.0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cm" svg:height="0.357cm" svg:x="13.985cm" svg:y="13.261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83cm" svg:height="0.547cm" svg:x="14.333cm" svg:y="13.071cm" svg:viewBox="0 0 384 548" svg:d="M269 497v51l115-9v-25c-55 0-62-5-62-42v-472l-111 9v24c53 0 60 6 60 43v167c-23-26-56-47-99-47-91 0-172 75-172 176 0 98 76 176 165 176 50 0 85-27 104-51zM269 289v158c0 15 0 16-9 29-22 37-58 54-91 54-35 0-63-19-83-49-19-32-21-76-21-108 0-29 2-75 23-111 18-24 46-49 88-49 28 0 60 11 84 46 9 14 9 16 9 30z">
            <text:p/>
          </draw:path>
          <draw:path draw:style-name="gr3" draw:text-style-name="P7" draw:layer="layout" svg:width="0.349cm" svg:height="0.357cm" svg:x="15.027cm" svg:y="13.261cm" svg:viewBox="0 0 350 358" svg:d="M225 289c4 32 25 63 62 63 16 0 63-10 63-74v-42h-19v42c0 46-20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15.395cm" svg:y="13.131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476cm" svg:height="0.529cm" svg:x="15.966cm" svg:y="13.078cm" svg:viewBox="0 0 477 530" svg:d="M144 247v-192c0-25 2-30 39-30h95c76 0 104 65 104 105 0 51-39 117-125 117zM327 254c76-16 129-66 129-124 0-67-71-130-173-130h-283v25h19c60 0 60 8 60 35v410c0 29 0 36-60 36h-19v24h304c104 0 173-68 173-142 0-67-63-126-150-134zM280 506h-97c-37 0-39-6-39-30v-214h146c78 0 109 73 109 126 0 54-40 118-119 118z">
            <text:p/>
          </draw:path>
          <draw:path draw:style-name="gr3" draw:text-style-name="P7" draw:layer="layout" svg:width="0.091cm" svg:height="0.232cm" svg:x="16.552cm" svg:y="13.525cm" svg:viewBox="0 0 92 233" svg:d="M92 81c0-49-18-81-50-81-28 0-42 21-42 41 0 21 14 42 42 42 13 0 21-5 30-11l2-2c0 0 2 0 2 11 0 51-23 99-58 136-4 3-6 5-6 7 0 7 4 9 9 9 9 0 71-62 71-152z">
            <text:p/>
          </draw:path>
        </draw:g>
        <draw:g xml:id="id250" draw:id="id250">
          <svg:title>TexMaths</svg:title>
          <svg:desc>22§display§\text {So the given statement is } p \rightarrow q§svg§600§FALSE§</svg:desc>
          <draw:polygon draw:style-name="gr2" draw:text-style-name="P6" draw:layer="layout" svg:width="10.656cm" svg:height="0.628cm" svg:x="4.533cm" svg:y="14.288cm" svg:viewBox="0 0 10657 629" draw:points="5329,629 0,629 0,0 10657,0 10657,629">
            <text:p/>
          </draw:polygon>
          <draw:path draw:style-name="gr3" draw:text-style-name="P7" draw:layer="layout" svg:width="0.344cm" svg:height="0.563cm" svg:x="4.538cm" svg:y="14.249cm" svg:viewBox="0 0 345 564" svg:d="M227 247l-99-25c-49-12-79-53-79-99 0-54 43-102 104-102 129 0 146 129 151 162 0 5 0 11 9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7" draw:layer="layout" svg:width="0.344cm" svg:height="0.357cm" svg:x="4.945cm" svg:y="14.448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44cm" svg:height="0.485cm" svg:x="5.584cm" svg:y="14.319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9cm" svg:height="0.538cm" svg:x="5.893cm" svg:y="14.258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319cm" svg:y="14.4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4cm" svg:height="0.512cm" svg:x="6.921cm" svg:y="14.444cm" svg:viewBox="0 0 355 513" svg:d="M151 218c-68 0-68-77-68-95 0-21 1-46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166cm" svg:height="0.519cm" svg:x="7.312cm" svg:y="14.27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79cm" svg:height="0.342cm" svg:x="7.516cm" svg:y="14.46cm" svg:viewBox="0 0 380 343" svg:d="M308 76c7-18 21-51 72-51v-25c-17 2-40 2-58 2-19 0-55-2-69-2v25c30 0 39 17 39 33 0 7-2 9-5 18l-79 199-88-217c-4-10-4-12-4-14 0-19 30-19 44-19v-25c-23 0-67 2-84 2-21 0-53 0-76-2v25c49 0 53 3 62 28l112 276c5 11 5 14 16 14s14-7 16-14z">
            <text:p/>
          </draw:path>
          <draw:path draw:style-name="gr3" draw:text-style-name="P7" draw:layer="layout" svg:width="0.3cm" svg:height="0.357cm" svg:x="7.908cm" svg:y="14.4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8.255cm" svg:y="14.453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8.943cm" svg:y="14.44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9.239cm" svg:y="14.319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49cm" svg:height="0.357cm" svg:x="9.555cm" svg:y="14.448cm" svg:viewBox="0 0 350 358" svg:d="M227 289c2 32 23 63 60 63 16 0 63-10 63-74v-42h-19v42c0 46-20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9.925cm" svg:y="14.319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cm" svg:height="0.357cm" svg:x="10.233cm" svg:y="14.4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604cm" svg:height="0.342cm" svg:x="10.58cm" svg:y="14.453cm" svg:viewBox="0 0 605 343" svg:d="M60 76v209c0 34-7 34-60 34v24c26 0 67-1 88-1 19 0 60 1 86 1v-24c-51 0-60 0-60-34v-144c0-81 55-123 104-123s58 42 58 86v181c0 34-9 34-60 34v24c27 0 66-1 87-1s61 1 88 1v-24c-53 0-62 0-62-34v-144c0-81 56-123 106-123 49 0 56 42 56 86v181c0 34-7 34-60 34v24c27 0 67-1 88-1 19 0 60 1 86 1v-24c-40 0-59 0-59-23v-148c0-67 0-92-25-120-11-12-37-28-81-28-65 0-100 46-113 76-10-67-68-76-104-76-56 0-93 33-114 81v-81l-109 9v24c55 0 60 6 60 43z">
            <text:p/>
          </draw:path>
          <draw:path draw:style-name="gr3" draw:text-style-name="P7" draw:layer="layout" svg:width="0.3cm" svg:height="0.357cm" svg:x="11.22cm" svg:y="14.448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11.567cm" svg:y="14.453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1.965cm" svg:y="14.319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166cm" svg:height="0.519cm" svg:x="12.535cm" svg:y="14.277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4cm" svg:height="0.357cm" svg:x="12.749cm" svg:y="14.44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404cm" svg:height="0.492cm" svg:x="13.262cm" svg:y="14.453cm" svg:viewBox="0 0 405 493" svg:d="M60 439c-7 26-7 31-42 31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80-92 80-53 0-61-66-61-69 0-2 0-4 1-12z">
            <text:p/>
          </draw:path>
          <draw:path draw:style-name="gr3" draw:text-style-name="P7" draw:layer="layout" svg:width="0.687cm" svg:height="0.404cm" svg:x="13.932cm" svg:y="14.399cm" svg:viewBox="0 0 688 405" svg:d="M604 218c-43 34-64 66-71 74-33 55-40 104-40 104 0 9 9 9 16 9 12 0 14-2 17-14 18-78 64-143 150-178 10-3 12-5 12-10 0-6-5-8-5-9-35-13-129-51-159-182-1-10-3-12-15-12-7 0-16 0-16 9 0 2 7 51 40 104 14 23 37 49 71 74h-576c-14 0-28 0-28 16 0 15 14 15 28 15z">
            <text:p/>
          </draw:path>
          <draw:path draw:style-name="gr3" draw:text-style-name="P7" draw:layer="layout" svg:width="0.319cm" svg:height="0.492cm" svg:x="14.909cm" svg:y="14.453cm" svg:viewBox="0 0 320 493" svg:d="M320 9c0-4-1-9-7-9-9 0-40 32-53 55-17-43-47-55-73-55-92 0-187 114-187 227 0 76 46 125 102 125 34 0 65-19 92-47-7 28-32 132-34 139-7 23-14 24-56 26-11 0-18 0-18 16 0 0 0 7 9 7 25 0 53-2 79-2 27 0 53 2 79 2 4 0 14 0 14-14 0-9-7-9-21-9-37 0-37-5-37-12 0-5 2-11 4-18zM106 335c-48 0-51-60-51-73 0-38 22-123 37-155 22-58 63-89 95-89 51 0 61 61 61 67 0 5-42 176-44 177-12 23-56 73-98 73z">
            <text:p/>
          </draw:path>
        </draw:g>
        <draw:g xml:id="id249" draw:id="id249">
          <svg:title>TexMaths</svg:title>
          <svg:desc>22§display§q : \angle A + \angle C= 90^\circ .§svg§600§FALSE§</svg:desc>
          <draw:polygon draw:style-name="gr2" draw:text-style-name="P6" draw:layer="layout" svg:width="6.498cm" svg:height="0.645cm" svg:x="17.54cm" svg:y="13.091cm" svg:viewBox="0 0 6499 646" draw:points="3249,646 0,646 0,0 6499,0 6499,646">
            <text:p/>
          </draw:polygon>
          <draw:path draw:style-name="gr3" draw:text-style-name="P7" draw:layer="layout" svg:width="0.319cm" svg:height="0.492cm" svg:x="17.533cm" svg:y="13.281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5 2-11 4-18zM106 335c-48 0-51-60-51-73 0-38 22-123 37-155 22-58 63-89 95-89 51 0 61 61 61 67 0 5-42 176-44 177-12 23-56 73-98 73z">
            <text:p/>
          </draw:path>
          <draw:path draw:style-name="gr3" draw:text-style-name="P7" draw:layer="layout" svg:width="0.083cm" svg:height="0.334cm" svg:x="18.156cm" svg:y="13.29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472cm" svg:height="0.538cm" svg:x="18.563cm" svg:y="13.087cm" svg:viewBox="0 0 473 539" svg:d="M465 32c8-9 8-13 8-16 0-9-7-16-15-16-6 0-11 2-18 11l-431 496c-7 7-9 11-9 16 0 16 14 16 28 16h417c14 0 28 0 28-16s-14-16-28-16h-396z">
            <text:p/>
          </draw:path>
          <draw:path draw:style-name="gr3" draw:text-style-name="P7" draw:layer="layout" svg:width="0.53cm" svg:height="0.555cm" svg:x="19.105cm" svg:y="13.07cm" svg:viewBox="0 0 531 556" svg:d="M111 467c-30 51-60 63-95 65-9 0-16 0-16 16 0 3 4 8 11 8 21 0 44-3 66-3 25 0 53 3 78 3 3 0 14 0 14-15 0-9-7-9-12-9-18-2-37-9-37-28 0-9 5-18 10-29l60-98h195c2 16 13 121 13 128 0 25-41 27-57 27-10 0-19 0-19 16 0 8 11 8 12 8 32 0 65-3 97-3 20 0 67 3 86 3 6 0 14 0 14-15 0-9-7-9-17-9-48 0-48-5-49-28l-48-485c-2-15-2-19-16-19-12 0-14 5-19 12zM204 352l153-255 25 255z">
            <text:p/>
          </draw:path>
          <draw:path draw:style-name="gr3" draw:text-style-name="P7" draw:layer="layout" svg:width="0.515cm" svg:height="0.517cm" svg:x="19.872cm" svg:y="13.17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472cm" svg:height="0.538cm" svg:x="20.644cm" svg:y="13.087cm" svg:viewBox="0 0 473 539" svg:d="M465 32c8-9 8-13 8-16 0-9-7-16-15-16-6 0-11 2-18 11l-431 496c-7 7-9 11-9 16 0 16 14 16 28 16h417c14 0 28 0 28-16s-14-16-28-16h-396z">
            <text:p/>
          </draw:path>
          <draw:path draw:style-name="gr3" draw:text-style-name="P7" draw:layer="layout" svg:width="0.55cm" svg:height="0.563cm" svg:x="21.199cm" svg:y="13.078cm" svg:viewBox="0 0 551 564" svg:d="M551 7c0-2-2-7-9-7-2 0-3 0-12 9l-53 60c-7-11-44-69-130-69-173 0-347 171-347 352 0 127 92 212 209 212 69 0 127-30 169-67 73-64 85-134 85-136 0-7-7-7-9-7-5 0-9 0-11 7-7 23-24 77-77 123-55 43-104 57-142 57-71 0-154-41-154-162 0-44 16-169 94-261 47-55 121-93 190-93 79 0 125 60 125 149 0 30-2 32-2 39 0 9 7 9 10 9 11 0 11-2 15-16z">
            <text:p/>
          </draw:path>
          <draw:path draw:style-name="gr3" draw:text-style-name="P7" draw:layer="layout" svg:width="0.515cm" svg:height="0.182cm" svg:x="22.026cm" svg:y="13.3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22.832cm" svg:y="13.108cm" svg:viewBox="0 0 322 534" svg:d="M253 269v25c0 183-81 218-126 218-13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3cm" svg:x="23.216cm" svg:y="13.108cm" svg:viewBox="0 0 327 534" svg:d="M327 269c0-63-3-125-31-183-36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233cm" svg:height="0.233cm" svg:x="23.613cm" svg:y="13.052cm" svg:viewBox="0 0 234 234" svg:d="M234 118c0-67-53-118-116-118-67 0-118 53-118 116 0 67 53 118 118 118s116-53 116-116zM118 208c-51 0-92-42-92-90 0-51 41-92 92-92s90 43 90 90c0 51-41 92-90 92z">
            <text:p/>
          </draw:path>
          <draw:path draw:style-name="gr3" draw:text-style-name="P7" draw:layer="layout" svg:width="0.083cm" svg:height="0.084cm" svg:x="23.994cm" svg:y="13.542cm" svg:viewBox="0 0 84 85" svg:d="M84 42c0-23-19-42-42-42s-42 19-42 42 19 43 42 43 42-20 42-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3" anim:sub-item="text" smil:attributeName="visibility" smil:to="visible"/>
                  <anim:animate smil:dur="0.5s" smil:fill="hold" smil:targetElement="id233" anim:sub-item="text" smil:attributeName="width" smil:values="width*0.05;width" smil:keyTimes="0;1"/>
                  <anim:animate smil:dur="0.5s" smil:fill="hold" smil:targetElement="id233" anim:sub-item="text" smil:attributeName="height" smil:values="height;height" smil:keyTimes="0;1"/>
                  <anim:animate smil:dur="0.5s" smil:fill="hold" smil:targetElement="id233" anim:sub-item="text" smil:attributeName="x" smil:values="x-.2;x" smil:keyTimes="0;1"/>
                  <anim:animate smil:dur="0.5s" smil:fill="hold" smil:targetElement="id233" anim:sub-item="text" smil:attributeName="y" smil:values="y;y" smil:keyTimes="0;1"/>
                  <anim:transitionFilter smil:dur="0.5s" smil:targetElement="id2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4" smil:attributeName="visibility" smil:to="visible"/>
                  <anim:animate smil:dur="0.5s" smil:fill="hold" smil:targetElement="id234" smil:attributeName="width" smil:values="width*0.05;width" smil:keyTimes="0;1"/>
                  <anim:animate smil:dur="0.5s" smil:fill="hold" smil:targetElement="id234" smil:attributeName="height" smil:values="height;height" smil:keyTimes="0;1"/>
                  <anim:animate smil:dur="0.5s" smil:fill="hold" smil:targetElement="id234" smil:attributeName="x" smil:values="x-.2;x" smil:keyTimes="0;1"/>
                  <anim:animate smil:dur="0.5s" smil:fill="hold" smil:targetElement="id234" smil:attributeName="y" smil:values="y;y" smil:keyTimes="0;1"/>
                  <anim:transitionFilter smil:dur="0.5s" smil:targetElement="id2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width*0.05;width" smil:keyTimes="0;1"/>
                  <anim:animate smil:dur="0.5s" smil:fill="hold" smil:targetElement="id235" smil:attributeName="height" smil:values="height;height" smil:keyTimes="0;1"/>
                  <anim:animate smil:dur="0.5s" smil:fill="hold" smil:targetElement="id235" smil:attributeName="x" smil:values="x-.2;x" smil:keyTimes="0;1"/>
                  <anim:animate smil:dur="0.5s" smil:fill="hold" smil:targetElement="id235" smil:attributeName="y" smil:values="y;y" smil:keyTimes="0;1"/>
                  <anim:transitionFilter smil:dur="0.5s" smil:targetElement="id2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3" smil:attributeName="visibility" smil:to="visible"/>
                  <anim:animate smil:dur="0.5s" smil:fill="hold" smil:targetElement="id243" smil:attributeName="width" smil:values="width*0.05;width" smil:keyTimes="0;1"/>
                  <anim:animate smil:dur="0.5s" smil:fill="hold" smil:targetElement="id243" smil:attributeName="height" smil:values="height;height" smil:keyTimes="0;1"/>
                  <anim:animate smil:dur="0.5s" smil:fill="hold" smil:targetElement="id243" smil:attributeName="x" smil:values="x-.2;x" smil:keyTimes="0;1"/>
                  <anim:animate smil:dur="0.5s" smil:fill="hold" smil:targetElement="id243" smil:attributeName="y" smil:values="y;y" smil:keyTimes="0;1"/>
                  <anim:transitionFilter smil:dur="0.5s" smil:targetElement="id2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7" smil:attributeName="visibility" smil:to="visible"/>
                  <anim:animate smil:dur="0.5s" smil:fill="hold" smil:targetElement="id247" smil:attributeName="width" smil:values="width*0.05;width" smil:keyTimes="0;1"/>
                  <anim:animate smil:dur="0.5s" smil:fill="hold" smil:targetElement="id247" smil:attributeName="height" smil:values="height;height" smil:keyTimes="0;1"/>
                  <anim:animate smil:dur="0.5s" smil:fill="hold" smil:targetElement="id247" smil:attributeName="x" smil:values="x-.2;x" smil:keyTimes="0;1"/>
                  <anim:animate smil:dur="0.5s" smil:fill="hold" smil:targetElement="id247" smil:attributeName="y" smil:values="y;y" smil:keyTimes="0;1"/>
                  <anim:transitionFilter smil:dur="0.5s" smil:targetElement="id2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0" draw:text-style-name="P5" draw:layer="layout" svg:width="26.4cm" svg:height="14.979cm" svg:x="0.8cm" svg:y="0.4cm" presentation:class="subtitle" presentation:user-transformed="true">
          <draw:text-box>
            <text:p text:style-name="P4"><text:span text:style-name="T7"><text:s text:c="14"/></text:span></text:p>
            <text:p text:style-name="P4"><text:span text:style-name="T8"/></text:p>
            <text:p text:style-name="P4"><text:span text:style-name="T7"><text:s text:c="41"/></text:span></text:p>
            <text:p text:style-name="P4"><text:span text:style-name="T9"><text:tab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24"><text:s text:c="16"/></text:span></text:p>
            <text:p text:style-name="P4"><text:span text:style-name="T17"><text:s text:c="12"/></text:span></text:p>
            <text:p xml:id="id261" text:id="id261" text:style-name="P4"><text:span text:style-name="T9"><text:tab/></text:span><text:span text:style-name="T16">Solutions :</text:span></text:p>
            <text:p text:style-name="P4"><text:span text:style-name="T16"/></text:p>
          </draw:text-box>
        </draw:frame>
        <draw:g xml:id="id251" draw:id="id251">
          <svg:title>TexMaths</svg:title>
          <svg:desc>22§display§\text {(v) Hima Das wins gold medal if and only if she runs fast.} §svg§600§FALSE§</svg:desc>
          <draw:polygon draw:style-name="gr2" draw:text-style-name="P6" draw:layer="layout" svg:width="19.587cm" svg:height="0.696cm" svg:x="2.823cm" svg:y="0.685cm" svg:viewBox="0 0 19588 697" draw:points="9795,697 0,697 0,0 19588,0 19588,697">
            <text:p/>
          </draw:polygon>
          <draw:path draw:style-name="gr3" draw:text-style-name="P7" draw:layer="layout" svg:width="0.18cm" svg:height="0.773cm" svg:x="2.86cm" svg:y="0.64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79cm" svg:height="0.342cm" svg:x="3.099cm" svg:y="0.892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18cm" svg:height="0.773cm" svg:x="3.538cm" svg:y="0.64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9cm" svg:height="0.528cm" svg:x="4.078cm" svg:y="0.697cm" svg:viewBox="0 0 530 529" svg:d="M451 60c0-27 1-35 59-35h20v-25c-27 2-85 2-115 2-28 0-88 0-114-2v25h19c60 0 60 8 60 35v183h-230v-183c0-27 1-35 59-35h20v-25c-27 2-85 2-115 2s-88 0-114-2v25h19c60 0 60 8 60 35v410c0 28 0 35-60 35h-19v24c26-1 84-1 114-1s88 0 115 1v-24h-20c-58 0-59-7-59-35v-204h230v204c0 28 0 35-60 35h-19v24c26-1 84-1 114-1s88 0 115 1v-24h-20c-58 0-59-7-59-35z">
            <text:p/>
          </draw:path>
          <draw:path draw:style-name="gr3" draw:text-style-name="P7" draw:layer="layout" svg:width="0.166cm" svg:height="0.518cm" svg:x="4.657cm" svg:y="0.7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604cm" svg:height="0.342cm" svg:x="4.872cm" svg:y="0.88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5.523cm" svg:y="0.8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52cm" svg:height="0.528cm" svg:x="6.162cm" svg:y="0.697cm" svg:viewBox="0 0 521 529" svg:d="M0 0v25h19c60 0 60 8 60 35v410c0 28 0 35-60 35h-19v24h283c131 0 238-114 238-260 0-148-104-269-238-269zM185 505c-37 0-39-5-39-30v-420c0-25 2-30 39-30h77c48 0 102 15 141 72 33 45 41 112 41 172 0 86-15 132-43 171-16 21-60 65-139 65z">
            <text:p/>
          </draw:path>
          <draw:path draw:style-name="gr3" draw:text-style-name="P7" draw:layer="layout" svg:width="0.349cm" svg:height="0.356cm" svg:x="6.758cm" svg:y="0.8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54cm" svg:height="0.356cm" svg:x="7.137cm" svg:y="0.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31cm" svg:height="0.342cm" svg:x="7.69cm" svg:y="0.892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166cm" svg:height="0.518cm" svg:x="8.26cm" svg:y="0.7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473cm" svg:y="0.8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8.904cm" svg:y="0.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55cm" svg:height="0.511cm" svg:x="9.462cm" svg:y="0.87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44cm" svg:height="0.356cm" svg:x="9.849cm" svg:y="0.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10.24cm" svg:y="0.69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83cm" svg:height="0.546cm" svg:x="10.455cm" svg:y="0.69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604cm" svg:height="0.342cm" svg:x="11.141cm" svg:y="0.883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1.782cm" svg:y="0.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2.13cm" svg:y="0.69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49cm" svg:height="0.356cm" svg:x="12.567cm" svg:y="0.88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173cm" svg:height="0.537cm" svg:x="12.945cm" svg:y="0.69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66cm" svg:height="0.518cm" svg:x="13.418cm" svg:y="0.7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1cm" svg:height="0.546cm" svg:x="13.633cm" svg:y="0.68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49cm" svg:height="0.356cm" svg:x="14.133cm" svg:y="0.88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14.513cm" svg:y="0.8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4.944cm" svg:y="0.69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44cm" svg:height="0.356cm" svg:x="15.627cm" svg:y="0.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6.016cm" svg:y="0.8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73cm" svg:height="0.537cm" svg:x="16.447cm" svg:y="0.69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16.65cm" svg:y="0.892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166cm" svg:height="0.518cm" svg:x="17.328cm" svg:y="0.7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1cm" svg:height="0.546cm" svg:x="17.542cm" svg:y="0.68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254cm" svg:height="0.356cm" svg:x="18.037cm" svg:y="0.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537cm" svg:x="18.34cm" svg:y="0.6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8.767cm" svg:y="0.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367cm" svg:y="0.8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19.674cm" svg:y="0.88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9cm" svg:height="0.342cm" svg:x="20.103cm" svg:y="0.8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20.534cm" svg:y="0.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51cm" svg:height="0.546cm" svg:x="21.098cm" svg:y="0.68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49cm" svg:height="0.356cm" svg:x="21.34cm" svg:y="0.8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54cm" svg:height="0.356cm" svg:x="21.719cm" svg:y="0.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2cm" svg:height="0.485cm" svg:x="22.015cm" svg:y="0.7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83cm" svg:height="0.083cm" svg:x="22.367cm" svg:y="1.144cm" svg:viewBox="0 0 84 84" svg:d="M84 42c0-23-19-42-42-42s-42 19-42 42 19 42 42 42 42-19 42-42z">
            <text:p/>
          </draw:path>
        </draw:g>
        <draw:g xml:id="id252" draw:id="id252">
          <svg:title>TexMaths</svg:title>
          <svg:desc>22§display§\text {Let, } p : \text { Hima Das wins gold medal,}§svg§600§FALSE§</svg:desc>
          <draw:polygon draw:style-name="gr2" draw:text-style-name="P6" draw:layer="layout" svg:width="12.055cm" svg:height="0.62cm" svg:x="4.142cm" svg:y="1.788cm" svg:viewBox="0 0 12056 621" draw:points="6028,621 0,621 0,0 12056,0 12056,621">
            <text:p/>
          </draw:polygon>
          <draw:path draw:style-name="gr3" draw:text-style-name="P7" draw:layer="layout" svg:width="0.425cm" svg:height="0.53cm" svg:x="4.128cm" svg:y="1.758cm" svg:viewBox="0 0 426 531" svg:d="M426 330h-19c-9 79-20 176-157 176h-63c-36 0-37-5-37-30v-414c0-27 0-37 74-37h24v-25c-28 2-98 2-130 2-30 0-92 0-118-2v25h19c60 0 60 9 60 35v411c0 28 0 35-60 35h-19v25h405z">
            <text:p/>
          </draw:path>
          <draw:path draw:style-name="gr3" draw:text-style-name="P7" draw:layer="layout" svg:width="0.3cm" svg:height="0.357cm" svg:x="4.608cm" svg:y="1.9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244cm" svg:height="0.486cm" svg:x="4.945cm" svg:y="1.811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091cm" svg:height="0.232cm" svg:x="5.297cm" svg:y="2.204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7" draw:layer="layout" svg:width="0.404cm" svg:height="0.493cm" svg:x="5.679cm" svg:y="1.945cm" svg:viewBox="0 0 405 494" svg:d="M60 439c-7 26-7 32-42 32-9 0-18 0-18 14 0 7 4 9 11 9 21 0 42-2 65-2 24 0 51 2 75 2 6 0 14 0 14-14 0-9-7-9-17-9-39 0-39-6-39-13 0-10 32-135 37-155 11 21 32 50 72 50 90 0 187-115 187-228 0-74-44-125-102-125-39 0-78 28-102 58-9-42-43-58-71-58-35 0-51 30-58 44-12 27-23 74-23 76 0 7 7 7 9 7 9 0 9 0 14-18 12-54 28-91 56-91 13 0 23 5 23 35 0 18-1 26-5 39zM197 101c5-22 27-43 41-55 26-23 49-28 61-28 32 0 51 26 51 72s-26 136-40 166c-27 53-64 79-92 79-53 0-61-65-61-69 0-2 0-3 1-12z">
            <text:p/>
          </draw:path>
          <draw:path draw:style-name="gr3" draw:text-style-name="P7" draw:layer="layout" svg:width="0.083cm" svg:height="0.334cm" svg:x="6.374cm" svg:y="1.954cm" svg:viewBox="0 0 84 335" svg:d="M84 41c0-22-19-41-42-41s-42 19-42 41 19 42 42 42 42-20 42-42zM84 294c0-22-19-40-42-40s-42 18-42 40c0 23 19 41 42 41s42-18 42-41z">
            <text:p/>
          </draw:path>
          <draw:path draw:style-name="gr3" draw:text-style-name="P7" draw:layer="layout" svg:width="0.529cm" svg:height="0.53cm" svg:x="7.02cm" svg:y="1.758cm" svg:viewBox="0 0 530 531" svg:d="M451 60c0-26 1-35 59-35h20v-25c-27 2-85 2-115 2-28 0-88 0-114-2v25h19c60 0 60 9 60 35v183h-230v-183c0-26 0-35 59-35h20v-25c-27 2-85 2-115 2s-88 0-114-2v25h19c60 0 60 9 60 35v411c0 28 0 35-60 35h-19v25c26-2 84-2 114-2 29 0 88 0 115 2v-25h-20c-59 0-59-7-59-35v-205h230v205c0 28 0 35-60 35h-19v25c26-2 84-2 114-2s88 0 115 2v-25h-20c-58 0-59-7-59-35z">
            <text:p/>
          </draw:path>
          <draw:path draw:style-name="gr3" draw:text-style-name="P7" draw:layer="layout" svg:width="0.166cm" svg:height="0.519cm" svg:x="7.6cm" svg:y="1.7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604cm" svg:height="0.343cm" svg:x="7.813cm" svg:y="1.945cm" svg:viewBox="0 0 605 344" svg:d="M60 76v210c0 33-7 33-60 33v25c26 0 67-2 88-2 19 0 60 2 86 2v-25c-51 0-60 0-60-33v-145c0-81 55-123 104-123 50 0 58 42 58 86v182c0 33-8 33-60 33v25c27 0 66-2 87-2s61 2 88 2v-25c-53 0-62 0-62-33v-145c0-81 56-123 106-123 49 0 56 42 56 86v182c0 33-7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7" draw:layer="layout" svg:width="0.349cm" svg:height="0.357cm" svg:x="8.466cm" svg:y="1.939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52cm" svg:height="0.53cm" svg:x="9.105cm" svg:y="1.758cm" svg:viewBox="0 0 521 531" svg:d="M0 0v25h19c60 0 60 9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7" draw:layer="layout" svg:width="0.349cm" svg:height="0.357cm" svg:x="9.702cm" svg:y="1.939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54cm" svg:height="0.357cm" svg:x="10.08cm" svg:y="1.93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531cm" svg:height="0.343cm" svg:x="10.631cm" svg:y="1.954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7" draw:layer="layout" svg:width="0.166cm" svg:height="0.519cm" svg:x="11.201cm" svg:y="1.76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1.416cm" svg:y="1.945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254cm" svg:height="0.357cm" svg:x="11.846cm" svg:y="1.939cm" svg:viewBox="0 0 255 358" svg:d="M136 197c17 4 80 16 80 73 0 39-26 70-88 70-65 0-93-44-107-111-2-9-3-12-10-12-11 0-11 5-11 19v103c0 14 0 19 9 19 3 0 5-2 19-16 2-2 2-3 16-18 33 32 69 34 84 34 90 0 127-53 127-109 0-41-24-64-33-74-27-25-57-30-88-37-44-9-97-18-97-64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55cm" svg:height="0.512cm" svg:x="12.405cm" svg:y="1.936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344cm" svg:height="0.357cm" svg:x="12.792cm" svg:y="1.939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7" draw:layer="layout" svg:width="0.173cm" svg:height="0.539cm" svg:x="13.181cm" svg:y="1.74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83cm" svg:height="0.547cm" svg:x="13.398cm" svg:y="1.749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604cm" svg:height="0.343cm" svg:x="14.084cm" svg:y="1.945cm" svg:viewBox="0 0 605 344" svg:d="M60 76v210c0 33-9 33-60 33v25c26 0 67-2 88-2 19 0 60 2 86 2v-25c-51 0-60 0-60-33v-145c0-81 55-123 104-123 50 0 58 42 58 86v182c0 33-8 33-61 33v25c28 0 67-2 88-2s61 2 88 2v-25c-53 0-62 0-62-33v-145c0-81 56-123 106-123 47 0 56 42 56 86v182c0 33-9 33-60 33v25c27 0 67-2 88-2 20 0 60 2 86 2v-25c-40 0-59 0-59-23v-148c0-67 0-92-25-120-11-12-37-28-81-28-65 0-100 46-113 76-10-67-68-76-103-76-57 0-94 34-115 81v-81l-109 9v25c55 0 60 5 60 42z">
            <text:p/>
          </draw:path>
          <draw:path draw:style-name="gr3" draw:text-style-name="P7" draw:layer="layout" svg:width="0.3cm" svg:height="0.357cm" svg:x="14.725cm" svg:y="1.939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83cm" svg:height="0.547cm" svg:x="15.073cm" svg:y="1.749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349cm" svg:height="0.357cm" svg:x="15.508cm" svg:y="1.939cm" svg:viewBox="0 0 350 358" svg:d="M225 289c4 32 25 64 62 64 16 0 63-11 63-74v-43h-19v43c0 45-19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173cm" svg:height="0.539cm" svg:x="15.888cm" svg:y="1.749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091cm" svg:height="0.232cm" svg:x="16.143cm" svg:y="2.204cm" svg:viewBox="0 0 92 233" svg:d="M92 81c0-49-18-81-50-81-28 0-42 21-42 41 0 21 14 42 42 42 13 0 21-5 30-11l2-1c0 0 2 0 2 10 0 51-23 99-58 136-4 3-6 5-6 7 0 7 4 9 9 9 9 0 71-62 71-152z">
            <text:p/>
          </draw:path>
        </draw:g>
        <draw:g xml:id="id254" draw:id="id254">
          <svg:title>TexMaths</svg:title>
          <svg:desc>22§display§\text {So the given statement is } p \leftrightarrow q§svg§600§FALSE§</svg:desc>
          <draw:polygon draw:style-name="gr2" draw:text-style-name="P6" draw:layer="layout" svg:width="10.656cm" svg:height="0.628cm" svg:x="4.129cm" svg:y="2.887cm" svg:viewBox="0 0 10657 629" draw:points="5329,629 0,629 0,0 10657,0 10657,629">
            <text:p/>
          </draw:polygon>
          <draw:path draw:style-name="gr3" draw:text-style-name="P7" draw:layer="layout" svg:width="0.344cm" svg:height="0.563cm" svg:x="4.134cm" svg:y="2.848cm" svg:viewBox="0 0 345 564" svg:d="M227 247l-99-25c-49-12-79-53-79-99 0-54 43-102 104-102 129 0 146 129 151 162 0 5 0 11 9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7" draw:layer="layout" svg:width="0.344cm" svg:height="0.357cm" svg:x="4.541cm" svg:y="3.047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44cm" svg:height="0.485cm" svg:x="5.18cm" svg:y="2.918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9cm" svg:height="0.538cm" svg:x="5.489cm" svg:y="2.857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5.915cm" svg:y="3.0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4cm" svg:height="0.512cm" svg:x="6.517cm" svg:y="3.043cm" svg:viewBox="0 0 355 513" svg:d="M151 218c-68 0-68-77-68-95 0-21 1-46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166cm" svg:height="0.519cm" svg:x="6.908cm" svg:y="2.87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79cm" svg:height="0.342cm" svg:x="7.112cm" svg:y="3.059cm" svg:viewBox="0 0 380 343" svg:d="M308 76c7-18 21-51 72-51v-25c-17 2-40 2-58 2-19 0-55-2-69-2v25c30 0 39 17 39 33 0 7-2 9-5 18l-79 199-88-217c-4-10-4-12-4-14 0-19 30-19 44-19v-25c-23 0-67 2-84 2-21 0-53 0-76-2v25c49 0 53 3 62 28l112 276c5 11 5 14 16 14s14-7 16-14z">
            <text:p/>
          </draw:path>
          <draw:path draw:style-name="gr3" draw:text-style-name="P7" draw:layer="layout" svg:width="0.3cm" svg:height="0.357cm" svg:x="7.504cm" svg:y="3.0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7.851cm" svg:y="3.052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8.539cm" svg:y="3.04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8.835cm" svg:y="2.9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49cm" svg:height="0.357cm" svg:x="9.151cm" svg:y="3.047cm" svg:viewBox="0 0 350 358" svg:d="M227 289c2 32 23 63 60 63 16 0 63-10 63-74v-42h-19v42c0 46-20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9.521cm" svg:y="2.9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cm" svg:height="0.357cm" svg:x="9.829cm" svg:y="3.0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604cm" svg:height="0.342cm" svg:x="10.176cm" svg:y="3.052cm" svg:viewBox="0 0 605 343" svg:d="M60 76v209c0 34-7 34-60 34v24c26 0 67-1 88-1 19 0 60 1 86 1v-24c-51 0-60 0-60-34v-144c0-81 55-123 104-123s58 42 58 86v181c0 34-9 34-60 34v24c27 0 66-1 87-1s61 1 88 1v-24c-53 0-62 0-62-34v-144c0-81 56-123 106-123 49 0 56 42 56 86v181c0 34-7 34-60 34v24c27 0 67-1 88-1 19 0 60 1 86 1v-24c-40 0-59 0-59-23v-148c0-67 0-92-25-120-11-12-37-28-81-28-65 0-100 46-113 76-10-67-68-76-104-76-56 0-93 33-114 81v-81l-109 9v24c55 0 60 6 60 43z">
            <text:p/>
          </draw:path>
          <draw:path draw:style-name="gr3" draw:text-style-name="P7" draw:layer="layout" svg:width="0.3cm" svg:height="0.357cm" svg:x="10.816cm" svg:y="3.047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11.163cm" svg:y="3.052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1.561cm" svg:y="2.918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166cm" svg:height="0.519cm" svg:x="12.131cm" svg:y="2.876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4cm" svg:height="0.357cm" svg:x="12.345cm" svg:y="3.047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404cm" svg:height="0.492cm" svg:x="12.858cm" svg:y="3.052cm" svg:viewBox="0 0 405 493" svg:d="M60 439c-7 26-7 31-42 31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80-92 80-53 0-61-66-61-69 0-2 0-4 1-12z">
            <text:p/>
          </draw:path>
          <draw:path draw:style-name="gr3" draw:text-style-name="P7" draw:layer="layout" svg:width="0.687cm" svg:height="0.404cm" svg:x="13.53cm" svg:y="2.998cm" svg:viewBox="0 0 688 405" svg:d="M84 187c43-32 64-64 71-74 33-53 40-102 40-104 0-9-8-9-16-9-12 0-14 2-17 16-18 76-63 141-150 176-8 3-12 5-12 11 0 5 4 7 12 10 80 34 132 93 152 182 1 8 3 10 15 10 8 0 16 0 16-9 0-1-7-51-38-102-16-23-39-51-73-76h520c-44 34-64 66-71 74-35 55-40 104-40 104 0 9 9 9 14 9 14 0 14-2 17-14 18-78 64-143 152-178 9-3 12-5 12-10 0-6-5-8-7-9-33-13-128-51-157-182-3-10-3-12-17-12-5 0-14 0-14 9 0 2 7 51 38 104 16 23 39 49 73 74z">
            <text:p/>
          </draw:path>
          <draw:path draw:style-name="gr3" draw:text-style-name="P7" draw:layer="layout" svg:width="0.319cm" svg:height="0.492cm" svg:x="14.505cm" svg:y="3.052cm" svg:viewBox="0 0 320 493" svg:d="M320 9c0-4-1-9-7-9-9 0-40 32-53 55-17-43-47-55-73-55-92 0-187 114-187 227 0 76 46 125 102 125 34 0 65-19 92-47-7 28-32 132-34 139-7 23-14 24-56 26-11 0-18 0-18 16 0 0 0 7 9 7 25 0 53-2 79-2 27 0 53 2 79 2 4 0 14 0 14-14 0-9-7-9-21-9-37 0-37-5-37-12 0-5 2-11 4-18zM106 335c-48 0-51-60-51-73 0-38 22-123 37-155 22-58 63-89 95-89 51 0 61 61 61 67 0 5-42 176-44 177-12 23-56 73-98 73z">
            <text:p/>
          </draw:path>
        </draw:g>
        <draw:g xml:id="id253" draw:id="id253">
          <svg:title>TexMaths</svg:title>
          <svg:desc>22§display§q : \text { Hima Das runs fast.}§svg§600§FALSE§</svg:desc>
          <draw:polygon draw:style-name="gr2" draw:text-style-name="P6" draw:layer="layout" svg:width="7.922cm" svg:height="0.619cm" svg:x="16.736cm" svg:y="1.791cm" svg:viewBox="0 0 7923 620" draw:points="3962,620 0,620 0,0 7923,0 7923,620">
            <text:p/>
          </draw:polygon>
          <draw:path draw:style-name="gr3" draw:text-style-name="P7" draw:layer="layout" svg:width="0.319cm" svg:height="0.492cm" svg:x="16.729cm" svg:y="1.956cm" svg:viewBox="0 0 320 493" svg:d="M320 9c0-4-1-9-7-9-9 0-40 32-53 55-17-43-47-55-73-55-92 0-187 114-187 227 0 76 46 125 102 125 34 0 65-19 92-48-7 29-32 133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3" draw:text-style-name="P7" draw:layer="layout" svg:width="0.083cm" svg:height="0.333cm" svg:x="17.352cm" svg:y="1.963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529cm" svg:height="0.529cm" svg:x="17.998cm" svg:y="1.77cm" svg:viewBox="0 0 530 530" svg:d="M451 60c0-27 1-35 59-35h20v-25c-27 2-85 2-115 2-28 0-88 0-114-2v25h19c60 0 60 8 60 35v183h-230v-183c0-27 1-35 59-35h20v-25c-27 2-85 2-115 2s-88 0-114-2v25h19c60 0 60 8 60 35v410c0 28 0 35-60 35h-19v25c26-2 84-2 114-2s88 0 115 2v-25h-20c-58 0-59-7-59-35v-204h230v204c0 28 0 35-60 35h-19v25c26-2 84-2 114-2s88 0 115 2v-25h-20c-58 0-59-7-59-35z">
            <text:p/>
          </draw:path>
          <draw:path draw:style-name="gr3" draw:text-style-name="P7" draw:layer="layout" svg:width="0.166cm" svg:height="0.518cm" svg:x="18.577cm" svg:y="1.7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604cm" svg:height="0.342cm" svg:x="18.792cm" svg:y="1.956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49cm" svg:height="0.356cm" svg:x="19.443cm" svg:y="1.951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52cm" svg:height="0.529cm" svg:x="20.084cm" svg:y="1.77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349cm" svg:height="0.356cm" svg:x="20.678cm" svg:y="1.95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21.059cm" svg:y="1.95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61cm" svg:height="0.342cm" svg:x="21.616cm" svg:y="1.9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9cm" svg:height="0.351cm" svg:x="21.923cm" svg:y="1.956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39cm" svg:height="0.342cm" svg:x="22.352cm" svg:y="1.9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6cm" svg:x="22.783cm" svg:y="1.95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51cm" svg:height="0.546cm" svg:x="23.347cm" svg:y="1.75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9cm" svg:height="0.356cm" svg:x="23.589cm" svg:y="1.95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54cm" svg:height="0.356cm" svg:x="23.968cm" svg:y="1.95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24.264cm" svg:y="1.8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83cm" svg:height="0.083cm" svg:x="24.616cm" svg:y="2.215cm" svg:viewBox="0 0 84 84" svg:d="M84 42c0-23-19-42-42-42s-42 19-42 42 19 42 42 42 42-19 42-42z">
            <text:p/>
          </draw:path>
        </draw:g>
        <draw:g xml:id="id255" draw:id="id255">
          <svg:title>TexMaths</svg:title>
          <svg:desc>26§display§\text {(3)}§svg§600§FALSE§</svg:desc>
          <draw:polygon draw:style-name="gr2" draw:text-style-name="P6" draw:layer="layout" svg:width="0.986cm" svg:height="0.823cm" svg:x="2.026cm" svg:y="3.894cm" svg:viewBox="0 0 987 824" draw:points="494,824 0,824 0,0 987,0 987,824">
            <text:p/>
          </draw:polygon>
          <draw:path draw:style-name="gr3" draw:text-style-name="P7" draw:layer="layout" svg:width="0.213cm" svg:height="0.914cm" svg:x="2.07cm" svg:y="3.848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374cm" svg:y="3.925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847cm" svg:y="3.84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6" draw:id="id256">
          <svg:title>TexMaths</svg:title>
          <svg:desc>22§display§\text {Write the truth values of the following.}§svg§600§FALSE§</svg:desc>
          <draw:polygon draw:style-name="gr2" draw:text-style-name="P6" draw:layer="layout" svg:width="13.094cm" svg:height="0.628cm" svg:x="3.452cm" svg:y="3.989cm" svg:viewBox="0 0 13095 629" draw:points="6548,629 0,629 0,0 13095,0 13095,629">
            <text:p/>
          </draw:polygon>
          <draw:path draw:style-name="gr3" draw:text-style-name="P7" draw:layer="layout" svg:width="0.766cm" svg:height="0.547cm" svg:x="3.427cm" svg:y="3.968cm" svg:viewBox="0 0 767 548" svg:d="M690 76c14-44 47-51 77-51v-25c-23 2-45 2-70 2-21 0-72-2-92-2v25c51 0 67 26 67 40 0 5-2 11-3 16l-116 358-124-381c-1-2-3-7-3-10 0-23 46-23 65-23v-25c-28 2-81 2-109 2-30 0-63-2-95-2v25c44 0 60 0 70 28l16 53-107 333-125-381c0-3-2-9-2-10 0-23 46-23 65-23v-25c-28 2-81 2-109 2-30 0-63-2-95-2v25c58 0 62 3 70 31l155 476c2 7 6 16 16 16 11 0 12-6 14-16l129-395 128 395c2 7 5 16 14 16 13 0 13-6 16-16z">
            <text:p/>
          </draw:path>
          <draw:path draw:style-name="gr3" draw:text-style-name="P7" draw:layer="layout" svg:width="0.261cm" svg:height="0.342cm" svg:x="4.164cm" svg:y="4.1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4.471cm" svg:y="3.97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4.675cm" svg:y="4.02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cm" svg:height="0.357cm" svg:x="4.983cm" svg:y="4.1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5.578cm" svg:y="4.02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39cm" svg:height="0.538cm" svg:x="5.887cm" svg:y="3.959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315cm" svg:y="4.1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6.91cm" svg:y="4.02cm" svg:viewBox="0 0 245 486" svg:d="M120 167h111v-24h-111v-143h-20c0 63-24 146-100 150v17h67v213c0 97 72 106 100 106 55 0 78-55 78-106v-44h-22v44c0 57-22 87-51 87-52 0-52-71-52-85z">
            <text:p/>
          </draw:path>
          <draw:path draw:style-name="gr3" draw:text-style-name="P7" draw:layer="layout" svg:width="0.261cm" svg:height="0.342cm" svg:x="7.216cm" svg:y="4.154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9cm" svg:height="0.351cm" svg:x="7.522cm" svg:y="4.154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2cm" svg:height="0.485cm" svg:x="7.943cm" svg:y="4.02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9cm" svg:height="0.538cm" svg:x="8.252cm" svg:y="3.959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79cm" svg:height="0.342cm" svg:x="8.93cm" svg:y="4.161cm" svg:viewBox="0 0 380 343" svg:d="M308 76c7-18 21-51 72-51v-25c-17 2-40 2-58 2-19 0-55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49cm" svg:height="0.357cm" svg:x="9.312cm" svg:y="4.149cm" svg:viewBox="0 0 350 358" svg:d="M225 289c4 32 25 63 62 63 16 0 63-10 63-74v-42h-19v42c0 46-20 51-28 51-25 0-28-35-28-38v-157c0-32 0-62-29-92-30-30-68-42-105-42-65 0-118 37-118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9.692cm" svg:y="3.95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9cm" svg:height="0.351cm" svg:x="9.907cm" svg:y="4.154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3cm" svg:height="0.357cm" svg:x="10.333cm" svg:y="4.1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10.681cm" svg:y="4.149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44cm" svg:height="0.357cm" svg:x="11.239cm" svg:y="4.14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11.63cm" svg:y="3.95cm" svg:viewBox="0 0 252 548" svg:d="M111 213v-90c0-68 37-105 72-105 2 0 14 0 25 5-9 3-23 12-23 32 0 17 12 33 33 33 23 0 34-16 34-33 0-29-29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242cm" svg:height="0.485cm" svg:x="12.112cm" svg:y="4.02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9cm" svg:height="0.538cm" svg:x="12.423cm" svg:y="3.959cm" svg:viewBox="0 0 391 539" svg:d="M60 479c0 35-7 35-60 35v25c26-2 67-2 88-2 19 0 60 0 86 2v-25c-51 0-60 0-60-35v-143c0-81 55-123 104-123s58 42 58 86v180c0 35-9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12.849cm" svg:y="4.149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1cm" svg:height="0.547cm" svg:x="13.455cm" svg:y="3.95cm" svg:viewBox="0 0 252 548" svg:d="M111 213v-90c0-68 37-105 72-105 2 0 14 0 25 5-9 3-23 12-23 32 0 17 12 33 33 33 23 0 34-16 34-33 0-29-29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3.687cm" svg:y="4.14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173cm" svg:height="0.538cm" svg:x="14.077cm" svg:y="3.95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14.292cm" svg:y="3.95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14.503cm" svg:y="4.149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cm" svg:height="0.342cm" svg:x="14.861cm" svg:y="4.161cm" svg:viewBox="0 0 531 343" svg:d="M466 74c14-39 39-49 65-49v-25c-17 2-40 2-56 2-23 0-58-2-72-2v25c28 0 44 14 44 37 0 5 0 5-4 15l-70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166cm" svg:height="0.519cm" svg:x="15.431cm" svg:y="3.97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5.645cm" svg:y="4.154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4cm" svg:height="0.512cm" svg:x="16.071cm" svg:y="4.145cm" svg:viewBox="0 0 355 513" svg:d="M151 218c-68 0-68-77-68-95 0-21 1-46 12-65 7-10 25-32 56-32 67 0 67 78 67 96 0 21 0 45-12 65-7 10-25 31-55 31zM60 248c0-3 0-21 14-37 30 23 62 25 77 25 72 0 125-53 125-113 0-30-12-58-31-75 28-27 56-30 70-30 2 0 5 0 7 0-9 3-12 12-12 21 0 14 10 23 23 23 7 0 22-6 22-23 0-14-10-39-40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083cm" svg:height="0.084cm" svg:x="16.503cm" svg:y="4.413cm" svg:viewBox="0 0 84 85" svg:d="M84 42c0-23-19-42-42-42s-42 19-42 42 19 43 42 43 42-20 42-43z">
            <text:p/>
          </draw:path>
        </draw:g>
        <draw:g xml:id="id257" draw:id="id257">
          <svg:title>TexMaths</svg:title>
          <svg:desc>22§display§\text {(i) 64 is a perfect square and 46 is a prime number.}§svg§600§FALSE§</svg:desc>
          <draw:polygon draw:style-name="gr2" draw:text-style-name="P6" draw:layer="layout" svg:width="17.318cm" svg:height="0.696cm" svg:x="3.626cm" svg:y="4.993cm" svg:viewBox="0 0 17319 697" draw:points="8659,697 0,697 0,0 17319,0 17319,697">
            <text:p/>
          </draw:polygon>
          <draw:path draw:style-name="gr3" draw:text-style-name="P7" draw:layer="layout" svg:width="0.18cm" svg:height="0.773cm" svg:x="3.663cm" svg:y="4.9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913cm" svg:y="5.0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147cm" svg:y="4.9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21cm" svg:height="0.532cm" svg:x="4.694cm" svg:y="5.01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44cm" svg:height="0.523cm" svg:x="5.069cm" svg:y="5.01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66cm" svg:height="0.518cm" svg:x="5.717cm" svg:y="5.0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5.931cm" svg:y="5.1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6.502cm" svg:y="5.188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492cm" svg:x="7.135cm" svg:y="5.191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cm" svg:height="0.356cm" svg:x="7.586cm" svg:y="5.1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7.931cm" svg:y="5.191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251cm" svg:height="0.546cm" svg:x="8.237cm" svg:y="4.989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cm" svg:height="0.356cm" svg:x="8.469cm" svg:y="5.1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818cm" svg:y="5.18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9.15cm" svg:y="5.05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54cm" svg:height="0.356cm" svg:x="9.719cm" svg:y="5.1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3cm" svg:height="0.492cm" svg:x="10.025cm" svg:y="5.191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51cm" svg:x="10.432cm" svg:y="5.191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49cm" svg:height="0.356cm" svg:x="10.868cm" svg:y="5.18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1.245cm" svg:y="5.19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1.547cm" svg:y="5.1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2.16cm" svg:y="5.18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2.538cm" svg:y="5.1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2.969cm" svg:y="4.998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44cm" svg:height="0.523cm" svg:x="13.652cm" svg:y="5.01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21cm" svg:height="0.532cm" svg:x="14.048cm" svg:y="5.019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7" draw:layer="layout" svg:width="0.166cm" svg:height="0.518cm" svg:x="14.687cm" svg:y="5.0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4.902cm" svg:y="5.1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5.47cm" svg:y="5.188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492cm" svg:x="16.104cm" svg:y="5.191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261cm" svg:height="0.342cm" svg:x="16.533cm" svg:y="5.19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6.841cm" svg:y="5.0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604cm" svg:height="0.342cm" svg:x="17.054cm" svg:y="5.191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7.696cm" svg:y="5.1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8.3cm" svg:y="5.1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9cm" svg:height="0.351cm" svg:x="18.708cm" svg:y="5.191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604cm" svg:height="0.342cm" svg:x="19.138cm" svg:y="5.191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9.757cm" svg:y="4.998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cm" svg:height="0.356cm" svg:x="20.208cm" svg:y="5.1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0.553cm" svg:y="5.191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083cm" svg:height="0.083cm" svg:x="20.9cm" svg:y="5.452cm" svg:viewBox="0 0 84 84" svg:d="M84 42c0-23-19-42-42-42s-42 19-42 42 19 42 42 42 42-19 42-42z">
            <text:p/>
          </draw:path>
        </draw:g>
        <draw:g xml:id="id258" draw:id="id258">
          <svg:title>TexMaths</svg:title>
          <svg:desc>22§display§\text {(ii) If } 3 \times 5 = 8 \text { then } 3 + 5 = 15.§svg§600§FALSE§</svg:desc>
          <draw:polygon draw:style-name="gr2" draw:text-style-name="P6" draw:layer="layout" svg:width="10.812cm" svg:height="0.696cm" svg:x="3.429cm" svg:y="6.095cm" svg:viewBox="0 0 10813 697" draw:points="5405,697 0,697 0,0 10813,0 10813,697">
            <text:p/>
          </draw:polygon>
          <draw:path draw:style-name="gr3" draw:text-style-name="P7" draw:layer="layout" svg:width="0.18cm" svg:height="0.773cm" svg:x="3.466cm" svg:y="6.0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16cm" svg:y="6.1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931cm" svg:y="6.1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165cm" svg:y="6.0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37cm" svg:height="0.528cm" svg:x="4.702cm" svg:y="6.107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7" draw:layer="layout" svg:width="0.251cm" svg:height="0.546cm" svg:x="4.983cm" svg:y="6.09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21cm" svg:height="0.532cm" svg:x="5.485cm" svg:y="6.12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74cm" svg:height="0.374cm" svg:x="6.124cm" svg:y="6.257cm" svg:viewBox="0 0 375 375" svg:d="M188 165l-155-154c-10-9-12-11-17-11-9 0-16 7-16 16 0 5 2 7 11 16l154 154-154 157c-9 9-11 11-11 16 0 9 7 16 16 16 5 0 7-2 17-11l154-155 162 160c1 2 7 6 10 6 11 0 16-7 16-16 0-2 0-5-2-9-2-2-125-123-164-164l143-140c4-6 16-16 19-20 0-1 4-5 4-10 0-9-5-16-16-16-5 0-9 4-18 12z">
            <text:p/>
          </draw:path>
          <draw:path draw:style-name="gr3" draw:text-style-name="P7" draw:layer="layout" svg:width="0.309cm" svg:height="0.532cm" svg:x="6.823cm" svg:y="6.121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7.428cm" svg:y="6.3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8.234cm" svg:y="6.121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3 14 58 37 58 84 0 58-58 99-121 99-67 0-123-48-123-113 0-45 24-95 91-130z">
            <text:p/>
          </draw:path>
          <draw:path draw:style-name="gr3" draw:text-style-name="P7" draw:layer="layout" svg:width="0.244cm" svg:height="0.485cm" svg:x="8.861cm" svg:y="6.1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9.172cm" svg:y="6.1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598cm" svg:y="6.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9.945cm" svg:y="6.29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21cm" svg:height="0.532cm" svg:x="10.64cm" svg:y="6.12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516cm" svg:x="11.209cm" svg:y="6.18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1.978cm" svg:y="6.12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15cm" svg:height="0.182cm" svg:x="12.583cm" svg:y="6.3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425cm" svg:y="6.12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13.782cm" svg:y="6.12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083cm" svg:height="0.083cm" svg:x="14.198cm" svg:y="6.554cm" svg:viewBox="0 0 84 84" svg:d="M84 42c0-23-19-42-42-42s-42 19-42 42 19 42 42 42 42-19 42-42z">
            <text:p/>
          </draw:path>
        </draw:g>
        <draw:g xml:id="id259" draw:id="id259">
          <svg:title>TexMaths</svg:title>
          <svg:desc>22§display§\text {(iii) It is not true that } 5 - 3i \text { is a real number.}§svg§600§FALSE§</svg:desc>
          <draw:polygon draw:style-name="gr2" draw:text-style-name="P6" draw:layer="layout" svg:width="15.602cm" svg:height="0.696cm" svg:x="3.328cm" svg:y="7.096cm" svg:viewBox="0 0 15603 697" draw:points="7802,697 0,697 0,0 15603,0 15603,697">
            <text:p/>
          </draw:polygon>
          <draw:path draw:style-name="gr3" draw:text-style-name="P7" draw:layer="layout" svg:width="0.18cm" svg:height="0.773cm" svg:x="3.365cm" svg:y="7.05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615cm" svg:y="7.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83cm" svg:y="7.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44cm" svg:y="7.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78cm" svg:y="7.05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37cm" svg:height="0.528cm" svg:x="4.815cm" svg:y="7.108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7" draw:layer="layout" svg:width="0.242cm" svg:height="0.485cm" svg:x="5.086cm" svg:y="7.16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5.656cm" svg:y="7.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5.871cm" svg:y="7.2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342cm" svg:x="6.432cm" svg:y="7.2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6.858cm" svg:y="7.29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7.239cm" svg:y="7.16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42cm" svg:height="0.485cm" svg:x="7.796cm" svg:y="7.16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8.104cm" svg:y="7.29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8.411cm" svg:y="7.29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cm" svg:height="0.356cm" svg:x="8.836cm" svg:y="7.2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9.431cm" svg:y="7.16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743cm" svg:y="7.101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10.179cm" svg:y="7.29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4cm" svg:height="0.485cm" svg:x="10.549cm" svg:y="7.16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09cm" svg:height="0.532cm" svg:x="11.13cm" svg:y="7.122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472cm" svg:height="0.032cm" svg:x="11.714cm" svg:y="7.42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457cm" svg:y="7.122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05cm" svg:height="0.52cm" svg:x="12.833cm" svg:y="7.126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7" draw:layer="layout" svg:width="0.166cm" svg:height="0.518cm" svg:x="13.359cm" svg:y="7.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3.574cm" svg:y="7.29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4.144cm" svg:y="7.29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4.778cm" svg:y="7.29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5.081cm" svg:y="7.2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5.434cm" svg:y="7.291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5.814cm" svg:y="7.101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42cm" svg:x="16.286cm" svg:y="7.2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9cm" svg:height="0.351cm" svg:x="16.694cm" svg:y="7.29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604cm" svg:height="0.342cm" svg:x="17.124cm" svg:y="7.294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7.743cm" svg:y="7.101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cm" svg:height="0.356cm" svg:x="18.194cm" svg:y="7.29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8.539cm" svg:y="7.29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083cm" svg:height="0.083cm" svg:x="18.886cm" svg:y="7.555cm" svg:viewBox="0 0 84 84" svg:d="M84 42c0-23-19-42-42-42s-42 19-42 42 19 42 42 42 42-19 42-42z">
            <text:p/>
          </draw:path>
        </draw:g>
        <draw:g xml:id="id260" draw:id="id260">
          <svg:title>TexMaths</svg:title>
          <svg:desc>22§display§\text {(iv)  Milk is white if and only if the Sun rises in the West.}§svg§600§FALSE§</svg:desc>
          <draw:polygon draw:style-name="gr2" draw:text-style-name="P6" draw:layer="layout" svg:width="19.377cm" svg:height="0.696cm" svg:x="3.33cm" svg:y="8.202cm" svg:viewBox="0 0 19378 697" draw:points="9688,697 0,697 0,0 19378,0 19378,697">
            <text:p/>
          </draw:polygon>
          <draw:path draw:style-name="gr3" draw:text-style-name="P7" draw:layer="layout" svg:width="0.18cm" svg:height="0.773cm" svg:x="3.367cm" svg:y="8.1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617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3.821cm" svg:y="8.409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18cm" svg:height="0.773cm" svg:x="4.259cm" svg:y="8.1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52cm" svg:height="0.528cm" svg:x="4.801cm" svg:y="8.214cm" svg:viewBox="0 0 653 529" svg:d="M158 18c-7-18-8-18-28-18h-130v25h19c58 0 60 8 60 35v389c0 21 0 56-79 56v24c26 0 65-1 92-1 24 0 63 1 89 1v-24c-79 0-79-35-79-56v-419l187 482c5 10 8 17 15 17 9 0 11-5 15-14l190-490h1v445c0 28-1 35-61 35h-20v24c30-1 83-1 113-1s83 0 111 1v-24h-19c-60 0-60-7-60-35v-410c0-27 0-35 60-35h19v-25h-132c-19 0-19 0-25 14l-170 438z">
            <text:p/>
          </draw:path>
          <draw:path draw:style-name="gr3" draw:text-style-name="P7" draw:layer="layout" svg:width="0.166cm" svg:height="0.518cm" svg:x="5.507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73cm" svg:height="0.537cm" svg:x="5.722cm" svg:y="8.20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4cm" svg:height="0.537cm" svg:x="5.933cm" svg:y="8.207cm" svg:viewBox="0 0 375 538" svg:d="M60 478c0 36-7 36-60 36v24c26-1 62-1 84-1 23 0 55 0 87 1v-24c-53 0-62 0-62-36v-79l49-42c60 81 94 125 94 139s-14 18-28 18v24c21-1 68-1 84-1 23 0 44 0 67 1v-24c-28 0-46 0-76-41l-98-139c0-2-4-7-4-9 0-3 55-49 62-56 49-39 82-40 98-40v-25c-23 2-33 2-54 2-28 0-76-2-87-2v25c15 0 22 8 22 19 0 14-11 25-16 30l-109 95v-373l-113 9v24c55 0 60 6 60 43z">
            <text:p/>
          </draw:path>
          <draw:path draw:style-name="gr3" draw:text-style-name="P7" draw:layer="layout" svg:width="0.166cm" svg:height="0.518cm" svg:x="6.603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818cm" svg:y="8.3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3cm" svg:height="0.342cm" svg:x="7.369cm" svg:y="8.409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39cm" svg:height="0.537cm" svg:x="7.937cm" svg:y="8.20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166cm" svg:height="0.518cm" svg:x="8.369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44cm" svg:height="0.485cm" svg:x="8.573cm" svg:y="8.26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cm" svg:height="0.356cm" svg:x="8.879cm" svg:y="8.3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9.484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1cm" svg:height="0.546cm" svg:x="9.699cm" svg:y="8.198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49cm" svg:height="0.356cm" svg:x="10.201cm" svg:y="8.39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0.579cm" svg:y="8.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1.01cm" svg:y="8.207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344cm" svg:height="0.356cm" svg:x="11.693cm" svg:y="8.39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2.084cm" svg:y="8.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73cm" svg:height="0.537cm" svg:x="12.513cm" svg:y="8.20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12.717cm" svg:y="8.409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7" draw:layer="layout" svg:width="0.166cm" svg:height="0.518cm" svg:x="13.393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1cm" svg:height="0.546cm" svg:x="13.608cm" svg:y="8.198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14.092cm" svg:y="8.26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4.403cm" svg:y="8.20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4.829cm" svg:y="8.3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562cm" svg:x="15.452cm" svg:y="8.198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5-11 20v154c0 13 0 18 9 18 5 0 5 0 10-9 0-2 4-3 29-44 24 27 73 53 144 53 90 0 153-76 153-160 0-78-53-141-118-157z">
            <text:p/>
          </draw:path>
          <draw:path draw:style-name="gr3" draw:text-style-name="P7" draw:layer="layout" svg:width="0.39cm" svg:height="0.351cm" svg:x="15.862cm" svg:y="8.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9cm" svg:height="0.342cm" svg:x="16.292cm" svg:y="8.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61cm" svg:height="0.342cm" svg:x="16.976cm" svg:y="8.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7.283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7.497cm" svg:y="8.3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7.8cm" svg:y="8.3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8.147cm" svg:y="8.3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71cm" svg:y="8.2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923cm" svg:y="8.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9.6cm" svg:y="8.26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9.912cm" svg:y="8.20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20.338cm" svg:y="8.3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766cm" svg:height="0.546cm" svg:x="20.931cm" svg:y="8.214cm" svg:viewBox="0 0 767 547" svg:d="M690 76c14-44 47-51 77-51v-25c-23 2-47 2-70 2-21 0-72-2-92-2v25c51 0 67 26 67 40 0 5-1 11-3 16l-116 357-125-380c0-2-2-7-2-11 0-22 46-22 65-22v-25c-28 2-81 2-109 2-30 0-63-2-95-2v25c44 0 60 0 70 28l16 53-107 332-125-380c0-3-2-9-2-11 0-22 46-22 65-22v-25c-28 2-81 2-109 2-30 0-63-2-95-2v25c58 0 62 3 70 31l155 475c2 7 6 16 14 16 13 0 14-5 16-16l129-394 128 394c2 7 5 16 14 16 13 0 13-5 16-16z">
            <text:p/>
          </draw:path>
          <draw:path draw:style-name="gr3" draw:text-style-name="P7" draw:layer="layout" svg:width="0.3cm" svg:height="0.356cm" svg:x="21.67cm" svg:y="8.3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22.017cm" svg:y="8.3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4cm" svg:height="0.485cm" svg:x="22.311cm" svg:y="8.26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083cm" svg:height="0.083cm" svg:x="22.663cm" svg:y="8.661cm" svg:viewBox="0 0 84 84" svg:d="M84 42c0-23-19-42-42-42s-42 19-42 42 19 42 42 42 42-19 42-42z">
            <text:p/>
          </draw:path>
        </draw:g>
        <draw:g xml:id="id262" draw:id="id262">
          <svg:title>TexMaths</svg:title>
          <svg:desc>22§display§\text {(i) 64 is a perfect square and 46 is a prime number.} §svg§600§FALSE§</svg:desc>
          <draw:polygon draw:style-name="gr2" draw:text-style-name="P6" draw:layer="layout" svg:width="17.318cm" svg:height="0.696cm" svg:x="2.925cm" svg:y="10.385cm" svg:viewBox="0 0 17319 697" draw:points="8659,697 0,697 0,0 17319,0 17319,697">
            <text:p/>
          </draw:polygon>
          <draw:path draw:style-name="gr3" draw:text-style-name="P7" draw:layer="layout" svg:width="0.18cm" svg:height="0.773cm" svg:x="2.962cm" svg:y="10.34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212cm" svg:y="10.4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3.446cm" svg:y="10.34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21cm" svg:height="0.532cm" svg:x="3.993cm" svg:y="10.411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44cm" svg:height="0.523cm" svg:x="4.368cm" svg:y="10.40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66cm" svg:height="0.518cm" svg:x="5.016cm" svg:y="10.4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5.23cm" svg:y="10.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5.801cm" svg:y="10.58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492cm" svg:x="6.434cm" svg:y="10.583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cm" svg:height="0.356cm" svg:x="6.885cm" svg:y="10.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7.23cm" svg:y="10.583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251cm" svg:height="0.546cm" svg:x="7.536cm" svg:y="10.381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cm" svg:height="0.356cm" svg:x="7.768cm" svg:y="10.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117cm" svg:y="10.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8.449cm" svg:y="10.4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54cm" svg:height="0.356cm" svg:x="9.018cm" svg:y="10.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3cm" svg:height="0.492cm" svg:x="9.324cm" svg:y="10.583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51cm" svg:x="9.731cm" svg:y="10.58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49cm" svg:height="0.356cm" svg:x="10.167cm" svg:y="10.5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0.544cm" svg:y="10.5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0.846cm" svg:y="10.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1.459cm" svg:y="10.5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1.837cm" svg:y="10.5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2.268cm" svg:y="10.39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44cm" svg:height="0.523cm" svg:x="12.951cm" svg:y="10.40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21cm" svg:height="0.532cm" svg:x="13.347cm" svg:y="10.411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7" draw:layer="layout" svg:width="0.166cm" svg:height="0.518cm" svg:x="13.986cm" svg:y="10.4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4.201cm" svg:y="10.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4.769cm" svg:y="10.58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492cm" svg:x="15.403cm" svg:y="10.583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261cm" svg:height="0.342cm" svg:x="15.832cm" svg:y="10.5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6.14cm" svg:y="10.4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604cm" svg:height="0.342cm" svg:x="16.353cm" svg:y="10.58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6.995cm" svg:y="10.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7.599cm" svg:y="10.5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9cm" svg:height="0.351cm" svg:x="18.007cm" svg:y="10.58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604cm" svg:height="0.342cm" svg:x="18.437cm" svg:y="10.583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9.056cm" svg:y="10.39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cm" svg:height="0.356cm" svg:x="19.507cm" svg:y="10.5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852cm" svg:y="10.5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083cm" svg:height="0.083cm" svg:x="20.199cm" svg:y="10.844cm" svg:viewBox="0 0 84 84" svg:d="M84 42c0-23-19-42-42-42s-42 19-42 42 19 42 42 42 42-19 42-42z">
            <text:p/>
          </draw:path>
        </draw:g>
        <draw:g xml:id="id263" draw:id="id263">
          <svg:title>TexMaths</svg:title>
          <svg:desc>22§display§\text {Let, } p : \text { 64 is a perfect square,}§svg§600§FALSE§</svg:desc>
          <draw:polygon draw:style-name="gr2" draw:text-style-name="P6" draw:layer="layout" svg:width="10.178cm" svg:height="0.619cm" svg:x="4.044cm" svg:y="11.39cm" svg:viewBox="0 0 10179 620" draw:points="5090,620 0,620 0,0 10179,0 10179,620">
            <text:p/>
          </draw:polygon>
          <draw:path draw:style-name="gr3" draw:text-style-name="P7" draw:layer="layout" svg:width="0.425cm" svg:height="0.529cm" svg:x="4.03cm" svg:y="11.369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7" draw:layer="layout" svg:width="0.3cm" svg:height="0.356cm" svg:x="4.51cm" svg:y="11.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4.847cm" svg:y="11.42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091cm" svg:height="0.231cm" svg:x="5.199cm" svg:y="11.81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404cm" svg:height="0.492cm" svg:x="5.58cm" svg:y="11.55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083cm" svg:height="0.333cm" svg:x="6.276cm" svg:y="11.562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321cm" svg:height="0.532cm" svg:x="6.929cm" svg:y="11.381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44cm" svg:height="0.524cm" svg:x="7.305cm" svg:y="11.37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66cm" svg:height="0.518cm" svg:x="7.953cm" svg:y="11.37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8.168cm" svg:y="11.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8.738cm" svg:y="11.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83cm" svg:height="0.492cm" svg:x="9.371cm" svg:y="11.55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cm" svg:height="0.356cm" svg:x="9.822cm" svg:y="11.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0.165cm" svg:y="11.55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251cm" svg:height="0.546cm" svg:x="10.471cm" svg:y="11.351cm" svg:viewBox="0 0 252 547" svg:d="M111 213v-90c0-68 37-105 72-105 2 0 12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cm" svg:height="0.356cm" svg:x="10.705cm" svg:y="11.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052cm" svg:y="11.55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4cm" svg:height="0.485cm" svg:x="11.385cm" svg:y="11.42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254cm" svg:height="0.356cm" svg:x="11.955cm" svg:y="11.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492cm" svg:x="12.259cm" svg:y="11.555cm" svg:viewBox="0 0 384 493" svg:d="M269 296v139c0 35-9 35-61 35v23c26 0 67-2 88-2s59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12.666cm" svg:y="11.555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3.104cm" svg:y="11.55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13.479cm" svg:y="11.555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3.782cm" svg:y="11.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091cm" svg:height="0.231cm" svg:x="14.17cm" svg:y="11.814cm" svg:viewBox="0 0 92 232" svg:d="M92 81c0-49-18-81-50-81-28 0-42 21-42 40 0 22 14 43 42 43 13 0 21-6 30-11l2-2c0 0 2 0 2 11 0 51-23 99-58 135-4 4-6 6-6 8 0 7 4 8 9 8 9 0 71-61 71-151z">
            <text:p/>
          </draw:path>
        </draw:g>
        <draw:g xml:id="id266" draw:id="id266">
          <svg:title>TexMaths</svg:title>
          <svg:desc>22§display§\text {And the given statement is } p \wedge q§svg§600§FALSE§</svg:desc>
          <draw:polygon draw:style-name="gr2" draw:text-style-name="P6" draw:layer="layout" svg:width="10.937cm" svg:height="0.637cm" svg:x="3.944cm" svg:y="13.388cm" svg:viewBox="0 0 10938 638" draw:points="5468,638 0,638 0,0 10938,0 10938,638">
            <text:p/>
          </draw:polygon>
          <draw:path draw:style-name="gr3" draw:text-style-name="P7" draw:layer="layout" svg:width="0.531cm" svg:height="0.556cm" svg:x="3.93cm" svg:y="13.349cm" svg:viewBox="0 0 532 557" svg:d="M283 16c-3-11-5-16-17-16-13 0-14 5-18 16l-162 463c-14 41-44 51-86 53v25c18-2 51-4 79-4 25 0 65 2 90 4v-25c-39 0-58-19-58-40 0-2 0-9 0-11l37-102h192l40 118c0 3 2 9 2 12 0 23-42 23-63 23v25c28-4 81-4 110-4 34 0 69 2 103 4v-25h-15c-45 0-58-5-65-32zM243 102l88 252h-174z">
            <text:p/>
          </draw:path>
          <draw:path draw:style-name="gr3" draw:text-style-name="P7" draw:layer="layout" svg:width="0.39cm" svg:height="0.343cm" svg:x="4.511cm" svg:y="13.56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4.942cm" svg:y="13.367cm" svg:viewBox="0 0 384 548" svg:d="M269 497v51l115-9v-25c-55 0-62-5-62-42v-472l-111 9v24c53 0 60 6 60 43v167c-23-26-56-47-99-47-91 0-172 75-172 176 0 98 76 176 165 176 50 0 85-27 104-51zM269 289v158c0 15 0 16-9 29-22 37-58 54-91 54-35 0-63-19-83-49-19-32-21-76-21-108 0-29 2-75 23-111 18-24 46-49 88-49 28 0 60 11 84 46 9 14 9 16 9 30z">
            <text:p/>
          </draw:path>
          <draw:path draw:style-name="gr3" draw:text-style-name="P7" draw:layer="layout" svg:width="0.242cm" svg:height="0.485cm" svg:x="5.616cm" svg:y="13.42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9cm" svg:height="0.538cm" svg:x="5.928cm" svg:y="13.367cm" svg:viewBox="0 0 391 539" svg:d="M60 479c0 35-7 35-60 35v25c26-2 67-2 88-2 19 0 60 0 86 2v-25c-51 0-60 0-60-35v-143c0-81 55-123 104-123 50 0 58 42 58 86v180c0 35-8 35-60 35v25c27-2 67-2 88-2 20 0 60 0 87 2v-25c-41 0-60 0-60-22v-148c0-67 0-92-25-120-10-13-37-28-81-28-67 0-100 47-112 75v-271l-113 9v24c55 0 60 6 60 43z">
            <text:p/>
          </draw:path>
          <draw:path draw:style-name="gr3" draw:text-style-name="P7" draw:layer="layout" svg:width="0.3cm" svg:height="0.357cm" svg:x="6.353cm" svg:y="13.55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5cm" svg:height="0.512cm" svg:x="6.955cm" svg:y="13.553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166cm" svg:height="0.519cm" svg:x="7.346cm" svg:y="13.3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79cm" svg:height="0.343cm" svg:x="7.55cm" svg:y="13.569cm" svg:viewBox="0 0 380 344" svg:d="M308 76c7-18 21-51 72-51v-25c-17 2-40 2-58 2-19 0-54-2-69-2v25c30 0 39 17 39 33 0 7-2 9-5 18l-79 199-88-217c-4-10-4-12-4-14 0-19 30-19 44-19v-25c-23 0-67 2-84 2-21 0-53 0-76-2v25c49 0 53 3 62 28l112 276c4 11 6 15 16 15 11 0 14-8 16-15z">
            <text:p/>
          </draw:path>
          <draw:path draw:style-name="gr3" draw:text-style-name="P7" draw:layer="layout" svg:width="0.3cm" svg:height="0.357cm" svg:x="7.943cm" svg:y="13.55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8.289cm" svg:y="13.56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8.978cm" svg:y="13.55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9.272cm" svg:y="13.427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349cm" svg:height="0.357cm" svg:x="9.59cm" svg:y="13.557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9.96cm" svg:y="13.42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cm" svg:height="0.357cm" svg:x="10.268cm" svg:y="13.55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604cm" svg:height="0.343cm" svg:x="10.614cm" svg:y="13.56cm" svg:viewBox="0 0 605 344" svg:d="M60 76v209c0 34-9 34-60 34v25c26 0 67-2 88-2 19 0 60 2 86 2v-25c-51 0-60 0-60-34v-144c0-81 55-123 104-123 50 0 58 42 58 86v181c0 34-8 34-61 34v25c28 0 67-2 88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1.255cm" svg:y="13.557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11.602cm" svg:y="13.56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1.999cm" svg:y="13.427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166cm" svg:height="0.519cm" svg:x="12.57cm" svg:y="13.3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2.784cm" svg:y="13.55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04cm" svg:height="0.492cm" svg:x="13.297cm" svg:y="13.56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80-92 80-53 0-61-65-61-69 0-2 0-4 1-12z">
            <text:p/>
          </draw:path>
          <draw:path draw:style-name="gr3" draw:text-style-name="P7" draw:layer="layout" svg:width="0.43cm" svg:height="0.48cm" svg:x="13.925cm" svg:y="13.441cm" svg:viewBox="0 0 431 481" svg:d="M234 16c-7-12-10-16-18-16-10 0-12 5-17 16l-194 435c-5 9-5 11-5 16 0 7 7 14 16 14 5 0 10 0 17-16l183-412 182 412c7 16 16 16 17 16 9 0 16-7 16-14 0-2 0-4-3-12z">
            <text:p/>
          </draw:path>
          <draw:path draw:style-name="gr3" draw:text-style-name="P7" draw:layer="layout" svg:width="0.319cm" svg:height="0.492cm" svg:x="14.601cm" svg:y="13.56cm" svg:viewBox="0 0 320 493" svg:d="M320 9c0-4-1-9-7-9-9 0-40 32-53 55-17-43-47-55-73-55-92 0-187 115-187 227 0 76 46 125 102 125 34 0 65-19 92-47-7 28-32 132-34 139-7 23-14 25-56 26-11 0-18 0-18 16 0 0 0 7 9 7 25 0 53-1 77-1 29 0 55 1 81 1 4 0 15 0 15-14 0-9-8-9-22-9-37 0-37-5-37-12 0-5 2-11 4-18zM106 335c-48 0-51-60-51-73 0-38 22-123 37-155 22-58 63-89 95-89 51 0 61 61 61 67 0 5-42 176-44 177-12 23-56 73-98 73z">
            <text:p/>
          </draw:path>
        </draw:g>
        <draw:g xml:id="id264" draw:id="id264">
          <svg:title>TexMaths</svg:title>
          <svg:desc>22§display§q : \text { 46 is a prime number.}§svg§600§FALSE§</svg:desc>
          <draw:polygon draw:style-name="gr2" draw:text-style-name="P6" draw:layer="layout" svg:width="8.551cm" svg:height="0.61cm" svg:x="15.136cm" svg:y="11.392cm" svg:viewBox="0 0 8552 611" draw:points="4275,611 0,611 0,0 8552,0 8552,611">
            <text:p/>
          </draw:polygon>
          <draw:path draw:style-name="gr3" draw:text-style-name="P7" draw:layer="layout" svg:width="0.319cm" svg:height="0.492cm" svg:x="15.129cm" svg:y="11.549cm" svg:viewBox="0 0 320 493" svg:d="M320 9c0-4-1-9-7-9-9 0-40 32-53 55-17-43-47-55-73-55-92 0-187 115-187 227 0 76 46 125 102 125 34 0 65-19 92-47-7 28-32 132-34 139-7 23-14 25-56 26-11 0-18 0-18 16 0 0 0 7 9 7 25 0 53-1 79-1 27 0 53 1 79 1 4 0 15 0 15-14 0-9-8-9-22-9-37 0-37-5-37-12 0-5 2-10 4-17zM106 335c-48 0-51-60-51-72 0-39 22-124 37-156 22-58 63-89 95-89 51 0 61 61 61 67 0 5-42 176-44 178-12 22-56 72-98 72z">
            <text:p/>
          </draw:path>
          <draw:path draw:style-name="gr3" draw:text-style-name="P7" draw:layer="layout" svg:width="0.083cm" svg:height="0.334cm" svg:x="15.752cm" svg:y="11.557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344cm" svg:height="0.524cm" svg:x="16.394cm" svg:y="11.365cm" svg:viewBox="0 0 345 525" svg:d="M206 398v67c0 28 0 37-58 37h-16v23c32-2 72-2 104-2 33 0 74 0 105 2v-23h-15c-58 0-60-9-60-37v-67h79v-24h-79v-355c0-14 0-19-13-19-7 0-8 0-14 9l-239 365v24zM211 374h-190l190-289z">
            <text:p/>
          </draw:path>
          <draw:path draw:style-name="gr3" draw:text-style-name="P7" draw:layer="layout" svg:width="0.321cm" svg:height="0.533cm" svg:x="16.792cm" svg:y="11.374cm" svg:viewBox="0 0 322 534" svg:d="M70 263v-20c0-195 97-224 136-224 19 0 51 6 69 32-13 0-43 0-43 34 0 24 18 37 36 37 12 0 35-7 35-37 0-48-34-85-99-85-98 0-204 100-204 271 0 208 90 263 162 263 86 0 160-72 160-175 0-98-69-174-155-174-53 0-81 41-97 78zM162 513c-49 0-72-48-76-58-14-37-14-99-14-113 0-60 25-139 95-139 13 0 48 0 72 49 14 28 14 69 14 106s0 75-14 104c-23 47-59 51-77 51z">
            <text:p/>
          </draw:path>
          <draw:path draw:style-name="gr3" draw:text-style-name="P7" draw:layer="layout" svg:width="0.166cm" svg:height="0.519cm" svg:x="17.429cm" svg:y="11.37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7.644cm" svg:y="11.543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7" draw:layer="layout" svg:width="0.349cm" svg:height="0.357cm" svg:x="18.213cm" svg:y="11.543cm" svg:viewBox="0 0 350 358" svg:d="M225 289c4 32 25 63 62 63 16 0 63-10 63-74v-42h-19v42c0 46-19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83cm" svg:height="0.492cm" svg:x="18.846cm" svg:y="11.549cm" svg:viewBox="0 0 384 493" svg:d="M113 51v-51l-113 9v24c55 0 60 4 60 39v363c0 35-7 35-60 35v23c26 0 67-1 86-1 21 0 62 1 88 1v-23c-51 0-60 0-60-35v-130-7c4 12 37 54 95 54 94 0 175-75 175-176 0-98-76-176-164-176-60 0-93 33-107 51zM114 256v-175c23-39 60-62 101-62 56 0 104 69 104 157 0 94-55 159-113 159-30 0-60-16-81-48-11-16-11-17-11-31z">
            <text:p/>
          </draw:path>
          <draw:path draw:style-name="gr3" draw:text-style-name="P7" draw:layer="layout" svg:width="0.261cm" svg:height="0.343cm" svg:x="19.276cm" svg:y="11.549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19.584cm" svg:y="11.37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604cm" svg:height="0.343cm" svg:x="19.797cm" svg:y="11.549cm" svg:viewBox="0 0 605 344" svg:d="M60 76v209c0 34-7 34-60 34v25c26 0 67-2 88-2 19 0 60 2 86 2v-25c-51 0-60 0-60-34v-144c0-81 55-123 104-123 50 0 58 42 58 86v181c0 34-8 34-60 34v25c27 0 66-2 87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0.439cm" svg:y="11.543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39cm" svg:height="0.343cm" svg:x="21.043cm" svg:y="11.549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21.451cm" svg:y="11.549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7" draw:layer="layout" svg:width="0.604cm" svg:height="0.343cm" svg:x="21.881cm" svg:y="11.549cm" svg:viewBox="0 0 605 344" svg:d="M60 76v209c0 34-9 34-60 34v25c26 0 67-2 88-2 19 0 60 2 86 2v-25c-51 0-60 0-60-34v-144c0-81 55-123 104-123 50 0 58 42 58 86v181c0 34-8 34-61 34v25c28 0 67-2 88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2.5cm" svg:y="11.353cm" svg:viewBox="0 0 384 548" svg:d="M113 247v-247l-113 9v24c55 0 60 6 60 43v463h19c2-2 7-12 28-47 13 17 46 56 102 56 94 0 175-76 175-176 0-99-78-176-166-176-60 0-93 37-105 51zM114 451v-160c0-16 0-16 9-28 30-44 72-50 92-50 35 0 63 20 81 50 21 31 23 75 23 107 0 30-2 76-25 111-16 23-46 49-88 49-34 0-62-19-81-47-11-16-11-18-11-32z">
            <text:p/>
          </draw:path>
          <draw:path draw:style-name="gr3" draw:text-style-name="P7" draw:layer="layout" svg:width="0.3cm" svg:height="0.357cm" svg:x="22.951cm" svg:y="11.543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261cm" svg:height="0.343cm" svg:x="23.296cm" svg:y="11.549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083cm" svg:height="0.084cm" svg:x="23.643cm" svg:y="11.808cm" svg:viewBox="0 0 84 85" svg:d="M84 42c0-23-19-42-42-42s-42 19-42 42 19 43 42 43 42-20 42-43z">
            <text:p/>
          </draw:path>
        </draw:g>
        <draw:g xml:id="id265" draw:id="id265">
          <svg:title>TexMaths</svg:title>
          <svg:desc>22§display§\text {Here, }\ p \text { is True (T) and } q  \text { is False (F)} §svg§600§FALSE§</svg:desc>
          <draw:polygon draw:style-name="gr2" draw:text-style-name="P6" draw:layer="layout" svg:width="12.781cm" svg:height="0.696cm" svg:x="4.045cm" svg:y="12.394cm" svg:viewBox="0 0 12782 697" draw:points="6390,697 0,697 0,0 12782,0 12782,697">
            <text:p/>
          </draw:polygon>
          <draw:path draw:style-name="gr3" draw:text-style-name="P7" draw:layer="layout" svg:width="0.529cm" svg:height="0.528cm" svg:x="4.031cm" svg:y="12.406cm" svg:viewBox="0 0 530 529" svg:d="M451 60c0-27 1-35 59-35h20v-25c-27 2-85 2-115 2-28 0-88 0-114-2v25h19c60 0 60 8 60 35v183h-230v-183c0-27 1-35 59-35h20v-25c-27 2-85 2-115 2s-88 0-114-2v25h19c60 0 60 8 60 35v410c0 28 0 35-60 35h-19v24c26-1 84-1 114-1s88 0 115 1v-24h-20c-58 0-59-7-59-35v-204h230v204c0 28 0 35-60 35h-19v24c26-1 84-1 114-1s88 0 115 1v-24h-20c-58 0-59-7-59-35z">
            <text:p/>
          </draw:path>
          <draw:path draw:style-name="gr3" draw:text-style-name="P7" draw:layer="layout" svg:width="0.3cm" svg:height="0.356cm" svg:x="4.608cm" svg:y="12.5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4.951cm" svg:y="12.59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5.254cm" svg:y="12.5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91cm" svg:height="0.231cm" svg:x="5.643cm" svg:y="12.85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404cm" svg:height="0.492cm" svg:x="6.282cm" svg:y="12.592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66cm" svg:height="0.518cm" svg:x="6.979cm" svg:y="12.4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7.194cm" svg:y="12.5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02cm" svg:height="0.523cm" svg:x="7.758cm" svg:y="12.411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7" draw:layer="layout" svg:width="0.261cm" svg:height="0.342cm" svg:x="8.246cm" svg:y="12.59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8.552cm" svg:y="12.592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cm" svg:height="0.356cm" svg:x="8.978cm" svg:y="12.5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9.635cm" svg:y="12.3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02cm" svg:height="0.523cm" svg:x="9.886cm" svg:y="12.411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7" draw:layer="layout" svg:width="0.18cm" svg:height="0.773cm" svg:x="10.462cm" svg:y="12.3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11.009cm" svg:y="12.589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11.387cm" svg:y="12.5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1.819cm" svg:y="12.399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19cm" svg:height="0.492cm" svg:x="12.51cm" svg:y="12.592cm" svg:viewBox="0 0 320 493" svg:d="M320 9c0-4-1-9-7-9-9 0-40 32-53 55-17-43-47-55-73-55-92 0-187 114-187 227 0 76 46 125 102 125 34 0 65-20 92-48-7 28-32 132-34 139-7 23-14 25-56 27-11 0-18 0-18 16 0 0 0 7 9 7 26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66cm" svg:height="0.518cm" svg:x="13.135cm" svg:y="12.4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3.35cm" svg:y="12.5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448cm" svg:height="0.527cm" svg:x="13.913cm" svg:y="12.41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349cm" svg:height="0.356cm" svg:x="14.36cm" svg:y="12.58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4.74cm" svg:y="12.399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4.955cm" svg:y="12.5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5.256cm" svg:y="12.5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5.912cm" svg:y="12.3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48cm" svg:height="0.527cm" svg:x="16.162cm" svg:y="12.41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18cm" svg:height="0.773cm" svg:x="16.685cm" svg:y="12.3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68" draw:id="id268">
          <svg:title>TexMaths</svg:title>
          <svg:desc>22§display§\therefore \ \text { Truth value of the given statement is False (F)} §svg§600§FALSE§</svg:desc>
          <draw:polygon draw:style-name="gr2" draw:text-style-name="P6" draw:layer="layout" svg:width="16.959cm" svg:height="0.696cm" svg:x="2.648cm" svg:y="14.491cm" svg:viewBox="0 0 16960 697" draw:points="8480,697 0,697 0,0 16960,0 16960,697">
            <text:p/>
          </draw:polygon>
          <draw:path draw:style-name="gr3" draw:text-style-name="P7" draw:layer="layout" svg:width="0.469cm" svg:height="0.418cm" svg:x="2.632cm" svg:y="14.674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02cm" svg:height="0.523cm" svg:x="3.883cm" svg:y="14.5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261cm" svg:height="0.342cm" svg:x="4.371cm" svg:y="14.68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4.677cm" svg:y="14.68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44cm" svg:height="0.485cm" svg:x="5.096cm" svg:y="14.55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5.408cm" svg:y="14.4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79cm" svg:height="0.342cm" svg:x="6.084cm" svg:y="14.6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49cm" svg:height="0.356cm" svg:x="6.467cm" svg:y="14.6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6.847cm" svg:y="14.49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51cm" svg:x="7.06cm" svg:y="14.68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cm" svg:height="0.356cm" svg:x="7.486cm" svg:y="14.6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8.088cm" svg:y="14.68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8.479cm" svg:y="14.487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8.963cm" svg:y="14.5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273cm" svg:y="14.4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699cm" svg:y="14.6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0.301cm" svg:y="14.68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10.692cm" svg:y="14.5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0.896cm" svg:y="14.6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1.29cm" svg:y="14.6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637cm" svg:y="14.6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2.325cm" svg:y="14.6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2cm" svg:height="0.485cm" svg:x="12.619cm" svg:y="14.5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937cm" svg:y="14.68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42cm" svg:height="0.485cm" svg:x="13.305cm" svg:y="14.5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3.613cm" svg:y="14.6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3.96cm" svg:y="14.689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4.601cm" svg:y="14.6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948cm" svg:y="14.6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5.345cm" svg:y="14.5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5.916cm" svg:y="14.5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6.13cm" svg:y="14.6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446cm" svg:height="0.527cm" svg:x="16.694cm" svg:y="14.507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349cm" svg:height="0.356cm" svg:x="17.141cm" svg:y="14.6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7.521cm" svg:y="14.49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7.736cm" svg:y="14.6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8.036cm" svg:y="14.6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8.693cm" svg:y="14.4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46cm" svg:height="0.527cm" svg:x="18.941cm" svg:y="14.507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18cm" svg:height="0.773cm" svg:x="19.466cm" svg:y="14.4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67" draw:id="id267">
          <svg:title>TexMaths</svg:title>
          <svg:desc>22§display§\therefore \ \ p \wedge q \ \equiv  \ T \wedge F \ \equiv \ F§svg§600§FALSE§</svg:desc>
          <draw:polygon draw:style-name="gr2" draw:text-style-name="P6" draw:layer="layout" svg:width="8.486cm" svg:height="0.6cm" svg:x="15.749cm" svg:y="13.489cm" svg:viewBox="0 0 8487 601" draw:points="4244,601 0,601 0,0 8487,0 8487,601">
            <text:p/>
          </draw:polygon>
          <draw:path draw:style-name="gr3" draw:text-style-name="P7" draw:layer="layout" svg:width="0.469cm" svg:height="0.418cm" svg:x="15.733cm" svg:y="13.617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404cm" svg:height="0.492cm" svg:x="16.932cm" svg:y="13.63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7" draw:layer="layout" svg:width="0.43cm" svg:height="0.48cm" svg:x="17.56cm" svg:y="13.513cm" svg:viewBox="0 0 431 481" svg:d="M234 16c-7-12-10-16-18-16-10 0-12 5-17 16l-194 435c-5 9-5 10-5 16 0 7 7 14 16 14 5 0 10 0 17-16l183-412 182 412c7 16 16 16 17 16 9 0 16-7 16-14 0-2 0-4-3-13z">
            <text:p/>
          </draw:path>
          <draw:path draw:style-name="gr3" draw:text-style-name="P7" draw:layer="layout" svg:width="0.319cm" svg:height="0.492cm" svg:x="18.236cm" svg:y="13.635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5 2-11 4-18zM106 335c-48 0-51-60-51-73 0-38 22-123 37-155 22-58 63-89 95-89 51 0 61 61 61 67 0 5-42 176-44 177-12 23-56 73-98 73z">
            <text:p/>
          </draw:path>
          <draw:path draw:style-name="gr3" draw:text-style-name="P7" draw:layer="layout" svg:width="0.516cm" svg:height="0.332cm" svg:x="19.091cm" svg:y="13.6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27cm" svg:height="0.524cm" svg:x="20.142cm" svg:y="13.452cm" svg:viewBox="0 0 528 525" svg:d="M313 55c6-22 9-27 18-29 7-1 32-1 49-1 78 0 113 1 113 63 0 11-4 42-7 62 0 3-2 12-2 14 0 5 2 10 9 10 9 0 10-5 12-17l21-136c0-2 2-10 2-12 0-9-9-9-21-9h-431c-18 0-20 0-25 16l-46 135c-1 2-5 13-5 15 0 5 4 8 9 8 9 0 9-3 14-16 42-119 61-133 176-133h30c23 0 23 1 23 8 0 6-4 15-4 16l-104 416c-7 28-8 37-91 37-28 0-34 0-34 14 0 9 9 9 14 9 20 0 43 0 64 0s44-2 65-2c23 0 44 2 65 2s46 0 67 0c7 0 18 0 18-14 0-9-8-9-27-9s-30 0-49-2c-23-2-30-5-30-17 0 0 0-4 3-16z">
            <text:p/>
          </draw:path>
          <draw:path draw:style-name="gr3" draw:text-style-name="P7" draw:layer="layout" svg:width="0.43cm" svg:height="0.48cm" svg:x="20.897cm" svg:y="13.513cm" svg:viewBox="0 0 431 481" svg:d="M234 16c-7-12-10-16-18-16-10 0-12 5-17 16l-194 435c-5 9-5 10-5 16 0 7 7 14 16 14 5 0 10 0 17-16l183-412 182 412c7 16 16 16 17 16 9 0 16-7 16-14 0-2 0-4-3-13z">
            <text:p/>
          </draw:path>
          <draw:path draw:style-name="gr3" draw:text-style-name="P7" draw:layer="layout" svg:width="0.55cm" svg:height="0.527cm" svg:x="21.571cm" svg:y="13.45cm" svg:viewBox="0 0 551 528" svg:d="M206 275h76c58 0 63 14 63 35 0 5 0 16-5 39-2 3-2 7-2 8 0 6 3 9 9 9 7 0 7-1 12-16l42-169c2-8 2-10 2-12s-2-9-9-9c-9 0-9 4-12 18-16 60-34 74-100 74h-71l51-197c6-29 7-30 41-30h102c97 0 114 24 114 84 0 18 0 21-2 42-1 11-1 13-1 15 0 3 1 8 9 8s8-3 10-19l16-134c2-21-2-21-21-21h-380c-16 0-23 0-23 16 0 9 7 9 21 9 28 0 51 0 51 14 0 2 0 3-4 17l-103 411c-8 31-9 37-71 37-12 0-21 0-21 14 0 10 9 10 12 10 21 0 80-3 102-3 25 0 90 3 115 3 7 0 17 0 17-16 0-5-5-7-5-7-2-1-3-1-21-1s-21 0-40-2c-23-2-25-5-25-16 0-2 0-5 2-18z">
            <text:p/>
          </draw:path>
          <draw:path draw:style-name="gr3" draw:text-style-name="P7" draw:layer="layout" svg:width="0.516cm" svg:height="0.332cm" svg:x="22.663cm" svg:y="13.6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5cm" svg:height="0.527cm" svg:x="23.722cm" svg:y="13.45cm" svg:viewBox="0 0 551 528" svg:d="M206 275h76c58 0 63 14 63 35 0 5 0 16-5 39-2 3-2 7-2 8 0 6 3 9 9 9 7 0 7-1 12-16l42-169c2-8 2-10 2-12s-2-9-9-9c-9 0-9 4-12 18-16 60-34 74-100 74h-71l51-197c6-29 7-30 41-30h104c95 0 112 24 112 84 0 18 0 21-2 42-1 11-1 13-1 15 0 3 1 8 9 8s8-3 10-19l16-134c2-21-2-21-21-21h-380c-16 0-23 0-23 16 0 9 7 9 21 9 30 0 51 0 51 14 0 2 0 3-4 17l-103 411c-8 31-9 37-71 37-12 0-21 0-21 14 0 10 9 10 12 10 21 0 80-3 102-3 25 0 90 3 115 3 7 0 17 0 17-16 0-5-5-7-5-7-2-1-3-1-21-1s-21 0-40-2c-23-2-25-5-25-16 0-2 0-5 2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51" smil:attributeName="visibility" smil:to="visible"/>
                  <anim:animate smil:dur="0.5s" smil:fill="hold" smil:targetElement="id251" smil:attributeName="width" smil:values="width*0.05;width" smil:keyTimes="0;1"/>
                  <anim:animate smil:dur="0.5s" smil:fill="hold" smil:targetElement="id251" smil:attributeName="height" smil:values="height;height" smil:keyTimes="0;1"/>
                  <anim:animate smil:dur="0.5s" smil:fill="hold" smil:targetElement="id251" smil:attributeName="x" smil:values="x-.2;x" smil:keyTimes="0;1"/>
                  <anim:animate smil:dur="0.5s" smil:fill="hold" smil:targetElement="id251" smil:attributeName="y" smil:values="y;y" smil:keyTimes="0;1"/>
                  <anim:transitionFilter smil:dur="0.5s" smil:targetElement="id2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5" smil:attributeName="visibility" smil:to="visible"/>
                  <anim:animate smil:dur="0.5s" smil:fill="hold" smil:targetElement="id255" smil:attributeName="width" smil:values="width*0.05;width" smil:keyTimes="0;1"/>
                  <anim:animate smil:dur="0.5s" smil:fill="hold" smil:targetElement="id255" smil:attributeName="height" smil:values="height;height" smil:keyTimes="0;1"/>
                  <anim:animate smil:dur="0.5s" smil:fill="hold" smil:targetElement="id255" smil:attributeName="x" smil:values="x-.2;x" smil:keyTimes="0;1"/>
                  <anim:animate smil:dur="0.5s" smil:fill="hold" smil:targetElement="id255" smil:attributeName="y" smil:values="y;y" smil:keyTimes="0;1"/>
                  <anim:transitionFilter smil:dur="0.5s" smil:targetElement="id25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1" anim:sub-item="text" smil:attributeName="visibility" smil:to="visible"/>
                  <anim:animate smil:dur="0.5s" smil:fill="hold" smil:targetElement="id261" anim:sub-item="text" smil:attributeName="width" smil:values="width*0.05;width" smil:keyTimes="0;1"/>
                  <anim:animate smil:dur="0.5s" smil:fill="hold" smil:targetElement="id261" anim:sub-item="text" smil:attributeName="height" smil:values="height;height" smil:keyTimes="0;1"/>
                  <anim:animate smil:dur="0.5s" smil:fill="hold" smil:targetElement="id261" anim:sub-item="text" smil:attributeName="x" smil:values="x-.2;x" smil:keyTimes="0;1"/>
                  <anim:animate smil:dur="0.5s" smil:fill="hold" smil:targetElement="id261" anim:sub-item="text" smil:attributeName="y" smil:values="y;y" smil:keyTimes="0;1"/>
                  <anim:transitionFilter smil:dur="0.5s" smil:targetElement="id2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2" smil:attributeName="visibility" smil:to="visible"/>
                  <anim:animate smil:dur="0.5s" smil:fill="hold" smil:targetElement="id262" smil:attributeName="width" smil:values="width*0.05;width" smil:keyTimes="0;1"/>
                  <anim:animate smil:dur="0.5s" smil:fill="hold" smil:targetElement="id262" smil:attributeName="height" smil:values="height;height" smil:keyTimes="0;1"/>
                  <anim:animate smil:dur="0.5s" smil:fill="hold" smil:targetElement="id262" smil:attributeName="x" smil:values="x-.2;x" smil:keyTimes="0;1"/>
                  <anim:animate smil:dur="0.5s" smil:fill="hold" smil:targetElement="id262" smil:attributeName="y" smil:values="y;y" smil:keyTimes="0;1"/>
                  <anim:transitionFilter smil:dur="0.5s" smil:targetElement="id2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10" draw:text-style-name="P5" draw:layer="layout" svg:width="26.4cm" svg:height="14.979cm" svg:x="0.8cm" svg:y="0.4cm" presentation:class="subtitle" presentation:user-transformed="true">
          <draw:text-box>
            <text:p text:style-name="P4"><text:span text:style-name="T7"><text:s text:c="14"/></text:span></text:p>
            <text:p text:style-name="P4"><text:span text:style-name="T24"><text:s text:c="9"/></text:span></text:p>
            <text:p text:style-name="P4"><text:span text:style-name="T17"><text:s text:c="12"/></text:span></text:p>
            <text:p text:style-name="P4"><text:span text:style-name="T9"><text:tab/></text:span></text:p>
            <text:p text:style-name="P4"><text:span text:style-name="T16"/></text:p>
          </draw:text-box>
        </draw:frame>
        <draw:g xml:id="id282" draw:id="id282">
          <svg:title>TexMaths</svg:title>
          <svg:desc>22§display§\text {(iv) Milk is white if and only if the Sun rises in the West.}§svg§600§FALSE§</svg:desc>
          <draw:polygon draw:style-name="gr2" draw:text-style-name="P6" draw:layer="layout" svg:width="19.377cm" svg:height="0.696cm" svg:x="2.63cm" svg:y="10.402cm" svg:viewBox="0 0 19378 697" draw:points="9688,697 0,697 0,0 19378,0 19378,697">
            <text:p/>
          </draw:polygon>
          <draw:path draw:style-name="gr3" draw:text-style-name="P7" draw:layer="layout" svg:width="0.18cm" svg:height="0.773cm" svg:x="2.667cm" svg:y="10.3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2.917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3.121cm" svg:y="10.609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18cm" svg:height="0.773cm" svg:x="3.559cm" svg:y="10.3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52cm" svg:height="0.528cm" svg:x="4.101cm" svg:y="10.414cm" svg:viewBox="0 0 653 529" svg:d="M158 18c-7-18-8-18-28-18h-130v25h19c58 0 60 8 60 35v389c0 21 0 56-79 56v24c26 0 65-1 92-1 24 0 63 1 89 1v-24c-79 0-79-35-79-56v-419l187 482c5 10 8 17 15 17 9 0 11-5 15-14l190-490h1v445c0 28-1 35-61 35h-20v24c30-1 83-1 113-1s83 0 111 1v-24h-19c-60 0-60-7-60-35v-410c0-27 0-35 60-35h19v-25h-132c-19 0-19 0-25 14l-170 438z">
            <text:p/>
          </draw:path>
          <draw:path draw:style-name="gr3" draw:text-style-name="P7" draw:layer="layout" svg:width="0.166cm" svg:height="0.518cm" svg:x="4.807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73cm" svg:height="0.537cm" svg:x="5.022cm" svg:y="10.40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4cm" svg:height="0.537cm" svg:x="5.233cm" svg:y="10.407cm" svg:viewBox="0 0 375 538" svg:d="M60 478c0 36-7 36-60 36v24c26-1 62-1 84-1 23 0 55 0 87 1v-24c-53 0-62 0-62-36v-79l49-42c60 81 94 125 94 139s-14 18-28 18v24c21-1 68-1 84-1 23 0 44 0 67 1v-24c-28 0-46 0-76-41l-98-139c0-2-4-7-4-9 0-3 55-49 62-56 49-39 82-40 98-40v-25c-23 2-33 2-54 2-28 0-76-2-87-2v25c15 0 22 8 22 19 0 14-11 25-16 30l-109 95v-373l-113 9v24c55 0 60 6 60 43z">
            <text:p/>
          </draw:path>
          <draw:path draw:style-name="gr3" draw:text-style-name="P7" draw:layer="layout" svg:width="0.166cm" svg:height="0.518cm" svg:x="5.903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118cm" svg:y="10.5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3cm" svg:height="0.342cm" svg:x="6.669cm" svg:y="10.609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39cm" svg:height="0.537cm" svg:x="7.237cm" svg:y="10.40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166cm" svg:height="0.518cm" svg:x="7.669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44cm" svg:height="0.485cm" svg:x="7.873cm" svg:y="10.46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cm" svg:height="0.356cm" svg:x="8.179cm" svg:y="10.5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8.784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1cm" svg:height="0.546cm" svg:x="8.999cm" svg:y="10.398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49cm" svg:height="0.356cm" svg:x="9.501cm" svg:y="10.59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9.879cm" svg:y="10.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0.31cm" svg:y="10.407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344cm" svg:height="0.356cm" svg:x="10.993cm" svg:y="10.59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1.384cm" svg:y="10.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73cm" svg:height="0.537cm" svg:x="11.813cm" svg:y="10.40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12.017cm" svg:y="10.609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7" draw:layer="layout" svg:width="0.166cm" svg:height="0.518cm" svg:x="12.693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1cm" svg:height="0.546cm" svg:x="12.908cm" svg:y="10.398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13.392cm" svg:y="10.46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3.703cm" svg:y="10.40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4.129cm" svg:y="10.5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562cm" svg:x="14.752cm" svg:y="10.398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5-11 20v154c0 13 0 18 9 18 5 0 5 0 10-9 0-2 4-3 29-44 24 27 73 53 144 53 90 0 153-76 153-160 0-78-53-141-118-157z">
            <text:p/>
          </draw:path>
          <draw:path draw:style-name="gr3" draw:text-style-name="P7" draw:layer="layout" svg:width="0.39cm" svg:height="0.351cm" svg:x="15.162cm" svg:y="10.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9cm" svg:height="0.342cm" svg:x="15.592cm" svg:y="10.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61cm" svg:height="0.342cm" svg:x="16.276cm" svg:y="10.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16.583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6.797cm" svg:y="10.5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7.1cm" svg:y="10.5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7.447cm" svg:y="10.5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01cm" svg:y="10.4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223cm" svg:y="10.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8.9cm" svg:y="10.46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9.212cm" svg:y="10.40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9.638cm" svg:y="10.5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766cm" svg:height="0.546cm" svg:x="20.231cm" svg:y="10.414cm" svg:viewBox="0 0 767 547" svg:d="M690 76c14-44 47-51 77-51v-25c-23 2-47 2-70 2-21 0-72-2-92-2v25c51 0 67 26 67 40 0 5-1 11-3 16l-116 357-125-380c0-2-2-7-2-11 0-22 46-22 65-22v-25c-28 2-81 2-109 2-30 0-63-2-95-2v25c44 0 60 0 70 28l16 53-107 332-125-380c0-3-2-9-2-11 0-22 46-22 65-22v-25c-28 2-81 2-109 2-30 0-63-2-95-2v25c58 0 62 3 70 31l155 475c2 7 6 16 14 16 13 0 14-5 16-16l129-394 128 394c2 7 5 16 14 16 13 0 13-5 16-16z">
            <text:p/>
          </draw:path>
          <draw:path draw:style-name="gr3" draw:text-style-name="P7" draw:layer="layout" svg:width="0.3cm" svg:height="0.356cm" svg:x="20.97cm" svg:y="10.5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21.317cm" svg:y="10.59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4cm" svg:height="0.485cm" svg:x="21.611cm" svg:y="10.46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083cm" svg:height="0.083cm" svg:x="21.963cm" svg:y="10.861cm" svg:viewBox="0 0 84 84" svg:d="M84 42c0-23-19-42-42-42s-42 19-42 42 19 42 42 42 42-19 42-42z">
            <text:p/>
          </draw:path>
        </draw:g>
        <draw:g xml:id="id269" draw:id="id269">
          <svg:title>TexMaths</svg:title>
          <svg:desc>22§display§\text {(ii) If } 3 \times 5 = 8 \text { then } 3 + 5 = 15.§svg§600§FALSE§</svg:desc>
          <draw:polygon draw:style-name="gr2" draw:text-style-name="P6" draw:layer="layout" svg:width="10.812cm" svg:height="0.696cm" svg:x="2.926cm" svg:y="0.785cm" svg:viewBox="0 0 10813 697" draw:points="5405,697 0,697 0,0 10813,0 10813,697">
            <text:p/>
          </draw:polygon>
          <draw:path draw:style-name="gr3" draw:text-style-name="P7" draw:layer="layout" svg:width="0.18cm" svg:height="0.773cm" svg:x="2.963cm" svg:y="0.74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213cm" svg:y="0.8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428cm" svg:y="0.8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3.662cm" svg:y="0.74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37cm" svg:height="0.528cm" svg:x="4.199cm" svg:y="0.797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7" draw:layer="layout" svg:width="0.251cm" svg:height="0.546cm" svg:x="4.48cm" svg:y="0.78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21cm" svg:height="0.532cm" svg:x="4.982cm" svg:y="0.81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74cm" svg:height="0.374cm" svg:x="5.621cm" svg:y="0.947cm" svg:viewBox="0 0 375 375" svg:d="M188 165l-155-154c-10-9-12-11-17-11-9 0-16 7-16 16 0 5 2 7 11 16l154 154-154 157c-9 9-11 11-11 16 0 9 7 16 16 16 5 0 7-2 17-11l154-155 162 160c1 2 7 6 10 6 11 0 16-7 16-16 0-2 0-5-2-9-2-2-125-123-164-164l143-140c4-6 16-16 19-20 0-1 4-5 4-10 0-9-5-16-16-16-5 0-9 4-18 12z">
            <text:p/>
          </draw:path>
          <draw:path draw:style-name="gr3" draw:text-style-name="P7" draw:layer="layout" svg:width="0.309cm" svg:height="0.532cm" svg:x="6.32cm" svg:y="0.811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925cm" svg:y="1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7.731cm" svg:y="0.811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3 14 58 37 58 84 0 58-58 99-121 99-67 0-123-48-123-113 0-45 24-95 91-130z">
            <text:p/>
          </draw:path>
          <draw:path draw:style-name="gr3" draw:text-style-name="P7" draw:layer="layout" svg:width="0.244cm" svg:height="0.485cm" svg:x="8.358cm" svg:y="0.8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8.669cm" svg:y="0.79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095cm" svg:y="0.9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9.442cm" svg:y="0.98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21cm" svg:height="0.532cm" svg:x="10.137cm" svg:y="0.81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516cm" svg:x="10.706cm" svg:y="0.87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1.475cm" svg:y="0.81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15cm" svg:height="0.182cm" svg:x="12.08cm" svg:y="1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2.922cm" svg:y="0.81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13.279cm" svg:y="0.81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083cm" svg:height="0.083cm" svg:x="13.695cm" svg:y="1.244cm" svg:viewBox="0 0 84 84" svg:d="M84 42c0-23-19-42-42-42s-42 19-42 42 19 42 42 42 42-19 42-42z">
            <text:p/>
          </draw:path>
        </draw:g>
        <draw:g xml:id="id270" draw:id="id270">
          <svg:title>TexMaths</svg:title>
          <svg:desc>22§display§\text {Let, } p : 3 \times 5 = 8 , §svg§600§FALSE§</svg:desc>
          <draw:polygon draw:style-name="gr2" draw:text-style-name="P6" draw:layer="layout" svg:width="5.849cm" svg:height="0.601cm" svg:x="4.245cm" svg:y="1.889cm" svg:viewBox="0 0 5850 602" draw:points="2925,602 0,602 0,0 5850,0 5850,602">
            <text:p/>
          </draw:polygon>
          <draw:path draw:style-name="gr3" draw:text-style-name="P7" draw:layer="layout" svg:width="0.425cm" svg:height="0.529cm" svg:x="4.231cm" svg:y="1.85cm" svg:viewBox="0 0 426 530" svg:d="M426 329h-19c-9 80-20 177-157 177h-63c-36 0-37-6-37-30v-414c0-27 0-37 74-37h24v-25c-28 2-98 2-130 2-30 0-92 0-118-2v25h19c60 0 60 8 60 35v410c0 29 0 36-60 36h-19v24h405z">
            <text:p/>
          </draw:path>
          <draw:path draw:style-name="gr3" draw:text-style-name="P7" draw:layer="layout" svg:width="0.3cm" svg:height="0.357cm" svg:x="4.711cm" svg:y="2.031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4cm" svg:height="0.485cm" svg:x="5.048cm" svg:y="1.903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091cm" svg:height="0.232cm" svg:x="5.4cm" svg:y="2.296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7" draw:layer="layout" svg:width="0.404cm" svg:height="0.492cm" svg:x="5.782cm" svg:y="2.037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5-61-69 0-2 0-4 1-12z">
            <text:p/>
          </draw:path>
          <draw:path draw:style-name="gr3" draw:text-style-name="P7" draw:layer="layout" svg:width="0.083cm" svg:height="0.334cm" svg:x="6.477cm" svg:y="2.046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321cm" svg:height="0.533cm" svg:x="6.873cm" svg:y="1.862cm" svg:viewBox="0 0 322 534" svg:d="M194 243c63-19 107-74 107-136 0-63-67-107-143-107-77 0-137 46-137 106 0 24 18 40 39 40 24 0 40-17 40-40 0-39-37-39-47-39 23-37 74-48 102-48 32 0 76 18 76 87 0 10-2 54-23 90-23 37-50 38-69 40-5 0-25 2-30 2-7 0-12 2-12 9 0 8 5 8 19 8h34c63 0 93 53 93 129 0 106-55 129-88 129-34 0-92-14-120-60 28 5 51-13 51-43 0-28-19-44-42-44-19 0-44 13-44 46 0 71 72 122 157 122 95 0 165-71 165-150 0-63-49-123-128-141z">
            <text:p/>
          </draw:path>
          <draw:path draw:style-name="gr3" draw:text-style-name="P7" draw:layer="layout" svg:width="0.374cm" svg:height="0.374cm" svg:x="7.512cm" svg:y="1.998cm" svg:viewBox="0 0 375 375" svg:d="M188 166l-155-155c-10-9-12-11-17-11-9 0-16 7-16 16 0 5 2 7 11 16l154 155-154 157c-9 8-11 10-11 15 0 9 7 16 16 16 5 0 7-2 17-10l154-155 161 160c2 2 8 5 11 5 11 0 16-7 16-16 0-1 0-5-2-8-2-2-125-124-164-164l143-141c4-5 16-16 19-20 0-1 4-5 4-10 0-9-5-16-16-16-5 0-9 4-18 12z">
            <text:p/>
          </draw:path>
          <draw:path draw:style-name="gr3" draw:text-style-name="P7" draw:layer="layout" svg:width="0.309cm" svg:height="0.533cm" svg:x="8.21cm" svg:y="1.862cm" svg:viewBox="0 0 310 534" svg:d="M310 361c0-91-64-171-148-171-37 0-70 13-99 41v-152c16 6 43 11 67 11 95 0 150-71 150-81 0-5-2-9-7-9-2 0-4 0-7 2-16 7-53 23-106 23-32 0-67-6-104-21-5-4-7-4-8-4-8 0-8 7-8 19v229c0 14 0 22 11 22 5 0 7-2 9-8 9-12 39-54 100-54 41 0 60 35 67 49 12 30 14 60 14 99 0 26 0 74-19 106-18 30-48 51-83 51-56 0-100-41-114-87 1 0 5 0 14 0 24 0 38-19 38-37 0-19-14-38-38-38-13 0-39 5-39 42 0 65 53 141 141 141 90 0 169-74 169-173z">
            <text:p/>
          </draw:path>
          <draw:path draw:style-name="gr3" draw:text-style-name="P7" draw:layer="layout" svg:width="0.515cm" svg:height="0.182cm" svg:x="8.816cm" svg:y="2.095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321cm" svg:height="0.533cm" svg:x="9.622cm" svg:y="1.862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70l95 59c21 15 58 37 58 85 0 58-58 99-121 99-67 0-123-48-123-113 0-46 24-95 91-130z">
            <text:p/>
          </draw:path>
          <draw:path draw:style-name="gr3" draw:text-style-name="P7" draw:layer="layout" svg:width="0.091cm" svg:height="0.232cm" svg:x="10.042cm" svg:y="2.296cm" svg:viewBox="0 0 92 233" svg:d="M92 81c0-51-20-81-50-81-26 0-42 19-42 41 0 21 16 42 42 42 9 0 20-4 27-11 3-2 3-2 5-2 0 0 2 0 2 11 0 58-28 106-55 130-9 9-9 11-9 13 0 7 4 9 9 9 9 0 71-60 71-152z">
            <text:p/>
          </draw:path>
        </draw:g>
        <draw:g xml:id="id273" draw:id="id273">
          <svg:title>TexMaths</svg:title>
          <svg:desc>22§display§\text {And the given statement is } p \rightarrow q§svg§600§FALSE§</svg:desc>
          <draw:polygon draw:style-name="gr2" draw:text-style-name="P6" draw:layer="layout" svg:width="11.28cm" svg:height="0.637cm" svg:x="4.044cm" svg:y="3.789cm" svg:viewBox="0 0 11281 638" draw:points="5641,638 0,638 0,0 11281,0 11281,638">
            <text:p/>
          </draw:polygon>
          <draw:path draw:style-name="gr3" draw:text-style-name="P7" draw:layer="layout" svg:width="0.531cm" svg:height="0.556cm" svg:x="4.03cm" svg:y="3.75cm" svg:viewBox="0 0 532 557" svg:d="M283 16c-3-11-5-16-17-16-13 0-14 5-18 16l-162 463c-14 41-44 51-86 53v25c18-2 51-4 79-4 25 0 65 2 90 4v-25c-39 0-58-19-58-40 0-2 0-9 0-11l37-102h192l40 118c0 3 2 9 2 12 0 23-42 23-63 23v25c28-4 81-4 110-4 34 0 69 2 103 4v-25h-15c-45 0-58-5-65-32zM243 102l88 252h-174z">
            <text:p/>
          </draw:path>
          <draw:path draw:style-name="gr3" draw:text-style-name="P7" draw:layer="layout" svg:width="0.39cm" svg:height="0.343cm" svg:x="4.611cm" svg:y="3.96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5.042cm" svg:y="3.768cm" svg:viewBox="0 0 384 548" svg:d="M269 497v51l115-9v-25c-55 0-62-5-62-42v-472l-111 9v24c53 0 60 6 60 43v167c-23-26-56-47-99-47-91 0-172 75-172 176 0 98 76 176 165 176 50 0 85-27 104-51zM269 289v158c0 15 0 16-9 29-22 37-58 54-91 54-35 0-63-19-83-49-19-32-21-76-21-108 0-29 2-75 23-111 18-24 46-49 88-49 28 0 60 11 84 46 9 14 9 16 9 30z">
            <text:p/>
          </draw:path>
          <draw:path draw:style-name="gr3" draw:text-style-name="P7" draw:layer="layout" svg:width="0.242cm" svg:height="0.485cm" svg:x="5.716cm" svg:y="3.828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9cm" svg:height="0.538cm" svg:x="6.028cm" svg:y="3.768cm" svg:viewBox="0 0 391 539" svg:d="M60 479c0 35-7 35-60 35v25c26-2 67-2 88-2 19 0 60 0 86 2v-25c-51 0-60 0-60-35v-143c0-81 55-123 104-123 50 0 58 42 58 86v180c0 35-8 35-60 35v25c27-2 67-2 88-2 20 0 60 0 87 2v-25c-41 0-60 0-60-22v-148c0-67 0-92-25-120-10-13-37-28-81-28-67 0-100 47-112 75v-271l-113 9v24c55 0 60 6 60 43z">
            <text:p/>
          </draw:path>
          <draw:path draw:style-name="gr3" draw:text-style-name="P7" draw:layer="layout" svg:width="0.3cm" svg:height="0.357cm" svg:x="6.453cm" svg:y="3.95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5cm" svg:height="0.512cm" svg:x="7.055cm" svg:y="3.954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166cm" svg:height="0.519cm" svg:x="7.446cm" svg:y="3.78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79cm" svg:height="0.343cm" svg:x="7.65cm" svg:y="3.97cm" svg:viewBox="0 0 380 344" svg:d="M308 76c7-18 21-51 72-51v-25c-17 2-40 2-58 2-19 0-54-2-69-2v25c30 0 39 17 39 33 0 7-2 9-5 18l-79 199-88-217c-4-10-4-12-4-14 0-19 30-19 44-19v-25c-23 0-67 2-84 2-21 0-53 0-76-2v25c49 0 53 3 62 28l112 276c4 11 6 15 16 15 11 0 14-8 16-15z">
            <text:p/>
          </draw:path>
          <draw:path draw:style-name="gr3" draw:text-style-name="P7" draw:layer="layout" svg:width="0.3cm" svg:height="0.357cm" svg:x="8.043cm" svg:y="3.95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8.389cm" svg:y="3.96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9.078cm" svg:y="3.95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9.371cm" svg:y="3.828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349cm" svg:height="0.357cm" svg:x="9.69cm" svg:y="3.95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10.06cm" svg:y="3.828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cm" svg:height="0.357cm" svg:x="10.368cm" svg:y="3.95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604cm" svg:height="0.343cm" svg:x="10.714cm" svg:y="3.961cm" svg:viewBox="0 0 605 344" svg:d="M60 76v209c0 34-9 34-60 34v25c26 0 67-2 88-2 19 0 60 2 86 2v-25c-51 0-60 0-60-34v-144c0-81 55-123 104-123 50 0 58 42 58 86v181c0 34-8 34-61 34v25c28 0 67-2 88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1.355cm" svg:y="3.95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11.702cm" svg:y="3.96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2.099cm" svg:y="3.828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166cm" svg:height="0.519cm" svg:x="12.67cm" svg:y="3.787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2.884cm" svg:y="3.95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04cm" svg:height="0.492cm" svg:x="13.396cm" svg:y="3.961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80-92 80-53 0-61-65-61-69 0-2 0-4 1-12z">
            <text:p/>
          </draw:path>
          <draw:path draw:style-name="gr3" draw:text-style-name="P7" draw:layer="layout" svg:width="0.687cm" svg:height="0.404cm" svg:x="14.067cm" svg:y="3.909cm" svg:viewBox="0 0 688 405" svg:d="M604 218c-43 34-64 66-71 74-33 55-40 104-40 104 0 9 9 9 16 9 12 0 14-2 17-14 18-77 64-143 150-178 10-3 12-5 12-10 0-6-5-7-5-9-35-13-129-51-159-182-1-10-3-12-15-12-7 0-16 0-16 9 0 2 7 51 40 104 14 23 37 49 71 74h-576c-14 0-28 0-28 16 0 15 14 15 28 15z">
            <text:p/>
          </draw:path>
          <draw:path draw:style-name="gr3" draw:text-style-name="P7" draw:layer="layout" svg:width="0.319cm" svg:height="0.492cm" svg:x="15.044cm" svg:y="3.961cm" svg:viewBox="0 0 320 493" svg:d="M320 9c0-4-1-9-7-9-9 0-40 32-53 55-17-43-47-55-73-55-92 0-187 115-187 227 0 76 46 125 102 125 34 0 65-19 92-47-7 28-32 132-34 139-7 23-14 25-56 26-11 0-18 0-18 16 0 0 0 7 9 7 25 0 53-1 77-1 29 0 55 1 81 1 4 0 15 0 15-14 0-9-8-9-22-9-37 0-37-5-37-12 0-5 2-11 4-18zM106 335c-48 0-51-60-51-73 0-38 22-123 37-155 22-58 63-89 95-89 51 0 61 61 61 67 0 5-42 176-44 177-12 23-56 73-98 73z">
            <text:p/>
          </draw:path>
        </draw:g>
        <draw:g xml:id="id271" draw:id="id271">
          <svg:title>TexMaths</svg:title>
          <svg:desc>22§display§q : 3 + 5 = 15.§svg§600§FALSE§</svg:desc>
          <draw:polygon draw:style-name="gr2" draw:text-style-name="P6" draw:layer="layout" svg:width="4.613cm" svg:height="0.587cm" svg:x="11.037cm" svg:y="1.891cm" svg:viewBox="0 0 4614 588" draw:points="2306,588 0,588 0,0 4614,0 4614,588">
            <text:p/>
          </draw:polygon>
          <draw:path draw:style-name="gr3" draw:text-style-name="P7" draw:layer="layout" svg:width="0.319cm" svg:height="0.491cm" svg:x="11.03cm" svg:y="2.024cm" svg:viewBox="0 0 320 492" svg:d="M320 9c0-4-1-9-7-9-8 0-40 32-52 54-18-42-48-54-74-54-92 0-187 114-187 227 0 75 46 124 102 124 34 0 65-19 92-47-7 28-32 132-34 139-7 23-14 24-56 26-11 0-18 0-18 16 0 0 0 7 9 7 25 0 53-2 79-2 27 0 53 2 80 2 3 0 14 0 14-14 0-9-7-9-22-9-37 0-37-5-37-12 0-6 2-11 4-18zM106 334c-48 0-51-60-51-72 0-39 22-123 37-155 22-58 63-89 95-89 51 0 61 61 61 66 0 6-42 176-44 178-12 23-56 72-98 72z">
            <text:p/>
          </draw:path>
          <draw:path draw:style-name="gr3" draw:text-style-name="P7" draw:layer="layout" svg:width="0.084cm" svg:height="0.333cm" svg:x="11.653cm" svg:y="2.033cm" svg:viewBox="0 0 85 334" svg:d="M85 40c0-21-20-40-43-40s-42 19-42 40c0 23 19 43 42 43s43-20 43-43zM85 293c0-22-20-40-43-40s-42 18-42 40c0 23 19 41 42 41s43-18 43-41z">
            <text:p/>
          </draw:path>
          <draw:path draw:style-name="gr3" draw:text-style-name="P7" draw:layer="layout" svg:width="0.321cm" svg:height="0.531cm" svg:x="12.048cm" svg:y="1.852cm" svg:viewBox="0 0 322 532" svg:d="M194 242c63-19 107-73 107-135 0-63-67-107-143-107-77 0-137 46-137 105 0 25 18 41 39 41 25 0 40-18 40-41 0-38-37-38-47-38 23-37 74-48 102-48 32 0 76 18 76 86 0 11-2 55-23 90-23 37-50 39-69 40-5 0-25 2-30 2-7 0-12 2-12 9 0 9 5 9 19 9h34c63 0 93 52 93 128 0 105-55 128-88 128-34 0-92-14-120-60 28 6 51-12 51-42 0-28-19-44-42-44-19 0-44 13-44 46 0 70 72 121 157 121 95 0 165-70 165-149 0-63-49-123-128-141z">
            <text:p/>
          </draw:path>
          <draw:path draw:style-name="gr3" draw:text-style-name="P7" draw:layer="layout" svg:width="0.515cm" svg:height="0.515cm" svg:x="12.618cm" svg:y="1.915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9cm" svg:height="0.531cm" svg:x="13.387cm" svg:y="1.852cm" svg:viewBox="0 0 310 532" svg:d="M310 360c0-91-64-170-148-170-37 0-70 12-99 40v-151c16 5 43 11 67 11 95 0 150-71 150-81 0-5-2-9-7-9-2 0-4 0-7 2-16 7-53 23-106 23-31 0-67-6-104-21-5-4-7-4-8-4-8 0-8 7-8 19v229c0 14 0 21 11 21 5 0 7-2 9-7 9-13 39-55 100-55 41 0 62 35 67 49 12 30 14 60 14 99 0 26 0 74-19 105-18 30-48 51-83 51-56 0-100-40-114-86 1 0 5 0 14 0 24 0 38-19 38-37 0-19-14-38-38-38-13 0-39 5-39 42 0 65 55 140 141 140 90 0 169-74 169-172z">
            <text:p/>
          </draw:path>
          <draw:path draw:style-name="gr3" draw:text-style-name="P7" draw:layer="layout" svg:width="0.515cm" svg:height="0.182cm" svg:x="13.993cm" svg:y="2.0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5cm" svg:x="14.834cm" svg:y="1.852cm" svg:viewBox="0 0 257 516" svg:d="M160 19c0-17 0-19-19-19-48 49-116 49-141 49v25c16 0 62 0 102-21v402c0 28-2 37-72 37h-25v24c27-3 95-3 125-3 32 0 99 0 127 3v-24h-25c-70 0-72-9-72-37z">
            <text:p/>
          </draw:path>
          <draw:path draw:style-name="gr3" draw:text-style-name="P7" draw:layer="layout" svg:width="0.309cm" svg:height="0.531cm" svg:x="15.192cm" svg:y="1.852cm" svg:viewBox="0 0 310 532" svg:d="M310 360c0-91-64-170-148-170-37 0-70 12-99 40v-151c16 5 43 11 67 11 95 0 150-71 150-81 0-5-2-9-7-9-2 0-4 0-7 2-16 7-53 23-106 23-31 0-67-6-104-21-5-4-7-4-8-4-8 0-8 7-8 19v229c0 14 0 21 11 21 5 0 7-2 9-7 9-13 39-55 100-55 41 0 62 35 67 49 12 30 14 60 14 99 0 26 0 74-19 105-18 30-48 51-83 51-56 0-100-40-114-86 1 0 5 0 14 0 24 0 38-19 38-37 0-19-14-38-38-38-13 0-39 5-39 42 0 65 55 140 141 140 90 0 169-74 169-172z">
            <text:p/>
          </draw:path>
          <draw:path draw:style-name="gr3" draw:text-style-name="P7" draw:layer="layout" svg:width="0.084cm" svg:height="0.083cm" svg:x="15.605cm" svg:y="2.284cm" svg:viewBox="0 0 85 84" svg:d="M85 42c0-23-20-42-43-42s-42 19-42 42 19 42 42 42 43-19 43-42z">
            <text:p/>
          </draw:path>
        </draw:g>
        <draw:g xml:id="id272" draw:id="id272">
          <svg:title>TexMaths</svg:title>
          <svg:desc>22§display§\text {Here, } p  \text { is False (F) and } q  \text { is False (F)} §svg§600§FALSE§</svg:desc>
          <draw:polygon draw:style-name="gr2" draw:text-style-name="P6" draw:layer="layout" svg:width="12.589cm" svg:height="0.696cm" svg:x="4.146cm" svg:y="2.792cm" svg:viewBox="0 0 12590 697" draw:points="6295,697 0,697 0,0 12590,0 12590,697">
            <text:p/>
          </draw:polygon>
          <draw:path draw:style-name="gr3" draw:text-style-name="P7" draw:layer="layout" svg:width="0.529cm" svg:height="0.528cm" svg:x="4.132cm" svg:y="2.804cm" svg:viewBox="0 0 530 529" svg:d="M451 60c0-27 1-35 59-35h20v-25c-27 2-85 2-115 2-28 0-88 0-114-2v25h19c60 0 60 8 60 35v183h-230v-183c0-27 1-35 59-35h20v-25c-27 2-85 2-115 2s-88 0-114-2v25h19c60 0 60 8 60 35v410c0 28 0 35-60 35h-19v24c26-1 84-1 114-1s88 0 115 1v-24h-20c-58 0-59-7-59-35v-204h230v204c0 28 0 35-60 35h-19v24c26-1 84-1 114-1s88 0 115 1v-24h-20c-58 0-59-7-59-35z">
            <text:p/>
          </draw:path>
          <draw:path draw:style-name="gr3" draw:text-style-name="P7" draw:layer="layout" svg:width="0.3cm" svg:height="0.356cm" svg:x="4.709cm" svg:y="2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5.052cm" svg:y="2.9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5.355cm" svg:y="2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91cm" svg:height="0.231cm" svg:x="5.744cm" svg:y="3.25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404cm" svg:height="0.492cm" svg:x="6.126cm" svg:y="2.99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66cm" svg:height="0.518cm" svg:x="6.823cm" svg:y="2.8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7.038cm" svg:y="2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448cm" svg:height="0.527cm" svg:x="7.599cm" svg:y="2.808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349cm" svg:height="0.356cm" svg:x="8.046cm" svg:y="2.987cm" svg:viewBox="0 0 350 357" svg:d="M225 288c4 32 25 64 62 64 16 0 63-11 63-74v-42h-19v42c0 46-20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8.426cm" svg:y="2.79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8.641cm" svg:y="2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8.942cm" svg:y="2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9.598cm" svg:y="2.7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48cm" svg:height="0.527cm" svg:x="9.848cm" svg:y="2.808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18cm" svg:height="0.773cm" svg:x="10.371cm" svg:y="2.7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10.918cm" svg:y="2.987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1.296cm" svg:y="2.9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1.728cm" svg:y="2.797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19cm" svg:height="0.492cm" svg:x="12.419cm" svg:y="2.99cm" svg:viewBox="0 0 320 493" svg:d="M320 9c0-4-1-9-7-9-9 0-40 32-53 55-17-43-47-55-73-55-92 0-187 114-187 227 0 76 46 125 102 125 34 0 65-20 92-48-7 28-32 132-34 139-7 23-14 25-56 27-11 0-18 0-18 16 0 0 0 7 9 7 26 0 53-2 79-2 27 0 53 2 79 2 4 0 15 0 15-15 0-8-8-8-20-8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66cm" svg:height="0.518cm" svg:x="13.046cm" svg:y="2.8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3.261cm" svg:y="2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448cm" svg:height="0.527cm" svg:x="13.822cm" svg:y="2.808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349cm" svg:height="0.356cm" svg:x="14.271cm" svg:y="2.987cm" svg:viewBox="0 0 350 357" svg:d="M225 288c4 32 25 64 62 64 16 0 63-11 63-74v-42h-19v42c0 46-20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4.649cm" svg:y="2.79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4.864cm" svg:y="2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5.165cm" svg:y="2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5.821cm" svg:y="2.7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48cm" svg:height="0.527cm" svg:x="16.071cm" svg:y="2.808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18cm" svg:height="0.773cm" svg:x="16.594cm" svg:y="2.7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75" draw:id="id275">
          <svg:title>TexMaths</svg:title>
          <svg:desc>22§display§\therefore \ \text { Truth value of the given statement is True (T)} §svg§600§FALSE§</svg:desc>
          <draw:polygon draw:style-name="gr2" draw:text-style-name="P6" draw:layer="layout" svg:width="16.891cm" svg:height="0.696cm" svg:x="2.649cm" svg:y="4.791cm" svg:viewBox="0 0 16892 697" draw:points="8446,697 0,697 0,0 16892,0 16892,697">
            <text:p/>
          </draw:polygon>
          <draw:path draw:style-name="gr3" draw:text-style-name="P7" draw:layer="layout" svg:width="0.469cm" svg:height="0.418cm" svg:x="2.633cm" svg:y="4.974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02cm" svg:height="0.523cm" svg:x="3.884cm" svg:y="4.8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261cm" svg:height="0.342cm" svg:x="4.372cm" svg:y="4.98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4.678cm" svg:y="4.98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44cm" svg:height="0.485cm" svg:x="5.097cm" svg:y="4.85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5.409cm" svg:y="4.7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79cm" svg:height="0.342cm" svg:x="6.084cm" svg:y="4.9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49cm" svg:height="0.356cm" svg:x="6.468cm" svg:y="4.9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6.848cm" svg:y="4.79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51cm" svg:x="7.061cm" svg:y="4.98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cm" svg:height="0.356cm" svg:x="7.487cm" svg:y="4.9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8.089cm" svg:y="4.98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8.48cm" svg:y="4.787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8.964cm" svg:y="4.8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273cm" svg:y="4.7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699cm" svg:y="4.9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0.301cm" svg:y="4.98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10.692cm" svg:y="4.8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0.896cm" svg:y="4.9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1.29cm" svg:y="4.9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637cm" svg:y="4.9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2.325cm" svg:y="4.9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2cm" svg:height="0.485cm" svg:x="12.619cm" svg:y="4.8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938cm" svg:y="4.98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42cm" svg:height="0.485cm" svg:x="13.306cm" svg:y="4.8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3.614cm" svg:y="4.9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3.96cm" svg:y="4.989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4.601cm" svg:y="4.9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948cm" svg:y="4.9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5.345cm" svg:y="4.8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5.916cm" svg:y="4.8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6.13cm" svg:y="4.9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02cm" svg:height="0.523cm" svg:x="16.695cm" svg:y="4.8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261cm" svg:height="0.342cm" svg:x="17.183cm" svg:y="4.98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17.489cm" svg:y="4.98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cm" svg:height="0.356cm" svg:x="17.915cm" svg:y="4.9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8.572cm" svg:y="4.7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02cm" svg:height="0.523cm" svg:x="18.823cm" svg:y="4.8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18cm" svg:height="0.773cm" svg:x="19.399cm" svg:y="4.7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74" draw:id="id274">
          <svg:title>TexMaths</svg:title>
          <svg:desc>22§display§\therefore \ \ p \rightarrow q \ \equiv  \ F \rightarrow F \ \equiv \ T§svg§600§FALSE§</svg:desc>
          <draw:polygon draw:style-name="gr2" draw:text-style-name="P6" draw:layer="layout" svg:width="9.182cm" svg:height="0.6cm" svg:x="16.049cm" svg:y="3.789cm" svg:viewBox="0 0 9183 601" draw:points="4592,601 0,601 0,0 9183,0 9183,601">
            <text:p/>
          </draw:polygon>
          <draw:path draw:style-name="gr3" draw:text-style-name="P7" draw:layer="layout" svg:width="0.469cm" svg:height="0.418cm" svg:x="16.033cm" svg:y="3.917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404cm" svg:height="0.492cm" svg:x="17.232cm" svg:y="3.93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7" draw:layer="layout" svg:width="0.687cm" svg:height="0.404cm" svg:x="17.902cm" svg:y="3.88cm" svg:viewBox="0 0 688 405" svg:d="M604 218c-43 34-64 66-71 74-33 55-40 104-40 104 0 9 9 9 16 9 12 0 14-2 17-14 18-78 64-143 150-178 10-3 12-5 12-10 0-6-5-8-5-9-35-13-129-51-159-182-1-10-3-12-15-12-7 0-16 0-16 9 0 2 7 51 40 104 14 23 37 49 71 74h-576c-14 0-28 0-28 16 0 15 14 15 28 15z">
            <text:p/>
          </draw:path>
          <draw:path draw:style-name="gr3" draw:text-style-name="P7" draw:layer="layout" svg:width="0.319cm" svg:height="0.492cm" svg:x="18.879cm" svg:y="3.935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5 2-11 4-18zM106 335c-48 0-51-60-51-73 0-38 22-123 37-155 22-58 63-89 95-89 51 0 61 61 61 67 0 5-42 176-44 177-12 23-56 73-98 73z">
            <text:p/>
          </draw:path>
          <draw:path draw:style-name="gr3" draw:text-style-name="P7" draw:layer="layout" svg:width="0.516cm" svg:height="0.332cm" svg:x="19.736cm" svg:y="3.9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5cm" svg:height="0.527cm" svg:x="20.795cm" svg:y="3.75cm" svg:viewBox="0 0 551 528" svg:d="M206 275h76c58 0 63 14 63 35 0 5 0 16-5 39-2 3-2 7-2 8 0 6 3 9 9 9 7 0 7-1 12-16l42-169c2-8 2-10 2-12s-2-9-9-9-9 4-12 18c-16 60-34 74-100 74h-71l51-197c6-29 7-30 41-30h102c97 0 114 24 114 84 0 18 0 21-2 42-1 11-1 13-1 15 0 3 1 8 8 8 9 0 9-3 11-19l16-134c2-21-2-21-21-21h-380c-16 0-23 0-23 16 0 9 7 9 21 9 28 0 51 0 51 14 0 2 0 3-4 17l-103 411c-8 31-9 37-71 37-12 0-21 0-21 14 0 10 9 10 12 10 21 0 80-3 102-3 25 0 90 3 115 3 7 0 17 0 17-16 0-5-5-7-5-7-2-1-3-1-21-1s-21 0-40-2c-23-2-25-5-25-16 0-2 0-5 2-18z">
            <text:p/>
          </draw:path>
          <draw:path draw:style-name="gr3" draw:text-style-name="P7" draw:layer="layout" svg:width="0.687cm" svg:height="0.404cm" svg:x="21.628cm" svg:y="3.88cm" svg:viewBox="0 0 688 405" svg:d="M604 218c-43 34-64 66-71 74-33 55-40 104-40 104 0 9 9 9 16 9 12 0 14-2 17-14 18-78 64-143 150-178 10-3 12-5 12-10 0-6-5-8-5-9-35-13-129-51-159-182-1-10-3-12-15-12-7 0-16 0-16 9 0 2 7 51 40 104 14 23 37 49 71 74h-576c-14 0-28 0-28 16 0 15 14 15 28 15z">
            <text:p/>
          </draw:path>
          <draw:path draw:style-name="gr3" draw:text-style-name="P7" draw:layer="layout" svg:width="0.55cm" svg:height="0.527cm" svg:x="22.603cm" svg:y="3.75cm" svg:viewBox="0 0 551 528" svg:d="M206 275h76c58 0 63 14 63 35 0 5 0 16-5 39-2 3-2 7-2 8 0 6 3 9 9 9 7 0 7-1 12-16l42-169c2-8 2-10 2-12s-2-9-9-9c-9 0-9 4-12 18-16 60-34 74-100 74h-71l51-197c6-29 7-30 41-30h104c95 0 112 24 112 84 0 18 0 21-2 42-1 11-1 13-1 15 0 3 1 8 8 8 9 0 9-3 11-19l16-134c2-21-2-21-21-21h-380c-16 0-23 0-23 16 0 9 7 9 21 9 30 0 51 0 51 14 0 2 0 3-4 17l-103 411c-8 31-9 37-71 37-12 0-21 0-21 14 0 10 9 10 12 10 21 0 80-3 102-3 25 0 90 3 115 3 7 0 17 0 17-16 0-5-5-7-5-7-2-1-3-1-21-1s-21 0-40-2c-23-2-25-5-25-16 0-2 0-5 2-18z">
            <text:p/>
          </draw:path>
          <draw:path draw:style-name="gr3" draw:text-style-name="P7" draw:layer="layout" svg:width="0.516cm" svg:height="0.332cm" svg:x="23.694cm" svg:y="3.9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27cm" svg:height="0.524cm" svg:x="24.743cm" svg:y="3.752cm" svg:viewBox="0 0 528 525" svg:d="M313 55c6-22 9-27 18-29 7-1 32-1 49-1 78 0 113 1 113 63 0 11-4 42-7 62 0 3-2 12-2 14 0 5 2 10 9 10 9 0 10-5 12-17l21-136c0-2 2-10 2-12 0-9-9-9-21-9h-431c-18 0-20 0-25 16l-46 135c-1 2-5 13-5 15 0 5 4 8 9 8 9 0 9-3 14-16 42-119 61-133 176-133h30c23 0 23 1 23 8 0 6-4 15-4 16l-104 416c-7 28-8 37-91 37-28 0-34 0-34 14 0 9 9 9 14 9 20 0 43 0 64 0s44-2 65-2 44 2 65 2 46 0 67 0c7 0 18 0 18-14 0-9-8-9-27-9s-30 0-49-2c-23-2-30-5-30-17 0 0 0-4 3-16z">
            <text:p/>
          </draw:path>
        </draw:g>
        <draw:g xml:id="id276" draw:id="id276">
          <svg:title>TexMaths</svg:title>
          <svg:desc>22§display§\text {(iii) It is not true that } 5 - 3i \text { is a real number.}§svg§600§FALSE§</svg:desc>
          <draw:polygon draw:style-name="gr2" draw:text-style-name="P6" draw:layer="layout" svg:width="15.602cm" svg:height="0.696cm" svg:x="2.626cm" svg:y="5.885cm" svg:viewBox="0 0 15603 697" draw:points="7802,697 0,697 0,0 15603,0 15603,697">
            <text:p/>
          </draw:polygon>
          <draw:path draw:style-name="gr3" draw:text-style-name="P7" draw:layer="layout" svg:width="0.18cm" svg:height="0.773cm" svg:x="2.663cm" svg:y="5.84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2.913cm" svg:y="5.9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128cm" svg:y="5.9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342cm" svg:y="5.9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3.576cm" svg:y="5.84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37cm" svg:height="0.528cm" svg:x="4.113cm" svg:y="5.897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7" draw:layer="layout" svg:width="0.242cm" svg:height="0.485cm" svg:x="4.384cm" svg:y="5.9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4.954cm" svg:y="5.9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5.169cm" svg:y="6.0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342cm" svg:x="5.73cm" svg:y="6.0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6.156cm" svg:y="6.0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6.537cm" svg:y="5.9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42cm" svg:height="0.485cm" svg:x="7.094cm" svg:y="5.9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7.402cm" svg:y="6.0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7.709cm" svg:y="6.08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cm" svg:height="0.356cm" svg:x="8.134cm" svg:y="6.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8.729cm" svg:y="5.9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041cm" svg:y="5.8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9.477cm" svg:y="6.0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4cm" svg:height="0.485cm" svg:x="9.847cm" svg:y="5.9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09cm" svg:height="0.532cm" svg:x="10.428cm" svg:y="5.911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472cm" svg:height="0.032cm" svg:x="11.012cm" svg:y="6.21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755cm" svg:y="5.91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05cm" svg:height="0.52cm" svg:x="12.131cm" svg:y="5.91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7" draw:layer="layout" svg:width="0.166cm" svg:height="0.518cm" svg:x="12.657cm" svg:y="5.90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2.872cm" svg:y="6.0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3.442cm" svg:y="6.0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4.076cm" svg:y="6.0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379cm" svg:y="6.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4.732cm" svg:y="6.08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5.112cm" svg:y="5.89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42cm" svg:x="15.584cm" svg:y="6.08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9cm" svg:height="0.351cm" svg:x="15.992cm" svg:y="6.08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604cm" svg:height="0.342cm" svg:x="16.422cm" svg:y="6.083cm" svg:viewBox="0 0 605 343" svg:d="M60 76v209c0 33-9 33-60 33v25c26 0 67-2 88-2 19 0 60 2 86 2v-25c-51 0-60 0-60-33v-144c0-81 55-123 104-123 50 0 58 42 58 86v181c0 33-8 33-61 33v25c28 0 67-2 88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7.041cm" svg:y="5.89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cm" svg:height="0.356cm" svg:x="17.492cm" svg:y="6.0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7.837cm" svg:y="6.08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083cm" svg:height="0.083cm" svg:x="18.184cm" svg:y="6.344cm" svg:viewBox="0 0 84 84" svg:d="M84 42c0-23-19-42-42-42s-42 19-42 42 19 42 42 42 42-19 42-42z">
            <text:p/>
          </draw:path>
        </draw:g>
        <draw:g xml:id="id277" draw:id="id277">
          <svg:title>TexMaths</svg:title>
          <svg:desc>22§display§\text {Let, } p : 5 - 3i \text { is a real number.}§svg§600§FALSE§</svg:desc>
          <draw:polygon draw:style-name="gr2" draw:text-style-name="P6" draw:layer="layout" svg:width="10.431cm" svg:height="0.61cm" svg:x="4.046cm" svg:y="6.991cm" svg:viewBox="0 0 10432 611" draw:points="5216,611 0,611 0,0 10432,0 10432,611">
            <text:p/>
          </draw:polygon>
          <draw:path draw:style-name="gr3" draw:text-style-name="P7" draw:layer="layout" svg:width="0.425cm" svg:height="0.529cm" svg:x="4.032cm" svg:y="6.961cm" svg:viewBox="0 0 426 530" svg:d="M426 330h-19c-9 79-20 176-157 176h-63c-36 0-37-6-37-30v-414c0-27 0-37 74-37h24v-25c-28 2-98 2-130 2-30 0-92 0-118-2v25h19c60 0 60 8 60 35v410c0 29 0 36-60 36h-19v24h405z">
            <text:p/>
          </draw:path>
          <draw:path draw:style-name="gr3" draw:text-style-name="P7" draw:layer="layout" svg:width="0.3cm" svg:height="0.357cm" svg:x="4.512cm" svg:y="7.142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244cm" svg:height="0.485cm" svg:x="4.849cm" svg:y="7.014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7" draw:layer="layout" svg:width="0.091cm" svg:height="0.232cm" svg:x="5.201cm" svg:y="7.407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7" draw:layer="layout" svg:width="0.404cm" svg:height="0.492cm" svg:x="5.582cm" svg:y="7.148cm" svg:viewBox="0 0 405 493" svg:d="M60 439c-7 26-7 31-42 31-9 0-18 0-18 15 0 7 4 8 11 8 21 0 42-1 65-1 24 0 51 1 75 1 6 0 14 0 14-14 0-9-7-9-17-9-39 0-39-5-39-12 0-10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6-40 166c-27 52-64 79-92 79-53 0-61-65-61-69 0-2 0-3 1-12z">
            <text:p/>
          </draw:path>
          <draw:path draw:style-name="gr3" draw:text-style-name="P7" draw:layer="layout" svg:width="0.083cm" svg:height="0.334cm" svg:x="6.278cm" svg:y="7.156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309cm" svg:height="0.533cm" svg:x="6.679cm" svg:y="6.973cm" svg:viewBox="0 0 310 534" svg:d="M310 361c0-91-64-171-148-171-37 0-70 13-99 41v-152c16 6 43 11 67 11 95 0 150-71 150-81 0-5-2-9-7-9-2 0-4 0-7 2-16 7-53 23-106 23-32 0-67-6-104-21-5-4-7-4-8-4-8 0-8 7-8 19v229c0 15 0 22 11 22 5 0 7-2 9-7 9-13 39-55 100-55 41 0 62 35 67 49 12 30 14 60 14 99 0 26 0 74-19 106-18 30-48 51-83 51-56 0-100-41-114-87 1 0 5 0 14 0 24 0 38-19 38-37 0-19-14-38-38-38-13 0-39 5-39 42 0 65 55 141 141 141 90 0 169-74 169-173z">
            <text:p/>
          </draw:path>
          <draw:path draw:style-name="gr3" draw:text-style-name="P7" draw:layer="layout" svg:width="0.472cm" svg:height="0.032cm" svg:x="7.263cm" svg:y="7.2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8.004cm" svg:y="6.973cm" svg:viewBox="0 0 322 534" svg:d="M194 243c63-19 107-74 107-136 0-63-67-107-143-107-79 0-137 46-137 106 0 24 18 40 39 40 24 0 40-17 40-40 0-39-37-39-47-39 23-37 74-48 102-48 32 0 76 18 76 87 0 10-2 54-23 90-23 37-50 38-69 40-5 0-25 2-30 2-7 0-12 2-12 9 0 9 5 9 19 9h34c63 0 93 52 93 128 0 106-55 129-88 129-34 0-92-14-120-60 28 5 51-12 51-42 0-29-19-44-42-44-19 0-44 12-44 45 0 71 72 122 157 122 95 0 165-71 165-150 0-63-49-123-128-141z">
            <text:p/>
          </draw:path>
          <draw:path draw:style-name="gr3" draw:text-style-name="P7" draw:layer="layout" svg:width="0.205cm" svg:height="0.521cm" svg:x="8.381cm" svg:y="6.977cm" svg:viewBox="0 0 206 522" svg:d="M199 28c0-16-11-28-28-28-21 0-43 19-43 41 0 15 11 28 30 28 18 0 41-18 41-41zM139 321c11-23 11-25 18-46 7-16 10-27 10-41 0-35-24-63-65-63-72 0-102 111-102 118 0 9 7 9 9 9 9 0 9-2 12-14 21-74 53-97 79-97 7 0 20 0 20 24 0 18-6 34-9 41-5 21-41 111-53 144-9 20-18 46-18 62 0 37 27 64 64 64 74 0 102-113 102-120s-7-7-9-7c-9 0-9 1-12 14-14 49-41 97-79 97-14 0-20-9-20-27 0-19 6-30 23-77z">
            <text:p/>
          </draw:path>
          <draw:path draw:style-name="gr3" draw:text-style-name="P7" draw:layer="layout" svg:width="0.166cm" svg:height="0.519cm" svg:x="8.909cm" svg:y="6.9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9.123cm" svg:y="7.142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7" draw:layer="layout" svg:width="0.349cm" svg:height="0.357cm" svg:x="9.693cm" svg:y="7.142cm" svg:viewBox="0 0 350 358" svg:d="M225 289c4 32 25 63 62 63 16 0 63-10 63-74v-42h-19v42c0 46-20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61cm" svg:height="0.343cm" svg:x="10.327cm" svg:y="7.148cm" svg:viewBox="0 0 262 344" svg:d="M107 86v-86l-107 9v24c55 0 62 6 62 43v209c0 34-9 34-62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7cm" svg:x="10.63cm" svg:y="7.142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349cm" svg:height="0.357cm" svg:x="10.983cm" svg:y="7.142cm" svg:viewBox="0 0 350 358" svg:d="M225 289c4 32 25 63 62 63 16 0 63-10 63-74v-42h-19v42c0 46-20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173cm" svg:height="0.538cm" svg:x="11.364cm" svg:y="6.952cm" svg:viewBox="0 0 174 539" svg:d="M113 0l-113 9v24c55 0 62 6 62 43v403c0 36-9 36-62 36v24c26-2 67-2 86-2 20 0 58 0 88 2v-24c-53 0-61 0-61-36z">
            <text:p/>
          </draw:path>
          <draw:path draw:style-name="gr3" draw:text-style-name="P7" draw:layer="layout" svg:width="0.39cm" svg:height="0.343cm" svg:x="11.835cm" svg:y="7.148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9cm" svg:height="0.351cm" svg:x="12.244cm" svg:y="7.148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7" draw:layer="layout" svg:width="0.604cm" svg:height="0.343cm" svg:x="12.673cm" svg:y="7.148cm" svg:viewBox="0 0 605 344" svg:d="M60 76v209c0 34-9 34-60 34v25c26 0 67-2 88-2 19 0 60 2 86 2v-25c-51 0-60 0-60-34v-144c0-81 55-123 104-123s58 42 58 86v181c0 34-9 34-61 34v25c28 0 67-2 88-2s61 2 88 2v-25c-53 0-62 0-62-34v-144c0-81 56-123 106-123 47 0 56 42 56 86v181c0 34-9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13.292cm" svg:y="6.952cm" svg:viewBox="0 0 384 548" svg:d="M113 247v-247l-113 9v24c55 0 60 6 60 43v463h19c2-2 7-12 28-47 13 17 46 56 102 56 94 0 175-76 175-176 0-99-78-176-166-176-60 0-93 37-105 51zM114 451v-160c0-16 0-16 9-28 30-44 72-50 92-50 35 0 63 20 81 50 21 31 23 75 23 107 0 30-2 76-25 111-16 23-46 49-88 49-34 0-62-19-81-47-11-16-11-18-11-32z">
            <text:p/>
          </draw:path>
          <draw:path draw:style-name="gr3" draw:text-style-name="P7" draw:layer="layout" svg:width="0.3cm" svg:height="0.357cm" svg:x="13.743cm" svg:y="7.142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261cm" svg:height="0.343cm" svg:x="14.086cm" svg:y="7.148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083cm" svg:height="0.084cm" svg:x="14.435cm" svg:y="7.407cm" svg:viewBox="0 0 84 85" svg:d="M84 42c0-23-19-42-42-42s-42 19-42 42 19 43 42 43 42-20 42-43z">
            <text:p/>
          </draw:path>
        </draw:g>
        <draw:g xml:id="id279" draw:id="id279">
          <svg:title>TexMaths</svg:title>
          <svg:desc>22§display§\text {And the given statement is } \sim p§svg§600§FALSE§</svg:desc>
          <draw:polygon draw:style-name="gr2" draw:text-style-name="P6" draw:layer="layout" svg:width="10.748cm" svg:height="0.637cm" svg:x="3.944cm" svg:y="8.091cm" svg:viewBox="0 0 10749 638" draw:points="5375,638 0,638 0,0 10749,0 10749,638">
            <text:p/>
          </draw:polygon>
          <draw:path draw:style-name="gr3" draw:text-style-name="P7" draw:layer="layout" svg:width="0.53cm" svg:height="0.556cm" svg:x="3.93cm" svg:y="8.052cm" svg:viewBox="0 0 531 557" svg:d="M283 16c-3-11-5-16-17-16-13 0-14 5-18 16l-162 463c-14 41-44 51-86 53v25c18-2 51-4 79-4 25 0 65 2 90 4v-25c-39 0-58-19-58-40 0-2 0-9 0-11l37-102h192l40 118c0 3 2 9 2 12 0 23-42 23-63 23v25c28-4 80-4 110-4 34 0 69 2 102 4v-25h-14c-45 0-58-5-65-32zM243 102l88 252h-174z">
            <text:p/>
          </draw:path>
          <draw:path draw:style-name="gr3" draw:text-style-name="P7" draw:layer="layout" svg:width="0.39cm" svg:height="0.343cm" svg:x="4.511cm" svg:y="8.263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4.942cm" svg:y="8.07cm" svg:viewBox="0 0 384 548" svg:d="M269 497v51l115-9v-25c-55 0-62-5-62-42v-472l-111 9v24c53 0 60 6 60 43v167c-23-26-56-47-99-47-91 0-172 75-172 176 0 98 76 176 165 176 50 0 85-27 104-51zM269 289v158c0 15 0 16-9 29-22 37-58 54-91 54-35 0-63-19-83-49-19-32-21-76-21-108 0-29 2-75 23-111 18-24 46-49 88-49 28 0 60 11 84 46 9 14 9 16 9 30z">
            <text:p/>
          </draw:path>
          <draw:path draw:style-name="gr3" draw:text-style-name="P7" draw:layer="layout" svg:width="0.242cm" svg:height="0.485cm" svg:x="5.616cm" svg:y="8.13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9cm" svg:height="0.538cm" svg:x="5.927cm" svg:y="8.07cm" svg:viewBox="0 0 391 539" svg:d="M60 479c0 35-7 35-60 35v25c26-2 67-2 88-2 19 0 60 0 86 2v-25c-51 0-60 0-60-35v-143c0-81 55-123 104-123s58 42 58 86v180c0 35-9 35-60 35v25c27-2 67-2 88-2 20 0 60 0 87 2v-25c-41 0-60 0-60-22v-148c0-67 0-92-25-120-10-13-37-28-81-28-67 0-100 47-112 75v-271l-113 9v24c55 0 60 6 60 43z">
            <text:p/>
          </draw:path>
          <draw:path draw:style-name="gr3" draw:text-style-name="P7" draw:layer="layout" svg:width="0.3cm" svg:height="0.357cm" svg:x="6.353cm" svg:y="8.2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4cm" svg:height="0.512cm" svg:x="6.955cm" svg:y="8.256cm" svg:viewBox="0 0 355 513" svg:d="M151 218c-68 0-68-77-68-95 0-21 1-45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166cm" svg:height="0.519cm" svg:x="7.346cm" svg:y="8.08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79cm" svg:height="0.343cm" svg:x="7.55cm" svg:y="8.272cm" svg:viewBox="0 0 380 344" svg:d="M308 76c7-18 21-51 72-51v-25c-17 2-40 2-58 2-19 0-55-2-69-2v25c30 0 39 17 39 33 0 7-2 9-5 18l-79 199-88-217c-4-10-4-12-4-14 0-19 30-19 44-19v-25c-23 0-67 2-84 2-21 0-53 0-76-2v25c49 0 53 3 62 28l112 276c4 11 6 15 16 15 11 0 14-8 16-15z">
            <text:p/>
          </draw:path>
          <draw:path draw:style-name="gr3" draw:text-style-name="P7" draw:layer="layout" svg:width="0.3cm" svg:height="0.357cm" svg:x="7.942cm" svg:y="8.2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8.289cm" svg:y="8.263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8.977cm" svg:y="8.26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9.271cm" svg:y="8.13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349cm" svg:height="0.357cm" svg:x="9.59cm" svg:y="8.26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9.959cm" svg:y="8.13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cm" svg:height="0.357cm" svg:x="10.267cm" svg:y="8.2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604cm" svg:height="0.343cm" svg:x="10.614cm" svg:y="8.263cm" svg:viewBox="0 0 605 344" svg:d="M60 76v209c0 34-9 34-60 34v25c26 0 67-2 88-2 19 0 60 2 86 2v-25c-51 0-60 0-60-34v-144c0-81 55-123 104-123s58 42 58 86v181c0 34-9 34-61 34v25c28 0 67-2 88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1.255cm" svg:y="8.26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11.601cm" svg:y="8.263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1.999cm" svg:y="8.13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166cm" svg:height="0.519cm" svg:x="12.569cm" svg:y="8.08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2.784cm" svg:y="8.26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516cm" svg:height="0.182cm" svg:x="13.578cm" svg:y="8.322cm" svg:viewBox="0 0 517 183" svg:d="M517 26c0-17-5-26-10-26-4 0-11 7-11 21-3 76-54 118-109 118-49 0-86-33-125-67-38-37-79-72-132-72-84 0-130 86-130 157 0 24 11 24 11 24 8 0 10-15 10-17 4-86 62-120 109-120 50 0 86 34 125 67 39 35 79 72 132 72 85 0 130-86 130-157z">
            <text:p/>
          </draw:path>
          <draw:path draw:style-name="gr3" draw:text-style-name="P7" draw:layer="layout" svg:width="0.404cm" svg:height="0.492cm" svg:x="14.327cm" svg:y="8.263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5-61-69 0-2 0-4 1-12z">
            <text:p/>
          </draw:path>
        </draw:g>
        <draw:g xml:id="id278" draw:id="id278">
          <svg:title>TexMaths</svg:title>
          <svg:desc>22§display§\text {Here } p  \text { is False (F)}§svg§600§FALSE§</svg:desc>
          <draw:polygon draw:style-name="gr2" draw:text-style-name="P6" draw:layer="layout" svg:width="6.152cm" svg:height="0.696cm" svg:x="15.148cm" svg:y="6.992cm" svg:viewBox="0 0 6153 697" draw:points="3077,697 0,697 0,0 6153,0 6153,697">
            <text:p/>
          </draw:polygon>
          <draw:path draw:style-name="gr3" draw:text-style-name="P7" draw:layer="layout" svg:width="0.529cm" svg:height="0.528cm" svg:x="15.134cm" svg:y="7.004cm" svg:viewBox="0 0 530 529" svg:d="M451 60c0-27 1-35 59-35h20v-25c-27 2-85 2-115 2-28 0-88 0-114-2v25h19c60 0 60 8 60 35v183h-230v-183c0-27 1-35 59-35h20v-25c-27 2-85 2-115 2s-88 0-114-2v25h19c60 0 60 8 60 35v410c0 28 0 35-60 35h-19v24c26-1 84-1 114-1s88 0 115 1v-24h-20c-58 0-59-7-59-35v-204h230v204c0 28 0 35-60 35h-19v24c26-1 84-1 114-1s88 0 115 1v-24h-20c-58 0-59-7-59-35z">
            <text:p/>
          </draw:path>
          <draw:path draw:style-name="gr3" draw:text-style-name="P7" draw:layer="layout" svg:width="0.3cm" svg:height="0.356cm" svg:x="15.711cm" svg:y="7.1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6.055cm" svg:y="7.1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6.357cm" svg:y="7.1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404cm" svg:height="0.492cm" svg:x="16.912cm" svg:y="7.19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66cm" svg:height="0.518cm" svg:x="17.609cm" svg:y="7.0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7.825cm" svg:y="7.1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446cm" svg:height="0.527cm" svg:x="18.387cm" svg:y="7.008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349cm" svg:height="0.356cm" svg:x="18.834cm" svg:y="7.1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9.214cm" svg:y="6.99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9.429cm" svg:y="7.1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9.73cm" svg:y="7.1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20.386cm" svg:y="6.9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46cm" svg:height="0.527cm" svg:x="20.636cm" svg:y="7.008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18cm" svg:height="0.773cm" svg:x="21.159cm" svg:y="6.9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81" draw:id="id281">
          <svg:title>TexMaths</svg:title>
          <svg:desc>22§display§\therefore \ \text { Truth value of the given statement is True (T)} §svg§600§FALSE§</svg:desc>
          <draw:polygon draw:style-name="gr2" draw:text-style-name="P6" draw:layer="layout" svg:width="16.891cm" svg:height="0.696cm" svg:x="2.649cm" svg:y="9.191cm" svg:viewBox="0 0 16892 697" draw:points="8446,697 0,697 0,0 16892,0 16892,697">
            <text:p/>
          </draw:polygon>
          <draw:path draw:style-name="gr3" draw:text-style-name="P7" draw:layer="layout" svg:width="0.469cm" svg:height="0.418cm" svg:x="2.633cm" svg:y="9.374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02cm" svg:height="0.523cm" svg:x="3.884cm" svg:y="9.2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261cm" svg:height="0.342cm" svg:x="4.372cm" svg:y="9.38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4.678cm" svg:y="9.38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44cm" svg:height="0.485cm" svg:x="5.097cm" svg:y="9.25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5.409cm" svg:y="9.1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79cm" svg:height="0.342cm" svg:x="6.084cm" svg:y="9.3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49cm" svg:height="0.356cm" svg:x="6.468cm" svg:y="9.3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6.848cm" svg:y="9.19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51cm" svg:x="7.061cm" svg:y="9.38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cm" svg:height="0.356cm" svg:x="7.487cm" svg:y="9.3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8.089cm" svg:y="9.38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8.48cm" svg:y="9.187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8.964cm" svg:y="9.2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273cm" svg:y="9.1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699cm" svg:y="9.3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0.301cm" svg:y="9.38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10.692cm" svg:y="9.2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0.896cm" svg:y="9.3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1.29cm" svg:y="9.3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637cm" svg:y="9.3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2.325cm" svg:y="9.3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2cm" svg:height="0.485cm" svg:x="12.619cm" svg:y="9.2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938cm" svg:y="9.38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42cm" svg:height="0.485cm" svg:x="13.306cm" svg:y="9.2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3.614cm" svg:y="9.3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3.96cm" svg:y="9.389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4.601cm" svg:y="9.3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948cm" svg:y="9.3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5.345cm" svg:y="9.2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5.916cm" svg:y="9.2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6.13cm" svg:y="9.3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02cm" svg:height="0.523cm" svg:x="16.695cm" svg:y="9.2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261cm" svg:height="0.342cm" svg:x="17.183cm" svg:y="9.38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17.489cm" svg:y="9.38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cm" svg:height="0.356cm" svg:x="17.915cm" svg:y="9.3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8.572cm" svg:y="9.1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02cm" svg:height="0.523cm" svg:x="18.823cm" svg:y="9.2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18cm" svg:height="0.773cm" svg:x="19.399cm" svg:y="9.1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80" draw:id="id280">
          <svg:title>TexMaths</svg:title>
          <svg:desc>22§display§\therefore \ \ \sim p  \ \equiv  \ \sim F \ \equiv \ T§svg§600§FALSE§</svg:desc>
          <draw:polygon draw:style-name="gr2" draw:text-style-name="P6" draw:layer="layout" svg:width="7.003cm" svg:height="0.6cm" svg:x="15.949cm" svg:y="8.089cm" svg:viewBox="0 0 7004 601" draw:points="3503,601 0,601 0,0 7004,0 7004,601">
            <text:p/>
          </draw:polygon>
          <draw:path draw:style-name="gr3" draw:text-style-name="P7" draw:layer="layout" svg:width="0.469cm" svg:height="0.418cm" svg:x="15.933cm" svg:y="8.217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516cm" svg:height="0.182cm" svg:x="16.984cm" svg:y="8.293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7" draw:layer="layout" svg:width="0.404cm" svg:height="0.492cm" svg:x="17.732cm" svg:y="8.235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7" draw:layer="layout" svg:width="0.516cm" svg:height="0.332cm" svg:x="18.661cm" svg:y="8.2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16cm" svg:height="0.182cm" svg:x="19.52cm" svg:y="8.293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7" draw:layer="layout" svg:width="0.55cm" svg:height="0.527cm" svg:x="20.325cm" svg:y="8.05cm" svg:viewBox="0 0 551 528" svg:d="M206 275h76c58 0 63 14 63 35 0 5 0 16-5 39-2 3-2 7-2 8 0 6 3 9 9 9 7 0 7-1 12-16l42-169c2-8 2-10 2-12s-2-9-9-9c-9 0-9 4-12 18-16 60-33 74-100 74h-71l51-197c6-29 7-30 41-30h102c97 0 114 24 114 84 0 18 0 21-2 42-1 11-1 13-1 15 0 3 1 8 9 8s8-3 10-19l16-134c2-21-2-21-21-21h-380c-16 0-23 0-23 16 0 9 7 9 21 9 28 0 51 0 51 14 0 2 0 3-4 17l-103 411c-8 31-9 37-71 37-12 0-21 0-21 14 0 10 9 10 12 10 21 0 80-3 102-3 25 0 90 3 115 3 7 0 17 0 17-16 0-5-5-7-5-7-2-1-3-1-21-1s-21 0-40-2c-23-2-25-5-25-16 0-2 0-5 2-18z">
            <text:p/>
          </draw:path>
          <draw:path draw:style-name="gr3" draw:text-style-name="P7" draw:layer="layout" svg:width="0.516cm" svg:height="0.332cm" svg:x="21.414cm" svg:y="8.2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27cm" svg:height="0.524cm" svg:x="22.465cm" svg:y="8.052cm" svg:viewBox="0 0 528 525" svg:d="M313 55c6-22 7-27 18-29 7-1 32-1 49-1 78 0 113 1 113 63 0 11-4 42-7 62 0 3-2 12-2 14 0 5 2 10 9 10 9 0 10-5 12-17l21-136c0-2 2-10 2-12 0-9-9-9-21-9h-431c-18 0-20 0-25 16l-46 135c-1 2-5 13-5 15 0 5 4 8 9 8 9 0 9-3 14-16 42-119 61-133 176-133h30c23 0 23 1 23 8 0 6-4 15-4 16l-104 416c-7 28-8 37-91 37-28 0-34 0-34 14 0 9 9 9 13 9 21 0 44 0 65 0s44-2 65-2 44 2 65 2 46 0 67 0c7 0 18 0 18-14 0-9-7-9-27-9-19 0-30 0-49-2-23-2-30-5-30-17 0 0 0-4 3-16z">
            <text:p/>
          </draw:path>
        </draw:g>
        <draw:g xml:id="id283" draw:id="id283">
          <svg:title>TexMaths</svg:title>
          <svg:desc>22§display§\text {Let, } p : \text { Milk is white.}§svg§600§FALSE§</svg:desc>
          <draw:polygon draw:style-name="gr2" draw:text-style-name="P6" draw:layer="layout" svg:width="7.391cm" svg:height="0.61cm" svg:x="4.245cm" svg:y="11.491cm" svg:viewBox="0 0 7392 611" draw:points="3696,611 0,611 0,0 7392,0 7392,611">
            <text:p/>
          </draw:polygon>
          <draw:path draw:style-name="gr3" draw:text-style-name="P7" draw:layer="layout" svg:width="0.425cm" svg:height="0.529cm" svg:x="4.231cm" svg:y="11.461cm" svg:viewBox="0 0 426 530" svg:d="M426 330h-19c-9 79-20 176-157 176h-63c-36 0-37-6-37-30v-414c0-27 0-37 74-37h24v-25c-28 2-98 2-130 2-30 0-92 0-118-2v25h19c60 0 60 8 60 35v410c0 29 0 36-60 36h-19v24h405z">
            <text:p/>
          </draw:path>
          <draw:path draw:style-name="gr3" draw:text-style-name="P7" draw:layer="layout" svg:width="0.3cm" svg:height="0.357cm" svg:x="4.712cm" svg:y="11.642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244cm" svg:height="0.485cm" svg:x="5.048cm" svg:y="11.514cm" svg:viewBox="0 0 245 486" svg:d="M120 167h111v-24h-111v-143h-20c0 63-24 146-100 150v17h67v214c0 97 72 105 100 105 55 0 78-54 78-105v-44h-21v44c0 56-23 86-52 86-52 0-52-71-52-85z">
            <text:p/>
          </draw:path>
          <draw:path draw:style-name="gr3" draw:text-style-name="P7" draw:layer="layout" svg:width="0.091cm" svg:height="0.232cm" svg:x="5.4cm" svg:y="11.907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7" draw:layer="layout" svg:width="0.404cm" svg:height="0.492cm" svg:x="5.782cm" svg:y="11.648cm" svg:viewBox="0 0 405 493" svg:d="M60 439c-7 26-7 31-42 31-9 0-18 0-18 15 0 7 4 8 11 8 21 0 42-1 65-1 24 0 51 1 75 1 6 0 14 0 14-14 0-9-7-9-17-9-39 0-39-5-39-12 0-10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6-40 166c-27 52-64 79-92 79-53 0-61-65-61-69 0-2 0-3 1-12z">
            <text:p/>
          </draw:path>
          <draw:path draw:style-name="gr3" draw:text-style-name="P7" draw:layer="layout" svg:width="0.083cm" svg:height="0.334cm" svg:x="6.477cm" svg:y="11.656cm" svg:viewBox="0 0 84 335" svg:d="M84 41c0-22-19-41-42-41s-42 19-42 41 19 42 42 42 42-20 42-42zM84 294c0-23-19-40-42-40s-42 17-42 40 19 41 42 41 42-18 42-41z">
            <text:p/>
          </draw:path>
          <draw:path draw:style-name="gr3" draw:text-style-name="P7" draw:layer="layout" svg:width="0.652cm" svg:height="0.529cm" svg:x="7.126cm" svg:y="11.461cm" svg:viewBox="0 0 653 530" svg:d="M158 18c-7-18-8-18-28-18h-130v25h19c58 0 60 8 60 35v389c0 21 0 57-79 57v24c26 0 65-1 92-1 24 0 63 1 89 1v-24c-79 0-79-36-79-57v-419l187 483c3 10 8 17 15 17 9 0 11-5 15-14l190-491h1v445c0 29-1 36-61 36h-20v24c30-1 83-1 113-1s83 0 111 1v-24h-19c-60 0-60-7-60-36v-410c0-27 0-35 60-35h19v-25h-132c-19 0-19 0-25 14l-170 439z">
            <text:p/>
          </draw:path>
          <draw:path draw:style-name="gr3" draw:text-style-name="P7" draw:layer="layout" svg:width="0.166cm" svg:height="0.519cm" svg:x="7.832cm" svg:y="11.4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173cm" svg:height="0.538cm" svg:x="8.047cm" svg:y="11.452cm" svg:viewBox="0 0 174 539" svg:d="M113 0l-113 9v24c55 0 62 6 62 43v403c0 36-9 36-62 36v24c26-2 67-2 86-2 20 0 58 0 88 2v-24c-53 0-61 0-61-36z">
            <text:p/>
          </draw:path>
          <draw:path draw:style-name="gr3" draw:text-style-name="P7" draw:layer="layout" svg:width="0.374cm" svg:height="0.538cm" svg:x="8.258cm" svg:y="11.452cm" svg:viewBox="0 0 375 539" svg:d="M60 479c0 36-7 36-60 36v24c26-2 62-2 84-2 23 0 55 0 87 2v-24c-53 0-62 0-62-36v-79l49-42c60 81 94 125 94 139s-13 18-28 18v24c21-2 68-2 84-2 23 0 44 0 67 2v-24c-28 0-46 0-76-41l-98-139c0-2-4-7-4-9 0-4 55-49 62-56 49-39 82-41 98-41v-25c-23 2-33 2-54 2-28 0-76-2-87-2v25c15 0 23 9 23 19 0 15-12 25-17 30l-109 96v-374l-113 9v24c55 0 60 6 60 43z">
            <text:p/>
          </draw:path>
          <draw:path draw:style-name="gr3" draw:text-style-name="P7" draw:layer="layout" svg:width="0.166cm" svg:height="0.519cm" svg:x="8.927cm" svg:y="11.4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9.142cm" svg:y="11.642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7" draw:layer="layout" svg:width="0.531cm" svg:height="0.343cm" svg:x="9.693cm" svg:y="11.656cm" svg:viewBox="0 0 532 344" svg:d="M466 74c15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3c4 8 5 14 16 14 9 0 12-7 14-14z">
            <text:p/>
          </draw:path>
          <draw:path draw:style-name="gr3" draw:text-style-name="P7" draw:layer="layout" svg:width="0.39cm" svg:height="0.538cm" svg:x="10.263cm" svg:y="11.452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7" draw:layer="layout" svg:width="0.166cm" svg:height="0.519cm" svg:x="10.692cm" svg:y="11.4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42cm" svg:height="0.485cm" svg:x="10.897cm" svg:y="11.514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7" draw:layer="layout" svg:width="0.3cm" svg:height="0.357cm" svg:x="11.205cm" svg:y="11.642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7" draw:layer="layout" svg:width="0.083cm" svg:height="0.084cm" svg:x="11.594cm" svg:y="11.907cm" svg:viewBox="0 0 84 85" svg:d="M84 42c0-23-19-42-42-42s-42 19-42 42 19 43 42 43 42-20 42-43z">
            <text:p/>
          </draw:path>
        </draw:g>
        <draw:g xml:id="id286" draw:id="id286">
          <svg:title>TexMaths</svg:title>
          <svg:desc>22§display§\text {And the given statement is } p \leftrightarrow q§svg§600§FALSE§</svg:desc>
          <draw:polygon draw:style-name="gr2" draw:text-style-name="P6" draw:layer="layout" svg:width="11.28cm" svg:height="0.637cm" svg:x="4.044cm" svg:y="13.49cm" svg:viewBox="0 0 11281 638" draw:points="5641,638 0,638 0,0 11281,0 11281,638">
            <text:p/>
          </draw:polygon>
          <draw:path draw:style-name="gr3" draw:text-style-name="P7" draw:layer="layout" svg:width="0.531cm" svg:height="0.556cm" svg:x="4.03cm" svg:y="13.451cm" svg:viewBox="0 0 532 557" svg:d="M283 16c-3-11-5-16-17-16-13 0-14 5-18 16l-162 463c-14 41-44 51-86 53v25c18-2 51-4 79-4 25 0 65 2 90 4v-25c-39 0-58-19-58-40 0-2 0-9 0-11l37-102h192l40 118c0 3 2 9 2 12 0 23-42 23-63 23v25c28-4 81-4 110-4 34 0 69 2 103 4v-25h-15c-45 0-58-5-65-32zM243 102l88 252h-174z">
            <text:p/>
          </draw:path>
          <draw:path draw:style-name="gr3" draw:text-style-name="P7" draw:layer="layout" svg:width="0.39cm" svg:height="0.343cm" svg:x="4.611cm" svg:y="13.662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5.042cm" svg:y="13.469cm" svg:viewBox="0 0 384 548" svg:d="M269 497v51l115-9v-25c-55 0-62-5-62-42v-472l-111 9v24c53 0 60 6 60 43v167c-23-26-56-47-99-47-91 0-172 75-172 176 0 98 76 176 165 176 50 0 85-27 104-51zM269 289v158c0 15 0 16-9 29-22 37-58 54-91 54-35 0-63-19-83-49-19-32-21-76-21-108 0-29 2-75 23-111 18-24 46-49 88-49 28 0 60 11 84 46 9 14 9 16 9 30z">
            <text:p/>
          </draw:path>
          <draw:path draw:style-name="gr3" draw:text-style-name="P7" draw:layer="layout" svg:width="0.242cm" svg:height="0.485cm" svg:x="5.716cm" svg:y="13.529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9cm" svg:height="0.538cm" svg:x="6.028cm" svg:y="13.469cm" svg:viewBox="0 0 391 539" svg:d="M60 479c0 35-7 35-60 35v25c26-2 67-2 88-2 19 0 60 0 86 2v-25c-51 0-60 0-60-35v-143c0-81 55-123 104-123 50 0 58 42 58 86v180c0 35-8 35-60 35v25c27-2 67-2 88-2 20 0 60 0 87 2v-25c-41 0-60 0-60-22v-148c0-67 0-92-25-120-10-13-37-28-81-28-67 0-100 47-112 75v-271l-113 9v24c55 0 60 6 60 43z">
            <text:p/>
          </draw:path>
          <draw:path draw:style-name="gr3" draw:text-style-name="P7" draw:layer="layout" svg:width="0.3cm" svg:height="0.357cm" svg:x="6.453cm" svg:y="13.65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5cm" svg:height="0.512cm" svg:x="7.055cm" svg:y="13.655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8-132-79 0-37 30-65 64-67h46c66 0 154 0 154 67 0 41-56 79-132 79z">
            <text:p/>
          </draw:path>
          <draw:path draw:style-name="gr3" draw:text-style-name="P7" draw:layer="layout" svg:width="0.166cm" svg:height="0.519cm" svg:x="7.446cm" svg:y="13.48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79cm" svg:height="0.343cm" svg:x="7.65cm" svg:y="13.671cm" svg:viewBox="0 0 380 344" svg:d="M308 76c7-18 21-51 72-51v-25c-17 2-40 2-58 2-19 0-54-2-69-2v25c30 0 39 17 39 33 0 7-2 9-5 18l-79 199-88-217c-4-10-4-12-4-14 0-19 30-19 44-19v-25c-23 0-67 2-84 2-21 0-53 0-76-2v25c49 0 53 3 62 28l112 276c4 11 6 15 16 15 11 0 14-8 16-15z">
            <text:p/>
          </draw:path>
          <draw:path draw:style-name="gr3" draw:text-style-name="P7" draw:layer="layout" svg:width="0.3cm" svg:height="0.357cm" svg:x="8.043cm" svg:y="13.65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8.389cm" svg:y="13.662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9.078cm" svg:y="13.659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4cm" svg:height="0.485cm" svg:x="9.371cm" svg:y="13.529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349cm" svg:height="0.357cm" svg:x="9.69cm" svg:y="13.659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242cm" svg:height="0.485cm" svg:x="10.06cm" svg:y="13.529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7" draw:layer="layout" svg:width="0.3cm" svg:height="0.357cm" svg:x="10.368cm" svg:y="13.65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604cm" svg:height="0.343cm" svg:x="10.714cm" svg:y="13.662cm" svg:viewBox="0 0 605 344" svg:d="M60 76v209c0 34-9 34-60 34v25c26 0 67-2 88-2 19 0 60 2 86 2v-25c-51 0-60 0-60-34v-144c0-81 55-123 104-123 50 0 58 42 58 86v181c0 34-8 34-61 34v25c28 0 67-2 88-2s61 2 88 2v-25c-53 0-62 0-62-34v-144c0-81 56-123 106-123 49 0 56 42 56 86v181c0 34-7 34-60 34v25c27 0 67-2 88-2 20 0 60 2 86 2v-25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11.355cm" svg:y="13.659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9cm" svg:height="0.343cm" svg:x="11.702cm" svg:y="13.662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2.099cm" svg:y="13.529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7" draw:layer="layout" svg:width="0.166cm" svg:height="0.519cm" svg:x="12.67cm" svg:y="13.488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54cm" svg:height="0.357cm" svg:x="12.884cm" svg:y="13.659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404cm" svg:height="0.492cm" svg:x="13.396cm" svg:y="13.662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80-92 80-53 0-61-65-61-69 0-2 0-4 1-12z">
            <text:p/>
          </draw:path>
          <draw:path draw:style-name="gr3" draw:text-style-name="P7" draw:layer="layout" svg:width="0.687cm" svg:height="0.404cm" svg:x="14.069cm" svg:y="13.61cm" svg:viewBox="0 0 688 405" svg:d="M84 187c43-32 64-64 71-74 33-53 40-102 40-104 0-9-8-9-15-9-13 0-15 2-18 16-18 76-63 141-150 176-8 4-12 5-12 11 0 5 4 7 12 10 80 34 132 94 152 182 1 8 3 10 16 10 7 0 15 0 15-9 0-1-7-51-38-102-16-23-39-51-73-76h520c-44 34-64 66-71 74-35 55-40 104-40 104 0 9 9 9 16 9 12 0 12-2 15-14 18-77 64-143 152-178 9-3 12-5 12-10 0-6-5-7-7-9-33-13-128-51-157-182-3-10-3-12-15-12-7 0-16 0-16 9 0 2 7 51 39 104 15 23 38 49 72 74z">
            <text:p/>
          </draw:path>
          <draw:path draw:style-name="gr3" draw:text-style-name="P7" draw:layer="layout" svg:width="0.319cm" svg:height="0.492cm" svg:x="15.044cm" svg:y="13.662cm" svg:viewBox="0 0 320 493" svg:d="M320 9c0-4-1-9-7-9-9 0-40 32-53 55-17-43-47-55-73-55-92 0-187 115-187 227 0 76 46 125 102 125 34 0 65-19 92-47-7 28-32 132-34 139-7 23-14 25-56 26-11 0-18 0-18 16 0 0 0 7 9 7 25 0 53-1 77-1 29 0 55 1 81 1 4 0 15 0 15-14 0-9-8-9-22-9-37 0-37-5-37-12 0-5 2-11 4-18zM106 335c-48 0-51-60-51-73 0-38 22-123 37-155 22-58 63-89 95-89 51 0 61 61 61 67 0 5-42 176-44 177-12 23-56 73-98 73z">
            <text:p/>
          </draw:path>
        </draw:g>
        <draw:g xml:id="id284" draw:id="id284">
          <svg:title>TexMaths</svg:title>
          <svg:desc>22§display§q : \text { Sun rises in the West.}§svg§600§FALSE§</svg:desc>
          <draw:polygon draw:style-name="gr2" draw:text-style-name="P6" draw:layer="layout" svg:width="8.535cm" svg:height="0.619cm" svg:x="12.837cm" svg:y="11.492cm" svg:viewBox="0 0 8536 620" draw:points="4268,620 0,620 0,0 8536,0 8536,620">
            <text:p/>
          </draw:polygon>
          <draw:path draw:style-name="gr3" draw:text-style-name="P7" draw:layer="layout" svg:width="0.319cm" svg:height="0.492cm" svg:x="12.83cm" svg:y="11.657cm" svg:viewBox="0 0 320 493" svg:d="M320 9c0-4-1-9-7-9-9 0-40 32-53 55-17-43-47-55-73-55-92 0-187 114-187 227 0 76 46 125 102 125 34 0 65-19 92-48-7 29-32 133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3" draw:text-style-name="P7" draw:layer="layout" svg:width="0.083cm" svg:height="0.333cm" svg:x="13.453cm" svg:y="11.664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344cm" svg:height="0.562cm" svg:x="14.117cm" svg:y="11.453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7" draw:layer="layout" svg:width="0.39cm" svg:height="0.351cm" svg:x="14.528cm" svg:y="11.657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9cm" svg:height="0.342cm" svg:x="14.958cm" svg:y="11.65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61cm" svg:height="0.342cm" svg:x="15.641cm" svg:y="11.657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8cm" svg:x="15.949cm" svg:y="11.48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16.164cm" svg:y="11.6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6.465cm" svg:y="11.65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6.811cm" svg:y="11.6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7.375cm" svg:y="11.48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7.589cm" svg:y="11.65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18.265cm" svg:y="11.52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18.577cm" svg:y="11.462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9.003cm" svg:y="11.65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766cm" svg:height="0.546cm" svg:x="19.598cm" svg:y="11.471cm" svg:viewBox="0 0 767 547" svg:d="M690 76c14-44 47-51 77-51v-25c-22 2-45 2-70 2-21 0-72-2-92-2v25c52 0 67 26 67 40 0 5-1 11-3 16l-116 357-124-380c-1-2-3-7-3-10 0-23 46-23 65-23v-25c-28 2-81 2-109 2-30 0-63-2-95-2v25c44 0 60 0 70 28l16 53-107 332-125-380c0-3-2-9-2-10 0-23 46-23 65-23v-25c-28 2-81 2-109 2-30 0-63-2-95-2v25c58 0 62 3 70 31l155 476c2 7 6 15 16 15 11 0 12-5 14-15l129-395 128 395c2 7 5 15 14 15 13 0 13-5 16-15z">
            <text:p/>
          </draw:path>
          <draw:path draw:style-name="gr3" draw:text-style-name="P7" draw:layer="layout" svg:width="0.3cm" svg:height="0.356cm" svg:x="20.335cm" svg:y="11.65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20.682cm" svg:y="11.6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20.976cm" svg:y="11.523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83cm" svg:height="0.083cm" svg:x="21.33cm" svg:y="11.916cm" svg:viewBox="0 0 84 84" svg:d="M84 42c0-23-19-42-42-42s-42 19-42 42 19 42 42 42 42-19 42-42z">
            <text:p/>
          </draw:path>
        </draw:g>
        <draw:g xml:id="id285" draw:id="id285">
          <svg:title>TexMaths</svg:title>
          <svg:desc>22§display§p \text { is True (T) and } q \text { is False (F)} §svg§600§FALSE§</svg:desc>
          <draw:polygon draw:style-name="gr2" draw:text-style-name="P6" draw:layer="layout" svg:width="10.506cm" svg:height="0.696cm" svg:x="4.171cm" svg:y="12.492cm" svg:viewBox="0 0 10507 697" draw:points="5253,697 0,697 0,0 10507,0 10507,697">
            <text:p/>
          </draw:polygon>
          <draw:path draw:style-name="gr3" draw:text-style-name="P7" draw:layer="layout" svg:width="0.404cm" svg:height="0.492cm" svg:x="4.132cm" svg:y="12.69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66cm" svg:height="0.518cm" svg:x="4.829cm" svg:y="12.5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5.044cm" svg:y="12.6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02cm" svg:height="0.523cm" svg:x="5.609cm" svg:y="12.509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7" draw:layer="layout" svg:width="0.261cm" svg:height="0.342cm" svg:x="6.096cm" svg:y="12.6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6.402cm" svg:y="12.6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cm" svg:height="0.356cm" svg:x="6.828cm" svg:y="12.6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7.485cm" svg:y="12.4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02cm" svg:height="0.523cm" svg:x="7.736cm" svg:y="12.509cm" svg:viewBox="0 0 503 524" svg:d="M489 0h-475l-14 174h19c11-125 23-149 139-149 14 0 36 0 43 1 15 2 15 11 15 29v409c0 27 0 37-80 37h-30v23c31-2 110-2 146-2 35 0 116 0 147 2v-23h-31c-81 0-81-10-81-37v-409c0-16 0-27 14-29 7-1 28-1 44-1 116 0 128 24 139 149h19z">
            <text:p/>
          </draw:path>
          <draw:path draw:style-name="gr3" draw:text-style-name="P7" draw:layer="layout" svg:width="0.18cm" svg:height="0.773cm" svg:x="8.312cm" svg:y="12.4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8.859cm" svg:y="12.6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9.237cm" svg:y="12.6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9.669cm" svg:y="12.497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19cm" svg:height="0.492cm" svg:x="10.36cm" svg:y="12.69cm" svg:viewBox="0 0 320 493" svg:d="M320 9c0-4-1-9-7-9-9 0-40 32-53 55-17-43-47-55-73-55-92 0-187 114-187 227 0 76 46 125 102 125 34 0 65-20 92-48-7 28-32 132-34 139-7 23-14 25-56 27-11 0-18 0-18 16 0 0 0 7 9 7 26 0 53-2 79-2 27 0 53 2 79 2 4 0 15 0 15-15 0-8-8-8-20-8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66cm" svg:height="0.518cm" svg:x="10.985cm" svg:y="12.5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1.2cm" svg:y="12.6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448cm" svg:height="0.527cm" svg:x="11.763cm" svg:y="12.508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349cm" svg:height="0.356cm" svg:x="12.21cm" svg:y="12.687cm" svg:viewBox="0 0 350 357" svg:d="M225 288c4 32 25 64 62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2.59cm" svg:y="12.49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2.805cm" svg:y="12.6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3.106cm" svg:y="12.6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3.762cm" svg:y="12.4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48cm" svg:height="0.527cm" svg:x="14.012cm" svg:y="12.508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18cm" svg:height="0.773cm" svg:x="14.535cm" svg:y="12.4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88" draw:id="id288">
          <svg:title>TexMaths</svg:title>
          <svg:desc>22§display§\therefore \ \text { Truth value of the given statement is False (F)} §svg§600§FALSE§</svg:desc>
          <draw:polygon draw:style-name="gr2" draw:text-style-name="P6" draw:layer="layout" svg:width="16.959cm" svg:height="0.696cm" svg:x="2.651cm" svg:y="14.591cm" svg:viewBox="0 0 16960 697" draw:points="8480,697 0,697 0,0 16960,0 16960,697">
            <text:p/>
          </draw:polygon>
          <draw:path draw:style-name="gr3" draw:text-style-name="P7" draw:layer="layout" svg:width="0.469cm" svg:height="0.418cm" svg:x="2.635cm" svg:y="14.774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02cm" svg:height="0.523cm" svg:x="3.886cm" svg:y="14.608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261cm" svg:height="0.342cm" svg:x="4.374cm" svg:y="14.789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4.68cm" svg:y="14.789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44cm" svg:height="0.485cm" svg:x="5.099cm" svg:y="14.65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5.411cm" svg:y="14.5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79cm" svg:height="0.342cm" svg:x="6.087cm" svg:y="14.7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49cm" svg:height="0.356cm" svg:x="6.47cm" svg:y="14.7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6.85cm" svg:y="14.59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51cm" svg:x="7.063cm" svg:y="14.78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3cm" svg:height="0.356cm" svg:x="7.489cm" svg:y="14.7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8.091cm" svg:y="14.78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8.482cm" svg:y="14.587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8.966cm" svg:y="14.6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9.276cm" svg:y="14.596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702cm" svg:y="14.7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0.304cm" svg:y="14.78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66cm" svg:height="0.518cm" svg:x="10.695cm" svg:y="14.6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0.899cm" svg:y="14.7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1.293cm" svg:y="14.7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1.64cm" svg:y="14.7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2.328cm" svg:y="14.7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2cm" svg:height="0.485cm" svg:x="12.622cm" svg:y="14.6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94cm" svg:y="14.78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42cm" svg:height="0.485cm" svg:x="13.308cm" svg:y="14.6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3.616cm" svg:y="14.7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3.963cm" svg:y="14.789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4.604cm" svg:y="14.7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951cm" svg:y="14.7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5.348cm" svg:y="14.6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5.919cm" svg:y="14.6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6.133cm" svg:y="14.7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446cm" svg:height="0.527cm" svg:x="16.697cm" svg:y="14.607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349cm" svg:height="0.356cm" svg:x="17.144cm" svg:y="14.7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7.524cm" svg:y="14.59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7.739cm" svg:y="14.7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8.039cm" svg:y="14.7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8.696cm" svg:y="14.5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46cm" svg:height="0.527cm" svg:x="18.944cm" svg:y="14.607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18cm" svg:height="0.773cm" svg:x="19.469cm" svg:y="14.5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87" draw:id="id287">
          <svg:title>TexMaths</svg:title>
          <svg:desc>22§display§\therefore \ \ p \leftrightarrow q \ \equiv  \ T \leftrightarrow F \ \equiv \ F§svg§600§FALSE§</svg:desc>
          <draw:polygon draw:style-name="gr2" draw:text-style-name="P6" draw:layer="layout" svg:width="9.173cm" svg:height="0.6cm" svg:x="16.05cm" svg:y="13.489cm" svg:viewBox="0 0 9174 601" draw:points="4586,601 0,601 0,0 9174,0 9174,601">
            <text:p/>
          </draw:polygon>
          <draw:path draw:style-name="gr3" draw:text-style-name="P7" draw:layer="layout" svg:width="0.469cm" svg:height="0.418cm" svg:x="16.034cm" svg:y="13.617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404cm" svg:height="0.492cm" svg:x="17.232cm" svg:y="13.63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80-92 80-53 0-61-66-61-69 0-2 0-4 1-12z">
            <text:p/>
          </draw:path>
          <draw:path draw:style-name="gr3" draw:text-style-name="P7" draw:layer="layout" svg:width="0.687cm" svg:height="0.404cm" svg:x="17.903cm" svg:y="13.58cm" svg:viewBox="0 0 688 405" svg:d="M84 187c43-32 64-64 71-74 33-53 40-102 40-104 0-9-8-9-15-9-13 0-15 2-18 16-18 76-63 141-150 176-8 3-12 5-12 11 0 5 4 7 12 10 80 34 132 93 152 181 1 9 3 11 16 11 7 0 15 0 15-9 0-2-7-51-38-102-16-23-39-51-73-76h520c-44 34-64 66-71 74-35 55-40 104-40 104 0 9 9 9 14 9 14 0 14-2 17-14 18-78 64-143 152-178 9-3 12-5 12-10 0-6-5-8-7-9-33-13-128-51-157-182-3-10-3-12-17-12-5 0-14 0-14 9 0 2 7 51 38 104 16 23 39 49 73 74z">
            <text:p/>
          </draw:path>
          <draw:path draw:style-name="gr3" draw:text-style-name="P7" draw:layer="layout" svg:width="0.319cm" svg:height="0.492cm" svg:x="18.88cm" svg:y="13.635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5 2-11 4-18zM106 335c-48 0-51-60-51-73 0-38 22-123 37-155 22-58 63-89 95-89 51 0 61 61 61 67 0 5-42 176-44 177-12 23-56 73-98 73z">
            <text:p/>
          </draw:path>
          <draw:path draw:style-name="gr3" draw:text-style-name="P7" draw:layer="layout" svg:width="0.516cm" svg:height="0.332cm" svg:x="19.737cm" svg:y="13.6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27cm" svg:height="0.524cm" svg:x="20.786cm" svg:y="13.452cm" svg:viewBox="0 0 528 525" svg:d="M313 55c6-22 9-27 18-29 7-1 32-1 49-1 78 0 113 1 113 63 0 11-4 42-7 62 0 3-2 12-2 14 0 5 2 10 9 10 9 0 10-5 12-17l21-136c0-2 2-10 2-12 0-9-9-9-21-9h-431c-18 0-20 0-25 16l-46 135c-1 2-5 13-5 15 0 5 4 8 9 8 9 0 9-3 14-16 42-119 61-133 176-133h30c23 0 23 1 23 8 0 6-4 15-4 16l-104 416c-7 28-8 37-91 37-28 0-34 0-34 14 0 9 9 9 14 9 20 0 43 0 64 0s44-2 65-2 44 2 65 2 46 0 67 0c7 0 17 0 17-14 0-9-7-9-26-9s-30 0-49-2c-23-2-30-5-30-17 0 0 0-4 3-16z">
            <text:p/>
          </draw:path>
          <draw:path draw:style-name="gr3" draw:text-style-name="P7" draw:layer="layout" svg:width="0.687cm" svg:height="0.404cm" svg:x="21.585cm" svg:y="13.58cm" svg:viewBox="0 0 688 405" svg:d="M84 187c43-32 64-64 71-74 33-53 40-102 40-104 0-9-8-9-15-9-13 0-15 2-18 16-18 76-63 141-150 176-8 3-12 5-12 11 0 5 4 7 12 10 80 34 132 93 152 181 1 9 3 11 16 11 7 0 15 0 15-9 0-2-7-51-38-102-16-23-39-51-73-76h520c-44 34-64 66-71 74-35 55-40 104-40 104 0 9 9 9 14 9 14 0 14-2 17-14 18-78 64-143 152-178 9-3 12-5 12-10 0-6-5-8-7-9-33-13-128-51-157-182-3-10-3-12-17-12-5 0-14 0-14 9 0 2 7 51 38 104 16 23 39 49 73 74z">
            <text:p/>
          </draw:path>
          <draw:path draw:style-name="gr3" draw:text-style-name="P7" draw:layer="layout" svg:width="0.55cm" svg:height="0.527cm" svg:x="22.56cm" svg:y="13.45cm" svg:viewBox="0 0 551 528" svg:d="M206 275h76c58 0 63 14 63 35 0 5 0 16-5 39-2 3-2 7-2 8 0 6 3 9 9 9 7 0 7-1 12-16l42-169c2-8 2-10 2-12s-2-9-9-9-9 4-12 18c-16 60-34 74-100 74h-71l51-197c6-29 7-30 41-30h102c97 0 114 24 114 84 0 18 0 21-2 42-1 11-1 13-1 15 0 3 1 8 8 8 9 0 9-3 11-19l16-134c2-21-2-21-21-21h-380c-16 0-23 0-23 16 0 9 7 9 21 9 28 0 51 0 51 14 0 2 0 3-4 17l-103 411c-8 31-9 37-71 37-12 0-21 0-21 14 0 10 9 10 12 10 21 0 80-3 102-3 25 0 90 3 115 3 7 0 17 0 17-16 0-5-5-7-5-7-2-1-3-1-21-1s-21 0-40-2c-23-2-25-5-25-16 0-2 0-5 2-18z">
            <text:p/>
          </draw:path>
          <draw:path draw:style-name="gr3" draw:text-style-name="P7" draw:layer="layout" svg:width="0.516cm" svg:height="0.332cm" svg:x="23.649cm" svg:y="13.617cm" svg:viewBox="0 0 517 333" svg:d="M489 32c14 0 28 0 28-16s-14-16-26-16h-465c-12 0-26 0-26 16s16 16 28 16zM491 333c12 0 26 0 26-16s-14-16-28-16h-461c-12 0-28 0-28 16s14 16 26 16zM491 181c12 0 26 0 26-14 0-16-14-16-26-16h-465c-12 0-26 0-26 16 0 14 14 14 26 14z">
            <text:p/>
          </draw:path>
          <draw:path draw:style-name="gr3" draw:text-style-name="P7" draw:layer="layout" svg:width="0.55cm" svg:height="0.527cm" svg:x="24.71cm" svg:y="13.45cm" svg:viewBox="0 0 551 528" svg:d="M206 275h76c58 0 63 14 63 35 0 5 0 16-5 39-2 3-2 7-2 8 0 6 3 9 9 9 7 0 7-1 12-16l42-169c2-8 2-10 2-12s-2-9-9-9c-9 0-9 4-12 18-16 60-34 74-100 74h-71l51-197c6-29 7-30 41-30h102c97 0 114 24 114 84 0 18 0 21-2 42-1 11-1 13-1 15 0 3 1 8 8 8 9 0 9-3 11-19l16-134c2-21-2-21-21-21h-380c-16 0-23 0-23 16 0 9 7 9 21 9 30 0 51 0 51 14 0 2 0 3-4 17l-103 411c-8 31-9 37-71 37-12 0-21 0-21 14 0 10 9 10 12 10 21 0 80-3 102-3 25 0 90 3 115 3 7 0 17 0 17-16 0-5-5-7-5-7-2-1-3-1-21-1s-21 0-40-2c-23-2-25-5-25-16 0-2 0-5 2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9" smil:attributeName="visibility" smil:to="visible"/>
                  <anim:animate smil:dur="0.5s" smil:fill="hold" smil:targetElement="id269" smil:attributeName="width" smil:values="width*0.05;width" smil:keyTimes="0;1"/>
                  <anim:animate smil:dur="0.5s" smil:fill="hold" smil:targetElement="id269" smil:attributeName="height" smil:values="height;height" smil:keyTimes="0;1"/>
                  <anim:animate smil:dur="0.5s" smil:fill="hold" smil:targetElement="id269" smil:attributeName="x" smil:values="x-.2;x" smil:keyTimes="0;1"/>
                  <anim:animate smil:dur="0.5s" smil:fill="hold" smil:targetElement="id269" smil:attributeName="y" smil:values="y;y" smil:keyTimes="0;1"/>
                  <anim:transitionFilter smil:dur="0.5s" smil:targetElement="id2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6" smil:attributeName="visibility" smil:to="visible"/>
                  <anim:animate smil:dur="0.5s" smil:fill="hold" smil:targetElement="id276" smil:attributeName="width" smil:values="width*0.05;width" smil:keyTimes="0;1"/>
                  <anim:animate smil:dur="0.5s" smil:fill="hold" smil:targetElement="id276" smil:attributeName="height" smil:values="height;height" smil:keyTimes="0;1"/>
                  <anim:animate smil:dur="0.5s" smil:fill="hold" smil:targetElement="id276" smil:attributeName="x" smil:values="x-.2;x" smil:keyTimes="0;1"/>
                  <anim:animate smil:dur="0.5s" smil:fill="hold" smil:targetElement="id276" smil:attributeName="y" smil:values="y;y" smil:keyTimes="0;1"/>
                  <anim:transitionFilter smil:dur="0.5s" smil:targetElement="id2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2" smil:attributeName="visibility" smil:to="visible"/>
                  <anim:animate smil:dur="0.5s" smil:fill="hold" smil:targetElement="id282" smil:attributeName="width" smil:values="width*0.05;width" smil:keyTimes="0;1"/>
                  <anim:animate smil:dur="0.5s" smil:fill="hold" smil:targetElement="id282" smil:attributeName="height" smil:values="height;height" smil:keyTimes="0;1"/>
                  <anim:animate smil:dur="0.5s" smil:fill="hold" smil:targetElement="id282" smil:attributeName="x" smil:values="x-.2;x" smil:keyTimes="0;1"/>
                  <anim:animate smil:dur="0.5s" smil:fill="hold" smil:targetElement="id282" smil:attributeName="y" smil:values="y;y" smil:keyTimes="0;1"/>
                  <anim:transitionFilter smil:dur="0.5s" smil:targetElement="id28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10" draw:text-style-name="P5" draw:layer="layout" svg:width="26.4cm" svg:height="14.979cm" svg:x="0.8cm" svg:y="0.4cm" presentation:class="subtitle" presentation:user-transformed="true">
          <draw:text-box>
            <text:p text:style-name="P4"><text:span text:style-name="T7"><text:s text:c="14"/></text:span></text:p>
            <text:p text:style-name="P4"><text:span text:style-name="T8"/></text:p>
            <text:p text:style-name="P4"><text:span text:style-name="T7"><text:s text:c="41"/></text:span></text:p>
            <text:p text:style-name="P4"><text:span text:style-name="T9"><text:tab/></text:span></text:p>
            <text:p text:style-name="P4"><text:span text:style-name="T9"/></text:p>
            <text:p text:style-name="P4"><text:span text:style-name="T25"><text:s text:c="25"/></text:span></text:p>
            <text:p text:style-name="P4"><text:span text:style-name="T26"><text:s text:c="21"/></text:span></text:p>
            <text:p xml:id="id294" text:id="id294" text:style-name="P4"><text:span text:style-name="T9"><text:tab/></text:span><text:span text:style-name="T16">Solutions :</text:span></text:p>
            <text:p text:style-name="P4"><text:span text:style-name="T16"/></text:p>
          </draw:text-box>
        </draw:frame>
        <draw:g xml:id="id289" draw:id="id289">
          <svg:title>TexMaths</svg:title>
          <svg:desc>26§display§\text {(4)}§svg§600§FALSE§</svg:desc>
          <draw:polygon draw:style-name="gr2" draw:text-style-name="P6" draw:layer="layout" svg:width="0.986cm" svg:height="0.823cm" svg:x="2.027cm" svg:y="0.895cm" svg:viewBox="0 0 987 824" draw:points="494,824 0,824 0,0 987,0 987,824">
            <text:p/>
          </draw:polygon>
          <draw:path draw:style-name="gr3" draw:text-style-name="P7" draw:layer="layout" svg:width="0.213cm" svg:height="0.914cm" svg:x="2.071cm" svg:y="0.84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407cm" svg:height="0.619cm" svg:x="2.362cm" svg:y="0.916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848cm" svg:y="0.84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90" draw:id="id290">
          <svg:title>TexMaths</svg:title>
          <svg:desc>22§display§\text {If the statements p, q are true and r, s are false then determine the}§svg§600§FALSE§</svg:desc>
          <draw:polygon draw:style-name="gr2" draw:text-style-name="P6" draw:layer="layout" svg:width="22.717cm" svg:height="0.619cm" svg:x="3.446cm" svg:y="0.991cm" svg:viewBox="0 0 22718 620" draw:points="11359,620 0,620 0,0 22718,0 22718,620">
            <text:p/>
          </draw:polygon>
          <draw:path draw:style-name="gr3" draw:text-style-name="P7" draw:layer="layout" svg:width="0.237cm" svg:height="0.529cm" svg:x="3.428cm" svg:y="0.97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251cm" svg:height="0.546cm" svg:x="3.711cm" svg:y="0.952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244cm" svg:height="0.485cm" svg:x="4.195cm" svg:y="1.02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4.505cm" svg:y="0.96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4.933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5.536cm" svg:y="1.15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2cm" svg:height="0.485cm" svg:x="5.832cm" svg:y="1.0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6.151cm" svg:y="1.15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42cm" svg:height="0.485cm" svg:x="6.519cm" svg:y="1.0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6.827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7.173cm" svg:y="1.156cm" svg:viewBox="0 0 605 343" svg:d="M60 76v209c0 34-7 34-60 34v24c26 0 67-2 88-2 19 0 60 2 86 2v-24c-51 0-60 0-60-34v-144c0-81 55-123 104-123 50 0 58 42 58 86v181c0 34-8 34-60 34v24c27 0 66-2 87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7.814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8.161cm" svg:y="1.1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8.558cm" svg:y="1.0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54cm" svg:height="0.356cm" svg:x="8.87cm" svg:y="1.15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3cm" svg:height="0.492cm" svg:x="9.429cm" svg:y="1.15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091cm" svg:height="0.231cm" svg:x="9.903cm" svg:y="1.415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3cm" svg:height="0.492cm" svg:x="10.336cm" svg:y="1.15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49cm" svg:height="0.356cm" svg:x="11.008cm" svg:y="1.15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11.383cm" svg:y="1.1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1.688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2.281cm" svg:y="1.0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261cm" svg:height="0.342cm" svg:x="12.589cm" svg:y="1.1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9cm" svg:height="0.351cm" svg:x="12.895cm" svg:y="1.1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cm" svg:height="0.356cm" svg:x="13.321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3.933cm" svg:y="1.151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4.312cm" svg:y="1.1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14.743cm" svg:y="0.961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7" draw:layer="layout" svg:width="0.261cm" svg:height="0.342cm" svg:x="15.426cm" svg:y="1.1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091cm" svg:height="0.231cm" svg:x="15.774cm" svg:y="1.415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54cm" svg:height="0.356cm" svg:x="16.205cm" svg:y="1.15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16.776cm" svg:y="1.15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17.15cm" svg:y="1.1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cm" svg:height="0.356cm" svg:x="17.453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8.059cm" svg:y="0.95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349cm" svg:height="0.356cm" svg:x="18.301cm" svg:y="1.151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18.682cm" svg:y="0.96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254cm" svg:height="0.356cm" svg:x="18.896cm" svg:y="1.15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9.197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19.792cm" svg:y="1.022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9cm" svg:height="0.538cm" svg:x="20.102cm" svg:y="0.96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20.53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0.876cm" svg:y="1.1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6cm" svg:x="21.564cm" svg:y="0.961cm" svg:viewBox="0 0 384 547" svg:d="M269 496v51l115-8v-25c-55 0-62-5-62-42v-472l-111 9v24c53 0 60 6 60 43v167c-23-27-56-48-99-48-91 0-172 76-172 176 0 99 76 176 165 176 50 0 85-26 104-51zM269 289v158c0 14 0 16-9 28-22 37-58 55-91 55-35 0-63-20-83-49-19-32-21-76-21-108 0-30 0-76 23-111 18-24 46-49 88-49 28 0 60 11 84 46 9 14 9 16 9 30z">
            <text:p/>
          </draw:path>
          <draw:path draw:style-name="gr3" draw:text-style-name="P7" draw:layer="layout" svg:width="0.3cm" svg:height="0.356cm" svg:x="21.99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2.327cm" svg:y="1.0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22.635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2.978cm" svg:y="1.1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604cm" svg:height="0.342cm" svg:x="23.284cm" svg:y="1.156cm" svg:viewBox="0 0 605 343" svg:d="M60 76v209c0 34-9 34-60 34v24c26 0 67-2 88-2 19 0 60 2 86 2v-24c-51 0-60 0-60-34v-144c0-81 55-123 104-123 50 0 58 42 58 86v181c0 34-8 34-61 34v24c28 0 67-2 88-2s61 2 88 2v-24c-53 0-62 0-62-34v-144c0-81 56-123 106-123 47 0 56 42 56 86v181c0 34-9 34-60 34v24c27 0 67-2 88-2 20 0 60 2 86 2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3.928cm" svg:y="0.9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4.143cm" svg:y="1.1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cm" svg:height="0.356cm" svg:x="24.569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5.164cm" svg:y="1.02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25.475cm" svg:y="0.961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25.901cm" svg:y="1.1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</draw:g>
        <draw:g xml:id="id292" draw:id="id292">
          <svg:title>TexMaths</svg:title>
          <svg:desc>22§display§\text {(i) } ( \sim \ r \leftrightarrow p ) \rightarrow ( \sim q \wedge s )§svg§600§FALSE§</svg:desc>
          <draw:polygon draw:style-name="gr2" draw:text-style-name="P6" draw:layer="layout" svg:width="8.773cm" svg:height="0.696cm" svg:x="3.627cm" svg:y="3.193cm" svg:viewBox="0 0 8774 697" draw:points="4386,697 0,697 0,0 8774,0 8774,697">
            <text:p/>
          </draw:polygon>
          <draw:path draw:style-name="gr3" draw:text-style-name="P7" draw:layer="layout" svg:width="0.18cm" svg:height="0.773cm" svg:x="3.664cm" svg:y="3.1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914cm" svg:y="3.2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148cm" svg:y="3.1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4.739cm" svg:y="3.1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5.005cm" svg:y="3.4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6cm" svg:height="0.351cm" svg:x="6.06cm" svg:y="3.391cm" svg:viewBox="0 0 317 352" svg:d="M46 297c-2 13-7 30-7 34 0 14 10 21 23 21 8 0 22-7 28-21 2-4 28-109 31-123 6-27 20-81 25-102 4-9 25-46 44-64 5-5 28-24 62-24 21 0 31 8 33 8-24 4-40 23-40 43 0 12 8 28 28 28 21 0 44-18 44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687cm" svg:height="0.404cm" svg:x="6.665cm" svg:y="3.339cm" svg:viewBox="0 0 688 405" svg:d="M84 186c43-31 64-63 71-73 33-53 40-102 40-104 0-9-8-9-15-9-13 0-15 2-16 16-20 75-65 141-152 176-8 3-12 5-12 10 0 6 4 7 12 11 80 33 132 93 152 181 1 9 3 11 16 11 7 0 15 0 15-9 0-2-7-51-38-102-16-23-39-51-73-76h520c-44 34-64 65-71 74-35 55-40 104-40 104 0 9 9 9 16 9 12 0 12-2 16-14 17-78 63-143 151-178 9-4 12-5 12-11 0-5-5-7-7-8-33-13-127-52-156-182-4-10-4-12-16-12-7 0-16 0-16 9 0 2 7 51 39 104 15 22 38 49 72 73z">
            <text:p/>
          </draw:path>
          <draw:path draw:style-name="gr3" draw:text-style-name="P7" draw:layer="layout" svg:width="0.404cm" svg:height="0.492cm" svg:x="7.586cm" svg:y="3.39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8cm" svg:height="0.773cm" svg:x="8.043cm" svg:y="3.1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8.557cm" svg:y="3.339cm" svg:viewBox="0 0 688 405" svg:d="M604 218c-43 34-64 65-71 74-33 55-40 104-40 104 0 9 9 9 16 9 12 0 14-2 17-14 18-78 64-143 150-178 10-4 12-5 12-11 0-5-5-7-5-8-35-13-129-52-158-182-2-10-4-12-16-12-7 0-16 0-16 9 0 2 7 51 40 104 14 22 37 49 71 73h-576c-14 0-28 0-28 16s14 16 28 16z">
            <text:p/>
          </draw:path>
          <draw:path draw:style-name="gr3" draw:text-style-name="P7" draw:layer="layout" svg:width="0.18cm" svg:height="0.773cm" svg:x="9.58cm" svg:y="3.1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9.846cm" svg:y="3.4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10.65cm" svg:y="3.391cm" svg:viewBox="0 0 320 493" svg:d="M320 9c0-4-1-9-7-9-8 0-40 32-52 55-18-43-48-55-74-55-92 0-187 114-187 227 0 76 46 125 102 125 34 0 65-20 92-48-7 28-32 132-34 139-7 23-14 25-56 27-11 0-18 0-18 16 0 0 0 7 9 7 25 0 53-2 77-2 29 0 55 2 81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11.208cm" svg:y="3.272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286cm" svg:height="0.351cm" svg:x="11.893cm" svg:y="3.391cm" svg:viewBox="0 0 287 352" svg:d="M264 53c-23 0-37 17-37 35 0 11 7 23 23 23 18 0 37-14 37-44 0-35-34-67-93-67-102 0-132 79-132 113 0 61 58 73 81 77 40 9 81 16 81 60 0 19-18 84-111 84-13 0-73 0-90-40 30 3 49-20 49-42 0-18-12-27-28-27-21 0-44 16-44 51 0 44 44 76 111 76 127 0 157-93 157-129 0-28-15-47-25-58-21-21-42-24-78-31-28-7-58-13-58-48 0-21 18-68 87-68 19 0 58 5 70 35z">
            <text:p/>
          </draw:path>
          <draw:path draw:style-name="gr3" draw:text-style-name="P7" draw:layer="layout" svg:width="0.18cm" svg:height="0.773cm" svg:x="12.259cm" svg:y="3.1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3" draw:id="id293">
          <svg:title>TexMaths</svg:title>
          <svg:desc>22§display§\text {(ii) } [\ \sim \ p \wedge ( \sim q \wedge r ) \ ] \rightarrow [\ ( q \ \vee \sim r ) \vee ( p \vee s ) \ ]§svg§600§FALSE§</svg:desc>
          <draw:polygon draw:style-name="gr2" draw:text-style-name="P6" draw:layer="layout" svg:width="15.774cm" svg:height="0.696cm" svg:x="3.432cm" svg:y="4.495cm" svg:viewBox="0 0 15775 697" draw:points="7889,697 0,697 0,0 15775,0 15775,697">
            <text:p/>
          </draw:polygon>
          <draw:path draw:style-name="gr3" draw:text-style-name="P7" draw:layer="layout" svg:width="0.18cm" svg:height="0.773cm" svg:x="3.469cm" svg:y="4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19cm" svg:y="4.5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934cm" svg:y="4.5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168cm" svg:y="4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4.773cm" svg:y="4.456cm" svg:viewBox="0 0 107 774" draw:points="107,774 107,744 32,744 32,32 107,32 107,0 0,0 0,774">
            <text:p/>
          </draw:polygon>
          <draw:path draw:style-name="gr3" draw:text-style-name="P7" draw:layer="layout" svg:width="0.516cm" svg:height="0.182cm" svg:x="5.197cm" svg:y="4.75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6.204cm" svg:y="4.693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6.832cm" svg:y="4.574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18cm" svg:height="0.773cm" svg:x="7.554cm" svg:y="4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7.82cm" svg:y="4.75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8.624cm" svg:y="4.693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9.18cm" svg:y="4.574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6cm" svg:height="0.351cm" svg:x="9.847cm" svg:y="4.69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18cm" svg:height="0.773cm" svg:x="10.24cm" svg:y="4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0.771cm" svg:y="4.456cm" svg:viewBox="0 0 107 774" draw:points="107,0 0,0 0,32 76,32 76,744 0,744 0,774 107,774">
            <text:p/>
          </draw:polygon>
          <draw:path draw:style-name="gr3" draw:text-style-name="P7" draw:layer="layout" svg:width="0.687cm" svg:height="0.404cm" svg:x="11.227cm" svg:y="4.641cm" svg:viewBox="0 0 688 405" svg:d="M604 218c-43 34-64 65-69 74-35 55-42 104-42 104 0 9 9 9 16 9 12 0 14-2 17-14 18-78 64-143 152-178 8-4 10-5 10-11 0-5-5-7-5-8-35-13-129-52-159-182-1-10-3-12-15-12-7 0-16 0-16 9 0 2 7 51 40 104 14 22 37 49 71 73h-576c-14 0-28 0-28 16s14 16 28 16z">
            <text:p/>
          </draw:path>
          <draw:polygon draw:style-name="gr3" draw:text-style-name="P7" draw:layer="layout" svg:width="0.106cm" svg:height="0.773cm" svg:x="12.264cm" svg:y="4.456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2.722cm" svg:y="4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12.977cm" svg:y="4.693cm" svg:viewBox="0 0 320 493" svg:d="M320 9c0-4-1-9-7-9-9 0-40 32-53 55-17-43-47-55-73-55-92 0-187 114-187 227 0 76 46 125 102 125 34 0 65-20 92-48-7 28-32 132-34 139-7 23-14 25-56 27-11 0-18 0-18 16 0 0 0 7 9 7 26 0 53-2 79-2 27 0 53 2 79 2 4 0 15 0 15-15 0-8-8-8-20-8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13.619cm" svg:y="4.574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516cm" svg:height="0.182cm" svg:x="14.348cm" svg:y="4.75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6cm" svg:height="0.351cm" svg:x="15.145cm" svg:y="4.69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18cm" svg:height="0.773cm" svg:x="15.536cm" svg:y="4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16.008cm" svg:y="4.574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18cm" svg:height="0.773cm" svg:x="16.729cm" svg:y="4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6.928cm" svg:y="4.693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7.556cm" svg:y="4.574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286cm" svg:height="0.351cm" svg:x="18.241cm" svg:y="4.693cm" svg:viewBox="0 0 287 352" svg:d="M264 53c-23 0-37 17-37 35 0 11 7 23 23 23 18 0 37-14 37-44 0-35-34-67-93-67-102 0-132 79-132 113 0 61 58 73 81 77 40 9 81 16 81 60 0 19-18 84-111 84-13 0-73 0-90-40 30 3 49-20 49-42 0-18-12-27-28-27-21 0-44 16-44 51 0 44 44 76 111 76 127 0 157-93 157-129 0-28-15-47-25-58-21-21-42-24-78-31-28-7-58-13-58-48 0-21 18-68 87-68 19 0 58 5 70 35z">
            <text:p/>
          </draw:path>
          <draw:path draw:style-name="gr3" draw:text-style-name="P7" draw:layer="layout" svg:width="0.18cm" svg:height="0.773cm" svg:x="18.607cm" svg:y="4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9.139cm" svg:y="4.456cm" svg:viewBox="0 0 107 774" draw:points="107,0 0,0 0,32 76,32 76,744 0,744 0,774 107,774">
            <text:p/>
          </draw:polygon>
        </draw:g>
        <draw:g xml:id="id291" draw:id="id291">
          <svg:title>TexMaths</svg:title>
          <svg:desc>22§display§\text {truth values of the following.}§svg§600§FALSE§</svg:desc>
          <draw:polygon draw:style-name="gr2" draw:text-style-name="P6" draw:layer="layout" svg:width="9.614cm" svg:height="0.628cm" svg:x="3.453cm" svg:y="1.991cm" svg:viewBox="0 0 9615 629" draw:points="4808,629 0,629 0,0 9615,0 9615,629">
            <text:p/>
          </draw:polygon>
          <draw:path draw:style-name="gr3" draw:text-style-name="P7" draw:layer="layout" svg:width="0.244cm" svg:height="0.485cm" svg:x="3.428cm" svg:y="2.022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61cm" svg:height="0.342cm" svg:x="3.736cm" svg:y="2.156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9cm" svg:height="0.351cm" svg:x="4.042cm" svg:y="2.156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4.461cm" svg:y="2.022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4.773cm" svg:y="1.96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79cm" svg:height="0.342cm" svg:x="5.45cm" svg:y="2.163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7" draw:layer="layout" svg:width="0.349cm" svg:height="0.357cm" svg:x="5.832cm" svg:y="2.151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173cm" svg:height="0.538cm" svg:x="6.212cm" svg:y="1.96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9cm" svg:height="0.351cm" svg:x="6.427cm" svg:y="2.156cm" svg:viewBox="0 0 391 352" svg:d="M278 282v70l113-9v-24c-55 0-60-6-60-42v-277l-115 9v24c55 0 60 6 60 43v139c0 67-37 120-93 120-65 0-69-36-69-76v-259l-114 9v24c60 0 60 2 60 71v116c0 62 0 132 118 132 44 0 79-21 100-70z">
            <text:p/>
          </draw:path>
          <draw:path draw:style-name="gr3" draw:text-style-name="P7" draw:layer="layout" svg:width="0.3cm" svg:height="0.357cm" svg:x="6.853cm" svg:y="2.1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4cm" svg:height="0.357cm" svg:x="7.2cm" svg:y="2.151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7cm" svg:x="7.759cm" svg:y="2.151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1cm" svg:height="0.547cm" svg:x="8.15cm" svg:y="1.952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242cm" svg:height="0.485cm" svg:x="8.632cm" svg:y="2.02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8.944cm" svg:y="1.961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9.37cm" svg:y="2.151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1cm" svg:height="0.547cm" svg:x="9.975cm" svg:y="1.952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0.208cm" svg:y="2.15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173cm" svg:height="0.538cm" svg:x="10.598cm" svg:y="1.96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10.813cm" svg:y="1.96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11.024cm" svg:y="2.151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531cm" svg:height="0.342cm" svg:x="11.381cm" svg:y="2.163cm" svg:viewBox="0 0 532 343" svg:d="M466 74c14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166cm" svg:height="0.519cm" svg:x="11.952cm" svg:y="1.9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2.165cm" svg:y="2.15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2.592cm" svg:y="2.147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083cm" svg:height="0.084cm" svg:x="13.024cm" svg:y="2.415cm" svg:viewBox="0 0 84 85" svg:d="M84 42c0-23-19-42-42-42s-42 19-42 42 19 43 42 43 42-20 42-43z">
            <text:p/>
          </draw:path>
        </draw:g>
        <draw:g xml:id="id295" draw:id="id295">
          <svg:title>TexMaths</svg:title>
          <svg:desc>22§display§\text {(i) } ( \sim \ r \leftrightarrow p ) \rightarrow ( \sim q \wedge s )§svg§600§FALSE§</svg:desc>
          <draw:polygon draw:style-name="gr2" draw:text-style-name="P6" draw:layer="layout" svg:width="8.773cm" svg:height="0.696cm" svg:x="3.629cm" svg:y="6.793cm" svg:viewBox="0 0 8774 697" draw:points="4386,697 0,697 0,0 8774,0 8774,697">
            <text:p/>
          </draw:polygon>
          <draw:path draw:style-name="gr3" draw:text-style-name="P7" draw:layer="layout" svg:width="0.18cm" svg:height="0.773cm" svg:x="3.666cm" svg:y="6.7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916cm" svg:y="6.8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15cm" svg:y="6.7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4.741cm" svg:y="6.7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5.007cm" svg:y="7.0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6cm" svg:height="0.351cm" svg:x="6.062cm" svg:y="6.991cm" svg:viewBox="0 0 317 352" svg:d="M46 297c-2 13-7 30-7 34 0 14 10 21 23 21 8 0 22-7 28-21 2-4 28-109 31-123 6-27 20-81 25-102 4-9 25-46 44-64 5-5 28-24 62-24 21 0 31 8 33 8-24 4-40 23-40 43 0 12 8 28 28 28 21 0 44-18 44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687cm" svg:height="0.404cm" svg:x="6.667cm" svg:y="6.939cm" svg:viewBox="0 0 688 405" svg:d="M84 186c43-31 64-63 71-73 33-53 40-102 40-104 0-9-8-9-15-9-13 0-15 2-16 16-20 75-65 141-152 176-8 3-12 5-12 10 0 6 4 7 12 11 80 33 132 93 152 181 1 9 3 11 16 11 7 0 15 0 15-9 0-2-7-51-38-102-16-23-39-51-73-76h520c-44 34-64 65-71 74-35 55-40 104-40 104 0 9 9 9 16 9 12 0 12-2 16-14 17-78 63-143 151-178 9-4 12-5 12-11 0-5-5-7-7-8-33-13-127-52-156-182-4-10-4-12-16-12-7 0-16 0-16 9 0 2 7 51 39 104 15 22 38 49 72 73z">
            <text:p/>
          </draw:path>
          <draw:path draw:style-name="gr3" draw:text-style-name="P7" draw:layer="layout" svg:width="0.404cm" svg:height="0.492cm" svg:x="7.588cm" svg:y="6.99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8cm" svg:height="0.773cm" svg:x="8.045cm" svg:y="6.7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8.559cm" svg:y="6.939cm" svg:viewBox="0 0 688 405" svg:d="M604 218c-43 34-64 65-71 74-33 55-40 104-40 104 0 9 9 9 16 9 12 0 14-2 17-14 18-78 64-143 150-178 10-4 12-5 12-11 0-5-5-7-5-8-35-13-129-52-158-182-2-10-4-12-16-12-7 0-16 0-16 9 0 2 7 51 40 104 14 22 37 49 71 73h-576c-14 0-28 0-28 16s14 16 28 16z">
            <text:p/>
          </draw:path>
          <draw:path draw:style-name="gr3" draw:text-style-name="P7" draw:layer="layout" svg:width="0.18cm" svg:height="0.773cm" svg:x="9.582cm" svg:y="6.7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9.848cm" svg:y="7.0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10.652cm" svg:y="6.991cm" svg:viewBox="0 0 320 493" svg:d="M320 9c0-4-1-9-7-9-8 0-40 32-52 55-18-43-48-55-74-55-92 0-187 114-187 227 0 76 46 125 102 125 34 0 65-20 92-48-7 28-32 132-34 139-7 23-14 25-56 27-11 0-18 0-18 16 0 0 0 7 9 7 25 0 53-2 77-2 29 0 55 2 81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11.21cm" svg:y="6.872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286cm" svg:height="0.351cm" svg:x="11.895cm" svg:y="6.991cm" svg:viewBox="0 0 287 352" svg:d="M264 53c-23 0-37 17-37 35 0 11 7 23 23 23 18 0 37-14 37-44 0-35-34-67-93-67-102 0-132 79-132 113 0 61 58 73 81 77 40 9 81 16 81 60 0 19-18 84-111 84-13 0-73 0-90-40 30 3 49-20 49-42 0-18-12-27-28-27-21 0-44 16-44 51 0 44 44 76 111 76 127 0 157-93 157-129 0-28-15-47-25-58-21-21-42-24-78-31-28-7-58-13-58-48 0-21 18-68 87-68 19 0 58 5 70 35z">
            <text:p/>
          </draw:path>
          <draw:path draw:style-name="gr3" draw:text-style-name="P7" draw:layer="layout" svg:width="0.18cm" svg:height="0.773cm" svg:x="12.261cm" svg:y="6.7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6" draw:id="id296">
          <svg:title>TexMaths</svg:title>
          <svg:desc>20§display§ \equiv ( \sim \ F \leftrightarrow T ) \rightarrow ( \sim T \wedge F ) §svg§600§FALSE§</svg:desc>
          <draw:polygon draw:style-name="gr2" draw:text-style-name="P6" draw:layer="layout" svg:width="8.496cm" svg:height="0.633cm" svg:x="12.729cm" svg:y="6.789cm" svg:viewBox="0 0 8497 634" draw:points="4249,634 0,634 0,0 8497,0 8497,634">
            <text:p/>
          </draw:polygon>
          <draw:path draw:style-name="gr3" draw:text-style-name="P7" draw:layer="layout" svg:width="0.469cm" svg:height="0.301cm" svg:x="12.732cm" svg:y="6.956cm" svg:viewBox="0 0 470 302" svg:d="M445 29c13 0 25 0 25-15 0-14-12-14-24-14h-422c-11 0-24 0-24 14 0 15 14 15 26 15zM446 302c12 0 24 0 24-14s-12-14-25-14h-419c-12 0-26 0-26 14s13 14 24 14zM446 165c12 0 24 0 24-13 0-14-12-14-24-14h-422c-11 0-24 0-24 14 0 13 13 13 24 13z">
            <text:p/>
          </draw:path>
          <draw:path draw:style-name="gr3" draw:text-style-name="P7" draw:layer="layout" svg:width="0.164cm" svg:height="0.703cm" svg:x="13.505cm" svg:y="6.7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69cm" svg:height="0.165cm" svg:x="13.748cm" svg:y="7.023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5cm" svg:height="0.479cm" svg:x="14.711cm" svg:y="6.804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8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625cm" svg:height="0.367cm" svg:x="15.47cm" svg:y="6.922cm" svg:viewBox="0 0 626 368" svg:d="M77 170c38-29 57-58 64-68 30-48 37-92 37-94 0-8-8-8-15-8-11 0-13 2-16 14-16 69-57 128-136 160-8 4-11 5-11 10s3 6 11 10c72 30 120 84 138 164 1 8 3 10 14 10 7 0 15 0 15-8 0-2-7-46-36-93-14-21-35-46-65-69h472c-40 31-58 60-64 68-32 49-37 94-37 94 0 8 8 8 14 8 12 0 12-2 15-13 16-70 57-129 137-161 8-4 12-5 12-10s-5-6-7-8c-30-11-115-46-142-165-3-9-3-11-15-11-6 0-14 0-14 8 0 2 6 46 35 94 15 21 35 45 66 68z">
            <text:p/>
          </draw:path>
          <draw:path draw:style-name="gr3" draw:text-style-name="P7" draw:layer="layout" svg:width="0.479cm" svg:height="0.476cm" svg:x="16.345cm" svg:y="6.805cm" svg:viewBox="0 0 480 477" svg:d="M285 50c5-20 8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2 8 18 0 39 0 58 0s40-2 59-2c21 0 40 2 59 2 20 0 42 0 61 0 7 0 16 0 16-13 0-8-6-8-24-8-17 0-27 0-45-2-20-1-27-4-27-16 0 0 0-3 3-14z">
            <text:p/>
          </draw:path>
          <draw:path draw:style-name="gr3" draw:text-style-name="P7" draw:layer="layout" svg:width="0.164cm" svg:height="0.703cm" svg:x="16.876cm" svg:y="6.7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625cm" svg:height="0.367cm" svg:x="17.343cm" svg:y="6.922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164cm" svg:height="0.703cm" svg:x="18.273cm" svg:y="6.7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69cm" svg:height="0.165cm" svg:x="18.516cm" svg:y="7.023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479cm" svg:height="0.476cm" svg:x="19.236cm" svg:y="6.805cm" svg:viewBox="0 0 480 477" svg:d="M285 50c5-20 8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2 8 18 0 39 0 58 0s40-2 59-2 40 2 59 2c20 0 42 0 61 0 7 0 16 0 16-13 0-8-6-8-24-8-17 0-27 0-45-2-20-1-27-4-27-16 0 0 0-3 3-14z">
            <text:p/>
          </draw:path>
          <draw:path draw:style-name="gr3" draw:text-style-name="P7" draw:layer="layout" svg:width="0.391cm" svg:height="0.436cm" svg:x="19.922cm" svg:y="6.861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5cm" svg:height="0.479cm" svg:x="20.535cm" svg:y="6.804cm" svg:viewBox="0 0 501 480" svg:d="M187 250h69c53 0 58 12 58 32 0 4 0 14-5 35-2 3-2 6-2 8 0 5 3 8 8 8 7 0 7-2 11-15l39-153c1-8 1-10 1-11 0-2-1-8-8-8-8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164cm" svg:height="0.703cm" svg:x="21.098cm" svg:y="6.7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97" draw:id="id297">
          <svg:title>TexMaths</svg:title>
          <svg:desc>20§display§ \equiv ( T \leftrightarrow T ) \rightarrow ( F \wedge F )§svg§600§FALSE§</svg:desc>
          <draw:polygon draw:style-name="gr2" draw:text-style-name="P6" draw:layer="layout" svg:width="6.78cm" svg:height="0.633cm" svg:x="12.729cm" svg:y="7.889cm" svg:viewBox="0 0 6781 634" draw:points="3390,634 0,634 0,0 6781,0 6781,634">
            <text:p/>
          </draw:polygon>
          <draw:path draw:style-name="gr3" draw:text-style-name="P7" draw:layer="layout" svg:width="0.469cm" svg:height="0.301cm" svg:x="12.732cm" svg:y="8.056cm" svg:viewBox="0 0 470 302" svg:d="M445 29c13 0 25 0 25-15 0-14-12-14-24-14h-422c-11 0-24 0-24 14 0 15 14 15 26 15zM446 302c12 0 24 0 24-14s-12-14-25-14h-419c-12 0-26 0-26 14s13 14 24 14zM446 165c12 0 24 0 24-13 0-14-12-14-24-14h-422c-11 0-24 0-24 14 0 13 13 13 24 13z">
            <text:p/>
          </draw:path>
          <draw:path draw:style-name="gr3" draw:text-style-name="P7" draw:layer="layout" svg:width="0.164cm" svg:height="0.703cm" svg:x="13.505cm" svg:y="7.8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79cm" svg:height="0.476cm" svg:x="13.726cm" svg:y="7.905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2 8 18 0 39 0 58 0s40-2 59-2 40 2 59 2c20 0 42 0 61 0 7 0 16 0 16-13 0-8-6-8-24-8-17 0-27 0-45-2-20-1-27-4-27-16 0 0 0-3 3-14z">
            <text:p/>
          </draw:path>
          <draw:path draw:style-name="gr3" draw:text-style-name="P7" draw:layer="layout" svg:width="0.625cm" svg:height="0.367cm" svg:x="14.452cm" svg:y="8.022cm" svg:viewBox="0 0 626 368" svg:d="M77 170c38-29 57-58 64-68 30-48 37-92 37-94 0-8-8-8-15-8-11 0-13 2-16 14-16 69-57 128-136 160-8 4-11 5-11 10s3 6 11 10c72 30 120 84 138 164 1 8 3 10 14 10 7 0 15 0 15-8 0-2-7-46-36-93-14-21-35-46-65-69h472c-40 31-58 60-64 68-32 49-37 94-37 94 0 8 8 8 13 8 13 0 13-2 16-13 16-70 57-129 137-161 8-4 12-5 12-10s-5-6-7-8c-30-11-117-46-142-165-3-9-3-11-16-11-5 0-13 0-13 8 0 2 6 46 35 94 15 21 35 45 66 68z">
            <text:p/>
          </draw:path>
          <draw:path draw:style-name="gr3" draw:text-style-name="P7" draw:layer="layout" svg:width="0.479cm" svg:height="0.476cm" svg:x="15.327cm" svg:y="7.905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  <draw:path draw:style-name="gr3" draw:text-style-name="P7" draw:layer="layout" svg:width="0.164cm" svg:height="0.703cm" svg:x="15.859cm" svg:y="7.8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625cm" svg:height="0.367cm" svg:x="16.327cm" svg:y="8.022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164cm" svg:height="0.703cm" svg:x="17.255cm" svg:y="7.8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5cm" svg:height="0.479cm" svg:x="17.486cm" svg:y="7.904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8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391cm" svg:height="0.436cm" svg:x="18.204cm" svg:y="7.961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5cm" svg:height="0.479cm" svg:x="18.817cm" svg:y="7.904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164cm" svg:height="0.703cm" svg:x="19.38cm" svg:y="7.8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98" draw:id="id298">
          <svg:title>TexMaths</svg:title>
          <svg:desc>20§display§ \equiv T \rightarrow F§svg§600§FALSE§</svg:desc>
          <draw:polygon draw:style-name="gr2" draw:text-style-name="P6" draw:layer="layout" svg:width="2.801cm" svg:height="0.415cm" svg:x="12.731cm" svg:y="9.09cm" svg:viewBox="0 0 2802 416" draw:points="1401,416 0,416 0,0 2802,0 2802,416">
            <text:p/>
          </draw:polygon>
          <draw:path draw:style-name="gr3" draw:text-style-name="P7" draw:layer="layout" svg:width="0.469cm" svg:height="0.301cm" svg:x="12.734cm" svg:y="9.207cm" svg:viewBox="0 0 470 302" svg:d="M445 29c12 0 25 0 25-15 0-14-13-14-24-14h-422c-11 0-24 0-24 14 0 15 14 15 26 15zM446 302c11 0 24 0 24-14 0-15-13-15-25-15h-419c-12 0-26 0-26 15 0 14 13 14 24 14zM446 165c11 0 24 0 24-13 0-15-13-15-24-15h-422c-11 0-24 0-24 15 0 13 13 13 24 13z">
            <text:p/>
          </draw:path>
          <draw:path draw:style-name="gr3" draw:text-style-name="P7" draw:layer="layout" svg:width="0.479cm" svg:height="0.475cm" svg:x="13.454cm" svg:y="9.057cm" svg:viewBox="0 0 480 476" svg:d="M285 50c5-20 6-24 16-26 6-2 29-2 45-2 70 0 102 2 102 58 0 10-3 38-7 56 0 3-1 11-1 13 0 4 1 9 8 9 8 0 9-5 11-16l19-123c0-1 2-9 2-11 0-8-8-8-19-8h-392c-16 0-18 0-23 14l-41 123c-2 2-5 12-5 13 0 5 3 8 8 8 8 0 8-3 13-14 38-109 56-122 160-122h27c21 0 21 2 21 8 0 5-3 13-3 15l-95 377c-6 26-8 34-83 34-26 0-30 0-30 12 0 8 8 8 12 8 18 0 39 0 58 0s40-1 59-1 40 1 59 1c20 0 42 0 61 0 7 0 16 0 16-12 0-8-6-8-24-8-17 0-27 0-45-2-20-2-27-5-27-16 0 0 0-3 3-14z">
            <text:p/>
          </draw:path>
          <draw:path draw:style-name="gr3" draw:text-style-name="P7" draw:layer="layout" svg:width="0.624cm" svg:height="0.367cm" svg:x="14.18cm" svg:y="9.173cm" svg:viewBox="0 0 625 368" svg:d="M549 198c-39 31-58 59-64 67-31 50-37 95-37 95 0 8 8 8 14 8 11 0 13-2 16-13 16-70 58-130 138-162 8-3 9-4 9-9s-4-7-4-8c-32-11-117-47-144-165-2-9-4-11-15-11-6 0-14 0-14 8 0 2 6 46 37 94 12 21 33 45 64 67h-523c-13 0-26 0-26 15 0 14 13 14 26 14z">
            <text:p/>
          </draw:path>
          <draw:path draw:style-name="gr3" draw:text-style-name="P7" draw:layer="layout" svg:width="0.5cm" svg:height="0.479cm" svg:x="15.066cm" svg:y="9.055cm" svg:viewBox="0 0 501 480" svg:d="M187 249h69c53 0 58 13 58 32 0 5 0 15-5 36-2 3-2 6-2 8 0 4 3 8 8 8 7 0 7-2 11-15l39-153c1-8 1-10 1-12 0-1-1-8-8-8-8 0-8 4-11 16-14 55-30 68-91 68h-64l46-179c5-26 7-28 37-28h93c88 0 104 23 104 77 0 16 0 19-2 38-1 10-1 12-1 13 0 3 1 8 8 8 8 0 8-3 9-17l15-122c1-19-2-19-20-19h-345c-14 0-21 0-21 14 0 8 7 8 19 8 26 0 47 0 47 13 0 2 0 3-3 16l-95 373c-6 28-8 33-64 33-11 0-19 0-19 13 0 10 8 10 11 10 19 0 72-4 93-4 22 0 82 4 104 4 6 0 16 0 16-15 0-5-5-6-5-6-1-2-3-2-19-2s-19 0-37-1c-21-2-22-5-22-15 0-1 0-5 1-16z">
            <text:p/>
          </draw:path>
        </draw:g>
        <draw:g xml:id="id299" draw:id="id299">
          <svg:title>TexMaths</svg:title>
          <svg:desc>20§display§ \equiv  F§svg§600§FALSE§</svg:desc>
          <draw:polygon draw:style-name="gr2" draw:text-style-name="P6" draw:layer="layout" svg:width="1.201cm" svg:height="0.409cm" svg:x="15.932cm" svg:y="9.091cm" svg:viewBox="0 0 1202 410" draw:points="600,410 0,410 0,0 1202,0 1202,410">
            <text:p/>
          </draw:polygon>
          <draw:path draw:style-name="gr3" draw:text-style-name="P7" draw:layer="layout" svg:width="0.47cm" svg:height="0.301cm" svg:x="15.935cm" svg:y="9.208cm" svg:viewBox="0 0 471 302" svg:d="M445 29c13 0 26 0 26-15 0-14-13-14-24-14h-423c-11 0-24 0-24 14 0 15 14 15 26 15zM447 302c11 0 24 0 24-14s-13-14-26-14h-419c-12 0-26 0-26 14s13 14 24 14zM447 165c11 0 24 0 24-13 0-14-13-14-24-14h-423c-11 0-24 0-24 14 0 13 13 13 24 13z">
            <text:p/>
          </draw:path>
          <draw:path draw:style-name="gr3" draw:text-style-name="P7" draw:layer="layout" svg:width="0.5cm" svg:height="0.479cm" svg:x="16.665cm" svg:y="9.056cm" svg:viewBox="0 0 501 480" svg:d="M187 250h69c53 0 58 12 58 32 0 4 0 14-5 35-2 3-2 6-2 8 0 5 4 8 8 8 7 0 7-2 12-15l38-153c2-8 2-10 2-11 0-2-2-8-8-8-8 0-8 3-12 16-14 54-30 67-91 67h-64l46-179c5-26 7-28 37-28h95c86 0 102 23 102 77 0 16 0 19-1 39-2 9-2 11-2 12 0 4 2 8 8 8 8 0 8-3 10-17l14-122c2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</draw:g>
        <draw:g xml:id="id300" draw:id="id300">
          <svg:title>TexMaths</svg:title>
          <svg:desc>22§display§\therefore \ \text {The truth value of }\  ( \sim \ r \leftrightarrow p ) \rightarrow ( \sim q \wedge s )  \text { is } F§svg§600§FALSE§</svg:desc>
          <draw:polygon draw:style-name="gr2" draw:text-style-name="P6" draw:layer="layout" svg:width="17.126cm" svg:height="0.696cm" svg:x="3.846cm" svg:y="10.093cm" svg:viewBox="0 0 17127 697" draw:points="8564,697 0,697 0,0 17127,0 17127,697">
            <text:p/>
          </draw:polygon>
          <draw:path draw:style-name="gr3" draw:text-style-name="P7" draw:layer="layout" svg:width="0.469cm" svg:height="0.418cm" svg:x="3.83cm" svg:y="10.276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02cm" svg:height="0.523cm" svg:x="4.823cm" svg:y="10.11cm" svg:viewBox="0 0 503 524" svg:d="M489 0h-475l-14 174h19c11-125 23-149 139-149 14 0 36 0 43 1 15 2 15 11 15 29v409c0 27 0 37-80 37h-30v23c31-2 110-2 146-2 35 0 116 0 148 2v-23h-32c-81 0-81-10-81-37v-409c0-16 0-27 14-29 7-1 28-1 44-1 116 0 128 24 139 149h19z">
            <text:p/>
          </draw:path>
          <draw:path draw:style-name="gr3" draw:text-style-name="P7" draw:layer="layout" svg:width="0.39cm" svg:height="0.537cm" svg:x="5.379cm" svg:y="10.09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5.805cm" svg:y="10.2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6.4cm" svg:y="10.15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61cm" svg:height="0.342cm" svg:x="6.708cm" svg:y="10.291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7.012cm" svg:y="10.291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2cm" svg:height="0.485cm" svg:x="7.433cm" svg:y="10.15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7.743cm" svg:y="10.098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79cm" svg:height="0.342cm" svg:x="8.42cm" svg:y="10.3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49cm" svg:height="0.356cm" svg:x="8.804cm" svg:y="10.288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173cm" svg:height="0.537cm" svg:x="9.182cm" svg:y="10.09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9cm" svg:height="0.351cm" svg:x="9.397cm" svg:y="10.291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cm" svg:height="0.356cm" svg:x="9.823cm" svg:y="10.2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10.425cm" svg:y="10.28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10.816cm" svg:y="10.089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18cm" svg:height="0.773cm" svg:x="11.618cm" svg:y="10.0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11.884cm" svg:y="10.3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6cm" svg:height="0.351cm" svg:x="12.938cm" svg:y="10.291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687cm" svg:height="0.404cm" svg:x="13.546cm" svg:y="10.239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9 104 15 22 38 49 72 73z">
            <text:p/>
          </draw:path>
          <draw:path draw:style-name="gr3" draw:text-style-name="P7" draw:layer="layout" svg:width="0.404cm" svg:height="0.492cm" svg:x="14.464cm" svg:y="10.29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8cm" svg:height="0.773cm" svg:x="14.922cm" svg:y="10.0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15.436cm" svg:y="10.239cm" svg:viewBox="0 0 688 405" svg:d="M604 218c-43 34-64 65-71 74-33 55-40 104-40 104 0 9 9 9 16 9 12 0 14-2 17-14 18-78 64-143 150-178 10-4 12-5 12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18cm" svg:height="0.773cm" svg:x="16.458cm" svg:y="10.05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16.726cm" svg:y="10.3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17.53cm" svg:y="10.291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18.087cm" svg:y="10.172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286cm" svg:height="0.351cm" svg:x="18.771cm" svg:y="10.291cm" svg:viewBox="0 0 287 352" svg:d="M264 53c-23 0-37 17-37 35 0 11 7 23 23 23 18 0 37-14 37-44 0-35-34-67-93-67-102 0-132 79-132 113 0 61 58 73 81 77 40 9 81 16 81 60 0 19-18 84-111 84-13 0-73 0-90-40 30 3 49-20 49-42 0-18-12-27-28-27-21 0-44 16-44 51 0 44 44 76 111 76 127 0 157-93 157-129 0-28-15-47-25-58-21-21-42-24-78-31-28-7-58-13-58-48 0-21 18-68 87-68 19 0 58 5 70 35z">
            <text:p/>
          </draw:path>
          <draw:path draw:style-name="gr3" draw:text-style-name="P7" draw:layer="layout" svg:width="0.18cm" svg:height="0.773cm" svg:x="19.137cm" svg:y="10.05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66cm" svg:height="0.518cm" svg:x="19.678cm" svg:y="10.1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9.892cm" svg:y="10.2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55cm" svg:height="0.527cm" svg:x="20.459cm" svg:y="10.109cm" svg:viewBox="0 0 551 528" svg:d="M206 274h76c58 0 63 14 63 36 0 5 0 15-5 38-2 4-2 7-2 9 0 5 3 9 9 9 7 0 7-2 12-16l42-169c2-9 2-10 2-12s-2-9-9-9-9 4-12 18c-16 59-34 74-100 74h-71l51-197c6-29 7-30 41-30h102c97 0 114 24 114 84 0 18 0 21-2 42-1 11-1 13-1 14 0 4 1 9 8 9 9 0 9-3 11-19l16-134c2-21-2-21-21-21h-380c-16 0-23 0-23 16 0 9 7 9 21 9 28 0 51 0 51 14 0 1 0 3-4 17l-103 410c-8 32-9 37-71 37-12 0-21 0-21 14 0 11 9 11 12 11 21 0 80-4 102-4 25 0 90 4 115 4 7 0 17 0 17-16 0-5-5-7-5-7-2-2-3-2-21-2s-21 0-40-2c-23-1-25-5-25-15 0-2 0-6 2-18z">
            <text:p/>
          </draw:path>
        </draw:g>
        <draw:g xml:id="id301" draw:id="id301">
          <svg:title>TexMaths</svg:title>
          <svg:desc>22§display§\text {(ii) } [\ \sim \ p \wedge ( \sim q \wedge r ) \ ] \rightarrow [\ ( q \ \vee \sim r ) \vee ( p \vee s ) \ ]§svg§600§FALSE§</svg:desc>
          <draw:polygon draw:style-name="gr2" draw:text-style-name="P6" draw:layer="layout" svg:width="15.774cm" svg:height="0.696cm" svg:x="3.431cm" svg:y="11.495cm" svg:viewBox="0 0 15775 697" draw:points="7889,697 0,697 0,0 15775,0 15775,697">
            <text:p/>
          </draw:polygon>
          <draw:path draw:style-name="gr3" draw:text-style-name="P7" draw:layer="layout" svg:width="0.18cm" svg:height="0.773cm" svg:x="3.468cm" svg:y="11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18cm" svg:y="11.5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933cm" svg:y="11.51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167cm" svg:y="11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4.772cm" svg:y="11.456cm" svg:viewBox="0 0 107 774" draw:points="107,774 107,744 32,744 32,32 107,32 107,0 0,0 0,774">
            <text:p/>
          </draw:polygon>
          <draw:path draw:style-name="gr3" draw:text-style-name="P7" draw:layer="layout" svg:width="0.516cm" svg:height="0.182cm" svg:x="5.196cm" svg:y="11.75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6.203cm" svg:y="11.693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6.831cm" svg:y="11.574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18cm" svg:height="0.773cm" svg:x="7.553cm" svg:y="11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7.819cm" svg:y="11.75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8.623cm" svg:y="11.693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9.179cm" svg:y="11.574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6cm" svg:height="0.351cm" svg:x="9.846cm" svg:y="11.69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18cm" svg:height="0.773cm" svg:x="10.239cm" svg:y="11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0.77cm" svg:y="11.456cm" svg:viewBox="0 0 107 774" draw:points="107,0 0,0 0,32 76,32 76,744 0,744 0,774 107,774">
            <text:p/>
          </draw:polygon>
          <draw:path draw:style-name="gr3" draw:text-style-name="P7" draw:layer="layout" svg:width="0.687cm" svg:height="0.404cm" svg:x="11.226cm" svg:y="11.641cm" svg:viewBox="0 0 688 405" svg:d="M604 218c-43 34-64 65-69 74-35 55-42 104-42 104 0 9 9 9 16 9 12 0 14-2 17-14 18-78 64-143 152-178 8-4 10-5 10-11 0-5-5-7-5-8-35-13-129-52-159-182-1-10-3-12-15-12-7 0-16 0-16 9 0 2 7 51 40 104 14 22 37 49 71 73h-576c-14 0-28 0-28 16s14 16 28 16z">
            <text:p/>
          </draw:path>
          <draw:polygon draw:style-name="gr3" draw:text-style-name="P7" draw:layer="layout" svg:width="0.106cm" svg:height="0.773cm" svg:x="12.263cm" svg:y="11.456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2.721cm" svg:y="11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12.976cm" svg:y="11.693cm" svg:viewBox="0 0 320 493" svg:d="M320 9c0-4-1-9-7-9-9 0-40 32-53 55-17-43-47-55-73-55-92 0-187 114-187 227 0 76 46 125 102 125 34 0 65-20 92-48-7 28-32 132-34 139-7 23-14 25-56 27-11 0-18 0-18 16 0 0 0 7 9 7 26 0 53-2 79-2 27 0 53 2 79 2 4 0 15 0 15-15 0-8-8-8-20-8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13.618cm" svg:y="11.574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516cm" svg:height="0.182cm" svg:x="14.347cm" svg:y="11.752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6cm" svg:height="0.351cm" svg:x="15.144cm" svg:y="11.69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18cm" svg:height="0.773cm" svg:x="15.535cm" svg:y="11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16.007cm" svg:y="11.574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18cm" svg:height="0.773cm" svg:x="16.728cm" svg:y="11.45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6.927cm" svg:y="11.693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7.555cm" svg:y="11.574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286cm" svg:height="0.351cm" svg:x="18.24cm" svg:y="11.693cm" svg:viewBox="0 0 287 352" svg:d="M264 53c-23 0-37 17-37 35 0 11 7 23 23 23 18 0 37-14 37-44 0-35-34-67-93-67-102 0-132 79-132 113 0 61 58 73 81 77 40 9 81 16 81 60 0 19-18 84-111 84-13 0-73 0-90-40 30 3 49-20 49-42 0-18-12-27-28-27-21 0-44 16-44 51 0 44 44 76 111 76 127 0 157-93 157-129 0-28-15-47-25-58-21-21-42-24-78-31-28-7-58-13-58-48 0-21 18-68 87-68 19 0 58 5 70 35z">
            <text:p/>
          </draw:path>
          <draw:path draw:style-name="gr3" draw:text-style-name="P7" draw:layer="layout" svg:width="0.18cm" svg:height="0.773cm" svg:x="18.606cm" svg:y="11.45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9.138cm" svg:y="11.456cm" svg:viewBox="0 0 107 774" draw:points="107,0 0,0 0,32 76,32 76,744 0,744 0,774 107,774">
            <text:p/>
          </draw:polygon>
        </draw:g>
        <draw:g xml:id="id302" draw:id="id302">
          <svg:title>TexMaths</svg:title>
          <svg:desc>20§display§\equiv [\ \sim \ T \wedge ( \sim T \wedge F ) \ ] \rightarrow [\ ( T \ \vee \sim F ) \vee ( T \vee F ) \ ]§svg§600§FALSE§</svg:desc>
          <draw:polygon draw:style-name="gr2" draw:text-style-name="P6" draw:layer="layout" svg:width="15.206cm" svg:height="0.633cm" svg:x="4.932cm" svg:y="12.793cm" svg:viewBox="0 0 15207 634" draw:points="7603,634 0,634 0,0 15207,0 15207,634">
            <text:p/>
          </draw:polygon>
          <draw:path draw:style-name="gr3" draw:text-style-name="P7" draw:layer="layout" svg:width="0.469cm" svg:height="0.301cm" svg:x="4.935cm" svg:y="12.96cm" svg:viewBox="0 0 470 302" svg:d="M445 29c13 0 25 0 25-15 0-14-12-14-24-14h-422c-11 0-24 0-24 14 0 15 14 15 26 15zM446 302c12 0 24 0 24-14s-12-14-25-14h-419c-12 0-26 0-26 14s13 14 24 14zM446 165c12 0 24 0 24-13 0-14-12-14-24-14h-422c-11 0-24 0-24 14 0 13 13 13 24 13z">
            <text:p/>
          </draw:path>
          <draw:polygon draw:style-name="gr3" draw:text-style-name="P7" draw:layer="layout" svg:width="0.097cm" svg:height="0.703cm" svg:x="5.722cm" svg:y="12.758cm" svg:viewBox="0 0 98 704" draw:points="98,704 98,677 29,677 29,29 98,29 98,0 0,0 0,704">
            <text:p/>
          </draw:polygon>
          <draw:path draw:style-name="gr3" draw:text-style-name="P7" draw:layer="layout" svg:width="0.469cm" svg:height="0.165cm" svg:x="6.106cm" svg:y="13.027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479cm" svg:height="0.476cm" svg:x="7.062cm" svg:y="12.809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  <draw:path draw:style-name="gr3" draw:text-style-name="P7" draw:layer="layout" svg:width="0.391cm" svg:height="0.436cm" svg:x="7.748cm" svg:y="12.865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164cm" svg:height="0.703cm" svg:x="8.404cm" svg:y="12.75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69cm" svg:height="0.165cm" svg:x="8.646cm" svg:y="13.027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479cm" svg:height="0.476cm" svg:x="9.366cm" svg:y="12.809cm" svg:viewBox="0 0 480 477" svg:d="M285 50c5-20 8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2 8 18 0 39 0 58 0s40-2 59-2c21 0 40 2 59 2 20 0 42 0 61 0 7 0 16 0 16-13 0-8-6-8-24-8-17 0-27 0-45-2-20-1-27-4-27-16 0 0 0-3 3-14z">
            <text:p/>
          </draw:path>
          <draw:path draw:style-name="gr3" draw:text-style-name="P7" draw:layer="layout" svg:width="0.391cm" svg:height="0.436cm" svg:x="10.052cm" svg:y="12.865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5cm" svg:height="0.479cm" svg:x="10.665cm" svg:y="12.808cm" svg:viewBox="0 0 501 480" svg:d="M187 250h69c53 0 58 12 58 32 0 4 0 14-5 35-2 3-2 6-2 8 0 5 3 8 8 8 7 0 7-2 11-15l39-153c1-8 1-10 1-11 0-2-1-8-8-8-8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164cm" svg:height="0.703cm" svg:x="11.228cm" svg:y="12.75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11.711cm" svg:y="12.758cm" svg:viewBox="0 0 98 704" draw:points="98,0 0,0 0,29 69,29 69,677 0,677 0,704 98,704">
            <text:p/>
          </draw:polygon>
          <draw:path draw:style-name="gr3" draw:text-style-name="P7" draw:layer="layout" svg:width="0.625cm" svg:height="0.367cm" svg:x="12.126cm" svg:y="12.926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olygon draw:style-name="gr3" draw:text-style-name="P7" draw:layer="layout" svg:width="0.097cm" svg:height="0.703cm" svg:x="13.068cm" svg:y="12.758cm" svg:viewBox="0 0 98 704" draw:points="98,704 98,677 29,677 29,29 98,29 98,0 0,0 0,704">
            <text:p/>
          </draw:polygon>
          <draw:path draw:style-name="gr3" draw:text-style-name="P7" draw:layer="layout" svg:width="0.164cm" svg:height="0.703cm" svg:x="13.484cm" svg:y="12.75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79cm" svg:height="0.476cm" svg:x="13.705cm" svg:y="12.809cm" svg:viewBox="0 0 480 477" svg:d="M285 50c5-20 8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2 8 18 0 39 0 58 0s40-2 59-2c21 0 40 2 59 2 20 0 42 0 61 0 7 0 16 0 16-13 0-8-6-8-24-8-17 0-27 0-45-2-20-1-27-4-27-16 0 0 0-3 3-14z">
            <text:p/>
          </draw:path>
          <draw:path draw:style-name="gr3" draw:text-style-name="P7" draw:layer="layout" svg:width="0.391cm" svg:height="0.436cm" svg:x="14.47cm" svg:y="12.865cm" svg:viewBox="0 0 392 437" svg:d="M387 29c5-10 5-11 5-15 0-8-6-14-14-14-7 0-12 5-16 16l-165 373-167-375c-6-12-11-14-16-14-8 0-14 6-14 14 0 2 0 4 5 12l174 396c7 13 11 15 18 15 8 0 11-5 14-15z">
            <text:p/>
          </draw:path>
          <draw:path draw:style-name="gr3" draw:text-style-name="P7" draw:layer="layout" svg:width="0.469cm" svg:height="0.165cm" svg:x="15.134cm" svg:y="13.027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5cm" svg:height="0.479cm" svg:x="15.863cm" svg:y="12.808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164cm" svg:height="0.703cm" svg:x="16.427cm" svg:y="12.75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91cm" svg:height="0.436cm" svg:x="16.854cm" svg:y="12.865cm" svg:viewBox="0 0 392 437" svg:d="M387 29c5-10 5-11 5-15 0-8-6-14-14-14-7 0-12 5-16 16l-165 373-167-375c-6-12-11-14-16-14-8 0-14 6-14 14 0 2 0 4 5 12l176 396c5 13 9 15 16 15 8 0 11-5 14-15z">
            <text:p/>
          </draw:path>
          <draw:path draw:style-name="gr3" draw:text-style-name="P7" draw:layer="layout" svg:width="0.164cm" svg:height="0.703cm" svg:x="17.51cm" svg:y="12.75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79cm" svg:height="0.476cm" svg:x="17.731cm" svg:y="12.809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  <draw:path draw:style-name="gr3" draw:text-style-name="P7" draw:layer="layout" svg:width="0.391cm" svg:height="0.436cm" svg:x="18.417cm" svg:y="12.865cm" svg:viewBox="0 0 392 437" svg:d="M387 29c5-10 5-11 5-15 0-8-6-14-14-14-7 0-12 5-16 16l-165 373-167-375c-6-12-11-14-16-14-8 0-14 6-14 14 0 2 0 4 5 12l174 396c7 13 11 15 18 15 8 0 11-5 14-15z">
            <text:p/>
          </draw:path>
          <draw:path draw:style-name="gr3" draw:text-style-name="P7" draw:layer="layout" svg:width="0.5cm" svg:height="0.479cm" svg:x="19.03cm" svg:y="12.808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8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164cm" svg:height="0.703cm" svg:x="19.593cm" svg:y="12.75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20.076cm" svg:y="12.758cm" svg:viewBox="0 0 98 704" draw:points="98,0 0,0 0,29 69,29 69,677 0,677 0,704 98,704">
            <text:p/>
          </draw:polygon>
        </draw:g>
        <draw:g xml:id="id303" draw:id="id303">
          <svg:title>TexMaths</svg:title>
          <svg:desc>20§display§\equiv [\ F \wedge ( F \wedge F ) \ ] \rightarrow [\ ( T \ \vee T ) \vee T \ ]§svg§600§FALSE§</svg:desc>
          <draw:polygon draw:style-name="gr2" draw:text-style-name="P6" draw:layer="layout" svg:width="11.026cm" svg:height="0.633cm" svg:x="4.932cm" svg:y="14.093cm" svg:viewBox="0 0 11027 634" draw:points="5513,634 0,634 0,0 11027,0 11027,634">
            <text:p/>
          </draw:polygon>
          <draw:path draw:style-name="gr3" draw:text-style-name="P7" draw:layer="layout" svg:width="0.469cm" svg:height="0.301cm" svg:x="4.935cm" svg:y="14.26cm" svg:viewBox="0 0 470 302" svg:d="M445 29c13 0 25 0 25-15 0-14-12-14-24-14h-422c-11 0-24 0-24 14 0 15 14 15 26 15zM446 302c12 0 24 0 24-14s-12-14-25-14h-419c-12 0-26 0-26 14s13 14 24 14zM446 165c12 0 24 0 24-13 0-14-12-14-24-14h-422c-11 0-24 0-24 14 0 13 13 13 24 13z">
            <text:p/>
          </draw:path>
          <draw:polygon draw:style-name="gr3" draw:text-style-name="P7" draw:layer="layout" svg:width="0.097cm" svg:height="0.703cm" svg:x="5.722cm" svg:y="14.058cm" svg:viewBox="0 0 98 704" draw:points="98,704 98,677 29,677 29,29 98,29 98,0 0,0 0,704">
            <text:p/>
          </draw:polygon>
          <draw:path draw:style-name="gr3" draw:text-style-name="P7" draw:layer="layout" svg:width="0.5cm" svg:height="0.479cm" svg:x="6.095cm" svg:y="14.108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391cm" svg:height="0.436cm" svg:x="6.814cm" svg:y="14.165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164cm" svg:height="0.703cm" svg:x="7.468cm" svg:y="14.05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5cm" svg:height="0.479cm" svg:x="7.698cm" svg:y="14.108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8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391cm" svg:height="0.436cm" svg:x="8.417cm" svg:y="14.165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5cm" svg:height="0.479cm" svg:x="9.029cm" svg:y="14.108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8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164cm" svg:height="0.703cm" svg:x="9.593cm" svg:y="14.05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10.076cm" svg:y="14.058cm" svg:viewBox="0 0 98 704" draw:points="98,0 0,0 0,29 69,29 69,677 0,677 0,704 98,704">
            <text:p/>
          </draw:polygon>
          <draw:path draw:style-name="gr3" draw:text-style-name="P7" draw:layer="layout" svg:width="0.625cm" svg:height="0.367cm" svg:x="10.489cm" svg:y="14.226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olygon draw:style-name="gr3" draw:text-style-name="P7" draw:layer="layout" svg:width="0.097cm" svg:height="0.703cm" svg:x="11.431cm" svg:y="14.058cm" svg:viewBox="0 0 98 704" draw:points="98,704 98,677 29,677 29,29 98,29 98,0 0,0 0,704">
            <text:p/>
          </draw:polygon>
          <draw:path draw:style-name="gr3" draw:text-style-name="P7" draw:layer="layout" svg:width="0.164cm" svg:height="0.703cm" svg:x="11.849cm" svg:y="14.05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79cm" svg:height="0.476cm" svg:x="12.069cm" svg:y="14.109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  <draw:path draw:style-name="gr3" draw:text-style-name="P7" draw:layer="layout" svg:width="0.391cm" svg:height="0.436cm" svg:x="12.989cm" svg:y="14.165cm" svg:viewBox="0 0 392 437" svg:d="M387 29c5-10 5-11 5-15 0-8-6-14-14-14-7 0-12 5-16 16l-165 373-167-375c-6-12-11-14-16-14-8 0-14 6-14 14 0 2 0 4 5 12l174 396c7 13 11 15 18 15 8 0 11-5 14-15z">
            <text:p/>
          </draw:path>
          <draw:path draw:style-name="gr3" draw:text-style-name="P7" draw:layer="layout" svg:width="0.479cm" svg:height="0.476cm" svg:x="13.592cm" svg:y="14.109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  <draw:path draw:style-name="gr3" draw:text-style-name="P7" draw:layer="layout" svg:width="0.164cm" svg:height="0.703cm" svg:x="14.124cm" svg:y="14.05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91cm" svg:height="0.436cm" svg:x="14.552cm" svg:y="14.165cm" svg:viewBox="0 0 392 437" svg:d="M387 29c5-10 5-11 5-15 0-8-6-14-14-14-7 0-12 5-16 16l-165 373-167-375c-6-12-11-14-16-14-8 0-14 6-14 14 0 2 0 4 5 12l176 396c5 13 9 15 16 15 8 0 11-5 14-15z">
            <text:p/>
          </draw:path>
          <draw:path draw:style-name="gr3" draw:text-style-name="P7" draw:layer="layout" svg:width="0.479cm" svg:height="0.476cm" svg:x="15.156cm" svg:y="14.109cm" svg:viewBox="0 0 480 477" svg:d="M285 50c5-20 8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2 8 18 0 39 0 58 0s40-2 59-2 40 2 59 2c20 0 42 0 61 0 7 0 16 0 16-13 0-8-6-8-24-8-17 0-27 0-45-2-20-1-27-4-27-16 0 0 0-3 3-14z">
            <text:p/>
          </draw:path>
          <draw:polygon draw:style-name="gr3" draw:text-style-name="P7" draw:layer="layout" svg:width="0.097cm" svg:height="0.703cm" svg:x="15.896cm" svg:y="14.058cm" svg:viewBox="0 0 98 704" draw:points="98,0 0,0 0,29 69,29 69,677 0,677 0,704 98,70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9" smil:attributeName="visibility" smil:to="visible"/>
                  <anim:animate smil:dur="0.5s" smil:fill="hold" smil:targetElement="id289" smil:attributeName="width" smil:values="width*0.05;width" smil:keyTimes="0;1"/>
                  <anim:animate smil:dur="0.5s" smil:fill="hold" smil:targetElement="id289" smil:attributeName="height" smil:values="height;height" smil:keyTimes="0;1"/>
                  <anim:animate smil:dur="0.5s" smil:fill="hold" smil:targetElement="id289" smil:attributeName="x" smil:values="x-.2;x" smil:keyTimes="0;1"/>
                  <anim:animate smil:dur="0.5s" smil:fill="hold" smil:targetElement="id289" smil:attributeName="y" smil:values="y;y" smil:keyTimes="0;1"/>
                  <anim:transitionFilter smil:dur="0.5s" smil:targetElement="id28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0" smil:attributeName="visibility" smil:to="visible"/>
                  <anim:animate smil:dur="0.5s" smil:fill="hold" smil:targetElement="id290" smil:attributeName="width" smil:values="width*0.05;width" smil:keyTimes="0;1"/>
                  <anim:animate smil:dur="0.5s" smil:fill="hold" smil:targetElement="id290" smil:attributeName="height" smil:values="height;height" smil:keyTimes="0;1"/>
                  <anim:animate smil:dur="0.5s" smil:fill="hold" smil:targetElement="id290" smil:attributeName="x" smil:values="x-.2;x" smil:keyTimes="0;1"/>
                  <anim:animate smil:dur="0.5s" smil:fill="hold" smil:targetElement="id290" smil:attributeName="y" smil:values="y;y" smil:keyTimes="0;1"/>
                  <anim:transitionFilter smil:dur="0.5s" smil:targetElement="id29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1" smil:attributeName="visibility" smil:to="visible"/>
                  <anim:animate smil:dur="0.5s" smil:fill="hold" smil:targetElement="id291" smil:attributeName="width" smil:values="width*0.05;width" smil:keyTimes="0;1"/>
                  <anim:animate smil:dur="0.5s" smil:fill="hold" smil:targetElement="id291" smil:attributeName="height" smil:values="height;height" smil:keyTimes="0;1"/>
                  <anim:animate smil:dur="0.5s" smil:fill="hold" smil:targetElement="id291" smil:attributeName="x" smil:values="x-.2;x" smil:keyTimes="0;1"/>
                  <anim:animate smil:dur="0.5s" smil:fill="hold" smil:targetElement="id291" smil:attributeName="y" smil:values="y;y" smil:keyTimes="0;1"/>
                  <anim:transitionFilter smil:dur="0.5s" smil:targetElement="id2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4" anim:sub-item="text" smil:attributeName="visibility" smil:to="visible"/>
                  <anim:animate smil:dur="0.5s" smil:fill="hold" smil:targetElement="id294" anim:sub-item="text" smil:attributeName="width" smil:values="width*0.05;width" smil:keyTimes="0;1"/>
                  <anim:animate smil:dur="0.5s" smil:fill="hold" smil:targetElement="id294" anim:sub-item="text" smil:attributeName="height" smil:values="height;height" smil:keyTimes="0;1"/>
                  <anim:animate smil:dur="0.5s" smil:fill="hold" smil:targetElement="id294" anim:sub-item="text" smil:attributeName="x" smil:values="x-.2;x" smil:keyTimes="0;1"/>
                  <anim:animate smil:dur="0.5s" smil:fill="hold" smil:targetElement="id294" anim:sub-item="text" smil:attributeName="y" smil:values="y;y" smil:keyTimes="0;1"/>
                  <anim:transitionFilter smil:dur="0.5s" smil:targetElement="id2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10" draw:text-style-name="P5" draw:layer="layout" svg:width="26.4cm" svg:height="14.979cm" svg:x="0.8cm" svg:y="0.4cm" presentation:class="subtitle" presentation:user-transformed="true">
          <draw:text-box>
            <text:p text:style-name="P4"><text:span text:style-name="T7"><text:s text:c="14"/></text:span></text:p>
            <text:p text:style-name="P4"><text:span text:style-name="T8"/></text:p>
            <text:p text:style-name="P4"><text:span text:style-name="T7"><text:s text:c="41"/></text:span></text:p>
            <text:p text:style-name="P4"><text:span text:style-name="T9"><text:tab/></text:span></text:p>
            <text:p text:style-name="P4"><text:span text:style-name="T9"/></text:p>
            <text:p text:style-name="P4"><text:span text:style-name="T25"><text:s text:c="25"/></text:span></text:p>
            <text:p text:style-name="P4"><text:span text:style-name="T17"><text:s text:c="9"/></text:span></text:p>
            <text:p text:style-name="P4"><text:span text:style-name="T9"><text:tab/></text:span></text:p>
            <text:p text:style-name="P4"><text:span text:style-name="T16"/></text:p>
            <text:p text:style-name="P4"><text:span text:style-name="T16"/></text:p>
            <text:p text:style-name="P4"><text:span text:style-name="T16"/></text:p>
            <text:p text:style-name="P4"><text:span text:style-name="T20"><text:s text:c="39"/></text:span></text:p>
            <text:p xml:id="id314" text:id="id314" text:style-name="P4"><text:span text:style-name="T16"><text:tab/></text:span><text:span text:style-name="T16">Solutions : </text:span></text:p>
          </draw:text-box>
        </draw:frame>
        <draw:g xml:id="id304" draw:id="id304">
          <svg:title>TexMaths</svg:title>
          <svg:desc>20§display§\equiv [\ F \wedge F \ ] \rightarrow [\ T \vee T \ ]§svg§600§FALSE§</svg:desc>
          <draw:polygon draw:style-name="gr2" draw:text-style-name="P6" draw:layer="layout" svg:width="7.079cm" svg:height="0.633cm" svg:x="4.933cm" svg:y="0.893cm" svg:viewBox="0 0 7080 634" draw:points="3539,634 0,634 0,0 7080,0 7080,634">
            <text:p/>
          </draw:polygon>
          <draw:path draw:style-name="gr3" draw:text-style-name="P7" draw:layer="layout" svg:width="0.469cm" svg:height="0.301cm" svg:x="4.936cm" svg:y="1.06cm" svg:viewBox="0 0 470 302" svg:d="M445 29c13 0 25 0 25-15 0-14-12-14-24-14h-422c-11 0-24 0-24 14 0 15 14 15 26 15zM446 302c12 0 24 0 24-14s-12-14-25-14h-419c-12 0-26 0-26 14s13 14 24 14zM446 165c12 0 24 0 24-13 0-14-12-14-24-14h-422c-11 0-24 0-24 14 0 13 13 13 24 13z">
            <text:p/>
          </draw:path>
          <draw:polygon draw:style-name="gr3" draw:text-style-name="P7" draw:layer="layout" svg:width="0.097cm" svg:height="0.703cm" svg:x="5.723cm" svg:y="0.858cm" svg:viewBox="0 0 98 704" draw:points="98,704 98,677 29,677 29,29 98,29 98,0 0,0 0,704">
            <text:p/>
          </draw:polygon>
          <draw:path draw:style-name="gr3" draw:text-style-name="P7" draw:layer="layout" svg:width="0.5cm" svg:height="0.479cm" svg:x="6.096cm" svg:y="0.908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3" draw:text-style-name="P7" draw:layer="layout" svg:width="0.391cm" svg:height="0.436cm" svg:x="6.815cm" svg:y="0.965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5cm" svg:height="0.479cm" svg:x="7.428cm" svg:y="0.908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8 0 47 0 47 13 0 2 0 3-3 16l-95 373c-6 29-8 34-64 34-11 0-19 0-19 12 0 10 8 10 11 10 19 0 72-3 93-3 22 0 82 3 104 3 6 0 16 0 16-14 0-5-5-7-5-7-1-1-3-1-19-1s-19 0-37-2c-21-2-22-5-22-14 0-2 0-5 1-16z">
            <text:p/>
          </draw:path>
          <draw:polygon draw:style-name="gr3" draw:text-style-name="P7" draw:layer="layout" svg:width="0.097cm" svg:height="0.703cm" svg:x="8.2cm" svg:y="0.858cm" svg:viewBox="0 0 98 704" draw:points="98,0 0,0 0,29 69,29 69,677 0,677 0,704 98,704">
            <text:p/>
          </draw:polygon>
          <draw:path draw:style-name="gr3" draw:text-style-name="P7" draw:layer="layout" svg:width="0.625cm" svg:height="0.367cm" svg:x="8.613cm" svg:y="1.026cm" svg:viewBox="0 0 626 368" svg:d="M549 198c-39 31-58 60-63 68-32 49-38 94-38 94 0 8 8 8 14 8 12 0 13-2 16-13 16-70 58-129 138-161 8-4 10-5 10-10s-5-6-5-8c-32-11-117-46-144-165-2-9-3-11-15-11-6 0-14 0-14 8 0 2 6 46 37 94 13 21 33 45 64 68h-523c-13 0-26 0-26 14s13 14 26 14z">
            <text:p/>
          </draw:path>
          <draw:polygon draw:style-name="gr3" draw:text-style-name="P7" draw:layer="layout" svg:width="0.097cm" svg:height="0.703cm" svg:x="9.556cm" svg:y="0.858cm" svg:viewBox="0 0 98 704" draw:points="98,704 98,677 29,677 29,29 98,29 98,0 0,0 0,704">
            <text:p/>
          </draw:polygon>
          <draw:path draw:style-name="gr3" draw:text-style-name="P7" draw:layer="layout" svg:width="0.479cm" svg:height="0.476cm" svg:x="9.919cm" svg:y="0.909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  <draw:path draw:style-name="gr3" draw:text-style-name="P7" draw:layer="layout" svg:width="0.391cm" svg:height="0.436cm" svg:x="10.605cm" svg:y="0.965cm" svg:viewBox="0 0 392 437" svg:d="M387 29c5-10 5-11 5-15 0-8-6-14-14-14-7 0-12 5-16 16l-165 373-167-375c-6-12-11-14-16-14-8 0-14 6-14 14 0 2 0 4 5 12l176 396c5 13 9 15 16 15 8 0 11-5 14-15z">
            <text:p/>
          </draw:path>
          <draw:path draw:style-name="gr3" draw:text-style-name="P7" draw:layer="layout" svg:width="0.479cm" svg:height="0.476cm" svg:x="11.209cm" svg:y="0.909cm" svg:viewBox="0 0 480 477" svg:d="M285 50c5-20 6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  <draw:polygon draw:style-name="gr3" draw:text-style-name="P7" draw:layer="layout" svg:width="0.097cm" svg:height="0.703cm" svg:x="11.949cm" svg:y="0.858cm" svg:viewBox="0 0 98 704" draw:points="98,0 0,0 0,29 69,29 69,677 0,677 0,704 98,704">
            <text:p/>
          </draw:polygon>
        </draw:g>
        <draw:g xml:id="id305" draw:id="id305">
          <svg:title>TexMaths</svg:title>
          <svg:desc>20§display§\equiv  F  \rightarrow  T§svg§600§FALSE§</svg:desc>
          <draw:polygon draw:style-name="gr2" draw:text-style-name="P6" draw:layer="layout" svg:width="2.81cm" svg:height="0.415cm" svg:x="4.934cm" svg:y="2.093cm" svg:viewBox="0 0 2811 416" draw:points="1405,416 0,416 0,0 2811,0 2811,416">
            <text:p/>
          </draw:polygon>
          <draw:path draw:style-name="gr3" draw:text-style-name="P7" draw:layer="layout" svg:width="0.469cm" svg:height="0.301cm" svg:x="4.937cm" svg:y="2.21cm" svg:viewBox="0 0 470 302" svg:d="M445 29c13 0 25 0 25-15 0-14-12-14-24-14h-422c-11 0-24 0-24 14 0 15 14 15 26 15zM446 302c12 0 24 0 24-14 0-15-12-15-25-15h-419c-12 0-26 0-26 15 0 14 13 14 24 14zM446 165c12 0 24 0 24-13 0-15-12-15-24-15h-422c-11 0-24 0-24 15 0 13 13 13 24 13z">
            <text:p/>
          </draw:path>
          <draw:path draw:style-name="gr3" draw:text-style-name="P7" draw:layer="layout" svg:width="0.5cm" svg:height="0.479cm" svg:x="5.667cm" svg:y="2.058cm" svg:viewBox="0 0 501 480" svg:d="M187 249h69c53 0 58 13 58 32 0 5 0 15-5 36-2 3-2 6-2 8 0 4 3 8 8 8 7 0 7-2 11-15l39-153c1-8 1-10 1-12 0-1-1-8-8-8-8 0-8 4-11 16-14 55-30 68-91 68h-64l46-179c5-26 7-28 37-28h95c86 0 102 23 102 77 0 16 0 19-2 38-1 10-1 12-1 13 0 3 1 8 8 8 8 0 8-3 9-17l15-122c1-19-2-19-19-19h-346c-14 0-21 0-21 14 0 8 7 8 19 8 26 0 47 0 47 13 0 2 0 3-3 16l-95 373c-6 28-8 33-64 33-11 0-19 0-19 13 0 10 8 10 11 10 19 0 72-4 93-4 22 0 82 4 104 4 6 0 16 0 16-15 0-5-5-6-5-6-1-2-3-2-19-2s-19 0-37-1c-21-2-22-5-22-15 0-1 0-5 1-16z">
            <text:p/>
          </draw:path>
          <draw:path draw:style-name="gr3" draw:text-style-name="P7" draw:layer="layout" svg:width="0.625cm" svg:height="0.367cm" svg:x="6.423cm" svg:y="2.176cm" svg:viewBox="0 0 626 368" svg:d="M549 198c-39 31-58 59-64 67-31 50-37 95-37 95 0 8 8 8 14 8 12 0 13-2 16-13 16-70 58-130 138-162 8-3 10-4 10-9s-5-7-5-8c-32-11-117-47-144-165-2-9-3-11-15-11-6 0-14 0-14 8 0 2 6 46 37 94 13 21 33 45 64 67h-523c-13 0-26 0-26 15 0 14 13 14 26 14z">
            <text:p/>
          </draw:path>
          <draw:path draw:style-name="gr3" draw:text-style-name="P7" draw:layer="layout" svg:width="0.479cm" svg:height="0.475cm" svg:x="7.3cm" svg:y="2.06cm" svg:viewBox="0 0 480 476" svg:d="M285 50c5-20 8-24 16-26 6-2 29-2 45-2 70 0 102 2 102 58 0 10-3 38-6 56 0 3-2 11-2 13 0 4 2 9 8 9 8 0 10-5 11-16l19-123c0-1 2-9 2-11 0-8-8-8-19-8h-392c-16 0-18 0-23 14l-41 123c-2 2-5 12-5 13 0 5 3 8 8 8 8 0 8-3 13-14 38-109 56-122 160-122h27c21 0 21 2 21 8 0 5-3 13-3 15l-95 377c-6 26-8 34-83 34-26 0-30 0-30 12 0 8 8 8 12 8 18 0 39 0 58 0s40-1 59-1 40 1 59 1c20 0 42 0 61 0 7 0 16 0 16-12 0-8-6-8-24-8-17 0-27 0-45-2-20-2-27-5-27-16 0 0 0-3 3-14z">
            <text:p/>
          </draw:path>
        </draw:g>
        <draw:g xml:id="id306" draw:id="id306">
          <svg:title>TexMaths</svg:title>
          <svg:desc>20§display§\equiv  T§svg§600§FALSE§</svg:desc>
          <draw:polygon draw:style-name="gr2" draw:text-style-name="P6" draw:layer="layout" svg:width="1.168cm" svg:height="0.405cm" svg:x="8.234cm" svg:y="2.093cm" svg:viewBox="0 0 1169 406" draw:points="584,406 0,406 0,0 1169,0 1169,406">
            <text:p/>
          </draw:polygon>
          <draw:path draw:style-name="gr3" draw:text-style-name="P7" draw:layer="layout" svg:width="0.47cm" svg:height="0.301cm" svg:x="8.237cm" svg:y="2.208cm" svg:viewBox="0 0 471 302" svg:d="M445 29c13 0 26 0 26-15 0-14-13-14-24-14h-423c-11 0-24 0-24 14 0 15 14 15 26 15zM447 302c11 0 24 0 24-14 0-15-13-15-26-15h-419c-12 0-26 0-26 15 0 14 13 14 24 14zM447 165c11 0 24 0 24-13 0-15-13-15-24-15h-423c-11 0-24 0-24 15 0 13 13 13 24 13z">
            <text:p/>
          </draw:path>
          <draw:path draw:style-name="gr3" draw:text-style-name="P7" draw:layer="layout" svg:width="0.479cm" svg:height="0.475cm" svg:x="8.958cm" svg:y="2.058cm" svg:viewBox="0 0 480 476" svg:d="M285 50c5-20 6-24 16-26 6-2 29-2 45-2 70 0 102 2 102 58 0 9-3 38-6 56 0 3-2 11-2 13 0 4 2 9 8 9 8 0 10-5 12-16l19-123c0-1 1-9 1-11 0-8-8-8-19-8h-392c-16 0-18 0-23 14l-41 123c-2 2-5 12-5 13 0 5 3 8 8 8 8 0 8-3 13-14 38-109 56-122 160-122h27c21 0 21 2 21 8 0 5-3 13-3 15l-95 377c-6 25-8 33-83 33-26 0-30 0-30 13 0 8 8 8 12 8 18 0 39 0 58 0s40-2 59-2c20 0 40 2 60 2 19 0 41 0 60 0 7 0 16 0 16-13 0-8-6-8-24-8-17 0-27 0-44-1-21-2-28-5-28-16 0 0 0-4 4-15z">
            <text:p/>
          </draw:path>
        </draw:g>
        <draw:g xml:id="id307" draw:id="id307">
          <svg:title>TexMaths</svg:title>
          <svg:desc>20§display§\therefore \ \text {The truth value of }\  [\ \sim \ p \wedge ( \sim q \wedge r ) \ ] \rightarrow [\ ( q \ \vee \sim r ) \vee ( p \vee s ) \ ]  \text { is } T§svg§600§FALSE§</svg:desc>
          <draw:polygon draw:style-name="gr2" draw:text-style-name="P6" draw:layer="layout" svg:width="21.72cm" svg:height="0.633cm" svg:x="3.845cm" svg:y="3.189cm" svg:viewBox="0 0 21721 634" draw:points="10861,634 0,634 0,0 21721,0 21721,634">
            <text:p/>
          </draw:polygon>
          <draw:path draw:style-name="gr3" draw:text-style-name="P7" draw:layer="layout" svg:width="0.426cm" svg:height="0.38cm" svg:x="3.831cm" svg:y="3.356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ath draw:style-name="gr3" draw:text-style-name="P7" draw:layer="layout" svg:width="0.457cm" svg:height="0.476cm" svg:x="4.733cm" svg:y="3.205cm" svg:viewBox="0 0 458 477" svg:d="M445 0h-432l-13 158h18c9-113 20-136 126-136 13 0 32 0 38 2 15 2 15 10 15 26v372c0 24 0 34-74 34h-27v21c29-2 101-2 133-2s105 0 134 2v-21h-29c-73 0-73-10-73-34v-372c0-15 0-24 13-26 6-2 25-2 40-2 105 0 116 23 126 136h18z">
            <text:p/>
          </draw:path>
          <draw:path draw:style-name="gr3" draw:text-style-name="P7" draw:layer="layout" svg:width="0.354cm" svg:height="0.489cm" svg:x="5.239cm" svg:y="3.194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5.626cm" svg:y="3.36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21cm" svg:height="0.441cm" svg:x="6.167cm" svg:y="3.248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7cm" svg:height="0.311cm" svg:x="6.447cm" svg:y="3.37cm" svg:viewBox="0 0 238 312" svg:d="M98 78v-78l-98 8v22c50 0 56 5 56 39v190c0 31-8 31-56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54cm" svg:height="0.319cm" svg:x="6.724cm" svg:y="3.37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cm" svg:height="0.441cm" svg:x="7.106cm" svg:y="3.24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54cm" svg:height="0.489cm" svg:x="7.388cm" svg:y="3.194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345cm" svg:height="0.311cm" svg:x="8.004cm" svg:y="3.378cm" svg:viewBox="0 0 346 312" svg:d="M280 69c6-16 19-47 66-47v-22c-16 2-37 2-53 2-18 0-50-2-63-2v22c28 0 36 16 36 31 0 6-2 8-5 16l-72 181-80-197c-3-10-3-11-3-13 0-18 27-18 40-18v-22c-21 0-61 2-77 2-19 0-48 0-69-2v22c45 0 48 4 56 26l102 251c4 10 5 13 15 13 9 0 13-6 14-13z">
            <text:p/>
          </draw:path>
          <draw:path draw:style-name="gr3" draw:text-style-name="P7" draw:layer="layout" svg:width="0.317cm" svg:height="0.324cm" svg:x="8.353cm" svg:y="3.367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157cm" svg:height="0.489cm" svg:x="8.697cm" svg:y="3.19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54cm" svg:height="0.319cm" svg:x="8.892cm" svg:y="3.37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73cm" svg:height="0.324cm" svg:x="9.279cm" svg:y="3.36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13cm" svg:height="0.324cm" svg:x="9.826cm" svg:y="3.367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10.182cm" svg:y="3.186cm" svg:viewBox="0 0 229 498" svg:d="M101 194v-82c0-62 33-96 65-96 2 0 13 0 23 5-8 3-21 11-21 29 0 16 11 30 30 30 21 0 31-14 31-30 0-26-26-50-63-50-49 0-110 37-110 112v82h-56v20h56v229c0 32-8 32-56 32v23c29-2 62-4 82-4 28 0 60 0 89 4v-23h-14c-53 0-55-8-55-33v-228h82v-20z">
            <text:p/>
          </draw:path>
          <draw:polygon draw:style-name="gr3" draw:text-style-name="P7" draw:layer="layout" svg:width="0.097cm" svg:height="0.703cm" svg:x="10.924cm" svg:y="3.154cm" svg:viewBox="0 0 98 704" draw:points="98,704 98,677 29,677 29,29 98,29 98,0 0,0 0,704">
            <text:p/>
          </draw:polygon>
          <draw:path draw:style-name="gr3" draw:text-style-name="P7" draw:layer="layout" svg:width="0.469cm" svg:height="0.165cm" svg:x="11.31cm" svg:y="3.423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367cm" svg:height="0.447cm" svg:x="12.225cm" svg:y="3.37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391cm" svg:height="0.436cm" svg:x="12.796cm" svg:y="3.261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164cm" svg:height="0.703cm" svg:x="13.452cm" svg:y="3.1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69cm" svg:height="0.165cm" svg:x="13.694cm" svg:y="3.423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29cm" svg:height="0.447cm" svg:x="14.425cm" svg:y="3.37cm" svg:viewBox="0 0 291 448" svg:d="M291 8c0-3-1-8-6-8-8 0-37 29-48 50-16-39-43-50-67-50-84 0-170 104-170 206 0 69 42 114 93 114 30 0 59-18 83-43-6 25-29 120-30 126-7 21-13 23-52 24-9 0-16 0-16 15 0 0 0 6 8 6 23 0 48-2 71-2 25 0 49 2 73 2 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391cm" svg:height="0.436cm" svg:x="14.932cm" svg:y="3.261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287cm" svg:height="0.319cm" svg:x="15.539cm" svg:y="3.37cm" svg:viewBox="0 0 288 320" svg:d="M42 270c-2 12-7 28-7 31 0 13 10 19 21 19 8 0 21-6 26-19 1-3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164cm" svg:height="0.703cm" svg:x="15.894cm" svg:y="3.1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16.377cm" svg:y="3.154cm" svg:viewBox="0 0 98 704" draw:points="98,0 0,0 0,29 69,29 69,677 0,677 0,704 98,704">
            <text:p/>
          </draw:polygon>
          <draw:path draw:style-name="gr3" draw:text-style-name="P7" draw:layer="layout" svg:width="0.625cm" svg:height="0.367cm" svg:x="16.791cm" svg:y="3.322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olygon draw:style-name="gr3" draw:text-style-name="P7" draw:layer="layout" svg:width="0.097cm" svg:height="0.703cm" svg:x="17.734cm" svg:y="3.154cm" svg:viewBox="0 0 98 704" draw:points="98,704 98,677 29,677 29,29 98,29 98,0 0,0 0,704">
            <text:p/>
          </draw:polygon>
          <draw:path draw:style-name="gr3" draw:text-style-name="P7" draw:layer="layout" svg:width="0.164cm" svg:height="0.703cm" svg:x="18.15cm" svg:y="3.1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cm" svg:height="0.447cm" svg:x="18.382cm" svg:y="3.37cm" svg:viewBox="0 0 291 448" svg:d="M291 8c0-3-1-8-6-8-8 0-37 29-48 50-16-39-43-50-67-50-84 0-170 104-170 206 0 69 42 114 93 114 30 0 59-18 83-43-6 25-29 120-30 126-7 21-13 23-52 24-9 0-16 0-16 15 0 0 0 6 8 6 23 0 48-2 72-2s48 2 72 2c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391cm" svg:height="0.436cm" svg:x="18.966cm" svg:y="3.261cm" svg:viewBox="0 0 392 437" svg:d="M387 29c5-10 5-11 5-15 0-8-6-14-14-14-7 0-12 5-16 16l-165 373-167-375c-6-12-11-14-16-14-8 0-14 6-14 14 0 2 0 4 5 12l176 396c5 13 9 15 16 15 8 0 11-5 14-15z">
            <text:p/>
          </draw:path>
          <draw:path draw:style-name="gr3" draw:text-style-name="P7" draw:layer="layout" svg:width="0.469cm" svg:height="0.165cm" svg:x="19.63cm" svg:y="3.423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287cm" svg:height="0.319cm" svg:x="20.353cm" svg:y="3.37cm" svg:viewBox="0 0 288 320" svg:d="M42 270c-2 12-7 28-7 31 0 13 10 19 21 19 8 0 21-6 26-19 1-3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164cm" svg:height="0.703cm" svg:x="20.71cm" svg:y="3.1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91cm" svg:height="0.436cm" svg:x="21.137cm" svg:y="3.261cm" svg:viewBox="0 0 392 437" svg:d="M387 29c5-10 5-11 5-15 0-8-6-14-14-14-7 0-12 5-16 16l-165 373-167-375c-6-12-11-14-16-14-8 0-14 6-14 14 0 2 0 4 5 12l176 396c5 13 9 15 16 15 8 0 11-5 14-15z">
            <text:p/>
          </draw:path>
          <draw:path draw:style-name="gr3" draw:text-style-name="P7" draw:layer="layout" svg:width="0.164cm" svg:height="0.703cm" svg:x="21.793cm" svg:y="3.15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67cm" svg:height="0.447cm" svg:x="21.976cm" svg:y="3.37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6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391cm" svg:height="0.436cm" svg:x="22.545cm" svg:y="3.261cm" svg:viewBox="0 0 392 437" svg:d="M387 29c5-10 5-11 5-15 0-8-6-14-14-14-7 0-12 5-16 16l-165 373-167-375c-6-12-11-14-16-14-8 0-14 6-14 14 0 2 0 4 5 12l174 396c7 13 11 15 18 15 8 0 11-5 14-15z">
            <text:p/>
          </draw:path>
          <draw:path draw:style-name="gr3" draw:text-style-name="P7" draw:layer="layout" svg:width="0.26cm" svg:height="0.319cm" svg:x="23.169cm" svg:y="3.37cm" svg:viewBox="0 0 261 320" svg:d="M240 48c-19 0-34 16-34 32 0 10 7 21 21 21 16 0 34-13 34-40 0-32-31-61-85-61-93 0-120 72-120 102 0 56 53 68 74 71 36 8 73 14 73 54 0 18-16 77-101 77-9 0-65 0-81-37 27 3 45-17 45-38 0-16-12-24-26-24-19 0-40 14-40 46 0 40 40 69 101 69 115 0 142-85 142-117 0-25-13-43-22-53-19-19-39-22-71-28-25-7-52-12-52-44 0-19 16-62 78-62 18 0 53 5 64 32z">
            <text:p/>
          </draw:path>
          <draw:path draw:style-name="gr3" draw:text-style-name="P7" draw:layer="layout" svg:width="0.164cm" svg:height="0.703cm" svg:x="23.502cm" svg:y="3.15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23.985cm" svg:y="3.154cm" svg:viewBox="0 0 98 704" draw:points="98,0 0,0 0,29 69,29 69,677 0,677 0,704 98,704">
            <text:p/>
          </draw:polygon>
          <draw:path draw:style-name="gr3" draw:text-style-name="P7" draw:layer="layout" svg:width="0.151cm" svg:height="0.471cm" svg:x="24.422cm" svg:y="3.21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31cm" svg:height="0.324cm" svg:x="24.617cm" svg:y="3.36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479cm" svg:height="0.476cm" svg:x="25.123cm" svg:y="3.205cm" svg:viewBox="0 0 480 477" svg:d="M285 50c5-20 8-24 16-26 6-2 29-2 45-2 70 0 102 2 102 58 0 10-3 38-6 56 0 3-2 11-2 13 0 5 2 9 8 9 8 0 10-4 11-16l19-123c0-1 2-9 2-11 0-8-8-8-19-8h-392c-16 0-18 0-23 14l-41 124c-2 1-5 11-5 12 0 5 3 8 8 8 8 0 8-3 13-14 38-109 56-122 160-122h27c21 0 21 2 21 8 0 5-3 13-3 15l-95 377c-6 26-8 34-83 34-26 0-30 0-30 13 0 8 8 8 11 8 19 0 40 0 59 0s40-2 59-2 40 2 59 2c20 0 42 0 61 0 7 0 16 0 16-13 0-8-6-8-24-8-17 0-27 0-45-2-20-1-27-4-27-16 0 0 0-3 3-14z">
            <text:p/>
          </draw:path>
        </draw:g>
        <draw:g xml:id="id308" draw:id="id308">
          <svg:title>TexMaths</svg:title>
          <svg:desc>26§display§\text {(5)}§svg§600§FALSE§</svg:desc>
          <draw:polygon draw:style-name="gr2" draw:text-style-name="P6" draw:layer="layout" svg:width="0.986cm" svg:height="0.822cm" svg:x="2.028cm" svg:y="4.296cm" svg:viewBox="0 0 987 823" draw:points="494,823 0,823 0,0 987,0 987,823">
            <text:p/>
          </draw:polygon>
          <draw:path draw:style-name="gr3" draw:text-style-name="P7" draw:layer="layout" svg:width="0.213cm" svg:height="0.914cm" svg:x="2.072cm" svg:y="4.2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384cm" svg:y="4.327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849cm" svg:y="4.2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09" draw:id="id309">
          <svg:title>TexMaths</svg:title>
          <svg:desc>22§display§\text {Write the negations of the following.}§svg§600§FALSE§</svg:desc>
          <draw:polygon draw:style-name="gr2" draw:text-style-name="P6" draw:layer="layout" svg:width="12.214cm" svg:height="0.628cm" svg:x="3.453cm" svg:y="4.39cm" svg:viewBox="0 0 12215 629" draw:points="6107,629 0,629 0,0 12215,0 12215,629">
            <text:p/>
          </draw:polygon>
          <draw:path draw:style-name="gr3" draw:text-style-name="P7" draw:layer="layout" svg:width="0.766cm" svg:height="0.547cm" svg:x="3.428cm" svg:y="4.369cm" svg:viewBox="0 0 767 548" svg:d="M690 76c14-44 47-51 77-51v-25c-23 2-45 2-70 2-21 0-72-2-92-2v25c51 0 67 26 67 40 0 5-1 11-3 16l-116 358-124-381c-1-2-3-7-3-10 0-23 46-23 65-23v-25c-28 2-81 2-109 2-30 0-63-2-95-2v25c44 0 60 0 70 28l16 53-107 333-125-381c0-3-2-9-2-10 0-23 46-23 65-23v-25c-28 2-81 2-109 2-30 0-63-2-95-2v25c58 0 62 3 70 31l155 476c2 7 6 16 16 16 11 0 12-6 14-16l129-395 128 395c2 7 5 16 14 16 13 0 13-6 16-16z">
            <text:p/>
          </draw:path>
          <draw:path draw:style-name="gr3" draw:text-style-name="P7" draw:layer="layout" svg:width="0.261cm" svg:height="0.342cm" svg:x="4.165cm" svg:y="4.555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166cm" svg:height="0.519cm" svg:x="4.472cm" svg:y="4.37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44cm" svg:height="0.485cm" svg:x="4.676cm" svg:y="4.42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cm" svg:height="0.357cm" svg:x="4.984cm" svg:y="4.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44cm" svg:height="0.485cm" svg:x="5.579cm" svg:y="4.42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9cm" svg:height="0.538cm" svg:x="5.889cm" svg:y="4.36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6.316cm" svg:y="4.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9cm" svg:height="0.342cm" svg:x="6.92cm" svg:y="4.55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cm" svg:height="0.357cm" svg:x="7.348cm" svg:y="4.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7.691cm" svg:y="4.54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49cm" svg:height="0.357cm" svg:x="8.089cm" svg:y="4.55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3-55 100-90 100-38 0-70-28-70-67 0-42 33-107 160-111z">
            <text:p/>
          </draw:path>
          <draw:path draw:style-name="gr3" draw:text-style-name="P7" draw:layer="layout" svg:width="0.242cm" svg:height="0.485cm" svg:x="8.456cm" svg:y="4.42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166cm" svg:height="0.519cm" svg:x="8.768cm" svg:y="4.37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44cm" svg:height="0.357cm" svg:x="8.979cm" svg:y="4.5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9cm" svg:height="0.342cm" svg:x="9.368cm" svg:y="4.55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54cm" svg:height="0.357cm" svg:x="9.799cm" svg:y="4.5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4cm" svg:height="0.357cm" svg:x="10.357cm" svg:y="4.55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1cm" svg:height="0.547cm" svg:x="10.748cm" svg:y="4.351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242cm" svg:height="0.485cm" svg:x="11.232cm" svg:y="4.42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9cm" svg:height="0.538cm" svg:x="11.542cm" svg:y="4.36cm" svg:viewBox="0 0 391 539" svg:d="M60 479c0 35-7 35-60 35v25c26-2 67-2 88-2 19 0 60 0 86 2v-25c-51 0-60 0-60-35v-143c0-81 55-123 104-123 50 0 58 42 58 86v180c0 35-8 35-60 35v25c27-2 67-2 88-2 20 0 60 0 87 2v-25c-41 0-60 0-60-23v-148c0-66 0-91-25-119-10-13-37-29-81-29-67 0-100 48-112 76v-271l-113 9v24c55 0 60 6 60 43z">
            <text:p/>
          </draw:path>
          <draw:path draw:style-name="gr3" draw:text-style-name="P7" draw:layer="layout" svg:width="0.3cm" svg:height="0.357cm" svg:x="11.969cm" svg:y="4.55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251cm" svg:height="0.547cm" svg:x="12.575cm" svg:y="4.351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44cm" svg:height="0.357cm" svg:x="12.807cm" svg:y="4.5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173cm" svg:height="0.538cm" svg:x="13.198cm" svg:y="4.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73cm" svg:height="0.538cm" svg:x="13.413cm" svg:y="4.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13.622cm" svg:y="4.5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531cm" svg:height="0.342cm" svg:x="13.979cm" svg:y="4.562cm" svg:viewBox="0 0 532 343" svg:d="M466 74c14-39 39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3 9 5 14 16 14 9 0 12-7 14-14z">
            <text:p/>
          </draw:path>
          <draw:path draw:style-name="gr3" draw:text-style-name="P7" draw:layer="layout" svg:width="0.166cm" svg:height="0.519cm" svg:x="14.55cm" svg:y="4.379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4.764cm" svg:y="4.55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55cm" svg:height="0.512cm" svg:x="15.19cm" svg:y="4.546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083cm" svg:height="0.084cm" svg:x="15.622cm" svg:y="4.814cm" svg:viewBox="0 0 84 85" svg:d="M84 42c0-23-19-42-42-42s-42 19-42 42 19 43 42 43 42-20 42-43z">
            <text:p/>
          </draw:path>
        </draw:g>
        <draw:g xml:id="id310" draw:id="id310">
          <svg:title>TexMaths</svg:title>
          <svg:desc>22§display§\text {(i) 3 is not a root of the equation } x^2 + 3x - 18 = 0§svg§600§FALSE§</svg:desc>
          <draw:polygon draw:style-name="gr2" draw:text-style-name="P6" draw:layer="layout" svg:width="17.131cm" svg:height="0.795cm" svg:x="3.627cm" svg:y="5.495cm" svg:viewBox="0 0 17132 796" draw:points="8566,796 0,796 0,0 17132,0 17132,796">
            <text:p/>
          </draw:polygon>
          <draw:path draw:style-name="gr3" draw:text-style-name="P7" draw:layer="layout" svg:width="0.18cm" svg:height="0.773cm" svg:x="3.664cm" svg:y="5.55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66cm" svg:height="0.518cm" svg:x="3.914cm" svg:y="5.61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8cm" svg:height="0.773cm" svg:x="4.148cm" svg:y="5.55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21cm" svg:height="0.532cm" svg:x="4.695cm" svg:y="5.6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66cm" svg:height="0.518cm" svg:x="5.332cm" svg:y="5.61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5.547cm" svg:y="5.78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9cm" svg:height="0.342cm" svg:x="6.109cm" svg:y="5.79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44cm" svg:height="0.356cm" svg:x="6.535cm" svg:y="5.78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6.915cm" svg:y="5.65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7.492cm" svg:y="5.78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61cm" svg:height="0.342cm" svg:x="8.124cm" svg:y="5.79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6cm" svg:x="8.428cm" svg:y="5.78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44cm" svg:height="0.356cm" svg:x="8.835cm" svg:y="5.78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9.215cm" svg:y="5.65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4cm" svg:height="0.356cm" svg:x="9.78cm" svg:y="5.78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0.171cm" svg:y="5.59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3" draw:text-style-name="P7" draw:layer="layout" svg:width="0.242cm" svg:height="0.485cm" svg:x="10.655cm" svg:y="5.65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9cm" svg:height="0.538cm" svg:x="10.965cm" svg:y="5.59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1.392cm" svg:y="5.78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11.992cm" svg:y="5.78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12.341cm" svg:y="5.79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7" draw:layer="layout" svg:width="0.39cm" svg:height="0.351cm" svg:x="12.748cm" svg:y="5.79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3.186cm" svg:y="5.789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42cm" svg:height="0.485cm" svg:x="13.554cm" svg:y="5.65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166cm" svg:height="0.518cm" svg:x="13.865cm" svg:y="5.61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4.076cm" svg:y="5.78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4.465cm" svg:y="5.79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5.152cm" svg:y="5.7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5.604cm" svg:y="5.45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132cm" svg:y="5.6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6.894cm" svg:y="5.6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7.271cm" svg:y="5.7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7.927cm" svg:y="5.92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705cm" svg:y="5.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9.056cm" svg:y="5.6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515cm" svg:height="0.182cm" svg:x="19.668cm" svg:y="5.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20.471cm" svg:y="5.62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 xml:id="id311" draw:id="id311">
          <svg:title>TexMaths</svg:title>
          <svg:desc>22§display§\text {(ii) } \sqrt{2}  \text { is a rational number.}§svg§600§FALSE§</svg:desc>
          <draw:polygon draw:style-name="gr2" draw:text-style-name="P6" draw:layer="layout" svg:width="9.509cm" svg:height="0.824cm" svg:x="3.531cm" svg:y="6.596cm" svg:viewBox="0 0 9510 825" draw:points="4756,825 0,825 0,0 9510,0 9510,825">
            <text:p/>
          </draw:polygon>
          <draw:path draw:style-name="gr3" draw:text-style-name="P7" draw:layer="layout" svg:width="0.18cm" svg:height="0.773cm" svg:x="3.568cm" svg:y="6.685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7" draw:layer="layout" svg:width="0.166cm" svg:height="0.518cm" svg:x="3.818cm" svg:y="6.7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33cm" svg:y="6.7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67cm" svg:y="6.685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ath draw:style-name="gr3" draw:text-style-name="P7" draw:layer="layout" svg:width="0.604cm" svg:height="0.773cm" svg:x="4.837cm" svg:y="6.557cm" svg:viewBox="0 0 605 774" svg:d="M245 693l-136-301c-5-12-10-12-12-12 0 0-5 0-13 5l-73 56c-11 7-11 11-11 13 0 3 2 8 7 8s19-10 26-17c6-4 18-12 25-18l153 334c5 13 11 13 18 13 10 0 12-4 19-14l352-728c5-13 5-14 5-16 0-9-7-16-15-16-7 0-13 4-18 16z">
            <text:p/>
          </draw:path>
          <draw:polygon draw:style-name="gr3" draw:text-style-name="P7" draw:layer="layout" svg:width="0.388cm" svg:height="0.032cm" svg:x="5.425cm" svg:y="6.557cm" svg:viewBox="0 0 389 33" draw:points="194,33 0,33 0,0 389,0 389,33">
            <text:p/>
          </draw:polygon>
          <draw:path draw:style-name="gr3" draw:text-style-name="P7" draw:layer="layout" svg:width="0.309cm" svg:height="0.516cm" svg:x="5.464cm" svg:y="6.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166cm" svg:height="0.518cm" svg:x="6.095cm" svg:y="6.7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31cm" svg:y="6.919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6.88cm" svg:y="6.91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261cm" svg:height="0.342cm" svg:x="7.514cm" svg:y="6.92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7.827cm" svg:y="6.91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242cm" svg:height="0.484cm" svg:x="8.195cm" svg:y="6.789cm" svg:viewBox="0 0 243 485" svg:d="M120 167h111v-25h-111v-142h-20c0 63-24 146-100 149v18h67v213c0 96 72 105 100 105 55 0 76-54 76-105v-44h-19v44c0 56-23 86-52 86-52 0-52-70-52-84z">
            <text:p/>
          </draw:path>
          <draw:path draw:style-name="gr3" draw:text-style-name="P7" draw:layer="layout" svg:width="0.166cm" svg:height="0.518cm" svg:x="8.507cm" svg:y="6.7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8.718cm" svg:y="6.919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9.109cm" svg:y="6.92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49cm" svg:height="0.356cm" svg:x="9.545cm" svg:y="6.91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173cm" svg:height="0.537cm" svg:x="9.925cm" svg:y="6.729cm" svg:viewBox="0 0 174 538" svg:d="M113 0l-113 9v24c55 0 62 6 62 43v402c0 35-9 35-62 35v25c26-2 67-2 86-2 20 0 58 0 88 2v-25c-53 0-61 0-61-35z">
            <text:p/>
          </draw:path>
          <draw:path draw:style-name="gr3" draw:text-style-name="P7" draw:layer="layout" svg:width="0.39cm" svg:height="0.342cm" svg:x="10.397cm" svg:y="6.92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9cm" svg:height="0.351cm" svg:x="10.805cm" svg:y="6.923cm" svg:viewBox="0 0 391 352" svg:d="M278 281v71l113-9v-25c-55 0-60-5-60-42v-276l-115 9v24c55 0 60 6 60 43v139c0 66-37 119-93 119-65 0-69-35-69-76v-258l-114 9v24c60 0 60 2 60 71v116c0 61 0 132 120 132 42 0 77-21 98-71z">
            <text:p/>
          </draw:path>
          <draw:path draw:style-name="gr3" draw:text-style-name="P7" draw:layer="layout" svg:width="0.604cm" svg:height="0.342cm" svg:x="11.235cm" svg:y="6.92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3v-147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1.854cm" svg:y="6.729cm" svg:viewBox="0 0 384 547" svg:d="M113 246v-246l-113 9v24c55 0 60 6 60 43v462h19c2-2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cm" svg:height="0.356cm" svg:x="12.305cm" svg:y="6.919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61cm" svg:height="0.342cm" svg:x="12.648cm" svg:y="6.92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083cm" svg:height="0.083cm" svg:x="12.997cm" svg:y="7.183cm" svg:viewBox="0 0 84 84" svg:d="M84 42c0-23-19-42-42-42s-42 19-42 42 19 42 42 42 42-19 42-42z">
            <text:p/>
          </draw:path>
        </draw:g>
        <draw:g xml:id="id312" draw:id="id312">
          <svg:title>TexMaths</svg:title>
          <svg:desc>22§display§\text {(iii) Polygon ABCDE is a pentagon.}§svg§600§FALSE§</svg:desc>
          <draw:polygon draw:style-name="gr2" draw:text-style-name="P6" draw:layer="layout" svg:width="12.126cm" svg:height="0.696cm" svg:x="3.329cm" svg:y="7.698cm" svg:viewBox="0 0 12127 697" draw:points="6064,697 0,697 0,0 12127,0 12127,697">
            <text:p/>
          </draw:polygon>
          <draw:path draw:style-name="gr3" draw:text-style-name="P7" draw:layer="layout" svg:width="0.18cm" svg:height="0.773cm" svg:x="3.366cm" svg:y="7.6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616cm" svg:y="7.7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831cm" svg:y="7.7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45cm" svg:y="7.7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79cm" svg:y="7.6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57cm" svg:height="0.528cm" svg:x="4.822cm" svg:y="7.71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44cm" svg:height="0.356cm" svg:x="5.32cm" svg:y="7.8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5.71cm" svg:y="7.703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5.915cm" svg:y="7.90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355cm" svg:height="0.511cm" svg:x="6.33cm" svg:y="7.88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344cm" svg:height="0.356cm" svg:x="6.717cm" svg:y="7.8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7.106cm" svg:y="7.896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531cm" svg:height="0.555cm" svg:x="7.794cm" svg:y="7.685cm" svg:viewBox="0 0 532 556" svg:d="M283 16c-3-11-5-16-17-16-13 0-14 5-18 16l-162 462c-14 41-44 51-86 53v25c18-2 51-4 79-4 25 0 65 2 90 4v-25c-39 0-58-19-58-40 0-2 0-9 0-11l37-102h192l40 118c0 4 2 9 2 12 0 23-42 23-63 23v25c28-4 81-4 110-4 34 0 69 2 103 4v-25h-15c-45 0-58-5-65-31zM243 102l88 252h-174z">
            <text:p/>
          </draw:path>
          <draw:path draw:style-name="gr3" draw:text-style-name="P7" draw:layer="layout" svg:width="0.476cm" svg:height="0.528cm" svg:x="8.377cm" svg:y="7.71cm" svg:viewBox="0 0 477 529" svg:d="M144 246v-191c0-25 2-30 39-30h95c76 0 104 65 104 105 0 51-39 116-125 116zM327 253c76-16 129-65 129-123 0-67-71-130-173-130h-283v25h19c60 0 60 8 60 35v410c0 28 0 35-60 35h-19v24h305c103 0 172-68 172-142 0-67-63-125-150-134zM280 505h-97c-37 0-39-5-39-30v-213h146c78 0 110 72 110 125 0 55-41 118-120 118z">
            <text:p/>
          </draw:path>
          <draw:path draw:style-name="gr3" draw:text-style-name="P7" draw:layer="layout" svg:width="0.472cm" svg:height="0.562cm" svg:x="8.94cm" svg:y="7.694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52cm" svg:height="0.528cm" svg:x="9.482cm" svg:y="7.71cm" svg:viewBox="0 0 521 529" svg:d="M0 0v25h19c60 0 60 8 60 35v410c0 28 0 35-60 35h-19v24h283c131 0 238-114 238-260 0-148-104-269-238-269zM185 505c-37 0-39-5-39-30v-420c0-25 2-30 39-30h77c48 0 102 15 141 72 34 45 41 112 41 172 0 86-15 132-43 171-16 21-60 65-139 65z">
            <text:p/>
          </draw:path>
          <draw:path draw:style-name="gr3" draw:text-style-name="P7" draw:layer="layout" svg:width="0.48cm" svg:height="0.527cm" svg:x="10.07cm" svg:y="7.714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166cm" svg:height="0.518cm" svg:x="10.855cm" svg:y="7.7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1.07cm" svg:y="7.8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1.64cm" svg:y="7.8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492cm" svg:x="12.274cm" svg:y="7.89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cm" svg:height="0.356cm" svg:x="12.725cm" svg:y="7.8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3.071cm" svg:y="7.896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44cm" svg:height="0.485cm" svg:x="13.469cm" svg:y="7.76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3.788cm" svg:y="7.8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55cm" svg:height="0.511cm" svg:x="14.164cm" svg:y="7.88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344cm" svg:height="0.356cm" svg:x="14.55cm" svg:y="7.8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4.941cm" svg:y="7.896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15.411cm" svg:y="8.157cm" svg:viewBox="0 0 84 84" svg:d="M84 42c0-23-19-42-42-42s-42 19-42 42 19 42 42 42 42-19 42-42z">
            <text:p/>
          </draw:path>
        </draw:g>
        <draw:g xml:id="id313" draw:id="id313">
          <svg:title>TexMaths</svg:title>
          <svg:desc>22§display§\text {(iv) } 7 +  3 &gt; 8§svg§600§FALSE§</svg:desc>
          <draw:polygon draw:style-name="gr2" draw:text-style-name="P6" draw:layer="layout" svg:width="4.507cm" svg:height="0.696cm" svg:x="3.43cm" svg:y="8.802cm" svg:viewBox="0 0 4508 697" draw:points="2254,697 0,697 0,0 4508,0 4508,697">
            <text:p/>
          </draw:polygon>
          <draw:path draw:style-name="gr3" draw:text-style-name="P7" draw:layer="layout" svg:width="0.18cm" svg:height="0.773cm" svg:x="3.467cm" svg:y="8.7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17cm" svg:y="8.8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3.921cm" svg:y="9.009cm" svg:viewBox="0 0 380 343" svg:d="M308 76c7-18 21-51 72-51v-25c-18 2-40 2-58 2-19 0-55-2-69-2v25c30 0 39 17 39 33 0 7-2 9-5 18l-79 198-88-216c-4-11-4-12-4-14 0-19 30-19 44-19v-25c-23 0-67 2-84 2-21 0-53 0-76-2v25c49 0 53 3 62 28l112 276c5 11 5 14 16 14s14-7 16-14z">
            <text:p/>
          </draw:path>
          <draw:path draw:style-name="gr3" draw:text-style-name="P7" draw:layer="layout" svg:width="0.18cm" svg:height="0.773cm" svg:x="4.359cm" svg:y="8.763cm" svg:viewBox="0 0 181 774" svg:d="M181 387c0-60-9-153-51-241-47-95-114-146-123-146-3 0-7 4-7 7 0 4 0 5 14 19 78 76 121 199 121 361 0 132-28 269-124 366-11 10-11 12-11 14 0 5 4 7 7 7 9 0 79-53 125-151 40-85 49-171 49-236z">
            <text:p/>
          </draw:path>
          <draw:path draw:style-name="gr3" draw:text-style-name="P7" draw:layer="layout" svg:width="0.332cm" svg:height="0.541cm" svg:x="4.917cm" svg:y="8.821cm" svg:viewBox="0 0 333 542" svg:d="M327 53c6-11 6-13 6-28h-189c-95 0-96-11-98-25h-20l-26 160h19c2-12 9-61 20-70 5-6 67-6 75-6h162c-9 13-70 97-88 124-68 103-95 211-95 290 0 9 0 44 35 44 37 0 37-35 37-44v-39c0-42 2-86 7-127 4-17 15-84 50-133z">
            <text:p/>
          </draw:path>
          <draw:path draw:style-name="gr3" draw:text-style-name="P7" draw:layer="layout" svg:width="0.515cm" svg:height="0.516cm" svg:x="5.475cm" svg:y="8.8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237cm" svg:y="8.828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472cm" svg:height="0.449cm" svg:x="6.87cm" svg:y="8.925cm" svg:viewBox="0 0 473 450" svg:d="M459 243c9-6 14-9 14-18s-5-14-14-17l-429-203c-11-5-12-5-14-5-9 0-16 7-16 16 0 7 4 10 14 17l408 192-408 192c-10 5-14 10-14 17 0 9 7 16 16 16 2 0 3 0 14-5z">
            <text:p/>
          </draw:path>
          <draw:path draw:style-name="gr3" draw:text-style-name="P7" draw:layer="layout" svg:width="0.321cm" svg:height="0.532cm" svg:x="7.655cm" svg:y="8.828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6-28-23-77-54zM130 269l95 60c23 14 58 37 58 84 0 58-58 99-121 99-67 0-123-48-123-113 0-45 24-95 91-130z">
            <text:p/>
          </draw:path>
        </draw:g>
        <draw:g xml:id="id315" draw:id="id315">
          <svg:title>TexMaths</svg:title>
          <svg:desc>22§display§\text {(i) 3 is a root of the equation } x^2 + 3x - 18 = 0§svg§600§FALSE§</svg:desc>
          <draw:polygon draw:style-name="gr2" draw:text-style-name="P6" draw:layer="layout" svg:width="15.756cm" svg:height="0.795cm" svg:x="3.628cm" svg:y="10.796cm" svg:viewBox="0 0 15757 796" draw:points="7878,796 0,796 0,0 15757,0 15757,796">
            <text:p/>
          </draw:polygon>
          <draw:path draw:style-name="gr3" draw:text-style-name="P7" draw:layer="layout" svg:width="0.18cm" svg:height="0.773cm" svg:x="3.665cm" svg:y="10.85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66cm" svg:height="0.518cm" svg:x="3.915cm" svg:y="10.91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18cm" svg:height="0.773cm" svg:x="4.149cm" svg:y="10.85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21cm" svg:height="0.532cm" svg:x="4.696cm" svg:y="10.92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66cm" svg:height="0.518cm" svg:x="5.333cm" svg:y="10.91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254cm" svg:height="0.356cm" svg:x="5.548cm" svg:y="11.0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49cm" svg:height="0.356cm" svg:x="6.117cm" svg:y="11.0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61cm" svg:height="0.342cm" svg:x="6.75cm" svg:y="11.09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4cm" svg:height="0.356cm" svg:x="7.055cm" svg:y="11.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44cm" svg:height="0.356cm" svg:x="7.461cm" svg:y="11.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7.841cm" svg:y="10.9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8.406cm" svg:y="11.0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8.797cm" svg:y="10.891cm" svg:viewBox="0 0 252 547" svg:d="M111 213v-90c0-68 37-105 72-105 2 0 12 0 25 5-9 3-23 12-23 32 0 17 12 33 33 33 23 0 34-16 34-33 0-29-28-55-69-55-55 0-121 40-121 123v90h-62v23h62v252c0 35-9 35-62 35v24c32-1 67-3 90-3 31 0 67 0 98 3v-24h-16c-58 0-59-9-59-37v-250h89v-23z">
            <text:p/>
          </draw:path>
          <draw:path draw:style-name="gr3" draw:text-style-name="P7" draw:layer="layout" svg:width="0.242cm" svg:height="0.485cm" svg:x="9.281cm" svg:y="10.9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8cm" svg:x="9.591cm" svg:y="10.9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7" draw:layer="layout" svg:width="0.3cm" svg:height="0.356cm" svg:x="10.019cm" svg:y="11.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10.619cm" svg:y="11.0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10.967cm" svg:y="11.09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3 0 95 67 95 109z">
            <text:p/>
          </draw:path>
          <draw:path draw:style-name="gr3" draw:text-style-name="P7" draw:layer="layout" svg:width="0.39cm" svg:height="0.351cm" svg:x="11.374cm" svg:y="11.09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349cm" svg:height="0.356cm" svg:x="11.812cm" svg:y="11.0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242cm" svg:height="0.485cm" svg:x="12.18cm" svg:y="10.95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2.491cm" svg:y="10.91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44cm" svg:height="0.356cm" svg:x="12.703cm" svg:y="11.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3.092cm" svg:y="11.09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778cm" svg:y="11.0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4.23cm" svg:y="10.75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4.758cm" svg:y="10.98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5.52cm" svg:y="10.92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5.897cm" svg:y="11.0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553cm" svg:y="11.22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331cm" svg:y="10.92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7.682cm" svg:y="10.92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515cm" svg:height="0.182cm" svg:x="18.294cm" svg:y="11.1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9.097cm" svg:y="10.921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 xml:id="id316" draw:id="id316">
          <svg:title>TexMaths</svg:title>
          <svg:desc>22§display§\text {(ii) } \sqrt{2}  \text { is not a rational number.}§svg§600§FALSE§</svg:desc>
          <draw:polygon draw:style-name="gr2" draw:text-style-name="P6" draw:layer="layout" svg:width="10.884cm" svg:height="0.824cm" svg:x="3.533cm" svg:y="11.896cm" svg:viewBox="0 0 10885 825" draw:points="5442,825 0,825 0,0 10885,0 10885,825">
            <text:p/>
          </draw:polygon>
          <draw:path draw:style-name="gr3" draw:text-style-name="P7" draw:layer="layout" svg:width="0.18cm" svg:height="0.773cm" svg:x="3.57cm" svg:y="11.985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7" draw:layer="layout" svg:width="0.166cm" svg:height="0.518cm" svg:x="3.82cm" svg:y="12.0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35cm" svg:y="12.0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69cm" svg:y="11.985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ath draw:style-name="gr3" draw:text-style-name="P7" draw:layer="layout" svg:width="0.604cm" svg:height="0.773cm" svg:x="4.839cm" svg:y="11.857cm" svg:viewBox="0 0 605 774" svg:d="M245 693l-136-301c-5-12-10-12-12-12 0 0-5 0-13 5l-73 56c-11 7-11 11-11 13 0 3 2 8 7 8s19-10 26-17c6-4 18-12 25-18l153 334c5 13 11 13 18 13 10 0 12-4 19-14l352-728c5-13 5-14 5-16 0-9-7-16-15-16-7 0-13 4-18 16z">
            <text:p/>
          </draw:path>
          <draw:polygon draw:style-name="gr3" draw:text-style-name="P7" draw:layer="layout" svg:width="0.388cm" svg:height="0.032cm" svg:x="5.427cm" svg:y="11.857cm" svg:viewBox="0 0 389 33" draw:points="194,33 0,33 0,0 389,0 389,33">
            <text:p/>
          </draw:polygon>
          <draw:path draw:style-name="gr3" draw:text-style-name="P7" draw:layer="layout" svg:width="0.309cm" svg:height="0.516cm" svg:x="5.466cm" svg:y="12.0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166cm" svg:height="0.518cm" svg:x="6.097cm" svg:y="12.0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312cm" svg:y="12.219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342cm" svg:x="6.874cm" svg:y="12.22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44cm" svg:height="0.356cm" svg:x="7.301cm" svg:y="12.219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4cm" svg:x="7.68cm" svg:y="12.089cm" svg:viewBox="0 0 243 485" svg:d="M120 167h111v-25h-111v-142h-20c0 63-24 146-100 149v18h67v213c0 96 72 105 100 105 55 0 76-54 76-105v-44h-19v44c0 56-23 86-52 86-52 0-52-70-52-84z">
            <text:p/>
          </draw:path>
          <draw:path draw:style-name="gr3" draw:text-style-name="P7" draw:layer="layout" svg:width="0.349cm" svg:height="0.356cm" svg:x="8.257cm" svg:y="12.21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261cm" svg:height="0.342cm" svg:x="8.891cm" svg:y="12.22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9.204cm" svg:y="12.219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244cm" svg:height="0.484cm" svg:x="9.572cm" svg:y="12.089cm" svg:viewBox="0 0 245 485" svg:d="M120 167h111v-25h-111v-142h-20c0 63-24 146-100 149v18h67v213c0 96 72 105 100 105 55 0 78-54 78-105v-44h-21v44c0 56-23 86-52 86-52 0-52-70-52-84z">
            <text:p/>
          </draw:path>
          <draw:path draw:style-name="gr3" draw:text-style-name="P7" draw:layer="layout" svg:width="0.166cm" svg:height="0.518cm" svg:x="9.883cm" svg:y="12.049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0.095cm" svg:y="12.219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10.485cm" svg:y="12.22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49cm" svg:height="0.356cm" svg:x="10.922cm" svg:y="12.21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173cm" svg:height="0.537cm" svg:x="11.302cm" svg:y="12.029cm" svg:viewBox="0 0 174 538" svg:d="M113 0l-113 9v24c55 0 62 6 62 43v402c0 35-9 35-62 35v25c26-2 67-2 86-2 20 0 58 0 88 2v-25c-53 0-61 0-61-35z">
            <text:p/>
          </draw:path>
          <draw:path draw:style-name="gr3" draw:text-style-name="P7" draw:layer="layout" svg:width="0.39cm" svg:height="0.342cm" svg:x="11.774cm" svg:y="12.22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9cm" svg:height="0.351cm" svg:x="12.182cm" svg:y="12.223cm" svg:viewBox="0 0 391 352" svg:d="M278 281v71l113-9v-25c-55 0-60-5-60-42v-276l-115 9v24c55 0 60 6 60 43v139c0 66-37 119-93 119-65 0-69-35-69-76v-258l-114 9v24c60 0 60 2 60 71v116c0 61 0 132 118 132 44 0 79-21 100-71z">
            <text:p/>
          </draw:path>
          <draw:path draw:style-name="gr3" draw:text-style-name="P7" draw:layer="layout" svg:width="0.604cm" svg:height="0.342cm" svg:x="12.612cm" svg:y="12.22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3v-147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6cm" svg:x="13.231cm" svg:y="12.029cm" svg:viewBox="0 0 384 547" svg:d="M113 246v-246l-113 9v24c55 0 60 6 60 43v462h19c2-2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cm" svg:height="0.356cm" svg:x="13.682cm" svg:y="12.219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61cm" svg:height="0.342cm" svg:x="14.025cm" svg:y="12.22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083cm" svg:height="0.083cm" svg:x="14.374cm" svg:y="12.483cm" svg:viewBox="0 0 84 84" svg:d="M84 42c0-23-19-42-42-42s-42 19-42 42 19 42 42 42 42-19 42-42z">
            <text:p/>
          </draw:path>
        </draw:g>
        <draw:g xml:id="id317" draw:id="id317">
          <svg:title>TexMaths</svg:title>
          <svg:desc>22§display§\text {(iii) Polygon ABCDE is not a pentagon.}§svg§600§FALSE§</svg:desc>
          <draw:polygon draw:style-name="gr2" draw:text-style-name="P6" draw:layer="layout" svg:width="13.499cm" svg:height="0.696cm" svg:x="3.331cm" svg:y="12.998cm" svg:viewBox="0 0 13500 697" draw:points="6749,697 0,697 0,0 13500,0 13500,697">
            <text:p/>
          </draw:polygon>
          <draw:path draw:style-name="gr3" draw:text-style-name="P7" draw:layer="layout" svg:width="0.18cm" svg:height="0.773cm" svg:x="3.368cm" svg:y="12.9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618cm" svg:y="13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833cm" svg:y="13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47cm" svg:y="13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81cm" svg:y="12.9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57cm" svg:height="0.528cm" svg:x="4.823cm" svg:y="13.01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44cm" svg:height="0.356cm" svg:x="5.321cm" svg:y="13.1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5.712cm" svg:y="13.003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5.916cm" svg:y="13.205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355cm" svg:height="0.511cm" svg:x="6.332cm" svg:y="13.18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44cm" svg:height="0.356cm" svg:x="6.719cm" svg:y="13.1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7.108cm" svg:y="13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53cm" svg:height="0.555cm" svg:x="7.796cm" svg:y="12.985cm" svg:viewBox="0 0 531 556" svg:d="M283 16c-3-11-5-16-17-16-13 0-14 5-18 16l-162 462c-14 41-44 51-86 53v25c18-2 51-4 79-4 25 0 65 2 90 4v-25c-39 0-58-19-58-40 0-2 0-9 0-11l37-102h192l40 118c0 4 2 9 2 12 0 23-42 23-63 23v25c28-4 80-4 110-4 34 0 69 2 102 4v-25h-14c-45 0-58-5-65-31zM243 102l88 252h-174z">
            <text:p/>
          </draw:path>
          <draw:path draw:style-name="gr3" draw:text-style-name="P7" draw:layer="layout" svg:width="0.476cm" svg:height="0.528cm" svg:x="8.378cm" svg:y="13.01cm" svg:viewBox="0 0 477 529" svg:d="M144 246v-191c0-25 2-30 39-30h95c76 0 104 65 104 105 0 51-39 116-125 116zM327 253c76-16 129-65 129-123 0-67-71-130-173-130h-283v25h19c60 0 60 8 60 35v410c0 28 0 35-60 35h-19v24h304c104 0 173-68 173-142 0-67-63-125-150-134zM280 505h-97c-37 0-39-5-39-30v-213h146c78 0 109 72 109 125 0 55-40 118-119 118z">
            <text:p/>
          </draw:path>
          <draw:path draw:style-name="gr3" draw:text-style-name="P7" draw:layer="layout" svg:width="0.472cm" svg:height="0.562cm" svg:x="8.942cm" svg:y="12.994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52cm" svg:height="0.528cm" svg:x="9.484cm" svg:y="13.01cm" svg:viewBox="0 0 521 529" svg:d="M0 0v25h19c60 0 60 8 60 35v410c0 28 0 35-60 35h-19v24h283c131 0 238-114 238-260 0-148-104-269-238-269zM185 505c-37 0-39-5-39-30v-420c0-25 2-30 39-30h77c48 0 102 15 141 72 33 45 40 112 40 172 0 86-14 132-42 171-16 21-60 65-139 65z">
            <text:p/>
          </draw:path>
          <draw:path draw:style-name="gr3" draw:text-style-name="P7" draw:layer="layout" svg:width="0.479cm" svg:height="0.527cm" svg:x="10.071cm" svg:y="13.014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7" draw:layer="layout" svg:width="0.166cm" svg:height="0.518cm" svg:x="10.856cm" svg:y="13.02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11.071cm" svg:y="13.1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9cm" svg:height="0.342cm" svg:x="11.633cm" svg:y="13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12.06cm" svg:y="13.1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2.439cm" svg:y="13.0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3.016cm" svg:y="13.1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492cm" svg:x="13.649cm" svg:y="13.196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cm" svg:height="0.356cm" svg:x="14.1cm" svg:y="13.1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447cm" svg:y="13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4.844cm" svg:y="13.0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5.163cm" svg:y="13.193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55cm" svg:height="0.511cm" svg:x="15.54cm" svg:y="13.188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44cm" svg:height="0.356cm" svg:x="15.925cm" svg:y="13.1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6.316cm" svg:y="13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16.786cm" svg:y="13.457cm" svg:viewBox="0 0 84 84" svg:d="M84 42c0-23-19-42-42-42s-42 19-42 42 19 42 42 42 42-19 42-42z">
            <text:p/>
          </draw:path>
        </draw:g>
        <draw:g xml:id="id318" draw:id="id318">
          <svg:title>TexMaths</svg:title>
          <svg:desc>22§display§\text {(iv) } 7 +  3 \not&gt; 8 §svg§600§FALSE§</svg:desc>
          <draw:polygon draw:style-name="gr2" draw:text-style-name="P6" draw:layer="layout" svg:width="4.507cm" svg:height="0.696cm" svg:x="3.435cm" svg:y="14.102cm" svg:viewBox="0 0 4508 697" draw:points="2254,697 0,697 0,0 4508,0 4508,697">
            <text:p/>
          </draw:polygon>
          <draw:path draw:style-name="gr3" draw:text-style-name="P7" draw:layer="layout" svg:width="0.18cm" svg:height="0.773cm" svg:x="3.472cm" svg:y="14.0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22cm" svg:y="14.1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3.926cm" svg:y="14.309cm" svg:viewBox="0 0 380 343" svg:d="M308 76c7-18 21-51 72-51v-25c-18 2-40 2-58 2-19 0-55-2-69-2v25c30 0 39 17 39 33 0 7-2 9-5 18l-79 198-88-216c-4-11-4-12-4-14 0-19 30-19 44-19v-25c-23 0-67 2-84 2-21 0-53 0-76-2v25c49 0 53 3 62 28l112 276c5 11 5 14 16 14s14-7 16-14z">
            <text:p/>
          </draw:path>
          <draw:path draw:style-name="gr3" draw:text-style-name="P7" draw:layer="layout" svg:width="0.18cm" svg:height="0.773cm" svg:x="4.364cm" svg:y="14.063cm" svg:viewBox="0 0 181 774" svg:d="M181 387c0-60-9-153-51-241-47-95-114-146-123-146-3 0-7 4-7 7 0 4 0 5 14 19 78 76 121 199 121 361 0 132-28 269-124 366-11 10-11 12-11 14 0 5 4 7 7 7 9 0 79-53 125-151 40-85 49-171 49-236z">
            <text:p/>
          </draw:path>
          <draw:path draw:style-name="gr3" draw:text-style-name="P7" draw:layer="layout" svg:width="0.332cm" svg:height="0.541cm" svg:x="4.922cm" svg:y="14.121cm" svg:viewBox="0 0 333 542" svg:d="M327 53c6-11 6-13 6-28h-189c-95 0-96-11-98-25h-20l-26 160h19c2-12 9-61 20-70 5-6 67-6 75-6h162c-9 13-70 97-88 124-68 103-95 211-95 290 0 9 0 44 35 44 37 0 37-35 37-44v-39c0-42 2-86 7-127 4-17 15-84 50-133z">
            <text:p/>
          </draw:path>
          <draw:path draw:style-name="gr3" draw:text-style-name="P7" draw:layer="layout" svg:width="0.515cm" svg:height="0.516cm" svg:x="5.48cm" svg:y="14.1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242cm" svg:y="14.128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72cm" svg:x="6.917cm" svg:y="14.089cm" svg:viewBox="0 0 387 721" svg:d="M382 30c5-11 5-12 5-14 0-5-3-16-16-16-9 0-10 5-16 16l-350 675c-5 11-5 13-5 16 0 5 5 14 16 14 9 0 10-3 17-14z">
            <text:p/>
          </draw:path>
          <draw:path draw:style-name="gr3" draw:text-style-name="P7" draw:layer="layout" svg:width="0.472cm" svg:height="0.449cm" svg:x="6.875cm" svg:y="14.225cm" svg:viewBox="0 0 473 450" svg:d="M459 243c9-6 14-9 14-18s-5-14-14-17l-429-203c-11-5-12-5-14-5-9 0-16 7-16 16 0 7 4 10 14 17l408 192-408 192c-10 5-14 10-14 17 0 9 7 16 16 16 2 0 3 0 14-5z">
            <text:p/>
          </draw:path>
          <draw:path draw:style-name="gr3" draw:text-style-name="P7" draw:layer="layout" svg:width="0.321cm" svg:height="0.532cm" svg:x="7.66cm" svg:y="14.128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6-28-23-77-54zM130 269l95 60c23 14 58 37 58 84 0 58-58 99-121 99-67 0-123-48-123-113 0-45 24-95 91-1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8" smil:attributeName="visibility" smil:to="visible"/>
                  <anim:animate smil:dur="0.5s" smil:fill="hold" smil:targetElement="id308" smil:attributeName="width" smil:values="width*0.05;width" smil:keyTimes="0;1"/>
                  <anim:animate smil:dur="0.5s" smil:fill="hold" smil:targetElement="id308" smil:attributeName="height" smil:values="height;height" smil:keyTimes="0;1"/>
                  <anim:animate smil:dur="0.5s" smil:fill="hold" smil:targetElement="id308" smil:attributeName="x" smil:values="x-.2;x" smil:keyTimes="0;1"/>
                  <anim:animate smil:dur="0.5s" smil:fill="hold" smil:targetElement="id308" smil:attributeName="y" smil:values="y;y" smil:keyTimes="0;1"/>
                  <anim:transitionFilter smil:dur="0.5s" smil:targetElement="id30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9" smil:attributeName="visibility" smil:to="visible"/>
                  <anim:animate smil:dur="0.5s" smil:fill="hold" smil:targetElement="id309" smil:attributeName="width" smil:values="width*0.05;width" smil:keyTimes="0;1"/>
                  <anim:animate smil:dur="0.5s" smil:fill="hold" smil:targetElement="id309" smil:attributeName="height" smil:values="height;height" smil:keyTimes="0;1"/>
                  <anim:animate smil:dur="0.5s" smil:fill="hold" smil:targetElement="id309" smil:attributeName="x" smil:values="x-.2;x" smil:keyTimes="0;1"/>
                  <anim:animate smil:dur="0.5s" smil:fill="hold" smil:targetElement="id309" smil:attributeName="y" smil:values="y;y" smil:keyTimes="0;1"/>
                  <anim:transitionFilter smil:dur="0.5s" smil:targetElement="id309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4" anim:sub-item="text" smil:attributeName="visibility" smil:to="visible"/>
                  <anim:animate smil:dur="0.5s" smil:fill="hold" smil:targetElement="id314" anim:sub-item="text" smil:attributeName="width" smil:values="width*0.05;width" smil:keyTimes="0;1"/>
                  <anim:animate smil:dur="0.5s" smil:fill="hold" smil:targetElement="id314" anim:sub-item="text" smil:attributeName="height" smil:values="height;height" smil:keyTimes="0;1"/>
                  <anim:animate smil:dur="0.5s" smil:fill="hold" smil:targetElement="id314" anim:sub-item="text" smil:attributeName="x" smil:values="x-.2;x" smil:keyTimes="0;1"/>
                  <anim:animate smil:dur="0.5s" smil:fill="hold" smil:targetElement="id314" anim:sub-item="text" smil:attributeName="y" smil:values="y;y" smil:keyTimes="0;1"/>
                  <anim:transitionFilter smil:dur="0.5s" smil:targetElement="id3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5.199cm" svg:height="2.187cm" svg:x="1.4cm" svg:y="0.158cm" presentation:class="title" presentation:user-transformed="true">
          <draw:text-box>
            <text:p xml:id="id319" text:id="id319"><text:span text:style-name="T27">LOGICAL EQUIVALENCE,</text:span><text:span text:style-name="T27"><text:line-break/></text:span><text:span text:style-name="T27">TAUTOLOGY, CONTRADICTION, CONTINGENCY.</text:span></text:p>
          </draw:text-box>
        </draw:frame>
        <draw:frame presentation:style-name="pr12" draw:text-style-name="P5" draw:layer="layout" svg:width="26.6cm" svg:height="12.713cm" svg:x="0.8cm" svg:y="2.8cm" presentation:class="subtitle" presentation:user-transformed="true">
          <draw:text-box>
            <text:p xml:id="id320" text:id="id320" text:style-name="P4"><text:span text:style-name="T8"><text:tab/></text:span><text:span text:style-name="T8">Statement Pattern :</text:span></text:p>
            <text:p text:style-name="P4"><text:span text:style-name="T7"><text:s text:c="41"/></text:span></text:p>
            <text:p xml:id="id321" text:id="id321" text:style-name="P4"><text:span text:style-name="T9"><text:tab/></text:span><text:span text:style-name="T9">Proper combination of statement letters and connectives is called a </text:span></text:p>
            <text:p xml:id="id322" text:id="id322" text:style-name="P4"><text:span text:style-name="T9"><text:tab/></text:span><text:span text:style-name="T9">statement pattern. Statement pattern is also called as a proposition. <text:s text:c="13"/></text:span></text:p>
            <text:p text:style-name="P4"><text:span text:style-name="T7"><text:s text:c="17"/></text:span></text:p>
            <text:p xml:id="id324" text:id="id324" text:style-name="P4"><text:span text:style-name="T9"><text:tab/></text:span><text:span text:style-name="T8">Logical Equivalence :</text:span><text:span text:style-name="T7"> <text:s text:c="29"/></text:span></text:p>
            <text:p text:style-name="P4"><text:span text:style-name="T7"/></text:p>
            <text:p xml:id="id325" text:id="id325" text:style-name="P4"><text:span text:style-name="T9"><text:tab/></text:span><text:span text:style-name="T9">Two statement patterns are said to be equivalent if their truth tables are</text:span></text:p>
            <text:p xml:id="id326" text:id="id326" text:style-name="P4"><text:span text:style-name="T9"><text:tab/></text:span><text:span text:style-name="T9">identical. If statements A and B are equivalent, we write it as <text:s/></text:span></text:p>
            <text:p text:style-name="P4"><text:span text:style-name="T7"><text:s text:c="18"/></text:span></text:p>
            <text:p xml:id="id328" text:id="id328" text:style-name="P4"><text:span text:style-name="T10"><text:tab/></text:span><text:span text:style-name="T10">Tautology, Contradiction and Contingency :</text:span></text:p>
            <text:p text:style-name="P4"><text:span text:style-name="T11"><text:s text:c="15"/></text:span></text:p>
            <text:p xml:id="id329" text:id="id329" text:style-name="P4"><text:span text:style-name="T12"><text:tab/></text:span><text:span text:style-name="T28">Tautology :</text:span><text:span text:style-name="T12"> A statement pattern whose truth value is true for all possible</text:span></text:p>
            <text:p xml:id="id330" text:id="id330" text:style-name="P4"><text:span text:style-name="T12"><text:s text:c="6"/></text:span><text:span text:style-name="T12">combinations of truth values of its prime components is called a tautology. </text:span><text:span text:style-name="T12"><text:tab/></text:span><text:span text:style-name="T12">We denote tautology by t. </text:span><text:span text:style-name="T13"><text:s text:c="2"/></text:span></text:p>
          </draw:text-box>
        </draw:frame>
        <draw:g xml:id="id323" draw:id="id323">
          <svg:title>TexMaths</svg:title>
          <svg:desc>24§display§\sim p \rightarrow ( q \vee r ), \ p \ \wedge \sim p \text { etc. are statement patterns.}§svg§600§FALSE§</svg:desc>
          <draw:polygon draw:style-name="gr2" draw:text-style-name="P6" draw:layer="layout" svg:width="18.929cm" svg:height="0.759cm" svg:x="2.285cm" svg:y="6.39cm" svg:viewBox="0 0 18930 760" draw:points="9466,760 0,760 0,0 18930,0 18930,760">
            <text:p/>
          </draw:polygon>
          <draw:path draw:style-name="gr3" draw:text-style-name="P7" draw:layer="layout" svg:width="0.563cm" svg:height="0.199cm" svg:x="2.289cm" svg:y="6.671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7" draw:layer="layout" svg:width="0.441cm" svg:height="0.537cm" svg:x="3.107cm" svg:y="6.607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7" draw:layer="layout" svg:width="0.75cm" svg:height="0.441cm" svg:x="3.838cm" svg:y="6.55cm" svg:viewBox="0 0 751 442" svg:d="M659 238c-47 37-70 71-77 81-37 59-44 113-44 113 0 10 9 10 17 10 13 0 15-2 19-16 19-84 69-155 165-194 10-3 12-5 12-11s-6-8-6-10c-38-13-140-55-173-198-2-11-4-13-17-13-8 0-17 0-17 10 0 2 7 55 44 113 15 25 40 54 77 81h-628c-16 0-31 0-31 17s15 17 31 17z">
            <text:p/>
          </draw:path>
          <draw:path draw:style-name="gr3" draw:text-style-name="P7" draw:layer="layout" svg:width="0.197cm" svg:height="0.844cm" svg:x="4.954cm" svg:y="6.348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48cm" svg:height="0.537cm" svg:x="5.232cm" svg:y="6.607cm" svg:viewBox="0 0 349 538" svg:d="M349 10c0-4-1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ath draw:style-name="gr3" draw:text-style-name="P7" draw:layer="layout" svg:width="0.469cm" svg:height="0.523cm" svg:x="5.839cm" svg:y="6.477cm" svg:viewBox="0 0 470 524" svg:d="M465 35c5-12 5-14 5-18 0-9-7-17-17-17-8 0-13 6-19 19l-198 448-200-450c-7-15-13-17-19-17-9 0-17 8-17 17 0 2 0 4 6 14l211 476c6 15 11 17 19 17 10 0 14-5 17-17z">
            <text:p/>
          </draw:path>
          <draw:path draw:style-name="gr3" draw:text-style-name="P7" draw:layer="layout" svg:width="0.345cm" svg:height="0.383cm" svg:x="6.567cm" svg:y="6.607cm" svg:viewBox="0 0 346 384" svg:d="M50 325c-2 13-8 32-8 36 0 15 12 23 25 23 10 0 25-8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197cm" svg:height="0.844cm" svg:x="6.993cm" svg:y="6.34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099cm" svg:height="0.253cm" svg:x="7.346cm" svg:y="6.891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" draw:text-style-name="P7" draw:layer="layout" svg:width="0.441cm" svg:height="0.537cm" svg:x="7.903cm" svg:y="6.607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7" draw:layer="layout" svg:width="0.469cm" svg:height="0.523cm" svg:x="8.683cm" svg:y="6.477cm" svg:viewBox="0 0 470 524" svg:d="M255 17c-7-13-11-17-19-17-11 0-13 6-19 17l-211 475c-6 9-6 11-6 17 0 8 8 15 17 15 6 0 12 0 19-17l200-449 198 449c8 17 17 17 19 17 10 0 17-7 17-15 0-2 0-4-3-14z">
            <text:p/>
          </draw:path>
          <draw:path draw:style-name="gr3" draw:text-style-name="P7" draw:layer="layout" svg:width="0.563cm" svg:height="0.199cm" svg:x="9.479cm" svg:y="6.671cm" svg:viewBox="0 0 564 200" svg:d="M564 29c0-19-5-29-11-29-4 0-12 8-12 23-3 83-59 129-119 129-53 0-94-37-136-73-42-41-86-79-144-79-92 0-142 94-142 171 0 27 12 27 12 27 9 0 11-17 11-19 4-94 67-131 119-131 54 0 94 37 136 73 43 38 87 79 144 79 93 0 142-94 142-171z">
            <text:p/>
          </draw:path>
          <draw:path draw:style-name="gr3" draw:text-style-name="P7" draw:layer="layout" svg:width="0.441cm" svg:height="0.537cm" svg:x="10.295cm" svg:y="6.607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7" draw:layer="layout" svg:width="0.327cm" svg:height="0.389cm" svg:x="11.052cm" svg:y="6.6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1.419cm" svg:y="6.46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2cm" svg:height="0.389cm" svg:x="11.76cm" svg:y="6.60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091cm" svg:height="0.091cm" svg:x="12.179cm" svg:y="6.891cm" svg:viewBox="0 0 92 92" svg:d="M92 46c0-25-21-46-46-46s-46 21-46 46 21 46 46 46 46-21 46-46z">
            <text:p/>
          </draw:path>
          <draw:path draw:style-name="gr3" draw:text-style-name="P7" draw:layer="layout" svg:width="0.381cm" svg:height="0.389cm" svg:x="12.751cm" svg:y="6.6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13.16cm" svg:y="6.60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13.49cm" svg:y="6.6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14.151cm" svg:y="6.60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4cm" svg:height="0.529cm" svg:x="14.472cm" svg:y="6.46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14.819cm" svg:y="6.603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64cm" svg:height="0.529cm" svg:x="15.222cm" svg:y="6.46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15.558cm" svg:y="6.6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659cm" svg:height="0.373cm" svg:x="15.937cm" svg:y="6.607cm" svg:viewBox="0 0 660 374" svg:d="M65 83v228c0 37-7 37-65 37v26c29 0 73-1 96-1 21 0 65 1 94 1v-26c-56 0-65 0-65-37v-157c0-89 59-135 113-135s63 46 63 94v198c0 37-9 37-65 37v26c29 0 71-1 94-1s67 1 96 1v-26c-57 0-67 0-67-37v-157c0-89 61-135 115-135s62 46 62 94v198c0 37-8 37-66 37v26c29 0 73-1 96-1 22 0 66 1 94 1v-26c-44 0-65 0-65-25v-162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6.636cm" svg:y="6.6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25cm" svg:height="0.373cm" svg:x="17.014cm" svg:y="6.60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64cm" svg:height="0.529cm" svg:x="17.448cm" svg:y="6.46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418cm" svg:height="0.537cm" svg:x="18.064cm" svg:y="6.607cm" svg:viewBox="0 0 419 538" svg:d="M123 56v-56l-123 10v26c60 0 65 4 65 43v395c0 39-7 39-65 39v25c29 0 73-2 94-2 23 0 67 2 96 2v-25c-56 0-65 0-65-39v-142-7c4 13 40 59 103 59 102 0 191-82 191-192 0-107-83-192-179-192-65 0-102 36-117 56zM125 278v-190c25-42 65-67 109-67 62 0 114 75 114 171 0 102-60 173-123 173-33 0-66-17-89-52-11-17-11-19-11-35z">
            <text:p/>
          </draw:path>
          <draw:path draw:style-name="gr3" draw:text-style-name="P7" draw:layer="layout" svg:width="0.381cm" svg:height="0.389cm" svg:x="18.546cm" svg:y="6.603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66cm" svg:height="0.529cm" svg:x="18.947cm" svg:y="6.461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264cm" svg:height="0.529cm" svg:x="19.276cm" svg:y="6.46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27cm" svg:height="0.389cm" svg:x="19.612cm" svg:y="6.60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19.986cm" svg:y="6.607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425cm" svg:height="0.373cm" svg:x="20.32cm" svg:y="6.60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20.789cm" svg:y="6.60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091cm" svg:height="0.091cm" svg:x="21.167cm" svg:y="6.891cm" svg:viewBox="0 0 92 92" svg:d="M92 46c0-25-21-46-46-46s-46 21-46 46 21 46 46 46 46-21 46-46z">
            <text:p/>
          </draw:path>
        </draw:g>
        <draw:g xml:id="id327" draw:id="id327">
          <svg:title>TexMaths</svg:title>
          <svg:desc>20§display§A \equiv B.§svg§600§FALSE§</svg:desc>
          <draw:polygon draw:style-name="gr2" draw:text-style-name="P6" draw:layer="layout" svg:width="2.099cm" svg:height="0.433cm" svg:x="22.905cm" svg:y="10.194cm" svg:viewBox="0 0 2100 434" draw:points="1050,434 0,434 0,0 2100,0 2100,434">
            <text:p/>
          </draw:polygon>
          <draw:path draw:style-name="gr3" draw:text-style-name="P7" draw:layer="layout" svg:width="0.482cm" svg:height="0.505cm" svg:x="22.894cm" svg:y="10.159cm" svg:viewBox="0 0 483 506" svg:d="M101 424c-27 47-55 58-87 60-8 0-14 0-14 14 0 3 3 8 10 8 19 0 40-3 60-3 23 0 48 3 71 3 3 0 13 0 13-14 0-8-7-8-12-8-16-2-33-8-33-26 0-8 5-16 9-26l55-89h177c2 14 12 110 12 117 0 22-37 24-52 24-9 0-17 0-17 14 0 8 9 8 11 8 29 0 59-3 88-3 18 0 61 3 78 3 5 0 13 0 13-14 0-8-6-8-16-8-43 0-43-5-45-26l-43-440c-1-15-1-18-14-18-11 0-13 5-18 11zM186 320l139-232 22 232z">
            <text:p/>
          </draw:path>
          <draw:path draw:style-name="gr3" draw:text-style-name="P7" draw:layer="layout" svg:width="0.469cm" svg:height="0.302cm" svg:x="23.632cm" svg:y="10.337cm" svg:viewBox="0 0 470 303" svg:d="M445 29c13 0 25 0 25-15 0-14-12-14-24-14h-422c-11 0-24 0-24 14 0 15 14 15 26 15zM446 303c12 0 24 0 24-15 0-14-12-14-25-14h-419c-12 0-26 0-26 14 0 15 13 15 24 15zM446 165c12 0 24 0 24-13 0-14-12-14-24-14h-422c-11 0-24 0-24 14 0 13 13 13 24 13z">
            <text:p/>
          </draw:path>
          <draw:path draw:style-name="gr3" draw:text-style-name="P7" draw:layer="layout" svg:width="0.503cm" svg:height="0.481cm" svg:x="24.365cm" svg:y="10.181cm" svg:viewBox="0 0 504 482" svg:d="M83 428c-6 27-8 32-64 32-13 0-19 0-19 14 0 8 6 8 19 8h251c112 0 196-83 196-152 0-51-42-91-109-99 72-15 147-66 147-133 0-53-46-98-131-98h-237c-14 0-21 0-21 14 0 8 7 8 19 8 2 0 15 0 28 2 12 0 19 2 19 11 0 2-2 5-3 13zM190 224l44-176c6-24 8-26 38-26h91c61 0 77 42 77 72 0 63-61 130-147 130zM158 460c-9 0-11 0-16 0-6 0-9-2-9-7 0-3 0-5 3-17l50-197h132c69 0 82 52 82 83 0 70-62 138-146 138z">
            <text:p/>
          </draw:path>
          <draw:path draw:style-name="gr3" draw:text-style-name="P7" draw:layer="layout" svg:width="0.076cm" svg:height="0.076cm" svg:x="24.963cm" svg:y="10.588cm" svg:viewBox="0 0 77 77" svg:d="M77 38c0-20-18-38-39-38-20 0-38 18-38 38 0 21 18 39 38 39 21 0 39-18 39-3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19" anim:sub-item="text" smil:attributeName="visibility" smil:to="visible"/>
                  <anim:animate smil:begin="0s" smil:dur="0.5s" smil:fill="hold" smil:decelerate="0.5" smil:targetElement="id319" anim:sub-item="text" smil:attributeName="rotate" smil:values="-90;0" smil:keyTimes="0;1"/>
                  <anim:animate smil:begin="0s" smil:dur="0.5s" smil:fill="hold" smil:decelerate="0.5" smil:targetElement="id319" anim:sub-item="text" smil:attributeName="width" smil:values="width;width*.05" smil:keyTimes="0;1"/>
                  <anim:animate smil:begin="0.5s" smil:dur="0.5s" smil:fill="hold" smil:accelerate="0.5" smil:targetElement="id319" anim:sub-item="text" smil:attributeName="width" smil:values="width*.05;width" smil:keyTimes="0;1"/>
                  <anim:animate smil:dur="1s" smil:fill="hold" smil:targetElement="id319" anim:sub-item="text" smil:attributeName="height" smil:values="height;height" smil:keyTimes="0;1"/>
                  <anim:animate smil:begin="0s" smil:dur="0.5s" smil:fill="hold" smil:decelerate="0.5" smil:targetElement="id319" anim:sub-item="text" smil:attributeName="x" smil:values="x+.4;x" smil:keyTimes="0;1"/>
                  <anim:animate smil:begin="0s" smil:dur="0.5s" smil:fill="hold" smil:decelerate="0.5" smil:targetElement="id319" anim:sub-item="text" smil:attributeName="y" smil:values="y-.2;y+.1" smil:keyTimes="0;1"/>
                  <anim:animate smil:begin="0.5s" smil:dur="0.5s" smil:fill="hold" smil:accelerate="0.5" smil:targetElement="id319" anim:sub-item="text" smil:attributeName="y" smil:values="y+.1;y" smil:keyTimes="0;1"/>
                  <anim:transitionFilter smil:begin="0s" smil:dur="1s" smil:decelerate="0.5" smil:targetElement="id3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0" anim:sub-item="text" smil:attributeName="visibility" smil:to="visible"/>
                  <anim:animate smil:dur="0.5s" smil:fill="hold" smil:targetElement="id320" anim:sub-item="text" smil:attributeName="width" smil:values="width*0.05;width" smil:keyTimes="0;1"/>
                  <anim:animate smil:dur="0.5s" smil:fill="hold" smil:targetElement="id320" anim:sub-item="text" smil:attributeName="height" smil:values="height;height" smil:keyTimes="0;1"/>
                  <anim:animate smil:dur="0.5s" smil:fill="hold" smil:targetElement="id320" anim:sub-item="text" smil:attributeName="x" smil:values="x-.2;x" smil:keyTimes="0;1"/>
                  <anim:animate smil:dur="0.5s" smil:fill="hold" smil:targetElement="id320" anim:sub-item="text" smil:attributeName="y" smil:values="y;y" smil:keyTimes="0;1"/>
                  <anim:transitionFilter smil:dur="0.5s" smil:targetElement="id3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1" anim:sub-item="text" smil:attributeName="visibility" smil:to="visible"/>
                  <anim:animate smil:dur="0.5s" smil:fill="hold" smil:targetElement="id321" anim:sub-item="text" smil:attributeName="width" smil:values="width*0.05;width" smil:keyTimes="0;1"/>
                  <anim:animate smil:dur="0.5s" smil:fill="hold" smil:targetElement="id321" anim:sub-item="text" smil:attributeName="height" smil:values="height;height" smil:keyTimes="0;1"/>
                  <anim:animate smil:dur="0.5s" smil:fill="hold" smil:targetElement="id321" anim:sub-item="text" smil:attributeName="x" smil:values="x-.2;x" smil:keyTimes="0;1"/>
                  <anim:animate smil:dur="0.5s" smil:fill="hold" smil:targetElement="id321" anim:sub-item="text" smil:attributeName="y" smil:values="y;y" smil:keyTimes="0;1"/>
                  <anim:transitionFilter smil:dur="0.5s" smil:targetElement="id32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2" anim:sub-item="text" smil:attributeName="visibility" smil:to="visible"/>
                  <anim:animate smil:dur="0.5s" smil:fill="hold" smil:targetElement="id322" anim:sub-item="text" smil:attributeName="width" smil:values="width*0.05;width" smil:keyTimes="0;1"/>
                  <anim:animate smil:dur="0.5s" smil:fill="hold" smil:targetElement="id322" anim:sub-item="text" smil:attributeName="height" smil:values="height;height" smil:keyTimes="0;1"/>
                  <anim:animate smil:dur="0.5s" smil:fill="hold" smil:targetElement="id322" anim:sub-item="text" smil:attributeName="x" smil:values="x-.2;x" smil:keyTimes="0;1"/>
                  <anim:animate smil:dur="0.5s" smil:fill="hold" smil:targetElement="id322" anim:sub-item="text" smil:attributeName="y" smil:values="y;y" smil:keyTimes="0;1"/>
                  <anim:transitionFilter smil:dur="0.5s" smil:targetElement="id322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3" smil:attributeName="visibility" smil:to="visible"/>
                  <anim:animate smil:dur="0.5s" smil:fill="hold" smil:targetElement="id323" smil:attributeName="width" smil:values="width*0.05;width" smil:keyTimes="0;1"/>
                  <anim:animate smil:dur="0.5s" smil:fill="hold" smil:targetElement="id323" smil:attributeName="height" smil:values="height;height" smil:keyTimes="0;1"/>
                  <anim:animate smil:dur="0.5s" smil:fill="hold" smil:targetElement="id323" smil:attributeName="x" smil:values="x-.2;x" smil:keyTimes="0;1"/>
                  <anim:animate smil:dur="0.5s" smil:fill="hold" smil:targetElement="id323" smil:attributeName="y" smil:values="y;y" smil:keyTimes="0;1"/>
                  <anim:transitionFilter smil:dur="0.5s" smil:targetElement="id3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4" anim:sub-item="text" smil:attributeName="visibility" smil:to="visible"/>
                  <anim:animate smil:dur="0.5s" smil:fill="hold" smil:targetElement="id324" anim:sub-item="text" smil:attributeName="width" smil:values="width*0.05;width" smil:keyTimes="0;1"/>
                  <anim:animate smil:dur="0.5s" smil:fill="hold" smil:targetElement="id324" anim:sub-item="text" smil:attributeName="height" smil:values="height;height" smil:keyTimes="0;1"/>
                  <anim:animate smil:dur="0.5s" smil:fill="hold" smil:targetElement="id324" anim:sub-item="text" smil:attributeName="x" smil:values="x-.2;x" smil:keyTimes="0;1"/>
                  <anim:animate smil:dur="0.5s" smil:fill="hold" smil:targetElement="id324" anim:sub-item="text" smil:attributeName="y" smil:values="y;y" smil:keyTimes="0;1"/>
                  <anim:transitionFilter smil:dur="0.5s" smil:targetElement="id3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5" anim:sub-item="text" smil:attributeName="visibility" smil:to="visible"/>
                  <anim:animate smil:dur="0.5s" smil:fill="hold" smil:targetElement="id325" anim:sub-item="text" smil:attributeName="width" smil:values="width*0.05;width" smil:keyTimes="0;1"/>
                  <anim:animate smil:dur="0.5s" smil:fill="hold" smil:targetElement="id325" anim:sub-item="text" smil:attributeName="height" smil:values="height;height" smil:keyTimes="0;1"/>
                  <anim:animate smil:dur="0.5s" smil:fill="hold" smil:targetElement="id325" anim:sub-item="text" smil:attributeName="x" smil:values="x-.2;x" smil:keyTimes="0;1"/>
                  <anim:animate smil:dur="0.5s" smil:fill="hold" smil:targetElement="id325" anim:sub-item="text" smil:attributeName="y" smil:values="y;y" smil:keyTimes="0;1"/>
                  <anim:transitionFilter smil:dur="0.5s" smil:targetElement="id32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6" anim:sub-item="text" smil:attributeName="visibility" smil:to="visible"/>
                  <anim:animate smil:dur="0.5s" smil:fill="hold" smil:targetElement="id326" anim:sub-item="text" smil:attributeName="width" smil:values="width*0.05;width" smil:keyTimes="0;1"/>
                  <anim:animate smil:dur="0.5s" smil:fill="hold" smil:targetElement="id326" anim:sub-item="text" smil:attributeName="height" smil:values="height;height" smil:keyTimes="0;1"/>
                  <anim:animate smil:dur="0.5s" smil:fill="hold" smil:targetElement="id326" anim:sub-item="text" smil:attributeName="x" smil:values="x-.2;x" smil:keyTimes="0;1"/>
                  <anim:animate smil:dur="0.5s" smil:fill="hold" smil:targetElement="id326" anim:sub-item="text" smil:attributeName="y" smil:values="y;y" smil:keyTimes="0;1"/>
                  <anim:transitionFilter smil:dur="0.5s" smil:targetElement="id326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8" anim:sub-item="text" smil:attributeName="visibility" smil:to="visible"/>
                  <anim:animate smil:dur="0.5s" smil:fill="hold" smil:targetElement="id328" anim:sub-item="text" smil:attributeName="width" smil:values="width*0.05;width" smil:keyTimes="0;1"/>
                  <anim:animate smil:dur="0.5s" smil:fill="hold" smil:targetElement="id328" anim:sub-item="text" smil:attributeName="height" smil:values="height;height" smil:keyTimes="0;1"/>
                  <anim:animate smil:dur="0.5s" smil:fill="hold" smil:targetElement="id328" anim:sub-item="text" smil:attributeName="x" smil:values="x-.2;x" smil:keyTimes="0;1"/>
                  <anim:animate smil:dur="0.5s" smil:fill="hold" smil:targetElement="id328" anim:sub-item="text" smil:attributeName="y" smil:values="y;y" smil:keyTimes="0;1"/>
                  <anim:transitionFilter smil:dur="0.5s" smil:targetElement="id3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9" anim:sub-item="text" smil:attributeName="visibility" smil:to="visible"/>
                  <anim:animate smil:dur="0.5s" smil:fill="hold" smil:targetElement="id329" anim:sub-item="text" smil:attributeName="width" smil:values="width*0.05;width" smil:keyTimes="0;1"/>
                  <anim:animate smil:dur="0.5s" smil:fill="hold" smil:targetElement="id329" anim:sub-item="text" smil:attributeName="height" smil:values="height;height" smil:keyTimes="0;1"/>
                  <anim:animate smil:dur="0.5s" smil:fill="hold" smil:targetElement="id329" anim:sub-item="text" smil:attributeName="x" smil:values="x-.2;x" smil:keyTimes="0;1"/>
                  <anim:animate smil:dur="0.5s" smil:fill="hold" smil:targetElement="id329" anim:sub-item="text" smil:attributeName="y" smil:values="y;y" smil:keyTimes="0;1"/>
                  <anim:transitionFilter smil:dur="0.5s" smil:targetElement="id3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0" anim:sub-item="text" smil:attributeName="visibility" smil:to="visible"/>
                  <anim:animate smil:dur="0.5s" smil:fill="hold" smil:targetElement="id330" anim:sub-item="text" smil:attributeName="width" smil:values="width*0.05;width" smil:keyTimes="0;1"/>
                  <anim:animate smil:dur="0.5s" smil:fill="hold" smil:targetElement="id330" anim:sub-item="text" smil:attributeName="height" smil:values="height;height" smil:keyTimes="0;1"/>
                  <anim:animate smil:dur="0.5s" smil:fill="hold" smil:targetElement="id330" anim:sub-item="text" smil:attributeName="x" smil:values="x-.2;x" smil:keyTimes="0;1"/>
                  <anim:animate smil:dur="0.5s" smil:fill="hold" smil:targetElement="id330" anim:sub-item="text" smil:attributeName="y" smil:values="y;y" smil:keyTimes="0;1"/>
                  <anim:transitionFilter smil:dur="0.5s" smil:targetElement="id3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13" draw:text-style-name="P5" draw:layer="layout" svg:width="26.6cm" svg:height="15.113cm" svg:x="0.8cm" svg:y="0.4cm" presentation:class="subtitle" presentation:user-transformed="true">
          <draw:text-box>
            <text:p xml:id="id331" text:id="id331" text:style-name="P4"><text:span text:style-name="T16"><text:tab/></text:span><text:span text:style-name="T16">Contradiction : </text:span><text:span text:style-name="T13">A statement pattern whose truth value is false for all</text:span></text:p>
            <text:p xml:id="id332" text:id="id332" text:style-name="P4"><text:span text:style-name="T13"><text:tab/></text:span><text:span text:style-name="T13">possible combinations of truth values of its prime components is called a</text:span></text:p>
            <text:p xml:id="id333" text:id="id333" text:style-name="P4"><text:span text:style-name="T13"><text:tab/></text:span><text:span text:style-name="T13">contradiction. We denote contradiction by c.</text:span></text:p>
            <text:p text:style-name="P4"><text:span text:style-name="T11"><text:s text:c="15"/></text:span></text:p>
            <text:p xml:id="id334" text:id="id334" text:style-name="P4"><text:span text:style-name="T12"><text:tab/></text:span><text:span text:style-name="T28">Contingency :</text:span><text:span text:style-name="T13"> A statement pattern which is neither a tautology nor a</text:span></text:p>
            <text:p xml:id="id335" text:id="id335" text:style-name="P4"><text:span text:style-name="T13"><text:tab/></text:span><text:span text:style-name="T13">contradiction is called a contingency. </text:span></text:p>
            <text:p text:style-name="P4"><text:span text:style-name="T29"><text:s text:c="26"/></text:span></text:p>
            <text:p xml:id="id336" text:id="id336" text:style-name="P4"><text:span text:style-name="T13"><text:tab/></text:span><text:span text:style-name="T8">Examples.</text:span><text:span text:style-name="T13"> <text:s text:c="44"/></text:span></text:p>
            <text:p text:style-name="P4"><text:span text:style-name="T30"><text:tab/></text:span><text:span text:style-name="T30"> <text:s text:c="18"/></text:span></text:p>
            <text:p text:style-name="P4"><text:span text:style-name="T13"><text:s text:c="13"/></text:span></text:p>
            <text:p text:style-name="P4"><text:span text:style-name="T13"/></text:p>
            <text:p text:style-name="P4"><text:span text:style-name="T13"><text:s text:c="13"/></text:span></text:p>
          </draw:text-box>
        </draw:frame>
        <draw:g xml:id="id337" draw:id="id337">
          <svg:title>TexMaths</svg:title>
          <svg:desc>22§display§\text {(1)  Construct the truth table for } (\sim p \vee q) \leftrightarrow \ \sim (p \wedge q)§svg§600§FALSE§</svg:desc>
          <draw:polygon draw:style-name="gr2" draw:text-style-name="P6" draw:layer="layout" svg:width="18.497cm" svg:height="0.696cm" svg:x="2.196cm" svg:y="6.998cm" svg:viewBox="0 0 18498 697" draw:points="9250,697 0,697 0,0 18498,0 18498,697">
            <text:p/>
          </draw:polygon>
          <draw:path draw:style-name="gr3" draw:text-style-name="P7" draw:layer="layout" svg:width="0.18cm" svg:height="0.773cm" svg:x="2.233cm" svg:y="6.9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.527cm" svg:y="7.02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.889cm" svg:y="6.9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562cm" svg:x="3.446cm" svg:y="6.994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344cm" svg:height="0.356cm" svg:x="3.982cm" svg:y="7.1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4.373cm" svg:y="7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4.802cm" svg:y="7.1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2cm" svg:height="0.485cm" svg:x="5.096cm" svg:y="7.0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5.404cm" svg:y="7.19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5.711cm" svg:y="7.19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95cm" svg:height="0.356cm" svg:x="6.142cm" svg:y="7.19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6.474cm" svg:y="7.0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42cm" svg:height="0.485cm" svg:x="7.032cm" svg:y="7.0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7.344cm" svg:y="7.00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7.77cm" svg:y="7.1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8.364cm" svg:y="7.063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8.671cm" svg:y="7.19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8.977cm" svg:y="7.196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44cm" svg:height="0.485cm" svg:x="9.398cm" svg:y="7.06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9.707cm" svg:y="7.003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4cm" svg:height="0.485cm" svg:x="10.385cm" svg:y="7.06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0.703cm" svg:y="7.193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83cm" svg:height="0.546cm" svg:x="11.078cm" svg:y="7.003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173cm" svg:height="0.537cm" svg:x="11.513cm" svg:y="7.003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11.724cm" svg:y="7.193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2.328cm" svg:y="6.994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44cm" svg:height="0.356cm" svg:x="12.56cm" svg:y="7.19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2.947cm" svg:y="7.19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8cm" svg:height="0.773cm" svg:x="13.563cm" svg:y="6.9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13.829cm" svg:y="7.25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14.579cm" svg:y="7.19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5.207cm" svg:y="7.077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319cm" svg:height="0.492cm" svg:x="15.883cm" svg:y="7.196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6.268cm" svg:y="6.9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16.782cm" svg:y="7.144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8 104 16 22 39 49 73 73z">
            <text:p/>
          </draw:path>
          <draw:path draw:style-name="gr3" draw:text-style-name="P7" draw:layer="layout" svg:width="0.516cm" svg:height="0.182cm" svg:x="17.813cm" svg:y="7.25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18cm" svg:height="0.773cm" svg:x="18.663cm" svg:y="6.9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8.862cm" svg:y="7.196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9.491cm" svg:y="7.077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9cm" svg:height="0.492cm" svg:x="20.166cm" svg:y="7.196cm" svg:viewBox="0 0 320 493" svg:d="M320 9c0-4-1-9-7-9-9 0-40 32-53 55-17-43-47-55-73-55-92 0-187 114-187 227 0 76 46 125 102 125 34 0 65-20 92-48-7 28-32 132-34 139-7 23-14 25-56 27-11 0-18 0-18 16 0 0 0 7 9 7 26 0 53-2 79-2 27 0 53 2 79 2 4 0 15 0 15-15 0-8-8-8-20-8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0.552cm" svg:y="6.9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frame draw:style-name="standard" xml:id="id339" draw:id="id339" draw:layer="layout" svg:width="21.144cm" svg:height="7.058cm" svg:x="3.695cm" svg:y="7.99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4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  <table:table-cell>
                <text:p text:style-name="P9">7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g xml:id="id340" draw:id="id340">
          <svg:title>TexMaths</svg:title>
          <svg:desc>26§display§p§svg§600§FALSE§</svg:desc>
          <draw:polygon draw:style-name="gr2" draw:text-style-name="P6" draw:layer="layout" svg:width="0.386cm" svg:height="0.49cm" svg:x="5.005cm" svg:y="9.315cm" svg:viewBox="0 0 387 491" draw:points="193,491 0,491 0,0 387,0 387,491">
            <text:p/>
          </draw:polygon>
          <draw:path draw:style-name="gr3" draw:text-style-name="P7" draw:layer="layout" svg:width="0.477cm" svg:height="0.581cm" svg:x="4.959cm" svg:y="9.269cm" svg:viewBox="0 0 478 582" svg:d="M71 518c-9 31-9 37-50 37-11 0-21 0-21 17 0 8 4 10 12 10 25 0 50-2 77-2 29 0 61 2 90 2 6 0 16 0 16-17 0-10-8-10-20-10-46 0-46-6-46-15 0-12 37-160 43-182 13 24 38 58 86 58 106 0 220-135 220-268 0-88-52-148-121-148-45 0-91 33-120 69-10-50-50-69-83-69-42 0-60 35-69 52-14 31-27 87-27 89 0 9 9 9 11 9 10 0 10 0 16-21 15-65 33-108 67-108 14 0 27 6 27 41 0 21-2 32-7 46zM233 118c6-24 31-49 48-64 31-27 58-33 72-33 38 0 61 31 61 85s-32 160-48 195c-31 63-75 94-108 94-63 0-73-77-73-81 0-2 0-4 2-15z">
            <text:p/>
          </draw:path>
        </draw:g>
        <draw:g xml:id="id342" draw:id="id342">
          <svg:title>TexMaths</svg:title>
          <svg:desc>26§display§q§svg§600§FALSE§</svg:desc>
          <draw:polygon draw:style-name="gr2" draw:text-style-name="P6" draw:layer="layout" svg:width="0.323cm" svg:height="0.49cm" svg:x="7.966cm" svg:y="9.315cm" svg:viewBox="0 0 324 491" draw:points="163,491 0,491 0,0 324,0 324,491">
            <text:p/>
          </draw:polygon>
          <draw:path draw:style-name="gr3" draw:text-style-name="P7" draw:layer="layout" svg:width="0.379cm" svg:height="0.581cm" svg:x="7.958cm" svg:y="9.269cm" svg:viewBox="0 0 380 582" svg:d="M380 10c0-4-2-10-8-10-11 0-48 37-63 64-21-49-56-64-88-64-108 0-221 135-221 268 0 90 54 148 121 148 40 0 77-23 109-56-9 33-38 155-40 164-8 27-17 29-67 31-12 0-21 0-21 19 0 0 0 8 11 8 29 0 62-2 94-2 31 0 62 2 94 2 4 0 16 0 16-17 0-10-8-10-25-10-44 0-44-6-44-15 0-6 3-12 5-20zM125 395c-56 0-60-71-60-85 0-46 27-146 44-183 27-69 75-106 112-106 61 0 73 73 73 79s-50 208-52 210c-14 27-67 85-117 85z">
            <text:p/>
          </draw:path>
        </draw:g>
        <draw:g xml:id="id344" draw:id="id344">
          <svg:title>TexMaths</svg:title>
          <svg:desc>24§display§\sim p§svg§600§FALSE§</svg:desc>
          <draw:polygon draw:style-name="gr2" draw:text-style-name="P6" draw:layer="layout" svg:width="1.219cm" svg:height="0.452cm" svg:x="10.66cm" svg:y="9.311cm" svg:viewBox="0 0 1220 453" draw:points="610,453 0,453 0,0 1220,0 1220,453">
            <text:p/>
          </draw:polygon>
          <draw:path draw:style-name="gr3" draw:text-style-name="P7" draw:layer="layout" svg:width="0.563cm" svg:height="0.199cm" svg:x="10.664cm" svg:y="9.332cm" svg:viewBox="0 0 564 200" svg:d="M564 29c0-19-6-29-12-29-3 0-11 8-11 23-4 83-60 129-119 129-54 0-94-37-136-73-42-41-87-79-144-79-92 0-142 94-142 171 0 27 12 27 12 27 9 0 11-17 11-19 4-94 67-131 119-131 54 0 94 37 136 73 42 38 86 79 144 79 92 0 142-94 142-171z">
            <text:p/>
          </draw:path>
          <draw:path draw:style-name="gr3" draw:text-style-name="P7" draw:layer="layout" svg:width="0.44cm" svg:height="0.537cm" svg:x="11.481cm" svg:y="9.269cm" svg:viewBox="0 0 441 538" svg:d="M65 478c-7 29-7 35-46 35-9 0-19 0-19 15 0 8 4 10 12 10 23 0 46-2 70-2 27 0 56 2 83 2 6 0 15 0 15-15 0-10-7-10-19-10-42 0-42-6-42-13 0-12 34-148 40-170 12 24 35 54 79 54 98 0 203-125 203-248 0-80-48-136-111-136-42 0-85 31-111 63-10-46-46-63-77-63-38 0-56 33-63 48-14 29-25 81-25 83 0 7 7 7 9 7 10 0 10 0 16-19 13-59 30-100 61-100 13 0 25 6 25 39 0 19-2 28-6 42zM215 110c6-24 29-47 44-60 29-25 54-31 67-31 35 0 56 29 56 79s-29 148-44 181c-29 57-69 86-100 86-58 0-67-71-67-75 0-2 0-4 2-13z">
            <text:p/>
          </draw:path>
        </draw:g>
        <draw:g xml:id="id345" draw:id="id345">
          <svg:title>TexMaths</svg:title>
          <svg:desc>22§display§A§svg§600§FALSE§</svg:desc>
          <draw:polygon draw:style-name="gr2" draw:text-style-name="P6" draw:layer="layout" svg:width="0.482cm" svg:height="0.477cm" svg:x="10.972cm" svg:y="10.21cm" svg:viewBox="0 0 483 478" draw:points="241,478 0,478 0,0 483,0 483,478">
            <text:p/>
          </draw:polygon>
          <draw:path draw:style-name="gr3" draw:text-style-name="P7" draw:layer="layout" svg:width="0.531cm" svg:height="0.556cm" svg:x="10.96cm" svg:y="10.171cm" svg:viewBox="0 0 532 557" svg:d="M111 467c-30 51-60 64-95 65-9 0-16 0-16 16 0 4 4 9 11 9 21 0 44-4 67-4 24 0 52 4 77 4 4 0 14 0 14-16 0-9-7-9-12-9-18-1-37-8-37-28 0-9 5-18 10-28l60-99h196c2 16 12 122 12 129 0 25-40 26-56 26-11 0-20 0-20 16 0 9 11 9 13 9 31 0 65-4 97-4 19 0 67 4 86 4 5 0 14 0 14-16 0-9-7-9-18-9-47 0-47-5-49-28l-48-485c-1-15-1-19-15-19-13 0-14 5-20 12zM204 353l154-256 24 256z">
            <text:p/>
          </draw:path>
        </draw:g>
        <draw:g xml:id="id349" draw:id="id349">
          <svg:title>TexMaths</svg:title>
          <svg:desc>22§display§A \vee q§svg§600§FALSE§</svg:desc>
          <draw:polygon draw:style-name="gr2" draw:text-style-name="P6" draw:layer="layout" svg:width="1.712cm" svg:height="0.627cm" svg:x="13.372cm" svg:y="9.211cm" svg:viewBox="0 0 1713 628" draw:points="857,628 0,628 0,0 1713,0 1713,628">
            <text:p/>
          </draw:polygon>
          <draw:path draw:style-name="gr3" draw:text-style-name="P7" draw:layer="layout" svg:width="0.531cm" svg:height="0.555cm" svg:x="13.36cm" svg:y="9.172cm" svg:viewBox="0 0 532 556" svg:d="M111 466c-30 51-60 64-95 66-9 0-16 0-16 15 0 4 4 9 11 9 21 0 44-3 66-3 25 0 53 3 78 3 3 0 14 0 14-16 0-8-7-8-12-8-18-2-37-9-37-29 0-8 5-17 10-28l60-98h196c1 15 12 121 12 128 0 25-41 27-56 27-11 0-20 0-20 15 0 9 11 9 12 9 32 0 66-3 97-3 20 0 67 3 87 3 5 0 14 0 14-16 0-8-7-8-18-8-47 0-47-6-49-29l-48-484c-2-15-2-19-16-19-12 0-14 5-19 12zM204 352l153-255 25 255z">
            <text:p/>
          </draw:path>
          <draw:path draw:style-name="gr3" draw:text-style-name="P7" draw:layer="layout" svg:width="0.43cm" svg:height="0.479cm" svg:x="14.128cm" svg:y="9.264cm" svg:viewBox="0 0 431 480" svg:d="M426 32c5-11 5-13 5-16 0-9-7-16-16-16-7 0-12 5-17 18l-181 410-184-412c-7-14-12-16-17-16-9 0-16 7-16 16 0 2 0 3 5 12l192 437c7 14 12 15 20 15s12-5 15-15z">
            <text:p/>
          </draw:path>
          <draw:path draw:style-name="gr3" draw:text-style-name="P7" draw:layer="layout" svg:width="0.319cm" svg:height="0.492cm" svg:x="14.804cm" svg:y="9.383cm" svg:viewBox="0 0 320 493" svg:d="M320 9c0-4-1-9-7-9-8 0-40 32-52 55-18-43-48-55-74-55-92 0-187 114-187 227 0 76 46 125 102 125 34 0 65-19 92-48-7 29-32 132-34 140-7 22-14 24-56 26-11 0-18 0-18 16 0 0 0 7 9 7 25 0 53-2 79-2 27 0 53 2 80 2 3 0 14 0 14-14 0-9-7-9-22-9-37 0-37-5-37-12 0-6 2-11 4-18zM106 334c-48 0-51-59-51-72 0-38 22-123 37-155 22-58 63-89 95-89 51 0 61 61 61 66 0 6-42 176-44 178-12 23-56 72-98 72z">
            <text:p/>
          </draw:path>
        </draw:g>
        <draw:g xml:id="id350" draw:id="id350">
          <svg:title>TexMaths</svg:title>
          <svg:desc>22§display§B§svg§600§FALSE§</svg:desc>
          <draw:polygon draw:style-name="gr2" draw:text-style-name="P6" draw:layer="layout" svg:width="0.507cm" svg:height="0.452cm" svg:x="13.968cm" svg:y="10.211cm" svg:viewBox="0 0 508 453" draw:points="255,453 0,453 0,0 508,0 508,453">
            <text:p/>
          </draw:polygon>
          <draw:path draw:style-name="gr3" draw:text-style-name="P7" draw:layer="layout" svg:width="0.553cm" svg:height="0.529cm" svg:x="13.961cm" svg:y="10.172cm" svg:viewBox="0 0 554 530" svg:d="M91 470c-7 30-8 35-70 35-14 0-21 0-21 16 0 9 7 9 21 9h276c123 0 215-92 215-167 0-57-46-101-120-109 79-16 162-73 162-147 0-58-51-107-144-107h-261c-15 0-22 0-22 16 0 9 7 9 21 9 1 0 16 0 30 1 14 0 21 2 21 13 0 1-2 5-4 14zM209 247l48-194c7-27 9-28 42-28h100c67 0 85 45 85 79 0 69-67 143-162 143zM174 505c-10 0-12 0-17 0-8 0-11-1-11-7 0-3 0-5 3-19l55-217h146c76 0 90 58 90 92 0 77-69 151-160 151z">
            <text:p/>
          </draw:path>
        </draw:g>
        <draw:g xml:id="id353" draw:id="id353">
          <svg:title>TexMaths</svg:title>
          <svg:desc>22§display§p \wedge q§svg§600§FALSE§</svg:desc>
          <draw:polygon draw:style-name="gr2" draw:text-style-name="P6" draw:layer="layout" svg:width="1.546cm" svg:height="0.536cm" svg:x="16.6cm" svg:y="9.211cm" svg:viewBox="0 0 1547 537" draw:points="772,537 0,537 0,0 1547,0 1547,537">
            <text:p/>
          </draw:polygon>
          <draw:path draw:style-name="gr3" draw:text-style-name="P7" draw:layer="layout" svg:width="0.404cm" svg:height="0.492cm" svg:x="16.561cm" svg:y="9.293cm" svg:viewBox="0 0 405 493" svg:d="M60 438c-7 26-7 32-42 32-9 0-18 0-18 14 0 7 4 9 11 9 21 0 42-2 65-2 24 0 51 2 75 2 6 0 14 0 14-14 0-9-7-9-17-9-39 0-39-6-39-13 0-10 32-135 37-154 11 21 32 49 72 49 90 0 187-114 187-227 0-74-44-125-102-125-39 0-78 28-102 58-9-42-43-58-71-58-35 0-51 30-58 44-12 26-23 74-23 76 0 7 7 7 9 7 9 0 9 0 14-18 12-54 28-91 56-91 13 0 23 5 23 35 0 17-1 26-5 38zM197 100c5-21 26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7.189cm" svg:y="9.172cm" svg:viewBox="0 0 431 480" svg:d="M234 16c-7-12-11-16-18-16-10 0-12 5-17 16l-194 434c-5 9-5 11-5 16 0 7 7 14 16 14 5 0 10 0 17-16l183-411 182 411c7 16 15 16 17 16 9 0 16-7 16-14 0-2 0-3-3-12z">
            <text:p/>
          </draw:path>
          <draw:path draw:style-name="gr3" draw:text-style-name="P7" draw:layer="layout" svg:width="0.319cm" svg:height="0.492cm" svg:x="17.865cm" svg:y="9.293cm" svg:viewBox="0 0 320 493" svg:d="M320 9c0-4-2-9-7-9-9 0-40 32-53 55-17-43-47-55-73-55-92 0-187 114-187 227 0 76 46 125 102 125 33 0 65-19 92-48-7 29-32 132-34 139-7 23-14 25-56 27-11 0-18 0-18 16 0 0 0 7 9 7 25 0 53-2 79-2 27 0 53 2 79 2 4 0 14 0 14-14 0-9-7-9-21-9-37 0-37-6-37-13 0-5 2-10 4-17zM106 334c-48 0-51-60-51-72 0-39 22-123 36-155 23-58 64-89 96-89 51 0 61 61 61 66 0 6-42 176-44 178-12 23-56 72-98 72z">
            <text:p/>
          </draw:path>
        </draw:g>
        <draw:g xml:id="id354" draw:id="id354">
          <svg:title>TexMaths</svg:title>
          <svg:desc>22§display§C§svg§600§FALSE§</svg:desc>
          <draw:polygon draw:style-name="gr2" draw:text-style-name="P6" draw:layer="layout" svg:width="0.51cm" svg:height="0.485cm" svg:x="16.961cm" svg:y="10.212cm" svg:viewBox="0 0 511 486" draw:points="255,486 0,486 0,0 511,0 511,486">
            <text:p/>
          </draw:polygon>
          <draw:path draw:style-name="gr3" draw:text-style-name="P7" draw:layer="layout" svg:width="0.549cm" svg:height="0.562cm" svg:x="16.961cm" svg:y="10.173cm" svg:viewBox="0 0 550 563" svg:d="M550 7c0-2-2-7-9-7-2 0-3 0-12 9l-53 60c-7-11-44-69-130-69-172 0-346 171-346 352 0 127 91 211 209 211 69 0 127-30 169-67 72-63 84-134 84-135 0-7-7-7-9-7-5 0-8 0-10 7-7 23-25 77-78 123-54 42-103 56-144 56-68 0-151-40-151-162 0-44 16-169 93-260 48-55 122-93 190-93 79 0 125 59 125 149 0 30-2 32-2 39 0 9 7 9 11 9 10 0 10-2 14-16z">
            <text:p/>
          </draw:path>
        </draw:g>
        <draw:g xml:id="id357" draw:id="id357">
          <svg:title>TexMaths</svg:title>
          <svg:desc>22§display§\sim C§svg§600§FALSE§</svg:desc>
          <draw:polygon draw:style-name="gr2" draw:text-style-name="P6" draw:layer="layout" svg:width="1.328cm" svg:height="0.485cm" svg:x="19.561cm" svg:y="9.214cm" svg:viewBox="0 0 1329 486" draw:points="664,486 0,486 0,0 1329,0 1329,486">
            <text:p/>
          </draw:polygon>
          <draw:path draw:style-name="gr3" draw:text-style-name="P7" draw:layer="layout" svg:width="0.517cm" svg:height="0.182cm" svg:x="19.565cm" svg:y="9.435cm" svg:viewBox="0 0 518 183" svg:d="M518 26c0-17-6-26-11-26-3 0-11 7-11 21-3 76-54 118-109 118-49 0-86-33-125-67-38-37-79-72-132-72-84 0-130 86-130 157 0 24 11 24 11 24 8 0 10-16 10-17 4-87 62-120 109-120 50 0 87 33 125 67 39 35 80 72 132 72 85 0 131-86 131-157z">
            <text:p/>
          </draw:path>
          <draw:path draw:style-name="gr3" draw:text-style-name="P7" draw:layer="layout" svg:width="0.55cm" svg:height="0.562cm" svg:x="20.378cm" svg:y="9.175cm" svg:viewBox="0 0 551 563" svg:d="M551 7c0-2-2-7-9-7-1 0-3 0-12 9l-53 60c-7-11-44-69-130-69-173 0-347 171-347 352 0 127 92 211 210 211 68 0 126-30 169-67 72-63 84-134 84-135 0-7-7-7-9-7-5 0-9 0-10 7-7 23-25 77-78 123-54 42-104 56-144 56-69 0-152-40-152-162 0-44 16-169 94-260 47-55 121-93 190-93 79 0 125 59 125 149 0 30-2 32-2 39 0 9 7 9 11 9 10 0 10-2 14-16z">
            <text:p/>
          </draw:path>
        </draw:g>
        <draw:g xml:id="id358" draw:id="id358">
          <svg:title>TexMaths</svg:title>
          <svg:desc>22§display§D§svg§600§FALSE§</svg:desc>
          <draw:polygon draw:style-name="gr2" draw:text-style-name="P6" draw:layer="layout" svg:width="0.545cm" svg:height="0.452cm" svg:x="19.968cm" svg:y="10.213cm" svg:viewBox="0 0 546 453" draw:points="273,453 0,453 0,0 546,0 546,453">
            <text:p/>
          </draw:polygon>
          <draw:path draw:style-name="gr3" draw:text-style-name="P7" draw:layer="layout" svg:width="0.593cm" svg:height="0.529cm" svg:x="19.961cm" svg:y="10.174cm" svg:viewBox="0 0 594 530" svg:d="M92 470c-7 30-9 35-71 35-12 0-21 0-21 16 0 9 7 9 21 9h257c163 0 316-164 316-333 0-111-67-197-183-197h-261c-14 0-23 0-23 14 0 11 7 11 23 11 9 0 23 0 33 1 13 0 16 4 16 13 0 1 0 5-3 14zM261 53c7-27 7-28 40-28h85c76 0 139 40 139 142 0 39-16 166-81 252-23 28-84 86-180 86h-88c-10 0-12 0-16 0-8 0-10-1-10-7 0-3 0-5 3-19z">
            <text:p/>
          </draw:path>
        </draw:g>
        <draw:g xml:id="id361" draw:id="id361">
          <svg:title>TexMaths</svg:title>
          <svg:desc>22§display§B \leftrightarrow D§svg§600§FALSE§</svg:desc>
          <draw:polygon draw:style-name="gr2" draw:text-style-name="P6" draw:layer="layout" svg:width="2.373cm" svg:height="0.46cm" svg:x="22.069cm" svg:y="9.214cm" svg:viewBox="0 0 2374 461" draw:points="1186,461 0,461 0,0 2374,0 2374,461">
            <text:p/>
          </draw:polygon>
          <draw:path draw:style-name="gr3" draw:text-style-name="P7" draw:layer="layout" svg:width="0.553cm" svg:height="0.529cm" svg:x="22.062cm" svg:y="9.175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4-19l54-217h146c76 0 90 59 90 92 0 78-69 152-160 152z">
            <text:p/>
          </draw:path>
          <draw:path draw:style-name="gr3" draw:text-style-name="P7" draw:layer="layout" svg:width="0.687cm" svg:height="0.404cm" svg:x="22.914cm" svg:y="9.309cm" svg:viewBox="0 0 688 405" svg:d="M84 187c43-32 64-64 71-74 33-53 40-102 40-104 0-9-8-9-15-9-13 0-15 2-18 16-18 76-63 141-150 176-8 4-12 5-12 11 0 5 4 7 12 10 80 34 132 93 152 182 1 8 3 10 16 10 7 0 15 0 15-9 0-1-7-51-38-102-16-23-39-51-73-76h520c-44 34-64 66-71 74-35 55-40 104-40 104 0 9 9 9 14 9 14 0 14-2 17-14 18-77 64-143 152-178 9-3 12-5 12-10 0-6-5-7-7-9-33-13-128-51-157-182-3-10-3-12-17-12-5 0-14 0-14 9 0 2 7 51 39 104 15 23 38 49 72 74z">
            <text:p/>
          </draw:path>
          <draw:path draw:style-name="gr3" draw:text-style-name="P7" draw:layer="layout" svg:width="0.592cm" svg:height="0.529cm" svg:x="23.889cm" svg:y="9.175cm" svg:viewBox="0 0 593 530" svg:d="M92 470c-8 30-9 36-71 36-12 0-21 0-21 15 0 9 7 9 21 9h257c162 0 315-164 315-333 0-111-67-197-183-197h-260c-14 0-23 0-23 14 0 11 7 11 23 11 8 0 22 0 33 1 12 0 16 4 16 13 0 2 0 5-4 14zM260 53c8-27 8-28 41-28h84c76 0 139 40 139 142 0 39-15 166-80 252-23 28-85 87-180 87h-88c-11 0-12 0-16 0-9 0-10-2-10-8 0-3 0-5 3-19z">
            <text:p/>
          </draw:path>
        </draw:g>
        <draw:g xml:id="id341" draw:id="id341">
          <svg:title>TexMaths</svg:title>
          <svg:desc>22§display§- \ -§svg§600§FALSE§</svg:desc>
          <draw:polygon draw:style-name="gr2" draw:text-style-name="P6" draw:layer="layout" svg:width="1.32cm" svg:height="0.132cm" svg:x="4.463cm" svg:y="10.515cm" svg:viewBox="0 0 1321 133" draw:points="661,133 0,133 0,0 1321,0 1321,133">
            <text:p/>
          </draw:polygon>
          <draw:path draw:style-name="gr3" draw:text-style-name="P7" draw:layer="layout" svg:width="0.473cm" svg:height="0.032cm" svg:x="4.488cm" svg:y="10.4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5.349cm" svg:y="10.476cm" svg:viewBox="0 0 474 33" svg:d="M447 33c13 0 27 0 27-17 0-16-14-16-27-16h-421c-12 0-26 0-26 16 0 17 14 17 26 17z">
            <text:p/>
          </draw:path>
        </draw:g>
        <draw:g xml:id="id343" draw:id="id343">
          <svg:title>TexMaths</svg:title>
          <svg:desc>22§display§- \ -§svg§600§FALSE§</svg:desc>
          <draw:polygon draw:style-name="gr2" draw:text-style-name="P6" draw:layer="layout" svg:width="1.32cm" svg:height="0.132cm" svg:x="7.465cm" svg:y="10.515cm" svg:viewBox="0 0 1321 133" draw:points="661,133 0,133 0,0 1321,0 1321,133">
            <text:p/>
          </draw:polygon>
          <draw:path draw:style-name="gr3" draw:text-style-name="P7" draw:layer="layout" svg:width="0.473cm" svg:height="0.032cm" svg:x="7.49cm" svg:y="10.4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8.351cm" svg:y="10.476cm" svg:viewBox="0 0 474 33" svg:d="M447 33c13 0 27 0 27-17 0-16-14-16-27-16h-421c-12 0-26 0-26 16 0 17 14 17 26 17z">
            <text:p/>
          </draw:path>
        </draw:g>
        <draw:g xml:id="id362" draw:id="id362">
          <svg:title>TexMaths</svg:title>
          <svg:desc>22§display§- \ -§svg§600§FALSE§</svg:desc>
          <draw:polygon draw:style-name="gr2" draw:text-style-name="P6" draw:layer="layout" svg:width="1.32cm" svg:height="0.132cm" svg:x="22.664cm" svg:y="10.515cm" svg:viewBox="0 0 1321 133" draw:points="661,133 0,133 0,0 1321,0 1321,133">
            <text:p/>
          </draw:polygon>
          <draw:path draw:style-name="gr3" draw:text-style-name="P7" draw:layer="layout" svg:width="0.473cm" svg:height="0.032cm" svg:x="22.689cm" svg:y="10.4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23.55cm" svg:y="10.476cm" svg:viewBox="0 0 474 33" svg:d="M447 33c13 0 27 0 27-17 0-16-14-16-27-16h-421c-12 0-26 0-26 16 0 17 14 17 26 17z">
            <text:p/>
          </draw:path>
        </draw:g>
        <draw:g xml:id="id363" draw:id="id363">
          <svg:title>TexMaths</svg:title>
          <svg:desc>22§display§\text T§svg§600§FALSE§</svg:desc>
          <draw:polygon draw:style-name="gr2" draw:text-style-name="P6" draw:layer="layout" svg:width="0.454cm" svg:height="0.446cm" svg:x="4.97cm" svg:y="11.308cm" svg:viewBox="0 0 455 447" draw:points="227,447 0,447 0,0 455,0 455,447">
            <text:p/>
          </draw:polygon>
          <draw:path draw:style-name="gr3" draw:text-style-name="P7" draw:layer="layout" svg:width="0.503cm" svg:height="0.523cm" svg:x="4.959cm" svg:y="11.2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64" draw:id="id364">
          <svg:title>TexMaths</svg:title>
          <svg:desc>22§display§\text T§svg§600§FALSE§</svg:desc>
          <draw:polygon draw:style-name="gr2" draw:text-style-name="P6" draw:layer="layout" svg:width="0.454cm" svg:height="0.446cm" svg:x="4.97cm" svg:y="12.308cm" svg:viewBox="0 0 455 447" draw:points="227,447 0,447 0,0 455,0 455,447">
            <text:p/>
          </draw:polygon>
          <draw:path draw:style-name="gr3" draw:text-style-name="P7" draw:layer="layout" svg:width="0.503cm" svg:height="0.523cm" svg:x="4.959cm" svg:y="12.2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65" draw:id="id365">
          <svg:title>TexMaths</svg:title>
          <svg:desc>22§display§\text F§svg§600§FALSE§</svg:desc>
          <draw:polygon draw:style-name="gr2" draw:text-style-name="P6" draw:layer="layout" svg:width="0.395cm" svg:height="0.45cm" svg:x="4.974cm" svg:y="13.309cm" svg:viewBox="0 0 396 451" draw:points="197,451 0,451 0,0 396,0 396,451">
            <text:p/>
          </draw:polygon>
          <draw:path draw:style-name="gr3" draw:text-style-name="P7" draw:layer="layout" svg:width="0.446cm" svg:height="0.527cm" svg:x="4.96cm" svg:y="13.2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66" draw:id="id366">
          <svg:title>TexMaths</svg:title>
          <svg:desc>22§display§\text F§svg§600§FALSE§</svg:desc>
          <draw:polygon draw:style-name="gr2" draw:text-style-name="P6" draw:layer="layout" svg:width="0.395cm" svg:height="0.45cm" svg:x="4.974cm" svg:y="14.309cm" svg:viewBox="0 0 396 451" draw:points="197,451 0,451 0,0 396,0 396,451">
            <text:p/>
          </draw:polygon>
          <draw:path draw:style-name="gr3" draw:text-style-name="P7" draw:layer="layout" svg:width="0.446cm" svg:height="0.527cm" svg:x="4.96cm" svg:y="14.2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67" draw:id="id367">
          <svg:title>TexMaths</svg:title>
          <svg:desc>22§display§\text T§svg§600§FALSE§</svg:desc>
          <draw:polygon draw:style-name="gr2" draw:text-style-name="P6" draw:layer="layout" svg:width="0.454cm" svg:height="0.446cm" svg:x="7.97cm" svg:y="11.309cm" svg:viewBox="0 0 455 447" draw:points="227,447 0,447 0,0 455,0 455,447">
            <text:p/>
          </draw:polygon>
          <draw:path draw:style-name="gr3" draw:text-style-name="P7" draw:layer="layout" svg:width="0.503cm" svg:height="0.523cm" svg:x="7.959cm" svg:y="11.2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68" draw:id="id368">
          <svg:title>TexMaths</svg:title>
          <svg:desc>22§display§\text F§svg§600§FALSE§</svg:desc>
          <draw:polygon draw:style-name="gr2" draw:text-style-name="P6" draw:layer="layout" svg:width="0.395cm" svg:height="0.45cm" svg:x="7.974cm" svg:y="12.309cm" svg:viewBox="0 0 396 451" draw:points="197,451 0,451 0,0 396,0 396,451">
            <text:p/>
          </draw:polygon>
          <draw:path draw:style-name="gr3" draw:text-style-name="P7" draw:layer="layout" svg:width="0.446cm" svg:height="0.527cm" svg:x="7.96cm" svg:y="12.2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69" draw:id="id369">
          <svg:title>TexMaths</svg:title>
          <svg:desc>22§display§\text T§svg§600§FALSE§</svg:desc>
          <draw:polygon draw:style-name="gr2" draw:text-style-name="P6" draw:layer="layout" svg:width="0.454cm" svg:height="0.446cm" svg:x="7.971cm" svg:y="13.31cm" svg:viewBox="0 0 455 447" draw:points="227,447 0,447 0,0 455,0 455,447">
            <text:p/>
          </draw:polygon>
          <draw:path draw:style-name="gr3" draw:text-style-name="P7" draw:layer="layout" svg:width="0.503cm" svg:height="0.523cm" svg:x="7.96cm" svg:y="13.2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70" draw:id="id370">
          <svg:title>TexMaths</svg:title>
          <svg:desc>22§display§\text F§svg§600§FALSE§</svg:desc>
          <draw:polygon draw:style-name="gr2" draw:text-style-name="P6" draw:layer="layout" svg:width="0.395cm" svg:height="0.45cm" svg:x="7.974cm" svg:y="14.31cm" svg:viewBox="0 0 396 451" draw:points="197,451 0,451 0,0 396,0 396,451">
            <text:p/>
          </draw:polygon>
          <draw:path draw:style-name="gr3" draw:text-style-name="P7" draw:layer="layout" svg:width="0.446cm" svg:height="0.527cm" svg:x="7.96cm" svg:y="14.2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73" draw:id="id373">
          <svg:title>TexMaths</svg:title>
          <svg:desc>22§display§\text T§svg§600§FALSE§</svg:desc>
          <draw:polygon draw:style-name="gr2" draw:text-style-name="P6" draw:layer="layout" svg:width="0.454cm" svg:height="0.446cm" svg:x="10.969cm" svg:y="13.31cm" svg:viewBox="0 0 455 447" draw:points="227,447 0,447 0,0 455,0 455,447">
            <text:p/>
          </draw:polygon>
          <draw:path draw:style-name="gr3" draw:text-style-name="P7" draw:layer="layout" svg:width="0.503cm" svg:height="0.523cm" svg:x="10.958cm" svg:y="13.2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74" draw:id="id374">
          <svg:title>TexMaths</svg:title>
          <svg:desc>22§display§\text T§svg§600§FALSE§</svg:desc>
          <draw:polygon draw:style-name="gr2" draw:text-style-name="P6" draw:layer="layout" svg:width="0.454cm" svg:height="0.446cm" svg:x="10.969cm" svg:y="14.31cm" svg:viewBox="0 0 455 447" draw:points="227,447 0,447 0,0 455,0 455,447">
            <text:p/>
          </draw:polygon>
          <draw:path draw:style-name="gr3" draw:text-style-name="P7" draw:layer="layout" svg:width="0.503cm" svg:height="0.523cm" svg:x="10.958cm" svg:y="14.2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71" draw:id="id371">
          <svg:title>TexMaths</svg:title>
          <svg:desc>22§display§\text F§svg§600§FALSE§</svg:desc>
          <draw:polygon draw:style-name="gr2" draw:text-style-name="P6" draw:layer="layout" svg:width="0.395cm" svg:height="0.45cm" svg:x="10.973cm" svg:y="11.311cm" svg:viewBox="0 0 396 451" draw:points="197,451 0,451 0,0 396,0 396,451">
            <text:p/>
          </draw:polygon>
          <draw:path draw:style-name="gr3" draw:text-style-name="P7" draw:layer="layout" svg:width="0.446cm" svg:height="0.527cm" svg:x="10.959cm" svg:y="11.2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72" draw:id="id372">
          <svg:title>TexMaths</svg:title>
          <svg:desc>22§display§\text F§svg§600§FALSE§</svg:desc>
          <draw:polygon draw:style-name="gr2" draw:text-style-name="P6" draw:layer="layout" svg:width="0.395cm" svg:height="0.45cm" svg:x="10.973cm" svg:y="12.311cm" svg:viewBox="0 0 396 451" draw:points="197,451 0,451 0,0 396,0 396,451">
            <text:p/>
          </draw:polygon>
          <draw:path draw:style-name="gr3" draw:text-style-name="P7" draw:layer="layout" svg:width="0.446cm" svg:height="0.527cm" svg:x="10.959cm" svg:y="12.2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75" draw:id="id375">
          <svg:title>TexMaths</svg:title>
          <svg:desc>22§display§\text T§svg§600§FALSE§</svg:desc>
          <draw:polygon draw:style-name="gr2" draw:text-style-name="P6" draw:layer="layout" svg:width="0.454cm" svg:height="0.446cm" svg:x="13.969cm" svg:y="11.311cm" svg:viewBox="0 0 455 447" draw:points="227,447 0,447 0,0 455,0 455,447">
            <text:p/>
          </draw:polygon>
          <draw:path draw:style-name="gr3" draw:text-style-name="P7" draw:layer="layout" svg:width="0.503cm" svg:height="0.523cm" svg:x="13.958cm" svg:y="11.2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76" draw:id="id376">
          <svg:title>TexMaths</svg:title>
          <svg:desc>22§display§\text F§svg§600§FALSE§</svg:desc>
          <draw:polygon draw:style-name="gr2" draw:text-style-name="P6" draw:layer="layout" svg:width="0.395cm" svg:height="0.45cm" svg:x="13.973cm" svg:y="12.311cm" svg:viewBox="0 0 396 451" draw:points="197,451 0,451 0,0 396,0 396,451">
            <text:p/>
          </draw:polygon>
          <draw:path draw:style-name="gr3" draw:text-style-name="P7" draw:layer="layout" svg:width="0.446cm" svg:height="0.527cm" svg:x="13.959cm" svg:y="12.2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77" draw:id="id377">
          <svg:title>TexMaths</svg:title>
          <svg:desc>22§display§\text T§svg§600§FALSE§</svg:desc>
          <draw:polygon draw:style-name="gr2" draw:text-style-name="P6" draw:layer="layout" svg:width="0.454cm" svg:height="0.446cm" svg:x="13.97cm" svg:y="13.312cm" svg:viewBox="0 0 455 447" draw:points="227,447 0,447 0,0 455,0 455,447">
            <text:p/>
          </draw:polygon>
          <draw:path draw:style-name="gr3" draw:text-style-name="P7" draw:layer="layout" svg:width="0.503cm" svg:height="0.523cm" svg:x="13.959cm" svg:y="13.273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78" draw:id="id378">
          <svg:title>TexMaths</svg:title>
          <svg:desc>22§display§\text T§svg§600§FALSE§</svg:desc>
          <draw:polygon draw:style-name="gr2" draw:text-style-name="P6" draw:layer="layout" svg:width="0.454cm" svg:height="0.446cm" svg:x="13.97cm" svg:y="14.312cm" svg:viewBox="0 0 455 447" draw:points="227,447 0,447 0,0 455,0 455,447">
            <text:p/>
          </draw:polygon>
          <draw:path draw:style-name="gr3" draw:text-style-name="P7" draw:layer="layout" svg:width="0.503cm" svg:height="0.523cm" svg:x="13.959cm" svg:y="14.273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79" draw:id="id379">
          <svg:title>TexMaths</svg:title>
          <svg:desc>22§display§\text T§svg§600§FALSE§</svg:desc>
          <draw:polygon draw:style-name="gr2" draw:text-style-name="P6" draw:layer="layout" svg:width="0.454cm" svg:height="0.446cm" svg:x="16.969cm" svg:y="11.312cm" svg:viewBox="0 0 455 447" draw:points="227,447 0,447 0,0 455,0 455,447">
            <text:p/>
          </draw:polygon>
          <draw:path draw:style-name="gr3" draw:text-style-name="P7" draw:layer="layout" svg:width="0.503cm" svg:height="0.523cm" svg:x="16.958cm" svg:y="11.273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80" draw:id="id380">
          <svg:title>TexMaths</svg:title>
          <svg:desc>22§display§\text F§svg§600§FALSE§</svg:desc>
          <draw:polygon draw:style-name="gr2" draw:text-style-name="P6" draw:layer="layout" svg:width="0.395cm" svg:height="0.45cm" svg:x="16.973cm" svg:y="12.312cm" svg:viewBox="0 0 396 451" draw:points="197,451 0,451 0,0 396,0 396,451">
            <text:p/>
          </draw:polygon>
          <draw:path draw:style-name="gr3" draw:text-style-name="P7" draw:layer="layout" svg:width="0.446cm" svg:height="0.527cm" svg:x="16.959cm" svg:y="12.273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81" draw:id="id381">
          <svg:title>TexMaths</svg:title>
          <svg:desc>22§display§\text F§svg§600§FALSE§</svg:desc>
          <draw:polygon draw:style-name="gr2" draw:text-style-name="P6" draw:layer="layout" svg:width="0.395cm" svg:height="0.45cm" svg:x="16.973cm" svg:y="13.313cm" svg:viewBox="0 0 396 451" draw:points="197,451 0,451 0,0 396,0 396,451">
            <text:p/>
          </draw:polygon>
          <draw:path draw:style-name="gr3" draw:text-style-name="P7" draw:layer="layout" svg:width="0.446cm" svg:height="0.527cm" svg:x="16.959cm" svg:y="13.274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82" draw:id="id382">
          <svg:title>TexMaths</svg:title>
          <svg:desc>22§display§\text F§svg§600§FALSE§</svg:desc>
          <draw:polygon draw:style-name="gr2" draw:text-style-name="P6" draw:layer="layout" svg:width="0.395cm" svg:height="0.45cm" svg:x="16.973cm" svg:y="14.313cm" svg:viewBox="0 0 396 451" draw:points="197,451 0,451 0,0 396,0 396,451">
            <text:p/>
          </draw:polygon>
          <draw:path draw:style-name="gr3" draw:text-style-name="P7" draw:layer="layout" svg:width="0.446cm" svg:height="0.527cm" svg:x="16.959cm" svg:y="14.274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83" draw:id="id383">
          <svg:title>TexMaths</svg:title>
          <svg:desc>22§display§\text F§svg§600§FALSE§</svg:desc>
          <draw:polygon draw:style-name="gr2" draw:text-style-name="P6" draw:layer="layout" svg:width="0.395cm" svg:height="0.45cm" svg:x="19.972cm" svg:y="11.313cm" svg:viewBox="0 0 396 451" draw:points="197,451 0,451 0,0 396,0 396,451">
            <text:p/>
          </draw:polygon>
          <draw:path draw:style-name="gr3" draw:text-style-name="P7" draw:layer="layout" svg:width="0.446cm" svg:height="0.527cm" svg:x="19.958cm" svg:y="11.274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84" draw:id="id384">
          <svg:title>TexMaths</svg:title>
          <svg:desc>22§display§\text T§svg§600§FALSE§</svg:desc>
          <draw:polygon draw:style-name="gr2" draw:text-style-name="P6" draw:layer="layout" svg:width="0.454cm" svg:height="0.446cm" svg:x="19.968cm" svg:y="12.313cm" svg:viewBox="0 0 455 447" draw:points="227,447 0,447 0,0 455,0 455,447">
            <text:p/>
          </draw:polygon>
          <draw:path draw:style-name="gr3" draw:text-style-name="P7" draw:layer="layout" svg:width="0.503cm" svg:height="0.523cm" svg:x="19.957cm" svg:y="12.274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85" draw:id="id385">
          <svg:title>TexMaths</svg:title>
          <svg:desc>22§display§\text T§svg§600§FALSE§</svg:desc>
          <draw:polygon draw:style-name="gr2" draw:text-style-name="P6" draw:layer="layout" svg:width="0.454cm" svg:height="0.446cm" svg:x="19.969cm" svg:y="13.314cm" svg:viewBox="0 0 455 447" draw:points="227,447 0,447 0,0 455,0 455,447">
            <text:p/>
          </draw:polygon>
          <draw:path draw:style-name="gr3" draw:text-style-name="P7" draw:layer="layout" svg:width="0.503cm" svg:height="0.523cm" svg:x="19.958cm" svg:y="13.275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86" draw:id="id386">
          <svg:title>TexMaths</svg:title>
          <svg:desc>22§display§\text T§svg§600§FALSE§</svg:desc>
          <draw:polygon draw:style-name="gr2" draw:text-style-name="P6" draw:layer="layout" svg:width="0.454cm" svg:height="0.446cm" svg:x="19.969cm" svg:y="14.314cm" svg:viewBox="0 0 455 447" draw:points="227,447 0,447 0,0 455,0 455,447">
            <text:p/>
          </draw:polygon>
          <draw:path draw:style-name="gr3" draw:text-style-name="P7" draw:layer="layout" svg:width="0.503cm" svg:height="0.523cm" svg:x="19.958cm" svg:y="14.275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89" draw:id="id389">
          <svg:title>TexMaths</svg:title>
          <svg:desc>22§display§\text T§svg§600§FALSE§</svg:desc>
          <draw:polygon draw:style-name="gr2" draw:text-style-name="P6" draw:layer="layout" svg:width="0.454cm" svg:height="0.446cm" svg:x="23.169cm" svg:y="13.314cm" svg:viewBox="0 0 455 447" draw:points="227,447 0,447 0,0 455,0 455,447">
            <text:p/>
          </draw:polygon>
          <draw:path draw:style-name="gr3" draw:text-style-name="P7" draw:layer="layout" svg:width="0.503cm" svg:height="0.523cm" svg:x="23.158cm" svg:y="13.275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90" draw:id="id390">
          <svg:title>TexMaths</svg:title>
          <svg:desc>22§display§\text T§svg§600§FALSE§</svg:desc>
          <draw:polygon draw:style-name="gr2" draw:text-style-name="P6" draw:layer="layout" svg:width="0.454cm" svg:height="0.446cm" svg:x="23.169cm" svg:y="14.314cm" svg:viewBox="0 0 455 447" draw:points="227,447 0,447 0,0 455,0 455,447">
            <text:p/>
          </draw:polygon>
          <draw:path draw:style-name="gr3" draw:text-style-name="P7" draw:layer="layout" svg:width="0.503cm" svg:height="0.523cm" svg:x="23.158cm" svg:y="14.275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387" draw:id="id387">
          <svg:title>TexMaths</svg:title>
          <svg:desc>22§display§\text F§svg§600§FALSE§</svg:desc>
          <draw:polygon draw:style-name="gr2" draw:text-style-name="P6" draw:layer="layout" svg:width="0.395cm" svg:height="0.45cm" svg:x="23.173cm" svg:y="11.315cm" svg:viewBox="0 0 396 451" draw:points="197,451 0,451 0,0 396,0 396,451">
            <text:p/>
          </draw:polygon>
          <draw:path draw:style-name="gr3" draw:text-style-name="P7" draw:layer="layout" svg:width="0.446cm" svg:height="0.527cm" svg:x="23.159cm" svg:y="11.276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88" draw:id="id388">
          <svg:title>TexMaths</svg:title>
          <svg:desc>22§display§\text F§svg§600§FALSE§</svg:desc>
          <draw:polygon draw:style-name="gr2" draw:text-style-name="P6" draw:layer="layout" svg:width="0.395cm" svg:height="0.45cm" svg:x="23.173cm" svg:y="12.315cm" svg:viewBox="0 0 396 451" draw:points="197,451 0,451 0,0 396,0 396,451">
            <text:p/>
          </draw:polygon>
          <draw:path draw:style-name="gr3" draw:text-style-name="P7" draw:layer="layout" svg:width="0.446cm" svg:height="0.527cm" svg:x="23.159cm" svg:y="12.276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38" draw:id="id338">
          <svg:title>TexMaths</svg:title>
          <svg:desc>22§display§\text {Sol.}§svg§600§FALSE§</svg:desc>
          <draw:polygon draw:style-name="gr2" draw:text-style-name="P6" draw:layer="layout" svg:width="1.103cm" svg:height="0.485cm" svg:x="2.197cm" svg:y="8.099cm" svg:viewBox="0 0 1104 486" draw:points="553,486 0,486 0,0 1104,0 1104,486">
            <text:p/>
          </draw:polygon>
          <draw:path draw:style-name="gr3" draw:text-style-name="P7" draw:layer="layout" svg:width="0.344cm" svg:height="0.562cm" svg:x="2.202cm" svg:y="8.06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609cm" svg:y="8.25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3cm" svg:y="8.06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083cm" svg:height="0.083cm" svg:x="3.257cm" svg:y="8.523cm" svg:viewBox="0 0 84 84" svg:d="M84 42c0-23-19-42-42-42s-42 19-42 42 19 42 42 42 42-19 42-42z">
            <text:p/>
          </draw:path>
        </draw:g>
        <draw:g xml:id="id351" draw:id="id351">
          <svg:title>TexMaths</svg:title>
          <svg:desc>16§display§\text B§svg§600§FALSE§</svg:desc>
          <draw:polygon draw:style-name="gr2" draw:text-style-name="P6" draw:layer="layout" svg:width="0.31cm" svg:height="0.329cm" svg:x="20.471cm" svg:y="4.805cm" svg:viewBox="0 0 311 330" draw:points="155,330 0,330 0,0 311,0 311,330">
            <text:p/>
          </draw:polygon>
          <draw:path draw:style-name="gr3" draw:text-style-name="P7" draw:layer="layout" svg:width="0.346cm" svg:height="0.385cm" svg:x="20.463cm" svg:y="4.777cm" svg:viewBox="0 0 347 386" svg:d="M105 180v-140c0-18 1-22 28-22h69c55 0 76 47 76 77 0 37-28 85-91 85zM238 185c55-12 94-48 94-90 0-49-52-95-126-95h-206v18h14c44 0 44 6 44 26v298c0 21 0 26-44 26h-14v18h222c75 0 125-50 125-104 0-49-46-91-109-97zM204 368h-71c-27 0-28-4-28-22v-155h106c57 0 80 53 80 91 0 40-30 86-87 86z">
            <text:p/>
          </draw:path>
        </draw:g>
        <draw:g xml:id="id355" draw:id="id355">
          <svg:title>TexMaths</svg:title>
          <svg:desc>16§display§\text C§svg§600§FALSE§</svg:desc>
          <draw:polygon draw:style-name="gr2" draw:text-style-name="P6" draw:layer="layout" svg:width="0.318cm" svg:height="0.353cm" svg:x="25.164cm" svg:y="5.305cm" svg:viewBox="0 0 319 354" draw:points="160,354 0,354 0,0 319,0 319,354">
            <text:p/>
          </draw:polygon>
          <draw:path draw:style-name="gr3" draw:text-style-name="P7" draw:layer="layout" svg:width="0.344cm" svg:height="0.409cm" svg:x="25.168cm" svg:y="5.277cm" svg:viewBox="0 0 345 410" svg:d="M0 205c0 117 91 205 196 205 93 0 149-78 149-143 0-6 0-9-8-9-6 0-6 2-6 9-5 80-65 126-127 126-35 0-146-19-146-188 0-168 110-187 145-187 61 0 113 51 123 133 1 8 1 10 9 10 10 0 10-2 10-14v-133c0-10 0-14-6-14-3 0-5 0-9 6l-28 43c-22-21-51-49-106-49-105 0-196 90-196 205z">
            <text:p/>
          </draw:path>
        </draw:g>
        <draw:polyline draw:style-name="gr5" draw:text-style-name="P13" xml:id="id352" draw:id="id352" draw:layer="layout" svg:width="2.199cm" svg:height="0cm" svg:x="19.6cm" svg:y="5.302cm" svg:viewBox="0 0 2200 0" draw:points="0,0 2200,0">
          <text:p/>
        </draw:polyline>
        <draw:polyline draw:style-name="gr5" draw:text-style-name="P13" xml:id="id356" draw:id="id356" draw:layer="layout" svg:width="1.499cm" svg:height="0cm" svg:x="24.7cm" svg:y="5.802cm" svg:viewBox="0 0 1500 0" draw:points="0,0 1500,0">
          <text:p/>
        </draw:polyline>
        <draw:g xml:id="id347" draw:id="id347">
          <svg:title>TexMaths</svg:title>
          <svg:desc>14§display§\text A§svg§600§FALSE§</svg:desc>
          <draw:polygon draw:style-name="gr2" draw:text-style-name="P6" draw:layer="layout" svg:width="0.304cm" svg:height="0.303cm" svg:x="19.974cm" svg:y="5.402cm" svg:viewBox="0 0 305 304" draw:points="153,304 0,304 0,0 305,0 305,304">
            <text:p/>
          </draw:polygon>
          <draw:path draw:style-name="gr3" draw:text-style-name="P7" draw:layer="layout" svg:width="0.338cm" svg:height="0.353cm" svg:x="19.965cm" svg:y="5.377cm" svg:viewBox="0 0 339 354" svg:d="M181 10c-3-7-4-10-11-10-8 0-9 3-12 10l-103 295c-9 25-28 32-55 33v16c11-1 33-2 51-2 15 0 41 1 57 2v-16c-25 0-37-12-37-25 0-2 0-6 0-7l23-65h123l25 75c0 2 2 6 2 8 0 14-27 14-41 14v16c18-2 52-2 71-2 21 0 44 1 65 2v-16h-9c-29 0-37-3-42-20zM155 65l56 160h-111z">
            <text:p/>
          </draw:path>
        </draw:g>
        <draw:polyline draw:style-name="gr5" draw:text-style-name="P13" xml:id="id348" draw:id="id348" draw:layer="layout" svg:width="0.999cm" svg:height="0cm" svg:x="19.7cm" svg:y="5.802cm" svg:viewBox="0 0 1000 0" draw:points="0,0 1000,0">
          <text:p/>
        </draw:polyline>
        <draw:g xml:id="id359" draw:id="id359">
          <svg:title>TexMaths</svg:title>
          <svg:desc>16§display§\text D§svg§600§FALSE§</svg:desc>
          <draw:polygon draw:style-name="gr2" draw:text-style-name="P6" draw:layer="layout" svg:width="0.342cm" svg:height="0.329cm" svg:x="25.074cm" svg:y="4.606cm" svg:viewBox="0 0 343 330" draw:points="172,330 0,330 0,0 343,0 343,330">
            <text:p/>
          </draw:polygon>
          <draw:path draw:style-name="gr3" draw:text-style-name="P7" draw:layer="layout" svg:width="0.378cm" svg:height="0.385cm" svg:x="25.065cm" svg:y="4.578cm" svg:viewBox="0 0 379 386" svg:d="M0 0v18h14c44 0 44 6 44 26v298c0 21 0 26-44 26h-14v18h206c95 0 173-83 173-190 0-108-76-196-173-196zM134 368c-26 0-28-4-28-22v-306c0-18 2-22 28-22h57c34 0 74 11 102 53 25 33 30 82 30 125 0 63-11 96-31 125-12 15-44 47-101 47z">
            <text:p/>
          </draw:path>
        </draw:g>
        <draw:polyline draw:style-name="gr5" draw:text-style-name="P13" xml:id="id360" draw:id="id360" draw:layer="layout" svg:width="2.899cm" svg:height="0.002cm" svg:x="23.6cm" svg:y="5.1cm" svg:viewBox="0 0 2900 3" draw:points="0,3 2900,0">
          <text:p/>
        </draw:polyline>
        <draw:g xml:id="id346" draw:id="id346">
          <svg:title>TexMaths</svg:title>
          <svg:desc>22§display§(\sim p \vee q) \leftrightarrow \ \sim (p \wedge q)§svg§600§FALSE§</svg:desc>
          <draw:polygon draw:style-name="gr2" draw:text-style-name="P6" draw:layer="layout" svg:width="7.169cm" svg:height="0.696cm" svg:x="19.298cm" svg:y="5.898cm" svg:viewBox="0 0 7170 697" draw:points="3585,697 0,697 0,0 7170,0 7170,697">
            <text:p/>
          </draw:polygon>
          <draw:path draw:style-name="gr3" draw:text-style-name="P7" draw:layer="layout" svg:width="0.18cm" svg:height="0.773cm" svg:x="19.335cm" svg:y="5.8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19.602cm" svg:y="6.15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20.352cm" svg:y="6.09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20.979cm" svg:y="5.977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7" draw:layer="layout" svg:width="0.319cm" svg:height="0.492cm" svg:x="21.655cm" svg:y="6.096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2.042cm" svg:y="5.8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22.556cm" svg:y="6.044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6 9 12 0 12-2 15-14 18-78 64-143 152-178 9-4 12-5 12-11 0-5-5-7-7-8-33-13-127-52-157-182-3-10-3-12-15-12-7 0-16 0-16 9 0 2 7 51 39 104 15 22 38 49 72 73z">
            <text:p/>
          </draw:path>
          <draw:path draw:style-name="gr3" draw:text-style-name="P7" draw:layer="layout" svg:width="0.516cm" svg:height="0.182cm" svg:x="23.585cm" svg:y="6.155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18cm" svg:height="0.773cm" svg:x="24.435cm" svg:y="5.8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24.636cm" svg:y="6.096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25.264cm" svg:y="5.977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9cm" svg:height="0.492cm" svg:x="25.94cm" svg:y="6.096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6.326cm" svg:y="5.8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31" anim:sub-item="text" smil:attributeName="visibility" smil:to="visible"/>
                  <anim:animate smil:dur="0.5s" smil:fill="hold" smil:targetElement="id331" anim:sub-item="text" smil:attributeName="width" smil:values="width*0.05;width" smil:keyTimes="0;1"/>
                  <anim:animate smil:dur="0.5s" smil:fill="hold" smil:targetElement="id331" anim:sub-item="text" smil:attributeName="height" smil:values="height;height" smil:keyTimes="0;1"/>
                  <anim:animate smil:dur="0.5s" smil:fill="hold" smil:targetElement="id331" anim:sub-item="text" smil:attributeName="x" smil:values="x-.2;x" smil:keyTimes="0;1"/>
                  <anim:animate smil:dur="0.5s" smil:fill="hold" smil:targetElement="id331" anim:sub-item="text" smil:attributeName="y" smil:values="y;y" smil:keyTimes="0;1"/>
                  <anim:transitionFilter smil:dur="0.5s" smil:targetElement="id33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2" anim:sub-item="text" smil:attributeName="visibility" smil:to="visible"/>
                  <anim:animate smil:dur="0.5s" smil:fill="hold" smil:targetElement="id332" anim:sub-item="text" smil:attributeName="width" smil:values="width*0.05;width" smil:keyTimes="0;1"/>
                  <anim:animate smil:dur="0.5s" smil:fill="hold" smil:targetElement="id332" anim:sub-item="text" smil:attributeName="height" smil:values="height;height" smil:keyTimes="0;1"/>
                  <anim:animate smil:dur="0.5s" smil:fill="hold" smil:targetElement="id332" anim:sub-item="text" smil:attributeName="x" smil:values="x-.2;x" smil:keyTimes="0;1"/>
                  <anim:animate smil:dur="0.5s" smil:fill="hold" smil:targetElement="id332" anim:sub-item="text" smil:attributeName="y" smil:values="y;y" smil:keyTimes="0;1"/>
                  <anim:transitionFilter smil:dur="0.5s" smil:targetElement="id332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3" anim:sub-item="text" smil:attributeName="visibility" smil:to="visible"/>
                  <anim:animate smil:dur="0.5s" smil:fill="hold" smil:targetElement="id333" anim:sub-item="text" smil:attributeName="width" smil:values="width*0.05;width" smil:keyTimes="0;1"/>
                  <anim:animate smil:dur="0.5s" smil:fill="hold" smil:targetElement="id333" anim:sub-item="text" smil:attributeName="height" smil:values="height;height" smil:keyTimes="0;1"/>
                  <anim:animate smil:dur="0.5s" smil:fill="hold" smil:targetElement="id333" anim:sub-item="text" smil:attributeName="x" smil:values="x-.2;x" smil:keyTimes="0;1"/>
                  <anim:animate smil:dur="0.5s" smil:fill="hold" smil:targetElement="id333" anim:sub-item="text" smil:attributeName="y" smil:values="y;y" smil:keyTimes="0;1"/>
                  <anim:transitionFilter smil:dur="0.5s" smil:targetElement="id3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4" anim:sub-item="text" smil:attributeName="visibility" smil:to="visible"/>
                  <anim:animate smil:dur="0.5s" smil:fill="hold" smil:targetElement="id334" anim:sub-item="text" smil:attributeName="width" smil:values="width*0.05;width" smil:keyTimes="0;1"/>
                  <anim:animate smil:dur="0.5s" smil:fill="hold" smil:targetElement="id334" anim:sub-item="text" smil:attributeName="height" smil:values="height;height" smil:keyTimes="0;1"/>
                  <anim:animate smil:dur="0.5s" smil:fill="hold" smil:targetElement="id334" anim:sub-item="text" smil:attributeName="x" smil:values="x-.2;x" smil:keyTimes="0;1"/>
                  <anim:animate smil:dur="0.5s" smil:fill="hold" smil:targetElement="id334" anim:sub-item="text" smil:attributeName="y" smil:values="y;y" smil:keyTimes="0;1"/>
                  <anim:transitionFilter smil:dur="0.5s" smil:targetElement="id33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5" anim:sub-item="text" smil:attributeName="visibility" smil:to="visible"/>
                  <anim:animate smil:dur="0.5s" smil:fill="hold" smil:targetElement="id335" anim:sub-item="text" smil:attributeName="width" smil:values="width*0.05;width" smil:keyTimes="0;1"/>
                  <anim:animate smil:dur="0.5s" smil:fill="hold" smil:targetElement="id335" anim:sub-item="text" smil:attributeName="height" smil:values="height;height" smil:keyTimes="0;1"/>
                  <anim:animate smil:dur="0.5s" smil:fill="hold" smil:targetElement="id335" anim:sub-item="text" smil:attributeName="x" smil:values="x-.2;x" smil:keyTimes="0;1"/>
                  <anim:animate smil:dur="0.5s" smil:fill="hold" smil:targetElement="id335" anim:sub-item="text" smil:attributeName="y" smil:values="y;y" smil:keyTimes="0;1"/>
                  <anim:transitionFilter smil:dur="0.5s" smil:targetElement="id3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6" anim:sub-item="text" smil:attributeName="visibility" smil:to="visible"/>
                  <anim:animate smil:dur="0.5s" smil:fill="hold" smil:targetElement="id336" anim:sub-item="text" smil:attributeName="width" smil:values="width*0.05;width" smil:keyTimes="0;1"/>
                  <anim:animate smil:dur="0.5s" smil:fill="hold" smil:targetElement="id336" anim:sub-item="text" smil:attributeName="height" smil:values="height;height" smil:keyTimes="0;1"/>
                  <anim:animate smil:dur="0.5s" smil:fill="hold" smil:targetElement="id336" anim:sub-item="text" smil:attributeName="x" smil:values="x-.2;x" smil:keyTimes="0;1"/>
                  <anim:animate smil:dur="0.5s" smil:fill="hold" smil:targetElement="id336" anim:sub-item="text" smil:attributeName="y" smil:values="y;y" smil:keyTimes="0;1"/>
                  <anim:transitionFilter smil:dur="0.5s" smil:targetElement="id3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7" smil:attributeName="visibility" smil:to="visible"/>
                  <anim:animate smil:dur="0.5s" smil:fill="hold" smil:targetElement="id337" smil:attributeName="width" smil:values="width*0.05;width" smil:keyTimes="0;1"/>
                  <anim:animate smil:dur="0.5s" smil:fill="hold" smil:targetElement="id337" smil:attributeName="height" smil:values="height;height" smil:keyTimes="0;1"/>
                  <anim:animate smil:dur="0.5s" smil:fill="hold" smil:targetElement="id337" smil:attributeName="x" smil:values="x-.2;x" smil:keyTimes="0;1"/>
                  <anim:animate smil:dur="0.5s" smil:fill="hold" smil:targetElement="id337" smil:attributeName="y" smil:values="y;y" smil:keyTimes="0;1"/>
                  <anim:transitionFilter smil:dur="0.5s" smil:targetElement="id3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8" smil:attributeName="visibility" smil:to="visible"/>
                  <anim:animate smil:dur="0.5s" smil:fill="hold" smil:targetElement="id338" smil:attributeName="width" smil:values="width*0.05;width" smil:keyTimes="0;1"/>
                  <anim:animate smil:dur="0.5s" smil:fill="hold" smil:targetElement="id338" smil:attributeName="height" smil:values="height;height" smil:keyTimes="0;1"/>
                  <anim:animate smil:dur="0.5s" smil:fill="hold" smil:targetElement="id338" smil:attributeName="x" smil:values="x-.2;x" smil:keyTimes="0;1"/>
                  <anim:animate smil:dur="0.5s" smil:fill="hold" smil:targetElement="id338" smil:attributeName="y" smil:values="y;y" smil:keyTimes="0;1"/>
                  <anim:transitionFilter smil:dur="0.5s" smil:targetElement="id3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1+width/2;x" smil:keyTimes="0;1"/>
                  <anim:animate smil:dur="0.5s" smil:fill="hold" smil:targetElement="id340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1+width/2;x" smil:keyTimes="0;1"/>
                  <anim:animate smil:dur="0.5s" smil:fill="hold" smil:targetElement="id341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1+width/2;x" smil:keyTimes="0;1"/>
                  <anim:animate smil:dur="0.5s" smil:fill="hold" smil:targetElement="id342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1+width/2;x" smil:keyTimes="0;1"/>
                  <anim:animate smil:dur="0.5s" smil:fill="hold" smil:targetElement="id343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1+width/2;x" smil:keyTimes="0;1"/>
                  <anim:animate smil:dur="0.5s" smil:fill="hold" smil:targetElement="id34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1+width/2;x" smil:keyTimes="0;1"/>
                  <anim:animate smil:dur="0.5s" smil:fill="hold" smil:targetElement="id34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1+width/2;x" smil:keyTimes="0;1"/>
                  <anim:animate smil:dur="0.5s" smil:fill="hold" smil:targetElement="id34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1+width/2;x" smil:keyTimes="0;1"/>
                  <anim:animate smil:dur="0.5s" smil:fill="hold" smil:targetElement="id34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1+width/2;x" smil:keyTimes="0;1"/>
                  <anim:animate smil:dur="0.5s" smil:fill="hold" smil:targetElement="id34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1+width/2;x" smil:keyTimes="0;1"/>
                  <anim:animate smil:dur="0.5s" smil:fill="hold" smil:targetElement="id35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1+width/2;x" smil:keyTimes="0;1"/>
                  <anim:animate smil:dur="0.5s" smil:fill="hold" smil:targetElement="id35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52" smil:attributeName="visibility" smil:to="visible"/>
                  <anim:animate smil:dur="0.5s" smil:fill="hold" smil:targetElement="id352" smil:attributeName="x" smil:values="1+width/2;x" smil:keyTimes="0;1"/>
                  <anim:animate smil:dur="0.5s" smil:fill="hold" smil:targetElement="id35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1+width/2;x" smil:keyTimes="0;1"/>
                  <anim:animate smil:dur="0.5s" smil:fill="hold" smil:targetElement="id35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1+width/2;x" smil:keyTimes="0;1"/>
                  <anim:animate smil:dur="0.5s" smil:fill="hold" smil:targetElement="id35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1+width/2;x" smil:keyTimes="0;1"/>
                  <anim:animate smil:dur="0.5s" smil:fill="hold" smil:targetElement="id35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1+width/2;x" smil:keyTimes="0;1"/>
                  <anim:animate smil:dur="0.5s" smil:fill="hold" smil:targetElement="id3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1+width/2;x" smil:keyTimes="0;1"/>
                  <anim:animate smil:dur="0.5s" smil:fill="hold" smil:targetElement="id35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1+width/2;x" smil:keyTimes="0;1"/>
                  <anim:animate smil:dur="0.5s" smil:fill="hold" smil:targetElement="id35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1+width/2;x" smil:keyTimes="0;1"/>
                  <anim:animate smil:dur="0.5s" smil:fill="hold" smil:targetElement="id35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1+width/2;x" smil:keyTimes="0;1"/>
                  <anim:animate smil:dur="0.5s" smil:fill="hold" smil:targetElement="id3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1+width/2;x" smil:keyTimes="0;1"/>
                  <anim:animate smil:dur="0.5s" smil:fill="hold" smil:targetElement="id36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1+width/2;x" smil:keyTimes="0;1"/>
                  <anim:animate smil:dur="0.5s" smil:fill="hold" smil:targetElement="id36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1" smil:attributeName="visibility" smil:to="visible"/>
                  <anim:animate smil:dur="0.5s" smil:fill="hold" smil:targetElement="id371" smil:attributeName="x" smil:values="x;x" smil:keyTimes="0;1"/>
                  <anim:animate smil:dur="0.5s" smil:fill="hold" smil:targetElement="id37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6" smil:attributeName="visibility" smil:to="visible"/>
                  <anim:animate smil:dur="0.5s" smil:fill="hold" smil:targetElement="id376" smil:attributeName="x" smil:values="x;x" smil:keyTimes="0;1"/>
                  <anim:animate smil:dur="0.5s" smil:fill="hold" smil:targetElement="id37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x;x" smil:keyTimes="0;1"/>
                  <anim:animate smil:dur="0.5s" smil:fill="hold" smil:targetElement="id37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x;x" smil:keyTimes="0;1"/>
                  <anim:animate smil:dur="0.5s" smil:fill="hold" smil:targetElement="id38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x;x" smil:keyTimes="0;1"/>
                  <anim:animate smil:dur="0.5s" smil:fill="hold" smil:targetElement="id3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13" draw:text-style-name="P5" draw:layer="layout" svg:width="26.6cm" svg:height="15.113cm" svg:x="0.8cm" svg:y="0.4cm" presentation:class="subtitle" presentation:user-transformed="true">
          <draw:text-box>
            <text:p text:style-name="P4"><text:span text:style-name="T16"><text:tab/></text:span></text:p>
            <text:p text:style-name="P4"><text:span text:style-name="T30"><text:tab/></text:span><text:span text:style-name="T30"> <text:s text:c="18"/></text:span></text:p>
            <text:p text:style-name="P4"><text:span text:style-name="T13"><text:s text:c="13"/></text:span></text:p>
            <text:p text:style-name="P4"><text:span text:style-name="T13"/></text:p>
            <text:p text:style-name="P4"><text:span text:style-name="T13"><text:s text:c="13"/></text:span></text:p>
          </draw:text-box>
        </draw:frame>
        <draw:g xml:id="id393" draw:id="id393">
          <svg:title>TexMaths</svg:title>
          <svg:desc>22§display§\sim ( p \leftrightarrow q ) \equiv ( p \ \wedge \sim q )  \vee  ( q \ \wedge \sim p )  §svg§600§FALSE§</svg:desc>
          <draw:polygon draw:style-name="gr2" draw:text-style-name="P6" draw:layer="layout" svg:width="11.453cm" svg:height="0.696cm" svg:x="15cm" svg:y="1.699cm" svg:viewBox="0 0 11454 697" draw:points="5727,697 0,697 0,0 11454,0 11454,697">
            <text:p/>
          </draw:polygon>
          <draw:path draw:style-name="gr3" draw:text-style-name="P7" draw:layer="layout" svg:width="0.516cm" svg:height="0.182cm" svg:x="15.004cm" svg:y="1.9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18cm" svg:height="0.773cm" svg:x="15.854cm" svg:y="1.6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6.054cm" svg:y="1.8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16.725cm" svg:y="1.845cm" svg:viewBox="0 0 688 405" svg:d="M84 186c43-31 64-63 71-73 33-53 40-102 40-104 0-9-8-9-15-9-13 0-15 2-16 16-20 75-65 141-152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9 104 15 22 38 49 72 73z">
            <text:p/>
          </draw:path>
          <draw:path draw:style-name="gr3" draw:text-style-name="P7" draw:layer="layout" svg:width="0.319cm" svg:height="0.492cm" svg:x="17.702cm" svg:y="1.8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8.087cm" svg:y="1.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6cm" svg:height="0.331cm" svg:x="18.601cm" svg:y="1.882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7" draw:layer="layout" svg:width="0.18cm" svg:height="0.773cm" svg:x="19.451cm" svg:y="1.6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9.65cm" svg:y="1.8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20.365cm" svg:y="1.7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21.095cm" svg:y="1.9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21.899cm" svg:y="1.897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2.285cm" svg:y="1.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22.756cm" svg:y="1.778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7" draw:layer="layout" svg:width="0.18cm" svg:height="0.773cm" svg:x="23.478cm" svg:y="1.6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23.733cm" svg:y="1.8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24.376cm" svg:y="1.7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25.106cm" svg:y="1.9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25.854cm" svg:y="1.8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8cm" svg:height="0.773cm" svg:x="26.312cm" svg:y="1.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frame draw:style-name="standard" xml:id="id394" draw:id="id394" draw:layer="layout" svg:width="21.506cm" svg:height="7.094cm" svg:x="3.686cm" svg:y="4.08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6"/>
            <table:table-column table:style-name="co6"/>
            <table:table-row table:style-name="ro4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4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  <table:table-cell>
                <text:p text:style-name="P9">7</text:p>
              </table:table-cell>
              <table:table-cell>
                <text:p text:style-name="P9">8</text:p>
              </table:table-cell>
              <table:table-cell>
                <text:p text:style-name="P9">9</text:p>
              </table:table-cell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g xml:id="id395" draw:id="id395">
          <svg:title>TexMaths</svg:title>
          <svg:desc>26§display§p§svg§600§FALSE§</svg:desc>
          <draw:polygon draw:style-name="gr2" draw:text-style-name="P6" draw:layer="layout" svg:width="0.386cm" svg:height="0.49cm" svg:x="4.706cm" svg:y="5.415cm" svg:viewBox="0 0 387 491" draw:points="193,491 0,491 0,0 387,0 387,491">
            <text:p/>
          </draw:polygon>
          <draw:path draw:style-name="gr3" draw:text-style-name="P7" draw:layer="layout" svg:width="0.477cm" svg:height="0.581cm" svg:x="4.66cm" svg:y="5.369cm" svg:viewBox="0 0 478 582" svg:d="M71 518c-9 31-9 37-50 37-11 0-21 0-21 17 0 8 4 10 12 10 25 0 50-2 77-2 29 0 61 2 90 2 6 0 16 0 16-17 0-10-8-10-20-10-46 0-46-6-46-15 0-12 37-160 43-182 13 24 38 58 86 58 106 0 220-135 220-268 0-88-52-148-121-148-45 0-91 33-120 69-10-50-50-69-83-69-42 0-60 35-69 52-14 31-27 87-27 89 0 9 9 9 11 9 10 0 10 0 16-21 15-65 33-108 67-108 14 0 27 6 27 41 0 21-2 32-7 46zM233 118c6-24 31-49 48-64 31-27 58-33 72-33 38 0 61 31 61 85s-32 160-48 195c-31 63-75 94-108 94-63 0-73-77-73-81 0-2 0-4 2-15z">
            <text:p/>
          </draw:path>
        </draw:g>
        <draw:g xml:id="id397" draw:id="id397">
          <svg:title>TexMaths</svg:title>
          <svg:desc>26§display§q§svg§600§FALSE§</svg:desc>
          <draw:polygon draw:style-name="gr2" draw:text-style-name="P6" draw:layer="layout" svg:width="0.323cm" svg:height="0.49cm" svg:x="7.067cm" svg:y="5.415cm" svg:viewBox="0 0 324 491" draw:points="163,491 0,491 0,0 324,0 324,491">
            <text:p/>
          </draw:polygon>
          <draw:path draw:style-name="gr3" draw:text-style-name="P7" draw:layer="layout" svg:width="0.379cm" svg:height="0.581cm" svg:x="7.059cm" svg:y="5.369cm" svg:viewBox="0 0 380 582" svg:d="M380 10c0-4-2-10-8-10-11 0-48 37-63 64-21-49-56-64-88-64-108 0-221 135-221 268 0 90 54 148 121 148 40 0 77-23 109-56-9 33-38 155-40 164-8 27-17 29-67 31-12 0-21 0-21 19 0 0 0 8 11 8 29 0 62-2 94-2 31 0 62 2 94 2 4 0 16 0 16-17 0-10-8-10-25-10-44 0-44-6-44-15 0-6 3-12 5-20zM125 395c-56 0-60-71-60-85 0-46 27-146 44-183 27-69 75-106 112-106 61 0 73 73 73 79s-50 208-52 210c-14 27-67 85-117 85z">
            <text:p/>
          </draw:path>
        </draw:g>
        <draw:g xml:id="id423" draw:id="id423">
          <svg:title>TexMaths</svg:title>
          <svg:desc>22§display§\text T§svg§600§FALSE§</svg:desc>
          <draw:polygon draw:style-name="gr2" draw:text-style-name="P6" draw:layer="layout" svg:width="0.454cm" svg:height="0.446cm" svg:x="4.671cm" svg:y="7.408cm" svg:viewBox="0 0 455 447" draw:points="227,447 0,447 0,0 455,0 455,447">
            <text:p/>
          </draw:polygon>
          <draw:path draw:style-name="gr3" draw:text-style-name="P7" draw:layer="layout" svg:width="0.503cm" svg:height="0.523cm" svg:x="4.66cm" svg:y="7.3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24" draw:id="id424">
          <svg:title>TexMaths</svg:title>
          <svg:desc>22§display§\text T§svg§600§FALSE§</svg:desc>
          <draw:polygon draw:style-name="gr2" draw:text-style-name="P6" draw:layer="layout" svg:width="0.454cm" svg:height="0.446cm" svg:x="4.671cm" svg:y="8.408cm" svg:viewBox="0 0 455 447" draw:points="227,447 0,447 0,0 455,0 455,447">
            <text:p/>
          </draw:polygon>
          <draw:path draw:style-name="gr3" draw:text-style-name="P7" draw:layer="layout" svg:width="0.503cm" svg:height="0.523cm" svg:x="4.66cm" svg:y="8.3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25" draw:id="id425">
          <svg:title>TexMaths</svg:title>
          <svg:desc>22§display§\text F§svg§600§FALSE§</svg:desc>
          <draw:polygon draw:style-name="gr2" draw:text-style-name="P6" draw:layer="layout" svg:width="0.395cm" svg:height="0.45cm" svg:x="4.675cm" svg:y="9.409cm" svg:viewBox="0 0 396 451" draw:points="197,451 0,451 0,0 396,0 396,451">
            <text:p/>
          </draw:polygon>
          <draw:path draw:style-name="gr3" draw:text-style-name="P7" draw:layer="layout" svg:width="0.446cm" svg:height="0.527cm" svg:x="4.661cm" svg:y="9.3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26" draw:id="id426">
          <svg:title>TexMaths</svg:title>
          <svg:desc>22§display§\text F§svg§600§FALSE§</svg:desc>
          <draw:polygon draw:style-name="gr2" draw:text-style-name="P6" draw:layer="layout" svg:width="0.395cm" svg:height="0.45cm" svg:x="4.675cm" svg:y="10.409cm" svg:viewBox="0 0 396 451" draw:points="197,451 0,451 0,0 396,0 396,451">
            <text:p/>
          </draw:polygon>
          <draw:path draw:style-name="gr3" draw:text-style-name="P7" draw:layer="layout" svg:width="0.446cm" svg:height="0.527cm" svg:x="4.661cm" svg:y="10.3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27" draw:id="id427">
          <svg:title>TexMaths</svg:title>
          <svg:desc>22§display§\text T§svg§600§FALSE§</svg:desc>
          <draw:polygon draw:style-name="gr2" draw:text-style-name="P6" draw:layer="layout" svg:width="0.454cm" svg:height="0.446cm" svg:x="7.071cm" svg:y="7.409cm" svg:viewBox="0 0 455 447" draw:points="227,447 0,447 0,0 455,0 455,447">
            <text:p/>
          </draw:polygon>
          <draw:path draw:style-name="gr3" draw:text-style-name="P7" draw:layer="layout" svg:width="0.503cm" svg:height="0.523cm" svg:x="7.06cm" svg:y="7.3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28" draw:id="id428">
          <svg:title>TexMaths</svg:title>
          <svg:desc>22§display§\text F§svg§600§FALSE§</svg:desc>
          <draw:polygon draw:style-name="gr2" draw:text-style-name="P6" draw:layer="layout" svg:width="0.395cm" svg:height="0.45cm" svg:x="7.075cm" svg:y="8.409cm" svg:viewBox="0 0 396 451" draw:points="197,451 0,451 0,0 396,0 396,451">
            <text:p/>
          </draw:polygon>
          <draw:path draw:style-name="gr3" draw:text-style-name="P7" draw:layer="layout" svg:width="0.446cm" svg:height="0.527cm" svg:x="7.061cm" svg:y="8.3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29" draw:id="id429">
          <svg:title>TexMaths</svg:title>
          <svg:desc>22§display§\text T§svg§600§FALSE§</svg:desc>
          <draw:polygon draw:style-name="gr2" draw:text-style-name="P6" draw:layer="layout" svg:width="0.454cm" svg:height="0.446cm" svg:x="7.072cm" svg:y="9.41cm" svg:viewBox="0 0 455 447" draw:points="227,447 0,447 0,0 455,0 455,447">
            <text:p/>
          </draw:polygon>
          <draw:path draw:style-name="gr3" draw:text-style-name="P7" draw:layer="layout" svg:width="0.503cm" svg:height="0.523cm" svg:x="7.061cm" svg:y="9.3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30" draw:id="id430">
          <svg:title>TexMaths</svg:title>
          <svg:desc>22§display§\text F§svg§600§FALSE§</svg:desc>
          <draw:polygon draw:style-name="gr2" draw:text-style-name="P6" draw:layer="layout" svg:width="0.395cm" svg:height="0.45cm" svg:x="7.075cm" svg:y="10.41cm" svg:viewBox="0 0 396 451" draw:points="197,451 0,451 0,0 396,0 396,451">
            <text:p/>
          </draw:polygon>
          <draw:path draw:style-name="gr3" draw:text-style-name="P7" draw:layer="layout" svg:width="0.446cm" svg:height="0.527cm" svg:x="7.061cm" svg:y="10.3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399" draw:id="id399">
          <svg:title>TexMaths</svg:title>
          <svg:desc>24§display§p \leftrightarrow q§svg§600§FALSE§</svg:desc>
          <draw:polygon draw:style-name="gr2" draw:text-style-name="P6" draw:layer="layout" svg:width="2.061cm" svg:height="0.511cm" svg:x="8.602cm" svg:y="5.412cm" svg:viewBox="0 0 2062 512" draw:points="1031,512 0,512 0,0 2062,0 2062,512">
            <text:p/>
          </draw:polygon>
          <draw:path draw:style-name="gr3" draw:text-style-name="P7" draw:layer="layout" svg:width="0.44cm" svg:height="0.536cm" svg:x="8.56cm" svg:y="5.428cm" svg:viewBox="0 0 441 537" svg:d="M65 478c-7 29-7 34-46 34-9 0-19 0-19 16 0 7 4 9 12 9 23 0 46-2 71-2 26 0 55 2 82 2 6 0 15 0 15-15 0-10-7-10-19-10-42 0-42-5-42-13 0-11 35-148 40-169 12 23 35 54 79 54 98 0 203-125 203-248 0-80-48-136-111-136-42 0-84 31-111 63-10-46-46-63-77-63-38 0-56 33-63 48-14 29-25 81-25 83 0 7 7 7 9 7 10 0 10 0 16-19 13-60 30-100 61-100 14 0 25 6 25 39 0 19-2 28-6 42zM215 109c6-23 29-46 44-59 29-25 54-31 67-31 35 0 56 29 56 79s-29 148-44 180c-29 58-69 87-100 87-58 0-67-71-67-75 0-2 0-4 2-14z">
            <text:p/>
          </draw:path>
          <draw:path draw:style-name="gr3" draw:text-style-name="P7" draw:layer="layout" svg:width="0.75cm" svg:height="0.44cm" svg:x="9.293cm" svg:y="5.37cm" svg:viewBox="0 0 751 441" svg:d="M92 203c46-34 69-69 77-80 36-58 44-111 44-113 0-10-10-10-17-10-14 0-16 2-19 17-20 83-70 154-164 192-9 4-13 6-13 12 0 5 4 7 13 11 87 37 144 102 166 198 1 10 3 11 17 11 7 0 17 0 17-9 0-2-8-56-42-111-17-25-42-56-79-83h566c-48 36-69 71-76 81-39 59-45 113-45 113 0 9 10 9 16 9 15 0 15-1 19-15 19-84 69-155 165-194 10-4 14-6 14-11 0-6-6-8-8-10-37-13-140-56-171-198-4-11-4-13-19-13-6 0-16 0-16 10 0 2 8 55 43 113 17 25 42 54 78 80z">
            <text:p/>
          </draw:path>
          <draw:path draw:style-name="gr3" draw:text-style-name="P7" draw:layer="layout" svg:width="0.348cm" svg:height="0.536cm" svg:x="10.357cm" svg:y="5.428cm" svg:viewBox="0 0 349 537" svg:d="M349 10c0-4-2-10-7-10-10 0-44 35-58 60-19-47-52-60-81-60-99 0-203 125-203 248 0 82 50 136 111 136 37 0 71-21 100-52-8 31-34 144-36 152-8 25-16 27-62 28-11 0-19 0-19 18 0 0 0 7 10 7 27 0 57-2 86-2s58 2 86 2c4 0 16 0 16-15 0-10-8-10-23-10-41 0-41-5-41-13 0-6 2-11 4-19zM115 365c-52 0-55-66-55-79 0-42 24-134 40-169 25-63 69-98 103-98 56 0 68 67 68 73s-46 192-48 194c-14 25-62 79-108 79z">
            <text:p/>
          </draw:path>
        </draw:g>
        <draw:g xml:id="id400" draw:id="id400">
          <svg:title>TexMaths</svg:title>
          <svg:desc>22§display§\text A§svg§600§FALSE§</svg:desc>
          <draw:polygon draw:style-name="gr2" draw:text-style-name="P6" draw:layer="layout" svg:width="0.478cm" svg:height="0.477cm" svg:x="9.373cm" svg:y="6.411cm" svg:viewBox="0 0 479 478" draw:points="240,478 0,478 0,0 479,0 479,478">
            <text:p/>
          </draw:polygon>
          <draw:path draw:style-name="gr3" draw:text-style-name="P7" draw:layer="layout" svg:width="0.531cm" svg:height="0.556cm" svg:x="9.359cm" svg:y="6.372cm" svg:viewBox="0 0 532 557" svg:d="M284 16c-4-11-6-16-18-16s-14 5-18 16l-162 463c-14 41-44 52-86 53v25c18-2 51-4 79-4 25 0 65 2 90 4v-25c-39 0-58-19-58-40 0-2 0-9 0-11l37-102h192l41 118c0 4 1 9 1 12 0 23-42 23-63 23v25c28-4 81-4 111-4 33 0 69 2 102 4v-25h-14c-46 0-58-5-65-31zM243 102l88 252h-174z">
            <text:p/>
          </draw:path>
        </draw:g>
        <draw:g xml:id="id403" draw:id="id403">
          <svg:title>TexMaths</svg:title>
          <svg:desc>22§display§\sim \text A§svg§600§FALSE§</svg:desc>
          <draw:polygon draw:style-name="gr2" draw:text-style-name="P6" draw:layer="layout" svg:width="1.293cm" svg:height="0.477cm" svg:x="11.46cm" svg:y="5.313cm" svg:viewBox="0 0 1294 478" draw:points="647,478 0,478 0,0 1294,0 1294,478">
            <text:p/>
          </draw:polygon>
          <draw:path draw:style-name="gr3" draw:text-style-name="P7" draw:layer="layout" svg:width="0.516cm" svg:height="0.182cm" svg:x="11.464cm" svg:y="5.544cm" svg:viewBox="0 0 517 183" svg:d="M517 26c0-17-5-26-11-26-3 0-10 7-10 21-4 76-55 118-109 118-49 0-86-33-125-67-39-37-79-72-132-72-84 0-130 86-130 157 0 25 11 25 11 25 8 0 10-16 10-18 4-86 62-120 109-120 49 0 86 34 125 67 39 35 79 72 132 72 84 0 130-86 130-157z">
            <text:p/>
          </draw:path>
          <draw:path draw:style-name="gr3" draw:text-style-name="P7" draw:layer="layout" svg:width="0.53cm" svg:height="0.556cm" svg:x="12.262cm" svg:y="5.274cm" svg:viewBox="0 0 531 557" svg:d="M283 16c-3-11-5-16-17-16-13 0-15 5-18 16l-162 463c-14 41-44 52-86 53v25c18-2 51-4 79-4 25 0 65 2 90 4v-25c-39 0-58-19-58-40 0-2 0-9 0-11l37-102h191l41 118c0 4 2 9 2 12 0 23-43 23-64 23v25c28-4 81-4 111-4 34 0 69 2 102 4v-25h-14c-46 0-58-5-65-31zM243 102l88 252h-174z">
            <text:p/>
          </draw:path>
        </draw:g>
        <draw:g xml:id="id405" draw:id="id405">
          <svg:title>TexMaths</svg:title>
          <svg:desc>22§display§\sim \text q§svg§600§FALSE§</svg:desc>
          <draw:polygon draw:style-name="gr2" draw:text-style-name="P6" draw:layer="layout" svg:width="1.147cm" svg:height="0.415cm" svg:x="13.862cm" svg:y="5.415cm" svg:viewBox="0 0 1148 416" draw:points="574,416 0,416 0,0 1148,0 1148,416">
            <text:p/>
          </draw:polygon>
          <draw:path draw:style-name="gr3" draw:text-style-name="P7" draw:layer="layout" svg:width="0.516cm" svg:height="0.182cm" svg:x="13.866cm" svg:y="5.434cm" svg:viewBox="0 0 517 183" svg:d="M517 26c0-17-5-26-10-26-4 0-11 7-11 21-3 76-54 118-109 118-49 0-86-33-125-67-38-37-79-72-132-72-84 0-130 86-130 157 0 24 11 24 11 24 8 0 10-15 10-17 4-87 62-120 109-120 50 0 86 33 125 67 39 35 79 72 132 72 85 0 130-86 130-157z">
            <text:p/>
          </draw:path>
          <draw:path draw:style-name="gr3" draw:text-style-name="P7" draw:layer="layout" svg:width="0.383cm" svg:height="0.492cm" svg:x="14.666cm" svg:y="5.376cm" svg:viewBox="0 0 384 493" svg:d="M269 296v139c0 35-9 35-61 35v23c26 0 67-2 88-2s60 2 88 2v-23c-53 0-62 0-62-35v-435h-18l-28 70c-10-21-42-70-104-70-91 0-172 76-172 176 0 97 76 176 165 176 55 0 87-33 104-56zM271 129v109c0 24-14 45-32 65-8 10-33 32-70 32-56 0-104-69-104-159 0-91 55-157 111-157 62 0 95 67 95 110z">
            <text:p/>
          </draw:path>
        </draw:g>
        <draw:g xml:id="id406" draw:id="id406">
          <svg:title>TexMaths</svg:title>
          <svg:desc>22§display§\text B§svg§600§FALSE§</svg:desc>
          <draw:polygon draw:style-name="gr2" draw:text-style-name="P6" draw:layer="layout" svg:width="0.427cm" svg:height="0.452cm" svg:x="14.171cm" svg:y="6.412cm" svg:viewBox="0 0 428 453" draw:points="213,453 0,453 0,0 428,0 428,453">
            <text:p/>
          </draw:polygon>
          <draw:path draw:style-name="gr3" draw:text-style-name="P7" draw:layer="layout" svg:width="0.476cm" svg:height="0.529cm" svg:x="14.16cm" svg:y="6.373cm" svg:viewBox="0 0 477 530" svg:d="M144 247v-192c0-25 2-30 39-30h95c76 0 104 65 104 105 0 51-39 117-125 117zM327 254c76-16 129-66 129-124 0-67-71-130-173-130h-283v25h19c60 0 60 8 60 35v410c0 28 0 35-60 35h-19v25h305c103 0 172-69 172-143 0-67-63-125-150-133zM280 505h-97c-37 0-39-5-39-30v-213h146c78 0 110 73 110 125 0 55-41 118-120 118z">
            <text:p/>
          </draw:path>
        </draw:g>
        <draw:g xml:id="id410" draw:id="id410">
          <svg:title>TexMaths</svg:title>
          <svg:desc>22§display§\text C§svg§600§FALSE§</svg:desc>
          <draw:polygon draw:style-name="gr2" draw:text-style-name="P6" draw:layer="layout" svg:width="0.438cm" svg:height="0.485cm" svg:x="16.561cm" svg:y="6.413cm" svg:viewBox="0 0 439 486" draw:points="221,486 0,486 0,0 439,0 439,486">
            <text:p/>
          </draw:polygon>
          <draw:path draw:style-name="gr3" draw:text-style-name="P7" draw:layer="layout" svg:width="0.474cm" svg:height="0.562cm" svg:x="16.566cm" svg:y="6.374cm" svg:viewBox="0 0 475 563" svg:d="M0 282c0 160 125 281 270 281 127 0 205-107 205-197 0-7 0-12-11-12-9 0-9 3-9 12-7 111-90 174-174 174-48 0-202-26-202-258 0-231 152-257 200-257 85 0 155 70 169 183 2 10 2 14 13 14 14 0 14-4 14-20v-183c0-14 0-19-9-19-4 0-7 0-12 9l-39 58c-30-28-69-67-145-67-145 0-270 123-270 282z">
            <text:p/>
          </draw:path>
        </draw:g>
        <draw:g xml:id="id409" draw:id="id409">
          <svg:title>TexMaths</svg:title>
          <svg:desc>22§display§p \wedge \text B§svg§600§FALSE§</svg:desc>
          <draw:polygon draw:style-name="gr2" draw:text-style-name="P6" draw:layer="layout" svg:width="1.7cm" svg:height="0.601cm" svg:x="16.001cm" svg:y="5.313cm" svg:viewBox="0 0 1701 602" draw:points="850,602 0,602 0,0 1701,0 1701,602">
            <text:p/>
          </draw:polygon>
          <draw:path draw:style-name="gr3" draw:text-style-name="P7" draw:layer="layout" svg:width="0.404cm" svg:height="0.492cm" svg:x="15.962cm" svg:y="5.461cm" svg:viewBox="0 0 405 493" svg:d="M60 439c-7 26-7 31-42 31-9 0-18 0-18 14 0 8 4 9 11 9 21 0 42-1 65-1 24 0 51 1 75 1 6 0 14 0 14-14 0-9-7-9-17-9-39 0-39-5-39-12 0-11 32-136 37-155 11 21 32 49 72 49 90 0 187-114 187-227 0-74-44-125-102-125-39 0-78 28-102 58-9-42-43-58-71-58-35 0-51 30-58 44-12 26-23 74-23 76 0 7 7 7 9 7 9 0 9 0 14-18 12-54 28-91 57-91 12 0 22 5 22 35 0 17-1 26-5 39zM197 100c5-21 27-42 41-54 26-23 49-28 61-28 32 0 51 26 51 72s-26 135-40 165c-27 53-64 80-92 80-53 0-61-65-61-69 0-2 0-4 1-12z">
            <text:p/>
          </draw:path>
          <draw:path draw:style-name="gr3" draw:text-style-name="P7" draw:layer="layout" svg:width="0.43cm" svg:height="0.48cm" svg:x="16.59cm" svg:y="5.339cm" svg:viewBox="0 0 431 481" svg:d="M234 16c-7-12-10-16-17-16-11 0-13 5-18 16l-194 435c-5 9-5 11-5 16 0 7 7 14 16 14 5 0 10 0 17-16l184-412 181 412c7 16 16 16 17 16 9 0 16-7 16-14 0-2 0-4-3-12z">
            <text:p/>
          </draw:path>
          <draw:path draw:style-name="gr3" draw:text-style-name="P7" draw:layer="layout" svg:width="0.476cm" svg:height="0.529cm" svg:x="17.263cm" svg:y="5.274cm" svg:viewBox="0 0 477 530" svg:d="M144 247v-192c0-25 2-30 39-30h95c76 0 104 65 104 105 0 51-39 117-125 117zM327 254c76-16 129-66 129-124 0-67-70-130-173-130h-283v25h19c60 0 60 8 60 35v410c0 29 0 36-60 36h-19v24h305c102 0 172-68 172-142 0-67-63-126-150-134zM280 506h-97c-37 0-39-6-39-30v-214h146c78 0 110 73 110 126 0 54-41 118-120 118z">
            <text:p/>
          </draw:path>
        </draw:g>
        <draw:g xml:id="id413" draw:id="id413">
          <svg:title>TexMaths</svg:title>
          <svg:desc>22§display§\sim \text p§svg§600§FALSE§</svg:desc>
          <draw:polygon draw:style-name="gr2" draw:text-style-name="P6" draw:layer="layout" svg:width="1.144cm" svg:height="0.415cm" svg:x="18.564cm" svg:y="5.417cm" svg:viewBox="0 0 1145 416" draw:points="573,416 0,416 0,0 1145,0 1145,416">
            <text:p/>
          </draw:polygon>
          <draw:path draw:style-name="gr3" draw:text-style-name="P7" draw:layer="layout" svg:width="0.517cm" svg:height="0.182cm" svg:x="18.568cm" svg:y="5.436cm" svg:viewBox="0 0 518 183" svg:d="M518 26c0-17-5-26-11-26-3 0-10 7-10 21-4 76-55 118-109 118-50 0-87-33-125-67-39-37-80-72-133-72-84 0-130 86-130 157 0 24 11 24 11 24 8 0 10-15 10-17 4-87 62-120 109-120 50 0 87 33 125 67 39 35 80 72 133 72 84 0 130-86 130-157z">
            <text:p/>
          </draw:path>
          <draw:path draw:style-name="gr3" draw:text-style-name="P7" draw:layer="layout" svg:width="0.383cm" svg:height="0.492cm" svg:x="19.364cm" svg:y="5.378cm" svg:viewBox="0 0 384 493" svg:d="M113 51v-51l-113 9v24c55 0 60 4 60 39v363c0 35-7 35-60 35v23c26 0 67-2 86-2 21 0 62 2 88 2v-23c-51 0-59 0-59-35v-130-7c3 12 37 54 95 54 93 0 174-76 174-176 0-99-76-176-164-176-60 0-93 33-107 51zM115 255v-174c22-39 59-62 100-62 56 0 104 69 104 157 0 93-55 159-113 159-30 0-60-16-81-48-10-16-10-18-10-32z">
            <text:p/>
          </draw:path>
        </draw:g>
        <draw:g xml:id="id414" draw:id="id414">
          <svg:title>TexMaths</svg:title>
          <svg:desc>22§display§\text D§svg§600§FALSE§</svg:desc>
          <draw:polygon draw:style-name="gr2" draw:text-style-name="P6" draw:layer="layout" svg:width="0.471cm" svg:height="0.452cm" svg:x="18.975cm" svg:y="6.413cm" svg:viewBox="0 0 472 453" draw:points="236,453 0,453 0,0 472,0 472,453">
            <text:p/>
          </draw:polygon>
          <draw:path draw:style-name="gr3" draw:text-style-name="P7" draw:layer="layout" svg:width="0.52cm" svg:height="0.529cm" svg:x="18.963cm" svg:y="6.374cm" svg:viewBox="0 0 521 530" svg:d="M0 0v25h19c60 0 60 8 60 35v410c0 28 0 35-60 35h-19v25h283c131 0 238-114 238-261 0-148-104-269-238-269zM185 505c-37 0-39-5-39-30v-420c0-25 2-30 39-30h77c48 0 102 15 141 72 34 46 41 113 41 172 0 87-15 132-43 171-16 21-60 65-139 65z">
            <text:p/>
          </draw:path>
        </draw:g>
        <draw:g xml:id="id418" draw:id="id418">
          <svg:title>TexMaths</svg:title>
          <svg:desc>22§display§\text E§svg§600§FALSE§</svg:desc>
          <draw:polygon draw:style-name="gr2" draw:text-style-name="P6" draw:layer="layout" svg:width="0.426cm" svg:height="0.45cm" svg:x="21.276cm" svg:y="6.415cm" svg:viewBox="0 0 427 451" draw:points="215,451 0,451 0,0 427,0 427,451">
            <text:p/>
          </draw:polygon>
          <draw:path draw:style-name="gr3" draw:text-style-name="P7" draw:layer="layout" svg:width="0.479cm" svg:height="0.527cm" svg:x="21.262cm" svg:y="6.376cm" svg:viewBox="0 0 480 528" svg:d="M79 466c0 29 0 37-60 37h-19v25h447l33-201h-19c-20 120-37 176-171 176h-104c-35 0-37-5-37-31v-206h69c76 0 84 24 84 90h20v-205h-20c0 65-8 90-84 90h-69v-186c0-25 2-30 37-30h101c119 0 140 42 153 149h19l-23-174h-436v25h19c60 0 60 8 60 35z">
            <text:p/>
          </draw:path>
        </draw:g>
        <draw:g xml:id="id417" draw:id="id417">
          <svg:title>TexMaths</svg:title>
          <svg:desc>22§display§q \wedge \text D§svg§600§FALSE§</svg:desc>
          <draw:polygon draw:style-name="gr2" draw:text-style-name="P6" draw:layer="layout" svg:width="1.702cm" svg:height="0.601cm" svg:x="20.671cm" svg:y="5.314cm" svg:viewBox="0 0 1703 602" draw:points="852,602 0,602 0,0 1703,0 1703,602">
            <text:p/>
          </draw:polygon>
          <draw:path draw:style-name="gr3" draw:text-style-name="P7" draw:layer="layout" svg:width="0.319cm" svg:height="0.492cm" svg:x="20.664cm" svg:y="5.462cm" svg:viewBox="0 0 320 493" svg:d="M320 9c0-4-2-9-7-9-9 0-40 32-53 55-17-43-47-55-74-55-91 0-186 115-186 227 0 76 46 125 102 125 33 0 65-19 92-47-8 28-32 132-34 139-7 23-14 25-56 26-11 0-18 0-18 16 0 0 0 7 9 7 25 0 53-1 79-1 27 0 53 1 79 1 4 0 14 0 14-14 0-9-7-9-21-9-37 0-37-5-37-12 0-5 2-11 4-18zM106 335c-48 0-51-60-51-73 0-38 22-123 36-155 23-58 64-89 95-89 52 0 62 61 62 67 0 5-42 176-44 177-12 23-56 73-98 73z">
            <text:p/>
          </draw:path>
          <draw:path draw:style-name="gr3" draw:text-style-name="P7" draw:layer="layout" svg:width="0.43cm" svg:height="0.48cm" svg:x="21.22cm" svg:y="5.34cm" svg:viewBox="0 0 431 481" svg:d="M234 16c-7-12-11-16-18-16-10 0-12 5-17 16l-194 435c-5 9-5 11-5 16 0 7 7 14 16 14 5 0 10 0 17-16l183-412 182 412c7 16 15 16 17 16 9 0 16-7 16-14 0-2 0-4-3-12z">
            <text:p/>
          </draw:path>
          <draw:path draw:style-name="gr3" draw:text-style-name="P7" draw:layer="layout" svg:width="0.52cm" svg:height="0.529cm" svg:x="21.89cm" svg:y="5.275cm" svg:viewBox="0 0 521 530" svg:d="M0 0v25h19c60 0 60 8 60 35v410c0 29 0 36-60 36h-19v24h283c130 0 238-114 238-260 0-148-104-270-238-270zM185 506c-37 0-39-6-39-30v-421c0-25 2-30 39-30h77c48 0 102 16 141 72 33 46 40 113 40 173 0 86-14 132-42 170-16 22-60 66-139 66z">
            <text:p/>
          </draw:path>
        </draw:g>
        <draw:g xml:id="id421" draw:id="id421">
          <svg:title>TexMaths</svg:title>
          <svg:desc>22§display§\text C \vee \text E§svg§600§FALSE§</svg:desc>
          <draw:polygon draw:style-name="gr2" draw:text-style-name="P6" draw:layer="layout" svg:width="1.845cm" svg:height="0.485cm" svg:x="23.065cm" svg:y="5.414cm" svg:viewBox="0 0 1846 486" draw:points="922,486 0,486 0,0 1846,0 1846,486">
            <text:p/>
          </draw:polygon>
          <draw:path draw:style-name="gr3" draw:text-style-name="P7" draw:layer="layout" svg:width="0.472cm" svg:height="0.562cm" svg:x="23.07cm" svg:y="5.375cm" svg:viewBox="0 0 473 563" svg:d="M0 282c0 160 125 281 269 281 127 0 204-107 204-197 0-7 0-12-10-12-9 0-9 3-9 12-7 111-90 174-174 174-48 0-201-26-201-258 0-231 152-257 199-257 85 0 155 70 169 183 2 10 2 14 12 14 14 0 14-4 14-20v-183c0-14 0-19-8-19-4 0-7 0-13 9l-38 58c-30-28-69-67-145-67-144 0-269 123-269 282z">
            <text:p/>
          </draw:path>
          <draw:path draw:style-name="gr3" draw:text-style-name="P7" draw:layer="layout" svg:width="0.43cm" svg:height="0.479cm" svg:x="23.799cm" svg:y="5.458cm" svg:viewBox="0 0 431 480" svg:d="M426 32c5-11 5-13 5-16 0-9-7-16-16-16-7 0-12 5-17 18l-182 410-183-412c-7-14-12-16-17-16-9 0-16 7-16 16 0 2 0 3 5 12l192 436c7 15 12 16 19 16 9 0 13-5 16-16z">
            <text:p/>
          </draw:path>
          <draw:path draw:style-name="gr3" draw:text-style-name="P7" draw:layer="layout" svg:width="0.479cm" svg:height="0.527cm" svg:x="24.47cm" svg:y="5.394cm" svg:viewBox="0 0 480 528" svg:d="M79 466c0 28 0 37-60 37h-19v25h447l33-201h-19c-19 120-37 176-171 176h-103c-36 0-37-5-37-31v-206h68c76 0 85 24 85 89h19v-204h-19c0 65-9 90-85 90h-68v-186c0-25 1-30 37-30h100c120 0 141 42 153 149h19l-23-174h-436v25h19c60 0 60 8 60 35z">
            <text:p/>
          </draw:path>
        </draw:g>
        <draw:g xml:id="id431" draw:id="id431">
          <svg:title>TexMaths</svg:title>
          <svg:desc>22§display§\text T§svg§600§FALSE§</svg:desc>
          <draw:polygon draw:style-name="gr2" draw:text-style-name="P6" draw:layer="layout" svg:width="0.454cm" svg:height="0.446cm" svg:x="9.372cm" svg:y="7.409cm" svg:viewBox="0 0 455 447" draw:points="227,447 0,447 0,0 455,0 455,447">
            <text:p/>
          </draw:polygon>
          <draw:path draw:style-name="gr3" draw:text-style-name="P7" draw:layer="layout" svg:width="0.503cm" svg:height="0.523cm" svg:x="9.361cm" svg:y="7.3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32" draw:id="id432">
          <svg:title>TexMaths</svg:title>
          <svg:desc>22§display§\text F§svg§600§FALSE§</svg:desc>
          <draw:polygon draw:style-name="gr2" draw:text-style-name="P6" draw:layer="layout" svg:width="0.395cm" svg:height="0.45cm" svg:x="9.376cm" svg:y="8.409cm" svg:viewBox="0 0 396 451" draw:points="197,451 0,451 0,0 396,0 396,451">
            <text:p/>
          </draw:polygon>
          <draw:path draw:style-name="gr3" draw:text-style-name="P7" draw:layer="layout" svg:width="0.446cm" svg:height="0.527cm" svg:x="9.362cm" svg:y="8.3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34" draw:id="id434">
          <svg:title>TexMaths</svg:title>
          <svg:desc>22§display§\text T§svg§600§FALSE§</svg:desc>
          <draw:polygon draw:style-name="gr2" draw:text-style-name="P6" draw:layer="layout" svg:width="0.454cm" svg:height="0.446cm" svg:x="9.273cm" svg:y="10.41cm" svg:viewBox="0 0 455 447" draw:points="227,447 0,447 0,0 455,0 455,447">
            <text:p/>
          </draw:polygon>
          <draw:path draw:style-name="gr3" draw:text-style-name="P7" draw:layer="layout" svg:width="0.503cm" svg:height="0.523cm" svg:x="9.262cm" svg:y="10.3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33" draw:id="id433">
          <svg:title>TexMaths</svg:title>
          <svg:desc>22§display§\text F§svg§600§FALSE§</svg:desc>
          <draw:polygon draw:style-name="gr2" draw:text-style-name="P6" draw:layer="layout" svg:width="0.395cm" svg:height="0.45cm" svg:x="9.376cm" svg:y="9.41cm" svg:viewBox="0 0 396 451" draw:points="197,451 0,451 0,0 396,0 396,451">
            <text:p/>
          </draw:polygon>
          <draw:path draw:style-name="gr3" draw:text-style-name="P7" draw:layer="layout" svg:width="0.446cm" svg:height="0.527cm" svg:x="9.362cm" svg:y="9.3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35" draw:id="id435">
          <svg:title>TexMaths</svg:title>
          <svg:desc>22§display§\text F§svg§600§FALSE§</svg:desc>
          <draw:polygon draw:style-name="gr2" draw:text-style-name="P6" draw:layer="layout" svg:width="0.395cm" svg:height="0.45cm" svg:x="11.776cm" svg:y="7.409cm" svg:viewBox="0 0 396 451" draw:points="197,451 0,451 0,0 396,0 396,451">
            <text:p/>
          </draw:polygon>
          <draw:path draw:style-name="gr3" draw:text-style-name="P7" draw:layer="layout" svg:width="0.446cm" svg:height="0.527cm" svg:x="11.762cm" svg:y="7.3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36" draw:id="id436">
          <svg:title>TexMaths</svg:title>
          <svg:desc>22§display§\text T§svg§600§FALSE§</svg:desc>
          <draw:polygon draw:style-name="gr2" draw:text-style-name="P6" draw:layer="layout" svg:width="0.454cm" svg:height="0.446cm" svg:x="11.673cm" svg:y="8.409cm" svg:viewBox="0 0 455 447" draw:points="227,447 0,447 0,0 455,0 455,447">
            <text:p/>
          </draw:polygon>
          <draw:path draw:style-name="gr3" draw:text-style-name="P7" draw:layer="layout" svg:width="0.503cm" svg:height="0.523cm" svg:x="11.662cm" svg:y="8.3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38" draw:id="id438">
          <svg:title>TexMaths</svg:title>
          <svg:desc>22§display§\text F§svg§600§FALSE§</svg:desc>
          <draw:polygon draw:style-name="gr2" draw:text-style-name="P6" draw:layer="layout" svg:width="0.395cm" svg:height="0.45cm" svg:x="11.776cm" svg:y="10.41cm" svg:viewBox="0 0 396 451" draw:points="197,451 0,451 0,0 396,0 396,451">
            <text:p/>
          </draw:polygon>
          <draw:path draw:style-name="gr3" draw:text-style-name="P7" draw:layer="layout" svg:width="0.446cm" svg:height="0.527cm" svg:x="11.762cm" svg:y="10.3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37" draw:id="id437">
          <svg:title>TexMaths</svg:title>
          <svg:desc>22§display§\text T§svg§600§FALSE§</svg:desc>
          <draw:polygon draw:style-name="gr2" draw:text-style-name="P6" draw:layer="layout" svg:width="0.454cm" svg:height="0.446cm" svg:x="11.673cm" svg:y="9.41cm" svg:viewBox="0 0 455 447" draw:points="227,447 0,447 0,0 455,0 455,447">
            <text:p/>
          </draw:polygon>
          <draw:path draw:style-name="gr3" draw:text-style-name="P7" draw:layer="layout" svg:width="0.503cm" svg:height="0.523cm" svg:x="11.662cm" svg:y="9.3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39" draw:id="id439">
          <svg:title>TexMaths</svg:title>
          <svg:desc>22§display§\text F§svg§600§FALSE§</svg:desc>
          <draw:polygon draw:style-name="gr2" draw:text-style-name="P6" draw:layer="layout" svg:width="0.395cm" svg:height="0.45cm" svg:x="14.177cm" svg:y="7.41cm" svg:viewBox="0 0 396 451" draw:points="197,451 0,451 0,0 396,0 396,451">
            <text:p/>
          </draw:polygon>
          <draw:path draw:style-name="gr3" draw:text-style-name="P7" draw:layer="layout" svg:width="0.446cm" svg:height="0.527cm" svg:x="14.163cm" svg:y="7.3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40" draw:id="id440">
          <svg:title>TexMaths</svg:title>
          <svg:desc>22§display§\text T§svg§600§FALSE§</svg:desc>
          <draw:polygon draw:style-name="gr2" draw:text-style-name="P6" draw:layer="layout" svg:width="0.454cm" svg:height="0.446cm" svg:x="14.074cm" svg:y="8.41cm" svg:viewBox="0 0 455 447" draw:points="227,447 0,447 0,0 455,0 455,447">
            <text:p/>
          </draw:polygon>
          <draw:path draw:style-name="gr3" draw:text-style-name="P7" draw:layer="layout" svg:width="0.503cm" svg:height="0.523cm" svg:x="14.063cm" svg:y="8.3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42" draw:id="id442">
          <svg:title>TexMaths</svg:title>
          <svg:desc>22§display§\text T§svg§600§FALSE§</svg:desc>
          <draw:polygon draw:style-name="gr2" draw:text-style-name="P6" draw:layer="layout" svg:width="0.454cm" svg:height="0.446cm" svg:x="14.174cm" svg:y="10.411cm" svg:viewBox="0 0 455 447" draw:points="227,447 0,447 0,0 455,0 455,447">
            <text:p/>
          </draw:polygon>
          <draw:path draw:style-name="gr3" draw:text-style-name="P7" draw:layer="layout" svg:width="0.503cm" svg:height="0.523cm" svg:x="14.163cm" svg:y="10.3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41" draw:id="id441">
          <svg:title>TexMaths</svg:title>
          <svg:desc>22§display§\text F§svg§600§FALSE§</svg:desc>
          <draw:polygon draw:style-name="gr2" draw:text-style-name="P6" draw:layer="layout" svg:width="0.395cm" svg:height="0.45cm" svg:x="14.177cm" svg:y="9.411cm" svg:viewBox="0 0 396 451" draw:points="197,451 0,451 0,0 396,0 396,451">
            <text:p/>
          </draw:polygon>
          <draw:path draw:style-name="gr3" draw:text-style-name="P7" draw:layer="layout" svg:width="0.446cm" svg:height="0.527cm" svg:x="14.163cm" svg:y="9.3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43" draw:id="id443">
          <svg:title>TexMaths</svg:title>
          <svg:desc>22§display§\text F§svg§600§FALSE§</svg:desc>
          <draw:polygon draw:style-name="gr2" draw:text-style-name="P6" draw:layer="layout" svg:width="0.395cm" svg:height="0.45cm" svg:x="16.678cm" svg:y="7.411cm" svg:viewBox="0 0 396 451" draw:points="197,451 0,451 0,0 396,0 396,451">
            <text:p/>
          </draw:polygon>
          <draw:path draw:style-name="gr3" draw:text-style-name="P7" draw:layer="layout" svg:width="0.446cm" svg:height="0.527cm" svg:x="16.664cm" svg:y="7.3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44" draw:id="id444">
          <svg:title>TexMaths</svg:title>
          <svg:desc>22§display§\text T§svg§600§FALSE§</svg:desc>
          <draw:polygon draw:style-name="gr2" draw:text-style-name="P6" draw:layer="layout" svg:width="0.454cm" svg:height="0.446cm" svg:x="16.575cm" svg:y="8.411cm" svg:viewBox="0 0 455 447" draw:points="227,447 0,447 0,0 455,0 455,447">
            <text:p/>
          </draw:polygon>
          <draw:path draw:style-name="gr3" draw:text-style-name="P7" draw:layer="layout" svg:width="0.503cm" svg:height="0.523cm" svg:x="16.564cm" svg:y="8.3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46" draw:id="id446">
          <svg:title>TexMaths</svg:title>
          <svg:desc>22§display§\text F§svg§600§FALSE§</svg:desc>
          <draw:polygon draw:style-name="gr2" draw:text-style-name="P6" draw:layer="layout" svg:width="0.395cm" svg:height="0.45cm" svg:x="16.679cm" svg:y="10.412cm" svg:viewBox="0 0 396 451" draw:points="197,451 0,451 0,0 396,0 396,451">
            <text:p/>
          </draw:polygon>
          <draw:path draw:style-name="gr3" draw:text-style-name="P7" draw:layer="layout" svg:width="0.446cm" svg:height="0.527cm" svg:x="16.665cm" svg:y="10.373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45" draw:id="id445">
          <svg:title>TexMaths</svg:title>
          <svg:desc>22§display§\text F§svg§600§FALSE§</svg:desc>
          <draw:polygon draw:style-name="gr2" draw:text-style-name="P6" draw:layer="layout" svg:width="0.395cm" svg:height="0.45cm" svg:x="16.678cm" svg:y="9.412cm" svg:viewBox="0 0 396 451" draw:points="197,451 0,451 0,0 396,0 396,451">
            <text:p/>
          </draw:polygon>
          <draw:path draw:style-name="gr3" draw:text-style-name="P7" draw:layer="layout" svg:width="0.446cm" svg:height="0.527cm" svg:x="16.664cm" svg:y="9.373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47" draw:id="id447">
          <svg:title>TexMaths</svg:title>
          <svg:desc>22§display§\text F§svg§600§FALSE§</svg:desc>
          <draw:polygon draw:style-name="gr2" draw:text-style-name="P6" draw:layer="layout" svg:width="0.395cm" svg:height="0.45cm" svg:x="18.978cm" svg:y="7.412cm" svg:viewBox="0 0 396 451" draw:points="197,451 0,451 0,0 396,0 396,451">
            <text:p/>
          </draw:polygon>
          <draw:path draw:style-name="gr3" draw:text-style-name="P7" draw:layer="layout" svg:width="0.446cm" svg:height="0.527cm" svg:x="18.964cm" svg:y="7.373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48" draw:id="id448">
          <svg:title>TexMaths</svg:title>
          <svg:desc>22§display§\text F§svg§600§FALSE§</svg:desc>
          <draw:polygon draw:style-name="gr2" draw:text-style-name="P6" draw:layer="layout" svg:width="0.395cm" svg:height="0.45cm" svg:x="18.979cm" svg:y="8.412cm" svg:viewBox="0 0 396 451" draw:points="197,451 0,451 0,0 396,0 396,451">
            <text:p/>
          </draw:polygon>
          <draw:path draw:style-name="gr3" draw:text-style-name="P7" draw:layer="layout" svg:width="0.446cm" svg:height="0.527cm" svg:x="18.965cm" svg:y="8.373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50" draw:id="id450">
          <svg:title>TexMaths</svg:title>
          <svg:desc>22§display§\text T§svg§600§FALSE§</svg:desc>
          <draw:polygon draw:style-name="gr2" draw:text-style-name="P6" draw:layer="layout" svg:width="0.454cm" svg:height="0.446cm" svg:x="18.976cm" svg:y="10.413cm" svg:viewBox="0 0 455 447" draw:points="227,447 0,447 0,0 455,0 455,447">
            <text:p/>
          </draw:polygon>
          <draw:path draw:style-name="gr3" draw:text-style-name="P7" draw:layer="layout" svg:width="0.503cm" svg:height="0.523cm" svg:x="18.965cm" svg:y="10.374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49" draw:id="id449">
          <svg:title>TexMaths</svg:title>
          <svg:desc>22§display§\text T§svg§600§FALSE§</svg:desc>
          <draw:polygon draw:style-name="gr2" draw:text-style-name="P6" draw:layer="layout" svg:width="0.454cm" svg:height="0.446cm" svg:x="18.975cm" svg:y="9.413cm" svg:viewBox="0 0 455 447" draw:points="227,447 0,447 0,0 455,0 455,447">
            <text:p/>
          </draw:polygon>
          <draw:path draw:style-name="gr3" draw:text-style-name="P7" draw:layer="layout" svg:width="0.503cm" svg:height="0.523cm" svg:x="18.964cm" svg:y="9.374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51" draw:id="id451">
          <svg:title>TexMaths</svg:title>
          <svg:desc>22§display§\text F§svg§600§FALSE§</svg:desc>
          <draw:polygon draw:style-name="gr2" draw:text-style-name="P6" draw:layer="layout" svg:width="0.395cm" svg:height="0.45cm" svg:x="21.379cm" svg:y="7.413cm" svg:viewBox="0 0 396 451" draw:points="197,451 0,451 0,0 396,0 396,451">
            <text:p/>
          </draw:polygon>
          <draw:path draw:style-name="gr3" draw:text-style-name="P7" draw:layer="layout" svg:width="0.446cm" svg:height="0.527cm" svg:x="21.365cm" svg:y="7.374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52" draw:id="id452">
          <svg:title>TexMaths</svg:title>
          <svg:desc>22§display§\text F§svg§600§FALSE§</svg:desc>
          <draw:polygon draw:style-name="gr2" draw:text-style-name="P6" draw:layer="layout" svg:width="0.395cm" svg:height="0.45cm" svg:x="21.38cm" svg:y="8.413cm" svg:viewBox="0 0 396 451" draw:points="197,451 0,451 0,0 396,0 396,451">
            <text:p/>
          </draw:polygon>
          <draw:path draw:style-name="gr3" draw:text-style-name="P7" draw:layer="layout" svg:width="0.446cm" svg:height="0.527cm" svg:x="21.366cm" svg:y="8.374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54" draw:id="id454">
          <svg:title>TexMaths</svg:title>
          <svg:desc>22§display§\text F§svg§600§FALSE§</svg:desc>
          <draw:polygon draw:style-name="gr2" draw:text-style-name="P6" draw:layer="layout" svg:width="0.395cm" svg:height="0.45cm" svg:x="21.381cm" svg:y="10.414cm" svg:viewBox="0 0 396 451" draw:points="197,451 0,451 0,0 396,0 396,451">
            <text:p/>
          </draw:polygon>
          <draw:path draw:style-name="gr3" draw:text-style-name="P7" draw:layer="layout" svg:width="0.446cm" svg:height="0.527cm" svg:x="21.367cm" svg:y="10.375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53" draw:id="id453">
          <svg:title>TexMaths</svg:title>
          <svg:desc>22§display§\text T§svg§600§FALSE§</svg:desc>
          <draw:polygon draw:style-name="gr2" draw:text-style-name="P6" draw:layer="layout" svg:width="0.454cm" svg:height="0.446cm" svg:x="21.376cm" svg:y="9.414cm" svg:viewBox="0 0 455 447" draw:points="227,447 0,447 0,0 455,0 455,447">
            <text:p/>
          </draw:polygon>
          <draw:path draw:style-name="gr3" draw:text-style-name="P7" draw:layer="layout" svg:width="0.503cm" svg:height="0.523cm" svg:x="21.365cm" svg:y="9.375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55" draw:id="id455">
          <svg:title>TexMaths</svg:title>
          <svg:desc>22§display§\text F§svg§600§FALSE§</svg:desc>
          <draw:polygon draw:style-name="gr2" draw:text-style-name="P6" draw:layer="layout" svg:width="0.395cm" svg:height="0.45cm" svg:x="23.777cm" svg:y="7.41cm" svg:viewBox="0 0 396 451" draw:points="197,451 0,451 0,0 396,0 396,451">
            <text:p/>
          </draw:polygon>
          <draw:path draw:style-name="gr3" draw:text-style-name="P7" draw:layer="layout" svg:width="0.446cm" svg:height="0.527cm" svg:x="23.763cm" svg:y="7.3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56" draw:id="id456">
          <svg:title>TexMaths</svg:title>
          <svg:desc>22§display§\text T§svg§600§FALSE§</svg:desc>
          <draw:polygon draw:style-name="gr2" draw:text-style-name="P6" draw:layer="layout" svg:width="0.454cm" svg:height="0.446cm" svg:x="23.674cm" svg:y="8.41cm" svg:viewBox="0 0 455 447" draw:points="227,447 0,447 0,0 455,0 455,447">
            <text:p/>
          </draw:polygon>
          <draw:path draw:style-name="gr3" draw:text-style-name="P7" draw:layer="layout" svg:width="0.503cm" svg:height="0.523cm" svg:x="23.663cm" svg:y="8.3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58" draw:id="id458">
          <svg:title>TexMaths</svg:title>
          <svg:desc>22§display§\text F§svg§600§FALSE§</svg:desc>
          <draw:polygon draw:style-name="gr2" draw:text-style-name="P6" draw:layer="layout" svg:width="0.395cm" svg:height="0.45cm" svg:x="23.777cm" svg:y="10.411cm" svg:viewBox="0 0 396 451" draw:points="197,451 0,451 0,0 396,0 396,451">
            <text:p/>
          </draw:polygon>
          <draw:path draw:style-name="gr3" draw:text-style-name="P7" draw:layer="layout" svg:width="0.446cm" svg:height="0.527cm" svg:x="23.763cm" svg:y="10.3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57" draw:id="id457">
          <svg:title>TexMaths</svg:title>
          <svg:desc>22§display§\text T§svg§600§FALSE§</svg:desc>
          <draw:polygon draw:style-name="gr2" draw:text-style-name="P6" draw:layer="layout" svg:width="0.454cm" svg:height="0.446cm" svg:x="23.674cm" svg:y="9.411cm" svg:viewBox="0 0 455 447" draw:points="227,447 0,447 0,0 455,0 455,447">
            <text:p/>
          </draw:polygon>
          <draw:path draw:style-name="gr3" draw:text-style-name="P7" draw:layer="layout" svg:width="0.503cm" svg:height="0.523cm" svg:x="23.663cm" svg:y="9.3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62" draw:id="id462">
          <svg:title>TexMaths</svg:title>
          <svg:desc>22§display§\text {All the entries of col (4) and col (9) are identical}  §svg§600§FALSE§</svg:desc>
          <draw:polygon draw:style-name="gr2" draw:text-style-name="P6" draw:layer="layout" svg:width="16.409cm" svg:height="0.696cm" svg:x="3.514cm" svg:y="12.799cm" svg:viewBox="0 0 16410 697" draw:points="8205,697 0,697 0,0 16410,0 16410,697">
            <text:p/>
          </draw:polygon>
          <draw:path draw:style-name="gr3" draw:text-style-name="P7" draw:layer="layout" svg:width="0.531cm" svg:height="0.555cm" svg:x="3.5cm" svg:y="12.786cm" svg:viewBox="0 0 532 556" svg:d="M283 16c-3-11-5-16-17-16-13 0-14 5-18 16l-162 462c-14 41-44 51-86 53v25c18-2 51-4 79-4 25 0 65 2 90 4v-25c-39 0-58-19-58-40 0-2 0-9 0-11l37-102h192l40 118c0 4 2 9 2 12 0 23-42 23-63 23v25c28-4 81-4 110-4 34 0 69 2 103 4v-25h-15c-45 0-58-5-65-31zM243 102l88 252h-174z">
            <text:p/>
          </draw:path>
          <draw:path draw:style-name="gr3" draw:text-style-name="P7" draw:layer="layout" svg:width="0.173cm" svg:height="0.537cm" svg:x="4.081cm" svg:y="12.80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73cm" svg:height="0.537cm" svg:x="4.296cm" svg:y="12.80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44cm" svg:height="0.485cm" svg:x="4.757cm" svg:y="12.86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5.068cm" svg:y="12.8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5.494cm" svg:y="1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cm" svg:height="0.356cm" svg:x="6.096cm" svg:y="1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6.443cm" svg:y="12.9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6.841cm" svg:y="1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7.149cm" svg:y="12.9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66cm" svg:height="0.518cm" svg:x="7.455cm" svg:y="12.8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cm" svg:height="0.356cm" svg:x="7.666cm" svg:y="1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8.013cm" svg:y="12.9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4cm" svg:height="0.356cm" svg:x="8.572cm" svg:y="12.9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1cm" svg:height="0.546cm" svg:x="8.963cm" svg:y="12.795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95cm" svg:height="0.356cm" svg:x="9.458cm" svg:y="12.99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797cm" svg:y="12.9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173cm" svg:height="0.537cm" svg:x="10.186cm" svg:y="12.80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8cm" svg:height="0.773cm" svg:x="10.711cm" svg:y="12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0.957cm" svg:y="12.81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11.366cm" svg:y="12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11.913cm" svg:y="12.9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12.291cm" svg:y="12.9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2.723cm" svg:y="12.804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95cm" svg:height="0.356cm" svg:x="13.409cm" svg:y="12.99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749cm" svg:y="12.99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14.139cm" svg:y="12.80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8cm" svg:height="0.773cm" svg:x="14.662cm" svg:y="12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4.919cm" svg:y="12.825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18cm" svg:height="0.773cm" svg:x="15.317cm" svg:y="12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15.864cm" svg:y="12.9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6.241cm" svg:y="12.9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6.544cm" svg:y="1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17.149cm" svg:y="12.8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3cm" svg:height="0.546cm" svg:x="17.364cm" svg:y="12.804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cm" svg:height="0.356cm" svg:x="17.79cm" svg:y="1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8.136cm" svg:y="12.9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8.534cm" svg:y="1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8.846cm" svg:y="12.8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95cm" svg:height="0.356cm" svg:x="19.06cm" svg:y="12.99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9cm" svg:height="0.356cm" svg:x="19.411cm" svg:y="12.9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173cm" svg:height="0.537cm" svg:x="19.791cm" svg:y="12.804cm" svg:viewBox="0 0 174 538" svg:d="M113 0l-113 9v24c55 0 62 6 62 43v402c0 36-9 36-62 36v24c26-1 67-1 86-1 20 0 58 0 88 1v-24c-53 0-61 0-61-36z">
            <text:p/>
          </draw:path>
        </draw:g>
        <draw:g xml:id="id463" draw:id="id463">
          <svg:title>TexMaths</svg:title>
          <svg:desc>22§display§\therefore \ \  \sim ( p \leftrightarrow q ) \equiv ( p \ \wedge \sim q )  \vee  ( q \ \wedge \sim p )  §svg§600§FALSE§</svg:desc>
          <draw:polygon draw:style-name="gr2" draw:text-style-name="P6" draw:layer="layout" svg:width="12.484cm" svg:height="0.696cm" svg:x="3.416cm" svg:y="14cm" svg:viewBox="0 0 12485 697" draw:points="6243,697 0,697 0,0 12485,0 12485,697">
            <text:p/>
          </draw:polygon>
          <draw:path draw:style-name="gr3" draw:text-style-name="P7" draw:layer="layout" svg:width="0.469cm" svg:height="0.418cm" svg:x="3.4cm" svg:y="14.183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516cm" svg:height="0.182cm" svg:x="4.451cm" svg:y="14.25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18cm" svg:height="0.773cm" svg:x="5.301cm" svg:y="13.9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5cm" svg:y="14.19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6.172cm" svg:y="14.146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6 9 12 0 12-2 15-14 18-78 64-143 152-178 9-4 12-5 12-11 0-5-5-7-7-8-33-13-128-52-157-182-3-10-3-12-15-12-7 0-16 0-16 9 0 2 7 51 39 104 15 22 38 49 72 73z">
            <text:p/>
          </draw:path>
          <draw:path draw:style-name="gr3" draw:text-style-name="P7" draw:layer="layout" svg:width="0.319cm" svg:height="0.492cm" svg:x="7.147cm" svg:y="14.198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7.534cm" svg:y="13.9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6cm" svg:height="0.331cm" svg:x="8.048cm" svg:y="14.183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7" draw:layer="layout" svg:width="0.18cm" svg:height="0.773cm" svg:x="8.898cm" svg:y="13.9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9.097cm" svg:y="14.198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9.812cm" svg:y="14.079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10.542cm" svg:y="14.25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11.346cm" svg:y="14.198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1.732cm" svg:y="13.9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12.204cm" svg:y="14.079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18cm" svg:height="0.773cm" svg:x="12.925cm" svg:y="13.9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13.18cm" svg:y="14.198cm" svg:viewBox="0 0 320 493" svg:d="M320 9c0-4-1-9-7-9-9 0-40 32-53 55-17-43-47-55-73-55-92 0-187 114-187 227 0 76 46 125 102 125 34 0 65-20 92-48-7 28-32 132-34 139-7 23-14 25-56 27-11 0-18 0-18 16 0 0 0 7 9 7 26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13.821cm" svg:y="14.079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14.551cm" svg:y="14.25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15.301cm" svg:y="14.19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8cm" svg:height="0.773cm" svg:x="15.759cm" svg:y="13.9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polyline draw:style-name="gr6" draw:text-style-name="P13" xml:id="id459" draw:id="id459" draw:layer="layout" svg:width="0cm" svg:height="0.999cm" svg:x="12cm" svg:y="11.2cm" svg:viewBox="0 0 0 1000" draw:points="0,1000 0,0">
          <text:p/>
        </draw:polyline>
        <draw:polyline draw:style-name="gr6" draw:text-style-name="P13" xml:id="id460" draw:id="id460" draw:layer="layout" svg:width="0cm" svg:height="0.999cm" svg:x="24cm" svg:y="11.201cm" svg:viewBox="0 0 0 1000" draw:points="0,1000 0,0">
          <text:p/>
        </draw:polyline>
        <draw:polyline draw:style-name="gr5" draw:text-style-name="P13" xml:id="id461" draw:id="id461" draw:layer="layout" svg:width="11.999cm" svg:height="0cm" svg:x="12cm" svg:y="12.2cm" svg:viewBox="0 0 12000 1" draw:points="0,0 12000,1">
          <text:p/>
        </draw:polyline>
        <draw:g xml:id="id396" draw:id="id396">
          <svg:title>TexMaths</svg:title>
          <svg:desc>22§display§- \ -§svg§600§FALSE§</svg:desc>
          <draw:polygon draw:style-name="gr2" draw:text-style-name="P6" draw:layer="layout" svg:width="1.32cm" svg:height="0.132cm" svg:x="4.263cm" svg:y="6.615cm" svg:viewBox="0 0 1321 133" draw:points="661,133 0,133 0,0 1321,0 1321,133">
            <text:p/>
          </draw:polygon>
          <draw:path draw:style-name="gr3" draw:text-style-name="P7" draw:layer="layout" svg:width="0.473cm" svg:height="0.032cm" svg:x="4.288cm" svg:y="6.5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5.149cm" svg:y="6.576cm" svg:viewBox="0 0 474 33" svg:d="M447 33c13 0 27 0 27-17 0-16-14-16-27-16h-421c-12 0-26 0-26 16 0 17 14 17 26 17z">
            <text:p/>
          </draw:path>
        </draw:g>
        <draw:g xml:id="id398" draw:id="id398">
          <svg:title>TexMaths</svg:title>
          <svg:desc>22§display§- \ -§svg§600§FALSE§</svg:desc>
          <draw:polygon draw:style-name="gr2" draw:text-style-name="P6" draw:layer="layout" svg:width="1.32cm" svg:height="0.132cm" svg:x="6.463cm" svg:y="6.615cm" svg:viewBox="0 0 1321 133" draw:points="661,133 0,133 0,0 1321,0 1321,133">
            <text:p/>
          </draw:polygon>
          <draw:path draw:style-name="gr3" draw:text-style-name="P7" draw:layer="layout" svg:width="0.473cm" svg:height="0.032cm" svg:x="6.488cm" svg:y="6.5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7.349cm" svg:y="6.576cm" svg:viewBox="0 0 474 33" svg:d="M447 33c13 0 27 0 27-17 0-16-14-16-27-16h-421c-12 0-26 0-26 16 0 17 14 17 26 17z">
            <text:p/>
          </draw:path>
        </draw:g>
        <draw:g xml:id="id404" draw:id="id404">
          <svg:title>TexMaths</svg:title>
          <svg:desc>22§display§- \ -§svg§600§FALSE§</svg:desc>
          <draw:polygon draw:style-name="gr2" draw:text-style-name="P6" draw:layer="layout" svg:width="1.32cm" svg:height="0.132cm" svg:x="11.463cm" svg:y="6.615cm" svg:viewBox="0 0 1321 133" draw:points="661,133 0,133 0,0 1321,0 1321,133">
            <text:p/>
          </draw:polygon>
          <draw:path draw:style-name="gr3" draw:text-style-name="P7" draw:layer="layout" svg:width="0.473cm" svg:height="0.032cm" svg:x="11.488cm" svg:y="6.5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12.349cm" svg:y="6.576cm" svg:viewBox="0 0 474 33" svg:d="M447 33c13 0 27 0 27-17 0-16-14-16-27-16h-421c-12 0-26 0-26 16 0 17 14 17 26 17z">
            <text:p/>
          </draw:path>
        </draw:g>
        <draw:g xml:id="id422" draw:id="id422">
          <svg:title>TexMaths</svg:title>
          <svg:desc>22§display§- \ -§svg§600§FALSE§</svg:desc>
          <draw:polygon draw:style-name="gr2" draw:text-style-name="P6" draw:layer="layout" svg:width="1.32cm" svg:height="0.132cm" svg:x="23.263cm" svg:y="6.615cm" svg:viewBox="0 0 1321 133" draw:points="661,133 0,133 0,0 1321,0 1321,133">
            <text:p/>
          </draw:polygon>
          <draw:path draw:style-name="gr3" draw:text-style-name="P7" draw:layer="layout" svg:width="0.473cm" svg:height="0.032cm" svg:x="23.288cm" svg:y="6.5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24.149cm" svg:y="6.576cm" svg:viewBox="0 0 474 33" svg:d="M447 33c13 0 27 0 27-17 0-16-14-16-27-16h-421c-12 0-26 0-26 16 0 17 14 17 26 17z">
            <text:p/>
          </draw:path>
        </draw:g>
        <draw:g xml:id="id411" draw:id="id411">
          <svg:title>TexMaths</svg:title>
          <svg:desc>16§display§\text C§svg§600§FALSE§</svg:desc>
          <draw:polygon draw:style-name="gr2" draw:text-style-name="P6" draw:layer="layout" svg:width="0.318cm" svg:height="0.353cm" svg:x="20.762cm" svg:y="0.503cm" svg:viewBox="0 0 319 354" draw:points="160,354 0,354 0,0 319,0 319,354">
            <text:p/>
          </draw:polygon>
          <draw:path draw:style-name="gr3" draw:text-style-name="P7" draw:layer="layout" svg:width="0.344cm" svg:height="0.409cm" svg:x="20.766cm" svg:y="0.475cm" svg:viewBox="0 0 345 410" svg:d="M0 205c0 117 91 205 196 205 93 0 149-78 149-143 0-6 0-9-8-9-6 0-6 2-6 9-5 80-65 126-127 126-35 0-146-19-146-188 0-168 110-187 145-187 61 0 113 51 123 133 1 8 1 10 9 10 10 0 10-2 10-14v-133c0-10 0-14-6-14-3 0-5 0-9 6l-28 43c-22-21-51-49-106-49-105 0-196 90-196 205z">
            <text:p/>
          </draw:path>
        </draw:g>
        <draw:g xml:id="id419" draw:id="id419">
          <svg:title>TexMaths</svg:title>
          <svg:desc>16§display§\text E§svg§600§FALSE§</svg:desc>
          <draw:polygon draw:style-name="gr2" draw:text-style-name="P6" draw:layer="layout" svg:width="0.31cm" svg:height="0.327cm" svg:x="24.674cm" svg:y="0.503cm" svg:viewBox="0 0 311 328" draw:points="156,328 0,328 0,0 311,0 311,328">
            <text:p/>
          </draw:polygon>
          <draw:path draw:style-name="gr3" draw:text-style-name="P7" draw:layer="layout" svg:width="0.348cm" svg:height="0.383cm" svg:x="24.664cm" svg:y="0.475cm" svg:viewBox="0 0 349 384" svg:d="M58 339c0 21 0 27-44 27h-14v18h325l24-146h-14c-14 87-27 128-124 128h-75c-26 0-27-4-27-23v-150h50c54 0 61 18 61 66h14v-149h-14c0 47-7 65-61 65h-50v-135c0-18 1-22 27-22h72c87 0 103 31 112 109h14l-17-127h-317v18h14c44 0 44 6 44 26z">
            <text:p/>
          </draw:path>
        </draw:g>
        <draw:polyline draw:style-name="gr5" draw:text-style-name="P13" xml:id="id412" draw:id="id412" draw:layer="layout" svg:width="2.199cm" svg:height="0cm" svg:x="19.9cm" svg:y="1cm" svg:viewBox="0 0 2200 0" draw:points="0,0 2200,0">
          <text:p/>
        </draw:polyline>
        <draw:polyline draw:style-name="gr5" draw:text-style-name="P13" xml:id="id420" draw:id="id420" draw:layer="layout" svg:width="2.199cm" svg:height="0cm" svg:x="23.9cm" svg:y="1cm" svg:viewBox="0 0 2200 0" draw:points="0,0 2200,0">
          <text:p/>
        </draw:polyline>
        <draw:g xml:id="id391" draw:id="id391">
          <svg:title>TexMaths</svg:title>
          <svg:desc>22§display§\text {(2)  Using the truth table, prove that } \sim ( p \leftrightarrow q ) \equiv ( p \ \wedge \sim q )  \vee  ( q \ \wedge \sim p )  §svg§600§FALSE§</svg:desc>
          <draw:polygon draw:style-name="gr2" draw:text-style-name="P6" draw:layer="layout" svg:width="24.349cm" svg:height="0.696cm" svg:x="2.199cm" svg:y="2.799cm" svg:viewBox="0 0 24350 697" draw:points="12176,697 0,697 0,0 24350,0 24350,697">
            <text:p/>
          </draw:polygon>
          <draw:path draw:style-name="gr3" draw:text-style-name="P7" draw:layer="layout" svg:width="0.18cm" svg:height="0.773cm" svg:x="2.236cm" svg:y="2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.5cm" svg:y="2.82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.892cm" svg:y="2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9cm" svg:height="0.546cm" svg:x="3.431cm" svg:y="2.811cm" svg:viewBox="0 0 530 547" svg:d="M426 350c0 111-76 172-150 172-35 0-126-19-126-167v-295c0-27 1-35 59-35h20v-25c-27 2-85 2-115 2s-88 0-114-2v25h19c60 0 60 8 60 35v294c0 109 92 193 196 193 89 0 160-72 172-162 4-14 4-21 4-53v-248c0-26 0-59 79-59v-25c-28 0-65 2-92 2-26 0-65-2-91-2v25c79 0 79 35 79 56z">
            <text:p/>
          </draw:path>
          <draw:path draw:style-name="gr3" draw:text-style-name="P7" draw:layer="layout" svg:width="0.254cm" svg:height="0.356cm" svg:x="4.012cm" svg:y="2.9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4.316cm" svg:y="2.8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531cm" svg:y="2.9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4.957cm" svg:y="2.98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242cm" svg:height="0.485cm" svg:x="5.594cm" svg:y="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5.906cm" svg:y="2.8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6.332cm" svg:y="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6.926cm" svg:y="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1cm" svg:height="0.342cm" svg:x="7.235cm" svg:y="2.9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51cm" svg:x="7.539cm" svg:y="2.997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242cm" svg:height="0.485cm" svg:x="7.96cm" svg:y="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8.269cm" svg:y="2.8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2cm" svg:height="0.485cm" svg:x="8.947cm" svg:y="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266cm" svg:y="2.9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83cm" svg:height="0.546cm" svg:x="9.642cm" svg:y="2.804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173cm" svg:height="0.537cm" svg:x="10.075cm" svg:y="2.80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10.286cm" svg:y="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91cm" svg:height="0.231cm" svg:x="10.674cm" svg:y="3.258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3cm" svg:height="0.492cm" svg:x="11.101cm" svg:y="2.997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261cm" svg:height="0.342cm" svg:x="11.533cm" svg:y="2.9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11.835cm" svg:y="2.99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79cm" svg:height="0.342cm" svg:x="12.193cm" svg:y="3.006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2.587cm" svg:y="2.9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3.18cm" svg:y="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3.491cm" svg:y="2.8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13.928cm" svg:y="2.9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4.298cm" svg:y="2.8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516cm" svg:height="0.182cm" svg:x="15.098cm" svg:y="3.0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18cm" svg:height="0.773cm" svg:x="15.949cm" svg:y="2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6.147cm" svg:y="2.9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16.82cm" svg:y="2.945cm" svg:viewBox="0 0 688 405" svg:d="M84 186c43-31 64-63 71-73 33-53 40-102 40-104 0-9-8-9-15-9-13 0-15 2-16 16-20 75-65 141-152 176-8 3-12 5-12 10 0 6 4 7 12 11 80 33 132 93 152 181 1 9 3 11 16 11 7 0 15 0 15-9 0-2-7-51-38-102-16-23-39-51-73-76h520c-44 34-64 65-71 74-35 55-40 104-40 104 0 9 9 9 16 9 12 0 12-2 15-14 18-78 64-143 152-178 9-4 12-5 12-11 0-5-5-7-7-8-33-13-127-52-157-182-3-10-3-12-15-12-7 0-16 0-16 9 0 2 7 51 39 104 15 22 38 49 72 73z">
            <text:p/>
          </draw:path>
          <draw:path draw:style-name="gr3" draw:text-style-name="P7" draw:layer="layout" svg:width="0.319cm" svg:height="0.492cm" svg:x="17.797cm" svg:y="2.9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8.182cm" svg:y="2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6cm" svg:height="0.331cm" svg:x="18.696cm" svg:y="2.982cm" svg:viewBox="0 0 517 332" svg:d="M489 32c14 0 28 0 28-16s-14-16-26-16h-465c-12 0-26 0-26 16s16 16 28 16zM491 332c12 0 26 0 26-15 0-16-14-16-28-16h-461c-12 0-28 0-28 16 0 15 14 15 26 15zM491 181c12 0 26 0 26-14 0-16-14-16-26-16h-465c-12 0-26 0-26 16 0 14 14 14 26 14z">
            <text:p/>
          </draw:path>
          <draw:path draw:style-name="gr3" draw:text-style-name="P7" draw:layer="layout" svg:width="0.18cm" svg:height="0.773cm" svg:x="19.546cm" svg:y="2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9.745cm" svg:y="2.9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20.46cm" svg:y="2.8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21.19cm" svg:y="3.0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21.994cm" svg:y="2.997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2.38cm" svg:y="2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22.851cm" svg:y="2.878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7" draw:layer="layout" svg:width="0.18cm" svg:height="0.773cm" svg:x="23.573cm" svg:y="2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23.828cm" svg:y="2.997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43cm" svg:height="0.479cm" svg:x="24.471cm" svg:y="2.8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25.201cm" svg:y="3.0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25.949cm" svg:y="2.99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18cm" svg:height="0.773cm" svg:x="26.407cm" svg:y="2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415" draw:id="id415">
          <svg:title>TexMaths</svg:title>
          <svg:desc>14§display§\text D§svg§600§FALSE§</svg:desc>
          <draw:polygon draw:style-name="gr2" draw:text-style-name="P6" draw:layer="layout" svg:width="0.3cm" svg:height="0.287cm" svg:x="25.373cm" svg:y="1.204cm" svg:viewBox="0 0 301 288" draw:points="150,288 0,288 0,0 301,0 301,288">
            <text:p/>
          </draw:polygon>
          <draw:path draw:style-name="gr3" draw:text-style-name="P7" draw:layer="layout" svg:width="0.331cm" svg:height="0.336cm" svg:x="25.365cm" svg:y="1.179cm" svg:viewBox="0 0 332 337" svg:d="M0 0v16h12c38 0 38 5 38 22v261c0 18 0 22-38 22h-12v16h181c83 0 151-73 151-166 0-94-66-171-151-171zM118 321c-24 0-25-3-25-19v-267c0-16 1-19 25-19h49c30 0 65 10 90 46 21 29 26 71 26 109 0 55-9 84-27 109-10 13-38 41-89 41z">
            <text:p/>
          </draw:path>
        </draw:g>
        <draw:polyline draw:style-name="gr5" draw:text-style-name="P13" xml:id="id416" draw:id="id416" draw:layer="layout" svg:width="0.999cm" svg:height="0cm" svg:x="25.1cm" svg:y="1.603cm" svg:viewBox="0 0 1000 0" draw:points="0,0 1000,0">
          <text:p/>
        </draw:polyline>
        <draw:g xml:id="id407" draw:id="id407">
          <svg:title>TexMaths</svg:title>
          <svg:desc>14§display§\text B§svg§600§FALSE§</svg:desc>
          <draw:polygon draw:style-name="gr2" draw:text-style-name="P6" draw:layer="layout" svg:width="0.272cm" svg:height="0.287cm" svg:x="21.272cm" svg:y="1.206cm" svg:viewBox="0 0 273 288" draw:points="136,288 0,288 0,0 273,0 273,288">
            <text:p/>
          </draw:polygon>
          <draw:path draw:style-name="gr3" draw:text-style-name="P7" draw:layer="layout" svg:width="0.303cm" svg:height="0.336cm" svg:x="21.265cm" svg:y="1.181cm" svg:viewBox="0 0 304 337" svg:d="M92 157v-122c0-16 1-19 25-19h60c48 0 66 41 66 67 0 32-24 74-79 74zM209 161c48-10 82-41 82-78 0-43-45-83-110-83h-181v16h12c38 0 38 5 38 22v261c0 18 0 22-38 22h-12v16h194c66 0 110-44 110-91 0-42-40-79-95-85zM178 321h-61c-24 0-25-3-25-19v-135h93c49 0 70 46 70 79 0 35-26 75-77 75z">
            <text:p/>
          </draw:path>
        </draw:g>
        <draw:polyline draw:style-name="gr5" draw:text-style-name="P13" xml:id="id408" draw:id="id408" draw:layer="layout" svg:width="0.999cm" svg:height="0cm" svg:x="21cm" svg:y="1.604cm" svg:viewBox="0 0 1000 0" draw:points="0,0 1000,0">
          <text:p/>
        </draw:polyline>
        <draw:g xml:id="id392" draw:id="id392">
          <svg:title>TexMaths</svg:title>
          <svg:desc>22§display§\text {Sol.}§svg§600§FALSE§</svg:desc>
          <draw:polygon draw:style-name="gr2" draw:text-style-name="P6" draw:layer="layout" svg:width="1.103cm" svg:height="0.485cm" svg:x="2.197cm" svg:y="4.1cm" svg:viewBox="0 0 1104 486" draw:points="553,486 0,486 0,0 1104,0 1104,486">
            <text:p/>
          </draw:polygon>
          <draw:path draw:style-name="gr3" draw:text-style-name="P7" draw:layer="layout" svg:width="0.344cm" svg:height="0.562cm" svg:x="2.202cm" svg:y="4.061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609cm" svg:y="4.2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3cm" svg:y="4.0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083cm" svg:height="0.083cm" svg:x="3.257cm" svg:y="4.524cm" svg:viewBox="0 0 84 84" svg:d="M84 42c0-23-19-42-42-42s-42 19-42 42 19 42 42 42 42-19 42-42z">
            <text:p/>
          </draw:path>
        </draw:g>
        <draw:g xml:id="id401" draw:id="id401">
          <svg:title>TexMaths</svg:title>
          <svg:desc>16§display§\text A§svg§600§FALSE§</svg:desc>
          <draw:polygon draw:style-name="gr2" draw:text-style-name="P6" draw:layer="layout" svg:width="0.348cm" svg:height="0.346cm" svg:x="16.773cm" svg:y="0.905cm" svg:viewBox="0 0 349 347" draw:points="174,347 0,347 0,0 349,0 349,347">
            <text:p/>
          </draw:polygon>
          <draw:path draw:style-name="gr3" draw:text-style-name="P7" draw:layer="layout" svg:width="0.386cm" svg:height="0.404cm" svg:x="16.763cm" svg:y="0.877cm" svg:viewBox="0 0 387 405" svg:d="M206 12c-2-8-4-12-12-12-9 0-11 4-13 12l-118 337c-10 29-32 37-63 38v18c13-1 37-3 58-3 18 0 47 2 65 3v-18c-28 0-42-14-42-29 0-2 0-7 0-8l27-74h139l30 85c0 3 1 7 1 9 0 17-31 17-46 17v18c20-3 59-3 81-3 24 0 50 2 74 3v-18h-10c-34 0-43-4-48-23zM177 74l64 184h-127z">
            <text:p/>
          </draw:path>
        </draw:g>
        <draw:polyline draw:style-name="gr5" draw:text-style-name="P13" xml:id="id402" draw:id="id402" draw:layer="layout" svg:width="2.199cm" svg:height="0cm" svg:x="15.9cm" svg:y="1.401cm" svg:viewBox="0 0 2200 0" draw:points="0,0 220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91" smil:attributeName="visibility" smil:to="visible"/>
                  <anim:animate smil:dur="0.5s" smil:fill="hold" smil:targetElement="id391" smil:attributeName="width" smil:values="width*0.05;width" smil:keyTimes="0;1"/>
                  <anim:animate smil:dur="0.5s" smil:fill="hold" smil:targetElement="id391" smil:attributeName="height" smil:values="height;height" smil:keyTimes="0;1"/>
                  <anim:animate smil:dur="0.5s" smil:fill="hold" smil:targetElement="id391" smil:attributeName="x" smil:values="x-.2;x" smil:keyTimes="0;1"/>
                  <anim:animate smil:dur="0.5s" smil:fill="hold" smil:targetElement="id391" smil:attributeName="y" smil:values="y;y" smil:keyTimes="0;1"/>
                  <anim:transitionFilter smil:dur="0.5s" smil:targetElement="id3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2" smil:attributeName="visibility" smil:to="visible"/>
                  <anim:animate smil:dur="0.5s" smil:fill="hold" smil:targetElement="id392" smil:attributeName="width" smil:values="width*0.05;width" smil:keyTimes="0;1"/>
                  <anim:animate smil:dur="0.5s" smil:fill="hold" smil:targetElement="id392" smil:attributeName="height" smil:values="height;height" smil:keyTimes="0;1"/>
                  <anim:animate smil:dur="0.5s" smil:fill="hold" smil:targetElement="id392" smil:attributeName="x" smil:values="x-.2;x" smil:keyTimes="0;1"/>
                  <anim:animate smil:dur="0.5s" smil:fill="hold" smil:targetElement="id392" smil:attributeName="y" smil:values="y;y" smil:keyTimes="0;1"/>
                  <anim:transitionFilter smil:dur="0.5s" smil:targetElement="id3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3" smil:attributeName="visibility" smil:to="visible"/>
                  <anim:animate smil:dur="0.5s" smil:fill="hold" smil:targetElement="id393" smil:attributeName="width" smil:values="width*0.05;width" smil:keyTimes="0;1"/>
                  <anim:animate smil:dur="0.5s" smil:fill="hold" smil:targetElement="id393" smil:attributeName="height" smil:values="height;height" smil:keyTimes="0;1"/>
                  <anim:animate smil:dur="0.5s" smil:fill="hold" smil:targetElement="id393" smil:attributeName="x" smil:values="x-.2;x" smil:keyTimes="0;1"/>
                  <anim:animate smil:dur="0.5s" smil:fill="hold" smil:targetElement="id393" smil:attributeName="y" smil:values="y;y" smil:keyTimes="0;1"/>
                  <anim:transitionFilter smil:dur="0.5s" smil:targetElement="id39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4" smil:attributeName="visibility" smil:to="visible"/>
                  <anim:animate smil:dur="0.5s" smil:fill="hold" smil:targetElement="id394" smil:attributeName="x" smil:values="x;x" smil:keyTimes="0;1"/>
                  <anim:animate smil:dur="0.5s" smil:fill="hold" smil:targetElement="id3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5" smil:attributeName="visibility" smil:to="visible"/>
                  <anim:animate smil:dur="0.5s" smil:fill="hold" smil:targetElement="id395" smil:attributeName="x" smil:values="1+width/2;x" smil:keyTimes="0;1"/>
                  <anim:animate smil:dur="0.5s" smil:fill="hold" smil:targetElement="id39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6" smil:attributeName="visibility" smil:to="visible"/>
                  <anim:animate smil:dur="0.5s" smil:fill="hold" smil:targetElement="id396" smil:attributeName="x" smil:values="1+width/2;x" smil:keyTimes="0;1"/>
                  <anim:animate smil:dur="0.5s" smil:fill="hold" smil:targetElement="id396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1+width/2;x" smil:keyTimes="0;1"/>
                  <anim:animate smil:dur="0.5s" smil:fill="hold" smil:targetElement="id397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1+width/2;x" smil:keyTimes="0;1"/>
                  <anim:animate smil:dur="0.5s" smil:fill="hold" smil:targetElement="id39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1+width/2;x" smil:keyTimes="0;1"/>
                  <anim:animate smil:dur="0.5s" smil:fill="hold" smil:targetElement="id39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x;x" smil:keyTimes="0;1"/>
                  <anim:animate smil:dur="0.5s" smil:fill="hold" smil:targetElement="id4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1" smil:attributeName="visibility" smil:to="visible"/>
                  <anim:animate smil:dur="0.5s" smil:fill="hold" smil:targetElement="id401" smil:attributeName="x" smil:values="1+width/2;x" smil:keyTimes="0;1"/>
                  <anim:animate smil:dur="0.5s" smil:fill="hold" smil:targetElement="id40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1+width/2;x" smil:keyTimes="0;1"/>
                  <anim:animate smil:dur="0.5s" smil:fill="hold" smil:targetElement="id40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1+width/2;x" smil:keyTimes="0;1"/>
                  <anim:animate smil:dur="0.5s" smil:fill="hold" smil:targetElement="id40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1+width/2;x" smil:keyTimes="0;1"/>
                  <anim:animate smil:dur="0.5s" smil:fill="hold" smil:targetElement="id40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1+width/2;x" smil:keyTimes="0;1"/>
                  <anim:animate smil:dur="0.5s" smil:fill="hold" smil:targetElement="id40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1+width/2;x" smil:keyTimes="0;1"/>
                  <anim:animate smil:dur="0.5s" smil:fill="hold" smil:targetElement="id40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1+width/2;x" smil:keyTimes="0;1"/>
                  <anim:animate smil:dur="0.5s" smil:fill="hold" smil:targetElement="id40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1+width/2;x" smil:keyTimes="0;1"/>
                  <anim:animate smil:dur="0.5s" smil:fill="hold" smil:targetElement="id4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9" smil:attributeName="visibility" smil:to="visible"/>
                  <anim:animate smil:dur="0.5s" smil:fill="hold" smil:targetElement="id409" smil:attributeName="x" smil:values="1+width/2;x" smil:keyTimes="0;1"/>
                  <anim:animate smil:dur="0.5s" smil:fill="hold" smil:targetElement="id40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0" smil:attributeName="visibility" smil:to="visible"/>
                  <anim:animate smil:dur="0.5s" smil:fill="hold" smil:targetElement="id410" smil:attributeName="x" smil:values="1+width/2;x" smil:keyTimes="0;1"/>
                  <anim:animate smil:dur="0.5s" smil:fill="hold" smil:targetElement="id41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1" smil:attributeName="visibility" smil:to="visible"/>
                  <anim:animate smil:dur="0.5s" smil:fill="hold" smil:targetElement="id411" smil:attributeName="x" smil:values="1+width/2;x" smil:keyTimes="0;1"/>
                  <anim:animate smil:dur="0.5s" smil:fill="hold" smil:targetElement="id41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1+width/2;x" smil:keyTimes="0;1"/>
                  <anim:animate smil:dur="0.5s" smil:fill="hold" smil:targetElement="id4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1+width/2;x" smil:keyTimes="0;1"/>
                  <anim:animate smil:dur="0.5s" smil:fill="hold" smil:targetElement="id41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4" smil:attributeName="visibility" smil:to="visible"/>
                  <anim:animate smil:dur="0.5s" smil:fill="hold" smil:targetElement="id414" smil:attributeName="x" smil:values="1+width/2;x" smil:keyTimes="0;1"/>
                  <anim:animate smil:dur="0.5s" smil:fill="hold" smil:targetElement="id41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5" smil:attributeName="visibility" smil:to="visible"/>
                  <anim:animate smil:dur="0.5s" smil:fill="hold" smil:targetElement="id415" smil:attributeName="x" smil:values="1+width/2;x" smil:keyTimes="0;1"/>
                  <anim:animate smil:dur="0.5s" smil:fill="hold" smil:targetElement="id41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1+width/2;x" smil:keyTimes="0;1"/>
                  <anim:animate smil:dur="0.5s" smil:fill="hold" smil:targetElement="id41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1+width/2;x" smil:keyTimes="0;1"/>
                  <anim:animate smil:dur="0.5s" smil:fill="hold" smil:targetElement="id4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1+width/2;x" smil:keyTimes="0;1"/>
                  <anim:animate smil:dur="0.5s" smil:fill="hold" smil:targetElement="id4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1+width/2;x" smil:keyTimes="0;1"/>
                  <anim:animate smil:dur="0.5s" smil:fill="hold" smil:targetElement="id41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20" smil:attributeName="visibility" smil:to="visible"/>
                  <anim:animate smil:dur="0.5s" smil:fill="hold" smil:targetElement="id420" smil:attributeName="x" smil:values="1+width/2;x" smil:keyTimes="0;1"/>
                  <anim:animate smil:dur="0.5s" smil:fill="hold" smil:targetElement="id42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21" smil:attributeName="visibility" smil:to="visible"/>
                  <anim:animate smil:dur="0.5s" smil:fill="hold" smil:targetElement="id421" smil:attributeName="x" smil:values="1+width/2;x" smil:keyTimes="0;1"/>
                  <anim:animate smil:dur="0.5s" smil:fill="hold" smil:targetElement="id42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22" smil:attributeName="visibility" smil:to="visible"/>
                  <anim:animate smil:dur="0.5s" smil:fill="hold" smil:targetElement="id422" smil:attributeName="x" smil:values="1+width/2;x" smil:keyTimes="0;1"/>
                  <anim:animate smil:dur="0.5s" smil:fill="hold" smil:targetElement="id42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3" smil:attributeName="visibility" smil:to="visible"/>
                  <anim:animate smil:dur="0.5s" smil:fill="hold" smil:targetElement="id423" smil:attributeName="x" smil:values="x;x" smil:keyTimes="0;1"/>
                  <anim:animate smil:dur="0.5s" smil:fill="hold" smil:targetElement="id42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4" smil:attributeName="visibility" smil:to="visible"/>
                  <anim:animate smil:dur="0.5s" smil:fill="hold" smil:targetElement="id424" smil:attributeName="x" smil:values="x;x" smil:keyTimes="0;1"/>
                  <anim:animate smil:dur="0.5s" smil:fill="hold" smil:targetElement="id42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5" smil:attributeName="visibility" smil:to="visible"/>
                  <anim:animate smil:dur="0.5s" smil:fill="hold" smil:targetElement="id425" smil:attributeName="x" smil:values="x;x" smil:keyTimes="0;1"/>
                  <anim:animate smil:dur="0.5s" smil:fill="hold" smil:targetElement="id42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6" smil:attributeName="visibility" smil:to="visible"/>
                  <anim:animate smil:dur="0.5s" smil:fill="hold" smil:targetElement="id426" smil:attributeName="x" smil:values="x;x" smil:keyTimes="0;1"/>
                  <anim:animate smil:dur="0.5s" smil:fill="hold" smil:targetElement="id4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7" smil:attributeName="visibility" smil:to="visible"/>
                  <anim:animate smil:dur="0.5s" smil:fill="hold" smil:targetElement="id427" smil:attributeName="x" smil:values="x;x" smil:keyTimes="0;1"/>
                  <anim:animate smil:dur="0.5s" smil:fill="hold" smil:targetElement="id42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8" smil:attributeName="visibility" smil:to="visible"/>
                  <anim:animate smil:dur="0.5s" smil:fill="hold" smil:targetElement="id428" smil:attributeName="x" smil:values="x;x" smil:keyTimes="0;1"/>
                  <anim:animate smil:dur="0.5s" smil:fill="hold" smil:targetElement="id42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9" smil:attributeName="visibility" smil:to="visible"/>
                  <anim:animate smil:dur="0.5s" smil:fill="hold" smil:targetElement="id429" smil:attributeName="x" smil:values="x;x" smil:keyTimes="0;1"/>
                  <anim:animate smil:dur="0.5s" smil:fill="hold" smil:targetElement="id429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0" smil:attributeName="visibility" smil:to="visible"/>
                  <anim:animate smil:dur="0.5s" smil:fill="hold" smil:targetElement="id430" smil:attributeName="x" smil:values="x;x" smil:keyTimes="0;1"/>
                  <anim:animate smil:dur="0.5s" smil:fill="hold" smil:targetElement="id4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1" smil:attributeName="visibility" smil:to="visible"/>
                  <anim:animate smil:dur="0.5s" smil:fill="hold" smil:targetElement="id431" smil:attributeName="x" smil:values="x;x" smil:keyTimes="0;1"/>
                  <anim:animate smil:dur="0.5s" smil:fill="hold" smil:targetElement="id43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2" smil:attributeName="visibility" smil:to="visible"/>
                  <anim:animate smil:dur="0.5s" smil:fill="hold" smil:targetElement="id432" smil:attributeName="x" smil:values="x;x" smil:keyTimes="0;1"/>
                  <anim:animate smil:dur="0.5s" smil:fill="hold" smil:targetElement="id43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3" smil:attributeName="visibility" smil:to="visible"/>
                  <anim:animate smil:dur="0.5s" smil:fill="hold" smil:targetElement="id433" smil:attributeName="x" smil:values="x;x" smil:keyTimes="0;1"/>
                  <anim:animate smil:dur="0.5s" smil:fill="hold" smil:targetElement="id433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4" smil:attributeName="visibility" smil:to="visible"/>
                  <anim:animate smil:dur="0.5s" smil:fill="hold" smil:targetElement="id434" smil:attributeName="x" smil:values="x;x" smil:keyTimes="0;1"/>
                  <anim:animate smil:dur="0.5s" smil:fill="hold" smil:targetElement="id4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5" smil:attributeName="visibility" smil:to="visible"/>
                  <anim:animate smil:dur="0.5s" smil:fill="hold" smil:targetElement="id435" smil:attributeName="x" smil:values="x;x" smil:keyTimes="0;1"/>
                  <anim:animate smil:dur="0.5s" smil:fill="hold" smil:targetElement="id43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6" smil:attributeName="visibility" smil:to="visible"/>
                  <anim:animate smil:dur="0.5s" smil:fill="hold" smil:targetElement="id436" smil:attributeName="x" smil:values="x;x" smil:keyTimes="0;1"/>
                  <anim:animate smil:dur="0.5s" smil:fill="hold" smil:targetElement="id43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7" smil:attributeName="visibility" smil:to="visible"/>
                  <anim:animate smil:dur="0.5s" smil:fill="hold" smil:targetElement="id437" smil:attributeName="x" smil:values="x;x" smil:keyTimes="0;1"/>
                  <anim:animate smil:dur="0.5s" smil:fill="hold" smil:targetElement="id43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8" smil:attributeName="visibility" smil:to="visible"/>
                  <anim:animate smil:dur="0.5s" smil:fill="hold" smil:targetElement="id438" smil:attributeName="x" smil:values="x;x" smil:keyTimes="0;1"/>
                  <anim:animate smil:dur="0.5s" smil:fill="hold" smil:targetElement="id4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9" smil:attributeName="visibility" smil:to="visible"/>
                  <anim:animate smil:dur="0.5s" smil:fill="hold" smil:targetElement="id439" smil:attributeName="x" smil:values="x;x" smil:keyTimes="0;1"/>
                  <anim:animate smil:dur="0.5s" smil:fill="hold" smil:targetElement="id43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0" smil:attributeName="visibility" smil:to="visible"/>
                  <anim:animate smil:dur="0.5s" smil:fill="hold" smil:targetElement="id440" smil:attributeName="x" smil:values="x;x" smil:keyTimes="0;1"/>
                  <anim:animate smil:dur="0.5s" smil:fill="hold" smil:targetElement="id44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1" smil:attributeName="visibility" smil:to="visible"/>
                  <anim:animate smil:dur="0.5s" smil:fill="hold" smil:targetElement="id441" smil:attributeName="x" smil:values="x;x" smil:keyTimes="0;1"/>
                  <anim:animate smil:dur="0.5s" smil:fill="hold" smil:targetElement="id44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2" smil:attributeName="visibility" smil:to="visible"/>
                  <anim:animate smil:dur="0.5s" smil:fill="hold" smil:targetElement="id442" smil:attributeName="x" smil:values="x;x" smil:keyTimes="0;1"/>
                  <anim:animate smil:dur="0.5s" smil:fill="hold" smil:targetElement="id4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3" smil:attributeName="visibility" smil:to="visible"/>
                  <anim:animate smil:dur="0.5s" smil:fill="hold" smil:targetElement="id443" smil:attributeName="x" smil:values="x;x" smil:keyTimes="0;1"/>
                  <anim:animate smil:dur="0.5s" smil:fill="hold" smil:targetElement="id4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4" smil:attributeName="visibility" smil:to="visible"/>
                  <anim:animate smil:dur="0.5s" smil:fill="hold" smil:targetElement="id444" smil:attributeName="x" smil:values="x;x" smil:keyTimes="0;1"/>
                  <anim:animate smil:dur="0.5s" smil:fill="hold" smil:targetElement="id44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5" smil:attributeName="visibility" smil:to="visible"/>
                  <anim:animate smil:dur="0.5s" smil:fill="hold" smil:targetElement="id445" smil:attributeName="x" smil:values="x;x" smil:keyTimes="0;1"/>
                  <anim:animate smil:dur="0.5s" smil:fill="hold" smil:targetElement="id44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6" smil:attributeName="visibility" smil:to="visible"/>
                  <anim:animate smil:dur="0.5s" smil:fill="hold" smil:targetElement="id446" smil:attributeName="x" smil:values="x;x" smil:keyTimes="0;1"/>
                  <anim:animate smil:dur="0.5s" smil:fill="hold" smil:targetElement="id4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7" smil:attributeName="visibility" smil:to="visible"/>
                  <anim:animate smil:dur="0.5s" smil:fill="hold" smil:targetElement="id447" smil:attributeName="x" smil:values="x;x" smil:keyTimes="0;1"/>
                  <anim:animate smil:dur="0.5s" smil:fill="hold" smil:targetElement="id44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8" smil:attributeName="visibility" smil:to="visible"/>
                  <anim:animate smil:dur="0.5s" smil:fill="hold" smil:targetElement="id448" smil:attributeName="x" smil:values="x;x" smil:keyTimes="0;1"/>
                  <anim:animate smil:dur="0.5s" smil:fill="hold" smil:targetElement="id44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9" smil:attributeName="visibility" smil:to="visible"/>
                  <anim:animate smil:dur="0.5s" smil:fill="hold" smil:targetElement="id449" smil:attributeName="x" smil:values="x;x" smil:keyTimes="0;1"/>
                  <anim:animate smil:dur="0.5s" smil:fill="hold" smil:targetElement="id449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0" smil:attributeName="visibility" smil:to="visible"/>
                  <anim:animate smil:dur="0.5s" smil:fill="hold" smil:targetElement="id450" smil:attributeName="x" smil:values="x;x" smil:keyTimes="0;1"/>
                  <anim:animate smil:dur="0.5s" smil:fill="hold" smil:targetElement="id4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1" smil:attributeName="visibility" smil:to="visible"/>
                  <anim:animate smil:dur="0.5s" smil:fill="hold" smil:targetElement="id451" smil:attributeName="x" smil:values="x;x" smil:keyTimes="0;1"/>
                  <anim:animate smil:dur="0.5s" smil:fill="hold" smil:targetElement="id45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2" smil:attributeName="visibility" smil:to="visible"/>
                  <anim:animate smil:dur="0.5s" smil:fill="hold" smil:targetElement="id452" smil:attributeName="x" smil:values="x;x" smil:keyTimes="0;1"/>
                  <anim:animate smil:dur="0.5s" smil:fill="hold" smil:targetElement="id45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3" smil:attributeName="visibility" smil:to="visible"/>
                  <anim:animate smil:dur="0.5s" smil:fill="hold" smil:targetElement="id453" smil:attributeName="x" smil:values="x;x" smil:keyTimes="0;1"/>
                  <anim:animate smil:dur="0.5s" smil:fill="hold" smil:targetElement="id453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4" smil:attributeName="visibility" smil:to="visible"/>
                  <anim:animate smil:dur="0.5s" smil:fill="hold" smil:targetElement="id454" smil:attributeName="x" smil:values="x;x" smil:keyTimes="0;1"/>
                  <anim:animate smil:dur="0.5s" smil:fill="hold" smil:targetElement="id4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5" smil:attributeName="visibility" smil:to="visible"/>
                  <anim:animate smil:dur="0.5s" smil:fill="hold" smil:targetElement="id455" smil:attributeName="x" smil:values="x;x" smil:keyTimes="0;1"/>
                  <anim:animate smil:dur="0.5s" smil:fill="hold" smil:targetElement="id45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6" smil:attributeName="visibility" smil:to="visible"/>
                  <anim:animate smil:dur="0.5s" smil:fill="hold" smil:targetElement="id456" smil:attributeName="x" smil:values="x;x" smil:keyTimes="0;1"/>
                  <anim:animate smil:dur="0.5s" smil:fill="hold" smil:targetElement="id45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7" smil:attributeName="visibility" smil:to="visible"/>
                  <anim:animate smil:dur="0.5s" smil:fill="hold" smil:targetElement="id457" smil:attributeName="x" smil:values="x;x" smil:keyTimes="0;1"/>
                  <anim:animate smil:dur="0.5s" smil:fill="hold" smil:targetElement="id45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8" smil:attributeName="visibility" smil:to="visible"/>
                  <anim:animate smil:dur="0.5s" smil:fill="hold" smil:targetElement="id458" smil:attributeName="x" smil:values="x;x" smil:keyTimes="0;1"/>
                  <anim:animate smil:dur="0.5s" smil:fill="hold" smil:targetElement="id4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9" smil:attributeName="visibility" smil:to="visible"/>
                  <anim:animate smil:dur="0.5s" smil:fill="hold" smil:targetElement="id459" smil:attributeName="x" smil:values="x;x" smil:keyTimes="0;1"/>
                  <anim:animate smil:dur="0.5s" smil:fill="hold" smil:targetElement="id4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0" smil:attributeName="visibility" smil:to="visible"/>
                  <anim:animate smil:dur="0.5s" smil:fill="hold" smil:targetElement="id460" smil:attributeName="x" smil:values="x;x" smil:keyTimes="0;1"/>
                  <anim:animate smil:dur="0.5s" smil:fill="hold" smil:targetElement="id46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1" smil:attributeName="visibility" smil:to="visible"/>
                  <anim:animate smil:dur="0.5s" smil:fill="hold" smil:targetElement="id461" smil:attributeName="x" smil:values="x;x" smil:keyTimes="0;1"/>
                  <anim:animate smil:dur="0.5s" smil:fill="hold" smil:targetElement="id4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2" smil:attributeName="visibility" smil:to="visible"/>
                  <anim:animate smil:dur="0.5s" smil:fill="hold" smil:targetElement="id462" smil:attributeName="width" smil:values="width*0.05;width" smil:keyTimes="0;1"/>
                  <anim:animate smil:dur="0.5s" smil:fill="hold" smil:targetElement="id462" smil:attributeName="height" smil:values="height;height" smil:keyTimes="0;1"/>
                  <anim:animate smil:dur="0.5s" smil:fill="hold" smil:targetElement="id462" smil:attributeName="x" smil:values="x-.2;x" smil:keyTimes="0;1"/>
                  <anim:animate smil:dur="0.5s" smil:fill="hold" smil:targetElement="id462" smil:attributeName="y" smil:values="y;y" smil:keyTimes="0;1"/>
                  <anim:transitionFilter smil:dur="0.5s" smil:targetElement="id4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3" smil:attributeName="visibility" smil:to="visible"/>
                  <anim:animate smil:dur="0.5s" smil:fill="hold" smil:targetElement="id463" smil:attributeName="x" smil:values="x;x" smil:keyTimes="0;1"/>
                  <anim:animate smil:dur="0.5s" smil:fill="hold" smil:targetElement="id4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13" draw:text-style-name="P5" draw:layer="layout" svg:width="26.6cm" svg:height="15.113cm" svg:x="0.8cm" svg:y="0.4cm" presentation:class="subtitle" presentation:user-transformed="true">
          <draw:text-box>
            <text:p text:style-name="P4"><text:span text:style-name="T16"><text:tab/></text:span></text:p>
            <text:p text:style-name="P4"><text:span text:style-name="T30"><text:tab/></text:span><text:span text:style-name="T30"> <text:s text:c="18"/></text:span></text:p>
            <text:p text:style-name="P4"><text:span text:style-name="T13"><text:s text:c="13"/></text:span></text:p>
            <text:p text:style-name="P4"><text:span text:style-name="T13"/></text:p>
            <text:p text:style-name="P4"><text:span text:style-name="T13"><text:s text:c="13"/></text:span></text:p>
          </draw:text-box>
        </draw:frame>
        <draw:g xml:id="id464" draw:id="id464">
          <svg:title>TexMaths</svg:title>
          <svg:desc>22§display§\text {(3)  Examine whether each of the following statement patterns is a }§svg§600§FALSE§</svg:desc>
          <draw:polygon draw:style-name="gr2" draw:text-style-name="P6" draw:layer="layout" svg:width="22.369cm" svg:height="0.696cm" svg:x="2.202cm" svg:y="0.699cm" svg:viewBox="0 0 22370 697" draw:points="11185,697 0,697 0,0 22370,0 22370,697">
            <text:p/>
          </draw:polygon>
          <draw:path draw:style-name="gr3" draw:text-style-name="P7" draw:layer="layout" svg:width="0.18cm" svg:height="0.773cm" svg:x="2.239cm" svg:y="0.6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2.496cm" svg:y="0.72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.895cm" svg:y="0.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9cm" svg:height="0.527cm" svg:x="3.434cm" svg:y="0.715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7" draw:layer="layout" svg:width="0.39cm" svg:height="0.333cm" svg:x="3.944cm" svg:y="0.906cm" svg:viewBox="0 0 391 334" svg:d="M213 153c25-30 53-69 72-88 25-28 56-40 92-40v-25c-20 2-43 2-64 2-23 0-63-2-74-2v25c16 1 23 10 23 22 0 13-9 23-12 29l-48 59-61-77c-7-9-7-11-7-14 0-12 12-19 28-19v-25c-21 0-72 2-85 2-15 0-52 0-73-2v25c54 0 56 0 91 47l77 100-73 92c-37 46-83 47-99 47v23c19-2 44-2 65-2s55 2 74 2v-23c-18-3-23-12-23-24 0-18 23-42 69-99l60 78c7 8 15 21 15 26 0 7-7 18-28 19v23c25 0 67-2 85-2 21 0 51 0 74 2v-23c-41 0-55-1-72-24z">
            <text:p/>
          </draw:path>
          <draw:path draw:style-name="gr3" draw:text-style-name="P7" draw:layer="layout" svg:width="0.349cm" svg:height="0.356cm" svg:x="4.376cm" svg:y="0.8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604cm" svg:height="0.342cm" svg:x="4.754cm" svg:y="0.897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5.4cm" svg:y="0.7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5.615cm" svg:y="0.8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cm" svg:height="0.356cm" svg:x="6.041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531cm" svg:height="0.342cm" svg:x="6.634cm" svg:y="0.906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39cm" svg:height="0.537cm" svg:x="7.204cm" svg:y="0.7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7.63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7.966cm" svg:y="0.76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8.278cm" svg:y="0.7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8.704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9.047cm" svg:y="0.8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9.608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9.962cm" svg:y="0.8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95cm" svg:height="0.356cm" svg:x="10.342cm" svg:y="0.89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9cm" svg:height="0.537cm" svg:x="10.664cm" svg:y="0.7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4cm" svg:height="0.356cm" svg:x="11.347cm" svg:y="0.89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1.738cm" svg:y="0.695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12.222cm" svg:y="0.7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2.532cm" svg:y="0.70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2.959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3.563cm" svg:y="0.695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44cm" svg:height="0.356cm" svg:x="13.795cm" svg:y="0.8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173cm" svg:height="0.537cm" svg:x="14.186cm" svg:y="0.70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173cm" svg:height="0.537cm" svg:x="14.401cm" svg:y="0.70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4.612cm" svg:y="0.8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531cm" svg:height="0.342cm" svg:x="14.969cm" svg:y="0.906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166cm" svg:height="0.518cm" svg:x="15.54cm" svg:y="0.7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754cm" svg:y="0.8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16.18cm" svg:y="0.88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254cm" svg:height="0.356cm" svg:x="16.828cm" svg:y="0.8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2cm" svg:height="0.485cm" svg:x="17.124cm" svg:y="0.7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7.441cm" svg:y="0.89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7.81cm" svg:y="0.7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18.118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604cm" svg:height="0.342cm" svg:x="18.465cm" svg:y="0.897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9.106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9.452cm" svg:y="0.8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9.85cm" svg:y="0.7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83cm" svg:height="0.492cm" svg:x="20.417cm" svg:y="0.897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49cm" svg:height="0.356cm" svg:x="20.857cm" svg:y="0.8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4cm" svg:height="0.485cm" svg:x="21.225cm" svg:y="0.76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42cm" svg:height="0.485cm" svg:x="21.526cm" svg:y="0.76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21.834cm" svg:y="0.8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2.177cm" svg:y="0.89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9cm" svg:height="0.342cm" svg:x="22.483cm" svg:y="0.8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22.914cm" svg:y="0.8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3.476cm" svg:y="0.7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23.69cm" svg:y="0.8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24.261cm" svg:y="0.8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</draw:g>
        <draw:frame draw:style-name="standard" xml:id="id470" draw:id="id470" draw:layer="layout" svg:width="14.333cm" svg:height="7.094cm" svg:x="3.986cm" svg:y="7.18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4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4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g xml:id="id472" draw:id="id472">
          <svg:title>TexMaths</svg:title>
          <svg:desc>26§display§p§svg§600§FALSE§</svg:desc>
          <draw:polygon draw:style-name="gr2" draw:text-style-name="P6" draw:layer="layout" svg:width="0.386cm" svg:height="0.49cm" svg:x="5.006cm" svg:y="8.515cm" svg:viewBox="0 0 387 491" draw:points="193,491 0,491 0,0 387,0 387,491">
            <text:p/>
          </draw:polygon>
          <draw:path draw:style-name="gr3" draw:text-style-name="P7" draw:layer="layout" svg:width="0.477cm" svg:height="0.581cm" svg:x="4.96cm" svg:y="8.469cm" svg:viewBox="0 0 478 582" svg:d="M71 518c-9 31-9 37-50 37-11 0-21 0-21 17 0 8 4 10 12 10 25 0 50-2 77-2 29 0 61 2 90 2 6 0 16 0 16-17 0-10-8-10-20-10-46 0-46-6-46-15 0-12 37-160 43-182 13 24 38 58 86 58 106 0 220-135 220-268 0-88-52-148-121-148-45 0-91 33-120 69-10-50-50-69-83-69-42 0-60 35-69 52-14 31-27 87-27 89 0 9 9 9 11 9 10 0 10 0 16-21 15-65 33-108 67-108 14 0 27 6 27 41 0 21-2 32-7 46zM233 118c6-24 31-49 48-64 31-27 58-33 72-33 38 0 61 31 61 85s-32 160-48 195c-31 63-75 94-108 94-63 0-73-77-73-81 0-2 0-4 2-15z">
            <text:p/>
          </draw:path>
        </draw:g>
        <draw:g xml:id="id474" draw:id="id474">
          <svg:title>TexMaths</svg:title>
          <svg:desc>26§display§q§svg§600§FALSE§</svg:desc>
          <draw:polygon draw:style-name="gr2" draw:text-style-name="P6" draw:layer="layout" svg:width="0.323cm" svg:height="0.49cm" svg:x="7.367cm" svg:y="8.515cm" svg:viewBox="0 0 324 491" draw:points="163,491 0,491 0,0 324,0 324,491">
            <text:p/>
          </draw:polygon>
          <draw:path draw:style-name="gr3" draw:text-style-name="P7" draw:layer="layout" svg:width="0.379cm" svg:height="0.581cm" svg:x="7.359cm" svg:y="8.469cm" svg:viewBox="0 0 380 582" svg:d="M380 10c0-4-2-10-8-10-11 0-48 37-63 64-21-49-56-64-88-64-108 0-221 135-221 268 0 90 54 148 121 148 40 0 77-23 109-56-9 33-38 155-40 164-8 27-17 29-67 31-12 0-21 0-21 19 0 0 0 8 11 8 29 0 62-2 94-2 31 0 62 2 94 2 4 0 16 0 16-17 0-10-8-10-25-10-44 0-44-6-44-15 0-6 3-12 5-20zM125 395c-56 0-60-71-60-85 0-46 27-146 44-183 27-69 75-106 112-106 61 0 73 73 73 79s-50 208-52 210c-14 27-67 85-117 85z">
            <text:p/>
          </draw:path>
        </draw:g>
        <draw:g xml:id="id490" draw:id="id490">
          <svg:title>TexMaths</svg:title>
          <svg:desc>22§display§\text T§svg§600§FALSE§</svg:desc>
          <draw:polygon draw:style-name="gr2" draw:text-style-name="P6" draw:layer="layout" svg:width="0.454cm" svg:height="0.446cm" svg:x="4.971cm" svg:y="10.508cm" svg:viewBox="0 0 455 447" draw:points="227,447 0,447 0,0 455,0 455,447">
            <text:p/>
          </draw:polygon>
          <draw:path draw:style-name="gr3" draw:text-style-name="P7" draw:layer="layout" svg:width="0.503cm" svg:height="0.523cm" svg:x="4.96cm" svg:y="10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91" draw:id="id491">
          <svg:title>TexMaths</svg:title>
          <svg:desc>22§display§\text T§svg§600§FALSE§</svg:desc>
          <draw:polygon draw:style-name="gr2" draw:text-style-name="P6" draw:layer="layout" svg:width="0.454cm" svg:height="0.446cm" svg:x="4.971cm" svg:y="11.508cm" svg:viewBox="0 0 455 447" draw:points="227,447 0,447 0,0 455,0 455,447">
            <text:p/>
          </draw:polygon>
          <draw:path draw:style-name="gr3" draw:text-style-name="P7" draw:layer="layout" svg:width="0.503cm" svg:height="0.523cm" svg:x="4.96cm" svg:y="11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92" draw:id="id492">
          <svg:title>TexMaths</svg:title>
          <svg:desc>22§display§\text F§svg§600§FALSE§</svg:desc>
          <draw:polygon draw:style-name="gr2" draw:text-style-name="P6" draw:layer="layout" svg:width="0.395cm" svg:height="0.45cm" svg:x="4.975cm" svg:y="12.509cm" svg:viewBox="0 0 396 451" draw:points="197,451 0,451 0,0 396,0 396,451">
            <text:p/>
          </draw:polygon>
          <draw:path draw:style-name="gr3" draw:text-style-name="P7" draw:layer="layout" svg:width="0.446cm" svg:height="0.527cm" svg:x="4.961cm" svg:y="12.4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93" draw:id="id493">
          <svg:title>TexMaths</svg:title>
          <svg:desc>22§display§\text F§svg§600§FALSE§</svg:desc>
          <draw:polygon draw:style-name="gr2" draw:text-style-name="P6" draw:layer="layout" svg:width="0.395cm" svg:height="0.45cm" svg:x="4.975cm" svg:y="13.509cm" svg:viewBox="0 0 396 451" draw:points="197,451 0,451 0,0 396,0 396,451">
            <text:p/>
          </draw:polygon>
          <draw:path draw:style-name="gr3" draw:text-style-name="P7" draw:layer="layout" svg:width="0.446cm" svg:height="0.527cm" svg:x="4.961cm" svg:y="13.4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94" draw:id="id494">
          <svg:title>TexMaths</svg:title>
          <svg:desc>22§display§\text T§svg§600§FALSE§</svg:desc>
          <draw:polygon draw:style-name="gr2" draw:text-style-name="P6" draw:layer="layout" svg:width="0.454cm" svg:height="0.446cm" svg:x="7.371cm" svg:y="10.509cm" svg:viewBox="0 0 455 447" draw:points="227,447 0,447 0,0 455,0 455,447">
            <text:p/>
          </draw:polygon>
          <draw:path draw:style-name="gr3" draw:text-style-name="P7" draw:layer="layout" svg:width="0.503cm" svg:height="0.523cm" svg:x="7.36cm" svg:y="10.4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95" draw:id="id495">
          <svg:title>TexMaths</svg:title>
          <svg:desc>22§display§\text F§svg§600§FALSE§</svg:desc>
          <draw:polygon draw:style-name="gr2" draw:text-style-name="P6" draw:layer="layout" svg:width="0.395cm" svg:height="0.45cm" svg:x="7.375cm" svg:y="11.509cm" svg:viewBox="0 0 396 451" draw:points="197,451 0,451 0,0 396,0 396,451">
            <text:p/>
          </draw:polygon>
          <draw:path draw:style-name="gr3" draw:text-style-name="P7" draw:layer="layout" svg:width="0.446cm" svg:height="0.527cm" svg:x="7.361cm" svg:y="11.4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96" draw:id="id496">
          <svg:title>TexMaths</svg:title>
          <svg:desc>22§display§\text T§svg§600§FALSE§</svg:desc>
          <draw:polygon draw:style-name="gr2" draw:text-style-name="P6" draw:layer="layout" svg:width="0.454cm" svg:height="0.446cm" svg:x="7.372cm" svg:y="12.51cm" svg:viewBox="0 0 455 447" draw:points="227,447 0,447 0,0 455,0 455,447">
            <text:p/>
          </draw:polygon>
          <draw:path draw:style-name="gr3" draw:text-style-name="P7" draw:layer="layout" svg:width="0.503cm" svg:height="0.523cm" svg:x="7.361cm" svg:y="12.4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497" draw:id="id497">
          <svg:title>TexMaths</svg:title>
          <svg:desc>22§display§\text F§svg§600§FALSE§</svg:desc>
          <draw:polygon draw:style-name="gr2" draw:text-style-name="P6" draw:layer="layout" svg:width="0.395cm" svg:height="0.45cm" svg:x="7.375cm" svg:y="13.51cm" svg:viewBox="0 0 396 451" draw:points="197,451 0,451 0,0 396,0 396,451">
            <text:p/>
          </draw:polygon>
          <draw:path draw:style-name="gr3" draw:text-style-name="P7" draw:layer="layout" svg:width="0.446cm" svg:height="0.527cm" svg:x="7.361cm" svg:y="13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76" draw:id="id476">
          <svg:title>TexMaths</svg:title>
          <svg:desc>24§display§\sim q§svg§600§FALSE§</svg:desc>
          <draw:polygon draw:style-name="gr2" draw:text-style-name="P6" draw:layer="layout" svg:width="1.188cm" svg:height="0.452cm" svg:x="9.26cm" svg:y="8.512cm" svg:viewBox="0 0 1189 453" draw:points="595,453 0,453 0,0 1189,0 1189,453">
            <text:p/>
          </draw:polygon>
          <draw:path draw:style-name="gr3" draw:text-style-name="P7" draw:layer="layout" svg:width="0.564cm" svg:height="0.199cm" svg:x="9.264cm" svg:y="8.533cm" svg:viewBox="0 0 565 200" svg:d="M565 29c0-19-6-29-12-29-4 0-11 8-11 23-4 83-60 129-120 129-53 0-94-37-136-73-42-41-86-79-144-79-92 0-142 94-142 171 0 27 12 27 12 27 9 0 11-17 11-19 4-94 67-131 119-131 54 0 94 37 136 73 43 38 87 79 144 79 93 0 143-94 143-171z">
            <text:p/>
          </draw:path>
          <draw:path draw:style-name="gr3" draw:text-style-name="P7" draw:layer="layout" svg:width="0.349cm" svg:height="0.537cm" svg:x="10.141cm" svg:y="8.47cm" svg:viewBox="0 0 350 538" svg:d="M350 10c0-4-2-10-8-10-10 0-44 35-58 60-19-47-52-60-80-60-100 0-204 125-204 248 0 82 50 136 111 136 37 0 71-21 100-52-7 31-34 145-36 152-8 25-16 27-62 29-11 0-19 0-19 17 0 0 0 8 10 8 27 0 57-2 86-2s58 2 87 2c3 0 15 0 15-15 0-10-8-10-23-10-40 0-40-6-40-13 0-6 1-12 3-20zM115 365c-52 0-55-65-55-79 0-42 24-134 40-169 25-63 69-98 104-98 55 0 67 67 67 73s-46 192-48 194c-14 25-62 79-108 79z">
            <text:p/>
          </draw:path>
        </draw:g>
        <draw:g xml:id="id477" draw:id="id477">
          <svg:title>TexMaths</svg:title>
          <svg:desc>22§display§\text A§svg§600§FALSE§</svg:desc>
          <draw:polygon draw:style-name="gr2" draw:text-style-name="P6" draw:layer="layout" svg:width="0.478cm" svg:height="0.477cm" svg:x="9.673cm" svg:y="9.511cm" svg:viewBox="0 0 479 478" draw:points="240,478 0,478 0,0 479,0 479,478">
            <text:p/>
          </draw:polygon>
          <draw:path draw:style-name="gr3" draw:text-style-name="P7" draw:layer="layout" svg:width="0.531cm" svg:height="0.556cm" svg:x="9.659cm" svg:y="9.472cm" svg:viewBox="0 0 532 557" svg:d="M284 16c-4-11-6-16-18-16s-14 5-18 16l-162 463c-14 41-44 52-86 53v25c18-2 51-4 79-4 25 0 65 2 90 4v-25c-39 0-58-19-58-40 0-2 0-9 0-11l37-102h192l41 118c0 4 1 9 1 12 0 23-42 23-63 23v25c28-4 81-4 111-4 33 0 69 2 102 4v-25h-14c-46 0-58-5-65-31zM243 102l88 252h-174z">
            <text:p/>
          </draw:path>
        </draw:g>
        <draw:g xml:id="id480" draw:id="id480">
          <svg:title>TexMaths</svg:title>
          <svg:desc>22§display§p \wedge \text A§svg§600§FALSE§</svg:desc>
          <draw:polygon draw:style-name="gr2" draw:text-style-name="P6" draw:layer="layout" svg:width="1.75cm" svg:height="0.627cm" svg:x="11.399cm" svg:y="8.413cm" svg:viewBox="0 0 1751 628" draw:points="876,628 0,628 0,0 1751,0 1751,628">
            <text:p/>
          </draw:polygon>
          <draw:path draw:style-name="gr3" draw:text-style-name="P7" draw:layer="layout" svg:width="0.404cm" svg:height="0.492cm" svg:x="11.36cm" svg:y="8.58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43cm" svg:height="0.479cm" svg:x="11.988cm" svg:y="8.466cm" svg:viewBox="0 0 431 480" svg:d="M234 16c-7-12-11-16-18-16-10 0-12 5-17 16l-194 435c-5 8-5 10-5 15 0 7 7 14 16 14 5 0 10 0 17-15l183-412 182 412c7 15 15 15 17 15 9 0 16-7 16-14 0-1 0-3-3-12z">
            <text:p/>
          </draw:path>
          <draw:path draw:style-name="gr3" draw:text-style-name="P7" draw:layer="layout" svg:width="0.53cm" svg:height="0.555cm" svg:x="12.657cm" svg:y="8.374cm" svg:viewBox="0 0 531 556" svg:d="M283 16c-3-11-5-16-17-16-13 0-14 5-18 16l-162 463c-14 40-44 51-86 53v24c18-2 51-3 79-3 25 0 65 1 90 3v-24c-39 0-58-20-58-41 0-2 0-9 0-11l37-102h192l40 118c0 4 2 9 2 13 0 23-42 23-64 23v24c29-3 81-3 111-3 34 0 69 1 102 3v-24h-14c-45 0-58-6-65-32zM243 102l88 252h-174z">
            <text:p/>
          </draw:path>
        </draw:g>
        <draw:g xml:id="id484" draw:id="id484">
          <svg:title>TexMaths</svg:title>
          <svg:desc>22§display§p \rightarrow q§svg§600§FALSE§</svg:desc>
          <draw:polygon draw:style-name="gr2" draw:text-style-name="P6" draw:layer="layout" svg:width="1.889cm" svg:height="0.469cm" svg:x="13.802cm" svg:y="8.515cm" svg:viewBox="0 0 1890 470" draw:points="945,470 0,470 0,0 1890,0 1890,470">
            <text:p/>
          </draw:polygon>
          <draw:path draw:style-name="gr3" draw:text-style-name="P7" draw:layer="layout" svg:width="0.404cm" svg:height="0.492cm" svg:x="13.763cm" svg:y="8.529cm" svg:viewBox="0 0 405 493" svg:d="M60 439c-7 26-7 31-42 31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80-92 80-53 0-61-66-61-69 0-2 0-4 1-12z">
            <text:p/>
          </draw:path>
          <draw:path draw:style-name="gr3" draw:text-style-name="P7" draw:layer="layout" svg:width="0.687cm" svg:height="0.404cm" svg:x="14.433cm" svg:y="8.476cm" svg:viewBox="0 0 688 405" svg:d="M603 218c-42 34-63 66-70 74-33 55-40 104-40 104 0 9 8 9 15 9 13 0 15-2 18-14 18-77 63-143 151-178 9-3 11-5 11-10 0-6-5-7-5-9-36-13-129-51-159-182-1-10-3-12-16-12-7 0-15 0-15 9 0 2 7 51 40 104 14 23 37 49 70 74h-575c-14 0-28 0-28 16 0 15 14 15 28 15z">
            <text:p/>
          </draw:path>
          <draw:path draw:style-name="gr3" draw:text-style-name="P7" draw:layer="layout" svg:width="0.319cm" svg:height="0.492cm" svg:x="15.41cm" svg:y="8.529cm" svg:viewBox="0 0 320 493" svg:d="M320 9c0-4-2-9-7-9-9 0-40 32-53 55-17-43-47-55-74-55-91 0-186 114-186 227 0 76 46 125 102 125 33 0 65-19 92-47-8 28-32 132-34 139-7 23-14 25-56 26-11 0-18 0-18 16 0 0 0 7 9 7 25 0 53-2 79-2 27 0 53 2 79 2 4 0 14 0 14-14 0-9-7-9-21-9-37 0-37-5-37-12 0-5 2-11 4-18zM106 335c-48 0-51-60-51-73 0-38 22-123 36-155 23-58 64-89 95-89 52 0 62 61 62 67 0 5-42 176-44 177-12 23-56 73-98 73z">
            <text:p/>
          </draw:path>
        </draw:g>
        <draw:g xml:id="id481" draw:id="id481">
          <svg:title>TexMaths</svg:title>
          <svg:desc>22§display§\text B§svg§600§FALSE§</svg:desc>
          <draw:polygon draw:style-name="gr2" draw:text-style-name="P6" draw:layer="layout" svg:width="0.427cm" svg:height="0.452cm" svg:x="12.071cm" svg:y="9.512cm" svg:viewBox="0 0 428 453" draw:points="213,453 0,453 0,0 428,0 428,453">
            <text:p/>
          </draw:polygon>
          <draw:path draw:style-name="gr3" draw:text-style-name="P7" draw:layer="layout" svg:width="0.476cm" svg:height="0.529cm" svg:x="12.06cm" svg:y="9.473cm" svg:viewBox="0 0 477 530" svg:d="M144 247v-192c0-25 2-30 39-30h95c76 0 104 65 104 105 0 51-39 117-125 117zM327 254c76-16 129-66 129-124 0-67-71-130-173-130h-283v25h19c60 0 60 8 60 35v410c0 28 0 35-60 35h-19v25h305c103 0 172-69 172-143 0-67-63-125-150-133zM280 505h-97c-37 0-39-5-39-30v-213h146c78 0 110 73 110 125 0 55-41 118-120 118z">
            <text:p/>
          </draw:path>
        </draw:g>
        <draw:g xml:id="id485" draw:id="id485">
          <svg:title>TexMaths</svg:title>
          <svg:desc>22§display§\text C§svg§600§FALSE§</svg:desc>
          <draw:polygon draw:style-name="gr2" draw:text-style-name="P6" draw:layer="layout" svg:width="0.438cm" svg:height="0.485cm" svg:x="14.461cm" svg:y="9.513cm" svg:viewBox="0 0 439 486" draw:points="221,486 0,486 0,0 439,0 439,486">
            <text:p/>
          </draw:polygon>
          <draw:path draw:style-name="gr3" draw:text-style-name="P7" draw:layer="layout" svg:width="0.474cm" svg:height="0.562cm" svg:x="14.466cm" svg:y="9.474cm" svg:viewBox="0 0 475 563" svg:d="M0 282c0 160 125 281 270 281 127 0 205-107 205-197 0-7 0-12-11-12-9 0-9 3-9 12-7 111-90 174-174 174-48 0-202-26-202-258 0-231 152-257 200-257 85 0 155 70 169 183 2 10 2 14 13 14 14 0 14-4 14-20v-183c0-14 0-19-9-19-4 0-7 0-12 9l-39 58c-30-28-69-67-145-67-145 0-270 123-270 282z">
            <text:p/>
          </draw:path>
        </draw:g>
        <draw:g xml:id="id488" draw:id="id488">
          <svg:title>TexMaths</svg:title>
          <svg:desc>20§display§\text B \leftrightarrow \text C§svg§600§FALSE§</svg:desc>
          <draw:polygon draw:style-name="gr2" draw:text-style-name="P6" draw:layer="layout" svg:width="1.99cm" svg:height="0.441cm" svg:x="16.072cm" svg:y="8.41cm" svg:viewBox="0 0 1991 442" draw:points="996,442 0,442 0,0 1991,0 1991,442">
            <text:p/>
          </draw:polygon>
          <draw:path draw:style-name="gr3" draw:text-style-name="P7" draw:layer="layout" svg:width="0.433cm" svg:height="0.481cm" svg:x="16.062cm" svg:y="8.391cm" svg:viewBox="0 0 434 482" svg:d="M131 224v-174c0-23 2-28 35-28h87c69 0 94 60 94 96 0 47-35 106-113 106zM298 230c69-14 117-59 117-112 0-60-64-118-157-118h-258v22h18c54 0 54 8 54 32v373c0 26 0 32-54 32h-18v23h277c94 0 157-63 157-130 0-61-58-114-136-122zM255 459h-89c-33 0-35-5-35-27v-194h133c71 0 99 66 99 114 0 50-36 107-108 107z">
            <text:p/>
          </draw:path>
          <draw:path draw:style-name="gr3" draw:text-style-name="P7" draw:layer="layout" svg:width="0.625cm" svg:height="0.367cm" svg:x="16.769cm" svg:y="8.511cm" svg:viewBox="0 0 626 368" svg:d="M77 170c38-29 57-58 64-68 30-48 37-92 37-94 0-8-8-8-15-8-11 0-13 2-16 14-16 69-57 128-136 160-8 4-11 5-11 10s3 6 11 10c72 30 120 84 138 164 1 8 3 10 14 10 7 0 15 0 15-8 0-2-7-46-36-93-14-21-35-46-65-69h472c-40 31-58 60-64 68-32 49-37 94-37 94 0 8 8 8 13 8 13 0 13-2 16-13 16-70 58-129 138-161 8-4 11-5 11-10s-5-6-7-8c-30-11-116-46-142-165-3-9-3-11-16-11-5 0-13 0-13 8 0 2 7 46 35 94 15 21 36 45 66 68z">
            <text:p/>
          </draw:path>
          <draw:path draw:style-name="gr3" draw:text-style-name="P7" draw:layer="layout" svg:width="0.43cm" svg:height="0.511cm" svg:x="17.667cm" svg:y="8.375cm" svg:viewBox="0 0 431 512" svg:d="M0 256c0 146 114 256 245 256 115 0 186-98 186-179 0-7 0-11-10-11-8 0-8 3-8 11-6 101-82 158-158 158-44 0-183-24-183-235 0-210 138-234 181-234 77 0 141 64 154 167 1 9 1 13 11 13 13 0 13-4 13-18v-166c0-13 0-18-8-18-4 0-7 0-12 8l-35 53c-27-26-62-61-131-61-131 0-245 112-245 256z">
            <text:p/>
          </draw:path>
        </draw:g>
        <draw:g xml:id="id502" draw:id="id502">
          <svg:title>TexMaths</svg:title>
          <svg:desc>22§display§\text F§svg§600§FALSE§</svg:desc>
          <draw:polygon draw:style-name="gr2" draw:text-style-name="P6" draw:layer="layout" svg:width="0.395cm" svg:height="0.45cm" svg:x="12.076cm" svg:y="10.509cm" svg:viewBox="0 0 396 451" draw:points="197,451 0,451 0,0 396,0 396,451">
            <text:p/>
          </draw:polygon>
          <draw:path draw:style-name="gr3" draw:text-style-name="P7" draw:layer="layout" svg:width="0.446cm" svg:height="0.527cm" svg:x="12.062cm" svg:y="10.4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03" draw:id="id503">
          <svg:title>TexMaths</svg:title>
          <svg:desc>22§display§\text T§svg§600§FALSE§</svg:desc>
          <draw:polygon draw:style-name="gr2" draw:text-style-name="P6" draw:layer="layout" svg:width="0.454cm" svg:height="0.446cm" svg:x="11.973cm" svg:y="11.509cm" svg:viewBox="0 0 455 447" draw:points="227,447 0,447 0,0 455,0 455,447">
            <text:p/>
          </draw:polygon>
          <draw:path draw:style-name="gr3" draw:text-style-name="P7" draw:layer="layout" svg:width="0.503cm" svg:height="0.523cm" svg:x="11.962cm" svg:y="11.4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05" draw:id="id505">
          <svg:title>TexMaths</svg:title>
          <svg:desc>22§display§\text F§svg§600§FALSE§</svg:desc>
          <draw:polygon draw:style-name="gr2" draw:text-style-name="P6" draw:layer="layout" svg:width="0.395cm" svg:height="0.45cm" svg:x="12.076cm" svg:y="13.51cm" svg:viewBox="0 0 396 451" draw:points="197,451 0,451 0,0 396,0 396,451">
            <text:p/>
          </draw:polygon>
          <draw:path draw:style-name="gr3" draw:text-style-name="P7" draw:layer="layout" svg:width="0.446cm" svg:height="0.527cm" svg:x="12.062cm" svg:y="13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04" draw:id="id504">
          <svg:title>TexMaths</svg:title>
          <svg:desc>22§display§\text F§svg§600§FALSE§</svg:desc>
          <draw:polygon draw:style-name="gr2" draw:text-style-name="P6" draw:layer="layout" svg:width="0.395cm" svg:height="0.45cm" svg:x="12.077cm" svg:y="12.51cm" svg:viewBox="0 0 396 451" draw:points="197,451 0,451 0,0 396,0 396,451">
            <text:p/>
          </draw:polygon>
          <draw:path draw:style-name="gr3" draw:text-style-name="P7" draw:layer="layout" svg:width="0.446cm" svg:height="0.527cm" svg:x="12.063cm" svg:y="12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98" draw:id="id498">
          <svg:title>TexMaths</svg:title>
          <svg:desc>22§display§\text F§svg§600§FALSE§</svg:desc>
          <draw:polygon draw:style-name="gr2" draw:text-style-name="P6" draw:layer="layout" svg:width="0.395cm" svg:height="0.45cm" svg:x="9.777cm" svg:y="10.51cm" svg:viewBox="0 0 396 451" draw:points="197,451 0,451 0,0 396,0 396,451">
            <text:p/>
          </draw:polygon>
          <draw:path draw:style-name="gr3" draw:text-style-name="P7" draw:layer="layout" svg:width="0.446cm" svg:height="0.527cm" svg:x="9.763cm" svg:y="10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99" draw:id="id499">
          <svg:title>TexMaths</svg:title>
          <svg:desc>22§display§\text T§svg§600§FALSE§</svg:desc>
          <draw:polygon draw:style-name="gr2" draw:text-style-name="P6" draw:layer="layout" svg:width="0.454cm" svg:height="0.446cm" svg:x="9.674cm" svg:y="11.51cm" svg:viewBox="0 0 455 447" draw:points="227,447 0,447 0,0 455,0 455,447">
            <text:p/>
          </draw:polygon>
          <draw:path draw:style-name="gr3" draw:text-style-name="P7" draw:layer="layout" svg:width="0.503cm" svg:height="0.523cm" svg:x="9.663cm" svg:y="11.4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01" draw:id="id501">
          <svg:title>TexMaths</svg:title>
          <svg:desc>22§display§\text T§svg§600§FALSE§</svg:desc>
          <draw:polygon draw:style-name="gr2" draw:text-style-name="P6" draw:layer="layout" svg:width="0.454cm" svg:height="0.446cm" svg:x="9.674cm" svg:y="13.511cm" svg:viewBox="0 0 455 447" draw:points="227,447 0,447 0,0 455,0 455,447">
            <text:p/>
          </draw:polygon>
          <draw:path draw:style-name="gr3" draw:text-style-name="P7" draw:layer="layout" svg:width="0.503cm" svg:height="0.523cm" svg:x="9.663cm" svg:y="13.4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00" draw:id="id500">
          <svg:title>TexMaths</svg:title>
          <svg:desc>22§display§\text F§svg§600§FALSE§</svg:desc>
          <draw:polygon draw:style-name="gr2" draw:text-style-name="P6" draw:layer="layout" svg:width="0.395cm" svg:height="0.45cm" svg:x="9.777cm" svg:y="12.511cm" svg:viewBox="0 0 396 451" draw:points="197,451 0,451 0,0 396,0 396,451">
            <text:p/>
          </draw:polygon>
          <draw:path draw:style-name="gr3" draw:text-style-name="P7" draw:layer="layout" svg:width="0.446cm" svg:height="0.527cm" svg:x="9.763cm" svg:y="12.4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10" draw:id="id510">
          <svg:title>TexMaths</svg:title>
          <svg:desc>22§display§\text F§svg§600§FALSE§</svg:desc>
          <draw:polygon draw:style-name="gr2" draw:text-style-name="P6" draw:layer="layout" svg:width="0.395cm" svg:height="0.45cm" svg:x="16.978cm" svg:y="10.511cm" svg:viewBox="0 0 396 451" draw:points="197,451 0,451 0,0 396,0 396,451">
            <text:p/>
          </draw:polygon>
          <draw:path draw:style-name="gr3" draw:text-style-name="P7" draw:layer="layout" svg:width="0.446cm" svg:height="0.527cm" svg:x="16.964cm" svg:y="10.4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11" draw:id="id511">
          <svg:title>TexMaths</svg:title>
          <svg:desc>22§display§\text F§svg§600§FALSE§</svg:desc>
          <draw:polygon draw:style-name="gr2" draw:text-style-name="P6" draw:layer="layout" svg:width="0.395cm" svg:height="0.45cm" svg:x="16.979cm" svg:y="11.511cm" svg:viewBox="0 0 396 451" draw:points="197,451 0,451 0,0 396,0 396,451">
            <text:p/>
          </draw:polygon>
          <draw:path draw:style-name="gr3" draw:text-style-name="P7" draw:layer="layout" svg:width="0.446cm" svg:height="0.527cm" svg:x="16.965cm" svg:y="11.4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13" draw:id="id513">
          <svg:title>TexMaths</svg:title>
          <svg:desc>22§display§\text F§svg§600§FALSE§</svg:desc>
          <draw:polygon draw:style-name="gr2" draw:text-style-name="P6" draw:layer="layout" svg:width="0.395cm" svg:height="0.45cm" svg:x="16.979cm" svg:y="13.512cm" svg:viewBox="0 0 396 451" draw:points="197,451 0,451 0,0 396,0 396,451">
            <text:p/>
          </draw:polygon>
          <draw:path draw:style-name="gr3" draw:text-style-name="P7" draw:layer="layout" svg:width="0.446cm" svg:height="0.527cm" svg:x="16.965cm" svg:y="13.473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12" draw:id="id512">
          <svg:title>TexMaths</svg:title>
          <svg:desc>22§display§\text F§svg§600§FALSE§</svg:desc>
          <draw:polygon draw:style-name="gr2" draw:text-style-name="P6" draw:layer="layout" svg:width="0.395cm" svg:height="0.45cm" svg:x="16.978cm" svg:y="12.512cm" svg:viewBox="0 0 396 451" draw:points="197,451 0,451 0,0 396,0 396,451">
            <text:p/>
          </draw:polygon>
          <draw:path draw:style-name="gr3" draw:text-style-name="P7" draw:layer="layout" svg:width="0.446cm" svg:height="0.527cm" svg:x="16.964cm" svg:y="12.473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465" draw:id="id465">
          <svg:title>TexMaths</svg:title>
          <svg:desc>22§display§\text {tautology or a contradiction or a contingency.  }§svg§600§FALSE§</svg:desc>
          <draw:polygon draw:style-name="gr2" draw:text-style-name="P6" draw:layer="layout" svg:width="15.349cm" svg:height="0.62cm" svg:x="3.526cm" svg:y="1.699cm" svg:viewBox="0 0 15350 621" draw:points="7675,621 0,621 0,0 15350,0 15350,621">
            <text:p/>
          </draw:polygon>
          <draw:path draw:style-name="gr3" draw:text-style-name="P7" draw:layer="layout" svg:width="0.244cm" svg:height="0.486cm" svg:x="3.501cm" svg:y="1.722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349cm" svg:height="0.357cm" svg:x="3.82cm" svg:y="1.85cm" svg:viewBox="0 0 350 358" svg:d="M225 289c4 32 25 64 62 64 16 0 63-11 63-74v-43h-19v43c0 45-20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9cm" svg:height="0.352cm" svg:x="4.2cm" svg:y="1.856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7" draw:layer="layout" svg:width="0.244cm" svg:height="0.486cm" svg:x="4.619cm" svg:y="1.722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344cm" svg:height="0.357cm" svg:x="4.927cm" svg:y="1.8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173cm" svg:height="0.539cm" svg:x="5.317cm" svg:y="1.66cm" svg:viewBox="0 0 174 540" svg:d="M113 0l-113 9v25c55 0 62 5 62 42v404c0 35-9 35-62 35v25c26-2 67-2 86-2 20 0 58 0 88 2v-25c-53 0-61 0-61-35z">
            <text:p/>
          </draw:path>
          <draw:path draw:style-name="gr3" draw:text-style-name="P7" draw:layer="layout" svg:width="0.344cm" svg:height="0.357cm" svg:x="5.527cm" svg:y="1.8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354cm" svg:height="0.512cm" svg:x="5.914cm" svg:y="1.847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379cm" svg:height="0.493cm" svg:x="6.294cm" svg:y="1.865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7" draw:layer="layout" svg:width="0.344cm" svg:height="0.357cm" svg:x="6.966cm" svg:y="1.8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261cm" svg:height="0.343cm" svg:x="7.353cm" svg:y="1.85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49cm" svg:height="0.357cm" svg:x="7.924cm" svg:y="1.85cm" svg:viewBox="0 0 350 358" svg:d="M225 289c4 32 25 64 62 64 16 0 63-11 63-74v-43h-19v43c0 45-20 51-28 51-25 0-28-36-28-39v-157c0-32 0-62-29-92-30-30-68-42-105-42-65 0-118 37-118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95cm" svg:height="0.357cm" svg:x="8.562cm" svg:y="1.85cm" svg:viewBox="0 0 296 358" svg:d="M65 180c0-127 63-161 104-161 7 0 56 0 84 29-33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44cm" svg:height="0.357cm" svg:x="8.902cm" svg:y="1.8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39cm" svg:height="0.343cm" svg:x="9.291cm" svg:y="1.85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242cm" svg:height="0.486cm" svg:x="9.689cm" svg:y="1.722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261cm" svg:height="0.343cm" svg:x="9.997cm" svg:y="1.85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49cm" svg:height="0.357cm" svg:x="10.31cm" svg:y="1.85cm" svg:viewBox="0 0 350 358" svg:d="M225 289c4 32 25 64 62 64 16 0 63-11 63-74v-43h-19v43c0 45-20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383cm" svg:height="0.547cm" svg:x="10.69cm" svg:y="1.66cm" svg:viewBox="0 0 384 548" svg:d="M269 497v51l115-8v-25c-55 0-62-5-62-42v-473l-111 9v25c53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7" draw:layer="layout" svg:width="0.166cm" svg:height="0.519cm" svg:x="11.12cm" svg:y="1.67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295cm" svg:height="0.357cm" svg:x="11.334cm" svg:y="1.85cm" svg:viewBox="0 0 296 358" svg:d="M65 180c0-127 63-161 104-161 7 0 56 0 84 29-33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244cm" svg:height="0.486cm" svg:x="11.667cm" svg:y="1.722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7" draw:layer="layout" svg:width="0.166cm" svg:height="0.519cm" svg:x="11.978cm" svg:y="1.67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44cm" svg:height="0.357cm" svg:x="12.19cm" svg:y="1.8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39cm" svg:height="0.343cm" svg:x="12.578cm" svg:y="1.85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44cm" svg:height="0.357cm" svg:x="13.263cm" svg:y="1.85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7" draw:layer="layout" svg:width="0.261cm" svg:height="0.343cm" svg:x="13.65cm" svg:y="1.856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49cm" svg:height="0.357cm" svg:x="14.22cm" svg:y="1.85cm" svg:viewBox="0 0 350 358" svg:d="M225 289c4 32 25 64 62 64 16 0 63-11 63-74v-43h-19v43c0 45-20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7" draw:layer="layout" svg:width="0.295cm" svg:height="0.357cm" svg:x="14.859cm" svg:y="1.85cm" svg:viewBox="0 0 296 358" svg:d="M65 180c0-127 63-161 104-161 7 0 56 0 84 29-31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44cm" svg:height="0.357cm" svg:x="15.199cm" svg:y="1.85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7" draw:layer="layout" svg:width="0.39cm" svg:height="0.343cm" svg:x="15.588cm" svg:y="1.85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242cm" svg:height="0.486cm" svg:x="15.986cm" svg:y="1.722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7" draw:layer="layout" svg:width="0.166cm" svg:height="0.519cm" svg:x="16.297cm" svg:y="1.67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6.512cm" svg:y="1.85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354cm" svg:height="0.512cm" svg:x="16.938cm" svg:y="1.847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7" draw:layer="layout" svg:width="0.3cm" svg:height="0.357cm" svg:x="17.325cm" svg:y="1.85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7" draw:layer="layout" svg:width="0.39cm" svg:height="0.343cm" svg:x="17.672cm" svg:y="1.856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7" draw:layer="layout" svg:width="0.295cm" svg:height="0.357cm" svg:x="18.103cm" svg:y="1.85cm" svg:viewBox="0 0 296 358" svg:d="M65 180c0-127 63-161 104-161 7 0 56 0 84 29-33 3-37 26-37 37 0 19 15 35 36 35s37-14 37-37c0-53-60-83-120-83-97 0-169 85-169 180 0 100 77 178 167 178 104 0 129-94 129-102 0-7-7-7-9-7-7 0-9 3-11 7-23 72-74 83-102 83-40 0-109-34-109-159z">
            <text:p/>
          </draw:path>
          <draw:path draw:style-name="gr3" draw:text-style-name="P7" draw:layer="layout" svg:width="0.379cm" svg:height="0.493cm" svg:x="18.434cm" svg:y="1.865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7" draw:layer="layout" svg:width="0.083cm" svg:height="0.084cm" svg:x="18.83cm" svg:y="2.115cm" svg:viewBox="0 0 84 85" svg:d="M84 42c0-23-19-42-42-42s-42 19-42 42 19 43 42 43 42-20 42-43z">
            <text:p/>
          </draw:path>
        </draw:g>
        <draw:g xml:id="id466" draw:id="id466">
          <svg:title>TexMaths</svg:title>
          <svg:desc>22§display§\text {(i) } ( p \ \wedge \sim q) \leftrightarrow ( p \rightarrow q ) §svg§600§FALSE§</svg:desc>
          <draw:polygon draw:style-name="gr2" draw:text-style-name="P6" draw:layer="layout" svg:width="7.856cm" svg:height="0.696cm" svg:x="3.705cm" svg:y="2.699cm" svg:viewBox="0 0 7857 697" draw:points="3929,697 0,697 0,0 7857,0 7857,697">
            <text:p/>
          </draw:polygon>
          <draw:path draw:style-name="gr3" draw:text-style-name="P7" draw:layer="layout" svg:width="0.18cm" svg:height="0.773cm" svg:x="3.742cm" svg:y="2.6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992cm" svg:y="2.7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26cm" svg:y="2.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4.817cm" svg:y="2.6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016cm" svg:y="2.8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5.731cm" svg:y="2.7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6.461cm" svg:y="2.9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7.266cm" svg:y="2.897cm" svg:viewBox="0 0 320 493" svg:d="M320 9c0-4-1-9-7-9-8 0-40 32-52 55-18-43-48-55-74-55-92 0-187 114-187 227 0 76 46 125 102 125 34 0 65-20 92-48-7 28-32 132-34 139-7 23-14 25-56 27-11 0-18 0-18 16 0 0 0 7 9 7 25 0 53-2 77-2 29 0 55 2 81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7.651cm" svg:y="2.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8.167cm" svg:y="2.845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8-14 17-78 63-143 151-178 9-4 12-5 12-11 0-5-5-7-7-8-33-13-128-52-156-182-4-10-4-12-18-12-5 0-14 0-14 9 0 2 7 51 39 104 15 22 38 49 72 73z">
            <text:p/>
          </draw:path>
          <draw:path draw:style-name="gr3" draw:text-style-name="P7" draw:layer="layout" svg:width="0.18cm" svg:height="0.773cm" svg:x="9.188cm" svg:y="2.6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9.387cm" svg:y="2.89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10.057cm" svg:y="2.845cm" svg:viewBox="0 0 688 405" svg:d="M604 218c-43 34-64 65-71 74-33 55-40 104-40 104 0 9 9 9 16 9 12 0 14-2 17-14 18-78 64-143 150-178 10-4 12-5 12-11 0-5-5-7-5-8-35-13-129-52-158-182-2-10-4-12-16-12-7 0-16 0-16 9 0 2 7 51 40 104 14 22 37 49 71 73h-576c-14 0-28 0-28 16s14 16 28 16z">
            <text:p/>
          </draw:path>
          <draw:path draw:style-name="gr3" draw:text-style-name="P7" draw:layer="layout" svg:width="0.319cm" svg:height="0.492cm" svg:x="11.034cm" svg:y="2.897cm" svg:viewBox="0 0 320 493" svg:d="M320 9c0-4-1-9-7-9-8 0-40 32-52 55-18-43-48-55-74-55-92 0-187 114-187 227 0 76 46 125 102 125 34 0 65-20 92-48-7 28-32 132-34 139-7 23-14 25-56 27-11 0-18 0-18 16 0 0 0 7 9 7 25 0 53-2 77-2 29 0 55 2 81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1.42cm" svg:y="2.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467" draw:id="id467">
          <svg:title>TexMaths</svg:title>
          <svg:desc>22§display§\text {(ii) } [\ p \rightarrow ( q \rightarrow r )\ ] \leftrightarrow [\ ( p \wedge q ) \rightarrow r \ ] §svg§600§FALSE§</svg:desc>
          <draw:polygon draw:style-name="gr2" draw:text-style-name="P6" draw:layer="layout" svg:width="12.148cm" svg:height="0.696cm" svg:x="3.505cm" svg:y="3.799cm" svg:viewBox="0 0 12149 697" draw:points="6074,697 0,697 0,0 12149,0 12149,697">
            <text:p/>
          </draw:polygon>
          <draw:path draw:style-name="gr3" draw:text-style-name="P7" draw:layer="layout" svg:width="0.18cm" svg:height="0.773cm" svg:x="3.542cm" svg:y="3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92cm" svg:y="3.8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07cm" svg:y="3.8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41cm" svg:y="3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4.846cm" svg:y="3.76cm" svg:viewBox="0 0 107 774" draw:points="107,774 107,744 32,744 32,32 107,32 107,0 0,0 0,774">
            <text:p/>
          </draw:polygon>
          <draw:path draw:style-name="gr3" draw:text-style-name="P7" draw:layer="layout" svg:width="0.404cm" svg:height="0.492cm" svg:x="5.203cm" svg:y="3.99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5.874cm" svg:y="3.945cm" svg:viewBox="0 0 688 405" svg:d="M604 218c-43 34-64 65-71 74-33 55-40 104-40 104 0 9 9 9 16 9 12 0 14-2 17-14 18-78 64-143 150-178 10-4 12-5 12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18cm" svg:height="0.773cm" svg:x="6.897cm" svg:y="3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7.152cm" svg:y="3.997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687cm" svg:height="0.404cm" svg:x="7.75cm" svg:y="3.945cm" svg:viewBox="0 0 688 405" svg:d="M604 218c-43 34-64 65-69 74-35 55-42 104-42 104 0 9 9 9 16 9 12 0 14-2 17-14 18-78 64-143 152-178 8-4 10-5 10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316cm" svg:height="0.351cm" svg:x="8.718cm" svg:y="3.997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18cm" svg:height="0.773cm" svg:x="9.111cm" svg:y="3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9.642cm" svg:y="3.76cm" svg:viewBox="0 0 107 774" draw:points="107,0 0,0 0,32 76,32 76,744 0,744 0,774 107,774">
            <text:p/>
          </draw:polygon>
          <draw:path draw:style-name="gr3" draw:text-style-name="P7" draw:layer="layout" svg:width="0.687cm" svg:height="0.404cm" svg:x="10.098cm" svg:y="3.945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9 104 15 22 38 49 72 73z">
            <text:p/>
          </draw:path>
          <draw:polygon draw:style-name="gr3" draw:text-style-name="P7" draw:layer="layout" svg:width="0.106cm" svg:height="0.773cm" svg:x="11.133cm" svg:y="3.76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1.59cm" svg:y="3.7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1.791cm" svg:y="3.9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2.419cm" svg:y="3.8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9cm" svg:height="0.492cm" svg:x="13.093cm" svg:y="3.9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3.481cm" svg:y="3.7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13.995cm" svg:y="3.945cm" svg:viewBox="0 0 688 405" svg:d="M604 218c-43 34-64 65-71 74-33 55-40 104-40 104 0 9 9 9 16 9 12 0 14-2 17-14 18-78 64-143 152-178 8-4 10-5 10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316cm" svg:height="0.351cm" svg:x="14.963cm" svg:y="3.997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olygon draw:style-name="gr3" draw:text-style-name="P7" draw:layer="layout" svg:width="0.106cm" svg:height="0.773cm" svg:x="15.586cm" svg:y="3.76cm" svg:viewBox="0 0 107 774" draw:points="107,0 0,0 0,32 76,32 76,744 0,744 0,774 107,774">
            <text:p/>
          </draw:polygon>
        </draw:g>
        <draw:g xml:id="id468" draw:id="id468">
          <svg:title>TexMaths</svg:title>
          <svg:desc>22§display§\text {(iii) } [\ ( p \ \vee \sim q ) \vee ( \sim p \wedge  q ) \ ] \wedge r§svg§600§FALSE§</svg:desc>
          <draw:polygon draw:style-name="gr2" draw:text-style-name="P6" draw:layer="layout" svg:width="10.632cm" svg:height="0.696cm" svg:x="3.304cm" svg:y="4.9cm" svg:viewBox="0 0 10633 697" draw:points="5317,697 0,697 0,0 10633,0 10633,697">
            <text:p/>
          </draw:polygon>
          <draw:path draw:style-name="gr3" draw:text-style-name="P7" draw:layer="layout" svg:width="0.18cm" svg:height="0.773cm" svg:x="3.341cm" svg:y="4.8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591cm" svg:y="4.9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3.806cm" svg:y="4.9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2cm" svg:y="4.92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54cm" svg:y="4.8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4.86cm" svg:y="4.861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5.317cm" svg:y="4.8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518cm" svg:y="5.09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6.231cm" svg:y="4.979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7" draw:layer="layout" svg:width="0.516cm" svg:height="0.182cm" svg:x="6.961cm" svg:y="5.15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7.765cm" svg:y="5.098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8.153cm" svg:y="4.8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8.622cm" svg:y="4.979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7" draw:layer="layout" svg:width="0.18cm" svg:height="0.773cm" svg:x="9.344cm" svg:y="4.8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9.611cm" svg:y="5.15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10.359cm" svg:y="5.09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0.988cm" svg:y="4.979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9cm" svg:height="0.492cm" svg:x="11.663cm" svg:y="5.098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2.049cm" svg:y="4.8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2.58cm" svg:y="4.861cm" svg:viewBox="0 0 107 774" draw:points="107,0 0,0 0,32 76,32 76,744 0,744 0,774 107,774">
            <text:p/>
          </draw:polygon>
          <draw:path draw:style-name="gr3" draw:text-style-name="P7" draw:layer="layout" svg:width="0.43cm" svg:height="0.479cm" svg:x="12.992cm" svg:y="4.979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6cm" svg:height="0.351cm" svg:x="13.659cm" svg:y="5.098cm" svg:viewBox="0 0 317 352" svg:d="M46 297c-2 13-7 30-7 34 0 14 10 21 23 21 8 0 22-7 28-21 2-4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</draw:g>
        <draw:g xml:id="id469" draw:id="id469">
          <svg:title>TexMaths</svg:title>
          <svg:desc>22§display§\text {Sol. (i) } ( p \ \wedge \sim q) \leftrightarrow ( p \rightarrow q )§svg§600§FALSE§</svg:desc>
          <draw:polygon draw:style-name="gr2" draw:text-style-name="P6" draw:layer="layout" svg:width="9.445cm" svg:height="0.696cm" svg:x="2.207cm" svg:y="6.102cm" svg:viewBox="0 0 9446 697" draw:points="4724,697 0,697 0,0 9446,0 9446,697">
            <text:p/>
          </draw:polygon>
          <draw:path draw:style-name="gr3" draw:text-style-name="P7" draw:layer="layout" svg:width="0.344cm" svg:height="0.562cm" svg:x="2.212cm" svg:y="6.098cm" svg:viewBox="0 0 345 563" svg:d="M227 246l-99-24c-49-13-79-53-79-99 0-54 43-102 104-102 129 0 146 129 151 162 0 5 0 10 9 10 11 0 11-3 11-19v-155c0-14 0-19-9-19-5 0-7 0-12 11l-27 44c-23-23-56-55-125-55-86 0-151 69-151 150 0 65 40 121 102 142 9 4 48 12 102 26 21 6 44 11 67 39 16 21 23 46 23 72 0 55-39 111-104 111-23 0-81-3-123-42-44-42-48-92-48-120 0-7-7-7-8-7-11 0-11 5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619cm" svg:y="6.29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3.01cm" svg:y="6.10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083cm" svg:height="0.083cm" svg:x="3.266cm" svg:y="6.561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3.835cm" svg:y="6.0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4.083cm" svg:y="6.1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317cm" svg:y="6.0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4.908cm" svg:y="6.0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107cm" svg:y="6.3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5.822cm" svg:y="6.181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6.552cm" svg:y="6.359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7.357cm" svg:y="6.3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7.742cm" svg:y="6.0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8.258cm" svg:y="6.248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8 104 16 22 39 49 73 73z">
            <text:p/>
          </draw:path>
          <draw:path draw:style-name="gr3" draw:text-style-name="P7" draw:layer="layout" svg:width="0.18cm" svg:height="0.773cm" svg:x="9.278cm" svg:y="6.06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9.477cm" svg:y="6.3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10.148cm" svg:y="6.248cm" svg:viewBox="0 0 688 405" svg:d="M604 218c-43 34-64 65-71 74-33 55-40 104-40 104 0 9 9 9 16 9 12 0 14-2 17-14 18-78 64-143 150-178 10-4 12-5 12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319cm" svg:height="0.492cm" svg:x="11.125cm" svg:y="6.3cm" svg:viewBox="0 0 320 493" svg:d="M320 9c0-4-1-9-7-9-9 0-40 32-53 55-17-43-47-55-73-55-92 0-187 114-187 227 0 76 46 125 102 125 34 0 65-20 92-48-7 28-32 132-34 139-7 23-14 25-56 27-11 0-18 0-18 16 0 0 0 7 9 7 26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1.512cm" svg:y="6.0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506" draw:id="id506">
          <svg:title>TexMaths</svg:title>
          <svg:desc>22§display§\text T§svg§600§FALSE§</svg:desc>
          <draw:polygon draw:style-name="gr2" draw:text-style-name="P6" draw:layer="layout" svg:width="0.454cm" svg:height="0.446cm" svg:x="14.472cm" svg:y="10.51cm" svg:viewBox="0 0 455 447" draw:points="227,447 0,447 0,0 455,0 455,447">
            <text:p/>
          </draw:polygon>
          <draw:path draw:style-name="gr3" draw:text-style-name="P7" draw:layer="layout" svg:width="0.503cm" svg:height="0.523cm" svg:x="14.461cm" svg:y="10.4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07" draw:id="id507">
          <svg:title>TexMaths</svg:title>
          <svg:desc>22§display§\text F§svg§600§FALSE§</svg:desc>
          <draw:polygon draw:style-name="gr2" draw:text-style-name="P6" draw:layer="layout" svg:width="0.395cm" svg:height="0.45cm" svg:x="14.476cm" svg:y="11.51cm" svg:viewBox="0 0 396 451" draw:points="197,451 0,451 0,0 396,0 396,451">
            <text:p/>
          </draw:polygon>
          <draw:path draw:style-name="gr3" draw:text-style-name="P7" draw:layer="layout" svg:width="0.446cm" svg:height="0.527cm" svg:x="14.462cm" svg:y="11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08" draw:id="id508">
          <svg:title>TexMaths</svg:title>
          <svg:desc>22§display§\text T§svg§600§FALSE§</svg:desc>
          <draw:polygon draw:style-name="gr2" draw:text-style-name="P6" draw:layer="layout" svg:width="0.454cm" svg:height="0.446cm" svg:x="14.473cm" svg:y="12.511cm" svg:viewBox="0 0 455 447" draw:points="227,447 0,447 0,0 455,0 455,447">
            <text:p/>
          </draw:polygon>
          <draw:path draw:style-name="gr3" draw:text-style-name="P7" draw:layer="layout" svg:width="0.503cm" svg:height="0.523cm" svg:x="14.462cm" svg:y="12.4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09" draw:id="id509">
          <svg:title>TexMaths</svg:title>
          <svg:desc>22§display§\text T§svg§600§FALSE§</svg:desc>
          <draw:polygon draw:style-name="gr2" draw:text-style-name="P6" draw:layer="layout" svg:width="0.454cm" svg:height="0.446cm" svg:x="14.473cm" svg:y="13.511cm" svg:viewBox="0 0 455 447" draw:points="227,447 0,447 0,0 455,0 455,447">
            <text:p/>
          </draw:polygon>
          <draw:path draw:style-name="gr3" draw:text-style-name="P7" draw:layer="layout" svg:width="0.503cm" svg:height="0.523cm" svg:x="14.462cm" svg:y="13.4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14" draw:id="id514">
          <svg:title>TexMaths</svg:title>
          <svg:desc>20§display§\text {All the entries of col (6) are False } \therefore \ ( p \ \wedge \sim q) \leftrightarrow ( p \rightarrow q ) \text { is a contradiction }  §svg§600§FALSE§</svg:desc>
          <draw:polygon draw:style-name="gr2" draw:text-style-name="P6" draw:layer="layout" svg:width="23.471cm" svg:height="0.633cm" svg:x="3.418cm" svg:y="14.695cm" svg:viewBox="0 0 23472 634" draw:points="11736,634 0,634 0,0 23472,0 23472,634">
            <text:p/>
          </draw:polygon>
          <draw:path draw:style-name="gr3" draw:text-style-name="P7" draw:layer="layout" svg:width="0.482cm" svg:height="0.505cm" svg:x="3.405cm" svg:y="14.684cm" svg:viewBox="0 0 483 506" svg:d="M258 14c-4-9-5-14-16-14-12 0-13 5-16 14l-148 421c-12 37-40 47-78 48v23c16-2 46-4 72-4 22 0 59 2 82 4v-23c-36 0-53-17-53-37 0-1 0-8 0-9l33-93h175l37 107c0 3 1 8 1 11 0 21-38 21-57 21v23c25-4 73-4 100-4 31 0 63 2 93 4v-23h-13c-41 0-52-5-59-29zM221 93l80 229h-159z">
            <text:p/>
          </draw:path>
          <draw:path draw:style-name="gr3" draw:text-style-name="P7" draw:layer="layout" svg:width="0.157cm" svg:height="0.489cm" svg:x="3.933cm" svg:y="14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7cm" svg:height="0.489cm" svg:x="4.128cm" svg:y="14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221cm" svg:height="0.441cm" svg:x="4.547cm" svg:y="14.75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54cm" svg:height="0.489cm" svg:x="4.831cm" svg:y="14.7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5.218cm" svg:y="14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73cm" svg:height="0.324cm" svg:x="5.765cm" svg:y="14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6.08cm" svg:y="14.8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6.442cm" svg:y="14.754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6.722cm" svg:y="14.8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7cm" svg:y="14.7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73cm" svg:height="0.324cm" svg:x="7.192cm" svg:y="14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1cm" svg:height="0.324cm" svg:x="7.507cm" svg:y="14.8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8.016cm" svg:y="14.8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8.371cm" svg:y="14.692cm" svg:viewBox="0 0 229 498" svg:d="M101 194v-82c0-62 33-96 65-96 2 0 13 0 23 5-8 3-21 11-21 29 0 16 11 30 30 30 21 0 31-14 31-30 0-26-26-50-63-50-49 0-110 37-110 112v82h-56v20h56v229c0 32-8 32-56 32v23c29-2 62-4 82-4 28 0 60 0 89 4v-23h-14c-53 0-55-8-55-33v-228h82v-20z">
            <text:p/>
          </draw:path>
          <draw:path draw:style-name="gr3" draw:text-style-name="P7" draw:layer="layout" svg:width="0.268cm" svg:height="0.324cm" svg:x="8.821cm" svg:y="14.87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9.13cm" svg:y="14.8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157cm" svg:height="0.489cm" svg:x="9.483cm" svg:y="14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64cm" svg:height="0.703cm" svg:x="9.96cm" svg:y="14.6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0.194cm" svg:y="14.719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164cm" svg:height="0.703cm" svg:x="10.555cm" svg:y="14.6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17cm" svg:height="0.324cm" svg:x="11.053cm" svg:y="14.873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237cm" svg:height="0.311cm" svg:x="11.394cm" svg:y="14.8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73cm" svg:height="0.324cm" svg:x="11.669cm" svg:y="14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405cm" svg:height="0.479cm" svg:x="12.219cm" svg:y="14.71cm" svg:viewBox="0 0 406 480" svg:d="M387 0h-387v22h18c54 0 54 8 54 32v370c0 26 0 34-54 34h-18v22c24-3 80-3 107-3 29 0 93 0 119 3v-22h-23c-67 0-67-10-67-34v-174h61c67 0 73 24 73 83h18v-187h-18c0 59-6 83-73 83h-61v-179c0-23 2-28 34-28h84c106 0 124 39 135 136h17z">
            <text:p/>
          </draw:path>
          <draw:path draw:style-name="gr3" draw:text-style-name="P7" draw:layer="layout" svg:width="0.317cm" svg:height="0.324cm" svg:x="12.626cm" svg:y="14.87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157cm" svg:height="0.489cm" svg:x="12.971cm" svg:y="14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231cm" svg:height="0.324cm" svg:x="13.167cm" svg:y="14.8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3.44cm" svg:y="14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426cm" svg:height="0.38cm" svg:x="14.184cm" svg:y="14.862cm" svg:viewBox="0 0 427 381" svg:d="M251 37c0-19-17-37-37-37s-38 18-38 37c0 21 18 38 38 38s37-16 37-38zM427 342c0-19-16-36-37-36-20 0-36 17-36 36 0 21 16 39 36 39 21 0 37-18 37-39zM75 342c0-19-17-36-38-36-19 0-37 17-37 36 0 21 18 39 37 39 21 0 38-18 38-39z">
            <text:p/>
          </draw:path>
          <draw:path draw:style-name="gr3" draw:text-style-name="P7" draw:layer="layout" svg:width="0.164cm" svg:height="0.703cm" svg:x="15.13cm" svg:y="14.6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67cm" svg:height="0.447cm" svg:x="15.312cm" svg:y="14.876cm" svg:viewBox="0 0 368 448" svg:d="M54 398c-6 24-6 29-38 29-8 0-16 0-16 13 0 6 3 8 10 8 19 0 38-2 59-2 22 0 46 2 69 2 4 0 12 0 12-13 0-8-6-8-16-8-35 0-35-5-35-11 0-10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391cm" svg:height="0.436cm" svg:x="15.96cm" svg:y="14.767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469cm" svg:height="0.165cm" svg:x="16.624cm" svg:y="14.929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29cm" svg:height="0.447cm" svg:x="17.355cm" svg:y="14.876cm" svg:viewBox="0 0 291 448" svg:d="M291 8c0-3-1-8-6-8-8 0-37 29-48 50-16-39-43-50-67-50-84 0-170 104-170 206 0 69 42 114 93 114 30 0 59-18 83-43-6 25-29 120-30 126-7 21-13 23-52 24-9 0-16 0-16 15 0 0 0 6 8 6 23 0 48-2 72-2s48 2 72 2c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164cm" svg:height="0.703cm" svg:x="17.707cm" svg:y="14.6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625cm" svg:height="0.367cm" svg:x="18.175cm" svg:y="14.828cm" svg:viewBox="0 0 626 368" svg:d="M77 170c38-29 57-58 64-68 30-48 37-92 37-94 0-8-8-8-15-8-11 0-13 2-16 14-16 69-57 128-136 160-8 4-11 5-11 10s3 6 11 10c72 30 120 84 138 164 1 8 3 10 14 10 7 0 15 0 15-8 0-2-7-46-36-93-14-21-35-46-65-69h472c-40 31-58 60-64 68-32 49-37 94-37 94 0 8 8 8 14 8 12 0 12-2 15-13 16-70 57-129 137-161 8-4 12-5 12-10s-5-6-7-8c-30-11-117-46-142-165-3-9-3-11-15-11-6 0-14 0-14 8 0 2 6 46 35 94 15 21 35 45 66 68z">
            <text:p/>
          </draw:path>
          <draw:path draw:style-name="gr3" draw:text-style-name="P7" draw:layer="layout" svg:width="0.164cm" svg:height="0.703cm" svg:x="19.103cm" svg:y="14.6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67cm" svg:height="0.447cm" svg:x="19.285cm" svg:y="14.87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625cm" svg:height="0.367cm" svg:x="19.895cm" svg:y="14.828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29cm" svg:height="0.447cm" svg:x="20.783cm" svg:y="14.876cm" svg:viewBox="0 0 291 448" svg:d="M291 8c0-3-1-8-6-8-8 0-37 29-48 50-16-39-43-50-67-50-84 0-170 104-170 206 0 69 42 114 93 114 30 0 59-18 83-43-6 25-29 120-30 126-7 21-13 23-52 24-9 0-16 0-16 15 0 0 0 6 8 6 23 0 48-2 71-2 25 0 49 2 73 2 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164cm" svg:height="0.703cm" svg:x="21.133cm" svg:y="14.6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151cm" svg:height="0.471cm" svg:x="21.624cm" svg:y="14.7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31cm" svg:height="0.324cm" svg:x="21.819cm" svg:y="14.8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7cm" svg:height="0.324cm" svg:x="22.338cm" svg:y="14.87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268cm" svg:height="0.324cm" svg:x="22.917cm" svg:y="14.87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226cm" svg:y="14.8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54cm" svg:height="0.311cm" svg:x="23.579cm" svg:y="14.8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1cm" svg:height="0.441cm" svg:x="23.941cm" svg:y="14.75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7cm" svg:height="0.311cm" svg:x="24.221cm" svg:y="14.8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17cm" svg:height="0.324cm" svg:x="24.506cm" svg:y="14.87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48cm" svg:height="0.497cm" svg:x="24.853cm" svg:y="14.7cm" svg:viewBox="0 0 349 498" svg:d="M245 451v47l104-8v-23c-50 0-56-5-56-38v-429l-101 8v22c50 0 54 5 54 39v152c-20-24-51-43-89-43-83 0-157 68-157 160 0 89 69 160 150 160 45 0 77-24 95-47zM245 262v144c0 13 0 15-8 26-21 34-53 50-83 50-32 0-58-18-76-45-17-29-19-69-19-98 0-27 2-69 21-101 16-22 42-44 80-44 26 0 54 9 77 41 8 13 8 15 8 27z">
            <text:p/>
          </draw:path>
          <draw:path draw:style-name="gr3" draw:text-style-name="P7" draw:layer="layout" svg:width="0.151cm" svg:height="0.471cm" svg:x="25.242cm" svg:y="14.7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68cm" svg:height="0.324cm" svg:x="25.439cm" svg:y="14.873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22cm" svg:height="0.441cm" svg:x="25.739cm" svg:y="14.754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151cm" svg:height="0.471cm" svg:x="26.023cm" svg:y="14.7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13cm" svg:height="0.324cm" svg:x="26.215cm" svg:y="14.8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54cm" svg:height="0.311cm" svg:x="26.57cm" svg:y="14.8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</draw:g>
        <draw:g xml:id="id473" draw:id="id473">
          <svg:title>TexMaths</svg:title>
          <svg:desc>22§display§- \ -§svg§600§FALSE§</svg:desc>
          <draw:polygon draw:style-name="gr2" draw:text-style-name="P6" draw:layer="layout" svg:width="1.32cm" svg:height="0.132cm" svg:x="4.363cm" svg:y="9.715cm" svg:viewBox="0 0 1321 133" draw:points="661,133 0,133 0,0 1321,0 1321,133">
            <text:p/>
          </draw:polygon>
          <draw:path draw:style-name="gr3" draw:text-style-name="P7" draw:layer="layout" svg:width="0.473cm" svg:height="0.032cm" svg:x="4.388cm" svg:y="9.6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5.249cm" svg:y="9.676cm" svg:viewBox="0 0 474 33" svg:d="M447 33c13 0 27 0 27-17 0-16-14-16-27-16h-421c-12 0-26 0-26 16 0 17 14 17 26 17z">
            <text:p/>
          </draw:path>
        </draw:g>
        <draw:g xml:id="id475" draw:id="id475">
          <svg:title>TexMaths</svg:title>
          <svg:desc>22§display§- \ -§svg§600§FALSE§</svg:desc>
          <draw:polygon draw:style-name="gr2" draw:text-style-name="P6" draw:layer="layout" svg:width="1.32cm" svg:height="0.132cm" svg:x="6.965cm" svg:y="9.715cm" svg:viewBox="0 0 1321 133" draw:points="661,133 0,133 0,0 1321,0 1321,133">
            <text:p/>
          </draw:polygon>
          <draw:path draw:style-name="gr3" draw:text-style-name="P7" draw:layer="layout" svg:width="0.473cm" svg:height="0.032cm" svg:x="6.99cm" svg:y="9.6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7.851cm" svg:y="9.676cm" svg:viewBox="0 0 474 33" svg:d="M447 33c13 0 27 0 27-17 0-16-14-16-27-16h-421c-12 0-26 0-26 16 0 17 14 17 26 17z">
            <text:p/>
          </draw:path>
        </draw:g>
        <draw:g xml:id="id489" draw:id="id489">
          <svg:title>TexMaths</svg:title>
          <svg:desc>22§display§- \ -§svg§600§FALSE§</svg:desc>
          <draw:polygon draw:style-name="gr2" draw:text-style-name="P6" draw:layer="layout" svg:width="1.32cm" svg:height="0.132cm" svg:x="16.365cm" svg:y="9.715cm" svg:viewBox="0 0 1321 133" draw:points="661,133 0,133 0,0 1321,0 1321,133">
            <text:p/>
          </draw:polygon>
          <draw:path draw:style-name="gr3" draw:text-style-name="P7" draw:layer="layout" svg:width="0.473cm" svg:height="0.032cm" svg:x="16.39cm" svg:y="9.6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17.251cm" svg:y="9.676cm" svg:viewBox="0 0 474 33" svg:d="M447 33c13 0 27 0 27-17 0-16-14-16-27-16h-421c-12 0-26 0-26 16 0 17 14 17 26 17z">
            <text:p/>
          </draw:path>
        </draw:g>
        <draw:g xml:id="id471" draw:id="id471">
          <svg:title>TexMaths</svg:title>
          <svg:desc>22§display§( p \ \wedge \sim q) \leftrightarrow ( p \rightarrow q )§svg§600§FALSE§</svg:desc>
          <draw:polygon draw:style-name="gr2" draw:text-style-name="P6" draw:layer="layout" svg:width="6.782cm" svg:height="0.696cm" svg:x="19.707cm" svg:y="6.103cm" svg:viewBox="0 0 6783 697" draw:points="3392,697 0,697 0,0 6783,0 6783,697">
            <text:p/>
          </draw:polygon>
          <draw:path draw:style-name="gr3" draw:text-style-name="P7" draw:layer="layout" svg:width="0.18cm" svg:height="0.773cm" svg:x="19.744cm" svg:y="6.06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9.945cm" svg:y="6.301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20.657cm" svg:y="6.182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516cm" svg:height="0.182cm" svg:x="21.388cm" svg:y="6.3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22.194cm" svg:y="6.301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2.579cm" svg:y="6.06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23.093cm" svg:y="6.249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9 104 15 22 38 49 72 73z">
            <text:p/>
          </draw:path>
          <draw:path draw:style-name="gr3" draw:text-style-name="P7" draw:layer="layout" svg:width="0.18cm" svg:height="0.773cm" svg:x="24.116cm" svg:y="6.06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24.315cm" svg:y="6.301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24.985cm" svg:y="6.249cm" svg:viewBox="0 0 688 405" svg:d="M604 218c-43 34-64 65-71 74-33 55-40 104-40 104 0 9 9 9 16 9 12 0 14-2 17-14 18-78 64-143 150-178 10-4 12-5 12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319cm" svg:height="0.492cm" svg:x="25.962cm" svg:y="6.301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6.348cm" svg:y="6.06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482" draw:id="id482">
          <svg:title>TexMaths</svg:title>
          <svg:desc>16§display§\text B§svg§600§FALSE§</svg:desc>
          <draw:polygon draw:style-name="gr2" draw:text-style-name="P6" draw:layer="layout" svg:width="0.31cm" svg:height="0.329cm" svg:x="21.071cm" svg:y="5.006cm" svg:viewBox="0 0 311 330" draw:points="155,330 0,330 0,0 311,0 311,330">
            <text:p/>
          </draw:polygon>
          <draw:path draw:style-name="gr3" draw:text-style-name="P7" draw:layer="layout" svg:width="0.346cm" svg:height="0.385cm" svg:x="21.063cm" svg:y="4.978cm" svg:viewBox="0 0 347 386" svg:d="M105 180v-140c0-18 1-22 28-22h69c55 0 76 47 76 77 0 37-28 85-91 85zM238 185c55-12 94-48 94-90 0-49-52-95-126-95h-206v18h14c44 0 44 6 44 26v298c0 21 0 26-44 26h-14v18h222c75 0 125-50 125-104 0-49-46-91-109-97zM204 368h-71c-27 0-28-4-28-22v-155h106c57 0 80 53 80 91 0 40-30 86-87 86z">
            <text:p/>
          </draw:path>
        </draw:g>
        <draw:g xml:id="id486" draw:id="id486">
          <svg:title>TexMaths</svg:title>
          <svg:desc>16§display§\text C§svg§600§FALSE§</svg:desc>
          <draw:polygon draw:style-name="gr2" draw:text-style-name="P6" draw:layer="layout" svg:width="0.318cm" svg:height="0.353cm" svg:x="24.964cm" svg:y="5.506cm" svg:viewBox="0 0 319 354" draw:points="160,354 0,354 0,0 319,0 319,354">
            <text:p/>
          </draw:polygon>
          <draw:path draw:style-name="gr3" draw:text-style-name="P7" draw:layer="layout" svg:width="0.344cm" svg:height="0.409cm" svg:x="24.968cm" svg:y="5.478cm" svg:viewBox="0 0 345 410" svg:d="M0 205c0 117 91 205 196 205 93 0 149-78 149-143 0-6 0-9-8-9-6 0-6 2-6 9-5 80-65 126-127 126-35 0-146-19-146-188 0-168 110-187 145-187 61 0 113 51 123 133 1 8 1 10 9 10 10 0 10-2 10-14v-133c0-10 0-14-6-14-3 0-5 0-9 6l-28 43c-22-21-51-49-106-49-105 0-196 90-196 205z">
            <text:p/>
          </draw:path>
        </draw:g>
        <draw:polyline draw:style-name="gr5" draw:text-style-name="P13" xml:id="id483" draw:id="id483" draw:layer="layout" svg:width="2.999cm" svg:height="0cm" svg:x="19.8cm" svg:y="5.503cm" svg:viewBox="0 0 3000 0" draw:points="0,0 3000,0">
          <text:p/>
        </draw:polyline>
        <draw:polyline draw:style-name="gr5" draw:text-style-name="P13" xml:id="id487" draw:id="id487" draw:layer="layout" svg:width="1.499cm" svg:height="0cm" svg:x="24.5cm" svg:y="6.003cm" svg:viewBox="0 0 1500 0" draw:points="0,0 1500,0">
          <text:p/>
        </draw:polyline>
        <draw:g xml:id="id478" draw:id="id478">
          <svg:title>TexMaths</svg:title>
          <svg:desc>14§display§\text A§svg§600§FALSE§</svg:desc>
          <draw:polygon draw:style-name="gr2" draw:text-style-name="P6" draw:layer="layout" svg:width="0.304cm" svg:height="0.303cm" svg:x="21.574cm" svg:y="5.603cm" svg:viewBox="0 0 305 304" draw:points="153,304 0,304 0,0 305,0 305,304">
            <text:p/>
          </draw:polygon>
          <draw:path draw:style-name="gr3" draw:text-style-name="P7" draw:layer="layout" svg:width="0.338cm" svg:height="0.353cm" svg:x="21.565cm" svg:y="5.578cm" svg:viewBox="0 0 339 354" svg:d="M181 10c-3-7-4-10-11-10-8 0-9 3-12 10l-103 295c-9 25-28 32-55 33v16c11-1 33-2 51-2 15 0 41 1 57 2v-16c-25 0-37-12-37-25 0-2 0-6 0-7l23-65h123l25 75c0 2 2 6 2 8 0 14-27 14-41 14v16c18-2 52-2 71-2 21 0 44 1 65 2v-16h-9c-29 0-37-3-42-20zM155 65l56 160h-111z">
            <text:p/>
          </draw:path>
        </draw:g>
        <draw:polyline draw:style-name="gr5" draw:text-style-name="P13" xml:id="id479" draw:id="id479" draw:layer="layout" svg:width="0.999cm" svg:height="0cm" svg:x="21.3cm" svg:y="6.003cm" svg:viewBox="0 0 1000 0" draw:points="0,0 100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64" smil:attributeName="visibility" smil:to="visible"/>
                  <anim:animate smil:dur="0.5s" smil:fill="hold" smil:targetElement="id464" smil:attributeName="width" smil:values="width*0.05;width" smil:keyTimes="0;1"/>
                  <anim:animate smil:dur="0.5s" smil:fill="hold" smil:targetElement="id464" smil:attributeName="height" smil:values="height;height" smil:keyTimes="0;1"/>
                  <anim:animate smil:dur="0.5s" smil:fill="hold" smil:targetElement="id464" smil:attributeName="x" smil:values="x-.2;x" smil:keyTimes="0;1"/>
                  <anim:animate smil:dur="0.5s" smil:fill="hold" smil:targetElement="id464" smil:attributeName="y" smil:values="y;y" smil:keyTimes="0;1"/>
                  <anim:transitionFilter smil:dur="0.5s" smil:targetElement="id46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5" smil:attributeName="visibility" smil:to="visible"/>
                  <anim:animate smil:dur="0.5s" smil:fill="hold" smil:targetElement="id465" smil:attributeName="width" smil:values="width*0.05;width" smil:keyTimes="0;1"/>
                  <anim:animate smil:dur="0.5s" smil:fill="hold" smil:targetElement="id465" smil:attributeName="height" smil:values="height;height" smil:keyTimes="0;1"/>
                  <anim:animate smil:dur="0.5s" smil:fill="hold" smil:targetElement="id465" smil:attributeName="x" smil:values="x-.2;x" smil:keyTimes="0;1"/>
                  <anim:animate smil:dur="0.5s" smil:fill="hold" smil:targetElement="id465" smil:attributeName="y" smil:values="y;y" smil:keyTimes="0;1"/>
                  <anim:transitionFilter smil:dur="0.5s" smil:targetElement="id4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6" smil:attributeName="visibility" smil:to="visible"/>
                  <anim:animate smil:dur="0.5s" smil:fill="hold" smil:targetElement="id466" smil:attributeName="x" smil:values="x;x" smil:keyTimes="0;1"/>
                  <anim:animate smil:dur="0.5s" smil:fill="hold" smil:targetElement="id4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7" smil:attributeName="visibility" smil:to="visible"/>
                  <anim:animate smil:dur="0.5s" smil:fill="hold" smil:targetElement="id467" smil:attributeName="x" smil:values="x;x" smil:keyTimes="0;1"/>
                  <anim:animate smil:dur="0.5s" smil:fill="hold" smil:targetElement="id4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8" smil:attributeName="visibility" smil:to="visible"/>
                  <anim:animate smil:dur="0.5s" smil:fill="hold" smil:targetElement="id468" smil:attributeName="x" smil:values="x;x" smil:keyTimes="0;1"/>
                  <anim:animate smil:dur="0.5s" smil:fill="hold" smil:targetElement="id4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9" smil:attributeName="visibility" smil:to="visible"/>
                  <anim:animate smil:dur="0.5s" smil:fill="hold" smil:targetElement="id469" smil:attributeName="width" smil:values="width*0.05;width" smil:keyTimes="0;1"/>
                  <anim:animate smil:dur="0.5s" smil:fill="hold" smil:targetElement="id469" smil:attributeName="height" smil:values="height;height" smil:keyTimes="0;1"/>
                  <anim:animate smil:dur="0.5s" smil:fill="hold" smil:targetElement="id469" smil:attributeName="x" smil:values="x-.2;x" smil:keyTimes="0;1"/>
                  <anim:animate smil:dur="0.5s" smil:fill="hold" smil:targetElement="id469" smil:attributeName="y" smil:values="y;y" smil:keyTimes="0;1"/>
                  <anim:transitionFilter smil:dur="0.5s" smil:targetElement="id4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0" smil:attributeName="visibility" smil:to="visible"/>
                  <anim:animate smil:dur="0.5s" smil:fill="hold" smil:targetElement="id470" smil:attributeName="x" smil:values="x;x" smil:keyTimes="0;1"/>
                  <anim:animate smil:dur="0.5s" smil:fill="hold" smil:targetElement="id4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71" smil:attributeName="visibility" smil:to="visible"/>
                  <anim:animate smil:dur="0.5s" smil:fill="hold" smil:targetElement="id471" smil:attributeName="x" smil:values="1+width/2;x" smil:keyTimes="0;1"/>
                  <anim:animate smil:dur="0.5s" smil:fill="hold" smil:targetElement="id4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72" smil:attributeName="visibility" smil:to="visible"/>
                  <anim:animate smil:dur="0.5s" smil:fill="hold" smil:targetElement="id472" smil:attributeName="x" smil:values="1+width/2;x" smil:keyTimes="0;1"/>
                  <anim:animate smil:dur="0.5s" smil:fill="hold" smil:targetElement="id47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73" smil:attributeName="visibility" smil:to="visible"/>
                  <anim:animate smil:dur="0.5s" smil:fill="hold" smil:targetElement="id473" smil:attributeName="x" smil:values="1+width/2;x" smil:keyTimes="0;1"/>
                  <anim:animate smil:dur="0.5s" smil:fill="hold" smil:targetElement="id473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74" smil:attributeName="visibility" smil:to="visible"/>
                  <anim:animate smil:dur="0.5s" smil:fill="hold" smil:targetElement="id474" smil:attributeName="x" smil:values="1+width/2;x" smil:keyTimes="0;1"/>
                  <anim:animate smil:dur="0.5s" smil:fill="hold" smil:targetElement="id474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75" smil:attributeName="visibility" smil:to="visible"/>
                  <anim:animate smil:dur="0.5s" smil:fill="hold" smil:targetElement="id475" smil:attributeName="x" smil:values="1+width/2;x" smil:keyTimes="0;1"/>
                  <anim:animate smil:dur="0.5s" smil:fill="hold" smil:targetElement="id47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76" smil:attributeName="visibility" smil:to="visible"/>
                  <anim:animate smil:dur="0.5s" smil:fill="hold" smil:targetElement="id476" smil:attributeName="x" smil:values="1+width/2;x" smil:keyTimes="0;1"/>
                  <anim:animate smil:dur="0.5s" smil:fill="hold" smil:targetElement="id476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77" smil:attributeName="visibility" smil:to="visible"/>
                  <anim:animate smil:dur="0.5s" smil:fill="hold" smil:targetElement="id477" smil:attributeName="x" smil:values="1+width/2;x" smil:keyTimes="0;1"/>
                  <anim:animate smil:dur="0.5s" smil:fill="hold" smil:targetElement="id47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78" smil:attributeName="visibility" smil:to="visible"/>
                  <anim:animate smil:dur="0.5s" smil:fill="hold" smil:targetElement="id478" smil:attributeName="x" smil:values="1+width/2;x" smil:keyTimes="0;1"/>
                  <anim:animate smil:dur="0.5s" smil:fill="hold" smil:targetElement="id478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79" smil:attributeName="visibility" smil:to="visible"/>
                  <anim:animate smil:dur="0.5s" smil:fill="hold" smil:targetElement="id479" smil:attributeName="x" smil:values="1+width/2;x" smil:keyTimes="0;1"/>
                  <anim:animate smil:dur="0.5s" smil:fill="hold" smil:targetElement="id4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0" smil:attributeName="visibility" smil:to="visible"/>
                  <anim:animate smil:dur="0.5s" smil:fill="hold" smil:targetElement="id480" smil:attributeName="x" smil:values="1+width/2;x" smil:keyTimes="0;1"/>
                  <anim:animate smil:dur="0.5s" smil:fill="hold" smil:targetElement="id480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81" smil:attributeName="visibility" smil:to="visible"/>
                  <anim:animate smil:dur="0.5s" smil:fill="hold" smil:targetElement="id481" smil:attributeName="x" smil:values="1+width/2;x" smil:keyTimes="0;1"/>
                  <anim:animate smil:dur="0.5s" smil:fill="hold" smil:targetElement="id48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2" smil:attributeName="visibility" smil:to="visible"/>
                  <anim:animate smil:dur="0.5s" smil:fill="hold" smil:targetElement="id482" smil:attributeName="x" smil:values="1+width/2;x" smil:keyTimes="0;1"/>
                  <anim:animate smil:dur="0.5s" smil:fill="hold" smil:targetElement="id48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83" smil:attributeName="visibility" smil:to="visible"/>
                  <anim:animate smil:dur="0.5s" smil:fill="hold" smil:targetElement="id483" smil:attributeName="x" smil:values="1+width/2;x" smil:keyTimes="0;1"/>
                  <anim:animate smil:dur="0.5s" smil:fill="hold" smil:targetElement="id4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4" smil:attributeName="visibility" smil:to="visible"/>
                  <anim:animate smil:dur="0.5s" smil:fill="hold" smil:targetElement="id484" smil:attributeName="x" smil:values="1+width/2;x" smil:keyTimes="0;1"/>
                  <anim:animate smil:dur="0.5s" smil:fill="hold" smil:targetElement="id484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85" smil:attributeName="visibility" smil:to="visible"/>
                  <anim:animate smil:dur="0.5s" smil:fill="hold" smil:targetElement="id485" smil:attributeName="x" smil:values="1+width/2;x" smil:keyTimes="0;1"/>
                  <anim:animate smil:dur="0.5s" smil:fill="hold" smil:targetElement="id48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6" smil:attributeName="visibility" smil:to="visible"/>
                  <anim:animate smil:dur="0.5s" smil:fill="hold" smil:targetElement="id486" smil:attributeName="x" smil:values="1+width/2;x" smil:keyTimes="0;1"/>
                  <anim:animate smil:dur="0.5s" smil:fill="hold" smil:targetElement="id486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87" smil:attributeName="visibility" smil:to="visible"/>
                  <anim:animate smil:dur="0.5s" smil:fill="hold" smil:targetElement="id487" smil:attributeName="x" smil:values="1+width/2;x" smil:keyTimes="0;1"/>
                  <anim:animate smil:dur="0.5s" smil:fill="hold" smil:targetElement="id48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8" smil:attributeName="visibility" smil:to="visible"/>
                  <anim:animate smil:dur="0.5s" smil:fill="hold" smil:targetElement="id488" smil:attributeName="x" smil:values="1+width/2;x" smil:keyTimes="0;1"/>
                  <anim:animate smil:dur="0.5s" smil:fill="hold" smil:targetElement="id488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89" smil:attributeName="visibility" smil:to="visible"/>
                  <anim:animate smil:dur="0.5s" smil:fill="hold" smil:targetElement="id489" smil:attributeName="x" smil:values="1+width/2;x" smil:keyTimes="0;1"/>
                  <anim:animate smil:dur="0.5s" smil:fill="hold" smil:targetElement="id48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0" smil:attributeName="visibility" smil:to="visible"/>
                  <anim:animate smil:dur="0.5s" smil:fill="hold" smil:targetElement="id490" smil:attributeName="x" smil:values="x;x" smil:keyTimes="0;1"/>
                  <anim:animate smil:dur="0.5s" smil:fill="hold" smil:targetElement="id49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1" smil:attributeName="visibility" smil:to="visible"/>
                  <anim:animate smil:dur="0.5s" smil:fill="hold" smil:targetElement="id491" smil:attributeName="x" smil:values="x;x" smil:keyTimes="0;1"/>
                  <anim:animate smil:dur="0.5s" smil:fill="hold" smil:targetElement="id49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2" smil:attributeName="visibility" smil:to="visible"/>
                  <anim:animate smil:dur="0.5s" smil:fill="hold" smil:targetElement="id492" smil:attributeName="x" smil:values="x;x" smil:keyTimes="0;1"/>
                  <anim:animate smil:dur="0.5s" smil:fill="hold" smil:targetElement="id492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3" smil:attributeName="visibility" smil:to="visible"/>
                  <anim:animate smil:dur="0.5s" smil:fill="hold" smil:targetElement="id493" smil:attributeName="x" smil:values="x;x" smil:keyTimes="0;1"/>
                  <anim:animate smil:dur="0.5s" smil:fill="hold" smil:targetElement="id4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</anim:par>
              <anim:par smil:begin="0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5" smil:attributeName="visibility" smil:to="visible"/>
                  <anim:animate smil:dur="0.5s" smil:fill="hold" smil:targetElement="id495" smil:attributeName="x" smil:values="x;x" smil:keyTimes="0;1"/>
                  <anim:animate smil:dur="0.5s" smil:fill="hold" smil:targetElement="id495" smil:attributeName="y" smil:values="1+height/2;y" smil:keyTimes="0;1"/>
                </anim:par>
              </anim:par>
              <anim:par smil:begin="0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6" smil:attributeName="visibility" smil:to="visible"/>
                  <anim:animate smil:dur="0.5s" smil:fill="hold" smil:targetElement="id496" smil:attributeName="x" smil:values="x;x" smil:keyTimes="0;1"/>
                  <anim:animate smil:dur="0.5s" smil:fill="hold" smil:targetElement="id496" smil:attributeName="y" smil:values="1+height/2;y" smil:keyTimes="0;1"/>
                </anim:par>
              </anim:par>
              <anim:par smil:begin="1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7" smil:attributeName="visibility" smil:to="visible"/>
                  <anim:animate smil:dur="0.5s" smil:fill="hold" smil:targetElement="id497" smil:attributeName="x" smil:values="x;x" smil:keyTimes="0;1"/>
                  <anim:animate smil:dur="0.5s" smil:fill="hold" smil:targetElement="id4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8" smil:attributeName="visibility" smil:to="visible"/>
                  <anim:animate smil:dur="0.5s" smil:fill="hold" smil:targetElement="id498" smil:attributeName="x" smil:values="x;x" smil:keyTimes="0;1"/>
                  <anim:animate smil:dur="0.5s" smil:fill="hold" smil:targetElement="id49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9" smil:attributeName="visibility" smil:to="visible"/>
                  <anim:animate smil:dur="0.5s" smil:fill="hold" smil:targetElement="id499" smil:attributeName="x" smil:values="x;x" smil:keyTimes="0;1"/>
                  <anim:animate smil:dur="0.5s" smil:fill="hold" smil:targetElement="id49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0" smil:attributeName="visibility" smil:to="visible"/>
                  <anim:animate smil:dur="0.5s" smil:fill="hold" smil:targetElement="id500" smil:attributeName="x" smil:values="x;x" smil:keyTimes="0;1"/>
                  <anim:animate smil:dur="0.5s" smil:fill="hold" smil:targetElement="id50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1" smil:attributeName="visibility" smil:to="visible"/>
                  <anim:animate smil:dur="0.5s" smil:fill="hold" smil:targetElement="id501" smil:attributeName="x" smil:values="x;x" smil:keyTimes="0;1"/>
                  <anim:animate smil:dur="0.5s" smil:fill="hold" smil:targetElement="id5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2" smil:attributeName="visibility" smil:to="visible"/>
                  <anim:animate smil:dur="0.5s" smil:fill="hold" smil:targetElement="id502" smil:attributeName="x" smil:values="x;x" smil:keyTimes="0;1"/>
                  <anim:animate smil:dur="0.5s" smil:fill="hold" smil:targetElement="id50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3" smil:attributeName="visibility" smil:to="visible"/>
                  <anim:animate smil:dur="0.5s" smil:fill="hold" smil:targetElement="id503" smil:attributeName="x" smil:values="x;x" smil:keyTimes="0;1"/>
                  <anim:animate smil:dur="0.5s" smil:fill="hold" smil:targetElement="id5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4" smil:attributeName="visibility" smil:to="visible"/>
                  <anim:animate smil:dur="0.5s" smil:fill="hold" smil:targetElement="id504" smil:attributeName="x" smil:values="x;x" smil:keyTimes="0;1"/>
                  <anim:animate smil:dur="0.5s" smil:fill="hold" smil:targetElement="id504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5" smil:attributeName="visibility" smil:to="visible"/>
                  <anim:animate smil:dur="0.5s" smil:fill="hold" smil:targetElement="id505" smil:attributeName="x" smil:values="x;x" smil:keyTimes="0;1"/>
                  <anim:animate smil:dur="0.5s" smil:fill="hold" smil:targetElement="id5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6" smil:attributeName="visibility" smil:to="visible"/>
                  <anim:animate smil:dur="0.5s" smil:fill="hold" smil:targetElement="id506" smil:attributeName="x" smil:values="x;x" smil:keyTimes="0;1"/>
                  <anim:animate smil:dur="0.5s" smil:fill="hold" smil:targetElement="id50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7" smil:attributeName="visibility" smil:to="visible"/>
                  <anim:animate smil:dur="0.5s" smil:fill="hold" smil:targetElement="id507" smil:attributeName="x" smil:values="x;x" smil:keyTimes="0;1"/>
                  <anim:animate smil:dur="0.5s" smil:fill="hold" smil:targetElement="id50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8" smil:attributeName="visibility" smil:to="visible"/>
                  <anim:animate smil:dur="0.5s" smil:fill="hold" smil:targetElement="id508" smil:attributeName="x" smil:values="x;x" smil:keyTimes="0;1"/>
                  <anim:animate smil:dur="0.5s" smil:fill="hold" smil:targetElement="id50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9" smil:attributeName="visibility" smil:to="visible"/>
                  <anim:animate smil:dur="0.5s" smil:fill="hold" smil:targetElement="id509" smil:attributeName="x" smil:values="x;x" smil:keyTimes="0;1"/>
                  <anim:animate smil:dur="0.5s" smil:fill="hold" smil:targetElement="id5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0" smil:attributeName="visibility" smil:to="visible"/>
                  <anim:animate smil:dur="0.5s" smil:fill="hold" smil:targetElement="id510" smil:attributeName="x" smil:values="x;x" smil:keyTimes="0;1"/>
                  <anim:animate smil:dur="0.5s" smil:fill="hold" smil:targetElement="id51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1" smil:attributeName="visibility" smil:to="visible"/>
                  <anim:animate smil:dur="0.5s" smil:fill="hold" smil:targetElement="id511" smil:attributeName="x" smil:values="x;x" smil:keyTimes="0;1"/>
                  <anim:animate smil:dur="0.5s" smil:fill="hold" smil:targetElement="id51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2" smil:attributeName="visibility" smil:to="visible"/>
                  <anim:animate smil:dur="0.5s" smil:fill="hold" smil:targetElement="id512" smil:attributeName="x" smil:values="x;x" smil:keyTimes="0;1"/>
                  <anim:animate smil:dur="0.5s" smil:fill="hold" smil:targetElement="id512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3" smil:attributeName="visibility" smil:to="visible"/>
                  <anim:animate smil:dur="0.5s" smil:fill="hold" smil:targetElement="id513" smil:attributeName="x" smil:values="x;x" smil:keyTimes="0;1"/>
                  <anim:animate smil:dur="0.5s" smil:fill="hold" smil:targetElement="id5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4" smil:attributeName="visibility" smil:to="visible"/>
                  <anim:animate smil:dur="0.5s" smil:fill="hold" smil:targetElement="id514" smil:attributeName="width" smil:values="width*0.05;width" smil:keyTimes="0;1"/>
                  <anim:animate smil:dur="0.5s" smil:fill="hold" smil:targetElement="id514" smil:attributeName="height" smil:values="height;height" smil:keyTimes="0;1"/>
                  <anim:animate smil:dur="0.5s" smil:fill="hold" smil:targetElement="id514" smil:attributeName="x" smil:values="x-.2;x" smil:keyTimes="0;1"/>
                  <anim:animate smil:dur="0.5s" smil:fill="hold" smil:targetElement="id514" smil:attributeName="y" smil:values="y;y" smil:keyTimes="0;1"/>
                  <anim:transitionFilter smil:dur="0.5s" smil:targetElement="id51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presentation:style-name="pr14" draw:text-style-name="P5" draw:layer="layout" svg:width="26.4cm" svg:height="14.6cm" svg:x="0.8cm" svg:y="0.6cm" presentation:class="subtitle" presentation:user-transformed="true">
          <draw:text-box>
            <text:p text:style-name="P4"><text:span text:style-name="T31"><text:s text:c="14"/></text:span></text:p>
            <text:p text:style-name="P4"><text:span text:style-name="T9"><text:s text:c="6"/></text:span><text:span text:style-name="T9"><text:tab/></text:span><text:span text:style-name="T9"><text:tab/></text:span></text:p>
          </draw:text-box>
        </draw:frame>
        <draw:frame draw:style-name="standard" xml:id="id517" draw:id="id517" draw:layer="layout" svg:width="19.267cm" svg:height="10.691cm" svg:x="4.973cm" svg:y="2.57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4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  <table:table-cell>
                <text:p text:style-name="P9">7</text:p>
              </table:table-cell>
              <table:table-cell>
                <text:p text:style-name="P9">8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g xml:id="id519" draw:id="id519">
          <svg:title>TexMaths</svg:title>
          <svg:desc>26§display§p§svg§600§FALSE§</svg:desc>
          <draw:polygon draw:style-name="gr2" draw:text-style-name="P6" draw:layer="layout" svg:width="0.386cm" svg:height="0.49cm" svg:x="6.106cm" svg:y="3.815cm" svg:viewBox="0 0 387 491" draw:points="193,491 0,491 0,0 387,0 387,491">
            <text:p/>
          </draw:polygon>
          <draw:path draw:style-name="gr3" draw:text-style-name="P7" draw:layer="layout" svg:width="0.477cm" svg:height="0.581cm" svg:x="6.06cm" svg:y="3.769cm" svg:viewBox="0 0 478 582" svg:d="M71 518c-9 31-9 37-50 37-11 0-21 0-21 17 0 8 4 10 12 10 25 0 50-2 77-2 29 0 61 2 90 2 6 0 16 0 16-17 0-10-8-10-20-10-46 0-46-6-46-15 0-12 37-160 43-182 13 24 38 58 86 58 106 0 220-135 220-268 0-88-52-148-121-148-45 0-91 33-120 69-10-50-50-69-83-69-42 0-60 35-69 52-14 31-27 87-27 89 0 9 9 9 11 9 10 0 10 0 16-21 15-65 33-108 67-108 14 0 27 6 27 41 0 21-2 32-7 46zM233 118c6-24 31-49 48-64 31-27 58-33 72-33 38 0 61 31 61 85s-32 160-48 195c-31 63-75 94-108 94-63 0-73-77-73-81 0-2 0-4 2-15z">
            <text:p/>
          </draw:path>
        </draw:g>
        <draw:g xml:id="id521" draw:id="id521">
          <svg:title>TexMaths</svg:title>
          <svg:desc>26§display§q§svg§600§FALSE§</svg:desc>
          <draw:polygon draw:style-name="gr2" draw:text-style-name="P6" draw:layer="layout" svg:width="0.323cm" svg:height="0.49cm" svg:x="8.367cm" svg:y="3.815cm" svg:viewBox="0 0 324 491" draw:points="163,491 0,491 0,0 324,0 324,491">
            <text:p/>
          </draw:polygon>
          <draw:path draw:style-name="gr3" draw:text-style-name="P7" draw:layer="layout" svg:width="0.379cm" svg:height="0.581cm" svg:x="8.359cm" svg:y="3.769cm" svg:viewBox="0 0 380 582" svg:d="M380 10c0-4-2-10-8-10-11 0-48 37-63 64-21-49-56-64-88-64-108 0-221 135-221 268 0 90 54 148 121 148 40 0 77-23 109-56-9 33-38 155-40 164-8 27-17 29-67 31-12 0-21 0-21 19 0 0 0 8 11 8 29 0 62-2 94-2 31 0 62 2 94 2 4 0 16 0 16-17 0-10-8-10-25-10-44 0-44-6-44-15 0-6 3-12 5-20zM125 395c-56 0-60-71-60-85 0-46 27-146 44-183 27-69 75-106 112-106 61 0 73 73 73 79s-50 208-52 210c-14 27-67 85-117 85z">
            <text:p/>
          </draw:path>
        </draw:g>
        <draw:g xml:id="id543" draw:id="id543">
          <svg:title>TexMaths</svg:title>
          <svg:desc>22§display§\text T§svg§600§FALSE§</svg:desc>
          <draw:polygon draw:style-name="gr2" draw:text-style-name="P6" draw:layer="layout" svg:width="0.454cm" svg:height="0.446cm" svg:x="6.071cm" svg:y="5.708cm" svg:viewBox="0 0 455 447" draw:points="227,447 0,447 0,0 455,0 455,447">
            <text:p/>
          </draw:polygon>
          <draw:path draw:style-name="gr3" draw:text-style-name="P7" draw:layer="layout" svg:width="0.503cm" svg:height="0.523cm" svg:x="6.06cm" svg:y="5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44" draw:id="id544">
          <svg:title>TexMaths</svg:title>
          <svg:desc>22§display§\text T§svg§600§FALSE§</svg:desc>
          <draw:polygon draw:style-name="gr2" draw:text-style-name="P6" draw:layer="layout" svg:width="0.454cm" svg:height="0.446cm" svg:x="6.071cm" svg:y="6.708cm" svg:viewBox="0 0 455 447" draw:points="227,447 0,447 0,0 455,0 455,447">
            <text:p/>
          </draw:polygon>
          <draw:path draw:style-name="gr3" draw:text-style-name="P7" draw:layer="layout" svg:width="0.503cm" svg:height="0.523cm" svg:x="6.06cm" svg:y="6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47" draw:id="id547">
          <svg:title>TexMaths</svg:title>
          <svg:desc>22§display§\text F§svg§600§FALSE§</svg:desc>
          <draw:polygon draw:style-name="gr2" draw:text-style-name="P6" draw:layer="layout" svg:width="0.395cm" svg:height="0.45cm" svg:x="6.075cm" svg:y="9.609cm" svg:viewBox="0 0 396 451" draw:points="197,451 0,451 0,0 396,0 396,451">
            <text:p/>
          </draw:polygon>
          <draw:path draw:style-name="gr3" draw:text-style-name="P7" draw:layer="layout" svg:width="0.446cm" svg:height="0.527cm" svg:x="6.061cm" svg:y="9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48" draw:id="id548">
          <svg:title>TexMaths</svg:title>
          <svg:desc>22§display§\text F§svg§600§FALSE§</svg:desc>
          <draw:polygon draw:style-name="gr2" draw:text-style-name="P6" draw:layer="layout" svg:width="0.395cm" svg:height="0.45cm" svg:x="6.075cm" svg:y="10.609cm" svg:viewBox="0 0 396 451" draw:points="197,451 0,451 0,0 396,0 396,451">
            <text:p/>
          </draw:polygon>
          <draw:path draw:style-name="gr3" draw:text-style-name="P7" draw:layer="layout" svg:width="0.446cm" svg:height="0.527cm" svg:x="6.061cm" svg:y="10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59" draw:id="id559">
          <svg:title>TexMaths</svg:title>
          <svg:desc>22§display§\text T§svg§600§FALSE§</svg:desc>
          <draw:polygon draw:style-name="gr2" draw:text-style-name="P6" draw:layer="layout" svg:width="0.454cm" svg:height="0.446cm" svg:x="10.771cm" svg:y="5.709cm" svg:viewBox="0 0 455 447" draw:points="227,447 0,447 0,0 455,0 455,447">
            <text:p/>
          </draw:polygon>
          <draw:path draw:style-name="gr3" draw:text-style-name="P7" draw:layer="layout" svg:width="0.503cm" svg:height="0.523cm" svg:x="10.76cm" svg:y="5.6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60" draw:id="id560">
          <svg:title>TexMaths</svg:title>
          <svg:desc>22§display§\text F§svg§600§FALSE§</svg:desc>
          <draw:polygon draw:style-name="gr2" draw:text-style-name="P6" draw:layer="layout" svg:width="0.395cm" svg:height="0.45cm" svg:x="10.775cm" svg:y="6.709cm" svg:viewBox="0 0 396 451" draw:points="197,451 0,451 0,0 396,0 396,451">
            <text:p/>
          </draw:polygon>
          <draw:path draw:style-name="gr3" draw:text-style-name="P7" draw:layer="layout" svg:width="0.446cm" svg:height="0.527cm" svg:x="10.761cm" svg:y="6.6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61" draw:id="id561">
          <svg:title>TexMaths</svg:title>
          <svg:desc>22§display§\text T§svg§600§FALSE§</svg:desc>
          <draw:polygon draw:style-name="gr2" draw:text-style-name="P6" draw:layer="layout" svg:width="0.454cm" svg:height="0.446cm" svg:x="10.772cm" svg:y="7.71cm" svg:viewBox="0 0 455 447" draw:points="227,447 0,447 0,0 455,0 455,447">
            <text:p/>
          </draw:polygon>
          <draw:path draw:style-name="gr3" draw:text-style-name="P7" draw:layer="layout" svg:width="0.503cm" svg:height="0.523cm" svg:x="10.761cm" svg:y="7.6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62" draw:id="id562">
          <svg:title>TexMaths</svg:title>
          <svg:desc>22§display§\text F§svg§600§FALSE§</svg:desc>
          <draw:polygon draw:style-name="gr2" draw:text-style-name="P6" draw:layer="layout" svg:width="0.395cm" svg:height="0.45cm" svg:x="10.775cm" svg:y="8.61cm" svg:viewBox="0 0 396 451" draw:points="197,451 0,451 0,0 396,0 396,451">
            <text:p/>
          </draw:polygon>
          <draw:path draw:style-name="gr3" draw:text-style-name="P7" draw:layer="layout" svg:width="0.446cm" svg:height="0.527cm" svg:x="10.761cm" svg:y="8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16" draw:id="id516">
          <svg:title>TexMaths</svg:title>
          <svg:desc>22§display§\text {(ii) } [\ p \rightarrow ( q \rightarrow r )\ ] \leftrightarrow [\ ( p \wedge q ) \rightarrow r \ ]§svg§600§FALSE§</svg:desc>
          <draw:polygon draw:style-name="gr2" draw:text-style-name="P6" draw:layer="layout" svg:width="12.148cm" svg:height="0.696cm" svg:x="3.506cm" svg:y="0.899cm" svg:viewBox="0 0 12149 697" draw:points="6074,697 0,697 0,0 12149,0 12149,697">
            <text:p/>
          </draw:polygon>
          <draw:path draw:style-name="gr3" draw:text-style-name="P7" draw:layer="layout" svg:width="0.18cm" svg:height="0.773cm" svg:x="3.543cm" svg:y="0.8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93cm" svg:y="0.9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08cm" svg:y="0.9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242cm" svg:y="0.8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4.847cm" svg:y="0.86cm" svg:viewBox="0 0 107 774" draw:points="107,774 107,744 32,744 32,32 107,32 107,0 0,0 0,774">
            <text:p/>
          </draw:polygon>
          <draw:path draw:style-name="gr3" draw:text-style-name="P7" draw:layer="layout" svg:width="0.404cm" svg:height="0.492cm" svg:x="5.204cm" svg:y="1.09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5.875cm" svg:y="1.045cm" svg:viewBox="0 0 688 405" svg:d="M604 218c-43 34-64 65-71 74-33 55-40 104-40 104 0 9 9 9 16 9 12 0 14-2 17-14 18-78 64-143 150-178 10-4 12-5 12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18cm" svg:height="0.773cm" svg:x="6.898cm" svg:y="0.8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7.153cm" svg:y="1.097cm" svg:viewBox="0 0 320 493" svg:d="M320 9c0-4-1-9-7-9-9 0-40 32-53 55-17-43-47-55-73-55-92 0-187 114-187 227 0 76 46 125 102 125 34 0 65-20 92-48-7 28-32 132-34 139-7 23-14 25-56 27-11 0-18 0-18 16 0 0 0 7 9 7 25 0 53-2 77-2 29 0 55 2 81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687cm" svg:height="0.404cm" svg:x="7.751cm" svg:y="1.045cm" svg:viewBox="0 0 688 405" svg:d="M604 218c-43 34-64 65-69 74-35 55-42 104-42 104 0 9 9 9 16 9 12 0 14-2 17-14 18-78 64-143 152-178 8-4 10-5 10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316cm" svg:height="0.351cm" svg:x="8.719cm" svg:y="1.097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18cm" svg:height="0.773cm" svg:x="9.112cm" svg:y="0.8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9.643cm" svg:y="0.86cm" svg:viewBox="0 0 107 774" draw:points="107,0 0,0 0,32 76,32 76,744 0,744 0,774 107,774">
            <text:p/>
          </draw:polygon>
          <draw:path draw:style-name="gr3" draw:text-style-name="P7" draw:layer="layout" svg:width="0.687cm" svg:height="0.404cm" svg:x="10.099cm" svg:y="1.045cm" svg:viewBox="0 0 688 405" svg:d="M84 186c43-31 64-63 71-73 33-53 40-102 40-104 0-9-8-9-15-9-13 0-15 2-18 16-18 75-63 141-150 176-8 3-12 5-12 10 0 6 4 7 12 11 80 33 132 93 152 181 1 9 3 11 16 11 7 0 15 0 15-9 0-2-7-51-38-102-16-23-39-51-73-76h520c-44 34-64 65-71 74-35 55-40 104-40 104 0 9 9 9 14 9 14 0 14-2 17-14 18-78 64-143 152-178 9-4 12-5 12-11 0-5-5-7-7-8-33-13-128-52-157-182-3-10-3-12-17-12-5 0-14 0-14 9 0 2 7 51 39 104 15 22 38 49 72 73z">
            <text:p/>
          </draw:path>
          <draw:polygon draw:style-name="gr3" draw:text-style-name="P7" draw:layer="layout" svg:width="0.106cm" svg:height="0.773cm" svg:x="11.134cm" svg:y="0.86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1.591cm" svg:y="0.8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1.792cm" svg:y="1.0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2.42cm" svg:y="0.9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9cm" svg:height="0.492cm" svg:x="13.094cm" svg:y="1.0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3.482cm" svg:y="0.8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13.996cm" svg:y="1.045cm" svg:viewBox="0 0 688 405" svg:d="M604 218c-43 34-64 65-71 74-33 55-40 104-40 104 0 9 9 9 16 9 12 0 14-2 17-14 18-78 64-143 152-178 8-4 10-5 10-11 0-5-5-7-5-8-35-13-129-52-159-182-1-10-3-12-15-12-7 0-16 0-16 9 0 2 7 51 40 104 14 22 37 49 71 73h-576c-14 0-28 0-28 16s14 16 28 16z">
            <text:p/>
          </draw:path>
          <draw:path draw:style-name="gr3" draw:text-style-name="P7" draw:layer="layout" svg:width="0.316cm" svg:height="0.351cm" svg:x="14.964cm" svg:y="1.097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olygon draw:style-name="gr3" draw:text-style-name="P7" draw:layer="layout" svg:width="0.106cm" svg:height="0.773cm" svg:x="15.587cm" svg:y="0.86cm" svg:viewBox="0 0 107 774" draw:points="107,0 0,0 0,32 76,32 76,744 0,744 0,774 107,774">
            <text:p/>
          </draw:polygon>
        </draw:g>
        <draw:g xml:id="id523" draw:id="id523">
          <svg:title>TexMaths</svg:title>
          <svg:desc>26§display§r§svg§600§FALSE§</svg:desc>
          <draw:polygon draw:style-name="gr2" draw:text-style-name="P6" draw:layer="layout" svg:width="0.307cm" svg:height="0.323cm" svg:x="10.778cm" svg:y="3.816cm" svg:viewBox="0 0 308 324" draw:points="154,324 0,324 0,0 308,0 308,324">
            <text:p/>
          </draw:polygon>
          <draw:path draw:style-name="gr3" draw:text-style-name="P7" draw:layer="layout" svg:width="0.373cm" svg:height="0.415cm" svg:x="10.759cm" svg:y="3.77cm" svg:viewBox="0 0 374 416" svg:d="M54 352c-2 14-8 35-8 39 0 17 12 25 27 25 10 0 27-8 33-25 2-4 33-129 37-146 7-31 23-95 29-120 5-11 30-54 52-75 7-6 34-29 73-29 25 0 38 10 40 10-29 4-48 27-48 50 0 15 10 33 35 33 23 0 50-20 50-54 0-33-29-60-77-60-60 0-100 46-116 71-9-42-42-71-85-71-42 0-59 35-67 52-17 31-29 87-29 89 0 9 8 9 10 9 11 0 11 0 17-21 15-65 33-108 67-108 16 0 29 6 29 41 0 19-5 30-15 77z">
            <text:p/>
          </draw:path>
        </draw:g>
        <draw:g xml:id="id525" draw:id="id525">
          <svg:title>TexMaths</svg:title>
          <svg:desc>22§display§q \rightarrow r§svg§600§FALSE§</svg:desc>
          <draw:polygon draw:style-name="gr2" draw:text-style-name="P6" draw:layer="layout" svg:width="1.836cm" svg:height="0.469cm" svg:x="12.472cm" svg:y="3.815cm" svg:viewBox="0 0 1837 470" draw:points="919,470 0,470 0,0 1837,0 1837,470">
            <text:p/>
          </draw:polygon>
          <draw:path draw:style-name="gr3" draw:text-style-name="P7" draw:layer="layout" svg:width="0.319cm" svg:height="0.492cm" svg:x="12.465cm" svg:y="3.829cm" svg:viewBox="0 0 320 493" svg:d="M320 9c0-4-1-9-7-9-9 0-40 32-53 55-17-43-47-55-73-55-92 0-187 114-187 227 0 76 46 125 102 125 34 0 65-19 92-47-7 28-32 132-34 139-7 23-14 25-56 26-11 0-18 0-18 16 0 0 0 7 9 7 25 0 53-2 79-2 27 0 53 2 79 2 4 0 14 0 14-14 0-9-7-9-21-9-37 0-37-5-37-12 0-5 2-11 4-18zM106 335c-48 0-51-60-51-73 0-38 22-123 37-155 22-58 63-89 95-89 51 0 61 61 61 67 0 5-42 176-44 177-12 23-56 73-98 73z">
            <text:p/>
          </draw:path>
          <draw:path draw:style-name="gr3" draw:text-style-name="P7" draw:layer="layout" svg:width="0.687cm" svg:height="0.404cm" svg:x="13.063cm" svg:y="3.776cm" svg:viewBox="0 0 688 405" svg:d="M604 218c-43 34-64 66-71 74-33 55-40 104-40 104 0 9 9 9 16 9 12 0 14-2 17-14 18-77 64-143 152-178 8-3 10-5 10-10 0-6-5-7-5-9-35-13-129-51-159-182-1-10-3-12-15-12-7 0-16 0-16 9 0 2 7 51 40 104 14 23 37 49 71 74h-576c-14 0-28 0-28 16 0 15 14 15 28 15z">
            <text:p/>
          </draw:path>
          <draw:path draw:style-name="gr3" draw:text-style-name="P7" draw:layer="layout" svg:width="0.316cm" svg:height="0.351cm" svg:x="14.031cm" svg:y="3.829cm" svg:viewBox="0 0 317 352" svg:d="M46 298c-2 12-7 30-7 33 0 14 10 21 23 21 8 0 22-7 28-21 2-3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</draw:g>
        <draw:g xml:id="id526" draw:id="id526">
          <svg:title>TexMaths</svg:title>
          <svg:desc>20§display§\text A§svg§600§FALSE§</svg:desc>
          <draw:polygon draw:style-name="gr2" draw:text-style-name="P6" draw:layer="layout" svg:width="0.435cm" svg:height="0.433cm" svg:x="13.072cm" svg:y="4.808cm" svg:viewBox="0 0 436 434" draw:points="218,434 0,434 0,0 436,0 436,434">
            <text:p/>
          </draw:polygon>
          <draw:path draw:style-name="gr3" draw:text-style-name="P7" draw:layer="layout" svg:width="0.483cm" svg:height="0.505cm" svg:x="13.059cm" svg:y="4.773cm" svg:viewBox="0 0 484 506" svg:d="M258 14c-3-9-5-14-16-14s-13 5-16 14l-147 422c-13 36-41 46-79 48v22c16-2 46-3 72-3 23 0 59 1 82 3v-22c-35 0-53-18-53-37 0-2 0-8 0-10l34-93h174l37 108c0 3 2 8 2 11 0 21-39 21-58 21v22c26-3 74-3 101-3 30 0 63 1 93 3v-22h-13c-41 0-53-5-59-29zM221 93l80 229h-158z">
            <text:p/>
          </draw:path>
        </draw:g>
        <draw:g xml:id="id529" draw:id="id529">
          <svg:title>TexMaths</svg:title>
          <svg:desc>20§display§p \rightarrow \text A§svg§600§FALSE§</svg:desc>
          <draw:polygon draw:style-name="gr2" draw:text-style-name="P6" draw:layer="layout" svg:width="1.903cm" svg:height="0.57cm" svg:x="14.895cm" svg:y="3.71cm" svg:viewBox="0 0 1904 571" draw:points="952,571 0,571 0,0 1904,0 1904,571">
            <text:p/>
          </draw:polygon>
          <draw:path draw:style-name="gr3" draw:text-style-name="P7" draw:layer="layout" svg:width="0.367cm" svg:height="0.447cm" svg:x="14.86cm" svg:y="3.867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625cm" svg:height="0.367cm" svg:x="15.47cm" svg:y="3.819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482cm" svg:height="0.505cm" svg:x="16.353cm" svg:y="3.675cm" svg:viewBox="0 0 483 506" svg:d="M258 14c-4-9-5-14-16-14-12 0-13 5-16 14l-148 421c-12 37-40 47-78 48v23c16-2 46-4 72-4 22 0 59 2 82 4v-23c-36 0-53-17-53-37 0-1 0-8 0-9l33-93h175l37 107c0 3 1 8 1 11 0 21-38 21-57 21v23c25-4 73-4 100-4 31 0 63 2 93 4v-23h-13c-41 0-52-5-59-29zM221 93l80 229h-159z">
            <text:p/>
          </draw:path>
        </draw:g>
        <draw:g xml:id="id530" draw:id="id530">
          <svg:title>TexMaths</svg:title>
          <svg:desc>20§display§\text B§svg§600§FALSE§</svg:desc>
          <draw:polygon draw:style-name="gr2" draw:text-style-name="P6" draw:layer="layout" svg:width="0.388cm" svg:height="0.411cm" svg:x="15.571cm" svg:y="4.809cm" svg:viewBox="0 0 389 412" draw:points="194,412 0,412 0,0 389,0 389,412">
            <text:p/>
          </draw:polygon>
          <draw:path draw:style-name="gr3" draw:text-style-name="P7" draw:layer="layout" svg:width="0.433cm" svg:height="0.481cm" svg:x="15.561cm" svg:y="4.774cm" svg:viewBox="0 0 434 482" svg:d="M131 224v-174c0-23 2-28 36-28h86c69 0 95 60 95 96 0 47-36 106-114 106zM298 231c69-15 117-60 117-113 0-60-64-118-157-118h-258v22h18c54 0 54 8 54 32v374c0 25 0 32-54 32h-18v22h277c95 0 157-62 157-130 0-61-58-113-136-121zM255 460h-88c-34 0-36-5-36-28v-193h133c71 0 100 65 100 113 0 50-37 108-109 108z">
            <text:p/>
          </draw:path>
        </draw:g>
        <draw:g xml:id="id533" draw:id="id533">
          <svg:title>TexMaths</svg:title>
          <svg:desc>22§display§p \wedge q§svg§600§FALSE§</svg:desc>
          <draw:polygon draw:style-name="gr2" draw:text-style-name="P6" draw:layer="layout" svg:width="1.546cm" svg:height="0.536cm" svg:x="17.499cm" svg:y="3.815cm" svg:viewBox="0 0 1547 537" draw:points="772,537 0,537 0,0 1547,0 1547,537">
            <text:p/>
          </draw:polygon>
          <draw:path draw:style-name="gr3" draw:text-style-name="P7" draw:layer="layout" svg:width="0.404cm" svg:height="0.492cm" svg:x="17.46cm" svg:y="3.897cm" svg:viewBox="0 0 405 493" svg:d="M60 438c-7 26-7 32-42 32-9 0-18 0-18 14 0 7 4 9 11 9 21 0 42-2 65-2 24 0 51 2 75 2 6 0 14 0 14-14 0-9-7-9-17-9-39 0-39-6-39-13 0-10 32-135 37-154 11 21 32 49 72 49 90 0 187-114 187-227 0-74-44-125-102-125-39 0-78 28-102 58-9-42-43-58-71-58-35 0-51 30-58 44-12 26-23 74-23 76 0 7 7 7 9 7 9 0 9 0 14-18 12-54 28-91 56-91 13 0 23 5 23 35 0 17-1 26-5 38zM197 100c5-21 26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8.088cm" svg:y="3.776cm" svg:viewBox="0 0 431 480" svg:d="M234 16c-7-12-11-16-18-16-10 0-12 5-17 16l-194 434c-5 9-5 11-5 16 0 7 7 14 16 14 5 0 10 0 17-16l183-411 182 411c7 16 15 16 17 16 9 0 16-7 16-14 0-2 0-3-3-12z">
            <text:p/>
          </draw:path>
          <draw:path draw:style-name="gr3" draw:text-style-name="P7" draw:layer="layout" svg:width="0.319cm" svg:height="0.492cm" svg:x="18.764cm" svg:y="3.897cm" svg:viewBox="0 0 320 493" svg:d="M320 9c0-4-2-9-7-9-9 0-40 32-53 55-17-43-47-55-73-55-92 0-187 114-187 227 0 76 46 125 102 125 33 0 65-19 92-48-7 29-32 132-34 139-7 23-14 25-56 27-11 0-18 0-18 16 0 0 0 7 9 7 25 0 53-2 79-2 27 0 53 2 79 2 4 0 14 0 14-14 0-9-7-9-21-9-37 0-37-6-37-13 0-5 2-10 4-17zM106 334c-48 0-51-60-51-72 0-39 22-123 36-155 23-58 64-89 96-89 51 0 61 61 61 66 0 6-42 176-44 178-12 23-56 72-98 72z">
            <text:p/>
          </draw:path>
        </draw:g>
        <draw:g xml:id="id534" draw:id="id534">
          <svg:title>TexMaths</svg:title>
          <svg:desc>20§display§\text C§svg§600§FALSE§</svg:desc>
          <draw:polygon draw:style-name="gr2" draw:text-style-name="P6" draw:layer="layout" svg:width="0.398cm" svg:height="0.441cm" svg:x="17.861cm" svg:y="4.81cm" svg:viewBox="0 0 399 442" draw:points="200,442 0,442 0,0 399,0 399,442">
            <text:p/>
          </draw:polygon>
          <draw:path draw:style-name="gr3" draw:text-style-name="P7" draw:layer="layout" svg:width="0.43cm" svg:height="0.511cm" svg:x="17.866cm" svg:y="4.775cm" svg:viewBox="0 0 431 512" svg:d="M0 256c0 146 114 256 245 256 116 0 186-98 186-179 0-7 0-11-9-11-8 0-8 3-8 11-7 101-82 158-159 158-43 0-183-24-183-235 0-210 138-234 181-234 77 0 141 64 154 167 2 9 2 13 11 13 13 0 13-4 13-18v-166c0-13 0-18-8-18-3 0-6 0-11 8l-35 53c-28-26-63-61-132-61-131 0-245 112-245 256z">
            <text:p/>
          </draw:path>
        </draw:g>
        <draw:g xml:id="id537" draw:id="id537">
          <svg:title>TexMaths</svg:title>
          <svg:desc>20§display§\text C \rightarrow r§svg§600§FALSE§</svg:desc>
          <draw:polygon draw:style-name="gr2" draw:text-style-name="P6" draw:layer="layout" svg:width="1.838cm" svg:height="0.441cm" svg:x="19.762cm" svg:y="3.811cm" svg:viewBox="0 0 1839 442" draw:points="920,442 0,442 0,0 1839,0 1839,442">
            <text:p/>
          </draw:polygon>
          <draw:path draw:style-name="gr3" draw:text-style-name="P7" draw:layer="layout" svg:width="0.429cm" svg:height="0.511cm" svg:x="19.767cm" svg:y="3.776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7" draw:layer="layout" svg:width="0.625cm" svg:height="0.367cm" svg:x="20.468cm" svg:y="3.912cm" svg:viewBox="0 0 626 368" svg:d="M549 198c-38 31-58 60-64 68-31 49-37 94-37 94 0 8 8 8 14 8 12 0 13-2 17-13 16-70 57-129 137-161 8-4 10-5 10-10s-5-6-5-8c-32-11-117-46-144-165-2-9-3-11-15-11-6 0-14 0-14 8 0 2 6 46 37 94 13 21 34 45 64 68h-523c-13 0-26 0-26 14s13 14 26 14z">
            <text:p/>
          </draw:path>
          <draw:path draw:style-name="gr3" draw:text-style-name="P7" draw:layer="layout" svg:width="0.287cm" svg:height="0.319cm" svg:x="21.348cm" svg:y="3.962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</draw:g>
        <draw:g xml:id="id538" draw:id="id538">
          <svg:title>TexMaths</svg:title>
          <svg:desc>20§display§\text D§svg§600§FALSE§</svg:desc>
          <draw:polygon draw:style-name="gr2" draw:text-style-name="P6" draw:layer="layout" svg:width="0.428cm" svg:height="0.411cm" svg:x="20.473cm" svg:y="4.811cm" svg:viewBox="0 0 429 412" draw:points="215,412 0,412 0,0 429,0 429,412">
            <text:p/>
          </draw:polygon>
          <draw:path draw:style-name="gr3" draw:text-style-name="P7" draw:layer="layout" svg:width="0.473cm" svg:height="0.481cm" svg:x="20.462cm" svg:y="4.776cm" svg:viewBox="0 0 474 482" svg:d="M0 0v22h18c54 0 54 8 54 32v374c0 25 0 32-54 32h-18v22h258c118 0 216-104 216-237 0-135-94-245-216-245zM168 460c-33 0-35-5-35-28v-382c0-23 2-28 35-28h71c43 0 92 15 128 66 30 42 37 103 37 157 0 78-13 120-39 155-14 20-54 60-126 60z">
            <text:p/>
          </draw:path>
        </draw:g>
        <draw:g xml:id="id541" draw:id="id541">
          <svg:title>TexMaths</svg:title>
          <svg:desc>18§display§\text B \leftrightarrow D§svg§600§FALSE§</svg:desc>
          <draw:polygon draw:style-name="gr2" draw:text-style-name="P6" draw:layer="layout" svg:width="1.878cm" svg:height="0.377cm" svg:x="22.172cm" svg:y="3.81cm" svg:viewBox="0 0 1879 378" draw:points="939,378 0,378 0,0 1879,0 1879,378">
            <text:p/>
          </draw:polygon>
          <draw:path draw:style-name="gr3" draw:text-style-name="P7" draw:layer="layout" svg:width="0.389cm" svg:height="0.433cm" svg:x="22.163cm" svg:y="3.778cm" svg:viewBox="0 0 390 434" svg:d="M118 202v-157c0-21 1-25 32-25h77c62 0 85 53 85 87 0 41-31 95-102 95zM268 208c62-13 105-54 105-101 0-55-58-107-141-107h-232v20h16c49 0 49 7 49 29v336c0 23 0 29-49 29h-16v20h249c85 0 141-56 141-117 0-55-52-102-122-109zM229 414h-79c-31 0-32-5-32-25v-174h120c63 0 89 59 89 102 0 45-33 97-98 97z">
            <text:p/>
          </draw:path>
          <draw:path draw:style-name="gr3" draw:text-style-name="P7" draw:layer="layout" svg:width="0.562cm" svg:height="0.33cm" svg:x="22.799cm" svg:y="3.888cm" svg:viewBox="0 0 563 331" svg:d="M69 153c35-26 52-52 58-61 27-43 33-83 33-85 0-7-7-7-13-7-10 0-12 1-15 13-14 62-51 115-122 144-7 3-10 4-10 9 0 4 3 6 10 8 65 28 108 77 124 149 1 7 3 8 13 8 6 0 13 0 13-7 0-1-6-42-32-83-13-19-32-42-59-62h425c-36 27-52 53-58 60-29 45-33 85-33 85 0 7 7 7 12 7 11 0 11-1 14-11 14-63 52-117 124-146 7-2 10-4 10-8 0-5-4-6-6-7-27-11-105-42-128-149-3-9-3-10-14-10-5 0-12 0-12 7 0 2 6 42 32 85 13 19 31 41 59 61z">
            <text:p/>
          </draw:path>
          <draw:path draw:style-name="gr3" draw:text-style-name="P7" draw:layer="layout" svg:width="0.484cm" svg:height="0.433cm" svg:x="23.597cm" svg:y="3.778cm" svg:viewBox="0 0 485 434" svg:d="M75 385c-6 24-7 29-58 29-10 0-17 0-17 13 0 7 6 7 17 7h210c133 0 258-134 258-273 0-90-55-161-150-161h-213c-11 0-18 0-18 12 0 8 5 8 18 8 8 0 19 0 28 2 10 0 13 2 13 10 0 1 0 4-3 11zM213 43c6-21 6-23 33-23h69c62 0 114 33 114 117 0 32-12 135-66 206-19 23-69 71-147 71h-72c-9 0-10 0-13 0-7 0-9-2-9-6 0-3 0-4 3-16z">
            <text:p/>
          </draw:path>
        </draw:g>
        <draw:g xml:id="id520" draw:id="id520">
          <svg:title>TexMaths</svg:title>
          <svg:desc>22§display§- \ -§svg§600§FALSE§</svg:desc>
          <draw:polygon draw:style-name="gr2" draw:text-style-name="P6" draw:layer="layout" svg:width="1.32cm" svg:height="0.132cm" svg:x="5.565cm" svg:y="5.015cm" svg:viewBox="0 0 1321 133" draw:points="661,133 0,133 0,0 1321,0 1321,133">
            <text:p/>
          </draw:polygon>
          <draw:path draw:style-name="gr3" draw:text-style-name="P7" draw:layer="layout" svg:width="0.473cm" svg:height="0.032cm" svg:x="5.59cm" svg:y="4.9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6.451cm" svg:y="4.976cm" svg:viewBox="0 0 474 33" svg:d="M447 33c13 0 27 0 27-17 0-16-14-16-27-16h-421c-12 0-26 0-26 16 0 17 14 17 26 17z">
            <text:p/>
          </draw:path>
        </draw:g>
        <draw:g xml:id="id522" draw:id="id522">
          <svg:title>TexMaths</svg:title>
          <svg:desc>22§display§- \ -§svg§600§FALSE§</svg:desc>
          <draw:polygon draw:style-name="gr2" draw:text-style-name="P6" draw:layer="layout" svg:width="1.32cm" svg:height="0.132cm" svg:x="7.765cm" svg:y="5.015cm" svg:viewBox="0 0 1321 133" draw:points="661,133 0,133 0,0 1321,0 1321,133">
            <text:p/>
          </draw:polygon>
          <draw:path draw:style-name="gr3" draw:text-style-name="P7" draw:layer="layout" svg:width="0.473cm" svg:height="0.032cm" svg:x="7.79cm" svg:y="4.9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8.651cm" svg:y="4.976cm" svg:viewBox="0 0 474 33" svg:d="M447 33c13 0 27 0 27-17 0-16-14-16-27-16h-421c-12 0-26 0-26 16 0 17 14 17 26 17z">
            <text:p/>
          </draw:path>
        </draw:g>
        <draw:g xml:id="id524" draw:id="id524">
          <svg:title>TexMaths</svg:title>
          <svg:desc>22§display§- \ -§svg§600§FALSE§</svg:desc>
          <draw:polygon draw:style-name="gr2" draw:text-style-name="P6" draw:layer="layout" svg:width="1.32cm" svg:height="0.132cm" svg:x="10.265cm" svg:y="5.015cm" svg:viewBox="0 0 1321 133" draw:points="661,133 0,133 0,0 1321,0 1321,133">
            <text:p/>
          </draw:polygon>
          <draw:path draw:style-name="gr3" draw:text-style-name="P7" draw:layer="layout" svg:width="0.473cm" svg:height="0.032cm" svg:x="10.29cm" svg:y="4.9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11.151cm" svg:y="4.976cm" svg:viewBox="0 0 474 33" svg:d="M447 33c13 0 27 0 27-17 0-16-14-16-27-16h-421c-12 0-26 0-26 16 0 17 14 17 26 17z">
            <text:p/>
          </draw:path>
        </draw:g>
        <draw:g xml:id="id542" draw:id="id542">
          <svg:title>TexMaths</svg:title>
          <svg:desc>22§display§- \ -§svg§600§FALSE§</svg:desc>
          <draw:polygon draw:style-name="gr2" draw:text-style-name="P6" draw:layer="layout" svg:width="1.32cm" svg:height="0.132cm" svg:x="22.265cm" svg:y="5.015cm" svg:viewBox="0 0 1321 133" draw:points="661,133 0,133 0,0 1321,0 1321,133">
            <text:p/>
          </draw:polygon>
          <draw:path draw:style-name="gr3" draw:text-style-name="P7" draw:layer="layout" svg:width="0.473cm" svg:height="0.032cm" svg:x="22.29cm" svg:y="4.9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23.151cm" svg:y="4.976cm" svg:viewBox="0 0 474 33" svg:d="M447 33c13 0 27 0 27-17 0-16-14-16-27-16h-421c-12 0-26 0-26 16 0 17 14 17 26 17z">
            <text:p/>
          </draw:path>
        </draw:g>
        <draw:g xml:id="id563" draw:id="id563">
          <svg:title>TexMaths</svg:title>
          <svg:desc>22§display§\text T§svg§600§FALSE§</svg:desc>
          <draw:polygon draw:style-name="gr2" draw:text-style-name="P6" draw:layer="layout" svg:width="0.454cm" svg:height="0.446cm" svg:x="10.772cm" svg:y="9.61cm" svg:viewBox="0 0 455 447" draw:points="227,447 0,447 0,0 455,0 455,447">
            <text:p/>
          </draw:polygon>
          <draw:path draw:style-name="gr3" draw:text-style-name="P7" draw:layer="layout" svg:width="0.503cm" svg:height="0.523cm" svg:x="10.761cm" svg:y="9.5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64" draw:id="id564">
          <svg:title>TexMaths</svg:title>
          <svg:desc>22§display§\text F§svg§600§FALSE§</svg:desc>
          <draw:polygon draw:style-name="gr2" draw:text-style-name="P6" draw:layer="layout" svg:width="0.395cm" svg:height="0.45cm" svg:x="10.776cm" svg:y="10.61cm" svg:viewBox="0 0 396 451" draw:points="197,451 0,451 0,0 396,0 396,451">
            <text:p/>
          </draw:polygon>
          <draw:path draw:style-name="gr3" draw:text-style-name="P7" draw:layer="layout" svg:width="0.446cm" svg:height="0.527cm" svg:x="10.762cm" svg:y="10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65" draw:id="id565">
          <svg:title>TexMaths</svg:title>
          <svg:desc>22§display§\text T§svg§600§FALSE§</svg:desc>
          <draw:polygon draw:style-name="gr2" draw:text-style-name="P6" draw:layer="layout" svg:width="0.454cm" svg:height="0.446cm" svg:x="10.773cm" svg:y="11.611cm" svg:viewBox="0 0 455 447" draw:points="227,447 0,447 0,0 455,0 455,447">
            <text:p/>
          </draw:polygon>
          <draw:path draw:style-name="gr3" draw:text-style-name="P7" draw:layer="layout" svg:width="0.503cm" svg:height="0.523cm" svg:x="10.762cm" svg:y="11.5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66" draw:id="id566">
          <svg:title>TexMaths</svg:title>
          <svg:desc>22§display§\text F§svg§600§FALSE§</svg:desc>
          <draw:polygon draw:style-name="gr2" draw:text-style-name="P6" draw:layer="layout" svg:width="0.395cm" svg:height="0.45cm" svg:x="10.876cm" svg:y="12.611cm" svg:viewBox="0 0 396 451" draw:points="197,451 0,451 0,0 396,0 396,451">
            <text:p/>
          </draw:polygon>
          <draw:path draw:style-name="gr3" draw:text-style-name="P7" draw:layer="layout" svg:width="0.446cm" svg:height="0.527cm" svg:x="10.862cm" svg:y="12.5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49" draw:id="id549">
          <svg:title>TexMaths</svg:title>
          <svg:desc>22§display§\text F§svg§600§FALSE§</svg:desc>
          <draw:polygon draw:style-name="gr2" draw:text-style-name="P6" draw:layer="layout" svg:width="0.395cm" svg:height="0.45cm" svg:x="6.076cm" svg:y="11.61cm" svg:viewBox="0 0 396 451" draw:points="197,451 0,451 0,0 396,0 396,451">
            <text:p/>
          </draw:polygon>
          <draw:path draw:style-name="gr3" draw:text-style-name="P7" draw:layer="layout" svg:width="0.446cm" svg:height="0.527cm" svg:x="6.062cm" svg:y="11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50" draw:id="id550">
          <svg:title>TexMaths</svg:title>
          <svg:desc>22§display§\text F§svg§600§FALSE§</svg:desc>
          <draw:polygon draw:style-name="gr2" draw:text-style-name="P6" draw:layer="layout" svg:width="0.395cm" svg:height="0.45cm" svg:x="6.076cm" svg:y="12.61cm" svg:viewBox="0 0 396 451" draw:points="197,451 0,451 0,0 396,0 396,451">
            <text:p/>
          </draw:polygon>
          <draw:path draw:style-name="gr3" draw:text-style-name="P7" draw:layer="layout" svg:width="0.446cm" svg:height="0.527cm" svg:x="6.062cm" svg:y="12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45" draw:id="id545">
          <svg:title>TexMaths</svg:title>
          <svg:desc>22§display§\text T§svg§600§FALSE§</svg:desc>
          <draw:polygon draw:style-name="gr2" draw:text-style-name="P6" draw:layer="layout" svg:width="0.454cm" svg:height="0.446cm" svg:x="6.071cm" svg:y="7.708cm" svg:viewBox="0 0 455 447" draw:points="227,447 0,447 0,0 455,0 455,447">
            <text:p/>
          </draw:polygon>
          <draw:path draw:style-name="gr3" draw:text-style-name="P7" draw:layer="layout" svg:width="0.503cm" svg:height="0.523cm" svg:x="6.06cm" svg:y="7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46" draw:id="id546">
          <svg:title>TexMaths</svg:title>
          <svg:desc>22§display§\text T§svg§600§FALSE§</svg:desc>
          <draw:polygon draw:style-name="gr2" draw:text-style-name="P6" draw:layer="layout" svg:width="0.454cm" svg:height="0.446cm" svg:x="6.071cm" svg:y="8.708cm" svg:viewBox="0 0 455 447" draw:points="227,447 0,447 0,0 455,0 455,447">
            <text:p/>
          </draw:polygon>
          <draw:path draw:style-name="gr3" draw:text-style-name="P7" draw:layer="layout" svg:width="0.503cm" svg:height="0.523cm" svg:x="6.06cm" svg:y="8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51" draw:id="id551">
          <svg:title>TexMaths</svg:title>
          <svg:desc>22§display§\text T§svg§600§FALSE§</svg:desc>
          <draw:polygon draw:style-name="gr2" draw:text-style-name="P6" draw:layer="layout" svg:width="0.454cm" svg:height="0.446cm" svg:x="8.271cm" svg:y="5.708cm" svg:viewBox="0 0 455 447" draw:points="227,447 0,447 0,0 455,0 455,447">
            <text:p/>
          </draw:polygon>
          <draw:path draw:style-name="gr3" draw:text-style-name="P7" draw:layer="layout" svg:width="0.503cm" svg:height="0.523cm" svg:x="8.26cm" svg:y="5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52" draw:id="id552">
          <svg:title>TexMaths</svg:title>
          <svg:desc>22§display§\text T§svg§600§FALSE§</svg:desc>
          <draw:polygon draw:style-name="gr2" draw:text-style-name="P6" draw:layer="layout" svg:width="0.454cm" svg:height="0.446cm" svg:x="8.271cm" svg:y="6.708cm" svg:viewBox="0 0 455 447" draw:points="227,447 0,447 0,0 455,0 455,447">
            <text:p/>
          </draw:polygon>
          <draw:path draw:style-name="gr3" draw:text-style-name="P7" draw:layer="layout" svg:width="0.503cm" svg:height="0.523cm" svg:x="8.26cm" svg:y="6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55" draw:id="id555">
          <svg:title>TexMaths</svg:title>
          <svg:desc>22§display§\text T§svg§600§FALSE§</svg:desc>
          <draw:polygon draw:style-name="gr2" draw:text-style-name="P6" draw:layer="layout" svg:width="0.454cm" svg:height="0.446cm" svg:x="8.272cm" svg:y="9.609cm" svg:viewBox="0 0 455 447" draw:points="227,447 0,447 0,0 455,0 455,447">
            <text:p/>
          </draw:polygon>
          <draw:path draw:style-name="gr3" draw:text-style-name="P7" draw:layer="layout" svg:width="0.503cm" svg:height="0.523cm" svg:x="8.261cm" svg:y="9.5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56" draw:id="id556">
          <svg:title>TexMaths</svg:title>
          <svg:desc>22§display§\text T§svg§600§FALSE§</svg:desc>
          <draw:polygon draw:style-name="gr2" draw:text-style-name="P6" draw:layer="layout" svg:width="0.454cm" svg:height="0.446cm" svg:x="8.272cm" svg:y="10.609cm" svg:viewBox="0 0 455 447" draw:points="227,447 0,447 0,0 455,0 455,447">
            <text:p/>
          </draw:polygon>
          <draw:path draw:style-name="gr3" draw:text-style-name="P7" draw:layer="layout" svg:width="0.503cm" svg:height="0.523cm" svg:x="8.261cm" svg:y="10.5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57" draw:id="id557">
          <svg:title>TexMaths</svg:title>
          <svg:desc>22§display§\text F§svg§600§FALSE§</svg:desc>
          <draw:polygon draw:style-name="gr2" draw:text-style-name="P6" draw:layer="layout" svg:width="0.395cm" svg:height="0.45cm" svg:x="8.276cm" svg:y="11.61cm" svg:viewBox="0 0 396 451" draw:points="197,451 0,451 0,0 396,0 396,451">
            <text:p/>
          </draw:polygon>
          <draw:path draw:style-name="gr3" draw:text-style-name="P7" draw:layer="layout" svg:width="0.446cm" svg:height="0.527cm" svg:x="8.262cm" svg:y="11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58" draw:id="id558">
          <svg:title>TexMaths</svg:title>
          <svg:desc>22§display§\text F§svg§600§FALSE§</svg:desc>
          <draw:polygon draw:style-name="gr2" draw:text-style-name="P6" draw:layer="layout" svg:width="0.395cm" svg:height="0.45cm" svg:x="8.276cm" svg:y="12.61cm" svg:viewBox="0 0 396 451" draw:points="197,451 0,451 0,0 396,0 396,451">
            <text:p/>
          </draw:polygon>
          <draw:path draw:style-name="gr3" draw:text-style-name="P7" draw:layer="layout" svg:width="0.446cm" svg:height="0.527cm" svg:x="8.262cm" svg:y="12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53" draw:id="id553">
          <svg:title>TexMaths</svg:title>
          <svg:desc>22§display§\text F§svg§600§FALSE§</svg:desc>
          <draw:polygon draw:style-name="gr2" draw:text-style-name="P6" draw:layer="layout" svg:width="0.395cm" svg:height="0.45cm" svg:x="8.275cm" svg:y="7.709cm" svg:viewBox="0 0 396 451" draw:points="197,451 0,451 0,0 396,0 396,451">
            <text:p/>
          </draw:polygon>
          <draw:path draw:style-name="gr3" draw:text-style-name="P7" draw:layer="layout" svg:width="0.446cm" svg:height="0.527cm" svg:x="8.261cm" svg:y="7.6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54" draw:id="id554">
          <svg:title>TexMaths</svg:title>
          <svg:desc>22§display§\text F§svg§600§FALSE§</svg:desc>
          <draw:polygon draw:style-name="gr2" draw:text-style-name="P6" draw:layer="layout" svg:width="0.395cm" svg:height="0.45cm" svg:x="8.275cm" svg:y="8.708cm" svg:viewBox="0 0 396 451" draw:points="197,451 0,451 0,0 396,0 396,451">
            <text:p/>
          </draw:polygon>
          <draw:path draw:style-name="gr3" draw:text-style-name="P7" draw:layer="layout" svg:width="0.446cm" svg:height="0.527cm" svg:x="8.261cm" svg:y="8.6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67" draw:id="id567">
          <svg:title>TexMaths</svg:title>
          <svg:desc>22§display§\text T§svg§600§FALSE§</svg:desc>
          <draw:polygon draw:style-name="gr2" draw:text-style-name="P6" draw:layer="layout" svg:width="0.454cm" svg:height="0.446cm" svg:x="13.071cm" svg:y="5.708cm" svg:viewBox="0 0 455 447" draw:points="227,447 0,447 0,0 455,0 455,447">
            <text:p/>
          </draw:polygon>
          <draw:path draw:style-name="gr3" draw:text-style-name="P7" draw:layer="layout" svg:width="0.503cm" svg:height="0.523cm" svg:x="13.06cm" svg:y="5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68" draw:id="id568">
          <svg:title>TexMaths</svg:title>
          <svg:desc>22§display§\text F§svg§600§FALSE§</svg:desc>
          <draw:polygon draw:style-name="gr2" draw:text-style-name="P6" draw:layer="layout" svg:width="0.395cm" svg:height="0.45cm" svg:x="13.175cm" svg:y="6.708cm" svg:viewBox="0 0 396 451" draw:points="197,451 0,451 0,0 396,0 396,451">
            <text:p/>
          </draw:polygon>
          <draw:path draw:style-name="gr3" draw:text-style-name="P7" draw:layer="layout" svg:width="0.446cm" svg:height="0.527cm" svg:x="13.161cm" svg:y="6.6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69" draw:id="id569">
          <svg:title>TexMaths</svg:title>
          <svg:desc>22§display§\text T§svg§600§FALSE§</svg:desc>
          <draw:polygon draw:style-name="gr2" draw:text-style-name="P6" draw:layer="layout" svg:width="0.454cm" svg:height="0.446cm" svg:x="13.071cm" svg:y="7.708cm" svg:viewBox="0 0 455 447" draw:points="227,447 0,447 0,0 455,0 455,447">
            <text:p/>
          </draw:polygon>
          <draw:path draw:style-name="gr3" draw:text-style-name="P7" draw:layer="layout" svg:width="0.503cm" svg:height="0.523cm" svg:x="13.06cm" svg:y="7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0" draw:id="id570">
          <svg:title>TexMaths</svg:title>
          <svg:desc>22§display§\text T§svg§600§FALSE§</svg:desc>
          <draw:polygon draw:style-name="gr2" draw:text-style-name="P6" draw:layer="layout" svg:width="0.454cm" svg:height="0.446cm" svg:x="13.071cm" svg:y="8.708cm" svg:viewBox="0 0 455 447" draw:points="227,447 0,447 0,0 455,0 455,447">
            <text:p/>
          </draw:polygon>
          <draw:path draw:style-name="gr3" draw:text-style-name="P7" draw:layer="layout" svg:width="0.503cm" svg:height="0.523cm" svg:x="13.06cm" svg:y="8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1" draw:id="id571">
          <svg:title>TexMaths</svg:title>
          <svg:desc>22§display§\text T§svg§600§FALSE§</svg:desc>
          <draw:polygon draw:style-name="gr2" draw:text-style-name="P6" draw:layer="layout" svg:width="0.454cm" svg:height="0.446cm" svg:x="13.071cm" svg:y="9.708cm" svg:viewBox="0 0 455 447" draw:points="227,447 0,447 0,0 455,0 455,447">
            <text:p/>
          </draw:polygon>
          <draw:path draw:style-name="gr3" draw:text-style-name="P7" draw:layer="layout" svg:width="0.503cm" svg:height="0.523cm" svg:x="13.06cm" svg:y="9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2" draw:id="id572">
          <svg:title>TexMaths</svg:title>
          <svg:desc>22§display§\text F§svg§600§FALSE§</svg:desc>
          <draw:polygon draw:style-name="gr2" draw:text-style-name="P6" draw:layer="layout" svg:width="0.395cm" svg:height="0.45cm" svg:x="13.175cm" svg:y="10.608cm" svg:viewBox="0 0 396 451" draw:points="197,451 0,451 0,0 396,0 396,451">
            <text:p/>
          </draw:polygon>
          <draw:path draw:style-name="gr3" draw:text-style-name="P7" draw:layer="layout" svg:width="0.446cm" svg:height="0.527cm" svg:x="13.161cm" svg:y="10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73" draw:id="id573">
          <svg:title>TexMaths</svg:title>
          <svg:desc>22§display§\text T§svg§600§FALSE§</svg:desc>
          <draw:polygon draw:style-name="gr2" draw:text-style-name="P6" draw:layer="layout" svg:width="0.454cm" svg:height="0.446cm" svg:x="13.071cm" svg:y="11.608cm" svg:viewBox="0 0 455 447" draw:points="227,447 0,447 0,0 455,0 455,447">
            <text:p/>
          </draw:polygon>
          <draw:path draw:style-name="gr3" draw:text-style-name="P7" draw:layer="layout" svg:width="0.503cm" svg:height="0.523cm" svg:x="13.06cm" svg:y="11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4" draw:id="id574">
          <svg:title>TexMaths</svg:title>
          <svg:desc>22§display§\text T§svg§600§FALSE§</svg:desc>
          <draw:polygon draw:style-name="gr2" draw:text-style-name="P6" draw:layer="layout" svg:width="0.454cm" svg:height="0.446cm" svg:x="13.071cm" svg:y="12.608cm" svg:viewBox="0 0 455 447" draw:points="227,447 0,447 0,0 455,0 455,447">
            <text:p/>
          </draw:polygon>
          <draw:path draw:style-name="gr3" draw:text-style-name="P7" draw:layer="layout" svg:width="0.503cm" svg:height="0.523cm" svg:x="13.06cm" svg:y="12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5" draw:id="id575">
          <svg:title>TexMaths</svg:title>
          <svg:desc>22§display§\text T§svg§600§FALSE§</svg:desc>
          <draw:polygon draw:style-name="gr2" draw:text-style-name="P6" draw:layer="layout" svg:width="0.454cm" svg:height="0.446cm" svg:x="15.471cm" svg:y="5.708cm" svg:viewBox="0 0 455 447" draw:points="227,447 0,447 0,0 455,0 455,447">
            <text:p/>
          </draw:polygon>
          <draw:path draw:style-name="gr3" draw:text-style-name="P7" draw:layer="layout" svg:width="0.503cm" svg:height="0.523cm" svg:x="15.46cm" svg:y="5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6" draw:id="id576">
          <svg:title>TexMaths</svg:title>
          <svg:desc>22§display§\text F§svg§600§FALSE§</svg:desc>
          <draw:polygon draw:style-name="gr2" draw:text-style-name="P6" draw:layer="layout" svg:width="0.395cm" svg:height="0.45cm" svg:x="15.575cm" svg:y="6.708cm" svg:viewBox="0 0 396 451" draw:points="197,451 0,451 0,0 396,0 396,451">
            <text:p/>
          </draw:polygon>
          <draw:path draw:style-name="gr3" draw:text-style-name="P7" draw:layer="layout" svg:width="0.446cm" svg:height="0.527cm" svg:x="15.561cm" svg:y="6.6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77" draw:id="id577">
          <svg:title>TexMaths</svg:title>
          <svg:desc>22§display§\text T§svg§600§FALSE§</svg:desc>
          <draw:polygon draw:style-name="gr2" draw:text-style-name="P6" draw:layer="layout" svg:width="0.454cm" svg:height="0.446cm" svg:x="15.471cm" svg:y="7.708cm" svg:viewBox="0 0 455 447" draw:points="227,447 0,447 0,0 455,0 455,447">
            <text:p/>
          </draw:polygon>
          <draw:path draw:style-name="gr3" draw:text-style-name="P7" draw:layer="layout" svg:width="0.503cm" svg:height="0.523cm" svg:x="15.46cm" svg:y="7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8" draw:id="id578">
          <svg:title>TexMaths</svg:title>
          <svg:desc>22§display§\text T§svg§600§FALSE§</svg:desc>
          <draw:polygon draw:style-name="gr2" draw:text-style-name="P6" draw:layer="layout" svg:width="0.454cm" svg:height="0.446cm" svg:x="15.471cm" svg:y="8.708cm" svg:viewBox="0 0 455 447" draw:points="227,447 0,447 0,0 455,0 455,447">
            <text:p/>
          </draw:polygon>
          <draw:path draw:style-name="gr3" draw:text-style-name="P7" draw:layer="layout" svg:width="0.503cm" svg:height="0.523cm" svg:x="15.46cm" svg:y="8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79" draw:id="id579">
          <svg:title>TexMaths</svg:title>
          <svg:desc>22§display§\text T§svg§600§FALSE§</svg:desc>
          <draw:polygon draw:style-name="gr2" draw:text-style-name="P6" draw:layer="layout" svg:width="0.454cm" svg:height="0.446cm" svg:x="15.471cm" svg:y="9.708cm" svg:viewBox="0 0 455 447" draw:points="227,447 0,447 0,0 455,0 455,447">
            <text:p/>
          </draw:polygon>
          <draw:path draw:style-name="gr3" draw:text-style-name="P7" draw:layer="layout" svg:width="0.503cm" svg:height="0.523cm" svg:x="15.46cm" svg:y="9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80" draw:id="id580">
          <svg:title>TexMaths</svg:title>
          <svg:desc>22§display§\text T§svg§600§FALSE§</svg:desc>
          <draw:polygon draw:style-name="gr2" draw:text-style-name="P6" draw:layer="layout" svg:width="0.454cm" svg:height="0.446cm" svg:x="15.472cm" svg:y="10.608cm" svg:viewBox="0 0 455 447" draw:points="227,447 0,447 0,0 455,0 455,447">
            <text:p/>
          </draw:polygon>
          <draw:path draw:style-name="gr3" draw:text-style-name="P7" draw:layer="layout" svg:width="0.503cm" svg:height="0.523cm" svg:x="15.461cm" svg:y="10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81" draw:id="id581">
          <svg:title>TexMaths</svg:title>
          <svg:desc>22§display§\text T§svg§600§FALSE§</svg:desc>
          <draw:polygon draw:style-name="gr2" draw:text-style-name="P6" draw:layer="layout" svg:width="0.454cm" svg:height="0.446cm" svg:x="15.471cm" svg:y="11.608cm" svg:viewBox="0 0 455 447" draw:points="227,447 0,447 0,0 455,0 455,447">
            <text:p/>
          </draw:polygon>
          <draw:path draw:style-name="gr3" draw:text-style-name="P7" draw:layer="layout" svg:width="0.503cm" svg:height="0.523cm" svg:x="15.46cm" svg:y="11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82" draw:id="id582">
          <svg:title>TexMaths</svg:title>
          <svg:desc>22§display§\text T§svg§600§FALSE§</svg:desc>
          <draw:polygon draw:style-name="gr2" draw:text-style-name="P6" draw:layer="layout" svg:width="0.454cm" svg:height="0.446cm" svg:x="15.471cm" svg:y="12.608cm" svg:viewBox="0 0 455 447" draw:points="227,447 0,447 0,0 455,0 455,447">
            <text:p/>
          </draw:polygon>
          <draw:path draw:style-name="gr3" draw:text-style-name="P7" draw:layer="layout" svg:width="0.503cm" svg:height="0.523cm" svg:x="15.46cm" svg:y="12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83" draw:id="id583">
          <svg:title>TexMaths</svg:title>
          <svg:desc>22§display§\text T§svg§600§FALSE§</svg:desc>
          <draw:polygon draw:style-name="gr2" draw:text-style-name="P6" draw:layer="layout" svg:width="0.454cm" svg:height="0.446cm" svg:x="17.972cm" svg:y="5.708cm" svg:viewBox="0 0 455 447" draw:points="227,447 0,447 0,0 455,0 455,447">
            <text:p/>
          </draw:polygon>
          <draw:path draw:style-name="gr3" draw:text-style-name="P7" draw:layer="layout" svg:width="0.503cm" svg:height="0.523cm" svg:x="17.961cm" svg:y="5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84" draw:id="id584">
          <svg:title>TexMaths</svg:title>
          <svg:desc>22§display§\text T§svg§600§FALSE§</svg:desc>
          <draw:polygon draw:style-name="gr2" draw:text-style-name="P6" draw:layer="layout" svg:width="0.454cm" svg:height="0.446cm" svg:x="17.972cm" svg:y="6.708cm" svg:viewBox="0 0 455 447" draw:points="227,447 0,447 0,0 455,0 455,447">
            <text:p/>
          </draw:polygon>
          <draw:path draw:style-name="gr3" draw:text-style-name="P7" draw:layer="layout" svg:width="0.503cm" svg:height="0.523cm" svg:x="17.961cm" svg:y="6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87" draw:id="id587">
          <svg:title>TexMaths</svg:title>
          <svg:desc>22§display§\text F§svg§600§FALSE§</svg:desc>
          <draw:polygon draw:style-name="gr2" draw:text-style-name="P6" draw:layer="layout" svg:width="0.395cm" svg:height="0.45cm" svg:x="17.977cm" svg:y="9.609cm" svg:viewBox="0 0 396 451" draw:points="197,451 0,451 0,0 396,0 396,451">
            <text:p/>
          </draw:polygon>
          <draw:path draw:style-name="gr3" draw:text-style-name="P7" draw:layer="layout" svg:width="0.446cm" svg:height="0.527cm" svg:x="17.963cm" svg:y="9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88" draw:id="id588">
          <svg:title>TexMaths</svg:title>
          <svg:desc>22§display§\text F§svg§600§FALSE§</svg:desc>
          <draw:polygon draw:style-name="gr2" draw:text-style-name="P6" draw:layer="layout" svg:width="0.395cm" svg:height="0.45cm" svg:x="17.977cm" svg:y="10.61cm" svg:viewBox="0 0 396 451" draw:points="197,451 0,451 0,0 396,0 396,451">
            <text:p/>
          </draw:polygon>
          <draw:path draw:style-name="gr3" draw:text-style-name="P7" draw:layer="layout" svg:width="0.446cm" svg:height="0.527cm" svg:x="17.963cm" svg:y="10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89" draw:id="id589">
          <svg:title>TexMaths</svg:title>
          <svg:desc>22§display§\text F§svg§600§FALSE§</svg:desc>
          <draw:polygon draw:style-name="gr2" draw:text-style-name="P6" draw:layer="layout" svg:width="0.395cm" svg:height="0.45cm" svg:x="17.977cm" svg:y="11.61cm" svg:viewBox="0 0 396 451" draw:points="197,451 0,451 0,0 396,0 396,451">
            <text:p/>
          </draw:polygon>
          <draw:path draw:style-name="gr3" draw:text-style-name="P7" draw:layer="layout" svg:width="0.446cm" svg:height="0.527cm" svg:x="17.963cm" svg:y="11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90" draw:id="id590">
          <svg:title>TexMaths</svg:title>
          <svg:desc>22§display§\text F§svg§600§FALSE§</svg:desc>
          <draw:polygon draw:style-name="gr2" draw:text-style-name="P6" draw:layer="layout" svg:width="0.395cm" svg:height="0.45cm" svg:x="17.977cm" svg:y="12.61cm" svg:viewBox="0 0 396 451" draw:points="197,451 0,451 0,0 396,0 396,451">
            <text:p/>
          </draw:polygon>
          <draw:path draw:style-name="gr3" draw:text-style-name="P7" draw:layer="layout" svg:width="0.446cm" svg:height="0.527cm" svg:x="17.963cm" svg:y="12.5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85" draw:id="id585">
          <svg:title>TexMaths</svg:title>
          <svg:desc>22§display§\text F§svg§600§FALSE§</svg:desc>
          <draw:polygon draw:style-name="gr2" draw:text-style-name="P6" draw:layer="layout" svg:width="0.395cm" svg:height="0.45cm" svg:x="17.976cm" svg:y="7.709cm" svg:viewBox="0 0 396 451" draw:points="197,451 0,451 0,0 396,0 396,451">
            <text:p/>
          </draw:polygon>
          <draw:path draw:style-name="gr3" draw:text-style-name="P7" draw:layer="layout" svg:width="0.446cm" svg:height="0.527cm" svg:x="17.962cm" svg:y="7.6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86" draw:id="id586">
          <svg:title>TexMaths</svg:title>
          <svg:desc>22§display§\text F§svg§600§FALSE§</svg:desc>
          <draw:polygon draw:style-name="gr2" draw:text-style-name="P6" draw:layer="layout" svg:width="0.395cm" svg:height="0.45cm" svg:x="17.976cm" svg:y="8.708cm" svg:viewBox="0 0 396 451" draw:points="197,451 0,451 0,0 396,0 396,451">
            <text:p/>
          </draw:polygon>
          <draw:path draw:style-name="gr3" draw:text-style-name="P7" draw:layer="layout" svg:width="0.446cm" svg:height="0.527cm" svg:x="17.962cm" svg:y="8.6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91" draw:id="id591">
          <svg:title>TexMaths</svg:title>
          <svg:desc>22§display§\text T§svg§600§FALSE§</svg:desc>
          <draw:polygon draw:style-name="gr2" draw:text-style-name="P6" draw:layer="layout" svg:width="0.454cm" svg:height="0.446cm" svg:x="20.471cm" svg:y="5.708cm" svg:viewBox="0 0 455 447" draw:points="227,447 0,447 0,0 455,0 455,447">
            <text:p/>
          </draw:polygon>
          <draw:path draw:style-name="gr3" draw:text-style-name="P7" draw:layer="layout" svg:width="0.503cm" svg:height="0.523cm" svg:x="20.46cm" svg:y="5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92" draw:id="id592">
          <svg:title>TexMaths</svg:title>
          <svg:desc>22§display§\text F§svg§600§FALSE§</svg:desc>
          <draw:polygon draw:style-name="gr2" draw:text-style-name="P6" draw:layer="layout" svg:width="0.395cm" svg:height="0.45cm" svg:x="20.575cm" svg:y="6.708cm" svg:viewBox="0 0 396 451" draw:points="197,451 0,451 0,0 396,0 396,451">
            <text:p/>
          </draw:polygon>
          <draw:path draw:style-name="gr3" draw:text-style-name="P7" draw:layer="layout" svg:width="0.446cm" svg:height="0.527cm" svg:x="20.561cm" svg:y="6.6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593" draw:id="id593">
          <svg:title>TexMaths</svg:title>
          <svg:desc>22§display§\text T§svg§600§FALSE§</svg:desc>
          <draw:polygon draw:style-name="gr2" draw:text-style-name="P6" draw:layer="layout" svg:width="0.454cm" svg:height="0.446cm" svg:x="20.471cm" svg:y="7.708cm" svg:viewBox="0 0 455 447" draw:points="227,447 0,447 0,0 455,0 455,447">
            <text:p/>
          </draw:polygon>
          <draw:path draw:style-name="gr3" draw:text-style-name="P7" draw:layer="layout" svg:width="0.503cm" svg:height="0.523cm" svg:x="20.46cm" svg:y="7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94" draw:id="id594">
          <svg:title>TexMaths</svg:title>
          <svg:desc>22§display§\text T§svg§600§FALSE§</svg:desc>
          <draw:polygon draw:style-name="gr2" draw:text-style-name="P6" draw:layer="layout" svg:width="0.454cm" svg:height="0.446cm" svg:x="20.471cm" svg:y="8.708cm" svg:viewBox="0 0 455 447" draw:points="227,447 0,447 0,0 455,0 455,447">
            <text:p/>
          </draw:polygon>
          <draw:path draw:style-name="gr3" draw:text-style-name="P7" draw:layer="layout" svg:width="0.503cm" svg:height="0.523cm" svg:x="20.46cm" svg:y="8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95" draw:id="id595">
          <svg:title>TexMaths</svg:title>
          <svg:desc>22§display§\text T§svg§600§FALSE§</svg:desc>
          <draw:polygon draw:style-name="gr2" draw:text-style-name="P6" draw:layer="layout" svg:width="0.454cm" svg:height="0.446cm" svg:x="20.471cm" svg:y="9.708cm" svg:viewBox="0 0 455 447" draw:points="227,447 0,447 0,0 455,0 455,447">
            <text:p/>
          </draw:polygon>
          <draw:path draw:style-name="gr3" draw:text-style-name="P7" draw:layer="layout" svg:width="0.503cm" svg:height="0.523cm" svg:x="20.46cm" svg:y="9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96" draw:id="id596">
          <svg:title>TexMaths</svg:title>
          <svg:desc>22§display§\text T§svg§600§FALSE§</svg:desc>
          <draw:polygon draw:style-name="gr2" draw:text-style-name="P6" draw:layer="layout" svg:width="0.454cm" svg:height="0.446cm" svg:x="20.472cm" svg:y="10.608cm" svg:viewBox="0 0 455 447" draw:points="227,447 0,447 0,0 455,0 455,447">
            <text:p/>
          </draw:polygon>
          <draw:path draw:style-name="gr3" draw:text-style-name="P7" draw:layer="layout" svg:width="0.503cm" svg:height="0.523cm" svg:x="20.461cm" svg:y="10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97" draw:id="id597">
          <svg:title>TexMaths</svg:title>
          <svg:desc>22§display§\text T§svg§600§FALSE§</svg:desc>
          <draw:polygon draw:style-name="gr2" draw:text-style-name="P6" draw:layer="layout" svg:width="0.454cm" svg:height="0.446cm" svg:x="20.471cm" svg:y="11.608cm" svg:viewBox="0 0 455 447" draw:points="227,447 0,447 0,0 455,0 455,447">
            <text:p/>
          </draw:polygon>
          <draw:path draw:style-name="gr3" draw:text-style-name="P7" draw:layer="layout" svg:width="0.503cm" svg:height="0.523cm" svg:x="20.46cm" svg:y="11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98" draw:id="id598">
          <svg:title>TexMaths</svg:title>
          <svg:desc>22§display§\text T§svg§600§FALSE§</svg:desc>
          <draw:polygon draw:style-name="gr2" draw:text-style-name="P6" draw:layer="layout" svg:width="0.454cm" svg:height="0.446cm" svg:x="20.471cm" svg:y="12.608cm" svg:viewBox="0 0 455 447" draw:points="227,447 0,447 0,0 455,0 455,447">
            <text:p/>
          </draw:polygon>
          <draw:path draw:style-name="gr3" draw:text-style-name="P7" draw:layer="layout" svg:width="0.503cm" svg:height="0.523cm" svg:x="20.46cm" svg:y="12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599" draw:id="id599">
          <svg:title>TexMaths</svg:title>
          <svg:desc>22§display§\text T§svg§600§FALSE§</svg:desc>
          <draw:polygon draw:style-name="gr2" draw:text-style-name="P6" draw:layer="layout" svg:width="0.454cm" svg:height="0.446cm" svg:x="22.771cm" svg:y="5.708cm" svg:viewBox="0 0 455 447" draw:points="227,447 0,447 0,0 455,0 455,447">
            <text:p/>
          </draw:polygon>
          <draw:path draw:style-name="gr3" draw:text-style-name="P7" draw:layer="layout" svg:width="0.503cm" svg:height="0.523cm" svg:x="22.76cm" svg:y="5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0" draw:id="id600">
          <svg:title>TexMaths</svg:title>
          <svg:desc>22§display§\text T§svg§600§FALSE§</svg:desc>
          <draw:polygon draw:style-name="gr2" draw:text-style-name="P6" draw:layer="layout" svg:width="0.454cm" svg:height="0.446cm" svg:x="22.772cm" svg:y="6.708cm" svg:viewBox="0 0 455 447" draw:points="227,447 0,447 0,0 455,0 455,447">
            <text:p/>
          </draw:polygon>
          <draw:path draw:style-name="gr3" draw:text-style-name="P7" draw:layer="layout" svg:width="0.503cm" svg:height="0.523cm" svg:x="22.761cm" svg:y="6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1" draw:id="id601">
          <svg:title>TexMaths</svg:title>
          <svg:desc>22§display§\text T§svg§600§FALSE§</svg:desc>
          <draw:polygon draw:style-name="gr2" draw:text-style-name="P6" draw:layer="layout" svg:width="0.454cm" svg:height="0.446cm" svg:x="22.771cm" svg:y="7.708cm" svg:viewBox="0 0 455 447" draw:points="227,447 0,447 0,0 455,0 455,447">
            <text:p/>
          </draw:polygon>
          <draw:path draw:style-name="gr3" draw:text-style-name="P7" draw:layer="layout" svg:width="0.503cm" svg:height="0.523cm" svg:x="22.76cm" svg:y="7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2" draw:id="id602">
          <svg:title>TexMaths</svg:title>
          <svg:desc>22§display§\text T§svg§600§FALSE§</svg:desc>
          <draw:polygon draw:style-name="gr2" draw:text-style-name="P6" draw:layer="layout" svg:width="0.454cm" svg:height="0.446cm" svg:x="22.771cm" svg:y="8.608cm" svg:viewBox="0 0 455 447" draw:points="227,447 0,447 0,0 455,0 455,447">
            <text:p/>
          </draw:polygon>
          <draw:path draw:style-name="gr3" draw:text-style-name="P7" draw:layer="layout" svg:width="0.503cm" svg:height="0.523cm" svg:x="22.76cm" svg:y="8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3" draw:id="id603">
          <svg:title>TexMaths</svg:title>
          <svg:desc>22§display§\text T§svg§600§FALSE§</svg:desc>
          <draw:polygon draw:style-name="gr2" draw:text-style-name="P6" draw:layer="layout" svg:width="0.454cm" svg:height="0.446cm" svg:x="22.771cm" svg:y="9.708cm" svg:viewBox="0 0 455 447" draw:points="227,447 0,447 0,0 455,0 455,447">
            <text:p/>
          </draw:polygon>
          <draw:path draw:style-name="gr3" draw:text-style-name="P7" draw:layer="layout" svg:width="0.503cm" svg:height="0.523cm" svg:x="22.76cm" svg:y="9.6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4" draw:id="id604">
          <svg:title>TexMaths</svg:title>
          <svg:desc>22§display§\text T§svg§600§FALSE§</svg:desc>
          <draw:polygon draw:style-name="gr2" draw:text-style-name="P6" draw:layer="layout" svg:width="0.454cm" svg:height="0.446cm" svg:x="22.772cm" svg:y="10.608cm" svg:viewBox="0 0 455 447" draw:points="227,447 0,447 0,0 455,0 455,447">
            <text:p/>
          </draw:polygon>
          <draw:path draw:style-name="gr3" draw:text-style-name="P7" draw:layer="layout" svg:width="0.503cm" svg:height="0.523cm" svg:x="22.761cm" svg:y="10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5" draw:id="id605">
          <svg:title>TexMaths</svg:title>
          <svg:desc>22§display§\text T§svg§600§FALSE§</svg:desc>
          <draw:polygon draw:style-name="gr2" draw:text-style-name="P6" draw:layer="layout" svg:width="0.454cm" svg:height="0.446cm" svg:x="22.771cm" svg:y="11.608cm" svg:viewBox="0 0 455 447" draw:points="227,447 0,447 0,0 455,0 455,447">
            <text:p/>
          </draw:polygon>
          <draw:path draw:style-name="gr3" draw:text-style-name="P7" draw:layer="layout" svg:width="0.503cm" svg:height="0.523cm" svg:x="22.76cm" svg:y="11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6" draw:id="id606">
          <svg:title>TexMaths</svg:title>
          <svg:desc>22§display§\text T§svg§600§FALSE§</svg:desc>
          <draw:polygon draw:style-name="gr2" draw:text-style-name="P6" draw:layer="layout" svg:width="0.454cm" svg:height="0.446cm" svg:x="22.771cm" svg:y="12.608cm" svg:viewBox="0 0 455 447" draw:points="227,447 0,447 0,0 455,0 455,447">
            <text:p/>
          </draw:polygon>
          <draw:path draw:style-name="gr3" draw:text-style-name="P7" draw:layer="layout" svg:width="0.503cm" svg:height="0.523cm" svg:x="22.76cm" svg:y="12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07" draw:id="id607">
          <svg:title>TexMaths</svg:title>
          <svg:desc>20§display§\text {All the entries of col (8) are True }§svg§600§FALSE§</svg:desc>
          <draw:polygon draw:style-name="gr2" draw:text-style-name="P6" draw:layer="layout" svg:width="10.151cm" svg:height="0.633cm" svg:x="4.817cm" svg:y="13.695cm" svg:viewBox="0 0 10152 634" draw:points="5075,634 0,634 0,0 10152,0 10152,634">
            <text:p/>
          </draw:polygon>
          <draw:path draw:style-name="gr3" draw:text-style-name="P7" draw:layer="layout" svg:width="0.482cm" svg:height="0.505cm" svg:x="4.804cm" svg:y="13.684cm" svg:viewBox="0 0 483 506" svg:d="M258 14c-4-9-5-14-16-14-12 0-13 5-16 14l-148 421c-12 37-40 47-78 48v23c16-2 46-4 72-4 22 0 59 2 82 4v-23c-36 0-53-17-53-37 0-1 0-8 0-9l33-93h175l37 107c0 3 1 8 1 11 0 21-38 21-57 21v23c25-4 73-4 100-4 31 0 63 2 93 4v-23h-13c-41 0-52-5-59-29zM221 93l80 229h-159z">
            <text:p/>
          </draw:path>
          <draw:path draw:style-name="gr3" draw:text-style-name="P7" draw:layer="layout" svg:width="0.157cm" svg:height="0.489cm" svg:x="5.332cm" svg:y="13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7cm" svg:height="0.489cm" svg:x="5.527cm" svg:y="13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221cm" svg:height="0.441cm" svg:x="5.946cm" svg:y="13.75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54cm" svg:height="0.489cm" svg:x="6.23cm" svg:y="13.7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6.617cm" svg:y="13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73cm" svg:height="0.324cm" svg:x="7.164cm" svg:y="13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7.479cm" svg:y="13.8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7.841cm" svg:y="13.754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8.121cm" svg:y="13.8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8.399cm" svg:y="13.7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73cm" svg:height="0.324cm" svg:x="8.591cm" svg:y="13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1cm" svg:height="0.324cm" svg:x="8.906cm" svg:y="13.8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9.415cm" svg:y="13.8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9.77cm" svg:y="13.692cm" svg:viewBox="0 0 229 498" svg:d="M101 194v-82c0-62 33-96 65-96 2 0 13 0 23 5-8 3-21 11-21 29 0 16 11 30 30 30 21 0 31-14 31-30 0-26-26-50-63-50-49 0-110 37-110 112v82h-56v20h56v229c0 32-8 32-56 32v23c29-2 62-4 82-4 28 0 60 0 89 4v-23h-14c-53 0-55-8-55-33v-228h82v-20z">
            <text:p/>
          </draw:path>
          <draw:path draw:style-name="gr3" draw:text-style-name="P7" draw:layer="layout" svg:width="0.268cm" svg:height="0.324cm" svg:x="10.22cm" svg:y="13.87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0.529cm" svg:y="13.8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157cm" svg:height="0.489cm" svg:x="10.882cm" svg:y="13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64cm" svg:height="0.703cm" svg:x="11.359cm" svg:y="13.6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1.593cm" svg:y="13.71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64cm" svg:height="0.703cm" svg:x="11.954cm" svg:y="13.6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17cm" svg:height="0.324cm" svg:x="12.452cm" svg:y="13.873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237cm" svg:height="0.311cm" svg:x="12.793cm" svg:y="13.8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73cm" svg:height="0.324cm" svg:x="13.068cm" svg:y="13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457cm" svg:height="0.476cm" svg:x="13.62cm" svg:y="13.711cm" svg:viewBox="0 0 458 477" svg:d="M445 0h-432l-13 158h18c9-113 20-136 126-136 13 0 32 0 38 2 15 2 15 10 15 26v372c0 24 0 34-74 34h-27v21c29-2 101-2 133-2s105 0 134 2v-21h-29c-73 0-73-10-73-34v-372c0-15 0-24 13-26 6-2 25-2 40-2 105 0 116 23 126 136h18z">
            <text:p/>
          </draw:path>
          <draw:path draw:style-name="gr3" draw:text-style-name="P7" draw:layer="layout" svg:width="0.237cm" svg:height="0.311cm" svg:x="14.065cm" svg:y="13.8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54cm" svg:height="0.319cm" svg:x="14.342cm" svg:y="13.876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73cm" svg:height="0.324cm" svg:x="14.73cm" svg:y="13.8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</draw:g>
        <draw:g xml:id="id608" draw:id="id608">
          <svg:title>TexMaths</svg:title>
          <svg:desc>20§display§\therefore \ \ [\ p \rightarrow ( q \rightarrow r )\ ] \leftrightarrow [\ ( p \wedge q ) \rightarrow r \ ]  \text { is a Tautology }  §svg§600§FALSE§</svg:desc>
          <draw:polygon draw:style-name="gr2" draw:text-style-name="P6" draw:layer="layout" svg:width="15.685cm" svg:height="0.633cm" svg:x="4.718cm" svg:y="14.695cm" svg:viewBox="0 0 15686 634" draw:points="7843,634 0,634 0,0 15686,0 15686,634">
            <text:p/>
          </draw:polygon>
          <draw:path draw:style-name="gr3" draw:text-style-name="P7" draw:layer="layout" svg:width="0.426cm" svg:height="0.38cm" svg:x="4.704cm" svg:y="14.862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olygon draw:style-name="gr3" draw:text-style-name="P7" draw:layer="layout" svg:width="0.097cm" svg:height="0.703cm" svg:x="5.899cm" svg:y="14.66cm" svg:viewBox="0 0 98 704" draw:points="98,704 98,677 29,677 29,29 98,29 98,0 0,0 0,704">
            <text:p/>
          </draw:polygon>
          <draw:path draw:style-name="gr3" draw:text-style-name="P7" draw:layer="layout" svg:width="0.367cm" svg:height="0.447cm" svg:x="6.222cm" svg:y="14.87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625cm" svg:height="0.367cm" svg:x="6.832cm" svg:y="14.828cm" svg:viewBox="0 0 626 368" svg:d="M549 198c-39 31-58 60-64 68-31 49-37 94-37 94 0 8 8 8 14 8 12 0 13-2 16-13 16-70 58-129 138-161 8-4 10-5 10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164cm" svg:height="0.703cm" svg:x="7.762cm" svg:y="14.6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cm" svg:height="0.447cm" svg:x="7.994cm" svg:y="14.876cm" svg:viewBox="0 0 291 448" svg:d="M291 8c0-3-1-8-6-8-8 0-37 29-48 50-16-39-43-50-67-50-84 0-170 104-170 206 0 69 42 114 93 114 30 0 59-18 83-43-6 25-29 120-30 126-7 21-13 23-52 24-9 0-16 0-16 15 0 0 0 6 8 6 23 0 48-2 72-2s48 2 72 2c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625cm" svg:height="0.367cm" svg:x="8.539cm" svg:y="14.828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287cm" svg:height="0.319cm" svg:x="9.419cm" svg:y="14.876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164cm" svg:height="0.703cm" svg:x="9.774cm" svg:y="14.6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10.258cm" svg:y="14.66cm" svg:viewBox="0 0 98 704" draw:points="98,0 0,0 0,29 69,29 69,677 0,677 0,704 98,704">
            <text:p/>
          </draw:polygon>
          <draw:path draw:style-name="gr3" draw:text-style-name="P7" draw:layer="layout" svg:width="0.625cm" svg:height="0.367cm" svg:x="10.672cm" svg:y="14.828cm" svg:viewBox="0 0 626 368" svg:d="M77 170c38-29 57-58 64-68 30-48 37-92 37-94 0-8-8-8-15-8-11 0-13 2-16 14-16 69-57 128-136 160-8 4-11 5-11 10s3 6 11 10c72 30 120 84 138 164 1 8 3 10 14 10 7 0 15 0 15-8 0-2-7-46-36-93-14-21-35-46-65-69h472c-40 31-58 60-64 68-32 49-37 94-37 94 0 8 8 8 14 8 12 0 12-2 15-13 16-70 57-129 137-161 8-4 12-5 12-10s-5-6-7-8c-30-11-115-46-142-165-3-9-3-11-15-11-6 0-14 0-14 8 0 2 6 46 35 94 15 21 35 45 66 68z">
            <text:p/>
          </draw:path>
          <draw:polygon draw:style-name="gr3" draw:text-style-name="P7" draw:layer="layout" svg:width="0.097cm" svg:height="0.703cm" svg:x="11.614cm" svg:y="14.66cm" svg:viewBox="0 0 98 704" draw:points="98,704 98,677 29,677 29,29 98,29 98,0 0,0 0,704">
            <text:p/>
          </draw:polygon>
          <draw:path draw:style-name="gr3" draw:text-style-name="P7" draw:layer="layout" svg:width="0.164cm" svg:height="0.703cm" svg:x="12.03cm" svg:y="14.6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67cm" svg:height="0.447cm" svg:x="12.211cm" svg:y="14.876cm" svg:viewBox="0 0 368 448" svg:d="M54 398c-6 24-6 29-38 29-8 0-16 0-16 13 0 6 3 8 10 8 19 0 38-2 59-2 22 0 46 2 69 2 4 0 12 0 12-13 0-8-6-8-16-8-35 0-35-5-35-11 0-10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391cm" svg:height="0.436cm" svg:x="12.782cm" svg:y="14.767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29cm" svg:height="0.447cm" svg:x="13.397cm" svg:y="14.876cm" svg:viewBox="0 0 291 448" svg:d="M291 8c0-3-1-8-6-8-8 0-37 29-48 50-16-39-43-50-67-50-84 0-170 104-170 206 0 69 42 114 93 114 30 0 59-18 83-43-6 25-29 120-30 126-7 21-13 23-52 24-9 0-16 0-16 15 0 0 0 6 8 6 23 0 48-2 71-2 25 0 49 2 73 2 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164cm" svg:height="0.703cm" svg:x="13.747cm" svg:y="14.6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625cm" svg:height="0.367cm" svg:x="14.214cm" svg:y="14.828cm" svg:viewBox="0 0 626 368" svg:d="M549 198c-39 31-58 60-64 68-31 49-37 94-37 94 0 8 8 8 14 8 12 0 13-2 16-13 16-70 58-129 136-161 10-4 12-5 12-10s-5-6-5-8c-32-11-117-46-144-165-2-9-3-11-15-11-6 0-14 0-14 8 0 2 6 46 37 94 13 21 33 45 64 68h-523c-13 0-26 0-26 14s13 14 26 14z">
            <text:p/>
          </draw:path>
          <draw:path draw:style-name="gr3" draw:text-style-name="P7" draw:layer="layout" svg:width="0.287cm" svg:height="0.319cm" svg:x="15.094cm" svg:y="14.876cm" svg:viewBox="0 0 288 320" svg:d="M42 270c-2 12-7 28-7 31 0 13 10 19 21 19 8 0 21-6 26-19 1-3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olygon draw:style-name="gr3" draw:text-style-name="P7" draw:layer="layout" svg:width="0.097cm" svg:height="0.703cm" svg:x="15.661cm" svg:y="14.66cm" svg:viewBox="0 0 98 704" draw:points="98,0 0,0 0,29 69,29 69,677 0,677 0,704 98,704">
            <text:p/>
          </draw:polygon>
          <draw:path draw:style-name="gr3" draw:text-style-name="P7" draw:layer="layout" svg:width="0.151cm" svg:height="0.471cm" svg:x="16.098cm" svg:y="14.7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31cm" svg:height="0.324cm" svg:x="16.293cm" svg:y="14.8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7cm" svg:height="0.324cm" svg:x="16.811cm" svg:y="14.87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457cm" svg:height="0.476cm" svg:x="17.394cm" svg:y="14.711cm" svg:viewBox="0 0 458 477" svg:d="M445 0h-432l-13 158h18c9-113 20-136 126-136 13 0 32 0 38 2 15 2 15 10 15 26v372c0 24 0 34-74 34h-27v21c29-2 101-2 133-2s105 0 134 2v-21h-29c-73 0-73-10-73-34v-372c0-15 0-24 13-26 6-2 25-2 40-2 105 0 116 23 126 136h18z">
            <text:p/>
          </draw:path>
          <draw:path draw:style-name="gr3" draw:text-style-name="P7" draw:layer="layout" svg:width="0.317cm" svg:height="0.324cm" svg:x="17.846cm" svg:y="14.87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9cm" svg:x="18.19cm" svg:y="14.876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2cm" svg:height="0.441cm" svg:x="18.573cm" svg:y="14.754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3cm" svg:height="0.324cm" svg:x="18.851cm" svg:y="14.8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157cm" svg:height="0.489cm" svg:x="19.206cm" svg:y="14.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9.398cm" svg:y="14.87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9.75cm" svg:y="14.86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5cm" svg:height="0.447cm" svg:x="20.094cm" svg:y="14.884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2-40 89-80z">
            <text:p/>
          </draw:path>
        </draw:g>
        <draw:g xml:id="id518" draw:id="id518">
          <svg:title>TexMaths</svg:title>
          <svg:desc>22§display§[\ p \rightarrow ( q \rightarrow r )\ ] \leftrightarrow [\ ( p \wedge q ) \rightarrow r \ ]§svg§600§FALSE§</svg:desc>
          <draw:polygon draw:style-name="gr2" draw:text-style-name="P6" draw:layer="layout" svg:width="10.859cm" svg:height="0.696cm" svg:x="16.507cm" svg:y="1.399cm" svg:viewBox="0 0 10860 697" draw:points="5430,697 0,697 0,0 10860,0 10860,697">
            <text:p/>
          </draw:polygon>
          <draw:polygon draw:style-name="gr3" draw:text-style-name="P7" draw:layer="layout" svg:width="0.106cm" svg:height="0.773cm" svg:x="16.56cm" svg:y="1.36cm" svg:viewBox="0 0 107 774" draw:points="107,774 107,744 32,744 32,32 107,32 107,0 0,0 0,774">
            <text:p/>
          </draw:polygon>
          <draw:path draw:style-name="gr3" draw:text-style-name="P7" draw:layer="layout" svg:width="0.404cm" svg:height="0.492cm" svg:x="16.915cm" svg:y="1.5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687cm" svg:height="0.404cm" svg:x="17.588cm" svg:y="1.545cm" svg:viewBox="0 0 688 405" svg:d="M604 218c-43 34-64 65-71 74-33 55-40 104-40 104 0 9 9 9 16 9 12 0 14-2 17-14 18-78 64-143 152-178 8-4 10-5 10-11 0-5-5-7-5-8-35-13-129-52-158-182-2-10-4-12-16-12-7 0-16 0-16 9 0 2 7 51 40 104 14 22 37 49 71 73h-576c-14 0-28 0-28 16s14 16 28 16z">
            <text:p/>
          </draw:path>
          <draw:path draw:style-name="gr3" draw:text-style-name="P7" draw:layer="layout" svg:width="0.18cm" svg:height="0.773cm" svg:x="18.609cm" svg:y="1.3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19cm" svg:height="0.492cm" svg:x="18.864cm" svg:y="1.597cm" svg:viewBox="0 0 320 493" svg:d="M320 9c0-4-1-9-7-9-8 0-40 32-52 55-18-43-48-55-74-55-92 0-187 114-187 227 0 76 46 125 102 125 34 0 65-20 92-48-7 28-32 132-34 139-7 23-14 25-56 27-11 0-18 0-18 16 0 0 0 7 9 7 25 0 53-2 79-2 27 0 53 2 79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687cm" svg:height="0.404cm" svg:x="19.464cm" svg:y="1.545cm" svg:viewBox="0 0 688 405" svg:d="M604 218c-43 34-64 65-71 74-33 55-40 104-40 104 0 9 9 9 16 9 12 0 14-2 17-14 18-78 64-143 150-178 10-4 12-5 12-11 0-5-5-7-5-8-35-13-129-52-158-182-2-10-4-12-16-12-7 0-16 0-16 9 0 2 7 51 40 104 14 22 37 49 71 73h-576c-14 0-28 0-28 16s14 16 28 16z">
            <text:p/>
          </draw:path>
          <draw:path draw:style-name="gr3" draw:text-style-name="P7" draw:layer="layout" svg:width="0.316cm" svg:height="0.351cm" svg:x="20.432cm" svg:y="1.597cm" svg:viewBox="0 0 317 352" svg:d="M46 297c-2 13-7 30-7 34 0 14 10 21 23 21 8 0 22-7 28-21 2-4 28-109 31-123 6-27 20-81 25-102 4-9 25-46 44-64 5-5 28-24 62-24 21 0 31 8 33 8-24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18cm" svg:height="0.773cm" svg:x="20.823cm" svg:y="1.3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1.355cm" svg:y="1.36cm" svg:viewBox="0 0 107 774" draw:points="107,0 0,0 0,32 76,32 76,744 0,744 0,774 107,774">
            <text:p/>
          </draw:polygon>
          <draw:path draw:style-name="gr3" draw:text-style-name="P7" draw:layer="layout" svg:width="0.687cm" svg:height="0.404cm" svg:x="21.81cm" svg:y="1.545cm" svg:viewBox="0 0 688 405" svg:d="M84 186c43-31 64-63 71-73 33-53 40-102 40-104 0-9-8-9-15-9-13 0-15 2-16 16-20 75-65 141-152 176-8 3-12 5-12 10 0 6 4 7 12 11 80 33 132 93 152 181 1 9 3 11 16 11 7 0 15 0 15-9 0-2-7-51-38-102-16-23-39-51-73-76h520c-44 34-64 65-71 74-35 55-40 104-40 104 0 9 9 9 16 9 12 0 12-2 16-14 17-78 63-143 151-178 9-4 12-5 12-11 0-5-5-7-7-8-33-13-127-52-156-182-4-10-4-12-16-12-7 0-16 0-16 9 0 2 7 51 39 104 15 22 38 49 72 73z">
            <text:p/>
          </draw:path>
          <draw:polygon draw:style-name="gr3" draw:text-style-name="P7" draw:layer="layout" svg:width="0.106cm" svg:height="0.773cm" svg:x="22.847cm" svg:y="1.36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23.305cm" svg:y="1.3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23.504cm" svg:y="1.597cm" svg:viewBox="0 0 405 493" svg:d="M60 438c-7 26-7 32-42 32-9 0-18 0-18 14 0 7 4 9 11 9 21 0 42-2 65-2 24 0 51 2 75 2 6 0 14 0 14-15 0-8-7-8-17-8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24.132cm" svg:y="1.478cm" svg:viewBox="0 0 431 480" svg:d="M234 16c-7-12-10-16-17-16-11 0-13 5-18 16l-194 434c-5 9-5 11-5 16 0 7 7 14 16 14 5 0 10 0 17-16l184-411 181 411c7 16 16 16 17 16 9 0 16-7 16-14 0-2 0-3-3-12z">
            <text:p/>
          </draw:path>
          <draw:path draw:style-name="gr3" draw:text-style-name="P7" draw:layer="layout" svg:width="0.319cm" svg:height="0.492cm" svg:x="24.808cm" svg:y="1.597cm" svg:viewBox="0 0 320 493" svg:d="M320 9c0-4-1-9-7-9-8 0-40 32-52 55-18-43-48-55-74-55-92 0-187 114-187 227 0 76 46 125 102 125 34 0 65-20 92-48-7 28-32 132-34 139-7 23-14 25-56 27-11 0-18 0-18 16 0 0 0 7 9 7 25 0 53-2 77-2 29 0 55 2 81 2 4 0 15 0 15-15 0-8-7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5.195cm" svg:y="1.3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87cm" svg:height="0.404cm" svg:x="25.709cm" svg:y="1.545cm" svg:viewBox="0 0 688 405" svg:d="M604 218c-43 34-64 65-71 74-33 55-40 104-40 104 0 9 9 9 16 9 12 0 14-2 17-14 18-78 64-143 150-178 10-4 12-5 12-11 0-5-5-7-5-8-35-13-129-52-158-182-2-10-4-12-16-12-7 0-16 0-16 9 0 2 7 51 40 104 14 22 37 49 71 73h-576c-14 0-28 0-28 16s14 16 28 16z">
            <text:p/>
          </draw:path>
          <draw:path draw:style-name="gr3" draw:text-style-name="P7" draw:layer="layout" svg:width="0.316cm" svg:height="0.351cm" svg:x="26.677cm" svg:y="1.597cm" svg:viewBox="0 0 317 352" svg:d="M46 297c-2 13-7 30-7 34 0 14 10 21 23 21 8 0 22-7 28-21 2-4 28-109 31-123 6-27 20-81 25-102 4-9 25-46 44-64 5-5 28-24 62-24 21 0 31 8 33 8-24 4-40 23-40 43 0 12 8 28 30 28 19 0 42-18 42-46s-25-51-65-51c-51 0-85 39-99 60-7-35-35-60-72-60-35 0-49 30-56 44-14 26-25 74-25 76 0 7 7 7 9 7 9 0 9 0 14-18 12-54 28-91 56-91 14 0 25 5 25 35 0 16-4 24-12 65z">
            <text:p/>
          </draw:path>
          <draw:polygon draw:style-name="gr3" draw:text-style-name="P7" draw:layer="layout" svg:width="0.106cm" svg:height="0.773cm" svg:x="27.299cm" svg:y="1.36cm" svg:viewBox="0 0 107 774" draw:points="107,0 0,0 0,32 76,32 76,744 0,744 0,774 107,774">
            <text:p/>
          </draw:polygon>
        </draw:g>
        <draw:g xml:id="id531" draw:id="id531">
          <svg:title>TexMaths</svg:title>
          <svg:desc>14§display§\text B§svg§600§FALSE§</svg:desc>
          <draw:polygon draw:style-name="gr2" draw:text-style-name="P6" draw:layer="layout" svg:width="0.272cm" svg:height="0.287cm" svg:x="18.47cm" svg:y="0.505cm" svg:viewBox="0 0 273 288" draw:points="136,288 0,288 0,0 273,0 273,288">
            <text:p/>
          </draw:polygon>
          <draw:path draw:style-name="gr3" draw:text-style-name="P7" draw:layer="layout" svg:width="0.303cm" svg:height="0.336cm" svg:x="18.463cm" svg:y="0.48cm" svg:viewBox="0 0 304 337" svg:d="M92 157v-122c0-16 1-19 25-19h60c48 0 66 41 66 67 0 32-24 74-79 74zM209 161c48-10 82-41 82-78 0-43-45-83-110-83h-181v16h12c38 0 38 5 38 22v261c0 18 0 22-38 22h-12v16h194c66 0 110-44 110-91 0-42-40-79-95-85zM178 321h-61c-24 0-25-3-25-19v-135h93c49 0 70 46 70 79 0 35-26 75-77 75z">
            <text:p/>
          </draw:path>
        </draw:g>
        <draw:g xml:id="id535" draw:id="id535">
          <svg:title>TexMaths</svg:title>
          <svg:desc>14§display§\text C§svg§600§FALSE§</svg:desc>
          <draw:polygon draw:style-name="gr2" draw:text-style-name="P6" draw:layer="layout" svg:width="0.278cm" svg:height="0.308cm" svg:x="24.065cm" svg:y="0.904cm" svg:viewBox="0 0 279 309" draw:points="140,309 0,309 0,0 279,0 279,309">
            <text:p/>
          </draw:polygon>
          <draw:path draw:style-name="gr3" draw:text-style-name="P7" draw:layer="layout" svg:width="0.301cm" svg:height="0.357cm" svg:x="24.068cm" svg:y="0.879cm" svg:viewBox="0 0 302 358" svg:d="M0 179c0 102 80 179 172 179 80 0 130-68 130-125 0-5 0-8-7-8-6 0-6 2-6 8-4 70-57 110-111 110-30 0-128-16-128-164 0-147 97-163 127-163 54 0 99 44 108 116 1 7 1 9 8 9 9 0 9-2 9-12v-117c0-9 0-12-6-12-2 0-4 0-8 6l-24 37c-20-18-44-43-92-43-92 0-172 78-172 179z">
            <text:p/>
          </draw:path>
        </draw:g>
        <draw:polyline draw:style-name="gr5" draw:text-style-name="P13" xml:id="id536" draw:id="id536" draw:layer="layout" svg:width="1.499cm" svg:height="0cm" svg:x="23.6cm" svg:y="1.304cm" svg:viewBox="0 0 1500 0" draw:points="0,0 1500,0">
          <text:p/>
        </draw:polyline>
        <draw:g xml:id="id527" draw:id="id527">
          <svg:title>TexMaths</svg:title>
          <svg:desc>14§display§\text A§svg§600§FALSE§</svg:desc>
          <draw:polygon draw:style-name="gr2" draw:text-style-name="P6" draw:layer="layout" svg:width="0.304cm" svg:height="0.303cm" svg:x="19.474cm" svg:y="1.004cm" svg:viewBox="0 0 305 304" draw:points="153,304 0,304 0,0 305,0 305,304">
            <text:p/>
          </draw:polygon>
          <draw:path draw:style-name="gr3" draw:text-style-name="P7" draw:layer="layout" svg:width="0.338cm" svg:height="0.353cm" svg:x="19.465cm" svg:y="0.979cm" svg:viewBox="0 0 339 354" svg:d="M181 10c-3-7-4-10-11-10-8 0-9 3-12 10l-103 295c-9 25-28 32-55 33v16c11-1 33-2 51-2 15 0 41 1 57 2v-16c-25 0-37-12-37-25 0-2 0-6 0-7l23-65h123l25 75c0 2 2 6 2 8 0 14-27 14-41 14v16c18-2 52-2 71-2 21 0 44 1 65 2v-16h-9c-29 0-37-3-42-20zM155 65l56 160h-111z">
            <text:p/>
          </draw:path>
        </draw:g>
        <draw:polyline draw:style-name="gr5" draw:text-style-name="P13" xml:id="id528" draw:id="id528" draw:layer="layout" svg:width="1.548cm" svg:height="0.004cm" svg:x="19cm" svg:y="1.399cm" svg:viewBox="0 0 1549 5" draw:points="0,5 1549,0">
          <text:p/>
        </draw:polyline>
        <draw:g xml:id="id539" draw:id="id539">
          <svg:title>TexMaths</svg:title>
          <svg:desc>14§display§\text D§svg§600§FALSE§</svg:desc>
          <draw:polygon draw:style-name="gr2" draw:text-style-name="P6" draw:layer="layout" svg:width="0.3cm" svg:height="0.287cm" svg:x="24.971cm" svg:y="0.306cm" svg:viewBox="0 0 301 288" draw:points="150,288 0,288 0,0 301,0 301,288">
            <text:p/>
          </draw:polygon>
          <draw:path draw:style-name="gr3" draw:text-style-name="P7" draw:layer="layout" svg:width="0.331cm" svg:height="0.336cm" svg:x="24.963cm" svg:y="0.281cm" svg:viewBox="0 0 332 337" svg:d="M0 0v16h12c38 0 38 5 38 22v261c0 18 0 22-38 22h-12v16h181c83 0 151-73 151-166 0-94-66-171-151-171zM118 321c-24 0-25-3-25-19v-267c0-16 1-19 25-19h49c30 0 65 10 90 46 21 29 26 71 26 109 0 55-9 84-27 109-10 13-38 41-89 41z">
            <text:p/>
          </draw:path>
        </draw:g>
        <draw:polyline draw:style-name="gr5" draw:text-style-name="P13" xml:id="id540" draw:id="id540" draw:layer="layout" svg:width="4.299cm" svg:height="0.004cm" svg:x="22.9cm" svg:y="0.7cm" svg:viewBox="0 0 4300 5" draw:points="0,5 4300,0">
          <text:p/>
        </draw:polyline>
        <draw:polyline draw:style-name="gr5" draw:text-style-name="P13" xml:id="id532" draw:id="id532" draw:layer="layout" svg:width="4.299cm" svg:height="0.004cm" svg:x="16.7cm" svg:y="0.901cm" svg:viewBox="0 0 4300 5" draw:points="0,5 4300,0">
          <text:p/>
        </draw:polyline>
        <draw:g xml:id="id515" draw:id="id515">
          <svg:title>TexMaths</svg:title>
          <svg:desc>22§display§\text {Sol.}§svg§600§FALSE§</svg:desc>
          <draw:polygon draw:style-name="gr2" draw:text-style-name="P6" draw:layer="layout" svg:width="1.103cm" svg:height="0.485cm" svg:x="2.197cm" svg:y="1.001cm" svg:viewBox="0 0 1104 486" draw:points="553,486 0,486 0,0 1104,0 1104,486">
            <text:p/>
          </draw:polygon>
          <draw:path draw:style-name="gr3" draw:text-style-name="P7" draw:layer="layout" svg:width="0.344cm" svg:height="0.562cm" svg:x="2.202cm" svg:y="0.962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609cm" svg:y="1.1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3cm" svg:y="0.97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083cm" svg:height="0.083cm" svg:x="3.257cm" svg:y="1.425cm" svg:viewBox="0 0 84 84" svg:d="M84 42c0-23-19-42-42-42s-42 19-42 42 19 42 42 42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15" smil:attributeName="visibility" smil:to="visible"/>
                  <anim:animate smil:dur="0.5s" smil:fill="hold" smil:targetElement="id515" smil:attributeName="width" smil:values="width*0.05;width" smil:keyTimes="0;1"/>
                  <anim:animate smil:dur="0.5s" smil:fill="hold" smil:targetElement="id515" smil:attributeName="height" smil:values="height;height" smil:keyTimes="0;1"/>
                  <anim:animate smil:dur="0.5s" smil:fill="hold" smil:targetElement="id515" smil:attributeName="x" smil:values="x-.2;x" smil:keyTimes="0;1"/>
                  <anim:animate smil:dur="0.5s" smil:fill="hold" smil:targetElement="id515" smil:attributeName="y" smil:values="y;y" smil:keyTimes="0;1"/>
                  <anim:transitionFilter smil:dur="0.5s" smil:targetElement="id5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16" smil:attributeName="visibility" smil:to="visible"/>
                  <anim:animate smil:dur="0.5s" smil:fill="hold" smil:targetElement="id516" smil:attributeName="width" smil:values="width*0.05;width" smil:keyTimes="0;1"/>
                  <anim:animate smil:dur="0.5s" smil:fill="hold" smil:targetElement="id516" smil:attributeName="height" smil:values="height;height" smil:keyTimes="0;1"/>
                  <anim:animate smil:dur="0.5s" smil:fill="hold" smil:targetElement="id516" smil:attributeName="x" smil:values="x-.2;x" smil:keyTimes="0;1"/>
                  <anim:animate smil:dur="0.5s" smil:fill="hold" smil:targetElement="id516" smil:attributeName="y" smil:values="y;y" smil:keyTimes="0;1"/>
                  <anim:transitionFilter smil:dur="0.5s" smil:targetElement="id5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7" smil:attributeName="visibility" smil:to="visible"/>
                  <anim:animate smil:dur="0.5s" smil:fill="hold" smil:targetElement="id517" smil:attributeName="x" smil:values="x;x" smil:keyTimes="0;1"/>
                  <anim:animate smil:dur="0.5s" smil:fill="hold" smil:targetElement="id5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18" smil:attributeName="visibility" smil:to="visible"/>
                  <anim:animate smil:dur="0.5s" smil:fill="hold" smil:targetElement="id518" smil:attributeName="x" smil:values="1+width/2;x" smil:keyTimes="0;1"/>
                  <anim:animate smil:dur="0.5s" smil:fill="hold" smil:targetElement="id5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19" smil:attributeName="visibility" smil:to="visible"/>
                  <anim:animate smil:dur="0.5s" smil:fill="hold" smil:targetElement="id519" smil:attributeName="x" smil:values="1+width/2;x" smil:keyTimes="0;1"/>
                  <anim:animate smil:dur="0.5s" smil:fill="hold" smil:targetElement="id51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20" smil:attributeName="visibility" smil:to="visible"/>
                  <anim:animate smil:dur="0.5s" smil:fill="hold" smil:targetElement="id520" smil:attributeName="x" smil:values="1+width/2;x" smil:keyTimes="0;1"/>
                  <anim:animate smil:dur="0.5s" smil:fill="hold" smil:targetElement="id520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21" smil:attributeName="visibility" smil:to="visible"/>
                  <anim:animate smil:dur="0.5s" smil:fill="hold" smil:targetElement="id521" smil:attributeName="x" smil:values="1+width/2;x" smil:keyTimes="0;1"/>
                  <anim:animate smil:dur="0.5s" smil:fill="hold" smil:targetElement="id521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22" smil:attributeName="visibility" smil:to="visible"/>
                  <anim:animate smil:dur="0.5s" smil:fill="hold" smil:targetElement="id522" smil:attributeName="x" smil:values="1+width/2;x" smil:keyTimes="0;1"/>
                  <anim:animate smil:dur="0.5s" smil:fill="hold" smil:targetElement="id522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23" smil:attributeName="visibility" smil:to="visible"/>
                  <anim:animate smil:dur="0.5s" smil:fill="hold" smil:targetElement="id523" smil:attributeName="x" smil:values="1+width/2;x" smil:keyTimes="0;1"/>
                  <anim:animate smil:dur="0.5s" smil:fill="hold" smil:targetElement="id523" smil:attributeName="y" smil:values="y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24" smil:attributeName="visibility" smil:to="visible"/>
                  <anim:animate smil:dur="0.5s" smil:fill="hold" smil:targetElement="id524" smil:attributeName="x" smil:values="1+width/2;x" smil:keyTimes="0;1"/>
                  <anim:animate smil:dur="0.5s" smil:fill="hold" smil:targetElement="id52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25" smil:attributeName="visibility" smil:to="visible"/>
                  <anim:animate smil:dur="0.5s" smil:fill="hold" smil:targetElement="id525" smil:attributeName="x" smil:values="1+width/2;x" smil:keyTimes="0;1"/>
                  <anim:animate smil:dur="0.5s" smil:fill="hold" smil:targetElement="id52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26" smil:attributeName="visibility" smil:to="visible"/>
                  <anim:animate smil:dur="0.5s" smil:fill="hold" smil:targetElement="id526" smil:attributeName="x" smil:values="1+width/2;x" smil:keyTimes="0;1"/>
                  <anim:animate smil:dur="0.5s" smil:fill="hold" smil:targetElement="id52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27" smil:attributeName="visibility" smil:to="visible"/>
                  <anim:animate smil:dur="0.5s" smil:fill="hold" smil:targetElement="id527" smil:attributeName="x" smil:values="1+width/2;x" smil:keyTimes="0;1"/>
                  <anim:animate smil:dur="0.5s" smil:fill="hold" smil:targetElement="id52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28" smil:attributeName="visibility" smil:to="visible"/>
                  <anim:animate smil:dur="0.5s" smil:fill="hold" smil:targetElement="id528" smil:attributeName="x" smil:values="1+width/2;x" smil:keyTimes="0;1"/>
                  <anim:animate smil:dur="0.5s" smil:fill="hold" smil:targetElement="id52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29" smil:attributeName="visibility" smil:to="visible"/>
                  <anim:animate smil:dur="0.5s" smil:fill="hold" smil:targetElement="id529" smil:attributeName="x" smil:values="1+width/2;x" smil:keyTimes="0;1"/>
                  <anim:animate smil:dur="0.5s" smil:fill="hold" smil:targetElement="id52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30" smil:attributeName="visibility" smil:to="visible"/>
                  <anim:animate smil:dur="0.5s" smil:fill="hold" smil:targetElement="id530" smil:attributeName="x" smil:values="1+width/2;x" smil:keyTimes="0;1"/>
                  <anim:animate smil:dur="0.5s" smil:fill="hold" smil:targetElement="id5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1" smil:attributeName="visibility" smil:to="visible"/>
                  <anim:animate smil:dur="0.5s" smil:fill="hold" smil:targetElement="id531" smil:attributeName="x" smil:values="1+width/2;x" smil:keyTimes="0;1"/>
                  <anim:animate smil:dur="0.5s" smil:fill="hold" smil:targetElement="id53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32" smil:attributeName="visibility" smil:to="visible"/>
                  <anim:animate smil:dur="0.5s" smil:fill="hold" smil:targetElement="id532" smil:attributeName="x" smil:values="1+width/2;x" smil:keyTimes="0;1"/>
                  <anim:animate smil:dur="0.5s" smil:fill="hold" smil:targetElement="id5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3" smil:attributeName="visibility" smil:to="visible"/>
                  <anim:animate smil:dur="0.5s" smil:fill="hold" smil:targetElement="id533" smil:attributeName="x" smil:values="1+width/2;x" smil:keyTimes="0;1"/>
                  <anim:animate smil:dur="0.5s" smil:fill="hold" smil:targetElement="id53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34" smil:attributeName="visibility" smil:to="visible"/>
                  <anim:animate smil:dur="0.5s" smil:fill="hold" smil:targetElement="id534" smil:attributeName="x" smil:values="1+width/2;x" smil:keyTimes="0;1"/>
                  <anim:animate smil:dur="0.5s" smil:fill="hold" smil:targetElement="id5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5" smil:attributeName="visibility" smil:to="visible"/>
                  <anim:animate smil:dur="0.5s" smil:fill="hold" smil:targetElement="id535" smil:attributeName="x" smil:values="1+width/2;x" smil:keyTimes="0;1"/>
                  <anim:animate smil:dur="0.5s" smil:fill="hold" smil:targetElement="id53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36" smil:attributeName="visibility" smil:to="visible"/>
                  <anim:animate smil:dur="0.5s" smil:fill="hold" smil:targetElement="id536" smil:attributeName="x" smil:values="1+width/2;x" smil:keyTimes="0;1"/>
                  <anim:animate smil:dur="0.5s" smil:fill="hold" smil:targetElement="id53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7" smil:attributeName="visibility" smil:to="visible"/>
                  <anim:animate smil:dur="0.5s" smil:fill="hold" smil:targetElement="id537" smil:attributeName="x" smil:values="1+width/2;x" smil:keyTimes="0;1"/>
                  <anim:animate smil:dur="0.5s" smil:fill="hold" smil:targetElement="id53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38" smil:attributeName="visibility" smil:to="visible"/>
                  <anim:animate smil:dur="0.5s" smil:fill="hold" smil:targetElement="id538" smil:attributeName="x" smil:values="1+width/2;x" smil:keyTimes="0;1"/>
                  <anim:animate smil:dur="0.5s" smil:fill="hold" smil:targetElement="id53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9" smil:attributeName="visibility" smil:to="visible"/>
                  <anim:animate smil:dur="0.5s" smil:fill="hold" smil:targetElement="id539" smil:attributeName="x" smil:values="1+width/2;x" smil:keyTimes="0;1"/>
                  <anim:animate smil:dur="0.5s" smil:fill="hold" smil:targetElement="id53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40" smil:attributeName="visibility" smil:to="visible"/>
                  <anim:animate smil:dur="0.5s" smil:fill="hold" smil:targetElement="id540" smil:attributeName="x" smil:values="1+width/2;x" smil:keyTimes="0;1"/>
                  <anim:animate smil:dur="0.5s" smil:fill="hold" smil:targetElement="id54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41" smil:attributeName="visibility" smil:to="visible"/>
                  <anim:animate smil:dur="0.5s" smil:fill="hold" smil:targetElement="id541" smil:attributeName="x" smil:values="1+width/2;x" smil:keyTimes="0;1"/>
                  <anim:animate smil:dur="0.5s" smil:fill="hold" smil:targetElement="id54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42" smil:attributeName="visibility" smil:to="visible"/>
                  <anim:animate smil:dur="0.5s" smil:fill="hold" smil:targetElement="id542" smil:attributeName="x" smil:values="1+width/2;x" smil:keyTimes="0;1"/>
                  <anim:animate smil:dur="0.5s" smil:fill="hold" smil:targetElement="id54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3" smil:attributeName="visibility" smil:to="visible"/>
                  <anim:animate smil:dur="0.5s" smil:fill="hold" smil:targetElement="id543" smil:attributeName="x" smil:values="x;x" smil:keyTimes="0;1"/>
                  <anim:animate smil:dur="0.5s" smil:fill="hold" smil:targetElement="id5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4" smil:attributeName="visibility" smil:to="visible"/>
                  <anim:animate smil:dur="0.5s" smil:fill="hold" smil:targetElement="id544" smil:attributeName="x" smil:values="x;x" smil:keyTimes="0;1"/>
                  <anim:animate smil:dur="0.5s" smil:fill="hold" smil:targetElement="id54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5" smil:attributeName="visibility" smil:to="visible"/>
                  <anim:animate smil:dur="0.5s" smil:fill="hold" smil:targetElement="id545" smil:attributeName="x" smil:values="x;x" smil:keyTimes="0;1"/>
                  <anim:animate smil:dur="0.5s" smil:fill="hold" smil:targetElement="id54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6" smil:attributeName="visibility" smil:to="visible"/>
                  <anim:animate smil:dur="0.5s" smil:fill="hold" smil:targetElement="id546" smil:attributeName="x" smil:values="x;x" smil:keyTimes="0;1"/>
                  <anim:animate smil:dur="0.5s" smil:fill="hold" smil:targetElement="id546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7" smil:attributeName="visibility" smil:to="visible"/>
                  <anim:animate smil:dur="0.5s" smil:fill="hold" smil:targetElement="id547" smil:attributeName="x" smil:values="x;x" smil:keyTimes="0;1"/>
                  <anim:animate smil:dur="0.5s" smil:fill="hold" smil:targetElement="id547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8" smil:attributeName="visibility" smil:to="visible"/>
                  <anim:animate smil:dur="0.5s" smil:fill="hold" smil:targetElement="id548" smil:attributeName="x" smil:values="x;x" smil:keyTimes="0;1"/>
                  <anim:animate smil:dur="0.5s" smil:fill="hold" smil:targetElement="id548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9" smil:attributeName="visibility" smil:to="visible"/>
                  <anim:animate smil:dur="0.5s" smil:fill="hold" smil:targetElement="id549" smil:attributeName="x" smil:values="x;x" smil:keyTimes="0;1"/>
                  <anim:animate smil:dur="0.5s" smil:fill="hold" smil:targetElement="id549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0" smil:attributeName="visibility" smil:to="visible"/>
                  <anim:animate smil:dur="0.5s" smil:fill="hold" smil:targetElement="id550" smil:attributeName="x" smil:values="x;x" smil:keyTimes="0;1"/>
                  <anim:animate smil:dur="0.5s" smil:fill="hold" smil:targetElement="id5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1" smil:attributeName="visibility" smil:to="visible"/>
                  <anim:animate smil:dur="0.5s" smil:fill="hold" smil:targetElement="id551" smil:attributeName="x" smil:values="x;x" smil:keyTimes="0;1"/>
                  <anim:animate smil:dur="0.5s" smil:fill="hold" smil:targetElement="id55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2" smil:attributeName="visibility" smil:to="visible"/>
                  <anim:animate smil:dur="0.5s" smil:fill="hold" smil:targetElement="id552" smil:attributeName="x" smil:values="x;x" smil:keyTimes="0;1"/>
                  <anim:animate smil:dur="0.5s" smil:fill="hold" smil:targetElement="id55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3" smil:attributeName="visibility" smil:to="visible"/>
                  <anim:animate smil:dur="0.5s" smil:fill="hold" smil:targetElement="id553" smil:attributeName="x" smil:values="x;x" smil:keyTimes="0;1"/>
                  <anim:animate smil:dur="0.5s" smil:fill="hold" smil:targetElement="id553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4" smil:attributeName="visibility" smil:to="visible"/>
                  <anim:animate smil:dur="0.5s" smil:fill="hold" smil:targetElement="id554" smil:attributeName="x" smil:values="x;x" smil:keyTimes="0;1"/>
                  <anim:animate smil:dur="0.5s" smil:fill="hold" smil:targetElement="id554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5" smil:attributeName="visibility" smil:to="visible"/>
                  <anim:animate smil:dur="0.5s" smil:fill="hold" smil:targetElement="id555" smil:attributeName="x" smil:values="x;x" smil:keyTimes="0;1"/>
                  <anim:animate smil:dur="0.5s" smil:fill="hold" smil:targetElement="id555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6" smil:attributeName="visibility" smil:to="visible"/>
                  <anim:animate smil:dur="0.5s" smil:fill="hold" smil:targetElement="id556" smil:attributeName="x" smil:values="x;x" smil:keyTimes="0;1"/>
                  <anim:animate smil:dur="0.5s" smil:fill="hold" smil:targetElement="id556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7" smil:attributeName="visibility" smil:to="visible"/>
                  <anim:animate smil:dur="0.5s" smil:fill="hold" smil:targetElement="id557" smil:attributeName="x" smil:values="x;x" smil:keyTimes="0;1"/>
                  <anim:animate smil:dur="0.5s" smil:fill="hold" smil:targetElement="id557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8" smil:attributeName="visibility" smil:to="visible"/>
                  <anim:animate smil:dur="0.5s" smil:fill="hold" smil:targetElement="id558" smil:attributeName="x" smil:values="x;x" smil:keyTimes="0;1"/>
                  <anim:animate smil:dur="0.5s" smil:fill="hold" smil:targetElement="id5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9" smil:attributeName="visibility" smil:to="visible"/>
                  <anim:animate smil:dur="0.5s" smil:fill="hold" smil:targetElement="id559" smil:attributeName="x" smil:values="x;x" smil:keyTimes="0;1"/>
                  <anim:animate smil:dur="0.5s" smil:fill="hold" smil:targetElement="id55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0" smil:attributeName="visibility" smil:to="visible"/>
                  <anim:animate smil:dur="0.5s" smil:fill="hold" smil:targetElement="id560" smil:attributeName="x" smil:values="x;x" smil:keyTimes="0;1"/>
                  <anim:animate smil:dur="0.5s" smil:fill="hold" smil:targetElement="id56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1" smil:attributeName="visibility" smil:to="visible"/>
                  <anim:animate smil:dur="0.5s" smil:fill="hold" smil:targetElement="id561" smil:attributeName="x" smil:values="x;x" smil:keyTimes="0;1"/>
                  <anim:animate smil:dur="0.5s" smil:fill="hold" smil:targetElement="id56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2" smil:attributeName="visibility" smil:to="visible"/>
                  <anim:animate smil:dur="0.5s" smil:fill="hold" smil:targetElement="id562" smil:attributeName="x" smil:values="x;x" smil:keyTimes="0;1"/>
                  <anim:animate smil:dur="0.5s" smil:fill="hold" smil:targetElement="id562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3" smil:attributeName="visibility" smil:to="visible"/>
                  <anim:animate smil:dur="0.5s" smil:fill="hold" smil:targetElement="id563" smil:attributeName="x" smil:values="x;x" smil:keyTimes="0;1"/>
                  <anim:animate smil:dur="0.5s" smil:fill="hold" smil:targetElement="id563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4" smil:attributeName="visibility" smil:to="visible"/>
                  <anim:animate smil:dur="0.5s" smil:fill="hold" smil:targetElement="id564" smil:attributeName="x" smil:values="x;x" smil:keyTimes="0;1"/>
                  <anim:animate smil:dur="0.5s" smil:fill="hold" smil:targetElement="id564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5" smil:attributeName="visibility" smil:to="visible"/>
                  <anim:animate smil:dur="0.5s" smil:fill="hold" smil:targetElement="id565" smil:attributeName="x" smil:values="x;x" smil:keyTimes="0;1"/>
                  <anim:animate smil:dur="0.5s" smil:fill="hold" smil:targetElement="id565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6" smil:attributeName="visibility" smil:to="visible"/>
                  <anim:animate smil:dur="0.5s" smil:fill="hold" smil:targetElement="id566" smil:attributeName="x" smil:values="x;x" smil:keyTimes="0;1"/>
                  <anim:animate smil:dur="0.5s" smil:fill="hold" smil:targetElement="id5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7" smil:attributeName="visibility" smil:to="visible"/>
                  <anim:animate smil:dur="0.5s" smil:fill="hold" smil:targetElement="id567" smil:attributeName="x" smil:values="x;x" smil:keyTimes="0;1"/>
                  <anim:animate smil:dur="0.5s" smil:fill="hold" smil:targetElement="id56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8" smil:attributeName="visibility" smil:to="visible"/>
                  <anim:animate smil:dur="0.5s" smil:fill="hold" smil:targetElement="id568" smil:attributeName="x" smil:values="x;x" smil:keyTimes="0;1"/>
                  <anim:animate smil:dur="0.5s" smil:fill="hold" smil:targetElement="id56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9" smil:attributeName="visibility" smil:to="visible"/>
                  <anim:animate smil:dur="0.5s" smil:fill="hold" smil:targetElement="id569" smil:attributeName="x" smil:values="x;x" smil:keyTimes="0;1"/>
                  <anim:animate smil:dur="0.5s" smil:fill="hold" smil:targetElement="id569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0" smil:attributeName="visibility" smil:to="visible"/>
                  <anim:animate smil:dur="0.5s" smil:fill="hold" smil:targetElement="id570" smil:attributeName="x" smil:values="x;x" smil:keyTimes="0;1"/>
                  <anim:animate smil:dur="0.5s" smil:fill="hold" smil:targetElement="id570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1" smil:attributeName="visibility" smil:to="visible"/>
                  <anim:animate smil:dur="0.5s" smil:fill="hold" smil:targetElement="id571" smil:attributeName="x" smil:values="x;x" smil:keyTimes="0;1"/>
                  <anim:animate smil:dur="0.5s" smil:fill="hold" smil:targetElement="id571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2" smil:attributeName="visibility" smil:to="visible"/>
                  <anim:animate smil:dur="0.5s" smil:fill="hold" smil:targetElement="id572" smil:attributeName="x" smil:values="x;x" smil:keyTimes="0;1"/>
                  <anim:animate smil:dur="0.5s" smil:fill="hold" smil:targetElement="id572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3" smil:attributeName="visibility" smil:to="visible"/>
                  <anim:animate smil:dur="0.5s" smil:fill="hold" smil:targetElement="id573" smil:attributeName="x" smil:values="x;x" smil:keyTimes="0;1"/>
                  <anim:animate smil:dur="0.5s" smil:fill="hold" smil:targetElement="id573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4" smil:attributeName="visibility" smil:to="visible"/>
                  <anim:animate smil:dur="0.5s" smil:fill="hold" smil:targetElement="id574" smil:attributeName="x" smil:values="x;x" smil:keyTimes="0;1"/>
                  <anim:animate smil:dur="0.5s" smil:fill="hold" smil:targetElement="id5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5" smil:attributeName="visibility" smil:to="visible"/>
                  <anim:animate smil:dur="0.5s" smil:fill="hold" smil:targetElement="id575" smil:attributeName="x" smil:values="x;x" smil:keyTimes="0;1"/>
                  <anim:animate smil:dur="0.5s" smil:fill="hold" smil:targetElement="id57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6" smil:attributeName="visibility" smil:to="visible"/>
                  <anim:animate smil:dur="0.5s" smil:fill="hold" smil:targetElement="id576" smil:attributeName="x" smil:values="x;x" smil:keyTimes="0;1"/>
                  <anim:animate smil:dur="0.5s" smil:fill="hold" smil:targetElement="id57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7" smil:attributeName="visibility" smil:to="visible"/>
                  <anim:animate smil:dur="0.5s" smil:fill="hold" smil:targetElement="id577" smil:attributeName="x" smil:values="x;x" smil:keyTimes="0;1"/>
                  <anim:animate smil:dur="0.5s" smil:fill="hold" smil:targetElement="id57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8" smil:attributeName="visibility" smil:to="visible"/>
                  <anim:animate smil:dur="0.5s" smil:fill="hold" smil:targetElement="id578" smil:attributeName="x" smil:values="x;x" smil:keyTimes="0;1"/>
                  <anim:animate smil:dur="0.5s" smil:fill="hold" smil:targetElement="id578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9" smil:attributeName="visibility" smil:to="visible"/>
                  <anim:animate smil:dur="0.5s" smil:fill="hold" smil:targetElement="id579" smil:attributeName="x" smil:values="x;x" smil:keyTimes="0;1"/>
                  <anim:animate smil:dur="0.5s" smil:fill="hold" smil:targetElement="id579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0" smil:attributeName="visibility" smil:to="visible"/>
                  <anim:animate smil:dur="0.5s" smil:fill="hold" smil:targetElement="id580" smil:attributeName="x" smil:values="x;x" smil:keyTimes="0;1"/>
                  <anim:animate smil:dur="0.5s" smil:fill="hold" smil:targetElement="id580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1" smil:attributeName="visibility" smil:to="visible"/>
                  <anim:animate smil:dur="0.5s" smil:fill="hold" smil:targetElement="id581" smil:attributeName="x" smil:values="x;x" smil:keyTimes="0;1"/>
                  <anim:animate smil:dur="0.5s" smil:fill="hold" smil:targetElement="id581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2" smil:attributeName="visibility" smil:to="visible"/>
                  <anim:animate smil:dur="0.5s" smil:fill="hold" smil:targetElement="id582" smil:attributeName="x" smil:values="x;x" smil:keyTimes="0;1"/>
                  <anim:animate smil:dur="0.5s" smil:fill="hold" smil:targetElement="id5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3" smil:attributeName="visibility" smil:to="visible"/>
                  <anim:animate smil:dur="0.5s" smil:fill="hold" smil:targetElement="id583" smil:attributeName="x" smil:values="x;x" smil:keyTimes="0;1"/>
                  <anim:animate smil:dur="0.5s" smil:fill="hold" smil:targetElement="id58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4" smil:attributeName="visibility" smil:to="visible"/>
                  <anim:animate smil:dur="0.5s" smil:fill="hold" smil:targetElement="id584" smil:attributeName="x" smil:values="x;x" smil:keyTimes="0;1"/>
                  <anim:animate smil:dur="0.5s" smil:fill="hold" smil:targetElement="id58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5" smil:attributeName="visibility" smil:to="visible"/>
                  <anim:animate smil:dur="0.5s" smil:fill="hold" smil:targetElement="id585" smil:attributeName="x" smil:values="x;x" smil:keyTimes="0;1"/>
                  <anim:animate smil:dur="0.5s" smil:fill="hold" smil:targetElement="id58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6" smil:attributeName="visibility" smil:to="visible"/>
                  <anim:animate smil:dur="0.5s" smil:fill="hold" smil:targetElement="id586" smil:attributeName="x" smil:values="x;x" smil:keyTimes="0;1"/>
                  <anim:animate smil:dur="0.5s" smil:fill="hold" smil:targetElement="id586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7" smil:attributeName="visibility" smil:to="visible"/>
                  <anim:animate smil:dur="0.5s" smil:fill="hold" smil:targetElement="id587" smil:attributeName="x" smil:values="x;x" smil:keyTimes="0;1"/>
                  <anim:animate smil:dur="0.5s" smil:fill="hold" smil:targetElement="id587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8" smil:attributeName="visibility" smil:to="visible"/>
                  <anim:animate smil:dur="0.5s" smil:fill="hold" smil:targetElement="id588" smil:attributeName="x" smil:values="x;x" smil:keyTimes="0;1"/>
                  <anim:animate smil:dur="0.5s" smil:fill="hold" smil:targetElement="id588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9" smil:attributeName="visibility" smil:to="visible"/>
                  <anim:animate smil:dur="0.5s" smil:fill="hold" smil:targetElement="id589" smil:attributeName="x" smil:values="x;x" smil:keyTimes="0;1"/>
                  <anim:animate smil:dur="0.5s" smil:fill="hold" smil:targetElement="id589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0" smil:attributeName="visibility" smil:to="visible"/>
                  <anim:animate smil:dur="0.5s" smil:fill="hold" smil:targetElement="id590" smil:attributeName="x" smil:values="x;x" smil:keyTimes="0;1"/>
                  <anim:animate smil:dur="0.5s" smil:fill="hold" smil:targetElement="id5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1" smil:attributeName="visibility" smil:to="visible"/>
                  <anim:animate smil:dur="0.5s" smil:fill="hold" smil:targetElement="id591" smil:attributeName="x" smil:values="x;x" smil:keyTimes="0;1"/>
                  <anim:animate smil:dur="0.5s" smil:fill="hold" smil:targetElement="id59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2" smil:attributeName="visibility" smil:to="visible"/>
                  <anim:animate smil:dur="0.5s" smil:fill="hold" smil:targetElement="id592" smil:attributeName="x" smil:values="x;x" smil:keyTimes="0;1"/>
                  <anim:animate smil:dur="0.5s" smil:fill="hold" smil:targetElement="id59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3" smil:attributeName="visibility" smil:to="visible"/>
                  <anim:animate smil:dur="0.5s" smil:fill="hold" smil:targetElement="id593" smil:attributeName="x" smil:values="x;x" smil:keyTimes="0;1"/>
                  <anim:animate smil:dur="0.5s" smil:fill="hold" smil:targetElement="id593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4" smil:attributeName="visibility" smil:to="visible"/>
                  <anim:animate smil:dur="0.5s" smil:fill="hold" smil:targetElement="id594" smil:attributeName="x" smil:values="x;x" smil:keyTimes="0;1"/>
                  <anim:animate smil:dur="0.5s" smil:fill="hold" smil:targetElement="id594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5" smil:attributeName="visibility" smil:to="visible"/>
                  <anim:animate smil:dur="0.5s" smil:fill="hold" smil:targetElement="id595" smil:attributeName="x" smil:values="x;x" smil:keyTimes="0;1"/>
                  <anim:animate smil:dur="0.5s" smil:fill="hold" smil:targetElement="id595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6" smil:attributeName="visibility" smil:to="visible"/>
                  <anim:animate smil:dur="0.5s" smil:fill="hold" smil:targetElement="id596" smil:attributeName="x" smil:values="x;x" smil:keyTimes="0;1"/>
                  <anim:animate smil:dur="0.5s" smil:fill="hold" smil:targetElement="id596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7" smil:attributeName="visibility" smil:to="visible"/>
                  <anim:animate smil:dur="0.5s" smil:fill="hold" smil:targetElement="id597" smil:attributeName="x" smil:values="x;x" smil:keyTimes="0;1"/>
                  <anim:animate smil:dur="0.5s" smil:fill="hold" smil:targetElement="id597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8" smil:attributeName="visibility" smil:to="visible"/>
                  <anim:animate smil:dur="0.5s" smil:fill="hold" smil:targetElement="id598" smil:attributeName="x" smil:values="x;x" smil:keyTimes="0;1"/>
                  <anim:animate smil:dur="0.5s" smil:fill="hold" smil:targetElement="id5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9" smil:attributeName="visibility" smil:to="visible"/>
                  <anim:animate smil:dur="0.5s" smil:fill="hold" smil:targetElement="id599" smil:attributeName="x" smil:values="x;x" smil:keyTimes="0;1"/>
                  <anim:animate smil:dur="0.5s" smil:fill="hold" smil:targetElement="id59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0" smil:attributeName="visibility" smil:to="visible"/>
                  <anim:animate smil:dur="0.5s" smil:fill="hold" smil:targetElement="id600" smil:attributeName="x" smil:values="x;x" smil:keyTimes="0;1"/>
                  <anim:animate smil:dur="0.5s" smil:fill="hold" smil:targetElement="id60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1" smil:attributeName="visibility" smil:to="visible"/>
                  <anim:animate smil:dur="0.5s" smil:fill="hold" smil:targetElement="id601" smil:attributeName="x" smil:values="x;x" smil:keyTimes="0;1"/>
                  <anim:animate smil:dur="0.5s" smil:fill="hold" smil:targetElement="id60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2" smil:attributeName="visibility" smil:to="visible"/>
                  <anim:animate smil:dur="0.5s" smil:fill="hold" smil:targetElement="id602" smil:attributeName="x" smil:values="x;x" smil:keyTimes="0;1"/>
                  <anim:animate smil:dur="0.5s" smil:fill="hold" smil:targetElement="id602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3" smil:attributeName="visibility" smil:to="visible"/>
                  <anim:animate smil:dur="0.5s" smil:fill="hold" smil:targetElement="id603" smil:attributeName="x" smil:values="x;x" smil:keyTimes="0;1"/>
                  <anim:animate smil:dur="0.5s" smil:fill="hold" smil:targetElement="id603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4" smil:attributeName="visibility" smil:to="visible"/>
                  <anim:animate smil:dur="0.5s" smil:fill="hold" smil:targetElement="id604" smil:attributeName="x" smil:values="x;x" smil:keyTimes="0;1"/>
                  <anim:animate smil:dur="0.5s" smil:fill="hold" smil:targetElement="id604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5" smil:attributeName="visibility" smil:to="visible"/>
                  <anim:animate smil:dur="0.5s" smil:fill="hold" smil:targetElement="id605" smil:attributeName="x" smil:values="x;x" smil:keyTimes="0;1"/>
                  <anim:animate smil:dur="0.5s" smil:fill="hold" smil:targetElement="id605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6" smil:attributeName="visibility" smil:to="visible"/>
                  <anim:animate smil:dur="0.5s" smil:fill="hold" smil:targetElement="id606" smil:attributeName="x" smil:values="x;x" smil:keyTimes="0;1"/>
                  <anim:animate smil:dur="0.5s" smil:fill="hold" smil:targetElement="id6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7" smil:attributeName="visibility" smil:to="visible"/>
                  <anim:animate smil:dur="0.5s" smil:fill="hold" smil:targetElement="id607" smil:attributeName="width" smil:values="width*0.05;width" smil:keyTimes="0;1"/>
                  <anim:animate smil:dur="0.5s" smil:fill="hold" smil:targetElement="id607" smil:attributeName="height" smil:values="height;height" smil:keyTimes="0;1"/>
                  <anim:animate smil:dur="0.5s" smil:fill="hold" smil:targetElement="id607" smil:attributeName="x" smil:values="x-.2;x" smil:keyTimes="0;1"/>
                  <anim:animate smil:dur="0.5s" smil:fill="hold" smil:targetElement="id607" smil:attributeName="y" smil:values="y;y" smil:keyTimes="0;1"/>
                  <anim:transitionFilter smil:dur="0.5s" smil:targetElement="id6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8" smil:attributeName="visibility" smil:to="visible"/>
                  <anim:animate smil:dur="0.5s" smil:fill="hold" smil:targetElement="id608" smil:attributeName="width" smil:values="width*0.05;width" smil:keyTimes="0;1"/>
                  <anim:animate smil:dur="0.5s" smil:fill="hold" smil:targetElement="id608" smil:attributeName="height" smil:values="height;height" smil:keyTimes="0;1"/>
                  <anim:animate smil:dur="0.5s" smil:fill="hold" smil:targetElement="id608" smil:attributeName="x" smil:values="x-.2;x" smil:keyTimes="0;1"/>
                  <anim:animate smil:dur="0.5s" smil:fill="hold" smil:targetElement="id608" smil:attributeName="y" smil:values="y;y" smil:keyTimes="0;1"/>
                  <anim:transitionFilter smil:dur="0.5s" smil:targetElement="id60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presentation:style-name="pr14" draw:text-style-name="P5" draw:layer="layout" svg:width="26.4cm" svg:height="14.6cm" svg:x="0.8cm" svg:y="0.6cm" presentation:class="subtitle" presentation:user-transformed="true">
          <draw:text-box>
            <text:p text:style-name="P4"><text:span text:style-name="T31"><text:s text:c="14"/></text:span></text:p>
            <text:p text:style-name="P4"><text:span text:style-name="T9"><text:s text:c="6"/></text:span><text:span text:style-name="T9"><text:tab/></text:span><text:span text:style-name="T9"><text:tab/></text:span></text:p>
          </draw:text-box>
        </draw:frame>
        <draw:frame draw:style-name="standard" xml:id="id611" draw:id="id611" draw:layer="layout" svg:width="21.677cm" svg:height="10.691cm" svg:x="4.773cm" svg:y="2.47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column table:style-name="co8"/>
            <table:table-row table:style-name="ro1" table:default-cell-style-name="ce1">
              <table:table-cell>
                <text:p text:style-name="P9">1</text:p>
              </table:table-cell>
              <table:table-cell>
                <text:p text:style-name="P9">2</text:p>
              </table:table-cell>
              <table:table-cell>
                <text:p text:style-name="P9">3</text:p>
              </table:table-cell>
              <table:table-cell>
                <text:p text:style-name="P9">4</text:p>
              </table:table-cell>
              <table:table-cell>
                <text:p text:style-name="P9">5</text:p>
              </table:table-cell>
              <table:table-cell>
                <text:p text:style-name="P9">6</text:p>
              </table:table-cell>
              <table:table-cell>
                <text:p text:style-name="P9">7</text:p>
              </table:table-cell>
              <table:table-cell>
                <text:p text:style-name="P9">8</text:p>
              </table:table-cell>
              <table:table-cell>
                <text:p text:style-name="P9">9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g xml:id="id613" draw:id="id613">
          <svg:title>TexMaths</svg:title>
          <svg:desc>26§display§p§svg§600§FALSE§</svg:desc>
          <draw:polygon draw:style-name="gr2" draw:text-style-name="P6" draw:layer="layout" svg:width="0.386cm" svg:height="0.49cm" svg:x="5.906cm" svg:y="3.715cm" svg:viewBox="0 0 387 491" draw:points="193,491 0,491 0,0 387,0 387,491">
            <text:p/>
          </draw:polygon>
          <draw:path draw:style-name="gr3" draw:text-style-name="P7" draw:layer="layout" svg:width="0.477cm" svg:height="0.581cm" svg:x="5.86cm" svg:y="3.669cm" svg:viewBox="0 0 478 582" svg:d="M71 518c-9 31-9 37-50 37-11 0-21 0-21 17 0 8 4 10 12 10 25 0 50-2 77-2 29 0 61 2 90 2 6 0 16 0 16-17 0-10-8-10-20-10-46 0-46-6-46-15 0-12 37-160 43-182 13 24 38 58 86 58 106 0 220-135 220-268 0-88-52-148-121-148-45 0-91 33-120 69-10-50-50-69-83-69-42 0-60 35-69 52-14 31-27 87-27 89 0 9 9 9 11 9 10 0 10 0 16-21 15-65 33-108 67-108 14 0 27 6 27 41 0 21-2 32-7 46zM233 118c6-24 31-49 48-64 31-27 58-33 72-33 38 0 61 31 61 85s-32 160-48 195c-31 63-75 94-108 94-63 0-73-77-73-81 0-2 0-4 2-15z">
            <text:p/>
          </draw:path>
        </draw:g>
        <draw:g xml:id="id615" draw:id="id615">
          <svg:title>TexMaths</svg:title>
          <svg:desc>26§display§q§svg§600§FALSE§</svg:desc>
          <draw:polygon draw:style-name="gr2" draw:text-style-name="P6" draw:layer="layout" svg:width="0.323cm" svg:height="0.49cm" svg:x="8.167cm" svg:y="3.715cm" svg:viewBox="0 0 324 491" draw:points="163,491 0,491 0,0 324,0 324,491">
            <text:p/>
          </draw:polygon>
          <draw:path draw:style-name="gr3" draw:text-style-name="P7" draw:layer="layout" svg:width="0.379cm" svg:height="0.581cm" svg:x="8.159cm" svg:y="3.669cm" svg:viewBox="0 0 380 582" svg:d="M380 10c0-4-2-10-8-10-11 0-48 37-63 64-21-49-56-64-88-64-108 0-221 135-221 268 0 90 54 148 121 148 40 0 77-23 109-56-9 33-38 155-40 164-8 27-17 29-67 31-12 0-21 0-21 19 0 0 0 8 11 8 29 0 62-2 94-2 31 0 62 2 94 2 4 0 16 0 16-17 0-10-8-10-25-10-44 0-44-6-44-15 0-6 3-12 5-20zM125 395c-56 0-60-71-60-85 0-46 27-146 44-183 27-69 75-106 112-106 61 0 73 73 73 79s-50 208-52 210c-14 27-67 85-117 85z">
            <text:p/>
          </draw:path>
        </draw:g>
        <draw:g xml:id="id640" draw:id="id640">
          <svg:title>TexMaths</svg:title>
          <svg:desc>22§display§\text T§svg§600§FALSE§</svg:desc>
          <draw:polygon draw:style-name="gr2" draw:text-style-name="P6" draw:layer="layout" svg:width="0.454cm" svg:height="0.446cm" svg:x="5.871cm" svg:y="5.608cm" svg:viewBox="0 0 455 447" draw:points="227,447 0,447 0,0 455,0 455,447">
            <text:p/>
          </draw:polygon>
          <draw:path draw:style-name="gr3" draw:text-style-name="P7" draw:layer="layout" svg:width="0.503cm" svg:height="0.523cm" svg:x="5.86cm" svg:y="5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41" draw:id="id641">
          <svg:title>TexMaths</svg:title>
          <svg:desc>22§display§\text T§svg§600§FALSE§</svg:desc>
          <draw:polygon draw:style-name="gr2" draw:text-style-name="P6" draw:layer="layout" svg:width="0.454cm" svg:height="0.446cm" svg:x="5.871cm" svg:y="6.608cm" svg:viewBox="0 0 455 447" draw:points="227,447 0,447 0,0 455,0 455,447">
            <text:p/>
          </draw:polygon>
          <draw:path draw:style-name="gr3" draw:text-style-name="P7" draw:layer="layout" svg:width="0.503cm" svg:height="0.523cm" svg:x="5.86cm" svg:y="6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44" draw:id="id644">
          <svg:title>TexMaths</svg:title>
          <svg:desc>22§display§\text F§svg§600§FALSE§</svg:desc>
          <draw:polygon draw:style-name="gr2" draw:text-style-name="P6" draw:layer="layout" svg:width="0.395cm" svg:height="0.45cm" svg:x="5.875cm" svg:y="9.509cm" svg:viewBox="0 0 396 451" draw:points="197,451 0,451 0,0 396,0 396,451">
            <text:p/>
          </draw:polygon>
          <draw:path draw:style-name="gr3" draw:text-style-name="P7" draw:layer="layout" svg:width="0.446cm" svg:height="0.527cm" svg:x="5.861cm" svg:y="9.4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45" draw:id="id645">
          <svg:title>TexMaths</svg:title>
          <svg:desc>22§display§\text F§svg§600§FALSE§</svg:desc>
          <draw:polygon draw:style-name="gr2" draw:text-style-name="P6" draw:layer="layout" svg:width="0.395cm" svg:height="0.45cm" svg:x="5.875cm" svg:y="10.509cm" svg:viewBox="0 0 396 451" draw:points="197,451 0,451 0,0 396,0 396,451">
            <text:p/>
          </draw:polygon>
          <draw:path draw:style-name="gr3" draw:text-style-name="P7" draw:layer="layout" svg:width="0.446cm" svg:height="0.527cm" svg:x="5.861cm" svg:y="10.4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56" draw:id="id656">
          <svg:title>TexMaths</svg:title>
          <svg:desc>22§display§\text T§svg§600§FALSE§</svg:desc>
          <draw:polygon draw:style-name="gr2" draw:text-style-name="P6" draw:layer="layout" svg:width="0.454cm" svg:height="0.446cm" svg:x="10.571cm" svg:y="5.609cm" svg:viewBox="0 0 455 447" draw:points="227,447 0,447 0,0 455,0 455,447">
            <text:p/>
          </draw:polygon>
          <draw:path draw:style-name="gr3" draw:text-style-name="P7" draw:layer="layout" svg:width="0.503cm" svg:height="0.523cm" svg:x="10.56cm" svg:y="5.5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57" draw:id="id657">
          <svg:title>TexMaths</svg:title>
          <svg:desc>22§display§\text F§svg§600§FALSE§</svg:desc>
          <draw:polygon draw:style-name="gr2" draw:text-style-name="P6" draw:layer="layout" svg:width="0.395cm" svg:height="0.45cm" svg:x="10.575cm" svg:y="6.609cm" svg:viewBox="0 0 396 451" draw:points="197,451 0,451 0,0 396,0 396,451">
            <text:p/>
          </draw:polygon>
          <draw:path draw:style-name="gr3" draw:text-style-name="P7" draw:layer="layout" svg:width="0.446cm" svg:height="0.527cm" svg:x="10.561cm" svg:y="6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58" draw:id="id658">
          <svg:title>TexMaths</svg:title>
          <svg:desc>22§display§\text T§svg§600§FALSE§</svg:desc>
          <draw:polygon draw:style-name="gr2" draw:text-style-name="P6" draw:layer="layout" svg:width="0.454cm" svg:height="0.446cm" svg:x="10.572cm" svg:y="7.61cm" svg:viewBox="0 0 455 447" draw:points="227,447 0,447 0,0 455,0 455,447">
            <text:p/>
          </draw:polygon>
          <draw:path draw:style-name="gr3" draw:text-style-name="P7" draw:layer="layout" svg:width="0.503cm" svg:height="0.523cm" svg:x="10.561cm" svg:y="7.5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59" draw:id="id659">
          <svg:title>TexMaths</svg:title>
          <svg:desc>22§display§\text F§svg§600§FALSE§</svg:desc>
          <draw:polygon draw:style-name="gr2" draw:text-style-name="P6" draw:layer="layout" svg:width="0.395cm" svg:height="0.45cm" svg:x="10.575cm" svg:y="8.51cm" svg:viewBox="0 0 396 451" draw:points="197,451 0,451 0,0 396,0 396,451">
            <text:p/>
          </draw:polygon>
          <draw:path draw:style-name="gr3" draw:text-style-name="P7" draw:layer="layout" svg:width="0.446cm" svg:height="0.527cm" svg:x="10.561cm" svg:y="8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10" draw:id="id610">
          <svg:title>TexMaths</svg:title>
          <svg:desc>22§display§\text {(iii) } [\ ( p \ \vee \sim q ) \vee ( \sim p \wedge  q ) \ ] \wedge r§svg§600§FALSE§</svg:desc>
          <draw:polygon draw:style-name="gr2" draw:text-style-name="P6" draw:layer="layout" svg:width="10.632cm" svg:height="0.696cm" svg:x="3.506cm" svg:y="0.899cm" svg:viewBox="0 0 10633 697" draw:points="5317,697 0,697 0,0 10633,0 10633,697">
            <text:p/>
          </draw:polygon>
          <draw:path draw:style-name="gr3" draw:text-style-name="P7" draw:layer="layout" svg:width="0.18cm" svg:height="0.773cm" svg:x="3.543cm" svg:y="0.8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3.793cm" svg:y="0.9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008cm" svg:y="0.9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66cm" svg:height="0.518cm" svg:x="4.222cm" svg:y="0.92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18cm" svg:height="0.773cm" svg:x="4.456cm" svg:y="0.8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5.062cm" svg:y="0.86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5.519cm" svg:y="0.8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72cm" svg:y="1.0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6.433cm" svg:y="0.978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7" draw:layer="layout" svg:width="0.516cm" svg:height="0.182cm" svg:x="7.163cm" svg:y="1.1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7.967cm" svg:y="1.0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8.355cm" svg:y="0.8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8.824cm" svg:y="0.978cm" svg:viewBox="0 0 431 480" svg:d="M426 32c5-11 5-13 5-16 0-9-7-16-16-16-7 0-12 5-17 18l-182 409-183-411c-7-14-12-16-17-16-9 0-16 7-16 16 0 2 0 3 5 12l194 436c5 14 10 16 17 16 9 0 13-5 16-16z">
            <text:p/>
          </draw:path>
          <draw:path draw:style-name="gr3" draw:text-style-name="P7" draw:layer="layout" svg:width="0.18cm" svg:height="0.773cm" svg:x="9.546cm" svg:y="0.8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9.813cm" svg:y="1.156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10.561cm" svg:y="1.097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1.19cm" svg:y="0.9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9cm" svg:height="0.492cm" svg:x="11.865cm" svg:y="1.097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2.251cm" svg:y="0.8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2.782cm" svg:y="0.86cm" svg:viewBox="0 0 107 774" draw:points="107,0 0,0 0,32 76,32 76,744 0,744 0,774 107,774">
            <text:p/>
          </draw:polygon>
          <draw:path draw:style-name="gr3" draw:text-style-name="P7" draw:layer="layout" svg:width="0.43cm" svg:height="0.479cm" svg:x="13.194cm" svg:y="0.978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6cm" svg:height="0.351cm" svg:x="13.861cm" svg:y="1.097cm" svg:viewBox="0 0 317 352" svg:d="M46 297c-2 13-7 30-7 34 0 14 10 21 23 21 8 0 22-7 28-21 2-4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4-12 65z">
            <text:p/>
          </draw:path>
        </draw:g>
        <draw:g xml:id="id617" draw:id="id617">
          <svg:title>TexMaths</svg:title>
          <svg:desc>26§display§r§svg§600§FALSE§</svg:desc>
          <draw:polygon draw:style-name="gr2" draw:text-style-name="P6" draw:layer="layout" svg:width="0.307cm" svg:height="0.323cm" svg:x="10.578cm" svg:y="3.716cm" svg:viewBox="0 0 308 324" draw:points="154,324 0,324 0,0 308,0 308,324">
            <text:p/>
          </draw:polygon>
          <draw:path draw:style-name="gr3" draw:text-style-name="P7" draw:layer="layout" svg:width="0.373cm" svg:height="0.415cm" svg:x="10.559cm" svg:y="3.67cm" svg:viewBox="0 0 374 416" svg:d="M54 352c-2 14-8 35-8 39 0 17 12 25 27 25 10 0 27-8 33-25 2-4 33-129 37-146 7-31 23-95 29-120 5-11 30-54 52-75 7-6 34-29 73-29 25 0 38 10 40 10-29 4-48 27-48 50 0 15 10 33 35 33 23 0 50-20 50-54 0-33-29-60-77-60-60 0-100 46-116 71-9-42-42-71-85-71-42 0-59 35-67 52-17 31-29 87-29 89 0 9 8 9 10 9 11 0 11 0 17-21 15-65 33-108 67-108 16 0 29 6 29 41 0 19-5 30-15 77z">
            <text:p/>
          </draw:path>
        </draw:g>
        <draw:g xml:id="id619" draw:id="id619">
          <svg:title>TexMaths</svg:title>
          <svg:desc>22§display§\sim q§svg§600§FALSE§</svg:desc>
          <draw:polygon draw:style-name="gr2" draw:text-style-name="P6" draw:layer="layout" svg:width="1.089cm" svg:height="0.415cm" svg:x="12.566cm" svg:y="3.715cm" svg:viewBox="0 0 1090 416" draw:points="546,416 0,416 0,0 1090,0 1090,416">
            <text:p/>
          </draw:polygon>
          <draw:path draw:style-name="gr3" draw:text-style-name="P7" draw:layer="layout" svg:width="0.517cm" svg:height="0.182cm" svg:x="12.57cm" svg:y="3.734cm" svg:viewBox="0 0 518 183" svg:d="M518 26c0-17-5-26-11-26-3 0-10 7-10 21-4 76-55 118-110 118-49 0-86-33-125-67-38-37-79-72-132-72-84 0-130 86-130 157 0 24 11 24 11 24 8 0 10-15 10-17 4-87 62-120 109-120 50 0 87 33 125 67 39 35 80 72 132 72 85 0 131-86 131-157z">
            <text:p/>
          </draw:path>
          <draw:path draw:style-name="gr3" draw:text-style-name="P7" draw:layer="layout" svg:width="0.32cm" svg:height="0.492cm" svg:x="13.374cm" svg:y="3.676cm" svg:viewBox="0 0 321 493" svg:d="M321 9c0-4-2-9-7-9-9 0-41 32-53 55-18-43-48-55-74-55-92 0-187 114-187 227 0 76 46 125 102 125 34 0 65-19 92-47-7 28-32 132-34 139-7 23-14 24-56 26-11 0-18 0-18 16 0 0 0 7 9 7 25 0 53-2 79-2 27 0 53 2 80 2 3 0 14 0 14-14 0-9-7-9-21-9-37 0-37-5-37-12 0-5 1-11 3-18zM106 335c-48 0-51-60-51-73 0-38 22-123 37-155 22-58 63-89 95-89 51 0 61 61 61 67 0 5-42 176-44 177-12 23-56 73-98 73z">
            <text:p/>
          </draw:path>
        </draw:g>
        <draw:g xml:id="id620" draw:id="id620">
          <svg:title>TexMaths</svg:title>
          <svg:desc>20§display§\text A§svg§600§FALSE§</svg:desc>
          <draw:polygon draw:style-name="gr2" draw:text-style-name="P6" draw:layer="layout" svg:width="0.435cm" svg:height="0.433cm" svg:x="12.872cm" svg:y="4.708cm" svg:viewBox="0 0 436 434" draw:points="218,434 0,434 0,0 436,0 436,434">
            <text:p/>
          </draw:polygon>
          <draw:path draw:style-name="gr3" draw:text-style-name="P7" draw:layer="layout" svg:width="0.483cm" svg:height="0.505cm" svg:x="12.859cm" svg:y="4.673cm" svg:viewBox="0 0 484 506" svg:d="M258 14c-3-9-5-14-16-14s-13 5-16 14l-147 422c-13 36-41 46-79 48v22c16-2 46-3 72-3 23 0 59 1 82 3v-22c-35 0-53-18-53-37 0-2 0-8 0-10l34-93h174l37 108c0 3 2 8 2 11 0 21-39 21-58 21v22c26-3 74-3 101-3 30 0 63 1 93 3v-22h-13c-41 0-53-5-59-29zM221 93l80 229h-158z">
            <text:p/>
          </draw:path>
        </draw:g>
        <draw:g xml:id="id623" draw:id="id623">
          <svg:title>TexMaths</svg:title>
          <svg:desc>20§display§p \vee \text A§svg§600§FALSE§</svg:desc>
          <draw:polygon draw:style-name="gr2" draw:text-style-name="P6" draw:layer="layout" svg:width="1.591cm" svg:height="0.57cm" svg:x="14.795cm" svg:y="3.61cm" svg:viewBox="0 0 1592 571" draw:points="797,571 0,571 0,0 1592,0 1592,571">
            <text:p/>
          </draw:polygon>
          <draw:path draw:style-name="gr3" draw:text-style-name="P7" draw:layer="layout" svg:width="0.367cm" svg:height="0.447cm" svg:x="14.76cm" svg:y="3.767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391cm" svg:height="0.436cm" svg:x="15.331cm" svg:y="3.658cm" svg:viewBox="0 0 392 437" svg:d="M387 29c5-10 5-11 5-15 0-8-6-14-14-14-7 0-12 5-16 16l-165 373-167-375c-6-12-11-14-16-14-8 0-14 6-14 14 0 2 0 4 5 12l174 396c7 13 11 15 18 15 8 0 11-5 14-15z">
            <text:p/>
          </draw:path>
          <draw:path draw:style-name="gr3" draw:text-style-name="P7" draw:layer="layout" svg:width="0.482cm" svg:height="0.505cm" svg:x="15.939cm" svg:y="3.575cm" svg:viewBox="0 0 483 506" svg:d="M258 14c-4-9-5-14-16-14-12 0-13 5-16 14l-148 421c-12 37-40 47-78 48v23c16-2 46-4 72-4 22 0 59 2 82 4v-23c-36 0-53-17-53-37 0-1 0-8 0-9l33-93h175l37 107c0 3 1 8 1 11 0 21-38 21-57 21v23c25-4 73-4 100-4 31 0 63 2 93 4v-23h-13c-41 0-53-5-59-29zM221 93l80 229h-159z">
            <text:p/>
          </draw:path>
        </draw:g>
        <draw:g xml:id="id624" draw:id="id624">
          <svg:title>TexMaths</svg:title>
          <svg:desc>20§display§\text B§svg§600§FALSE§</svg:desc>
          <draw:polygon draw:style-name="gr2" draw:text-style-name="P6" draw:layer="layout" svg:width="0.388cm" svg:height="0.411cm" svg:x="15.371cm" svg:y="4.709cm" svg:viewBox="0 0 389 412" draw:points="194,412 0,412 0,0 389,0 389,412">
            <text:p/>
          </draw:polygon>
          <draw:path draw:style-name="gr3" draw:text-style-name="P7" draw:layer="layout" svg:width="0.433cm" svg:height="0.481cm" svg:x="15.361cm" svg:y="4.674cm" svg:viewBox="0 0 434 482" svg:d="M131 224v-174c0-23 2-28 36-28h86c69 0 95 60 95 96 0 47-36 106-114 106zM298 231c69-15 117-60 117-113 0-60-64-118-157-118h-258v22h18c54 0 54 8 54 32v374c0 25 0 32-54 32h-18v22h277c95 0 157-62 157-130 0-61-58-113-136-121zM255 460h-88c-34 0-36-5-36-28v-193h133c71 0 100 65 100 113 0 50-37 108-109 108z">
            <text:p/>
          </draw:path>
        </draw:g>
        <draw:g xml:id="id628" draw:id="id628">
          <svg:title>TexMaths</svg:title>
          <svg:desc>20§display§\text C§svg§600§FALSE§</svg:desc>
          <draw:polygon draw:style-name="gr2" draw:text-style-name="P6" draw:layer="layout" svg:width="0.398cm" svg:height="0.441cm" svg:x="17.661cm" svg:y="4.71cm" svg:viewBox="0 0 399 442" draw:points="200,442 0,442 0,0 399,0 399,442">
            <text:p/>
          </draw:polygon>
          <draw:path draw:style-name="gr3" draw:text-style-name="P7" draw:layer="layout" svg:width="0.43cm" svg:height="0.511cm" svg:x="17.666cm" svg:y="4.675cm" svg:viewBox="0 0 431 512" svg:d="M0 256c0 146 114 256 245 256 116 0 186-98 186-179 0-7 0-11-9-11-8 0-8 3-8 11-7 101-82 158-159 158-43 0-183-24-183-235 0-210 138-234 181-234 77 0 141 64 154 167 2 9 2 13 11 13 13 0 13-4 13-18v-166c0-13 0-18-8-18-3 0-6 0-11 8l-35 53c-28-26-63-61-132-61-131 0-245 112-245 256z">
            <text:p/>
          </draw:path>
        </draw:g>
        <draw:g xml:id="id631" draw:id="id631">
          <svg:title>TexMaths</svg:title>
          <svg:desc>20§display§\text C \wedge q§svg§600§FALSE§</svg:desc>
          <draw:polygon draw:style-name="gr2" draw:text-style-name="P6" draw:layer="layout" svg:width="1.536cm" svg:height="0.563cm" svg:x="19.662cm" svg:y="3.711cm" svg:viewBox="0 0 1537 564" draw:points="768,564 0,564 0,0 1537,0 1537,564">
            <text:p/>
          </draw:polygon>
          <draw:path draw:style-name="gr3" draw:text-style-name="P7" draw:layer="layout" svg:width="0.429cm" svg:height="0.511cm" svg:x="19.667cm" svg:y="3.676cm" svg:viewBox="0 0 430 512" svg:d="M0 256c0 146 114 256 245 256 115 0 185-97 185-179 0-6 0-11-9-11-8 0-8 3-8 11-7 101-82 159-159 159-43 0-182-25-182-236 0-210 137-234 181-234 76 0 140 64 153 167 2 10 2 13 11 13 13 0 13-3 13-18v-166c0-13 0-18-8-18-3 0-6 0-11 8l-35 53c-27-26-63-61-131-61-131 0-245 112-245 256z">
            <text:p/>
          </draw:path>
          <draw:path draw:style-name="gr3" draw:text-style-name="P7" draw:layer="layout" svg:width="0.391cm" svg:height="0.436cm" svg:x="20.329cm" svg:y="3.751cm" svg:viewBox="0 0 392 437" svg:d="M213 14c-7-11-10-14-16-14-10 0-11 5-16 14l-176 396c-5 8-5 9-5 14 0 7 6 13 14 13 5 0 10 0 16-14l167-375 164 375c7 14 15 14 16 14 8 0 15-6 15-13 0-1 0-3-3-11z">
            <text:p/>
          </draw:path>
          <draw:path draw:style-name="gr3" draw:text-style-name="P7" draw:layer="layout" svg:width="0.29cm" svg:height="0.447cm" svg:x="20.943cm" svg:y="3.862cm" svg:viewBox="0 0 291 448" svg:d="M291 8c0-3-2-8-6-8-8 0-37 29-48 50-16-39-43-50-67-50-84 0-170 104-170 207 0 68 42 113 93 113 30 0 59-17 83-43-6 26-29 120-30 126-7 21-13 23-52 24-9 0-16 0-16 15 0 0 0 6 8 6 23 0 48-1 72-1s48 1 72 1c3 0 13 0 13-13 0-8-6-8-19-8-34 0-34-4-34-11 0-5 2-9 4-16zM96 304c-43 0-46-54-46-65 0-36 20-113 33-141 21-53 58-82 87-82 46 0 55 56 55 61s-38 160-39 162c-12 20-52 65-90 65z">
            <text:p/>
          </draw:path>
        </draw:g>
        <draw:g xml:id="id632" draw:id="id632">
          <svg:title>TexMaths</svg:title>
          <svg:desc>20§display§\text D§svg§600§FALSE§</svg:desc>
          <draw:polygon draw:style-name="gr2" draw:text-style-name="P6" draw:layer="layout" svg:width="0.428cm" svg:height="0.411cm" svg:x="20.273cm" svg:y="4.711cm" svg:viewBox="0 0 429 412" draw:points="215,412 0,412 0,0 429,0 429,412">
            <text:p/>
          </draw:polygon>
          <draw:path draw:style-name="gr3" draw:text-style-name="P7" draw:layer="layout" svg:width="0.473cm" svg:height="0.481cm" svg:x="20.262cm" svg:y="4.676cm" svg:viewBox="0 0 474 482" svg:d="M0 0v22h18c54 0 54 8 54 32v374c0 25 0 32-54 32h-18v22h258c118 0 216-104 216-237 0-135-94-245-216-245zM168 460c-33 0-35-5-35-28v-382c0-23 2-28 35-28h71c43 0 92 15 128 66 30 42 37 103 37 157 0 78-13 120-39 155-14 20-54 60-126 60z">
            <text:p/>
          </draw:path>
        </draw:g>
        <draw:g xml:id="id635" draw:id="id635">
          <svg:title>TexMaths</svg:title>
          <svg:desc>18§display§\text B \vee D§svg§600§FALSE§</svg:desc>
          <draw:polygon draw:style-name="gr2" draw:text-style-name="P6" draw:layer="layout" svg:width="1.595cm" svg:height="0.383cm" svg:x="22.072cm" svg:y="3.71cm" svg:viewBox="0 0 1596 384" draw:points="799,384 0,384 0,0 1596,0 1596,384">
            <text:p/>
          </draw:polygon>
          <draw:path draw:style-name="gr3" draw:text-style-name="P7" draw:layer="layout" svg:width="0.389cm" svg:height="0.432cm" svg:x="22.063cm" svg:y="3.678cm" svg:viewBox="0 0 390 433" svg:d="M118 201v-156c0-21 1-25 32-25h77c62 0 85 53 85 86 0 42-31 95-102 95zM268 207c62-13 105-53 105-101 0-54-58-106-141-106h-232v20h16c49 0 49 7 49 29v335c0 23 0 29-49 29h-16v20h249c85 0 141-56 141-116 0-55-52-103-122-110zM229 413h-79c-31 0-32-4-32-25v-174h119c64 0 90 59 90 103s-33 96-98 96z">
            <text:p/>
          </draw:path>
          <draw:path draw:style-name="gr3" draw:text-style-name="P7" draw:layer="layout" svg:width="0.352cm" svg:height="0.392cm" svg:x="22.663cm" svg:y="3.731cm" svg:viewBox="0 0 353 393" svg:d="M348 26c5-9 5-10 5-13 0-7-6-13-13-13-6 0-10 4-15 14l-148 336-150-337c-5-12-10-13-14-13-7 0-13 6-13 13 0 1 0 3 4 10l157 357c6 11 10 13 16 13 7 0 10-5 13-13z">
            <text:p/>
          </draw:path>
          <draw:path draw:style-name="gr3" draw:text-style-name="P7" draw:layer="layout" svg:width="0.484cm" svg:height="0.432cm" svg:x="23.216cm" svg:y="3.678cm" svg:viewBox="0 0 485 433" svg:d="M75 384c-6 25-7 29-58 29-10 0-17 0-17 13 0 7 6 7 17 7h210c133 0 258-134 258-272 0-91-55-161-150-161h-213c-11 0-18 0-18 12 0 8 5 8 18 8 8 0 19 0 28 2 10 0 13 2 13 10 0 1 0 4-3 11zM213 43c6-21 6-23 33-23h69c62 0 114 33 114 117 0 31-12 135-66 205-19 23-69 71-147 71h-72c-9 0-10 0-13 0-7 0-9-2-9-6 0-3 0-4 3-16z">
            <text:p/>
          </draw:path>
        </draw:g>
        <draw:g xml:id="id614" draw:id="id614">
          <svg:title>TexMaths</svg:title>
          <svg:desc>22§display§- \ -§svg§600§FALSE§</svg:desc>
          <draw:polygon draw:style-name="gr2" draw:text-style-name="P6" draw:layer="layout" svg:width="1.32cm" svg:height="0.132cm" svg:x="5.365cm" svg:y="4.915cm" svg:viewBox="0 0 1321 133" draw:points="661,133 0,133 0,0 1321,0 1321,133">
            <text:p/>
          </draw:polygon>
          <draw:path draw:style-name="gr3" draw:text-style-name="P7" draw:layer="layout" svg:width="0.473cm" svg:height="0.032cm" svg:x="5.39cm" svg:y="4.8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6.251cm" svg:y="4.876cm" svg:viewBox="0 0 474 33" svg:d="M447 33c13 0 27 0 27-17 0-16-14-16-27-16h-421c-12 0-26 0-26 16 0 17 14 17 26 17z">
            <text:p/>
          </draw:path>
        </draw:g>
        <draw:g xml:id="id616" draw:id="id616">
          <svg:title>TexMaths</svg:title>
          <svg:desc>22§display§- \ -§svg§600§FALSE§</svg:desc>
          <draw:polygon draw:style-name="gr2" draw:text-style-name="P6" draw:layer="layout" svg:width="1.32cm" svg:height="0.132cm" svg:x="7.565cm" svg:y="4.915cm" svg:viewBox="0 0 1321 133" draw:points="661,133 0,133 0,0 1321,0 1321,133">
            <text:p/>
          </draw:polygon>
          <draw:path draw:style-name="gr3" draw:text-style-name="P7" draw:layer="layout" svg:width="0.473cm" svg:height="0.032cm" svg:x="7.59cm" svg:y="4.8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8.451cm" svg:y="4.876cm" svg:viewBox="0 0 474 33" svg:d="M447 33c13 0 27 0 27-17 0-16-14-16-27-16h-421c-12 0-26 0-26 16 0 17 14 17 26 17z">
            <text:p/>
          </draw:path>
        </draw:g>
        <draw:g xml:id="id618" draw:id="id618">
          <svg:title>TexMaths</svg:title>
          <svg:desc>22§display§- \ -§svg§600§FALSE§</svg:desc>
          <draw:polygon draw:style-name="gr2" draw:text-style-name="P6" draw:layer="layout" svg:width="1.32cm" svg:height="0.132cm" svg:x="10.065cm" svg:y="4.915cm" svg:viewBox="0 0 1321 133" draw:points="661,133 0,133 0,0 1321,0 1321,133">
            <text:p/>
          </draw:polygon>
          <draw:path draw:style-name="gr3" draw:text-style-name="P7" draw:layer="layout" svg:width="0.473cm" svg:height="0.032cm" svg:x="10.09cm" svg:y="4.8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10.951cm" svg:y="4.876cm" svg:viewBox="0 0 474 33" svg:d="M447 33c13 0 27 0 27-17 0-16-14-16-27-16h-421c-12 0-26 0-26 16 0 17 14 17 26 17z">
            <text:p/>
          </draw:path>
        </draw:g>
        <draw:g xml:id="id660" draw:id="id660">
          <svg:title>TexMaths</svg:title>
          <svg:desc>22§display§\text T§svg§600§FALSE§</svg:desc>
          <draw:polygon draw:style-name="gr2" draw:text-style-name="P6" draw:layer="layout" svg:width="0.454cm" svg:height="0.446cm" svg:x="10.572cm" svg:y="9.51cm" svg:viewBox="0 0 455 447" draw:points="227,447 0,447 0,0 455,0 455,447">
            <text:p/>
          </draw:polygon>
          <draw:path draw:style-name="gr3" draw:text-style-name="P7" draw:layer="layout" svg:width="0.503cm" svg:height="0.523cm" svg:x="10.561cm" svg:y="9.4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61" draw:id="id661">
          <svg:title>TexMaths</svg:title>
          <svg:desc>22§display§\text F§svg§600§FALSE§</svg:desc>
          <draw:polygon draw:style-name="gr2" draw:text-style-name="P6" draw:layer="layout" svg:width="0.395cm" svg:height="0.45cm" svg:x="10.576cm" svg:y="10.51cm" svg:viewBox="0 0 396 451" draw:points="197,451 0,451 0,0 396,0 396,451">
            <text:p/>
          </draw:polygon>
          <draw:path draw:style-name="gr3" draw:text-style-name="P7" draw:layer="layout" svg:width="0.446cm" svg:height="0.527cm" svg:x="10.562cm" svg:y="10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62" draw:id="id662">
          <svg:title>TexMaths</svg:title>
          <svg:desc>22§display§\text T§svg§600§FALSE§</svg:desc>
          <draw:polygon draw:style-name="gr2" draw:text-style-name="P6" draw:layer="layout" svg:width="0.454cm" svg:height="0.446cm" svg:x="10.573cm" svg:y="11.511cm" svg:viewBox="0 0 455 447" draw:points="227,447 0,447 0,0 455,0 455,447">
            <text:p/>
          </draw:polygon>
          <draw:path draw:style-name="gr3" draw:text-style-name="P7" draw:layer="layout" svg:width="0.503cm" svg:height="0.523cm" svg:x="10.562cm" svg:y="11.4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63" draw:id="id663">
          <svg:title>TexMaths</svg:title>
          <svg:desc>22§display§\text F§svg§600§FALSE§</svg:desc>
          <draw:polygon draw:style-name="gr2" draw:text-style-name="P6" draw:layer="layout" svg:width="0.395cm" svg:height="0.45cm" svg:x="10.676cm" svg:y="12.511cm" svg:viewBox="0 0 396 451" draw:points="197,451 0,451 0,0 396,0 396,451">
            <text:p/>
          </draw:polygon>
          <draw:path draw:style-name="gr3" draw:text-style-name="P7" draw:layer="layout" svg:width="0.446cm" svg:height="0.527cm" svg:x="10.662cm" svg:y="12.4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46" draw:id="id646">
          <svg:title>TexMaths</svg:title>
          <svg:desc>22§display§\text F§svg§600§FALSE§</svg:desc>
          <draw:polygon draw:style-name="gr2" draw:text-style-name="P6" draw:layer="layout" svg:width="0.395cm" svg:height="0.45cm" svg:x="5.876cm" svg:y="11.51cm" svg:viewBox="0 0 396 451" draw:points="197,451 0,451 0,0 396,0 396,451">
            <text:p/>
          </draw:polygon>
          <draw:path draw:style-name="gr3" draw:text-style-name="P7" draw:layer="layout" svg:width="0.446cm" svg:height="0.527cm" svg:x="5.862cm" svg:y="11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47" draw:id="id647">
          <svg:title>TexMaths</svg:title>
          <svg:desc>22§display§\text F§svg§600§FALSE§</svg:desc>
          <draw:polygon draw:style-name="gr2" draw:text-style-name="P6" draw:layer="layout" svg:width="0.395cm" svg:height="0.45cm" svg:x="5.876cm" svg:y="12.51cm" svg:viewBox="0 0 396 451" draw:points="197,451 0,451 0,0 396,0 396,451">
            <text:p/>
          </draw:polygon>
          <draw:path draw:style-name="gr3" draw:text-style-name="P7" draw:layer="layout" svg:width="0.446cm" svg:height="0.527cm" svg:x="5.862cm" svg:y="12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42" draw:id="id642">
          <svg:title>TexMaths</svg:title>
          <svg:desc>22§display§\text T§svg§600§FALSE§</svg:desc>
          <draw:polygon draw:style-name="gr2" draw:text-style-name="P6" draw:layer="layout" svg:width="0.454cm" svg:height="0.446cm" svg:x="5.871cm" svg:y="7.608cm" svg:viewBox="0 0 455 447" draw:points="227,447 0,447 0,0 455,0 455,447">
            <text:p/>
          </draw:polygon>
          <draw:path draw:style-name="gr3" draw:text-style-name="P7" draw:layer="layout" svg:width="0.503cm" svg:height="0.523cm" svg:x="5.86cm" svg:y="7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43" draw:id="id643">
          <svg:title>TexMaths</svg:title>
          <svg:desc>22§display§\text T§svg§600§FALSE§</svg:desc>
          <draw:polygon draw:style-name="gr2" draw:text-style-name="P6" draw:layer="layout" svg:width="0.454cm" svg:height="0.446cm" svg:x="5.871cm" svg:y="8.608cm" svg:viewBox="0 0 455 447" draw:points="227,447 0,447 0,0 455,0 455,447">
            <text:p/>
          </draw:polygon>
          <draw:path draw:style-name="gr3" draw:text-style-name="P7" draw:layer="layout" svg:width="0.503cm" svg:height="0.523cm" svg:x="5.86cm" svg:y="8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48" draw:id="id648">
          <svg:title>TexMaths</svg:title>
          <svg:desc>22§display§\text T§svg§600§FALSE§</svg:desc>
          <draw:polygon draw:style-name="gr2" draw:text-style-name="P6" draw:layer="layout" svg:width="0.454cm" svg:height="0.446cm" svg:x="8.071cm" svg:y="5.608cm" svg:viewBox="0 0 455 447" draw:points="227,447 0,447 0,0 455,0 455,447">
            <text:p/>
          </draw:polygon>
          <draw:path draw:style-name="gr3" draw:text-style-name="P7" draw:layer="layout" svg:width="0.503cm" svg:height="0.523cm" svg:x="8.06cm" svg:y="5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49" draw:id="id649">
          <svg:title>TexMaths</svg:title>
          <svg:desc>22§display§\text T§svg§600§FALSE§</svg:desc>
          <draw:polygon draw:style-name="gr2" draw:text-style-name="P6" draw:layer="layout" svg:width="0.454cm" svg:height="0.446cm" svg:x="8.071cm" svg:y="6.608cm" svg:viewBox="0 0 455 447" draw:points="227,447 0,447 0,0 455,0 455,447">
            <text:p/>
          </draw:polygon>
          <draw:path draw:style-name="gr3" draw:text-style-name="P7" draw:layer="layout" svg:width="0.503cm" svg:height="0.523cm" svg:x="8.06cm" svg:y="6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52" draw:id="id652">
          <svg:title>TexMaths</svg:title>
          <svg:desc>22§display§\text T§svg§600§FALSE§</svg:desc>
          <draw:polygon draw:style-name="gr2" draw:text-style-name="P6" draw:layer="layout" svg:width="0.454cm" svg:height="0.446cm" svg:x="8.072cm" svg:y="9.509cm" svg:viewBox="0 0 455 447" draw:points="227,447 0,447 0,0 455,0 455,447">
            <text:p/>
          </draw:polygon>
          <draw:path draw:style-name="gr3" draw:text-style-name="P7" draw:layer="layout" svg:width="0.503cm" svg:height="0.523cm" svg:x="8.061cm" svg:y="9.4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53" draw:id="id653">
          <svg:title>TexMaths</svg:title>
          <svg:desc>22§display§\text T§svg§600§FALSE§</svg:desc>
          <draw:polygon draw:style-name="gr2" draw:text-style-name="P6" draw:layer="layout" svg:width="0.454cm" svg:height="0.446cm" svg:x="8.072cm" svg:y="10.509cm" svg:viewBox="0 0 455 447" draw:points="227,447 0,447 0,0 455,0 455,447">
            <text:p/>
          </draw:polygon>
          <draw:path draw:style-name="gr3" draw:text-style-name="P7" draw:layer="layout" svg:width="0.503cm" svg:height="0.523cm" svg:x="8.061cm" svg:y="10.4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54" draw:id="id654">
          <svg:title>TexMaths</svg:title>
          <svg:desc>22§display§\text F§svg§600§FALSE§</svg:desc>
          <draw:polygon draw:style-name="gr2" draw:text-style-name="P6" draw:layer="layout" svg:width="0.395cm" svg:height="0.45cm" svg:x="8.076cm" svg:y="11.51cm" svg:viewBox="0 0 396 451" draw:points="197,451 0,451 0,0 396,0 396,451">
            <text:p/>
          </draw:polygon>
          <draw:path draw:style-name="gr3" draw:text-style-name="P7" draw:layer="layout" svg:width="0.446cm" svg:height="0.527cm" svg:x="8.062cm" svg:y="11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55" draw:id="id655">
          <svg:title>TexMaths</svg:title>
          <svg:desc>22§display§\text F§svg§600§FALSE§</svg:desc>
          <draw:polygon draw:style-name="gr2" draw:text-style-name="P6" draw:layer="layout" svg:width="0.395cm" svg:height="0.45cm" svg:x="8.076cm" svg:y="12.51cm" svg:viewBox="0 0 396 451" draw:points="197,451 0,451 0,0 396,0 396,451">
            <text:p/>
          </draw:polygon>
          <draw:path draw:style-name="gr3" draw:text-style-name="P7" draw:layer="layout" svg:width="0.446cm" svg:height="0.527cm" svg:x="8.062cm" svg:y="12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50" draw:id="id650">
          <svg:title>TexMaths</svg:title>
          <svg:desc>22§display§\text F§svg§600§FALSE§</svg:desc>
          <draw:polygon draw:style-name="gr2" draw:text-style-name="P6" draw:layer="layout" svg:width="0.395cm" svg:height="0.45cm" svg:x="8.075cm" svg:y="7.609cm" svg:viewBox="0 0 396 451" draw:points="197,451 0,451 0,0 396,0 396,451">
            <text:p/>
          </draw:polygon>
          <draw:path draw:style-name="gr3" draw:text-style-name="P7" draw:layer="layout" svg:width="0.446cm" svg:height="0.527cm" svg:x="8.061cm" svg:y="7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51" draw:id="id651">
          <svg:title>TexMaths</svg:title>
          <svg:desc>22§display§\text F§svg§600§FALSE§</svg:desc>
          <draw:polygon draw:style-name="gr2" draw:text-style-name="P6" draw:layer="layout" svg:width="0.395cm" svg:height="0.45cm" svg:x="8.075cm" svg:y="8.608cm" svg:viewBox="0 0 396 451" draw:points="197,451 0,451 0,0 396,0 396,451">
            <text:p/>
          </draw:polygon>
          <draw:path draw:style-name="gr3" draw:text-style-name="P7" draw:layer="layout" svg:width="0.446cm" svg:height="0.527cm" svg:x="8.061cm" svg:y="8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64" draw:id="id664">
          <svg:title>TexMaths</svg:title>
          <svg:desc>22§display§\text F§svg§600§FALSE§</svg:desc>
          <draw:polygon draw:style-name="gr2" draw:text-style-name="P6" draw:layer="layout" svg:width="0.395cm" svg:height="0.45cm" svg:x="12.975cm" svg:y="5.608cm" svg:viewBox="0 0 396 451" draw:points="197,451 0,451 0,0 396,0 396,451">
            <text:p/>
          </draw:polygon>
          <draw:path draw:style-name="gr3" draw:text-style-name="P7" draw:layer="layout" svg:width="0.446cm" svg:height="0.527cm" svg:x="12.961cm" svg:y="5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65" draw:id="id665">
          <svg:title>TexMaths</svg:title>
          <svg:desc>22§display§\text F§svg§600§FALSE§</svg:desc>
          <draw:polygon draw:style-name="gr2" draw:text-style-name="P6" draw:layer="layout" svg:width="0.395cm" svg:height="0.45cm" svg:x="12.975cm" svg:y="6.608cm" svg:viewBox="0 0 396 451" draw:points="197,451 0,451 0,0 396,0 396,451">
            <text:p/>
          </draw:polygon>
          <draw:path draw:style-name="gr3" draw:text-style-name="P7" draw:layer="layout" svg:width="0.446cm" svg:height="0.527cm" svg:x="12.961cm" svg:y="6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66" draw:id="id666">
          <svg:title>TexMaths</svg:title>
          <svg:desc>22§display§\text T§svg§600§FALSE§</svg:desc>
          <draw:polygon draw:style-name="gr2" draw:text-style-name="P6" draw:layer="layout" svg:width="0.454cm" svg:height="0.446cm" svg:x="12.871cm" svg:y="7.608cm" svg:viewBox="0 0 455 447" draw:points="227,447 0,447 0,0 455,0 455,447">
            <text:p/>
          </draw:polygon>
          <draw:path draw:style-name="gr3" draw:text-style-name="P7" draw:layer="layout" svg:width="0.503cm" svg:height="0.523cm" svg:x="12.86cm" svg:y="7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67" draw:id="id667">
          <svg:title>TexMaths</svg:title>
          <svg:desc>22§display§\text T§svg§600§FALSE§</svg:desc>
          <draw:polygon draw:style-name="gr2" draw:text-style-name="P6" draw:layer="layout" svg:width="0.454cm" svg:height="0.446cm" svg:x="12.871cm" svg:y="8.608cm" svg:viewBox="0 0 455 447" draw:points="227,447 0,447 0,0 455,0 455,447">
            <text:p/>
          </draw:polygon>
          <draw:path draw:style-name="gr3" draw:text-style-name="P7" draw:layer="layout" svg:width="0.503cm" svg:height="0.523cm" svg:x="12.86cm" svg:y="8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68" draw:id="id668">
          <svg:title>TexMaths</svg:title>
          <svg:desc>22§display§\text F§svg§600§FALSE§</svg:desc>
          <draw:polygon draw:style-name="gr2" draw:text-style-name="P6" draw:layer="layout" svg:width="0.395cm" svg:height="0.45cm" svg:x="12.975cm" svg:y="9.608cm" svg:viewBox="0 0 396 451" draw:points="197,451 0,451 0,0 396,0 396,451">
            <text:p/>
          </draw:polygon>
          <draw:path draw:style-name="gr3" draw:text-style-name="P7" draw:layer="layout" svg:width="0.446cm" svg:height="0.527cm" svg:x="12.961cm" svg:y="9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69" draw:id="id669">
          <svg:title>TexMaths</svg:title>
          <svg:desc>22§display§\text F§svg§600§FALSE§</svg:desc>
          <draw:polygon draw:style-name="gr2" draw:text-style-name="P6" draw:layer="layout" svg:width="0.395cm" svg:height="0.45cm" svg:x="12.975cm" svg:y="10.508cm" svg:viewBox="0 0 396 451" draw:points="197,451 0,451 0,0 396,0 396,451">
            <text:p/>
          </draw:polygon>
          <draw:path draw:style-name="gr3" draw:text-style-name="P7" draw:layer="layout" svg:width="0.446cm" svg:height="0.527cm" svg:x="12.961cm" svg:y="10.4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70" draw:id="id670">
          <svg:title>TexMaths</svg:title>
          <svg:desc>22§display§\text T§svg§600§FALSE§</svg:desc>
          <draw:polygon draw:style-name="gr2" draw:text-style-name="P6" draw:layer="layout" svg:width="0.454cm" svg:height="0.446cm" svg:x="12.871cm" svg:y="11.508cm" svg:viewBox="0 0 455 447" draw:points="227,447 0,447 0,0 455,0 455,447">
            <text:p/>
          </draw:polygon>
          <draw:path draw:style-name="gr3" draw:text-style-name="P7" draw:layer="layout" svg:width="0.503cm" svg:height="0.523cm" svg:x="12.86cm" svg:y="11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71" draw:id="id671">
          <svg:title>TexMaths</svg:title>
          <svg:desc>22§display§\text T§svg§600§FALSE§</svg:desc>
          <draw:polygon draw:style-name="gr2" draw:text-style-name="P6" draw:layer="layout" svg:width="0.454cm" svg:height="0.446cm" svg:x="12.871cm" svg:y="12.508cm" svg:viewBox="0 0 455 447" draw:points="227,447 0,447 0,0 455,0 455,447">
            <text:p/>
          </draw:polygon>
          <draw:path draw:style-name="gr3" draw:text-style-name="P7" draw:layer="layout" svg:width="0.503cm" svg:height="0.523cm" svg:x="12.86cm" svg:y="12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72" draw:id="id672">
          <svg:title>TexMaths</svg:title>
          <svg:desc>22§display§\text T§svg§600§FALSE§</svg:desc>
          <draw:polygon draw:style-name="gr2" draw:text-style-name="P6" draw:layer="layout" svg:width="0.454cm" svg:height="0.446cm" svg:x="15.271cm" svg:y="5.608cm" svg:viewBox="0 0 455 447" draw:points="227,447 0,447 0,0 455,0 455,447">
            <text:p/>
          </draw:polygon>
          <draw:path draw:style-name="gr3" draw:text-style-name="P7" draw:layer="layout" svg:width="0.503cm" svg:height="0.523cm" svg:x="15.26cm" svg:y="5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73" draw:id="id673">
          <svg:title>TexMaths</svg:title>
          <svg:desc>22§display§\text T§svg§600§FALSE§</svg:desc>
          <draw:polygon draw:style-name="gr2" draw:text-style-name="P6" draw:layer="layout" svg:width="0.454cm" svg:height="0.446cm" svg:x="15.272cm" svg:y="6.608cm" svg:viewBox="0 0 455 447" draw:points="227,447 0,447 0,0 455,0 455,447">
            <text:p/>
          </draw:polygon>
          <draw:path draw:style-name="gr3" draw:text-style-name="P7" draw:layer="layout" svg:width="0.503cm" svg:height="0.523cm" svg:x="15.261cm" svg:y="6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74" draw:id="id674">
          <svg:title>TexMaths</svg:title>
          <svg:desc>22§display§\text T§svg§600§FALSE§</svg:desc>
          <draw:polygon draw:style-name="gr2" draw:text-style-name="P6" draw:layer="layout" svg:width="0.454cm" svg:height="0.446cm" svg:x="15.271cm" svg:y="7.608cm" svg:viewBox="0 0 455 447" draw:points="227,447 0,447 0,0 455,0 455,447">
            <text:p/>
          </draw:polygon>
          <draw:path draw:style-name="gr3" draw:text-style-name="P7" draw:layer="layout" svg:width="0.503cm" svg:height="0.523cm" svg:x="15.26cm" svg:y="7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75" draw:id="id675">
          <svg:title>TexMaths</svg:title>
          <svg:desc>22§display§\text T§svg§600§FALSE§</svg:desc>
          <draw:polygon draw:style-name="gr2" draw:text-style-name="P6" draw:layer="layout" svg:width="0.454cm" svg:height="0.446cm" svg:x="15.271cm" svg:y="8.608cm" svg:viewBox="0 0 455 447" draw:points="227,447 0,447 0,0 455,0 455,447">
            <text:p/>
          </draw:polygon>
          <draw:path draw:style-name="gr3" draw:text-style-name="P7" draw:layer="layout" svg:width="0.503cm" svg:height="0.523cm" svg:x="15.26cm" svg:y="8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76" draw:id="id676">
          <svg:title>TexMaths</svg:title>
          <svg:desc>22§display§\text F§svg§600§FALSE§</svg:desc>
          <draw:polygon draw:style-name="gr2" draw:text-style-name="P6" draw:layer="layout" svg:width="0.395cm" svg:height="0.45cm" svg:x="15.375cm" svg:y="9.608cm" svg:viewBox="0 0 396 451" draw:points="197,451 0,451 0,0 396,0 396,451">
            <text:p/>
          </draw:polygon>
          <draw:path draw:style-name="gr3" draw:text-style-name="P7" draw:layer="layout" svg:width="0.446cm" svg:height="0.527cm" svg:x="15.361cm" svg:y="9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77" draw:id="id677">
          <svg:title>TexMaths</svg:title>
          <svg:desc>22§display§\text F§svg§600§FALSE§</svg:desc>
          <draw:polygon draw:style-name="gr2" draw:text-style-name="P6" draw:layer="layout" svg:width="0.395cm" svg:height="0.45cm" svg:x="15.376cm" svg:y="10.508cm" svg:viewBox="0 0 396 451" draw:points="197,451 0,451 0,0 396,0 396,451">
            <text:p/>
          </draw:polygon>
          <draw:path draw:style-name="gr3" draw:text-style-name="P7" draw:layer="layout" svg:width="0.446cm" svg:height="0.527cm" svg:x="15.362cm" svg:y="10.4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78" draw:id="id678">
          <svg:title>TexMaths</svg:title>
          <svg:desc>22§display§\text T§svg§600§FALSE§</svg:desc>
          <draw:polygon draw:style-name="gr2" draw:text-style-name="P6" draw:layer="layout" svg:width="0.454cm" svg:height="0.446cm" svg:x="15.271cm" svg:y="11.508cm" svg:viewBox="0 0 455 447" draw:points="227,447 0,447 0,0 455,0 455,447">
            <text:p/>
          </draw:polygon>
          <draw:path draw:style-name="gr3" draw:text-style-name="P7" draw:layer="layout" svg:width="0.503cm" svg:height="0.523cm" svg:x="15.26cm" svg:y="11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79" draw:id="id679">
          <svg:title>TexMaths</svg:title>
          <svg:desc>22§display§\text T§svg§600§FALSE§</svg:desc>
          <draw:polygon draw:style-name="gr2" draw:text-style-name="P6" draw:layer="layout" svg:width="0.454cm" svg:height="0.446cm" svg:x="15.271cm" svg:y="12.508cm" svg:viewBox="0 0 455 447" draw:points="227,447 0,447 0,0 455,0 455,447">
            <text:p/>
          </draw:polygon>
          <draw:path draw:style-name="gr3" draw:text-style-name="P7" draw:layer="layout" svg:width="0.503cm" svg:height="0.523cm" svg:x="15.26cm" svg:y="12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80" draw:id="id680">
          <svg:title>TexMaths</svg:title>
          <svg:desc>22§display§\text F§svg§600§FALSE§</svg:desc>
          <draw:polygon draw:style-name="gr2" draw:text-style-name="P6" draw:layer="layout" svg:width="0.395cm" svg:height="0.45cm" svg:x="17.776cm" svg:y="5.608cm" svg:viewBox="0 0 396 451" draw:points="197,451 0,451 0,0 396,0 396,451">
            <text:p/>
          </draw:polygon>
          <draw:path draw:style-name="gr3" draw:text-style-name="P7" draw:layer="layout" svg:width="0.446cm" svg:height="0.527cm" svg:x="17.762cm" svg:y="5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81" draw:id="id681">
          <svg:title>TexMaths</svg:title>
          <svg:desc>22§display§\text F§svg§600§FALSE§</svg:desc>
          <draw:polygon draw:style-name="gr2" draw:text-style-name="P6" draw:layer="layout" svg:width="0.395cm" svg:height="0.45cm" svg:x="17.776cm" svg:y="6.608cm" svg:viewBox="0 0 396 451" draw:points="197,451 0,451 0,0 396,0 396,451">
            <text:p/>
          </draw:polygon>
          <draw:path draw:style-name="gr3" draw:text-style-name="P7" draw:layer="layout" svg:width="0.446cm" svg:height="0.527cm" svg:x="17.762cm" svg:y="6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82" draw:id="id682">
          <svg:title>TexMaths</svg:title>
          <svg:desc>22§display§\text F§svg§600§FALSE§</svg:desc>
          <draw:polygon draw:style-name="gr2" draw:text-style-name="P6" draw:layer="layout" svg:width="0.395cm" svg:height="0.45cm" svg:x="17.776cm" svg:y="7.609cm" svg:viewBox="0 0 396 451" draw:points="197,451 0,451 0,0 396,0 396,451">
            <text:p/>
          </draw:polygon>
          <draw:path draw:style-name="gr3" draw:text-style-name="P7" draw:layer="layout" svg:width="0.446cm" svg:height="0.527cm" svg:x="17.762cm" svg:y="7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83" draw:id="id683">
          <svg:title>TexMaths</svg:title>
          <svg:desc>22§display§\text F§svg§600§FALSE§</svg:desc>
          <draw:polygon draw:style-name="gr2" draw:text-style-name="P6" draw:layer="layout" svg:width="0.395cm" svg:height="0.45cm" svg:x="17.776cm" svg:y="8.608cm" svg:viewBox="0 0 396 451" draw:points="197,451 0,451 0,0 396,0 396,451">
            <text:p/>
          </draw:polygon>
          <draw:path draw:style-name="gr3" draw:text-style-name="P7" draw:layer="layout" svg:width="0.446cm" svg:height="0.527cm" svg:x="17.762cm" svg:y="8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88" draw:id="id688">
          <svg:title>TexMaths</svg:title>
          <svg:desc>22§display§\text F§svg§600§FALSE§</svg:desc>
          <draw:polygon draw:style-name="gr2" draw:text-style-name="P6" draw:layer="layout" svg:width="0.395cm" svg:height="0.45cm" svg:x="20.275cm" svg:y="5.608cm" svg:viewBox="0 0 396 451" draw:points="197,451 0,451 0,0 396,0 396,451">
            <text:p/>
          </draw:polygon>
          <draw:path draw:style-name="gr3" draw:text-style-name="P7" draw:layer="layout" svg:width="0.446cm" svg:height="0.527cm" svg:x="20.261cm" svg:y="5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89" draw:id="id689">
          <svg:title>TexMaths</svg:title>
          <svg:desc>22§display§\text F§svg§600§FALSE§</svg:desc>
          <draw:polygon draw:style-name="gr2" draw:text-style-name="P6" draw:layer="layout" svg:width="0.395cm" svg:height="0.45cm" svg:x="20.275cm" svg:y="6.608cm" svg:viewBox="0 0 396 451" draw:points="197,451 0,451 0,0 396,0 396,451">
            <text:p/>
          </draw:polygon>
          <draw:path draw:style-name="gr3" draw:text-style-name="P7" draw:layer="layout" svg:width="0.446cm" svg:height="0.527cm" svg:x="20.261cm" svg:y="6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90" draw:id="id690">
          <svg:title>TexMaths</svg:title>
          <svg:desc>22§display§\text F§svg§600§FALSE§</svg:desc>
          <draw:polygon draw:style-name="gr2" draw:text-style-name="P6" draw:layer="layout" svg:width="0.395cm" svg:height="0.45cm" svg:x="20.275cm" svg:y="7.609cm" svg:viewBox="0 0 396 451" draw:points="197,451 0,451 0,0 396,0 396,451">
            <text:p/>
          </draw:polygon>
          <draw:path draw:style-name="gr3" draw:text-style-name="P7" draw:layer="layout" svg:width="0.446cm" svg:height="0.527cm" svg:x="20.261cm" svg:y="7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91" draw:id="id691">
          <svg:title>TexMaths</svg:title>
          <svg:desc>22§display§\text F§svg§600§FALSE§</svg:desc>
          <draw:polygon draw:style-name="gr2" draw:text-style-name="P6" draw:layer="layout" svg:width="0.395cm" svg:height="0.45cm" svg:x="20.275cm" svg:y="8.608cm" svg:viewBox="0 0 396 451" draw:points="197,451 0,451 0,0 396,0 396,451">
            <text:p/>
          </draw:polygon>
          <draw:path draw:style-name="gr3" draw:text-style-name="P7" draw:layer="layout" svg:width="0.446cm" svg:height="0.527cm" svg:x="20.261cm" svg:y="8.5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92" draw:id="id692">
          <svg:title>TexMaths</svg:title>
          <svg:desc>22§display§\text T§svg§600§FALSE§</svg:desc>
          <draw:polygon draw:style-name="gr2" draw:text-style-name="P6" draw:layer="layout" svg:width="0.454cm" svg:height="0.446cm" svg:x="20.271cm" svg:y="9.608cm" svg:viewBox="0 0 455 447" draw:points="227,447 0,447 0,0 455,0 455,447">
            <text:p/>
          </draw:polygon>
          <draw:path draw:style-name="gr3" draw:text-style-name="P7" draw:layer="layout" svg:width="0.503cm" svg:height="0.523cm" svg:x="20.26cm" svg:y="9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93" draw:id="id693">
          <svg:title>TexMaths</svg:title>
          <svg:desc>22§display§\text T§svg§600§FALSE§</svg:desc>
          <draw:polygon draw:style-name="gr2" draw:text-style-name="P6" draw:layer="layout" svg:width="0.454cm" svg:height="0.446cm" svg:x="20.272cm" svg:y="10.508cm" svg:viewBox="0 0 455 447" draw:points="227,447 0,447 0,0 455,0 455,447">
            <text:p/>
          </draw:polygon>
          <draw:path draw:style-name="gr3" draw:text-style-name="P7" draw:layer="layout" svg:width="0.503cm" svg:height="0.523cm" svg:x="20.261cm" svg:y="10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94" draw:id="id694">
          <svg:title>TexMaths</svg:title>
          <svg:desc>22§display§\text F§svg§600§FALSE§</svg:desc>
          <draw:polygon draw:style-name="gr2" draw:text-style-name="P6" draw:layer="layout" svg:width="0.395cm" svg:height="0.45cm" svg:x="20.275cm" svg:y="11.508cm" svg:viewBox="0 0 396 451" draw:points="197,451 0,451 0,0 396,0 396,451">
            <text:p/>
          </draw:polygon>
          <draw:path draw:style-name="gr3" draw:text-style-name="P7" draw:layer="layout" svg:width="0.446cm" svg:height="0.527cm" svg:x="20.261cm" svg:y="11.4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95" draw:id="id695">
          <svg:title>TexMaths</svg:title>
          <svg:desc>22§display§\text F§svg§600§FALSE§</svg:desc>
          <draw:polygon draw:style-name="gr2" draw:text-style-name="P6" draw:layer="layout" svg:width="0.395cm" svg:height="0.45cm" svg:x="20.275cm" svg:y="12.508cm" svg:viewBox="0 0 396 451" draw:points="197,451 0,451 0,0 396,0 396,451">
            <text:p/>
          </draw:polygon>
          <draw:path draw:style-name="gr3" draw:text-style-name="P7" draw:layer="layout" svg:width="0.446cm" svg:height="0.527cm" svg:x="20.261cm" svg:y="12.469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99" draw:id="id699">
          <svg:title>TexMaths</svg:title>
          <svg:desc>22§display§\text T§svg§600§FALSE§</svg:desc>
          <draw:polygon draw:style-name="gr2" draw:text-style-name="P6" draw:layer="layout" svg:width="0.454cm" svg:height="0.446cm" svg:x="22.571cm" svg:y="8.608cm" svg:viewBox="0 0 455 447" draw:points="227,447 0,447 0,0 455,0 455,447">
            <text:p/>
          </draw:polygon>
          <draw:path draw:style-name="gr3" draw:text-style-name="P7" draw:layer="layout" svg:width="0.503cm" svg:height="0.523cm" svg:x="22.56cm" svg:y="8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00" draw:id="id700">
          <svg:title>TexMaths</svg:title>
          <svg:desc>22§display§\text T§svg§600§FALSE§</svg:desc>
          <draw:polygon draw:style-name="gr2" draw:text-style-name="P6" draw:layer="layout" svg:width="0.454cm" svg:height="0.446cm" svg:x="22.571cm" svg:y="9.608cm" svg:viewBox="0 0 455 447" draw:points="227,447 0,447 0,0 455,0 455,447">
            <text:p/>
          </draw:polygon>
          <draw:path draw:style-name="gr3" draw:text-style-name="P7" draw:layer="layout" svg:width="0.503cm" svg:height="0.523cm" svg:x="22.56cm" svg:y="9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01" draw:id="id701">
          <svg:title>TexMaths</svg:title>
          <svg:desc>22§display§\text T§svg§600§FALSE§</svg:desc>
          <draw:polygon draw:style-name="gr2" draw:text-style-name="P6" draw:layer="layout" svg:width="0.454cm" svg:height="0.446cm" svg:x="22.572cm" svg:y="10.508cm" svg:viewBox="0 0 455 447" draw:points="227,447 0,447 0,0 455,0 455,447">
            <text:p/>
          </draw:polygon>
          <draw:path draw:style-name="gr3" draw:text-style-name="P7" draw:layer="layout" svg:width="0.503cm" svg:height="0.523cm" svg:x="22.561cm" svg:y="10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02" draw:id="id702">
          <svg:title>TexMaths</svg:title>
          <svg:desc>22§display§\text T§svg§600§FALSE§</svg:desc>
          <draw:polygon draw:style-name="gr2" draw:text-style-name="P6" draw:layer="layout" svg:width="0.454cm" svg:height="0.446cm" svg:x="22.571cm" svg:y="11.508cm" svg:viewBox="0 0 455 447" draw:points="227,447 0,447 0,0 455,0 455,447">
            <text:p/>
          </draw:polygon>
          <draw:path draw:style-name="gr3" draw:text-style-name="P7" draw:layer="layout" svg:width="0.503cm" svg:height="0.523cm" svg:x="22.56cm" svg:y="11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03" draw:id="id703">
          <svg:title>TexMaths</svg:title>
          <svg:desc>22§display§\text T§svg§600§FALSE§</svg:desc>
          <draw:polygon draw:style-name="gr2" draw:text-style-name="P6" draw:layer="layout" svg:width="0.454cm" svg:height="0.446cm" svg:x="22.571cm" svg:y="12.508cm" svg:viewBox="0 0 455 447" draw:points="227,447 0,447 0,0 455,0 455,447">
            <text:p/>
          </draw:polygon>
          <draw:path draw:style-name="gr3" draw:text-style-name="P7" draw:layer="layout" svg:width="0.503cm" svg:height="0.523cm" svg:x="22.56cm" svg:y="12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12" draw:id="id712">
          <svg:title>TexMaths</svg:title>
          <svg:desc>20§display§\text {All the entries of col (9) are neither all True (T) nor all False (F) }§svg§600§FALSE§</svg:desc>
          <draw:polygon draw:style-name="gr2" draw:text-style-name="P6" draw:layer="layout" svg:width="19.989cm" svg:height="0.633cm" svg:x="5.118cm" svg:y="13.595cm" svg:viewBox="0 0 19990 634" draw:points="9995,634 0,634 0,0 19990,0 19990,634">
            <text:p/>
          </draw:polygon>
          <draw:path draw:style-name="gr3" draw:text-style-name="P7" draw:layer="layout" svg:width="0.482cm" svg:height="0.505cm" svg:x="5.105cm" svg:y="13.584cm" svg:viewBox="0 0 483 506" svg:d="M258 14c-4-9-5-14-16-14-12 0-13 5-16 14l-148 421c-12 37-40 47-78 48v23c16-2 46-4 72-4 22 0 59 2 82 4v-23c-36 0-53-17-53-37 0-1 0-8 0-9l33-93h175l37 107c0 3 1 8 1 11 0 21-38 21-57 21v23c25-4 73-4 100-4 31 0 63 2 93 4v-23h-13c-41 0-52-5-59-29zM221 93l80 229h-159z">
            <text:p/>
          </draw:path>
          <draw:path draw:style-name="gr3" draw:text-style-name="P7" draw:layer="layout" svg:width="0.157cm" svg:height="0.489cm" svg:x="5.633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7cm" svg:height="0.489cm" svg:x="5.828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221cm" svg:height="0.441cm" svg:x="6.247cm" svg:y="13.65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54cm" svg:height="0.489cm" svg:x="6.531cm" svg:y="13.6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6.918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73cm" svg:height="0.324cm" svg:x="7.465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7.78cm" svg:y="13.7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8.142cm" svg:y="13.654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237cm" svg:height="0.311cm" svg:x="8.422cm" svg:y="13.7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151cm" svg:height="0.471cm" svg:x="8.7cm" svg:y="13.6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73cm" svg:height="0.324cm" svg:x="8.892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1cm" svg:height="0.324cm" svg:x="9.207cm" svg:y="13.7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9.716cm" svg:y="13.7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10.071cm" svg:y="13.592cm" svg:viewBox="0 0 229 498" svg:d="M101 194v-82c0-62 33-96 65-96 2 0 13 0 23 5-8 3-21 11-21 29 0 16 11 30 30 30 21 0 31-14 31-30 0-26-26-50-63-50-49 0-110 37-110 112v82h-56v20h56v229c0 32-8 32-56 32v23c29-2 62-4 82-4 28 0 60 0 89 4v-23h-14c-53 0-55-8-55-33v-228h82v-20z">
            <text:p/>
          </draw:path>
          <draw:path draw:style-name="gr3" draw:text-style-name="P7" draw:layer="layout" svg:width="0.268cm" svg:height="0.324cm" svg:x="10.521cm" svg:y="13.77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0.83cm" svg:y="13.7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157cm" svg:height="0.489cm" svg:x="11.183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64cm" svg:height="0.703cm" svg:x="11.66cm" svg:y="13.5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1.894cm" svg:y="13.619cm" svg:viewBox="0 0 293 485" svg:d="M230 245v22c0 167-73 199-115 199-13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164cm" svg:height="0.703cm" svg:x="12.255cm" svg:y="13.5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17cm" svg:height="0.324cm" svg:x="12.753cm" svg:y="13.773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237cm" svg:height="0.311cm" svg:x="13.094cm" svg:y="13.7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273cm" svg:height="0.324cm" svg:x="13.369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13.919cm" svg:y="13.7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73cm" svg:height="0.324cm" svg:x="14.306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151cm" svg:height="0.471cm" svg:x="14.622cm" svg:y="13.6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21cm" svg:height="0.441cm" svg:x="14.807cm" svg:y="13.65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54cm" svg:height="0.489cm" svg:x="15.09cm" svg:y="13.6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15.478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7cm" svg:height="0.311cm" svg:x="15.79cm" svg:y="13.7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17cm" svg:height="0.324cm" svg:x="16.31cm" svg:y="13.77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157cm" svg:height="0.489cm" svg:x="16.655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7cm" svg:height="0.489cm" svg:x="16.85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457cm" svg:height="0.476cm" svg:x="17.282cm" svg:y="13.611cm" svg:viewBox="0 0 458 477" svg:d="M445 0h-432l-13 158h18c9-113 20-136 126-136 13 0 32 0 38 2 15 2 15 10 15 26v372c0 24 0 34-74 34h-27v21c29-2 101-2 133-2s105 0 134 2v-21h-29c-73 0-73-10-73-34v-372c0-15 0-24 13-26 6-2 25-2 40-2 105 0 116 23 126 136h18z">
            <text:p/>
          </draw:path>
          <draw:path draw:style-name="gr3" draw:text-style-name="P7" draw:layer="layout" svg:width="0.237cm" svg:height="0.311cm" svg:x="17.726cm" svg:y="13.7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54cm" svg:height="0.319cm" svg:x="18.004cm" svg:y="13.776cm" svg:viewBox="0 0 355 320" svg:d="M253 256v64l102-8v-22c-49 0-54-5-54-39v-251l-104 8v22c49 0 54 5 54 39v126c0 61-33 109-85 109-59 0-62-32-62-69v-235l-104 8v22c54 0 54 2 54 64v106c0 56 0 120 108 120 40 0 72-19 91-64z">
            <text:p/>
          </draw:path>
          <draw:path draw:style-name="gr3" draw:text-style-name="P7" draw:layer="layout" svg:width="0.273cm" svg:height="0.324cm" svg:x="18.391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164cm" svg:height="0.703cm" svg:x="18.988cm" svg:y="13.5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57cm" svg:height="0.476cm" svg:x="19.217cm" svg:y="13.611cm" svg:viewBox="0 0 458 477" svg:d="M445 0h-432l-13 158h18c9-113 20-136 126-136 13 0 32 0 38 2 15 2 15 10 15 26v372c0 24 0 34-74 34h-27v21c29-2 101-2 133-2s105 0 134 2v-21h-29c-73 0-73-10-73-34v-372c0-15 0-24 13-26 6-2 25-2 40-2 105 0 116 23 126 136h18z">
            <text:p/>
          </draw:path>
          <draw:path draw:style-name="gr3" draw:text-style-name="P7" draw:layer="layout" svg:width="0.164cm" svg:height="0.703cm" svg:x="19.74cm" svg:y="13.5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54cm" svg:height="0.311cm" svg:x="20.229cm" svg:y="13.7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13cm" svg:height="0.324cm" svg:x="20.617cm" svg:y="13.7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37cm" svg:height="0.311cm" svg:x="20.969cm" svg:y="13.776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17cm" svg:height="0.324cm" svg:x="21.489cm" svg:y="13.773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157cm" svg:height="0.489cm" svg:x="21.833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7cm" svg:height="0.489cm" svg:x="22.028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405cm" svg:height="0.479cm" svg:x="22.458cm" svg:y="13.61cm" svg:viewBox="0 0 406 480" svg:d="M387 0h-387v22h18c54 0 54 8 54 32v370c0 26 0 34-54 34h-18v22c24-3 80-3 107-3 29 0 93 0 119 3v-22h-23c-67 0-67-10-67-34v-174h61c67 0 73 24 73 83h18v-187h-18c0 59-6 83-73 83h-61v-179c0-23 2-28 34-28h84c106 0 124 39 135 136h17z">
            <text:p/>
          </draw:path>
          <draw:path draw:style-name="gr3" draw:text-style-name="P7" draw:layer="layout" svg:width="0.317cm" svg:height="0.324cm" svg:x="22.865cm" svg:y="13.773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157cm" svg:height="0.489cm" svg:x="23.21cm" svg:y="13.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231cm" svg:height="0.324cm" svg:x="23.405cm" svg:y="13.7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23.679cm" svg:y="13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164cm" svg:height="0.703cm" svg:x="24.276cm" svg:y="13.5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07cm" svg:height="0.479cm" svg:x="24.501cm" svg:y="13.61cm" svg:viewBox="0 0 408 480" svg:d="M387 0h-387v22h18c54 0 54 8 54 32v370c0 26 0 34-54 34h-18v22c24-3 80-3 107-3 29 0 93 0 119 3v-22h-23c-67 0-67-10-67-34v-174h61c67 0 73 24 73 83h18v-187h-18c0 59-6 83-73 83h-61v-179c0-23 2-28 34-28h84c106 0 124 39 135 136h19z">
            <text:p/>
          </draw:path>
          <draw:path draw:style-name="gr3" draw:text-style-name="P7" draw:layer="layout" svg:width="0.164cm" svg:height="0.703cm" svg:x="24.978cm" svg:y="13.56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713" draw:id="id713">
          <svg:title>TexMaths</svg:title>
          <svg:desc>20§display§\therefore \ \ [\ ( p \ \vee \sim q ) \vee ( \sim p \wedge  q ) \ ] \wedge r \  \text { is a Contingency }  §svg§600§FALSE§</svg:desc>
          <draw:polygon draw:style-name="gr2" draw:text-style-name="P6" draw:layer="layout" svg:width="15.036cm" svg:height="0.633cm" svg:x="5.018cm" svg:y="14.595cm" svg:viewBox="0 0 15037 634" draw:points="7518,634 0,634 0,0 15037,0 15037,634">
            <text:p/>
          </draw:polygon>
          <draw:path draw:style-name="gr3" draw:text-style-name="P7" draw:layer="layout" svg:width="0.426cm" svg:height="0.38cm" svg:x="5.004cm" svg:y="14.762cm" svg:viewBox="0 0 427 381" svg:d="M251 37c0-19-17-37-37-37s-38 18-38 37c0 21 18 38 38 38s37-16 37-38zM427 342c0-19-16-36-37-36-20 0-38 17-38 36 0 21 18 39 38 39 21 0 37-18 37-39zM75 342c0-19-17-36-38-36-19 0-37 17-37 36 0 21 18 39 37 39 21 0 38-18 38-39z">
            <text:p/>
          </draw:path>
          <draw:polygon draw:style-name="gr3" draw:text-style-name="P7" draw:layer="layout" svg:width="0.097cm" svg:height="0.703cm" svg:x="6.199cm" svg:y="14.56cm" svg:viewBox="0 0 98 704" draw:points="98,704 98,677 29,677 29,29 98,29 98,0 0,0 0,704">
            <text:p/>
          </draw:polygon>
          <draw:path draw:style-name="gr3" draw:text-style-name="P7" draw:layer="layout" svg:width="0.164cm" svg:height="0.703cm" svg:x="6.615cm" svg:y="14.5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67cm" svg:height="0.447cm" svg:x="6.796cm" svg:y="14.77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391cm" svg:height="0.436cm" svg:x="7.446cm" svg:y="14.667cm" svg:viewBox="0 0 392 437" svg:d="M387 29c5-10 5-11 5-15 0-8-6-14-14-14-7 0-12 5-16 16l-165 373-167-375c-6-12-11-14-16-14-8 0-14 6-14 14 0 2 0 4 5 12l176 396c5 13 9 15 16 15 8 0 11-5 14-15z">
            <text:p/>
          </draw:path>
          <draw:path draw:style-name="gr3" draw:text-style-name="P7" draw:layer="layout" svg:width="0.469cm" svg:height="0.165cm" svg:x="8.11cm" svg:y="14.829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29cm" svg:height="0.447cm" svg:x="8.841cm" svg:y="14.776cm" svg:viewBox="0 0 291 448" svg:d="M291 8c0-3-1-8-6-8-8 0-37 29-48 50-16-39-43-50-67-50-84 0-170 104-170 206 0 69 42 114 93 114 30 0 59-18 83-43-6 25-29 120-30 126-7 21-13 23-52 24-9 0-16 0-16 15 0 0 0 6 8 6 23 0 48-2 72-2s48 2 72 2c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164cm" svg:height="0.703cm" svg:x="9.191cm" svg:y="14.5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91cm" svg:height="0.436cm" svg:x="9.62cm" svg:y="14.667cm" svg:viewBox="0 0 392 437" svg:d="M387 29c5-10 5-11 5-15 0-8-6-14-14-14-7 0-12 5-16 16l-165 373-167-375c-6-12-11-14-16-14-8 0-14 6-14 14 0 2 0 4 5 12l176 396c5 13 9 15 16 15 8 0 11-5 14-15z">
            <text:p/>
          </draw:path>
          <draw:path draw:style-name="gr3" draw:text-style-name="P7" draw:layer="layout" svg:width="0.164cm" svg:height="0.703cm" svg:x="10.276cm" svg:y="14.5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469cm" svg:height="0.165cm" svg:x="10.518cm" svg:y="14.829cm" svg:viewBox="0 0 470 166" svg:d="M470 24c0-16-4-24-9-24-3 0-10 6-10 19-3 69-49 107-99 107-45 0-78-30-114-60-35-34-72-66-120-66-76 0-118 78-118 142 0 23 10 23 10 23 8 0 9-15 9-16 3-79 56-109 99-109 45 0 79 30 114 61 35 32 72 65 120 65 77 0 118-78 118-142z">
            <text:p/>
          </draw:path>
          <draw:path draw:style-name="gr3" draw:text-style-name="P7" draw:layer="layout" svg:width="0.367cm" svg:height="0.447cm" svg:x="11.199cm" svg:y="14.77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391cm" svg:height="0.436cm" svg:x="11.77cm" svg:y="14.667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29cm" svg:height="0.447cm" svg:x="12.383cm" svg:y="14.776cm" svg:viewBox="0 0 291 448" svg:d="M291 8c0-3-1-8-6-8-8 0-37 29-48 50-16-39-43-50-67-50-84 0-170 104-170 206 0 69 42 114 93 114 30 0 59-18 83-43-6 25-29 120-30 126-7 21-13 23-52 24-9 0-16 0-16 15 0 0 0 6 8 6 23 0 48-2 72-2s48 2 72 2c4 0 13 0 13-13 0-8-6-8-19-8-34 0-34-5-34-11 0-5 2-10 4-16zM96 304c-43 0-46-54-46-66 0-35 20-112 33-140 21-53 58-82 87-82 46 0 56 56 56 61s-39 160-40 161c-12 21-52 66-90 66z">
            <text:p/>
          </draw:path>
          <draw:path draw:style-name="gr3" draw:text-style-name="P7" draw:layer="layout" svg:width="0.164cm" svg:height="0.703cm" svg:x="12.735cm" svg:y="14.5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13.218cm" svg:y="14.56cm" svg:viewBox="0 0 98 704" draw:points="98,0 0,0 0,29 69,29 69,677 0,677 0,704 98,704">
            <text:p/>
          </draw:polygon>
          <draw:path draw:style-name="gr3" draw:text-style-name="P7" draw:layer="layout" svg:width="0.391cm" svg:height="0.436cm" svg:x="13.593cm" svg:y="14.667cm" svg:viewBox="0 0 392 437" svg:d="M213 14c-7-11-10-14-16-14-10 0-11 5-16 14l-176 396c-5 8-5 9-5 14 0 6 6 13 14 13 5 0 10 0 16-15l167-374 165 374c6 15 14 15 16 15 8 0 14-7 14-13 0-2 0-3-3-11z">
            <text:p/>
          </draw:path>
          <draw:path draw:style-name="gr3" draw:text-style-name="P7" draw:layer="layout" svg:width="0.287cm" svg:height="0.319cm" svg:x="14.199cm" svg:y="14.776cm" svg:viewBox="0 0 288 320" svg:d="M42 270c-2 12-7 28-7 31 0 13 10 19 21 19 8 0 21-6 26-19 1-3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" draw:text-style-name="P7" draw:layer="layout" svg:width="0.151cm" svg:height="0.471cm" svg:x="15.007cm" svg:y="14.6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231cm" svg:height="0.324cm" svg:x="15.202cm" svg:y="14.77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7cm" svg:height="0.324cm" svg:x="15.721cm" svg:y="14.773cm" svg:viewBox="0 0 318 325" svg:d="M205 262c3 29 22 58 56 58 14 0 57-10 57-67v-39h-17v39c0 41-18 46-26 46-22 0-25-32-25-35v-142c0-29 0-56-26-84-27-27-62-38-96-38-59 0-107 34-107 80 0 21 14 34 32 34 21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429cm" svg:height="0.511cm" svg:x="16.316cm" svg:y="14.592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3" draw:text-style-name="P7" draw:layer="layout" svg:width="0.313cm" svg:height="0.324cm" svg:x="16.804cm" svg:y="14.77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54cm" svg:height="0.311cm" svg:x="17.158cm" svg:y="14.7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17.521cm" svg:y="14.654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151cm" svg:height="0.471cm" svg:x="17.804cm" svg:y="14.61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7.998cm" svg:y="14.7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22cm" svg:height="0.465cm" svg:x="18.385cm" svg:y="14.76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273cm" svg:height="0.324cm" svg:x="18.737cm" svg:y="14.77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354cm" svg:height="0.311cm" svg:x="19.052cm" svg:y="14.776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68cm" svg:height="0.324cm" svg:x="19.444cm" svg:y="14.77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45cm" svg:height="0.447cm" svg:x="19.746cm" svg:y="14.784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2-40 89-80z">
            <text:p/>
          </draw:path>
        </draw:g>
        <draw:g xml:id="id627" draw:id="id627">
          <svg:title>TexMaths</svg:title>
          <svg:desc>22§display§\sim p§svg§600§FALSE§</svg:desc>
          <draw:polygon draw:style-name="gr2" draw:text-style-name="P6" draw:layer="layout" svg:width="1.117cm" svg:height="0.415cm" svg:x="17.568cm" svg:y="3.715cm" svg:viewBox="0 0 1118 416" draw:points="559,416 0,416 0,0 1118,0 1118,416">
            <text:p/>
          </draw:polygon>
          <draw:path draw:style-name="gr3" draw:text-style-name="P7" draw:layer="layout" svg:width="0.516cm" svg:height="0.182cm" svg:x="17.572cm" svg:y="3.734cm" svg:viewBox="0 0 517 183" svg:d="M517 26c0-17-5-26-11-26-3 0-10 7-10 21-4 76-55 118-109 118-49 0-86-33-125-67-39-37-79-72-132-72-84 0-130 86-130 157 0 24 11 24 11 24 8 0 10-15 10-17 4-87 62-120 109-120 49 0 86 33 125 67 39 35 79 72 132 72 84 0 130-86 130-157z">
            <text:p/>
          </draw:path>
          <draw:path draw:style-name="gr3" draw:text-style-name="P7" draw:layer="layout" svg:width="0.403cm" svg:height="0.492cm" svg:x="18.321cm" svg:y="3.676cm" svg:viewBox="0 0 404 493" svg:d="M60 438c-7 27-7 32-42 32-9 0-18 0-18 14 0 7 4 9 11 9 21 0 42-2 65-2 24 0 51 2 75 2 5 0 14 0 14-14 0-9-7-9-17-9-39 0-39-5-39-12 0-11 32-136 37-155 10 21 32 49 72 49 90 0 186-114 186-227 0-74-44-125-102-125-38 0-77 28-102 58-8-42-42-58-70-58-35 0-51 30-58 44-12 26-23 74-23 76 0 7 7 7 9 7 9 0 9 0 14-18 12-54 28-91 56-91 13 0 23 5 23 35 0 17-2 26-5 39zM197 100c5-21 26-42 40-54 27-23 50-28 62-28 32 0 51 26 51 72s-26 135-41 165c-26 53-63 80-91 80-53 0-62-66-62-69 0-2 0-4 2-12z">
            <text:p/>
          </draw:path>
        </draw:g>
        <draw:g xml:id="id638" draw:id="id638">
          <svg:title>TexMaths</svg:title>
          <svg:desc>20§display§\text E \wedge r§svg§600§FALSE§</svg:desc>
          <draw:polygon draw:style-name="gr2" draw:text-style-name="P6" draw:layer="layout" svg:width="1.497cm" svg:height="0.423cm" svg:x="24.475cm" svg:y="3.711cm" svg:viewBox="0 0 1498 424" draw:points="749,424 0,424 0,0 1498,0 1498,424">
            <text:p/>
          </draw:polygon>
          <draw:path draw:style-name="gr3" draw:text-style-name="P7" draw:layer="layout" svg:width="0.436cm" svg:height="0.479cm" svg:x="24.462cm" svg:y="3.676cm" svg:viewBox="0 0 437 480" svg:d="M72 424c0 25 0 33-54 33h-18v23h407l30-183h-18c-17 109-33 160-155 160h-94c-32 0-34-5-34-29v-187h62c69 0 77 23 77 82h18v-186h-18c0 60-8 82-77 82h-62v-169c0-23 2-28 34-28h91c109 0 128 39 139 136h18l-21-158h-397v22h18c54 0 54 8 54 32z">
            <text:p/>
          </draw:path>
          <draw:path draw:style-name="gr3" draw:text-style-name="P7" draw:layer="layout" svg:width="0.391cm" svg:height="0.435cm" svg:x="25.113cm" svg:y="3.734cm" svg:viewBox="0 0 392 436" svg:d="M213 14c-7-11-10-14-16-14-10 0-11 5-16 14l-176 395c-5 8-5 10-5 15 0 6 6 12 14 12 5 0 10 0 16-14l167-374 165 374c6 14 14 14 16 14 8 0 14-6 14-12 0-2 0-4-3-12z">
            <text:p/>
          </draw:path>
          <draw:path draw:style-name="gr3" draw:text-style-name="P7" draw:layer="layout" svg:width="0.287cm" svg:height="0.319cm" svg:x="25.72cm" svg:y="3.844cm" svg:viewBox="0 0 288 320" svg:d="M42 270c-2 11-7 27-7 31 0 12 10 19 21 19 8 0 21-7 26-19 1-4 25-100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</draw:g>
        <draw:g xml:id="id684" draw:id="id684">
          <svg:title>TexMaths</svg:title>
          <svg:desc>22§display§\text T§svg§600§FALSE§</svg:desc>
          <draw:polygon draw:style-name="gr2" draw:text-style-name="P6" draw:layer="layout" svg:width="0.454cm" svg:height="0.446cm" svg:x="17.672cm" svg:y="9.608cm" svg:viewBox="0 0 455 447" draw:points="227,447 0,447 0,0 455,0 455,447">
            <text:p/>
          </draw:polygon>
          <draw:path draw:style-name="gr3" draw:text-style-name="P7" draw:layer="layout" svg:width="0.503cm" svg:height="0.523cm" svg:x="17.661cm" svg:y="9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85" draw:id="id685">
          <svg:title>TexMaths</svg:title>
          <svg:desc>22§display§\text T§svg§600§FALSE§</svg:desc>
          <draw:polygon draw:style-name="gr2" draw:text-style-name="P6" draw:layer="layout" svg:width="0.454cm" svg:height="0.446cm" svg:x="17.673cm" svg:y="10.508cm" svg:viewBox="0 0 455 447" draw:points="227,447 0,447 0,0 455,0 455,447">
            <text:p/>
          </draw:polygon>
          <draw:path draw:style-name="gr3" draw:text-style-name="P7" draw:layer="layout" svg:width="0.503cm" svg:height="0.523cm" svg:x="17.662cm" svg:y="10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86" draw:id="id686">
          <svg:title>TexMaths</svg:title>
          <svg:desc>22§display§\text T§svg§600§FALSE§</svg:desc>
          <draw:polygon draw:style-name="gr2" draw:text-style-name="P6" draw:layer="layout" svg:width="0.454cm" svg:height="0.446cm" svg:x="17.672cm" svg:y="11.508cm" svg:viewBox="0 0 455 447" draw:points="227,447 0,447 0,0 455,0 455,447">
            <text:p/>
          </draw:polygon>
          <draw:path draw:style-name="gr3" draw:text-style-name="P7" draw:layer="layout" svg:width="0.503cm" svg:height="0.523cm" svg:x="17.661cm" svg:y="11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87" draw:id="id687">
          <svg:title>TexMaths</svg:title>
          <svg:desc>22§display§\text T§svg§600§FALSE§</svg:desc>
          <draw:polygon draw:style-name="gr2" draw:text-style-name="P6" draw:layer="layout" svg:width="0.454cm" svg:height="0.446cm" svg:x="17.672cm" svg:y="12.508cm" svg:viewBox="0 0 455 447" draw:points="227,447 0,447 0,0 455,0 455,447">
            <text:p/>
          </draw:polygon>
          <draw:path draw:style-name="gr3" draw:text-style-name="P7" draw:layer="layout" svg:width="0.503cm" svg:height="0.523cm" svg:x="17.661cm" svg:y="12.4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96" draw:id="id696">
          <svg:title>TexMaths</svg:title>
          <svg:desc>22§display§\text T§svg§600§FALSE§</svg:desc>
          <draw:polygon draw:style-name="gr2" draw:text-style-name="P6" draw:layer="layout" svg:width="0.454cm" svg:height="0.446cm" svg:x="22.571cm" svg:y="5.608cm" svg:viewBox="0 0 455 447" draw:points="227,447 0,447 0,0 455,0 455,447">
            <text:p/>
          </draw:polygon>
          <draw:path draw:style-name="gr3" draw:text-style-name="P7" draw:layer="layout" svg:width="0.503cm" svg:height="0.523cm" svg:x="22.56cm" svg:y="5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97" draw:id="id697">
          <svg:title>TexMaths</svg:title>
          <svg:desc>22§display§\text T§svg§600§FALSE§</svg:desc>
          <draw:polygon draw:style-name="gr2" draw:text-style-name="P6" draw:layer="layout" svg:width="0.454cm" svg:height="0.446cm" svg:x="22.571cm" svg:y="6.608cm" svg:viewBox="0 0 455 447" draw:points="227,447 0,447 0,0 455,0 455,447">
            <text:p/>
          </draw:polygon>
          <draw:path draw:style-name="gr3" draw:text-style-name="P7" draw:layer="layout" svg:width="0.503cm" svg:height="0.523cm" svg:x="22.56cm" svg:y="6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98" draw:id="id698">
          <svg:title>TexMaths</svg:title>
          <svg:desc>22§display§\text T§svg§600§FALSE§</svg:desc>
          <draw:polygon draw:style-name="gr2" draw:text-style-name="P6" draw:layer="layout" svg:width="0.454cm" svg:height="0.446cm" svg:x="22.571cm" svg:y="7.608cm" svg:viewBox="0 0 455 447" draw:points="227,447 0,447 0,0 455,0 455,447">
            <text:p/>
          </draw:polygon>
          <draw:path draw:style-name="gr3" draw:text-style-name="P7" draw:layer="layout" svg:width="0.503cm" svg:height="0.523cm" svg:x="22.56cm" svg:y="7.569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636" draw:id="id636">
          <svg:title>TexMaths</svg:title>
          <svg:desc>20§display§\text E§svg§600§FALSE§</svg:desc>
          <draw:polygon draw:style-name="gr2" draw:text-style-name="P6" draw:layer="layout" svg:width="0.387cm" svg:height="0.409cm" svg:x="22.575cm" svg:y="4.711cm" svg:viewBox="0 0 388 410" draw:points="195,410 0,410 0,0 388,0 388,410">
            <text:p/>
          </draw:polygon>
          <draw:path draw:style-name="gr3" draw:text-style-name="P7" draw:layer="layout" svg:width="0.435cm" svg:height="0.479cm" svg:x="22.562cm" svg:y="4.676cm" svg:viewBox="0 0 436 480" svg:d="M72 424c0 26 0 34-54 34h-18v22h406l30-182h-18c-17 108-33 160-154 160h-95c-32 0-33-5-33-29v-187h62c69 0 77 22 77 81h17v-185h-17c0 59-8 81-77 81h-62v-169c0-23 1-28 33-28h91c109 0 128 39 139 136h18l-21-158h-396v22h18c54 0 54 8 54 32z">
            <text:p/>
          </draw:path>
        </draw:g>
        <draw:g xml:id="id639" draw:id="id639">
          <svg:title>TexMaths</svg:title>
          <svg:desc>22§display§- \ -§svg§600§FALSE§</svg:desc>
          <draw:polygon draw:style-name="gr2" draw:text-style-name="P6" draw:layer="layout" svg:width="1.32cm" svg:height="0.132cm" svg:x="24.465cm" svg:y="4.915cm" svg:viewBox="0 0 1321 133" draw:points="661,133 0,133 0,0 1321,0 1321,133">
            <text:p/>
          </draw:polygon>
          <draw:path draw:style-name="gr3" draw:text-style-name="P7" draw:layer="layout" svg:width="0.473cm" svg:height="0.032cm" svg:x="24.49cm" svg:y="4.876cm" svg:viewBox="0 0 474 33" svg:d="M447 33c13 0 27 0 27-17 0-16-14-16-27-16h-421c-12 0-26 0-26 16 0 17 14 17 26 17z">
            <text:p/>
          </draw:path>
          <draw:path draw:style-name="gr3" draw:text-style-name="P7" draw:layer="layout" svg:width="0.473cm" svg:height="0.032cm" svg:x="25.351cm" svg:y="4.876cm" svg:viewBox="0 0 474 33" svg:d="M447 33c13 0 27 0 27-17 0-16-14-16-27-16h-421c-12 0-26 0-26 16 0 17 14 17 26 17z">
            <text:p/>
          </draw:path>
        </draw:g>
        <draw:g xml:id="id704" draw:id="id704">
          <svg:title>TexMaths</svg:title>
          <svg:desc>22§display§\text T§svg§600§FALSE§</svg:desc>
          <draw:polygon draw:style-name="gr2" draw:text-style-name="P6" draw:layer="layout" svg:width="0.454cm" svg:height="0.446cm" svg:x="24.972cm" svg:y="5.609cm" svg:viewBox="0 0 455 447" draw:points="227,447 0,447 0,0 455,0 455,447">
            <text:p/>
          </draw:polygon>
          <draw:path draw:style-name="gr3" draw:text-style-name="P7" draw:layer="layout" svg:width="0.503cm" svg:height="0.523cm" svg:x="24.961cm" svg:y="5.57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05" draw:id="id705">
          <svg:title>TexMaths</svg:title>
          <svg:desc>22§display§\text F§svg§600§FALSE§</svg:desc>
          <draw:polygon draw:style-name="gr2" draw:text-style-name="P6" draw:layer="layout" svg:width="0.395cm" svg:height="0.45cm" svg:x="24.976cm" svg:y="6.609cm" svg:viewBox="0 0 396 451" draw:points="197,451 0,451 0,0 396,0 396,451">
            <text:p/>
          </draw:polygon>
          <draw:path draw:style-name="gr3" draw:text-style-name="P7" draw:layer="layout" svg:width="0.446cm" svg:height="0.527cm" svg:x="24.962cm" svg:y="6.57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706" draw:id="id706">
          <svg:title>TexMaths</svg:title>
          <svg:desc>22§display§\text T§svg§600§FALSE§</svg:desc>
          <draw:polygon draw:style-name="gr2" draw:text-style-name="P6" draw:layer="layout" svg:width="0.454cm" svg:height="0.446cm" svg:x="24.973cm" svg:y="7.61cm" svg:viewBox="0 0 455 447" draw:points="227,447 0,447 0,0 455,0 455,447">
            <text:p/>
          </draw:polygon>
          <draw:path draw:style-name="gr3" draw:text-style-name="P7" draw:layer="layout" svg:width="0.503cm" svg:height="0.523cm" svg:x="24.962cm" svg:y="7.5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07" draw:id="id707">
          <svg:title>TexMaths</svg:title>
          <svg:desc>22§display§\text F§svg§600§FALSE§</svg:desc>
          <draw:polygon draw:style-name="gr2" draw:text-style-name="P6" draw:layer="layout" svg:width="0.395cm" svg:height="0.45cm" svg:x="24.976cm" svg:y="8.51cm" svg:viewBox="0 0 396 451" draw:points="197,451 0,451 0,0 396,0 396,451">
            <text:p/>
          </draw:polygon>
          <draw:path draw:style-name="gr3" draw:text-style-name="P7" draw:layer="layout" svg:width="0.446cm" svg:height="0.527cm" svg:x="24.962cm" svg:y="8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708" draw:id="id708">
          <svg:title>TexMaths</svg:title>
          <svg:desc>22§display§\text T§svg§600§FALSE§</svg:desc>
          <draw:polygon draw:style-name="gr2" draw:text-style-name="P6" draw:layer="layout" svg:width="0.454cm" svg:height="0.446cm" svg:x="24.973cm" svg:y="9.51cm" svg:viewBox="0 0 455 447" draw:points="227,447 0,447 0,0 455,0 455,447">
            <text:p/>
          </draw:polygon>
          <draw:path draw:style-name="gr3" draw:text-style-name="P7" draw:layer="layout" svg:width="0.503cm" svg:height="0.523cm" svg:x="24.962cm" svg:y="9.471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09" draw:id="id709">
          <svg:title>TexMaths</svg:title>
          <svg:desc>22§display§\text F§svg§600§FALSE§</svg:desc>
          <draw:polygon draw:style-name="gr2" draw:text-style-name="P6" draw:layer="layout" svg:width="0.395cm" svg:height="0.45cm" svg:x="25.077cm" svg:y="10.51cm" svg:viewBox="0 0 396 451" draw:points="197,451 0,451 0,0 396,0 396,451">
            <text:p/>
          </draw:polygon>
          <draw:path draw:style-name="gr3" draw:text-style-name="P7" draw:layer="layout" svg:width="0.446cm" svg:height="0.527cm" svg:x="25.063cm" svg:y="10.471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710" draw:id="id710">
          <svg:title>TexMaths</svg:title>
          <svg:desc>22§display§\text T§svg§600§FALSE§</svg:desc>
          <draw:polygon draw:style-name="gr2" draw:text-style-name="P6" draw:layer="layout" svg:width="0.454cm" svg:height="0.446cm" svg:x="24.974cm" svg:y="11.511cm" svg:viewBox="0 0 455 447" draw:points="227,447 0,447 0,0 455,0 455,447">
            <text:p/>
          </draw:polygon>
          <draw:path draw:style-name="gr3" draw:text-style-name="P7" draw:layer="layout" svg:width="0.503cm" svg:height="0.523cm" svg:x="24.963cm" svg:y="11.472cm" svg:viewBox="0 0 504 524" svg:d="M490 0h-476l-14 174h19c11-125 23-149 140-149 14 0 35 0 42 1 16 2 16 11 16 29v409c0 27 0 37-81 37h-30v23c31-2 111-2 146-2s116 0 148 2v-23h-32c-81 0-81-10-81-37v-409c0-16 0-27 14-29 7-1 29-1 44-1 117 0 129 24 140 149h19z">
            <text:p/>
          </draw:path>
        </draw:g>
        <draw:g xml:id="id711" draw:id="id711">
          <svg:title>TexMaths</svg:title>
          <svg:desc>22§display§\text F§svg§600§FALSE§</svg:desc>
          <draw:polygon draw:style-name="gr2" draw:text-style-name="P6" draw:layer="layout" svg:width="0.395cm" svg:height="0.45cm" svg:x="25.077cm" svg:y="12.511cm" svg:viewBox="0 0 396 451" draw:points="197,451 0,451 0,0 396,0 396,451">
            <text:p/>
          </draw:polygon>
          <draw:path draw:style-name="gr3" draw:text-style-name="P7" draw:layer="layout" svg:width="0.446cm" svg:height="0.527cm" svg:x="25.063cm" svg:y="12.472cm" svg:viewBox="0 0 447 528" svg:d="M426 0h-426v25h19c60 0 60 8 60 35v406c0 29 0 37-60 37h-19v25c26-4 88-4 118-4 32 0 102 0 130 4v-25h-24c-74 0-74-10-74-37v-191h66c74 0 81 26 81 91h20v-206h-20c0 65-7 92-81 92h-66v-197c0-25 1-30 37-30h93c116 0 135 42 148 149h19z">
            <text:p/>
          </draw:path>
        </draw:g>
        <draw:g xml:id="id612" draw:id="id612">
          <svg:title>TexMaths</svg:title>
          <svg:desc>22§display§[\ ( p \ \vee \sim q ) \vee ( \sim p \wedge  q ) \ ] \wedge r§svg§600§FALSE§</svg:desc>
          <draw:polygon draw:style-name="gr2" draw:text-style-name="P6" draw:layer="layout" svg:width="9.13cm" svg:height="0.696cm" svg:x="16.906cm" svg:y="1.4cm" svg:viewBox="0 0 9131 697" draw:points="4566,697 0,697 0,0 9131,0 9131,697">
            <text:p/>
          </draw:polygon>
          <draw:polygon draw:style-name="gr3" draw:text-style-name="P7" draw:layer="layout" svg:width="0.106cm" svg:height="0.773cm" svg:x="16.959cm" svg:y="1.361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7.416cm" svg:y="1.3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7.615cm" svg:y="1.59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18.33cm" svg:y="1.479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516cm" svg:height="0.182cm" svg:x="19.06cm" svg:y="1.65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319cm" svg:height="0.492cm" svg:x="19.865cm" svg:y="1.598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0.25cm" svg:y="1.3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3cm" svg:height="0.479cm" svg:x="20.722cm" svg:y="1.479cm" svg:viewBox="0 0 431 480" svg:d="M426 32c5-11 5-13 5-16 0-9-7-16-16-16-7 0-12 5-17 18l-182 409-183-411c-7-14-12-16-17-16-9 0-16 7-16 16 0 2 0 3 5 12l192 436c7 14 12 16 19 16 9 0 13-5 16-16z">
            <text:p/>
          </draw:path>
          <draw:path draw:style-name="gr3" draw:text-style-name="P7" draw:layer="layout" svg:width="0.18cm" svg:height="0.773cm" svg:x="21.443cm" svg:y="1.36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16cm" svg:height="0.182cm" svg:x="21.709cm" svg:y="1.657cm" svg:viewBox="0 0 517 183" svg:d="M517 26c0-17-5-26-10-26-4 0-11 7-11 21-3 76-54 118-109 118-49 0-86-33-125-67-38-37-79-72-132-72-84 0-130 86-130 157 0 24 11 24 11 24 8 0 10-16 10-17 4-87 62-120 109-120 50 0 86 33 125 67 39 35 79 72 132 72 85 0 130-86 130-157z">
            <text:p/>
          </draw:path>
          <draw:path draw:style-name="gr3" draw:text-style-name="P7" draw:layer="layout" svg:width="0.404cm" svg:height="0.492cm" svg:x="22.459cm" svg:y="1.598cm" svg:viewBox="0 0 405 493" svg:d="M60 438c-7 26-7 32-42 32-9 0-18 0-18 14 0 7 4 9 11 9 21 0 42-2 65-2 24 0 51 2 75 2 6 0 14 0 14-15 0-8-7-8-17-8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43cm" svg:height="0.479cm" svg:x="23.087cm" svg:y="1.479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9cm" svg:height="0.492cm" svg:x="23.763cm" svg:y="1.598cm" svg:viewBox="0 0 320 493" svg:d="M320 9c0-4-1-9-7-9-9 0-40 32-53 55-17-43-47-55-73-55-92 0-187 114-187 227 0 76 46 125 102 125 34 0 65-20 92-48-7 28-32 132-34 139-7 23-14 25-56 27-11 0-18 0-18 16 0 0 0 7 9 7 25 0 53-2 79-2 27 0 53 2 79 2 4 0 15 0 15-15 0-8-8-8-22-8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4.149cm" svg:y="1.36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4.68cm" svg:y="1.361cm" svg:viewBox="0 0 107 774" draw:points="107,0 0,0 0,32 76,32 76,744 0,744 0,774 107,774">
            <text:p/>
          </draw:polygon>
          <draw:path draw:style-name="gr3" draw:text-style-name="P7" draw:layer="layout" svg:width="0.43cm" svg:height="0.479cm" svg:x="25.092cm" svg:y="1.479cm" svg:viewBox="0 0 431 480" svg:d="M234 16c-7-12-10-16-18-16-10 0-12 5-17 16l-194 434c-5 9-5 11-5 16 0 7 7 14 16 14 5 0 10 0 17-16l183-411 182 411c7 16 16 16 17 16 9 0 16-7 16-14 0-2 0-3-3-12z">
            <text:p/>
          </draw:path>
          <draw:path draw:style-name="gr3" draw:text-style-name="P7" draw:layer="layout" svg:width="0.316cm" svg:height="0.351cm" svg:x="25.759cm" svg:y="1.59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</draw:g>
        <draw:g xml:id="id625" draw:id="id625">
          <svg:title>TexMaths</svg:title>
          <svg:desc>14§display§\text B§svg§600§FALSE§</svg:desc>
          <draw:polygon draw:style-name="gr2" draw:text-style-name="P6" draw:layer="layout" svg:width="0.272cm" svg:height="0.287cm" svg:x="18.57cm" svg:y="0.406cm" svg:viewBox="0 0 273 288" draw:points="136,288 0,288 0,0 273,0 273,288">
            <text:p/>
          </draw:polygon>
          <draw:path draw:style-name="gr3" draw:text-style-name="P7" draw:layer="layout" svg:width="0.303cm" svg:height="0.336cm" svg:x="18.563cm" svg:y="0.381cm" svg:viewBox="0 0 304 337" svg:d="M92 157v-122c0-16 1-19 25-19h60c48 0 66 41 66 67 0 32-24 74-79 74zM209 161c48-10 82-41 82-78 0-43-45-83-110-83h-181v16h12c38 0 38 5 38 22v261c0 18 0 22-38 22h-12v16h194c66 0 110-44 110-91 0-42-40-79-95-85zM178 321h-61c-24 0-25-3-25-19v-135h93c49 0 70 46 70 79 0 35-26 75-77 75z">
            <text:p/>
          </draw:path>
        </draw:g>
        <draw:g xml:id="id629" draw:id="id629">
          <svg:title>TexMaths</svg:title>
          <svg:desc>14§display§\text C§svg§600§FALSE§</svg:desc>
          <draw:polygon draw:style-name="gr2" draw:text-style-name="P6" draw:layer="layout" svg:width="0.278cm" svg:height="0.308cm" svg:x="22.065cm" svg:y="0.905cm" svg:viewBox="0 0 279 309" draw:points="140,309 0,309 0,0 279,0 279,309">
            <text:p/>
          </draw:polygon>
          <draw:path draw:style-name="gr3" draw:text-style-name="P7" draw:layer="layout" svg:width="0.301cm" svg:height="0.357cm" svg:x="22.068cm" svg:y="0.88cm" svg:viewBox="0 0 302 358" svg:d="M0 179c0 102 80 179 172 179 80 0 130-68 130-125 0-5 0-8-7-8-6 0-6 2-6 8-4 70-57 110-111 110-30 0-128-16-128-164 0-147 97-163 127-163 54 0 99 44 108 116 1 7 1 9 8 9 9 0 9-2 9-12v-117c0-9 0-12-6-12-2 0-4 0-8 6l-24 37c-20-18-44-43-92-43-92 0-172 78-172 179z">
            <text:p/>
          </draw:path>
        </draw:g>
        <draw:polyline draw:style-name="gr5" draw:text-style-name="P13" xml:id="id630" draw:id="id630" draw:layer="layout" svg:width="0.799cm" svg:height="0cm" svg:x="21.8cm" svg:y="1.305cm" svg:viewBox="0 0 800 0" draw:points="0,0 800,0">
          <text:p/>
        </draw:polyline>
        <draw:g xml:id="id621" draw:id="id621">
          <svg:title>TexMaths</svg:title>
          <svg:desc>14§display§\text A§svg§600§FALSE§</svg:desc>
          <draw:polygon draw:style-name="gr2" draw:text-style-name="P6" draw:layer="layout" svg:width="0.304cm" svg:height="0.303cm" svg:x="19.474cm" svg:y="0.905cm" svg:viewBox="0 0 305 304" draw:points="153,304 0,304 0,0 305,0 305,304">
            <text:p/>
          </draw:polygon>
          <draw:path draw:style-name="gr3" draw:text-style-name="P7" draw:layer="layout" svg:width="0.338cm" svg:height="0.353cm" svg:x="19.465cm" svg:y="0.88cm" svg:viewBox="0 0 339 354" svg:d="M181 10c-3-7-4-10-11-10-8 0-9 3-12 10l-103 295c-9 25-28 32-55 33v16c11-1 33-2 51-2 15 0 41 1 57 2v-16c-25 0-37-12-37-25 0-2 0-6 0-7l23-65h123l25 75c0 2 2 6 2 8 0 14-27 14-41 14v16c18-2 52-2 71-2 21 0 44 1 65 2v-16h-9c-29 0-37-3-42-20zM155 65l56 160h-111z">
            <text:p/>
          </draw:path>
        </draw:g>
        <draw:polyline draw:style-name="gr5" draw:text-style-name="P13" xml:id="id622" draw:id="id622" draw:layer="layout" svg:width="1.099cm" svg:height="0cm" svg:x="19cm" svg:y="1.305cm" svg:viewBox="0 0 1100 0" draw:points="0,0 1100,0">
          <text:p/>
        </draw:polyline>
        <draw:g xml:id="id633" draw:id="id633">
          <svg:title>TexMaths</svg:title>
          <svg:desc>14§display§\text D§svg§600§FALSE§</svg:desc>
          <draw:polygon draw:style-name="gr2" draw:text-style-name="P6" draw:layer="layout" svg:width="0.3cm" svg:height="0.287cm" svg:x="22.571cm" svg:y="0.307cm" svg:viewBox="0 0 301 288" draw:points="150,288 0,288 0,0 301,0 301,288">
            <text:p/>
          </draw:polygon>
          <draw:path draw:style-name="gr3" draw:text-style-name="P7" draw:layer="layout" svg:width="0.331cm" svg:height="0.336cm" svg:x="22.563cm" svg:y="0.282cm" svg:viewBox="0 0 332 337" svg:d="M0 0v16h12c38 0 38 5 38 22v261c0 18 0 22-38 22h-12v16h181c83 0 151-73 151-166 0-94-66-171-151-171zM118 321c-24 0-25-3-25-19v-267c0-16 1-19 25-19h49c30 0 65 10 90 46 21 29 26 71 26 109 0 55-9 84-27 109-10 13-38 41-89 41z">
            <text:p/>
          </draw:path>
        </draw:g>
        <draw:polyline draw:style-name="gr5" draw:text-style-name="P13" xml:id="id634" draw:id="id634" draw:layer="layout" svg:width="2.499cm" svg:height="0cm" svg:x="21.5cm" svg:y="0.706cm" svg:viewBox="0 0 2500 0" draw:points="0,0 2500,0">
          <text:p/>
        </draw:polyline>
        <draw:polyline draw:style-name="gr5" draw:text-style-name="P13" xml:id="id626" draw:id="id626" draw:layer="layout" svg:width="3.299cm" svg:height="0cm" svg:x="17.2cm" svg:y="0.807cm" svg:viewBox="0 0 3300 0" draw:points="0,0 3300,0">
          <text:p/>
        </draw:polyline>
        <draw:g xml:id="id609" draw:id="id609">
          <svg:title>TexMaths</svg:title>
          <svg:desc>22§display§\text {Sol.}§svg§600§FALSE§</svg:desc>
          <draw:polygon draw:style-name="gr2" draw:text-style-name="P6" draw:layer="layout" svg:width="1.103cm" svg:height="0.485cm" svg:x="2.197cm" svg:y="0.902cm" svg:viewBox="0 0 1104 486" draw:points="553,486 0,486 0,0 1104,0 1104,486">
            <text:p/>
          </draw:polygon>
          <draw:path draw:style-name="gr3" draw:text-style-name="P7" draw:layer="layout" svg:width="0.344cm" svg:height="0.562cm" svg:x="2.202cm" svg:y="0.863cm" svg:viewBox="0 0 345 563" svg:d="M227 246l-99-24c-49-13-79-53-79-99 0-54 43-102 104-102 129 0 146 129 151 162 0 5 0 11 9 11 11 0 11-4 11-20v-155c0-14 0-19-9-19-5 0-7 0-12 11l-27 44c-23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7" draw:layer="layout" svg:width="0.344cm" svg:height="0.356cm" svg:x="2.609cm" svg:y="1.06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173cm" svg:height="0.537cm" svg:x="3cm" svg:y="0.872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083cm" svg:height="0.083cm" svg:x="3.257cm" svg:y="1.326cm" svg:viewBox="0 0 84 84" svg:d="M84 42c0-23-19-42-42-42s-42 19-42 42 19 42 42 42 42-19 42-42z">
            <text:p/>
          </draw:path>
        </draw:g>
        <draw:g xml:id="id637" draw:id="id637">
          <svg:title>TexMaths</svg:title>
          <svg:desc>20§display§\vee §svg§600§FALSE§</svg:desc>
          <draw:polygon draw:style-name="gr2" draw:text-style-name="P6" draw:layer="layout" svg:width="0.36cm" svg:height="0.365cm" svg:x="20.863cm" svg:y="0.411cm" svg:viewBox="0 0 361 366" draw:points="181,366 0,366 0,0 361,0 361,366">
            <text:p/>
          </draw:polygon>
          <draw:path draw:style-name="gr3" draw:text-style-name="P7" draw:layer="layout" svg:width="0.392cm" svg:height="0.435cm" svg:x="20.866cm" svg:y="0.376cm" svg:viewBox="0 0 393 436" svg:d="M388 29c5-10 5-11 5-15 0-8-7-14-15-14-6 0-11 5-16 16l-165 372-167-374c-6-12-11-14-16-14-8 0-14 6-14 14 0 2 0 4 5 12l175 396c6 12 11 14 17 14 8 0 11-5 15-1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09" smil:attributeName="visibility" smil:to="visible"/>
                  <anim:animate smil:dur="0.5s" smil:fill="hold" smil:targetElement="id609" smil:attributeName="width" smil:values="width*0.05;width" smil:keyTimes="0;1"/>
                  <anim:animate smil:dur="0.5s" smil:fill="hold" smil:targetElement="id609" smil:attributeName="height" smil:values="height;height" smil:keyTimes="0;1"/>
                  <anim:animate smil:dur="0.5s" smil:fill="hold" smil:targetElement="id609" smil:attributeName="x" smil:values="x-.2;x" smil:keyTimes="0;1"/>
                  <anim:animate smil:dur="0.5s" smil:fill="hold" smil:targetElement="id609" smil:attributeName="y" smil:values="y;y" smil:keyTimes="0;1"/>
                  <anim:transitionFilter smil:dur="0.5s" smil:targetElement="id6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10" smil:attributeName="visibility" smil:to="visible"/>
                  <anim:animate smil:dur="0.5s" smil:fill="hold" smil:targetElement="id610" smil:attributeName="width" smil:values="width*0.05;width" smil:keyTimes="0;1"/>
                  <anim:animate smil:dur="0.5s" smil:fill="hold" smil:targetElement="id610" smil:attributeName="height" smil:values="height;height" smil:keyTimes="0;1"/>
                  <anim:animate smil:dur="0.5s" smil:fill="hold" smil:targetElement="id610" smil:attributeName="x" smil:values="x-.2;x" smil:keyTimes="0;1"/>
                  <anim:animate smil:dur="0.5s" smil:fill="hold" smil:targetElement="id610" smil:attributeName="y" smil:values="y;y" smil:keyTimes="0;1"/>
                  <anim:transitionFilter smil:dur="0.5s" smil:targetElement="id6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1" smil:attributeName="visibility" smil:to="visible"/>
                  <anim:animate smil:dur="0.5s" smil:fill="hold" smil:targetElement="id611" smil:attributeName="x" smil:values="x;x" smil:keyTimes="0;1"/>
                  <anim:animate smil:dur="0.5s" smil:fill="hold" smil:targetElement="id6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12" smil:attributeName="visibility" smil:to="visible"/>
                  <anim:animate smil:dur="0.5s" smil:fill="hold" smil:targetElement="id612" smil:attributeName="x" smil:values="1+width/2;x" smil:keyTimes="0;1"/>
                  <anim:animate smil:dur="0.5s" smil:fill="hold" smil:targetElement="id6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13" smil:attributeName="visibility" smil:to="visible"/>
                  <anim:animate smil:dur="0.5s" smil:fill="hold" smil:targetElement="id613" smil:attributeName="x" smil:values="1+width/2;x" smil:keyTimes="0;1"/>
                  <anim:animate smil:dur="0.5s" smil:fill="hold" smil:targetElement="id61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14" smil:attributeName="visibility" smil:to="visible"/>
                  <anim:animate smil:dur="0.5s" smil:fill="hold" smil:targetElement="id614" smil:attributeName="x" smil:values="1+width/2;x" smil:keyTimes="0;1"/>
                  <anim:animate smil:dur="0.5s" smil:fill="hold" smil:targetElement="id614" smil:attributeName="y" smil:values="y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15" smil:attributeName="visibility" smil:to="visible"/>
                  <anim:animate smil:dur="0.5s" smil:fill="hold" smil:targetElement="id615" smil:attributeName="x" smil:values="1+width/2;x" smil:keyTimes="0;1"/>
                  <anim:animate smil:dur="0.5s" smil:fill="hold" smil:targetElement="id615" smil:attributeName="y" smil:values="y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16" smil:attributeName="visibility" smil:to="visible"/>
                  <anim:animate smil:dur="0.5s" smil:fill="hold" smil:targetElement="id616" smil:attributeName="x" smil:values="1+width/2;x" smil:keyTimes="0;1"/>
                  <anim:animate smil:dur="0.5s" smil:fill="hold" smil:targetElement="id616" smil:attributeName="y" smil:values="y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17" smil:attributeName="visibility" smil:to="visible"/>
                  <anim:animate smil:dur="0.5s" smil:fill="hold" smil:targetElement="id617" smil:attributeName="x" smil:values="1+width/2;x" smil:keyTimes="0;1"/>
                  <anim:animate smil:dur="0.5s" smil:fill="hold" smil:targetElement="id617" smil:attributeName="y" smil:values="y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18" smil:attributeName="visibility" smil:to="visible"/>
                  <anim:animate smil:dur="0.5s" smil:fill="hold" smil:targetElement="id618" smil:attributeName="x" smil:values="1+width/2;x" smil:keyTimes="0;1"/>
                  <anim:animate smil:dur="0.5s" smil:fill="hold" smil:targetElement="id61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19" smil:attributeName="visibility" smil:to="visible"/>
                  <anim:animate smil:dur="0.5s" smil:fill="hold" smil:targetElement="id619" smil:attributeName="x" smil:values="1+width/2;x" smil:keyTimes="0;1"/>
                  <anim:animate smil:dur="0.5s" smil:fill="hold" smil:targetElement="id61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20" smil:attributeName="visibility" smil:to="visible"/>
                  <anim:animate smil:dur="0.5s" smil:fill="hold" smil:targetElement="id620" smil:attributeName="x" smil:values="1+width/2;x" smil:keyTimes="0;1"/>
                  <anim:animate smil:dur="0.5s" smil:fill="hold" smil:targetElement="id62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1" smil:attributeName="visibility" smil:to="visible"/>
                  <anim:animate smil:dur="0.5s" smil:fill="hold" smil:targetElement="id621" smil:attributeName="x" smil:values="1+width/2;x" smil:keyTimes="0;1"/>
                  <anim:animate smil:dur="0.5s" smil:fill="hold" smil:targetElement="id62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22" smil:attributeName="visibility" smil:to="visible"/>
                  <anim:animate smil:dur="0.5s" smil:fill="hold" smil:targetElement="id622" smil:attributeName="x" smil:values="1+width/2;x" smil:keyTimes="0;1"/>
                  <anim:animate smil:dur="0.5s" smil:fill="hold" smil:targetElement="id62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3" smil:attributeName="visibility" smil:to="visible"/>
                  <anim:animate smil:dur="0.5s" smil:fill="hold" smil:targetElement="id623" smil:attributeName="x" smil:values="1+width/2;x" smil:keyTimes="0;1"/>
                  <anim:animate smil:dur="0.5s" smil:fill="hold" smil:targetElement="id62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24" smil:attributeName="visibility" smil:to="visible"/>
                  <anim:animate smil:dur="0.5s" smil:fill="hold" smil:targetElement="id624" smil:attributeName="x" smil:values="1+width/2;x" smil:keyTimes="0;1"/>
                  <anim:animate smil:dur="0.5s" smil:fill="hold" smil:targetElement="id62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5" smil:attributeName="visibility" smil:to="visible"/>
                  <anim:animate smil:dur="0.5s" smil:fill="hold" smil:targetElement="id625" smil:attributeName="x" smil:values="1+width/2;x" smil:keyTimes="0;1"/>
                  <anim:animate smil:dur="0.5s" smil:fill="hold" smil:targetElement="id62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26" smil:attributeName="visibility" smil:to="visible"/>
                  <anim:animate smil:dur="0.5s" smil:fill="hold" smil:targetElement="id626" smil:attributeName="x" smil:values="1+width/2;x" smil:keyTimes="0;1"/>
                  <anim:animate smil:dur="0.5s" smil:fill="hold" smil:targetElement="id62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7" smil:attributeName="visibility" smil:to="visible"/>
                  <anim:animate smil:dur="0.5s" smil:fill="hold" smil:targetElement="id627" smil:attributeName="x" smil:values="1+width/2;x" smil:keyTimes="0;1"/>
                  <anim:animate smil:dur="0.5s" smil:fill="hold" smil:targetElement="id627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28" smil:attributeName="visibility" smil:to="visible"/>
                  <anim:animate smil:dur="0.5s" smil:fill="hold" smil:targetElement="id628" smil:attributeName="x" smil:values="1+width/2;x" smil:keyTimes="0;1"/>
                  <anim:animate smil:dur="0.5s" smil:fill="hold" smil:targetElement="id62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9" smil:attributeName="visibility" smil:to="visible"/>
                  <anim:animate smil:dur="0.5s" smil:fill="hold" smil:targetElement="id629" smil:attributeName="x" smil:values="1+width/2;x" smil:keyTimes="0;1"/>
                  <anim:animate smil:dur="0.5s" smil:fill="hold" smil:targetElement="id629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30" smil:attributeName="visibility" smil:to="visible"/>
                  <anim:animate smil:dur="0.5s" smil:fill="hold" smil:targetElement="id630" smil:attributeName="x" smil:values="1+width/2;x" smil:keyTimes="0;1"/>
                  <anim:animate smil:dur="0.5s" smil:fill="hold" smil:targetElement="id6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1" smil:attributeName="visibility" smil:to="visible"/>
                  <anim:animate smil:dur="0.5s" smil:fill="hold" smil:targetElement="id631" smil:attributeName="x" smil:values="1+width/2;x" smil:keyTimes="0;1"/>
                  <anim:animate smil:dur="0.5s" smil:fill="hold" smil:targetElement="id63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32" smil:attributeName="visibility" smil:to="visible"/>
                  <anim:animate smil:dur="0.5s" smil:fill="hold" smil:targetElement="id632" smil:attributeName="x" smil:values="1+width/2;x" smil:keyTimes="0;1"/>
                  <anim:animate smil:dur="0.5s" smil:fill="hold" smil:targetElement="id6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3" smil:attributeName="visibility" smil:to="visible"/>
                  <anim:animate smil:dur="0.5s" smil:fill="hold" smil:targetElement="id633" smil:attributeName="x" smil:values="1+width/2;x" smil:keyTimes="0;1"/>
                  <anim:animate smil:dur="0.5s" smil:fill="hold" smil:targetElement="id633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34" smil:attributeName="visibility" smil:to="visible"/>
                  <anim:animate smil:dur="0.5s" smil:fill="hold" smil:targetElement="id634" smil:attributeName="x" smil:values="1+width/2;x" smil:keyTimes="0;1"/>
                  <anim:animate smil:dur="0.5s" smil:fill="hold" smil:targetElement="id6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5" smil:attributeName="visibility" smil:to="visible"/>
                  <anim:animate smil:dur="0.5s" smil:fill="hold" smil:targetElement="id635" smil:attributeName="x" smil:values="1+width/2;x" smil:keyTimes="0;1"/>
                  <anim:animate smil:dur="0.5s" smil:fill="hold" smil:targetElement="id635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36" smil:attributeName="visibility" smil:to="visible"/>
                  <anim:animate smil:dur="0.5s" smil:fill="hold" smil:targetElement="id636" smil:attributeName="x" smil:values="1+width/2;x" smil:keyTimes="0;1"/>
                  <anim:animate smil:dur="0.5s" smil:fill="hold" smil:targetElement="id63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7" smil:attributeName="visibility" smil:to="visible"/>
                  <anim:animate smil:dur="0.5s" smil:fill="hold" smil:targetElement="id637" smil:attributeName="x" smil:values="1+width/2;x" smil:keyTimes="0;1"/>
                  <anim:animate smil:dur="0.5s" smil:fill="hold" smil:targetElement="id63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8" smil:attributeName="visibility" smil:to="visible"/>
                  <anim:animate smil:dur="0.5s" smil:fill="hold" smil:targetElement="id638" smil:attributeName="x" smil:values="1+width/2;x" smil:keyTimes="0;1"/>
                  <anim:animate smil:dur="0.5s" smil:fill="hold" smil:targetElement="id638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39" smil:attributeName="visibility" smil:to="visible"/>
                  <anim:animate smil:dur="0.5s" smil:fill="hold" smil:targetElement="id639" smil:attributeName="x" smil:values="1+width/2;x" smil:keyTimes="0;1"/>
                  <anim:animate smil:dur="0.5s" smil:fill="hold" smil:targetElement="id6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0" smil:attributeName="visibility" smil:to="visible"/>
                  <anim:animate smil:dur="0.5s" smil:fill="hold" smil:targetElement="id640" smil:attributeName="x" smil:values="x;x" smil:keyTimes="0;1"/>
                  <anim:animate smil:dur="0.5s" smil:fill="hold" smil:targetElement="id64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1" smil:attributeName="visibility" smil:to="visible"/>
                  <anim:animate smil:dur="0.5s" smil:fill="hold" smil:targetElement="id641" smil:attributeName="x" smil:values="x;x" smil:keyTimes="0;1"/>
                  <anim:animate smil:dur="0.5s" smil:fill="hold" smil:targetElement="id64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2" smil:attributeName="visibility" smil:to="visible"/>
                  <anim:animate smil:dur="0.5s" smil:fill="hold" smil:targetElement="id642" smil:attributeName="x" smil:values="x;x" smil:keyTimes="0;1"/>
                  <anim:animate smil:dur="0.5s" smil:fill="hold" smil:targetElement="id642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3" smil:attributeName="visibility" smil:to="visible"/>
                  <anim:animate smil:dur="0.5s" smil:fill="hold" smil:targetElement="id643" smil:attributeName="x" smil:values="x;x" smil:keyTimes="0;1"/>
                  <anim:animate smil:dur="0.5s" smil:fill="hold" smil:targetElement="id643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4" smil:attributeName="visibility" smil:to="visible"/>
                  <anim:animate smil:dur="0.5s" smil:fill="hold" smil:targetElement="id644" smil:attributeName="x" smil:values="x;x" smil:keyTimes="0;1"/>
                  <anim:animate smil:dur="0.5s" smil:fill="hold" smil:targetElement="id644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5" smil:attributeName="visibility" smil:to="visible"/>
                  <anim:animate smil:dur="0.5s" smil:fill="hold" smil:targetElement="id645" smil:attributeName="x" smil:values="x;x" smil:keyTimes="0;1"/>
                  <anim:animate smil:dur="0.5s" smil:fill="hold" smil:targetElement="id645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6" smil:attributeName="visibility" smil:to="visible"/>
                  <anim:animate smil:dur="0.5s" smil:fill="hold" smil:targetElement="id646" smil:attributeName="x" smil:values="x;x" smil:keyTimes="0;1"/>
                  <anim:animate smil:dur="0.5s" smil:fill="hold" smil:targetElement="id646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7" smil:attributeName="visibility" smil:to="visible"/>
                  <anim:animate smil:dur="0.5s" smil:fill="hold" smil:targetElement="id647" smil:attributeName="x" smil:values="x;x" smil:keyTimes="0;1"/>
                  <anim:animate smil:dur="0.5s" smil:fill="hold" smil:targetElement="id6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8" smil:attributeName="visibility" smil:to="visible"/>
                  <anim:animate smil:dur="0.5s" smil:fill="hold" smil:targetElement="id648" smil:attributeName="x" smil:values="x;x" smil:keyTimes="0;1"/>
                  <anim:animate smil:dur="0.5s" smil:fill="hold" smil:targetElement="id64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9" smil:attributeName="visibility" smil:to="visible"/>
                  <anim:animate smil:dur="0.5s" smil:fill="hold" smil:targetElement="id649" smil:attributeName="x" smil:values="x;x" smil:keyTimes="0;1"/>
                  <anim:animate smil:dur="0.5s" smil:fill="hold" smil:targetElement="id64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0" smil:attributeName="visibility" smil:to="visible"/>
                  <anim:animate smil:dur="0.5s" smil:fill="hold" smil:targetElement="id650" smil:attributeName="x" smil:values="x;x" smil:keyTimes="0;1"/>
                  <anim:animate smil:dur="0.5s" smil:fill="hold" smil:targetElement="id65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1" smil:attributeName="visibility" smil:to="visible"/>
                  <anim:animate smil:dur="0.5s" smil:fill="hold" smil:targetElement="id651" smil:attributeName="x" smil:values="x;x" smil:keyTimes="0;1"/>
                  <anim:animate smil:dur="0.5s" smil:fill="hold" smil:targetElement="id651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2" smil:attributeName="visibility" smil:to="visible"/>
                  <anim:animate smil:dur="0.5s" smil:fill="hold" smil:targetElement="id652" smil:attributeName="x" smil:values="x;x" smil:keyTimes="0;1"/>
                  <anim:animate smil:dur="0.5s" smil:fill="hold" smil:targetElement="id652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3" smil:attributeName="visibility" smil:to="visible"/>
                  <anim:animate smil:dur="0.5s" smil:fill="hold" smil:targetElement="id653" smil:attributeName="x" smil:values="x;x" smil:keyTimes="0;1"/>
                  <anim:animate smil:dur="0.5s" smil:fill="hold" smil:targetElement="id653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4" smil:attributeName="visibility" smil:to="visible"/>
                  <anim:animate smil:dur="0.5s" smil:fill="hold" smil:targetElement="id654" smil:attributeName="x" smil:values="x;x" smil:keyTimes="0;1"/>
                  <anim:animate smil:dur="0.5s" smil:fill="hold" smil:targetElement="id654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5" smil:attributeName="visibility" smil:to="visible"/>
                  <anim:animate smil:dur="0.5s" smil:fill="hold" smil:targetElement="id655" smil:attributeName="x" smil:values="x;x" smil:keyTimes="0;1"/>
                  <anim:animate smil:dur="0.5s" smil:fill="hold" smil:targetElement="id6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6" smil:attributeName="visibility" smil:to="visible"/>
                  <anim:animate smil:dur="0.5s" smil:fill="hold" smil:targetElement="id656" smil:attributeName="x" smil:values="x;x" smil:keyTimes="0;1"/>
                  <anim:animate smil:dur="0.5s" smil:fill="hold" smil:targetElement="id65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7" smil:attributeName="visibility" smil:to="visible"/>
                  <anim:animate smil:dur="0.5s" smil:fill="hold" smil:targetElement="id657" smil:attributeName="x" smil:values="x;x" smil:keyTimes="0;1"/>
                  <anim:animate smil:dur="0.5s" smil:fill="hold" smil:targetElement="id65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8" smil:attributeName="visibility" smil:to="visible"/>
                  <anim:animate smil:dur="0.5s" smil:fill="hold" smil:targetElement="id658" smil:attributeName="x" smil:values="x;x" smil:keyTimes="0;1"/>
                  <anim:animate smil:dur="0.5s" smil:fill="hold" smil:targetElement="id65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9" smil:attributeName="visibility" smil:to="visible"/>
                  <anim:animate smil:dur="0.5s" smil:fill="hold" smil:targetElement="id659" smil:attributeName="x" smil:values="x;x" smil:keyTimes="0;1"/>
                  <anim:animate smil:dur="0.5s" smil:fill="hold" smil:targetElement="id659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0" smil:attributeName="visibility" smil:to="visible"/>
                  <anim:animate smil:dur="0.5s" smil:fill="hold" smil:targetElement="id660" smil:attributeName="x" smil:values="x;x" smil:keyTimes="0;1"/>
                  <anim:animate smil:dur="0.5s" smil:fill="hold" smil:targetElement="id660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1" smil:attributeName="visibility" smil:to="visible"/>
                  <anim:animate smil:dur="0.5s" smil:fill="hold" smil:targetElement="id661" smil:attributeName="x" smil:values="x;x" smil:keyTimes="0;1"/>
                  <anim:animate smil:dur="0.5s" smil:fill="hold" smil:targetElement="id66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2" smil:attributeName="visibility" smil:to="visible"/>
                  <anim:animate smil:dur="0.5s" smil:fill="hold" smil:targetElement="id662" smil:attributeName="x" smil:values="x;x" smil:keyTimes="0;1"/>
                  <anim:animate smil:dur="0.5s" smil:fill="hold" smil:targetElement="id662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3" smil:attributeName="visibility" smil:to="visible"/>
                  <anim:animate smil:dur="0.5s" smil:fill="hold" smil:targetElement="id663" smil:attributeName="x" smil:values="x;x" smil:keyTimes="0;1"/>
                  <anim:animate smil:dur="0.5s" smil:fill="hold" smil:targetElement="id6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4" smil:attributeName="visibility" smil:to="visible"/>
                  <anim:animate smil:dur="0.5s" smil:fill="hold" smil:targetElement="id664" smil:attributeName="x" smil:values="x;x" smil:keyTimes="0;1"/>
                  <anim:animate smil:dur="0.5s" smil:fill="hold" smil:targetElement="id66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5" smil:attributeName="visibility" smil:to="visible"/>
                  <anim:animate smil:dur="0.5s" smil:fill="hold" smil:targetElement="id665" smil:attributeName="x" smil:values="x;x" smil:keyTimes="0;1"/>
                  <anim:animate smil:dur="0.5s" smil:fill="hold" smil:targetElement="id66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6" smil:attributeName="visibility" smil:to="visible"/>
                  <anim:animate smil:dur="0.5s" smil:fill="hold" smil:targetElement="id666" smil:attributeName="x" smil:values="x;x" smil:keyTimes="0;1"/>
                  <anim:animate smil:dur="0.5s" smil:fill="hold" smil:targetElement="id66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7" smil:attributeName="visibility" smil:to="visible"/>
                  <anim:animate smil:dur="0.5s" smil:fill="hold" smil:targetElement="id667" smil:attributeName="x" smil:values="x;x" smil:keyTimes="0;1"/>
                  <anim:animate smil:dur="0.5s" smil:fill="hold" smil:targetElement="id667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8" smil:attributeName="visibility" smil:to="visible"/>
                  <anim:animate smil:dur="0.5s" smil:fill="hold" smil:targetElement="id668" smil:attributeName="x" smil:values="x;x" smil:keyTimes="0;1"/>
                  <anim:animate smil:dur="0.5s" smil:fill="hold" smil:targetElement="id668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9" smil:attributeName="visibility" smil:to="visible"/>
                  <anim:animate smil:dur="0.5s" smil:fill="hold" smil:targetElement="id669" smil:attributeName="x" smil:values="x;x" smil:keyTimes="0;1"/>
                  <anim:animate smil:dur="0.5s" smil:fill="hold" smil:targetElement="id669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70" smil:attributeName="visibility" smil:to="visible"/>
                </anim:par>
              </anim:par>
              <anim:par smil:begin="3.0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1" smil:attributeName="visibility" smil:to="visible"/>
                  <anim:animate smil:dur="0.5s" smil:fill="hold" smil:targetElement="id671" smil:attributeName="x" smil:values="x;x" smil:keyTimes="0;1"/>
                  <anim:animate smil:dur="0.5s" smil:fill="hold" smil:targetElement="id6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2" smil:attributeName="visibility" smil:to="visible"/>
                  <anim:animate smil:dur="0.5s" smil:fill="hold" smil:targetElement="id672" smil:attributeName="x" smil:values="x;x" smil:keyTimes="0;1"/>
                  <anim:animate smil:dur="0.5s" smil:fill="hold" smil:targetElement="id67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3" smil:attributeName="visibility" smil:to="visible"/>
                  <anim:animate smil:dur="0.5s" smil:fill="hold" smil:targetElement="id673" smil:attributeName="x" smil:values="x;x" smil:keyTimes="0;1"/>
                  <anim:animate smil:dur="0.5s" smil:fill="hold" smil:targetElement="id67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4" smil:attributeName="visibility" smil:to="visible"/>
                  <anim:animate smil:dur="0.5s" smil:fill="hold" smil:targetElement="id674" smil:attributeName="x" smil:values="x;x" smil:keyTimes="0;1"/>
                  <anim:animate smil:dur="0.5s" smil:fill="hold" smil:targetElement="id674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5" smil:attributeName="visibility" smil:to="visible"/>
                  <anim:animate smil:dur="0.5s" smil:fill="hold" smil:targetElement="id675" smil:attributeName="x" smil:values="x;x" smil:keyTimes="0;1"/>
                  <anim:animate smil:dur="0.5s" smil:fill="hold" smil:targetElement="id675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6" smil:attributeName="visibility" smil:to="visible"/>
                  <anim:animate smil:dur="0.5s" smil:fill="hold" smil:targetElement="id676" smil:attributeName="x" smil:values="x;x" smil:keyTimes="0;1"/>
                  <anim:animate smil:dur="0.5s" smil:fill="hold" smil:targetElement="id67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7" smil:attributeName="visibility" smil:to="visible"/>
                  <anim:animate smil:dur="0.5s" smil:fill="hold" smil:targetElement="id677" smil:attributeName="x" smil:values="x;x" smil:keyTimes="0;1"/>
                  <anim:animate smil:dur="0.5s" smil:fill="hold" smil:targetElement="id677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8" smil:attributeName="visibility" smil:to="visible"/>
                  <anim:animate smil:dur="0.5s" smil:fill="hold" smil:targetElement="id678" smil:attributeName="x" smil:values="x;x" smil:keyTimes="0;1"/>
                  <anim:animate smil:dur="0.5s" smil:fill="hold" smil:targetElement="id678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9" smil:attributeName="visibility" smil:to="visible"/>
                  <anim:animate smil:dur="0.5s" smil:fill="hold" smil:targetElement="id679" smil:attributeName="x" smil:values="x;x" smil:keyTimes="0;1"/>
                  <anim:animate smil:dur="0.5s" smil:fill="hold" smil:targetElement="id6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0" smil:attributeName="visibility" smil:to="visible"/>
                  <anim:animate smil:dur="0.5s" smil:fill="hold" smil:targetElement="id680" smil:attributeName="x" smil:values="x;x" smil:keyTimes="0;1"/>
                  <anim:animate smil:dur="0.5s" smil:fill="hold" smil:targetElement="id68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1" smil:attributeName="visibility" smil:to="visible"/>
                  <anim:animate smil:dur="0.5s" smil:fill="hold" smil:targetElement="id681" smil:attributeName="x" smil:values="x;x" smil:keyTimes="0;1"/>
                  <anim:animate smil:dur="0.5s" smil:fill="hold" smil:targetElement="id68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2" smil:attributeName="visibility" smil:to="visible"/>
                  <anim:animate smil:dur="0.5s" smil:fill="hold" smil:targetElement="id682" smil:attributeName="x" smil:values="x;x" smil:keyTimes="0;1"/>
                  <anim:animate smil:dur="0.5s" smil:fill="hold" smil:targetElement="id682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3" smil:attributeName="visibility" smil:to="visible"/>
                  <anim:animate smil:dur="0.5s" smil:fill="hold" smil:targetElement="id683" smil:attributeName="x" smil:values="x;x" smil:keyTimes="0;1"/>
                  <anim:animate smil:dur="0.5s" smil:fill="hold" smil:targetElement="id683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4" smil:attributeName="visibility" smil:to="visible"/>
                  <anim:animate smil:dur="0.5s" smil:fill="hold" smil:targetElement="id684" smil:attributeName="x" smil:values="x;x" smil:keyTimes="0;1"/>
                  <anim:animate smil:dur="0.5s" smil:fill="hold" smil:targetElement="id684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5" smil:attributeName="visibility" smil:to="visible"/>
                  <anim:animate smil:dur="0.5s" smil:fill="hold" smil:targetElement="id685" smil:attributeName="x" smil:values="x;x" smil:keyTimes="0;1"/>
                  <anim:animate smil:dur="0.5s" smil:fill="hold" smil:targetElement="id685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6" smil:attributeName="visibility" smil:to="visible"/>
                  <anim:animate smil:dur="0.5s" smil:fill="hold" smil:targetElement="id686" smil:attributeName="x" smil:values="x;x" smil:keyTimes="0;1"/>
                  <anim:animate smil:dur="0.5s" smil:fill="hold" smil:targetElement="id686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7" smil:attributeName="visibility" smil:to="visible"/>
                  <anim:animate smil:dur="0.5s" smil:fill="hold" smil:targetElement="id687" smil:attributeName="x" smil:values="x;x" smil:keyTimes="0;1"/>
                  <anim:animate smil:dur="0.5s" smil:fill="hold" smil:targetElement="id6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8" smil:attributeName="visibility" smil:to="visible"/>
                  <anim:animate smil:dur="0.5s" smil:fill="hold" smil:targetElement="id688" smil:attributeName="x" smil:values="x;x" smil:keyTimes="0;1"/>
                  <anim:animate smil:dur="0.5s" smil:fill="hold" smil:targetElement="id68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9" smil:attributeName="visibility" smil:to="visible"/>
                  <anim:animate smil:dur="0.5s" smil:fill="hold" smil:targetElement="id689" smil:attributeName="x" smil:values="x;x" smil:keyTimes="0;1"/>
                  <anim:animate smil:dur="0.5s" smil:fill="hold" smil:targetElement="id68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0" smil:attributeName="visibility" smil:to="visible"/>
                  <anim:animate smil:dur="0.5s" smil:fill="hold" smil:targetElement="id690" smil:attributeName="x" smil:values="x;x" smil:keyTimes="0;1"/>
                  <anim:animate smil:dur="0.5s" smil:fill="hold" smil:targetElement="id690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1" smil:attributeName="visibility" smil:to="visible"/>
                  <anim:animate smil:dur="0.5s" smil:fill="hold" smil:targetElement="id691" smil:attributeName="x" smil:values="x;x" smil:keyTimes="0;1"/>
                  <anim:animate smil:dur="0.5s" smil:fill="hold" smil:targetElement="id691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2" smil:attributeName="visibility" smil:to="visible"/>
                  <anim:animate smil:dur="0.5s" smil:fill="hold" smil:targetElement="id692" smil:attributeName="x" smil:values="x;x" smil:keyTimes="0;1"/>
                  <anim:animate smil:dur="0.5s" smil:fill="hold" smil:targetElement="id692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3" smil:attributeName="visibility" smil:to="visible"/>
                  <anim:animate smil:dur="0.5s" smil:fill="hold" smil:targetElement="id693" smil:attributeName="x" smil:values="x;x" smil:keyTimes="0;1"/>
                  <anim:animate smil:dur="0.5s" smil:fill="hold" smil:targetElement="id693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4" smil:attributeName="visibility" smil:to="visible"/>
                  <anim:animate smil:dur="0.5s" smil:fill="hold" smil:targetElement="id694" smil:attributeName="x" smil:values="x;x" smil:keyTimes="0;1"/>
                  <anim:animate smil:dur="0.5s" smil:fill="hold" smil:targetElement="id694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5" smil:attributeName="visibility" smil:to="visible"/>
                  <anim:animate smil:dur="0.5s" smil:fill="hold" smil:targetElement="id695" smil:attributeName="x" smil:values="x;x" smil:keyTimes="0;1"/>
                  <anim:animate smil:dur="0.5s" smil:fill="hold" smil:targetElement="id6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96" smil:attributeName="visibility" smil:to="visible"/>
                  <anim:animate smil:dur="0.5s" smil:fill="hold" smil:targetElement="id696" smil:attributeName="x" smil:values="x;x" smil:keyTimes="0;1"/>
                  <anim:animate smil:dur="0.5s" smil:fill="hold" smil:targetElement="id69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7" smil:attributeName="visibility" smil:to="visible"/>
                  <anim:animate smil:dur="0.5s" smil:fill="hold" smil:targetElement="id697" smil:attributeName="x" smil:values="x;x" smil:keyTimes="0;1"/>
                  <anim:animate smil:dur="0.5s" smil:fill="hold" smil:targetElement="id69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8" smil:attributeName="visibility" smil:to="visible"/>
                  <anim:animate smil:dur="0.5s" smil:fill="hold" smil:targetElement="id698" smil:attributeName="x" smil:values="x;x" smil:keyTimes="0;1"/>
                  <anim:animate smil:dur="0.5s" smil:fill="hold" smil:targetElement="id69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9" smil:attributeName="visibility" smil:to="visible"/>
                  <anim:animate smil:dur="0.5s" smil:fill="hold" smil:targetElement="id699" smil:attributeName="x" smil:values="x;x" smil:keyTimes="0;1"/>
                  <anim:animate smil:dur="0.5s" smil:fill="hold" smil:targetElement="id699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0" smil:attributeName="visibility" smil:to="visible"/>
                  <anim:animate smil:dur="0.5s" smil:fill="hold" smil:targetElement="id700" smil:attributeName="x" smil:values="x;x" smil:keyTimes="0;1"/>
                  <anim:animate smil:dur="0.5s" smil:fill="hold" smil:targetElement="id700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1" smil:attributeName="visibility" smil:to="visible"/>
                  <anim:animate smil:dur="0.5s" smil:fill="hold" smil:targetElement="id701" smil:attributeName="x" smil:values="x;x" smil:keyTimes="0;1"/>
                  <anim:animate smil:dur="0.5s" smil:fill="hold" smil:targetElement="id70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2" smil:attributeName="visibility" smil:to="visible"/>
                  <anim:animate smil:dur="0.5s" smil:fill="hold" smil:targetElement="id702" smil:attributeName="x" smil:values="x;x" smil:keyTimes="0;1"/>
                  <anim:animate smil:dur="0.5s" smil:fill="hold" smil:targetElement="id702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3" smil:attributeName="visibility" smil:to="visible"/>
                  <anim:animate smil:dur="0.5s" smil:fill="hold" smil:targetElement="id703" smil:attributeName="x" smil:values="x;x" smil:keyTimes="0;1"/>
                  <anim:animate smil:dur="0.5s" smil:fill="hold" smil:targetElement="id7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4" smil:attributeName="visibility" smil:to="visible"/>
                  <anim:animate smil:dur="0.5s" smil:fill="hold" smil:targetElement="id704" smil:attributeName="x" smil:values="x;x" smil:keyTimes="0;1"/>
                  <anim:animate smil:dur="0.5s" smil:fill="hold" smil:targetElement="id7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5" smil:attributeName="visibility" smil:to="visible"/>
                  <anim:animate smil:dur="0.5s" smil:fill="hold" smil:targetElement="id705" smil:attributeName="x" smil:values="x;x" smil:keyTimes="0;1"/>
                  <anim:animate smil:dur="0.5s" smil:fill="hold" smil:targetElement="id70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6" smil:attributeName="visibility" smil:to="visible"/>
                  <anim:animate smil:dur="0.5s" smil:fill="hold" smil:targetElement="id706" smil:attributeName="x" smil:values="x;x" smil:keyTimes="0;1"/>
                  <anim:animate smil:dur="0.5s" smil:fill="hold" smil:targetElement="id70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7" smil:attributeName="visibility" smil:to="visible"/>
                  <anim:animate smil:dur="0.5s" smil:fill="hold" smil:targetElement="id707" smil:attributeName="x" smil:values="x;x" smil:keyTimes="0;1"/>
                  <anim:animate smil:dur="0.5s" smil:fill="hold" smil:targetElement="id707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8" smil:attributeName="visibility" smil:to="visible"/>
                  <anim:animate smil:dur="0.5s" smil:fill="hold" smil:targetElement="id708" smil:attributeName="x" smil:values="x;x" smil:keyTimes="0;1"/>
                  <anim:animate smil:dur="0.5s" smil:fill="hold" smil:targetElement="id708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9" smil:attributeName="visibility" smil:to="visible"/>
                  <anim:animate smil:dur="0.5s" smil:fill="hold" smil:targetElement="id709" smil:attributeName="x" smil:values="x;x" smil:keyTimes="0;1"/>
                  <anim:animate smil:dur="0.5s" smil:fill="hold" smil:targetElement="id70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0" smil:attributeName="visibility" smil:to="visible"/>
                  <anim:animate smil:dur="0.5s" smil:fill="hold" smil:targetElement="id710" smil:attributeName="x" smil:values="x;x" smil:keyTimes="0;1"/>
                  <anim:animate smil:dur="0.5s" smil:fill="hold" smil:targetElement="id710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1" smil:attributeName="visibility" smil:to="visible"/>
                  <anim:animate smil:dur="0.5s" smil:fill="hold" smil:targetElement="id711" smil:attributeName="x" smil:values="x;x" smil:keyTimes="0;1"/>
                  <anim:animate smil:dur="0.5s" smil:fill="hold" smil:targetElement="id7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12" smil:attributeName="visibility" smil:to="visible"/>
                  <anim:animate smil:dur="0.5s" smil:fill="hold" smil:targetElement="id712" smil:attributeName="width" smil:values="width*0.05;width" smil:keyTimes="0;1"/>
                  <anim:animate smil:dur="0.5s" smil:fill="hold" smil:targetElement="id712" smil:attributeName="height" smil:values="height;height" smil:keyTimes="0;1"/>
                  <anim:animate smil:dur="0.5s" smil:fill="hold" smil:targetElement="id712" smil:attributeName="x" smil:values="x-.2;x" smil:keyTimes="0;1"/>
                  <anim:animate smil:dur="0.5s" smil:fill="hold" smil:targetElement="id712" smil:attributeName="y" smil:values="y;y" smil:keyTimes="0;1"/>
                  <anim:transitionFilter smil:dur="0.5s" smil:targetElement="id7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13" smil:attributeName="visibility" smil:to="visible"/>
                  <anim:animate smil:dur="0.5s" smil:fill="hold" smil:targetElement="id713" smil:attributeName="width" smil:values="width*0.05;width" smil:keyTimes="0;1"/>
                  <anim:animate smil:dur="0.5s" smil:fill="hold" smil:targetElement="id713" smil:attributeName="height" smil:values="height;height" smil:keyTimes="0;1"/>
                  <anim:animate smil:dur="0.5s" smil:fill="hold" smil:targetElement="id713" smil:attributeName="x" smil:values="x-.2;x" smil:keyTimes="0;1"/>
                  <anim:animate smil:dur="0.5s" smil:fill="hold" smil:targetElement="id713" smil:attributeName="y" smil:values="y;y" smil:keyTimes="0;1"/>
                  <anim:transitionFilter smil:dur="0.5s" smil:targetElement="id71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5" draw:text-style-name="P14" draw:layer="layout" svg:width="25.201cm" svg:height="2.629cm" draw:transform="rotate (0.429700061841004) translate (1.999cm 11.534cm)" presentation:class="title" presentation:user-transformed="true">
          <draw:text-box>
            <text:p xml:id="id714" text:id="id714"><text:span text:style-name="T32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714" anim:sub-item="text" smil:attributeName="visibility" smil:to="visible"/>
                  <anim:transitionFilter smil:dur="2s" smil:targetElement="id714" anim:sub-item="text" smil:type="fade" smil:subtype="crossfade"/>
                  <anim:animate smil:dur="2s" smil:fill="hold" smil:targetElement="id714" anim:sub-item="text" smil:attributeName="rotate" smil:values="720;0" smil:keyTimes="0;1"/>
                  <anim:animate smil:dur="2s" smil:fill="hold" smil:targetElement="id714" anim:sub-item="text" smil:attributeName="height" smil:values="0;height" smil:keyTimes="0;1"/>
                  <anim:animate smil:dur="2s" smil:fill="hold" smil:targetElement="id714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9">
        <office:forms form:automatic-focus="false" form:apply-design-mode="false"/>
        <draw:frame presentation:style-name="pr16" draw:text-style-name="P15" draw:layer="layout" svg:width="25.201cm" svg:height="9.999cm" draw:transform="rotate (0.00314159265358979) translate (1.383cm 1.839cm)" presentation:class="title" presentation:user-transformed="true">
          <draw:text-box>
            <text:p xml:id="id715" text:id="id715"><text:span text:style-name="T33">This is a presentation in</text:span><text:span text:style-name="T33"><text:line-break/></text:span><text:span text:style-name="T34">LI</text:span><text:span text:style-name="T34"><text:tab/></text:span><text:span text:style-name="T34">BRE OFFICE – IMPRESS</text:span><text:span text:style-name="T33"><text:line-break/></text:span><text:span text:style-name="T33">By</text:span><text:span text:style-name="T33"><text:line-break/></text:span><text:span text:style-name="T35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715" anim:sub-item="text" smil:attributeName="visibility" smil:to="visible"/>
                  <anim:transitionFilter smil:dur="0.8s" smil:decelerate="1" smil:targetElement="id715" anim:sub-item="text" smil:type="fade" smil:subtype="crossfade"/>
                  <anim:animate smil:dur="0.8s" smil:fill="hold" smil:decelerate="1" smil:targetElement="id715" anim:sub-item="text" smil:attributeName="rotate" smil:values="-90;0" smil:keyTimes="0;1"/>
                  <anim:animate smil:dur="0.8s" smil:fill="hold" smil:decelerate="1" smil:targetElement="id715" anim:sub-item="text" smil:attributeName="x" smil:values="x+0.4;x-0.05" smil:keyTimes="0;1"/>
                  <anim:animate smil:dur="0.8s" smil:fill="hold" smil:decelerate="1" smil:targetElement="id715" anim:sub-item="text" smil:attributeName="y" smil:values="y-0.4;y+0.1" smil:keyTimes="0;1"/>
                  <anim:animate smil:begin="0.8s" smil:dur="0.2s" smil:fill="hold" smil:accelerate="1" smil:targetElement="id715" anim:sub-item="text" smil:attributeName="x" smil:values="x-0.05;x" smil:keyTimes="0;1"/>
                  <anim:animate smil:begin="0.8s" smil:dur="0.2s" smil:fill="hold" smil:accelerate="1" smil:targetElement="id715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5" draw:fill-hatch-name="Hatching_20_1" draw:fill-image-name="Bitmap_20_1"/>
      <style:text-properties style:text-blinking="tru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9T17:35:04.135677897</meta:creation-date>
    <dc:date>2021-01-14T16:27:08.885880840</dc:date>
    <meta:editing-duration>P2DT1H25M17S</meta:editing-duration>
    <meta:editing-cycles>890</meta:editing-cycles>
    <meta:generator>LibreOffice/6.0.7.3$Linux_X86_64 LibreOffice_project/00m0$Build-3</meta:generator>
    <meta:document-statistic meta:object-count="6260"/>
  </office:meta>
</office:document-meta>
</file>